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Halahanivka of Chernihiv ...</text:span>
</text:h>
      <text:p text:style-name="P4">
Authors: liveuamap (Language: en)</text:p>
      <text:p text:style-name="P4">
Time: 2023-05-21T-119:46:00</text:p>
      <text:p text:style-name="P4">
Location: Vovchansk (Latitude:50.11827 Longtitude:37.56775)</text:p>
      <text:p text:style-name="P4">
Videos: []</text:p>
      <text:p text:style-name="P4">
Images: []</text:p>
      <text:p text:style-name="P4">
Tags: ["Russia"]</text:p>
      <text:p text:style-name="P4">
Id: 22564287</text:p>
      <!--METADATA-->
      <text:p text:style-name="P4">
At Sivershchyna and Slobozhanschyna Directions Russian Army Shelledhalahanivka of Chernihiv Region and Holyshivske, Volfyne, Kindrativka, Yunakivka, Uhroyidy OFY Sumy Region, Also Udy, Kozacha Lopan, Ternova, Hatysche, Vovchansk, Pletenivka, Pokalyane, Nesterne, Budarky, Zemlyanky, Ustynivka and Khatnye Of Kharkiv Region. Russian Aviation Conducched Airstrikeat Nesterne of Kharkiv Region - General Staff of Armed Forces of Ukraine Saysin the Morning Report</text:p>
      <text:p text:style-name="P4">
News Collection Link: <text:a xlink:type="simple" xlink:href="https://liveuamap.com/en/2023/21-may-at-sivershchyna-and-slobozhanschyna-directions-russian" text:style-name="Internet_20_link" text:visited-style-name="Visited_20_Internet_20_Link">
https://liveuamap.com/en/2023/21-may-at-sivershchyna-slobozhanschyna-directions-russian</text:a>
</text:p>
      <text:p text:style-name="P4">
News Source: <text:a xlink:type="simple" xlink:href="https://t.me/lumsrc/4853" text:style-name="Internet_20_link" text:visited-style-name="Visited_20_Internet_20_Link">
https://t.me/lumsrc/4853</text:a>
</text:p>
      <!--NEWS-->
      <text:h text:style-name="P10" text:outline-level="1">
<text:span text:style-name="T4">
At Caurus Director Russia Army Shellle Topoli, Fholivka, NovoMilnsk, Yard, West, ...</text:span>
</text:h>
      <text:p text:style-name="P4">
Authors: liveuamap (Language: en)</text:p>
      <text:p text:style-name="P4">
Time: 2023-05-21T-121:46:00</text:p>
      <text:p text:style-name="P4">
Location: Svatove (Latitude:49.46812 Longtitude:37.90575)</text:p>
      <text:p text:style-name="P4">
Videos: []</text:p>
      <text:p text:style-name="P4">
Images: []</text:p>
      <text:p text:style-name="P4">
Tags: ["Russia"]</text:p>
      <text:p text:style-name="P4">
Id: 22564281</text:p>
      <!--METADATA-->
      <text:p text:style-name="P4">
At Kupiansk direction Russian army shelled Topoli, Fyholivka, Novomlynsk,Dvorichna, Zapadne, Masutivka, Kyslivka, Kotlyarivka, Tabayivka of Kharkivregion and Stelmakhivka of Luhansk region. Russian aviation conductedairstrikes at Kyslivka and Kotlyarivka of Kharkiv region, - General Staff ofArmed Forces of Ukraine says in the morning report</text:p>
      <text:p text:style-name="P4">
News Collection Link: <text:a xlink:type="simple" xlink:href="https://liveuamap.com/en/2023/21-may-at-kupiansk-direction-russian-army-shelled-topoli" text:style-name="Internet_20_link" text:visited-style-name="Visited_20_Internet_20_Link">
https://liveuamap.com/en/2023/21-may-at-kupiansk-direction-russian-army-shelled-topoli</text:a>
</text:p>
      <text:p text:style-name="P4">
News Source: <text:a xlink:type="simple" xlink:href="https://t.me/lumsrc/4854" text:style-name="Internet_20_link" text:visited-style-name="Visited_20_Internet_20_Link">
https://t.me/lumsrc/4854</text:a>
</text:p>
      <!--NEWS-->
      <text:h text:style-name="P10" text:outline-level="1">
<text:span text:style-name="T4">
At Lyman direction Russian army shelled Makiyivka, Nevske, Bilohorivka of Luhansk region; Tor...</text:span>
</text:h>
      <text:p text:style-name="P4">
Authors: liveuamap (Language: en)</text:p>
      <text:p text:style-name="P4">
Time: 2023-05-21T-123:46:00</text:p>
      <text:p text:style-name="P4">
Location: Luhansk (Latitude:48.9375 Longtitude:37.95811)</text:p>
      <text:p text:style-name="P4">
Videos: []</text:p>
      <text:p text:style-name="P4">
Images: []</text:p>
      <text:p text:style-name="P4">
Tags: ["Russia"]</text:p>
      <text:p text:style-name="P4">
Id: 22564277</text:p>
      <!--METADATA-->
      <text:p text:style-name="P4">
At Lyman direction Russian army shelled Makiyivka, Nevske, Bilohorivka ofLuhansk region; Torske, Verkhnokamyanske and Spirne of Donetsk region. Russianaviation conducted airstrikes at Bilohorivka, Dibrova, Yampil, Spirne, -General Staff of Armed Forces of Ukraine says in the morning report</text:p>
      <text:p text:style-name="P4">
News Collection Link: <text:a xlink:type="simple" xlink:href="https://liveuamap.com/en/2023/21-may-at-lyman-direction-russian-army-shelled-makiyivka" text:style-name="Internet_20_link" text:visited-style-name="Visited_20_Internet_20_Link">
https://liveuamap.com/en/2023/21-may-at-lyman-direction-russian-army-shelled-makiyivka</text:a>
</text:p>
      <text:p text:style-name="P4">
News Source: <text:a xlink:type="simple" xlink:href="https://t.me/lumsrc/4855" text:style-name="Internet_20_link" text:visited-style-name="Visited_20_Internet_20_Link">
https://t.me/lumsrc/4855</text:a>
</text:p>
      <!--NEWS-->
      <text:h text:style-name="P10" text:outline-level="1">
<text:span text:style-name="T4">
Bakhmut Directio Rusian of the Army Shelled Vasukivka, Orikhovo-Vasylivka, Grigorivka, Bogdan ...</text:span>
</text:h>
      <text:p text:style-name="P4">
Authors: liveuamap (Language: en)</text:p>
      <text:p text:style-name="P4">
Time: 2023-05-21T-125:46:00</text:p>
      <text:p text:style-name="P4">
Location: Toretsk, Donetsk Oblast (Latitude:48.39126 Longtitude:37.85734)</text:p>
      <text:p text:style-name="P4">
Videos: []</text:p>
      <text:p text:style-name="P4">
Images: []</text:p>
      <text:p text:style-name="P4">
Tags: ["Russia"]</text:p>
      <text:p text:style-name="P4">
Id: 22564271</text:p>
      <!--METADATA-->
      <text:p text:style-name="P4">
At Bakhmut Direction Russian Army Shelled Vasukivka, Orikhovo-Vasylivka, Hryhorivka, Bohdanivka, Bakhmut, Ivanivske, Chasiv Yar, Stupochkhach, Stupochki . Conducted Missile Strikes Atlovyansk, Kramatorsk, Druzhkivka. Russian Aviation Conduched Aircrakes atlovyansk, Druzhkivka, Bakhmut, Ivanivske, Bila Hora, Kurdumivka and Toresk</text:p>
      <text:p text:style-name="P4">
News Collection Link:(https://liveuamap.com/en/2023/21-may-at-bakhmut-direction-russian-army-shelled-vasukivka)</text:p>
      <text:p text:style-name="P4">
News Source: <text:a xlink:type="simple" xlink:href="https://t.me/lumsrc/4856" text:style-name="Internet_20_link" text:visited-style-name="Visited_20_Internet_20_Link">
https://t.me/lumsrc/4856</text:a>
</text:p>
      <!--NEWS-->
      <text:h text:style-name="P10" text:outline-level="1">
<text:span text:style-name="T4">
JSC Avdiivka Directio Rusian Army Shelled Novokalinova, Berdyshi, Steppe, Avdiivka, tons ...</text:span>
</text:h>
      <text:p text:style-name="P4">
Authors: liveuamap (Language: en)</text:p>
      <text:p text:style-name="P4">
Time: 2023-05-21T-127:46:00</text:p>
      <text:p text:style-name="P4">
Location: Donetsk Oblast (Latitude:48.05904 Longtitude:37.57238)</text:p>
      <text:p text:style-name="P4">
Videos: []</text:p>
      <text:p text:style-name="P4">
Images: []</text:p>
      <text:p text:style-name="P4">
Tags: ["Russia"]</text:p>
      <text:p text:style-name="P4">
Id: 22564264</text:p>
      <!--METADATA-->
      <text:p text:style-name="P4">
At Avdiyivka direction Russian army shelled Novokalynove, Berdychi, Stepove,Avdiyivka, Tonenke, Pervomayske, Karlivka and Nevelske of Donetsk region.Russian aviation conducted airstrikes at Avdiyivka, - General Staff of ArmedForces of Ukraine says in the morning report</text:p>
      <text:p text:style-name="P4">
News Collection Link: <text:a xlink:type="simple" xlink:href="https://liveuamap.com/en/2023/21-may-at-avdiyivka-direction-russian-army-shelled-novokalynove" text:style-name="Internet_20_link" text:visited-style-name="Visited_20_Internet_20_Link">
https://liveuamap.com/en/2023/21-may-at-avdiyivka-direction-russian-army-shelled-novokalynove</text:a>
</text:p>
      <text:p text:style-name="P4">
News Source: <text:a xlink:type="simple" xlink:href="https://t.me/lumsrc/4857" text:style-name="Internet_20_link" text:visited-style-name="Visited_20_Internet_20_Link">
https://t.me/lumsrc/4857</text:a>
</text:p>
      <!--NEWS-->
      <text:h text:style-name="P10" text:outline-level="1">
<text:span text:style-name="T4">
At Maryinka direction Russian army shelled Hostre, Heorhiyivka, Maryinka and Pobyeda of Donet...</text:span>
</text:h>
      <text:p text:style-name="P4">
Authors: liveuamap (Language: en)</text:p>
      <text:p text:style-name="P4">
Time: 2023-05-21T-129:46:00</text:p>
      <text:p text:style-name="P4">
Location: Donets'ka oblast (Latitude:48.01037 Longtitude:37.50114)</text:p>
      <text:p text:style-name="P4">
Videos: []</text:p>
      <text:p text:style-name="P4">
Images: []</text:p>
      <text:p text:style-name="P4">
Tags: ["Russia"]</text:p>
      <text:p text:style-name="P4">
Id: 22564260</text:p>
      <!--METADATA-->
      <text:p text:style-name="P4">
At Maryinka direction Russian army shelled Hostre, Heorhiyivka, Maryinka andPobyeda of Donetsk region. Russian aviation conducted airstrikes atKrasnohorivka and Maryinka, - General Staff of Armed Forces of Ukraine says inthe morning report</text:p>
      <text:p text:style-name="P4">
News Collection Link: <text:a xlink:type="simple" xlink:href="https://liveuamap.com/en/2023/21-may-at-maryinka-direction-russian-army-shelled-hostre" text:style-name="Internet_20_link" text:visited-style-name="Visited_20_Internet_20_Link">
https://liveuamap.com/en/2023/21-may-at-maryinka-direction-russian-army-shelled-hostre</text:a>
</text:p>
      <text:p text:style-name="P4">
News Source: <text:a xlink:type="simple" xlink:href="https://t.me/lumsrc/4858" text:style-name="Internet_20_link" text:visited-style-name="Visited_20_Internet_20_Link">
https://t.me/lumsrc/485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1T-132:46:00</text:p>
      <text:p text:style-name="P4">
Location: Donetsk (Latitude:47.85026 Longtitude:37.51282)</text:p>
      <text:p text:style-name="P4">
Videos: []</text:p>
      <text:p text:style-name="P4">
Images: []</text:p>
      <text:p text:style-name="P4">
Tags: ["Russia"]</text:p>
      <text:p text:style-name="P4">
Id: 22564249</text:p>
      <!--METADATA-->
      <text:p text:style-name="P4">
Russian forces conducting offensive actions at Lyman, Bakhmut, Avdiivka andMaryinka directions. Ukrainian military had 53 combat engagements with andRussian forces. Russian forces attempting to advance near Masutivka, Bakhmut,Bila Hora, Novokalynove, Avdiyivka, Syeverne, Maryinka, Novomykhaylivka, -General Staff of Armed Forces of Ukraine says in the morning report</text:p>
      <text:p text:style-name="P4">
News Collection Link: <text:a xlink:type="simple" xlink:href="https://liveuamap.com/en/2023/21-may-russian-forces-conducting-offensive-actions-at-lyman" text:style-name="Internet_20_link" text:visited-style-name="Visited_20_Internet_20_Link">
https://liveuamap.com/en/2023/21-may-russian-forces-conducting-offensive-actions-at-lyman</text:a>
</text:p>
      <text:p text:style-name="P4">
News Source: <text:a xlink:type="simple" xlink:href="https://t.me/lumsrc/4861" text:style-name="Internet_20_link" text:visited-style-name="Visited_20_Internet_20_Link">
https://t.me/lumsrc/4861</text:a>
</text:p>
      <!--NEWS-->
      <text:h text:style-name="P10" text:outline-level="1">
<text:span text:style-name="T4">
Dnipro, Dnipropetrovska Oblast(21:11). Red Alert: aerial threat. Sirens sounding. Take cover ...</text:span>
</text:h>
      <text:p text:style-name="P4">
Authors: liveuamap (Language: en)</text:p>
      <text:p text:style-name="P4">
Time: 2023-05-21T15:11:00</text:p>
      <text:p text:style-name="P4">
Location: Dnipro (Latitude:48.4602 Longtitude:35.03988)</text:p>
      <text:p text:style-name="P4">
Videos: []</text:p>
      <text:p text:style-name="P4">
Images: []</text:p>
      <text:p text:style-name="P4">
Tags: ["Europe", "Central and Eastern Europe"]</text:p>
      <text:p text:style-name="P4">
Id: 22564413</text:p>
      <!--METADATA-->
      <text:p text:style-name="P4">
Dnipro, Dnipropetrovsk region(21:11). Red Alert: aerial threat. Sirenssounding. Take cover now!</text:p>
      <text:p text:style-name="P4">
News Collection Link: <text:a xlink:type="simple" xlink:href="https://liveuamap.com/en/2023/21-may-dnipro-dnipropetrovska-oblast2111-red-g" text:style-name="Internet_20_link" text:visited-style-name="Visited_20_Internet_20_Link">
https://liveuamap.com/en/2023/21-may-dnipro-dnipropetrovska-oblast2111-red-g</text:a>
</text:p>
      <text:p text:style-name="P4">
News Source: <text:a xlink:type="simple" xlink:href="https://t.me/suspilnednipro/15723" text:style-name="Internet_20_link" text:visited-style-name="Visited_20_Internet_20_Link">
https://t.me/suspilnednipro/15723</text:a>
</text:p>
      <!--NEWS-->
      <text:h text:style-name="P10" text:outline-level="1">
<text:span text:style-name="T4">
Kherson, Khersonska Oblast(21:49). Red Alert: aerial threat. Sirens sounding. Take cover now!</text:span>
</text:h>
      <text:p text:style-name="P4">
Authors: liveuamap (Language: en)</text:p>
      <text:p text:style-name="P4">
Time: 2023-05-21T15:51:00</text:p>
      <text:p text:style-name="P4">
Location: Kherson (Latitude:46.65581000 Longtitude:32.61780000)</text:p>
      <text:p text:style-name="P4">
Videos: []</text:p>
      <text:p text:style-name="P4">
Images: []</text:p>
      <text:p text:style-name="P4">
Tags: ["Europe", "Central and Eastern Europe"]</text:p>
      <text:p text:style-name="P4">
Id: 22564416</text:p>
      <!--METADATA-->
      <text:p text:style-name="P4">
Kherson, Kherson region(21:49). Red Alert: aerial threat. Sirens sounding.Take cover now!</text:p>
      <text:p text:style-name="P4">
News Collection Link: <text:a xlink:type="simple" xlink:href="https://liveuamap.com/en/2023/21-may-kherson-khersonska-oblast2149-red-alerg" text:style-name="Internet_20_link" text:visited-style-name="Visited_20_Internet_20_Link">
https://liveuamap.com/en/2023/21-may-kherson-khersonska-oblast2149-red-alerg</text:a>
</text:p>
      <text:p text:style-name="P4">
News Source: <text:a xlink:type="simple" xlink:href="https://t.me/air_alert_ua/46169" text:style-name="Internet_20_link" text:visited-style-name="Visited_20_Internet_20_Link">
https://t.me/air_alert_ua/46169</text:a>
</text:p>
      <!--NEWS-->
      <text:h text:style-name="P10" text:outline-level="1">
<text:span text:style-name="T4">
Drone has dropped an explosive device at the building of administration in Golovchino village...</text:span>
</text:h>
      <text:p text:style-name="P4">
Authors: liveuamap (Language: en)</text:p>
      <text:p text:style-name="P4">
Time: 2023-05-21T17:32:00</text:p>
      <text:p text:style-name="P4">
Location: Belgorod, Belgorodskaya oblast' (Latitude:50.5305 Longtitude:35.81067)</text:p>
      <text:p text:style-name="P4">
Videos: []</text:p>
      <text:p text:style-name="P4">
Images: []</text:p>
      <text:p text:style-name="P4">
Tags: ["Russia", "Central and Eastern Europe"]</text:p>
      <text:p text:style-name="P4">
Id: 22564533</text:p>
      <!--METADATA-->
      <text:p text:style-name="P4">
Drone has dropped an explosive device at the building of administration inGolovchino village of Belgorod region</text:p>
      <text:p text:style-name="P4">
News Collection Link: <text:a xlink:type="simple" xlink:href="https://liveuamap.com/en/2023/21-may-drone-has-dropped-an-explosive-device-at-the-building" text:style-name="Internet_20_link" text:visited-style-name="Visited_20_Internet_20_Link">
https://liveuamap.com/en/2023/21-may-drone-has-dropped-an-explosive-device-at-the-building</text:a>
</text:p>
      <text:p text:style-name="P4">
News Source: <text:a xlink:type="simple" xlink:href="https://t.me/breakingmash/44204" text:style-name="Internet_20_link" text:visited-style-name="Visited_20_Internet_20_Link">
https://t.me/breakingmash/44204</text:a>
</text:p>
      <!--NEWS-->
      <text:h text:style-name="P10" text:outline-level="1">
<text:span text:style-name="T4">
Sumska Oblast, Chernihivska Oblast(23:37). Red Alert: aerial threat. Sirens sounding. Take co...</text:span>
</text:h>
      <text:p text:style-name="P4">
Authors: liveuamap (Language: en)</text:p>
      <text:p text:style-name="P4">
Time: 2023-05-21T17:38:00</text:p>
      <text:p text:style-name="P4">
Location: Sumska Oblast (Latitude:51.00000000 Longtitude:34.00000000)</text:p>
      <text:p text:style-name="P4">
Videos: []</text:p>
      <text:p text:style-name="P4">
Images: []</text:p>
      <text:p text:style-name="P4">
Tags: ["Europe", "Central and Eastern Europe"]</text:p>
      <text:p text:style-name="P4">
Id: 22564419</text:p>
      <!--METADATA-->
      <text:p text:style-name="P4">
Sumy region, Chernihiv region(23:37). Red Alert: aerial threat. Sirenssounding. Take cover now!</text:p>
      <text:p text:style-name="P4">
News Collection Link: <text:a xlink:type="simple" xlink:href="https://liveuamap.com/en/2023/21-may-sumska-oblast-chernihivska-oblast2337-g" text:style-name="Internet_20_link" text:visited-style-name="Visited_20_Internet_20_Link">
https://liveuamap.com/en/2023/21-may-sumska-oblast-chernihivska-oblast2337-g</text:a>
</text:p>
      <text:p text:style-name="P4">
News Source: <text:a xlink:type="simple" xlink:href="https://t.me/air_alert_ua/46175" text:style-name="Internet_20_link" text:visited-style-name="Visited_20_Internet_20_Link">
https://t.me/air_alert_ua/46175</text:a>
</text:p>
      <!--NEWS-->
      <text:h text:style-name="P10" text:outline-level="1">
<text:span text:style-name="T4">
Zaporizka Oblast(23:40). Red Alert: aerial threat. Sirens sounding. Take cover now!</text:span>
</text:h>
      <text:p text:style-name="P4">
Authors: liveuamap (Language: en)</text:p>
      <text:p text:style-name="P4">
Time: 2023-05-21T17:41:00</text:p>
      <text:p text:style-name="P4">
Location: Zaporizka Oblast (Latitude:47.611641 Longtitude:35.765711)</text:p>
      <text:p text:style-name="P4">
Videos: []</text:p>
      <text:p text:style-name="P4">
Images: []</text:p>
      <text:p text:style-name="P4">
Tags: ["Europe", "Central and Eastern Europe"]</text:p>
      <text:p text:style-name="P4">
Id: 22564420</text:p>
      <!--METADATA-->
      <text:p text:style-name="P4">
Zaporizhzhia region(23:40). Red Alert: aerial threat. Sirens sounding. Take covernow!</text:p>
      <text:p text:style-name="P4">
News Collection Link: <text:a xlink:type="simple" xlink:href="https://liveuamap.com/en/2023/21-may-zaporizka-oblast2340-red-alert-aerial-g" text:style-name="Internet_20_link" text:visited-style-name="Visited_20_Internet_20_Link">
https://liveuamap.com/en/2023/21-may-zaporizka-oblast2340-red-alert-aerial-g</text:a>
</text:p>
      <text:p text:style-name="P4">
News Source: <text:a xlink:type="simple" xlink:href="https://t.me/air_alert_ua/46176" text:style-name="Internet_20_link" text:visited-style-name="Visited_20_Internet_20_Link">
https://t.me/air_alert_ua/46176</text:a>
</text:p>
      <!--NEWS-->
      <text:h text:style-name="P10" text:outline-level="1">
<text:span text:style-name="T4">
Dnipro, Dnipropetrovska Oblast(00:13). Red Alert: aerial threat. Sirens sounding. Take cover ...</text:span>
</text:h>
      <text:p text:style-name="P4">
Authors: liveuamap (Language: en)</text:p>
      <text:p text:style-name="P4">
Time: 2023-05-21T18:15:00</text:p>
      <text:p text:style-name="P4">
Location: Dnipro (Latitude:48.45984 Longtitude:35.03841)</text:p>
      <text:p text:style-name="P4">
Videos: []</text:p>
      <text:p text:style-name="P4">
Images: []</text:p>
      <text:p text:style-name="P4">
Tags: ["Europe", "Central and Eastern Europe"]</text:p>
      <text:p text:style-name="P4">
Id: 22564421</text:p>
      <!--METADATA-->
      <text:p text:style-name="P4">
Dnipro, Dnipropetrovsk region(00:13). Red Alert: aerial threat. Sirenssounding. Take cover now!</text:p>
      <text:p text:style-name="P4">
News Collection Link: <text:a xlink:type="simple" xlink:href="https://liveuamap.com/en/2023/21-may-dnipro-dnipropetrovska-oblast0013-red-g" text:style-name="Internet_20_link" text:visited-style-name="Visited_20_Internet_20_Link">
https://liveuamap.com/en/2023/21-may-dnipro-dnipropetrovska-oblast0013-red-g</text:a>
</text:p>
      <text:p text:style-name="P4">
News Source: <text:a xlink:type="simple" xlink:href="https://t.me/suspilnednipro/15725" text:style-name="Internet_20_link" text:visited-style-name="Visited_20_Internet_20_Link">
https://t.me/suspilnednipro/15725</text:a>
</text:p>
      <!--NEWS-->
      <text:h text:style-name="P10" text:outline-level="1">
<text:span text:style-name="T4">
Poltavska Oblast(00:16). Red Alert: aerial threat. Sirens sounding. Take cover now!</text:span>
</text:h>
      <text:p text:style-name="P4">
Authors: liveuamap (Language: en)</text:p>
      <text:p text:style-name="P4">
Time: 2023-05-21T18:17:00</text:p>
      <text:p text:style-name="P4">
Location: Poltavska Oblast (Latitude:49.47719 Longtitude:33.8196)</text:p>
      <text:p text:style-name="P4">
Videos: []</text:p>
      <text:p text:style-name="P4">
Images: []</text:p>
      <text:p text:style-name="P4">
Tags: ["Europe", "Central and Eastern Europe"]</text:p>
      <text:p text:style-name="P4">
Id: 22564422</text:p>
      <!--METADATA-->
      <text:p text:style-name="P4">
Poltava(00:16). Red Alert: aerial threat. Sirens sounding. Take covernow!</text:p>
      <text:p text:style-name="P4">
News Collection Link: <text:a xlink:type="simple" xlink:href="https://liveuamap.com/en/2023/21-may-poltavska-oblast0016-red-alert-aerial-g" text:style-name="Internet_20_link" text:visited-style-name="Visited_20_Internet_20_Link">
https://liveuamap.com/en/2023/21-may-poltavska-oblast0016-red-alert-aerial-g</text:a>
</text:p>
      <text:p text:style-name="P4">
News Source: <text:a xlink:type="simple" xlink:href="https://t.me/air_alert_ua/46178" text:style-name="Internet_20_link" text:visited-style-name="Visited_20_Internet_20_Link">
https://t.me/air_alert_ua/46178</text:a>
</text:p>
      <!--NEWS-->
      <text:h text:style-name="P10" text:outline-level="1">
<text:span text:style-name="T4">
Cherkasy region, Kirovohrad region (01:22). Red Alrt: Aerial Tchretate. Sirens Sounding. So...</text:span>
</text:h>
      <text:p text:style-name="P4">
Authors: liveuamap (Language: en)</text:p>
      <text:p text:style-name="P4">
Time: 2023-05-21T19:23:00</text:p>
      <text:p text:style-name="P4">
Location: Cherkaska Oblast (Latitude:49.25000000 Longtitude:31.33333000)</text:p>
      <text:p text:style-name="P4">
Videos: []</text:p>
      <text:p text:style-name="P4">
Images: []</text:p>
      <text:p text:style-name="P4">
Tags: ["Europe", "Central and Eastern Europe"]</text:p>
      <text:p text:style-name="P4">
Id: 22564424</text:p>
      <!--METADATA-->
      <text:p text:style-name="P4">
Cherkasy region, Kirovohrad region(01:22). Red Alert: aerial threat.Sirens sounding. Take cover now!</text:p>
      <text:p text:style-name="P4">
News Collection Link: <text:a xlink:type="simple" xlink:href="https://liveuamap.com/en/2023/21-may-cherkaska-oblast-kirovohradska-oblast0g" text:style-name="Internet_20_link" text:visited-style-name="Visited_20_Internet_20_Link">
https://liveuamap.com/en/2023/21-may-cherkaska-oblast-kirovohradska-oblast0g</text:a>
</text:p>
      <text:p text:style-name="P4">
News Source: <text:a xlink:type="simple" xlink:href="https://t.me/air_alert_ua/46182" text:style-name="Internet_20_link" text:visited-style-name="Visited_20_Internet_20_Link">
https://t.me/air_alert_ua/46182</text:a>
</text:p>
      <!--NEWS-->
      <text:h text:style-name="P10" text:outline-level="1">
<text:span text:style-name="T4">
Dnipro, Dnipropetrovska Oblast(01:26). Red Alert: aerial threat. Sirens sounding. Take cover ...</text:span>
</text:h>
      <text:p text:style-name="P4">
Authors: liveuamap (Language: en)</text:p>
      <text:p text:style-name="P4">
Time: 2023-05-21T19:27:00</text:p>
      <text:p text:style-name="P4">
Location: Dnipro (Latitude:48.45865 Longtitude:35.03883)</text:p>
      <text:p text:style-name="P4">
Videos: []</text:p>
      <text:p text:style-name="P4">
Images: []</text:p>
      <text:p text:style-name="P4">
Tags: ["Europe", "Central and Eastern Europe"]</text:p>
      <text:p text:style-name="P4">
Id: 22564425</text:p>
      <!--METADATA-->
      <text:p text:style-name="P4">
Dnipro, Dnipropetrovsk region(01:26). Red Alert: aerial threat. Sirenssounding. Take cover now!</text:p>
      <text:p text:style-name="P4">
News Collection Link: <text:a xlink:type="simple" xlink:href="https://liveuamap.com/en/2023/21-may-dnipro-dnipropetrovska-oblast0126-red-g" text:style-name="Internet_20_link" text:visited-style-name="Visited_20_Internet_20_Link">
https://liveuamap.com/en/2023/21-may-dnipro-dnipropetrovska-oblast0126-red-g</text:a>
</text:p>
      <text:p text:style-name="P4">
News Source: <text:a xlink:type="simple" xlink:href="https://t.me/suspilnednipro/15727" text:style-name="Internet_20_link" text:visited-style-name="Visited_20_Internet_20_Link">
https://t.me/suspilnednipro/15727</text:a>
</text:p>
      <!--NEWS-->
      <text:h text:style-name="P10" text:outline-level="1">
<text:span text:style-name="T4">
Zaporizka Oblast(01:27). Red Alert: aerial threat. Sirens sounding. Take cover now!</text:span>
</text:h>
      <text:p text:style-name="P4">
Authors: liveuamap (Language: en)</text:p>
      <text:p text:style-name="P4">
Time: 2023-05-21T19:28:00</text:p>
      <text:p text:style-name="P4">
Location: Zaporizka Oblast (Latitude:47.612001 Longtitude:35.766441)</text:p>
      <text:p text:style-name="P4">
Videos: []</text:p>
      <text:p text:style-name="P4">
Images: []</text:p>
      <text:p text:style-name="P4">
Tags: ["Europe", "Central and Eastern Europe"]</text:p>
      <text:p text:style-name="P4">
Id: 22564426</text:p>
      <!--METADATA-->
      <text:p text:style-name="P4">
Zaporizhzhia region(01:27). Red Alert: aerial threat. Sirens sounding. Take covernow!</text:p>
      <text:p text:style-name="P4">
News Collection Link: <text:a xlink:type="simple" xlink:href="https://liveuamap.com/en/2023/21-may-zaporizka-oblast0127-red-alert-aerial-g" text:style-name="Internet_20_link" text:visited-style-name="Visited_20_Internet_20_Link">
https://liveuamap.com/en/2023/21-may-zaporizka-oblast0127-red-alert-aerial-g</text:a>
</text:p>
      <text:p text:style-name="P4">
News Source: <text:a xlink:type="simple" xlink:href="https://t.me/suspilnezaporizhzhya/13003" text:style-name="Internet_20_link" text:visited-style-name="Visited_20_Internet_20_Link">
https://t.me/suspilnezaporizhzhya/13003</text:a>
</text:p>
      <!--NEWS-->
      <text:h text:style-name="P10" text:outline-level="1">
<text:span text:style-name="T4">
Odesa region, Donetsk region, Kharkiv, Kharkiv region, Kherson, Kherson region, Nicholas ...</text:span>
</text:h>
      <text:p text:style-name="P4">
Authors: liveuamap (Language: en)</text:p>
      <text:p text:style-name="P4">
Time: 2023-05-21T19:30:00</text:p>
      <text:p text:style-name="P4">
Location: Odeska Oblast (Latitude:46.7491 Longtitude:30.24937)</text:p>
      <text:p text:style-name="P4">
Videos: []</text:p>
      <text:p text:style-name="P4">
Images: []</text:p>
      <text:p text:style-name="P4">
Tags: ["Europe", "Central and Eastern Europe"]</text:p>
      <text:p text:style-name="P4">
Id: 22564427</text:p>
      <!--METADATA-->
      <text:p text:style-name="P4">
Odesa Region, Donetsk Region, Kharkiv, Kharkiv Region, Kherson, Khersonka Oblast, Mykolaiv, Mykolaiv Oblast(01:29). Red Alert: aerial threat. Sirenssounding. Take cover now!</text:p>
      <text:p text:style-name="P4">
News Collection Link: <text:a xlink:type="simple" xlink:href="https://liveuamap.com/en/2023/21-may-odeska-oblast-donetsk-oblast-kharkiv-kg" text:style-name="Internet_20_link" text:visited-style-name="Visited_20_Internet_20_Link">
https://liveuamap.com/en/2023/21-may-odeska-oblast-donetsk-oblast-kharkiv-kg</text:a>
</text:p>
      <text:p text:style-name="P4">
News Source: <text:a xlink:type="simple" xlink:href="https://t.me/air_alert_ua/46189" text:style-name="Internet_20_link" text:visited-style-name="Visited_20_Internet_20_Link">
https://t.me/air_alert_ua/46189</text:a>
</text:p>
      <!--NEWS-->
      <text:h text:style-name="P10" text:outline-level="1">
<text:span text:style-name="T4">
Kyiv(01:43). Red Alert: aerial threat. Sirens sounding. Take cover now!</text:span>
</text:h>
      <text:p text:style-name="P4">
Authors: liveuamap (Language: en)</text:p>
      <text:p text:style-name="P4">
Time: 2023-05-21T19:44:00</text:p>
      <text:p text:style-name="P4">
Location: Kyiv (Latitude:50.44343 Longtitude:30.53022)</text:p>
      <text:p text:style-name="P4">
Videos: []</text:p>
      <text:p text:style-name="P4">
Images: []</text:p>
      <text:p text:style-name="P4">
Tags: ["Europe", "Central and Eastern Europe"]</text:p>
      <text:p text:style-name="P4">
Id: 22564428</text:p>
      <!--METADATA-->
      <text:p text:style-name="P4">
Kyiv(01:43). Red Alert: aerial threat. Sirens sounding. Take cover now!</text:p>
      <text:p text:style-name="P4">
News Collection Link: <text:a xlink:type="simple" xlink:href="https://liveuamap.com/en/2023/21-may-kyiv0143-red-alert-aerial-threat-sireng" text:style-name="Internet_20_link" text:visited-style-name="Visited_20_Internet_20_Link">
https://liveuamap.com/en/2023/21-may-kyiv0143-red-alert-aerial-threat-sireng</text:a>
</text:p>
      <text:p text:style-name="P4">
News Source: <text:a xlink:type="simple" xlink:href="https://t.me/suspilnenews/20973" text:style-name="Internet_20_link" text:visited-style-name="Visited_20_Internet_20_Link">
https://t.me/suspilnenews/20973</text:a>
</text:p>
      <!--NEWS-->
      <text:h text:style-name="P10" text:outline-level="1">
<text:span text:style-name="T4">
Zhytomyr, Zhytomyr region, Kiev region (01:45). Red Alrt: Aerial Tchretate. Sirens Sounding. ...</text:span>
</text:h>
      <text:p text:style-name="P4">
Authors: liveuamap (Language: en)</text:p>
      <text:p text:style-name="P4">
Time: 2023-05-21T19:45:00</text:p>
      <text:p text:style-name="P4">
Location: Zhytomyr (Latitude:50.26487000 Longtitude:28.67669000)</text:p>
      <text:p text:style-name="P4">
Videos: []</text:p>
      <text:p text:style-name="P4">
Images: []</text:p>
      <text:p text:style-name="P4">
Tags: ["Europe", "Central and Eastern Europe"]</text:p>
      <text:p text:style-name="P4">
Id: 22564429</text:p>
      <!--METADATA-->
      <text:p text:style-name="P4">
Zhytomyr, Zhytomyr region, Kyiv region(01:45). Red Alert: aerial threat.Sirens sounding. Take cover now!</text:p>
      <text:p text:style-name="P4">
News Collection Link: <text:a xlink:type="simple" xlink:href="https://liveuamap.com/en/2023/21-may-zhytomyr-zhytomyrska-oblast-kyiv-oblasg" text:style-name="Internet_20_link" text:visited-style-name="Visited_20_Internet_20_Link">
https://liveuamap.com/en/2023/21-may-zhytomyr-zhytomyrska-oblast-kyiv-oblasg</text:a>
</text:p>
      <text:p text:style-name="P4">
News Source: <text:a xlink:type="simple" xlink:href="https://t.me/air_alert_ua/46192" text:style-name="Internet_20_link" text:visited-style-name="Visited_20_Internet_20_Link">
https://t.me/air_alert_ua/46192</text:a>
</text:p>
      <!--NEWS-->
      <text:h text:style-name="P10" text:outline-level="1">
<text:span text:style-name="T4">
Vinnytska Oblast(01:45). Red Alert: aerial threat. Sirens sounding. Take cover now!</text:span>
</text:h>
      <text:p text:style-name="P4">
Authors: liveuamap (Language: en)</text:p>
      <text:p text:style-name="P4">
Time: 2023-05-21T19:47:00</text:p>
      <text:p text:style-name="P4">
Location: Vinnytska Oblast (Latitude:48.91667000 Longtitude:28.66667000)</text:p>
      <text:p text:style-name="P4">
Videos: []</text:p>
      <text:p text:style-name="P4">
Images: []</text:p>
      <text:p text:style-name="P4">
Tags: ["Europe", "Central and Eastern Europe"]</text:p>
      <text:p text:style-name="P4">
Id: 22564430</text:p>
      <!--METADATA-->
      <text:p text:style-name="P4">
Vinnytsia region(01:45). Red Alert: aerial threat. Sirens sounding. Take covernow!</text:p>
      <text:p text:style-name="P4">
News Collection Link: <text:a xlink:type="simple" xlink:href="https://liveuamap.com/en/2023/21-may-vinnytska-oblast0145-red-alert-aerial-g" text:style-name="Internet_20_link" text:visited-style-name="Visited_20_Internet_20_Link">
https://liveuamap.com/en/2023/21-may-vinnytska-oblast0145-red-alert-aerial-g</text:a>
</text:p>
      <text:p text:style-name="P4">
News Source: <text:a xlink:type="simple" xlink:href="https://t.me/air_alert_ua/46193" text:style-name="Internet_20_link" text:visited-style-name="Visited_20_Internet_20_Link">
https://t.me/air_alert_ua/46193</text:a>
</text:p>
      <!--NEWS-->
      <text:h text:style-name="P10" text:outline-level="1">
<text:span text:style-name="T4">
Explosions reported in Dnipro</text:span>
</text:h>
      <text:p text:style-name="P4">
Authors: liveuamap (Language: en)</text:p>
      <text:p text:style-name="P4">
Time: 2023-05-21T19:54:29</text:p>
      <text:p text:style-name="P4">
Location: Dnipro (Latitude:48.42237 Longtitude:35.09583)</text:p>
      <text:p text:style-name="P4">
Videos: []</text:p>
      <text:p text:style-name="P4">
Images: []</text:p>
      <text:p text:style-name="P4">
Tags: ["Europe", "Central and Eastern Europe"]</text:p>
      <text:p text:style-name="P4">
Id: 22564431</text:p>
      <!--METADATA-->
      <text:p text:style-name="P4">
Explosions reported in Dnipro</text:p>
      <text:p text:style-name="P4">
News Collection Link: <text:a xlink:type="simple" xlink:href="https://liveuamap.com/en/2023/22-may-explosions-reported-in-dnipro" text:style-name="Internet_20_link" text:visited-style-name="Visited_20_Internet_20_Link">
https://liveuamap.com/en/2023/22-may-explosions-reported-in-dnipro</text:a>
</text:p>
      <text:p text:style-name="P4">
News Source: <text:a xlink:type="simple" xlink:href="https://t.me/lachentyt/29520" text:style-name="Internet_20_link" text:visited-style-name="Visited_20_Internet_20_Link">
https://t.me/lachentyt/29520</text:a>
</text:p>
      <!--NEWS-->
      <text:h text:style-name="P10" text:outline-level="1">
<text:span text:style-name="T4">
Multiple powerful explosions in Dnipro city</text:span>
</text:h>
      <text:p text:style-name="P4">
Authors: liveuamap (Language: en)</text:p>
      <text:p text:style-name="P4">
Time: 2023-05-21T20:44:05</text:p>
      <text:p text:style-name="P4">
Location: Dnipro (Latitude:48.43991 Longtitude:35.09342)</text:p>
      <text:p text:style-name="P4">
Videos: []</text:p>
      <text:p text:style-name="P4">
Images: []</text:p>
      <text:p text:style-name="P4">
Tags: ["Europe", "Central and Eastern Europe"]</text:p>
      <text:p text:style-name="P4">
Id: 22564432</text:p>
      <!--METADATA-->
      <text:p text:style-name="P4">
Multiple powerful explosions in Dnipro city</text:p>
      <text:p text:style-name="P4">
News Collection Link: <text:a xlink:type="simple" xlink:href="https://liveuamap.com/en/2023/22-may-multiple-powerful-explosions-in-dnipro-city-" text:style-name="Internet_20_link" text:visited-style-name="Visited_20_Internet_20_Link">
https://liveuamap.com/en/2023/22-may-multiple-powerful-explosions-in-dnipro-city-</text:a>
</text:p>
      <text:p text:style-name="P4">
News Source: <text:a xlink:type="simple" xlink:href="https://t.me/lachentyt/29531" text:style-name="Internet_20_link" text:visited-style-name="Visited_20_Internet_20_Link">
https://t.me/lachentyt/29531</text:a>
</text:p>
      <!--NEWS-->
      <text:h text:style-name="P10" text:outline-level="1">
<text:span text:style-name="T4">
Explosions were reported near Kharkiv</text:span>
</text:h>
      <text:p text:style-name="P4">
Authors: liveuamap (Language: en)</text:p>
      <text:p text:style-name="P4">
Time: 2023-05-21T20:45:06</text:p>
      <text:p text:style-name="P4">
Location: Kharkiv (Latitude:50.00873 Longtitude:36.14382)</text:p>
      <text:p text:style-name="P4">
Videos: []</text:p>
      <text:p text:style-name="P4">
Images: []</text:p>
      <text:p text:style-name="P4">
Tags: []</text:p>
      <text:p text:style-name="P4">
Id: 22564433</text:p>
      <!--METADATA-->
      <text:p text:style-name="P4">
Explosions were reported near Kharkiv</text:p>
      <text:p text:style-name="P4">
News Collection Link: <text:a xlink:type="simple" xlink:href="https://liveuamap.com/en/2023/22-may-explosions-were-reported-near-kharkiv" text:style-name="Internet_20_link" text:visited-style-name="Visited_20_Internet_20_Link">
https://liveuamap.com/en/2023/22-may-explosions-were-reported-near-kharkiv</text:a>
</text:p>
      <text:p text:style-name="P4">
News Source: <text:a xlink:type="simple" xlink:href="https://t.me/lachentyt/29526" text:style-name="Internet_20_link" text:visited-style-name="Visited_20_Internet_20_Link">
https://t.me/lachentyt/29526</text:a>
</text:p>
      <!--NEWS-->
      <text:h text:style-name="P10" text:outline-level="1">
<text:span text:style-name="T4">
Lviv, Lviv region, Transcarpathia region, Rivne, Rivne region, Ivano-Frankivsk, Ivano-Frae ...</text:span>
</text:h>
      <text:p text:style-name="P4">
Authors: liveuamap (Language: en)</text:p>
      <text:p text:style-name="P4">
Time: 2023-05-21T20:48:00</text:p>
      <text:p text:style-name="P4">
Location: Lviv (Latitude:49.83826000 Longtitude:24.02324000)</text:p>
      <text:p text:style-name="P4">
Videos: []</text:p>
      <text:p text:style-name="P4">
Images: []</text:p>
      <text:p text:style-name="P4">
Tags: ["Europe", "Central and Eastern Europe"]</text:p>
      <text:p text:style-name="P4">
Id: 22564434</text:p>
      <!--METADATA-->
      <text:p text:style-name="P4">
Lviv, lvivska oblast, zakarpattai Oblast, rivne, rivnenska oblast, ivano-Frankivsk, ivano-frankivska oblast, Ternopil, Ternopilska, Ternopilska SKA Oblast, Khmelnytska Oblast(02:48). Red Alert: aerial threat.Sirens sounding. Take cover now!</text:p>
      <text:p text:style-name="P4">
News Collection Link: <text:a xlink:type="simple" xlink:href="https://liveuamap.com/en/2023/22-may-lviv-lvivska-oblast-zakarpattia-oblastg" text:style-name="Internet_20_link" text:visited-style-name="Visited_20_Internet_20_Link">
https://liveuamap.com/en/2023/22-may-lviv-lvivska-oblast-zakarpattia-oblastg</text:a>
</text:p>
      <text:p text:style-name="P4">
News Source: <text:a xlink:type="simple" xlink:href="https://t.me/air_alert_ua/46201" text:style-name="Internet_20_link" text:visited-style-name="Visited_20_Internet_20_Link">
https://t.me/air_alert_ua/46201</text:a>
</text:p>
      <!--NEWS-->
      <text:h text:style-name="P10" text:outline-level="1">
<text:span text:style-name="T4">
Explosions were reported in Zaporizhzhia</text:span>
</text:h>
      <text:p text:style-name="P4">
Authors: liveuamap (Language: en)</text:p>
      <text:p text:style-name="P4">
Time: 2023-05-21T20:49:28</text:p>
      <text:p text:style-name="P4">
Location: Zaporizhzhia, Zaporiz'ka oblast (Latitude:47.81797 Longtitude:35.1384)</text:p>
      <text:p text:style-name="P4">
Videos: []</text:p>
      <text:p text:style-name="P4">
Images: []</text:p>
      <text:p text:style-name="P4">
Tags: ["Europe", "Central and Eastern Europe"]</text:p>
      <text:p text:style-name="P4">
Id: 22564435</text:p>
      <!--METADATA-->
      <text:p text:style-name="P4">
Explosions were reported in Zaporizhzhia</text:p>
      <text:p text:style-name="P4">
News Collection Link: <text:a xlink:type="simple" xlink:href="https://liveuamap.com/en/2023/22-may-explosions-were-reported-in-zaporizhzhia-" text:style-name="Internet_20_link" text:visited-style-name="Visited_20_Internet_20_Link">
https://liveuamap.com/en/2023/22-may-explosions-were-reported-in-zaporizhzhia-</text:a>
</text:p>
      <text:p text:style-name="P4">
News Source: <text:a xlink:type="simple" xlink:href="https://t.me/suspilnezaporizhzhya/13004" text:style-name="Internet_20_link" text:visited-style-name="Visited_20_Internet_20_Link">
https://t.me/suspilnezaporizhzhya/13004</text:a>
</text:p>
      <!--NEWS-->
      <text:h text:style-name="P10" text:outline-level="1">
<text:span text:style-name="T4">
Mykolaiv, Mykolayivska Oblast(04:17). Red Alert: aerial threat. Sirens sounding. Take cover now!</text:span>
</text:h>
      <text:p text:style-name="P4">
Authors: liveuamap (Language: en)</text:p>
      <text:p text:style-name="P4">
Time: 2023-05-21T22:18:00</text:p>
      <text:p text:style-name="P4">
Location: Mykolaiv (Latitude:46.94866 Longtitude:32.00639)</text:p>
      <text:p text:style-name="P4">
Videos: []</text:p>
      <text:p text:style-name="P4">
Images: []</text:p>
      <text:p text:style-name="P4">
Tags: ["Europe", "Central and Eastern Europe"]</text:p>
      <text:p text:style-name="P4">
Id: 22564436</text:p>
      <!--METADATA-->
      <text:p text:style-name="P4">
Nikolaev, Mykolaiv region(04:17). Red Alert: aerial threat. Sirenssounding. Take cover now!</text:p>
      <text:p text:style-name="P4">
News Collection Link: <text:a xlink:type="simple" xlink:href="https://liveuamap.com/en/2023/22-may-mykolaiv-mykolayivska-oblast0417-red-ag" text:style-name="Internet_20_link" text:visited-style-name="Visited_20_Internet_20_Link">
https://liveuamap.com/en/2023/22-may-mykolaiv-mykolayivska-oblast0417-red-ag</text:a>
</text:p>
      <text:p text:style-name="P4">
News Source: <text:a xlink:type="simple" xlink:href="https://t.me/air_alert_ua/46222" text:style-name="Internet_20_link" text:visited-style-name="Visited_20_Internet_20_Link">
https://t.me/air_alert_ua/46222</text:a>
</text:p>
      <!--NEWS-->
      <text:h text:style-name="P10" text:outline-level="1">
<text:span text:style-name="T4">
Donetsk Oblast(05:48). Red Alert: aerial threat. Sirens sounding. Take cover now!</text:span>
</text:h>
      <text:p text:style-name="P4">
Authors: liveuamap (Language: en)</text:p>
      <text:p text:style-name="P4">
Time: 2023-05-21T23:50:00</text:p>
      <text:p text:style-name="P4">
Location: Donetsk Oblast (Latitude:48.72682 Longtitude:37.57702)</text:p>
      <text:p text:style-name="P4">
Videos: []</text:p>
      <text:p text:style-name="P4">
Images: []</text:p>
      <text:p text:style-name="P4">
Tags: ["Europe", "Central and Eastern Europe"]</text:p>
      <text:p text:style-name="P4">
Id: 22564439</text:p>
      <!--METADATA-->
      <text:p text:style-name="P4">
Donetsk Oblast(05:48). Red Alert: aerial threat. Sirens sounding. Take covernow!</text:p>
      <text:p text:style-name="P4">
News Collection Link: <text:a xlink:type="simple" xlink:href="https://liveuamap.com/en/2023/22-may-donetsk-oblast0548-red-alert-aerial-thg" text:style-name="Internet_20_link" text:visited-style-name="Visited_20_Internet_20_Link">
https://liveuamap.com/en/2023/22-may-donetsk-oblast0548-red-alert-aerial-thg</text:a>
</text:p>
      <text:p text:style-name="P4">
News Source: <text:a xlink:type="simple" xlink:href="https://t.me/air_alert_ua/46229" text:style-name="Internet_20_link" text:visited-style-name="Visited_20_Internet_20_Link">
https://t.me/air_alert_ua/46229</text:a>
</text:p>
      <!--NEWS-->
      <text:h text:style-name="P10" text:outline-level="1">
<text:span text:style-name="T4">
Exposed 12 more pro-Russian online agitators</text:span>
</text:h>
      <text:p text:style-name="P4">
Author: ['АРМІЯINFORM']</text:p>
      <text:p text:style-name="P4">
Time: 2023-05-21T39:00:00-04:00</text:p>
      <text:p text:style-name="P4">
Description: The Service of the Bezpeki of Ukraine neutralized Pidrivna Dyalnisty Shchel 12 of the Prosyri Agitator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2738f4f622db6ed17cdf078251a7f80.jpeg" text:style-name="Internet_20_link" text:visited-style-name="Visited_20_Internet_20_Link">
e2738f4f622db6ed17cdf078251a7f80.jpeg</text:a>
']</text:p>
      <text:p text:style-name="P4">
Tags: ['STOPRUSSIA', 'КОЛОБОРАНТИ', 'СБУ']</text:p>
      <text:p text:style-name="P4">
Category: News</text:p>
      <!--METADATA-->
      <text:p text:style-name="P4">
<draw:frame draw:style-name="fr1" draw:name="Image2" text:anchor-type="as-char" svg:width="6.9236in" svg:height="4.615733in" draw:z-index="0">
<draw:image xlink:href="../Images/AРМІЯINFORM/2023-05-21T39-00-00-04-00/e2738f4f622db6ed17cdf078251a7f80.jpeg" xlink:type="simple" xlink:show="embed" xlink:actuate="onLoad" draw:mime-type="image/jpeg"/>
</draw:frame>
The Security Service of Ukraine has neutralized the subversive activity of 12 more pro -Russian agitators, who spread anti -Ukrainian content on the Internet.</text:p>
      <text:p text:style-name="P4">
Yes, <text:span text:style-name="T4">
 in Poltava region: </text:span>
</text:p>
      <text:p text:style-name="P4">
According to the materials of the SBU for 8 years, prison threatens two hostile propagandists.</text:p>
      <text:p text:style-name="P4">
One of them is an employee of a local enterprise of critical infrastructure, which has performed a full -scale invasion of Ukraine.</text:p>
      <text:p text:style-name="P4">
Another person involved in the Internet has the idea of establishing Kadyrov in the Ukrainian cities.</text:p>
      <text:p text:style-name="P4">
In <text:span text:style-name="T4">
 Dnipropetrovsk Oblast: </text:span>
</text:p>
      <text:p text:style-name="P4">
The former local merchant, who heroned the militants of the Wagner PEC and justified their participation in the assault of Ukrainian cities in eastern Ukraine, was exposed.</text:p>
      <text:p text:style-name="P4">
He distributed destructive "slogans" through the Internet, as well as when communicating with acquaintances.</text:p>
      <text:p text:style-name="P4">
<text:span text:style-name="T4">
 In Donetsk: </text:span>
</text:p>
      <text:p text:style-name="P4">
The whole "cell" of pro-Russian online agitators is neutralized. It included 4 residents of the region who praised the L/DNR terrorist organizations involved in the Eastern Front.</text:p>
      <text:p text:style-name="P4">
<text:span text:style-name="T4">
 In the Kirovograd region: </text:span>
</text:p>
      <text:p text:style-name="P4">
The resident of Onufrievsky district was detained. In his posts on the social network "Classmates" he called "illegal" the de -occupation of Kherson.</text:p>
      <text:p text:style-name="P4">
<text:span text:style-name="T4">
 In the Chernihiv region: </text:span>
</text:p>
      <text:p text:style-name="P4">
Two hostile agitators were reported. On their own accounts, they posted propaganda posts that were trapped by Internet groups.</text:p>
      <text:p text:style-name="P4">
It is established that the son of one of the persons involved is a Russian military, with whom she reassured.</text:p>
      <text:p text:style-name="P4">
<text:span text:style-name="T4">
 In Rivne region: </text:span>
</text:p>
      <text:p text:style-name="P4">
The subversive activity of two citizens of the Russian Federation with certificates of residence in Ukraine is documented.</text:p>
      <text:p text:style-name="P4">
In the forbidden social networks, they discredited Ukrainian defenders tasked crimes of Russian invaders from Buryatia against civilians.</text:p>
      <text:p text:style-name="P4">
In all exposed facts, investigative actions are ongoing to establish all circumstances and prosecution of the perpetrators, <text:a xlink:type="simple" xlink:href="https://ssu.gov.ua/novyny/sbu-vykryla-shche-12-internetahitatoriv-rf-sered-nykh-ideolohy-vstanovlennia-v-ukraini-pamiatnykiv-kadyrovu" text:style-name="Internet_20_link" text:visited-style-name="Visited_20_Internet_20_Link">
reports</text:a>
SBU official site.</text:p>
      <text:p text:style-name="P4">
The complex measures were carried out by the SBU staff in Dnipropetrovsk, Kirovograd, Chernihiv, Poltava, Rivne, Donetsk Talugansk regions together with the National Police for procedural management of the prosecutor's office.</text:p>
      <text:p text:style-name="P4">
News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The Joint Forces Command showed the daily work of our artillerymen</text:span>
</text:h>
      <text:p text:style-name="P4">
Author: ['АРМІЯINFORM']</text:p>
      <text:p text:style-name="P4">
Time: 2023-05-21T40:00:00-04:00</text:p>
      <text:p text:style-name="P4">
Description: About the Modelomalenni on Facebook-Storansi commanding the Obnanny forces of the ZS ... The war with Ukraine 2022, the war with Ukraine latest news today, the news war with Ukraine 2022 The last ones for Ukraine and Russia and when, the war,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Tags: ['STOPRUSSIA', 'АГРЕСІЯ РФ']</text:p>
      <text:p text:style-name="P4">
Category: News</text:p>
      <!--METADATA-->
      <text:p text:style-name="P4">
<draw:frame draw:style-name="fr1" draw:name="Image3" text:anchor-type="as-char" svg:width="6.9236in" svg:height="6.9236in" draw:z-index="0">
<draw:image xlink:href="../Images/AРМІЯINFORM/2023-05-21T40-00-00-04-00/348293397_246370754713112_7598494497122639517_n.jpg" xlink:type="simple" xlink:show="embed" xlink:actuate="onLoad" draw:mime-type="image/jpeg"/>
</draw:frame>
About this <text:a xlink:type="simple" xlink:href="https://www.facebook.com/JointForcesCommandAFU/posts/pfbid0oJxZWPM9r5QXSAHnqWEyaXBLJQj48PA1qThYekKe7D6cFK9DBzyM5SX1PWfi9AmCl" text:style-name="Internet_20_link" text:visited-style-name="Visited_20_Internet_20_Link">
it is referred</text:a>
In a message on the Facebook page of the United States Command of the Armed Forces of Ukraine:</text:p>
      <text:p text:style-name="P4">
«The daily work of artillerymen of a separate artillery brigade.</text:p>
      <text:p text:style-name="P4">
Let's win together!”.</text:p>
      <text:p text:style-name="P4">
<text:a xlink:type="simple" xlink:href="https://armyinform.com.ua/wp-content/uploads/2023/05/348337698_787675192974340_6001411078677498988_n.jpg" text:style-name="Internet_20_link" text:visited-style-name="Visited_20_Internet_20_Link">
!(Images/AРМІЯINFORM/2023-05-21T40-00-00-04-00/348337698_787675192974340_6001411078677498988_n-150x150.jpg)</text:a>
</text:p>
      <text:p text:style-name="P4">
<text:a xlink:type="simple" xlink:href="https://armyinform.com.ua/wp-content/uploads/2023/05/348435717_1447622512658315_1938809302573123550_n.jpg" text:style-name="Internet_20_link" text:visited-style-name="Visited_20_Internet_20_Link">
<draw:frame draw:style-name="fr1" draw:name="Image4" text:anchor-type="as-char" svg:width="6.9236in" svg:height="6.9236in" draw:z-index="0">
<draw:image xlink:href="../Images/AРМІЯINFORM/2023-05-21T40-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5" text:anchor-type="as-char" svg:width="6.9236in" svg:height="6.9236in" draw:z-index="0">
<draw:image xlink:href="../Images/AРМІЯINFORM/2023-05-21T40-00-00-04-00/348577668_631373631848091_4007575290597131582_n-150x150.jpg" xlink:type="simple" xlink:show="embed" xlink:actuate="onLoad" draw:mime-type="image/jpeg"/>
</draw:frame>
</text:a>
</text:p>
      <text:p text:style-name="P4">
News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What to do if a loved one disappeared</text:span>
</text:h>
      <text:p text:style-name="P4">
Author: ['АРМІЯINFORM']</text:p>
      <text:p text:style-name="P4">
Time: 2023-05-21T41:00:00-04:00</text:p>
      <text:p text:style-name="P4">
Description: About the Facebook-Storansi Minіstniy, the RENTEGRACHICHICHICHISOVOSOVO ... War with Ukraine 2022, war with Ukraine Latest news today, News War with Ukraine 2022 Last for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Tags: ['STOPRUSSIA', 'АГРЕСІЯ РФ']</text:p>
      <text:p text:style-name="P4">
Category: News</text:p>
      <!--METADATA-->
      <text:p text:style-name="P4">
<draw:frame draw:style-name="fr1" draw:name="Image6" text:anchor-type="as-char" svg:width="6.9236in" svg:height="4.824884in" draw:z-index="0">
<draw:image xlink:href="../Images/AРМІЯINFORM/2023-05-21T41-00-00-04-00/347223992_1247546455888223_7452590308207034089_n.jpg" xlink:type="simple" xlink:show="embed" xlink:actuate="onLoad" draw:mime-type="image/jpeg"/>
</draw:frame>
About this <text:a xlink:type="simple" xlink:href="https://www.facebook.com/MReintegration/posts/pfbid02kKXni6HnKjjPpvxezVR6vVfUnjv8rbJew6rMnnoDd2uEKnhSoDSjyooRrXCBf9P8l" text:style-name="Internet_20_link" text:visited-style-name="Visited_20_Internet_20_Link">
it is referred</text:a>
On the Facebook page of the Ministry of Reintegration of the Temporarily Occupied territory of Ukraine:</text:p>
      <text:p text:style-name="P4">
“The office of the missing person reminds you how to act in the event of a relationship with relatives during the fighting.</text:p>
      <text:p text:style-name="P4">
▪️ In this case, it is necessary to report the disappearance of a person to state -owned persons who are searched. In particular, to address:</text:p>
      <text:p text:style-name="P4">
• to the National Police Branch with a relevant statement and submit DNA materials;</text:p>
      <text:p text:style-name="P4">
• to the National Information Bureau on a 24-hour hotline at 16-48(For calls from abroad +38(044)287-81-65)or through Chat Botte Utelegram or Viber;</text:p>
      <text:p text:style-name="P4">
• On the missing of the missing person: 0 800 339 247. You can send a message to Viber and Telegram to the number:(095)896-04-21.</text:p>
      <text:p text:style-name="P4">
▪️If your loved one is a serviceman, you should also refer to:</text:p>
      <text:p text:style-name="P4">
• command of the military unit where the person was served, requesting the results of the official investigation;</text:p>
      <text:p text:style-name="P4">
• Territorial Center for Acquisition and Social Support from which the person was called to military service to provide information.</text:p>
      <text:p text:style-name="P4">
In addition, you can contact the International Committee of the Red Cross with a statement: 0 800 300 155 ”.</text:p>
      <text:p text:style-name="P4">
News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As the Marines destroy the occupiers</text:span>
</text:h>
      <text:p text:style-name="P4">
Author: ['АРМІЯINFORM']</text:p>
      <text:p text:style-name="P4">
Time: 2023-05-21T42:00:00-04:00</text:p>
      <text:p text:style-name="P4">
Description: About the Facebook-Storansi Morskoi Navy ZSU: “The stench is referred to Sini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On the Facebook page of the Navy of the Navy of the Armed Forces:</text:p>
      <text:p text:style-name="P4">
“They are the real sons of Ukraine, the marines of the Cossack kind!After the victories by the Russian invaders, they will not be ashamed to look at their children in the eyes, telling how the future of our country was standing with their brothers. In the meantime, they make a lot of effort to win, risking their lives every day!”.</text:p>
      <text:p text:style-name="P4">
News Source: <text:a xlink:type="simple" xlink:href="https://armyinform.com.ua/2023/05/21/morpihy-pokazaly-yak-nyshhat-okupantiv/" text:style-name="Internet_20_link" text:visited-style-name="Visited_20_Internet_20_Link">
https://armyinform.com.ua/2023/05/21/morpihy-pokazaly-yak-nyshhat-okupantiv/</text:a>
</text:p>
      <!--NEWS-->
      <text:h text:style-name="P10" text:outline-level="1">
<text:span text:style-name="T4">
Get funds to repair damaged as a result of a housing war: a program of being a renewal program has started</text:span>
</text:h>
      <text:p text:style-name="P4">
Author: ['АРМІЯINFORM']</text:p>
      <text:p text:style-name="P4">
Time: 2023-05-21T43: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7" text:anchor-type="as-char" svg:width="6.9236in" svg:height="4.615733in" draw:z-index="0">
<draw:image xlink:href="../Images/AРМІЯINFORM/2023-05-21T43-00-00-04-00/obstril-harkova-8.jpg" xlink:type="simple" xlink:show="embed" xlink:actuate="onLoad" draw:mime-type="image/jpeg"/>
</draw:frame>
Illustrative photo</text:p>
      <text:p text:style-name="P4">
About it <text:a xlink:type="simple" xlink:href="https://www.facebook.com/MReintegration/posts/pfbid0igC8Rcwo8RvShZ57mPRsFiST4oHBjNvU2uhyt6YrN6kghUP38Di4VQjy6HNyJT4cl" text:style-name="Internet_20_link" text:visited-style-name="Visited_20_Internet_20_Link">
reports</text:a>
Ministry of Reintegration of Temporarily Occupied Territories of Ukraine:</text:p>
      <text:p text:style-name="P4">
“To transfer funds, it is necessary to open a specialized exposure in one of the program-participants of the program, explain in the Ministry of Development of Communities, Territories and Infrastructure of Ukraine. This can be done in two ways:</text:p>
      <text:p text:style-name="P4">
-visit the physical branch of the partner bank and open the card with the help of the staff of the institution;</text:p>
      <text:p text:style-name="P4">
-Open the card online in the mobile application of the partner bank.</text:p>
      <text:p text:style-name="P4">
Currently, 5 banks are connected to the program: Monobank, PrivatBank, meaning Bank, A-Bank, PUMB. The list of partner banks will be replenished as they are connected.</text:p>
      <text:p text:style-name="P4">
You can also choose the right bank for opening the card when filling in for payment in action.</text:p>
      <text:p text:style-name="P4">
▪️How can you use the card?</text:p>
      <text:p text:style-name="P4">
In the case of a positive decision by the commission, the funds will be credited to the Nabankov card automatically. You do not need to do any additional actions other than the above. It is not necessary to notify any confidential information to the employees of the bank or outsiders.</text:p>
      <text:p text:style-name="P4">
Funds accrued on the card can only be expenditures on construction materials of contractors who are participants in the program. The list of these companies can be seen in the near future on the site is a refreshing.</text:p>
      <text:p text:style-name="P4">
❗️The. The funds from the EAD Card cannot be withdrawn in cash. It is also impossible to transfer them from the current account to other accounts or to fill the balance of the Equinal Card.</text:p>
      <text:p text:style-name="P4">
Additional information on the Equinal Program can be obtained by contacting the Nasting Government Hotline 1545(button 2)Or through the chatbots of the Government Contact Center in Telegram, Facebook. You can also refer to the action support command by sending a message to Facebook or Telegram. "</text:p>
      <text:p text:style-name="P4">
News Source: <text:a xlink:type="simple" xlink:href="https://armyinform.com.ua/2023/05/21/otrymaty-koshty-na-remont-poshkodzhenogo-vnaslidok-vijny-zhytla-startuvala-programa-yevidnovlennya/" text:style-name="Internet_20_link" text:visited-style-name="Visited_20_Internet_20_Link">
https://armyinform.com.ua/2023/05/21/otrymaty-koshty-na-remont-poshkodzhenogo-vnaslidok-vijny-zhytla-startuvala-programa-yevidnovlennya/</text:a>
</text:p>
      <!--NEWS-->
      <text:h text:style-name="P10" text:outline-level="1">
<text:span text:style-name="T4">
Support Warriors took three -day tactical medicine courses</text:span>
</text:h>
      <text:p text:style-name="P4">
Author: ['АРМІЯINFORM']</text:p>
      <text:p text:style-name="P4">
Time: 2023-05-21T44:00:00-04:00</text:p>
      <text:p text:style-name="P4">
Description: For days to the Group Voyn, the Hrown Regiment of the Piditrim of the Forces of the Piditrim of the Zbroyn forces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236353_614121830748354_7302270462792038049_n.jpg" text:style-name="Internet_20_link" text:visited-style-name="Visited_20_Internet_20_Link">
347236353_614121830748354_7302270462792038049_n.jpg</text:a>
']</text:p>
      <text:p text:style-name="P4">
Tags: ['STOPRUSSIA', 'АГРЕСІЯ РФ']</text:p>
      <text:p text:style-name="P4">
Category: News</text:p>
      <!--METADATA-->
      <text:p text:style-name="P4">
<draw:frame draw:style-name="fr1" draw:name="Image8" text:anchor-type="as-char" svg:width="6.9236in" svg:height="4.613779in" draw:z-index="0">
<draw:image xlink:href="../Images/AРМІЯINFORM/2023-05-21T44-00-00-04-00/347236353_614121830748354_7302270462792038049_n.jpg" xlink:type="simple" xlink:show="embed" xlink:actuate="onLoad" draw:mime-type="image/jpeg"/>
</draw:frame>
The other day, three-day courses in tactical medicine were held with a group of soldiers of a separate regiment of support for the Command of Supporting Forces forces of Ukraine, which were under the guidance of the instructors of the Training Center of the Tactical Medicine "Wheel". Knowledge of the right sequence of actions and the formed skills can save life while providing domedic assistance in the wounds.</text:p>
      <text:p text:style-name="P4">
About it <text:a xlink:type="simple" xlink:href="https://www.facebook.com/KSP.ZSU/posts/pfbid02mJ6vSJt94UPYujpLR18ZoeXVE4wNNhqsYEQNuPK5HPcu2tmw2xhXJz8dejcYG532l" text:style-name="Internet_20_link" text:visited-style-name="Visited_20_Internet_20_Link">
reported</text:a>
On the Facebook page of the Armed Forces Support Forces.</text:p>
      <text:p text:style-name="P4">
The course of training instructors ASM(All Service Members)- This is the basic, first level of preparation by TSSS Protocol(Tactical Сombat Сasualty Сare). Цейпротокол сьогодні в Збройних Силах України є офіційним. Загальна мета TCCCполягає в тому, щоб навчити воїнів ефективно надавати допомогу пораненим убою, водночас запобігаючи додатковим втратам особового складу і є запорукоюуспішного виконання бойового завдання.</text:p>
      <text:p text:style-name="P4">
Одна із засновниць центру тактичної медицини «КоЛеСо», бойовий медик ОльгаОмельчук розповідає:</text:p>
      <text:p text:style-name="P4">
«Ми готуємо інструкторів у військовій частині, яких обираємо середвійськовослужбовців цього військового колективу. Досконало відпрацьовуємо зними перший базовий рівень протоколу, щоб згодом вони навчали іншихвійськовослужбовців. І що найголовніше — кожного тижня тренували особовийсклад своїх підрозділів. Це неможливо забезпечити за допомогою сторонніхінструкторів, які приїжджають на певний час. Кожна військова частина повиннамати власних інструкторів, які будуть здійснювати постійне, системнетренування. Серед усієї групи ми проводимо перший модуль навчання — це тридні, потім ми формуємо програму за якою займаються визначені нами старшігрупи, вони продовжують тренувати майбутніх інструкторів. Коли вони завершатьнавчання, то будуть здійснювати правильну підготовку своїх побратимів длянадання допомоги пораненим на полі бою».</text:p>
      <text:p text:style-name="P4">
News Source: <text:a xlink:type="simple" xlink:href="https://armyinform.com.ua/2023/05/21/voyiny-syl-pidtrymky-projshly-trydenni-kursy-z-taktychnoyi-medyczyny/" text:style-name="Internet_20_link" text:visited-style-name="Visited_20_Internet_20_Link">
https://armyinform.com.ua/2023/05/21/voyiny-syl-pidtrymky-projshly-trydenni-kursy-z-taktychnoyi-medyczyny/</text:a>
</text:p>
      <!--NEWS-->
      <text:h text:style-name="P10" text:outline-level="1">
<text:span text:style-name="T4">
Minus two "hyacinths" of the enemy in half a day: Calculation M777 works in Kherson region</text:span>
</text:h>
      <text:p text:style-name="P4">
Author: ['АРМІЯINFORM']</text:p>
      <text:p text:style-name="P4">
Time: 2023-05-21T45:00:00-04:00</text:p>
      <text:p text:style-name="P4">
Description: About the cesspool of the commanding of the OS -UKKhORYYA forces: “For the PIV of the Day of Rosrahunov M777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8553752_980432649979075_5112328336899784074_n.jpg" text:style-name="Internet_20_link" text:visited-style-name="Visited_20_Internet_20_Link">
348553752_980432649979075_5112328336899784074_n.jpg</text:a>
', '<text:a xlink:type="simple" xlink:href="https://armyinform.com.ua/wp-content/uploads/2023/05/347129295_3144640855829050_1973233625995449265_n-150x150.jpg" text:style-name="Internet_20_link" text:visited-style-name="Visited_20_Internet_20_Link">
347129295_3144640855829050_1973233625995449265_n-150x150.jpg</text:a>
', '<text:a xlink:type="simple" xlink:href="https://armyinform.com.ua/wp-content/uploads/2023/05/347131816_775415063959797_7408671780884682029_n-150x150.jpg" text:style-name="Internet_20_link" text:visited-style-name="Visited_20_Internet_20_Link">
347131816_775415063959797_7408671780884682029_n-150x150.jpg</text:a>
', '<text:a xlink:type="simple" xlink:href="https://armyinform.com.ua/wp-content/uploads/2023/05/348274221_237787445519294_1248728092844087827_n-150x150.jpg" text:style-name="Internet_20_link" text:visited-style-name="Visited_20_Internet_20_Link">
348274221_237787445519294_1248728092844087827_n-150x150.jpg</text:a>
', '<text:a xlink:type="simple" xlink:href="https://armyinform.com.ua/wp-content/uploads/2023/05/348328544_611258614262236_283534900723945998_n-150x150.jpg" text:style-name="Internet_20_link" text:visited-style-name="Visited_20_Internet_20_Link">
348328544_611258614262236_283534900723945998_n-150x150.jpg</text:a>
', '<text:a xlink:type="simple" xlink:href="https://armyinform.com.ua/wp-content/uploads/2023/05/348435668_1249780002339695_2631229482706562005_n-150x150.jpg" text:style-name="Internet_20_link" text:visited-style-name="Visited_20_Internet_20_Link">
348435668_1249780002339695_2631229482706562005_n-150x150.jpg</text:a>
']</text:p>
      <text:p text:style-name="P4">
Tags: ['STOPRUSSIA', 'АГРЕСІЯ РФ']</text:p>
      <text:p text:style-name="P4">
Category: News</text:p>
      <!--METADATA-->
      <text:p text:style-name="P4">
<draw:frame draw:style-name="fr1" draw:name="Image9" text:anchor-type="as-char" svg:width="6.9236in" svg:height="6.9236in" draw:z-index="0">
<draw:image xlink:href="../Images/AРМІЯINFORM/2023-05-21T45-00-00-04-00/348553752_980432649979075_5112328336899784074_n.jpg" xlink:type="simple" xlink:show="embed" xlink:actuate="onLoad" draw:mime-type="image/jpeg"/>
</draw:frame>
About it <text:a xlink:type="simple" xlink:href="https://www.facebook.com/JointForcesCommandAFU/posts/pfbid0Eq5ph8Xjdb4NNWdqpyfvBzX9GbzAE2K5qDnB1vQKQ95VBcMXXv1F7jTJo1TFRSaZl" text:style-name="Internet_20_link" text:visited-style-name="Visited_20_Internet_20_Link">
reported</text:a>
Command of the Joint Forces of the Armed Forces of Ukraine:</text:p>
      <text:p text:style-name="P4">
“In half a day, the calculation of M777 destroyed two" hyacinths "of the invaders in Kherson region.</text:p>
      <text:p text:style-name="P4">
This gun with high -precision M982 -managed excaliburisters of a large number of enemy artillery, armored vehicles and warehouses. "</text:p>
      <text:p text:style-name="P4">
<text:a xlink:type="simple" xlink:href="https://armyinform.com.ua/wp-content/uploads/2023/05/347129295_3144640855829050_1973233625995449265_n.jpg" text:style-name="Internet_20_link" text:visited-style-name="Visited_20_Internet_20_Link">
!(Images/AРМІЯINFORM/2023-05-21T45-00-00-04-00/347129295_3144640855829050_1973233625995449265_n-150x150.jpg)</text:a>
</text:p>
      <text:p text:style-name="P4">
<text:a xlink:type="simple" xlink:href="https://armyinform.com.ua/wp-content/uploads/2023/05/347131816_775415063959797_7408671780884682029_n.jpg" text:style-name="Internet_20_link" text:visited-style-name="Visited_20_Internet_20_Link">
<draw:frame draw:style-name="fr1" draw:name="Image10" text:anchor-type="as-char" svg:width="6.9236in" svg:height="6.9236in" draw:z-index="0">
<draw:image xlink:href="../Images/AРМІЯINFORM/2023-05-21T45-00-00-04-00/347131816_775415063959797_7408671780884682029_n-150x150.jpg" xlink:type="simple" xlink:show="embed" xlink:actuate="onLoad" draw:mime-type="image/jpeg"/>
</draw:frame>
</text:a>
</text:p>
      <text:p text:style-name="P4">
<text:a xlink:type="simple" xlink:href="https://armyinform.com.ua/wp-content/uploads/2023/05/348274221_237787445519294_1248728092844087827_n.jpg" text:style-name="Internet_20_link" text:visited-style-name="Visited_20_Internet_20_Link">
<draw:frame draw:style-name="fr1" draw:name="Image11" text:anchor-type="as-char" svg:width="6.9236in" svg:height="6.9236in" draw:z-index="0">
<draw:image xlink:href="../Images/AРМІЯINFORM/2023-05-21T45-00-00-04-00/348274221_237787445519294_1248728092844087827_n-150x150.jpg" xlink:type="simple" xlink:show="embed" xlink:actuate="onLoad" draw:mime-type="image/jpeg"/>
</draw:frame>
</text:a>
</text:p>
      <text:p text:style-name="P4">
<text:a xlink:type="simple" xlink:href="https://armyinform.com.ua/wp-content/uploads/2023/05/348328544_611258614262236_283534900723945998_n.jpg" text:style-name="Internet_20_link" text:visited-style-name="Visited_20_Internet_20_Link">
<draw:frame draw:style-name="fr1" draw:name="Image12" text:anchor-type="as-char" svg:width="6.9236in" svg:height="6.9236in" draw:z-index="0">
<draw:image xlink:href="../Images/AРМІЯINFORM/2023-05-21T45-00-00-04-00/348328544_611258614262236_283534900723945998_n-150x150.jpg" xlink:type="simple" xlink:show="embed" xlink:actuate="onLoad" draw:mime-type="image/jpeg"/>
</draw:frame>
</text:a>
</text:p>
      <text:p text:style-name="P4">
<text:a xlink:type="simple" xlink:href="https://armyinform.com.ua/wp-content/uploads/2023/05/348435668_1249780002339695_2631229482706562005_n.jpg" text:style-name="Internet_20_link" text:visited-style-name="Visited_20_Internet_20_Link">
<draw:frame draw:style-name="fr1" draw:name="Image13" text:anchor-type="as-char" svg:width="6.9236in" svg:height="6.9236in" draw:z-index="0">
<draw:image xlink:href="../Images/AРМІЯINFORM/2023-05-21T45-00-00-04-00/348435668_1249780002339695_2631229482706562005_n-150x150.jpg" xlink:type="simple" xlink:show="embed" xlink:actuate="onLoad" draw:mime-type="image/jpeg"/>
</draw:frame>
</text:a>
</text:p>
      <text:p text:style-name="P4">
News Source: <text:a xlink:type="simple" xlink:href="https://armyinform.com.ua/2023/05/21/za-piv-dnya-rozrahunok-m777-znyshhyv-dva-giaczynty-okupantiv-na-hersonshhyni-2/" text:style-name="Internet_20_link" text:visited-style-name="Visited_20_Internet_20_Link">
https://armyinform.com.ua/2023/05/21/za-piv-dnya-rozrahunok-m777-znyshhyv-dva-giaczynty-okupantiv-na-hersonshhyni-2/</text:a>
</text:p>
      <!--NEWS-->
      <text:h text:style-name="P10" text:outline-level="1">
<text:span text:style-name="T4">
Our aviation has made 10 beats in the enemy's concentration areas</text:span>
</text:h>
      <text:p text:style-name="P4">
Author: ['АРМІЯINFORM']</text:p>
      <text:p text:style-name="P4">
Time: 2023-05-21T46:00:00-04:00</text:p>
      <text:p text:style-name="P4">
Description: Avіaatsіya defense forces for Dob took 10 strikes in the districts of Zserdzhennya of the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vicziya_udar-1.jpg" text:style-name="Internet_20_link" text:visited-style-name="Visited_20_Internet_20_Link">
avicziya_udar-1.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14" text:anchor-type="as-char" svg:width="6.9236in" svg:height="4.834981in" draw:z-index="0">
<draw:image xlink:href="../Images/AРМІЯINFORM/2023-05-21T46-00-00-04-00/avicziya_udar-1.jpg" xlink:type="simple" xlink:show="embed" xlink:actuate="onLoad" draw:mime-type="image/jpeg"/>
</draw:frame>
<text:span text:style-name="T4">
 🔥 Situation on Russian invasion </text:span>
</text:p>
      <text:p text:style-name="P4">
The aviation of the Defense Forces per day has made 10 beats in the areas of concentration of personal staff and enemy military equipment. Also destroyed 4 shock and 7 reconnaissance UAVs of different types, <text:a xlink:type="simple" xlink:href="https://www.facebook.com/GeneralStaff.ua/posts/pfbid0wjEjTkQcRjPAbJRTSUywJeVCtrM6zMqRuC5ST3Hz5H2GFyXAK6hKYmqJJdiJ9XAel" text:style-name="Internet_20_link" text:visited-style-name="Visited_20_Internet_20_Link">
reports</text:a>
The General Staff of the Armed Forces of Ukraine.</text:p>
      <text:p text:style-name="P4">
The missile troops and artillery units were amazed by 4 areas of military equipment, 1 ammunition, 4 artillery units, 1 air defense and 1 important target.</text:p>
      <text:p text:style-name="P4">
News Source: <text:a xlink:type="simple" xlink:href="https://armyinform.com.ua/2023/05/21/nasha-aviacziya-zavdala-10-udariv-po-rajonah-zoseredzhennya-voroga/" text:style-name="Internet_20_link" text:visited-style-name="Visited_20_Internet_20_Link">
https://armyinform.com.ua/2023/05/21/nasha-aviacziya-zavdala-10-udariv-po-rajonah-zoseredzhennya-voroga/</text:a>
</text:p>
      <!--NEWS-->
      <text:h text:style-name="P10" text:outline-level="1">
<text:span text:style-name="T4">
Bakhmut and Marinka remain at the epicenter of hostilities</text:span>
</text:h>
      <text:p text:style-name="P4">
Author: ['АРМІЯINFORM']</text:p>
      <text:p text:style-name="P4">
Time: 2023-05-21T47:00:00-04:00</text:p>
      <text:p text:style-name="P4">
Description: The enemy is a sinking of Zoedzhuvati basic Zuill at Kupkiyansky, Liman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axmut-1.jpg" text:style-name="Internet_20_link" text:visited-style-name="Visited_20_Internet_20_Link">
baxmut-1.jpg</text:a>
']</text:p>
      <text:p text:style-name="P4">
Tags: ['STOPRUSSIA', 'АГРЕСІЯ РФ', 'ВТОРГНЕННЯ РФ', 'ГШ ЗСУ']</text:p>
      <text:p text:style-name="P4">
Category: News</text:p>
      <!--METADATA-->
      <text:p text:style-name="P4">
<draw:frame draw:style-name="fr1" draw:name="Image15" text:anchor-type="as-char" svg:width="6.9236in" svg:height="4.615733in" draw:z-index="0">
<draw:image xlink:href="../Images/AРМІЯINFORM/2023-05-21T47-00-00-04-00/baxmut-1.jpg" xlink:type="simple" xlink:show="embed" xlink:actuate="onLoad" draw:mime-type="image/jpeg"/>
</draw:frame>
** 🔥I</text:p>
      <text:p text:style-name="P4">
The enemy continues to focus on the main efforts on Kupyansk, Lyman, Bakhmut, Avdiiv and Mariinsky. In total, 53 combat clashes were held at the last day at the specified areas(https://www.facebook.com/GeneralStaff.ua/posts/pfbid0wjEjTkQcRjPAbJRTSUywJeVCtrM6zMqRuC5ST3Hz5H2GFyXAK6hKYmqJJdiJ9XAel?<text:span text:style-name="T4">
cft</text:span>
%5b0%5d=AZV0X2YFhgl4GZYraINiEfNCdQZ5IrvNuc5f2lWasaiD6OpZfnWExcBoZ5gxGvEM9NUtw3_xNiBVEwVemaIQPRhr-15AIdiCBhVTM-hRxxM6qc1VndDSEjSqUywErb)The General Staff of the Armed Forces of Ukraine.</text:p>
      <text:p text:style-name="P4">
Over the past day, the enemy struck 7 missile and 70 aviation strikes, and made 48 shelling from rocket launchers on the positions of our Yavsk and settlements. Peaceful people, destroyed and damaged private dwellings and other civilian infrastructure were injured.</text:p>
      <text:p text:style-name="P4">
The likelihood of rocket and aviation strikes throughout Ukraine is high, because the enemy continues to use terror tactics.</text:p>
      <text:p text:style-name="P4">
News Source: <text:a xlink:type="simple" xlink:href="https://armyinform.com.ua/2023/05/21/bahmut-ta-maryinka-zalyshayutsya-v-epiczentri-bojovyh-dij-3/" text:style-name="Internet_20_link" text:visited-style-name="Visited_20_Internet_20_Link">
https://armyinform.com.ua/2023/05/21/bahmut-ta-maryinka-zalyshayutsya-v-epiczentri-bojovyh-dij-3/</text:a>
</text:p>
      <!--NEWS-->
      <text:h text:style-name="P10" text:outline-level="1">
<text:span text:style-name="T4">
In Japan, the head of Ukrainian state met with President of Indonesia</text:span>
</text:h>
      <text:p text:style-name="P4">
Author: ['АРМІЯINFORM']</text:p>
      <text:p text:style-name="P4">
Time: 2023-05-21T48:00:00-04:00</text:p>
      <text:p text:style-name="P4">
Description: PID Hour Robochito VIZIT to Japanese for the Samiti “Coarse Semey” President of Ukraine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zelenskyj_vidodo.jpeg" text:style-name="Internet_20_link" text:visited-style-name="Visited_20_Internet_20_Link">
zelenskyj_vidodo.jpeg</text:a>
', '<text:a xlink:type="simple" xlink:href="https://armyinform.com.ua/wp-content/uploads/2023/05/zelenskyj_vidodo-2.jpeg" text:style-name="Internet_20_link" text:visited-style-name="Visited_20_Internet_20_Link">
zelenskyj_vidodo-2.jpeg</text:a>
']</text:p>
      <text:p text:style-name="P4">
Tags: ['STOPRUSSIA', 'ВОЛОДИМИР ЗЕЛЕНСЬКИЙ', 'ДЖОКО ВІДОДО', 'ІНДОНЕЗІЯ', 'ОФІС ПРЕЗИДЕНТА УКРАЇНИ', 'САМІТ G7', 'ЯПОНІЯ']</text:p>
      <text:p text:style-name="P4">
Category: News</text:p>
      <!--METADATA-->
      <text:p text:style-name="P4">
<draw:frame draw:style-name="fr1" draw:name="Image16" text:anchor-type="as-char" svg:width="6.9236in" svg:height="4.617948in" draw:z-index="0">
<draw:image xlink:href="../Images/AРМІЯINFORM/2023-05-21T48-00-00-04-00/zelenskyj_vidodo.jpeg" xlink:type="simple" xlink:show="embed" xlink:actuate="onLoad" draw:mime-type="image/jpeg"/>
</draw:frame>
During his working visit to Japan, Volodymyr Zelenskyy held a negotiation with the President of the Republic of Republic of Republic of Seven.</text:p>
      <text:p text:style-name="P4">
About this <text:a xlink:type="simple" xlink:href="https://www.president.gov.ua/news/u-yaponiyi-glava-ukrayinskoyi-derzhavi-proviv-zustrich-iz-pr-83049" text:style-name="Internet_20_link" text:visited-style-name="Visited_20_Internet_20_Link">
it is referred</text:a>
in the publication on the website of the Office of the President of Ukraine.</text:p>
      <text:p text:style-name="P4">
Volodymyr Zelenskyy informed the interlocutor about the course of the fighting in Ukraine. The head of the Ukrainian state drew attention to the shelling of the civil infrastructure of our country.</text:p>
      <text:p text:style-name="P4">
<draw:frame draw:style-name="fr1" draw:name="Image17" text:anchor-type="as-char" svg:width="6.9236in" svg:height="4.621503in" draw:z-index="0">
<draw:image xlink:href="../Images/AРМІЯINFORM/2023-05-21T48-00-00-04-00/zelenskyj_vidodo-2.jpeg" xlink:type="simple" xlink:show="embed" xlink:actuate="onLoad" draw:mime-type="image/jpeg"/>
</draw:frame>
He called on the President of Indonesia to promote Ukraine's efforts in the return of deported children.</text:p>
      <text:p text:style-name="P4">
Joko won the continuation of the Black Sea Grain Initiative. The parties have marked the importance of its expansion.</text:p>
      <text:p text:style-name="P4">
During the meeting, the leaders discussed the implementation of the Ukrainian Peace Formula. Vladimir Zelensky thanked the President of Indonesia for the invitation to participate in the Group of Twenty Group Summit in November 2022, at which the world was presented the Ukrainian formula of peace.</text:p>
      <text:p text:style-name="P4">
The President of Ukraine also expressed gratitude to Indonesia for his readiness to support our country's restoration, in particular in health care.</text:p>
      <text:p text:style-name="P4">
News Source: <text:a xlink:type="simple" xlink:href="https://armyinform.com.ua/2023/05/21/u-yaponiyi-glava-ukrayinskoyi-derzhavy-proviv-zustrich-iz-prezydentom-indoneziyi/" text:style-name="Internet_20_link" text:visited-style-name="Visited_20_Internet_20_Link">
https://armyinform.com.ua/2023/05/21/u-yaponiyi-glava-ukrayinskoyi-derzhavy-proviv-zustrich-iz-prezydentom-indoneziyi/</text:a>
</text:p>
      <!--NEWS-->
      <text:h text:style-name="P10" text:outline-level="1">
<text:span text:style-name="T4">
In the north direction of signs of offensive groups of the enemy was not revealed</text:span>
</text:h>
      <text:p text:style-name="P4">
Author: ['АРМІЯINFORM']</text:p>
      <text:p text:style-name="P4">
Time: 2023-05-21T49:00:00-04:00</text:p>
      <text:p text:style-name="P4">
Description: At Volinsky, she was promptly prompt. The situation without a vaults Zmin, familiarized ... the war with Ukraine 2022, the war with Ukraine is the latest news today, the news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tezhymo-1.jpg" text:style-name="Internet_20_link" text:visited-style-name="Visited_20_Internet_20_Link">
stezhymo-1.jpg</text:a>
']</text:p>
      <text:p text:style-name="P4">
Tags: ['STOPRUSSIA', 'АГРЕСІЯ РФ', 'ВІЙНА', 'ВТОРГНЕННЯ РФ', 'ГШ ЗСУ', 'ПІВНІЧНИЙ НАПРЯМОК']</text:p>
      <text:p text:style-name="P4">
Category: News</text:p>
      <!--METADATA-->
      <text:p text:style-name="P4">
<draw:frame draw:style-name="fr1" draw:name="Image18" text:anchor-type="as-char" svg:width="6.9236in" svg:height="4.32725in" draw:z-index="0">
<draw:image xlink:href="../Images/AРМІЯINFORM/2023-05-21T49-00-00-04-00/stezhymo-1.jpg" xlink:type="simple" xlink:show="embed" xlink:actuate="onLoad" draw:mime-type="image/jpeg"/>
</draw:frame>
** 🔥I</text:p>
      <text:p text:style-name="P4">
In the Volyn and Polissya directions, the operational situation without significant changes, no signs of formation of offensive groups were detected, <text:a xlink:type="simple" xlink:href="https://www.facebook.com/GeneralStaff.ua/posts/pfbid0wjEjTkQcRjPAbJRTSUywJeVCtrM6zMqRuC5ST3Hz5H2GFyXAK6hKYmqJJdiJ9XAel" text:style-name="Internet_20_link" text:visited-style-name="Visited_20_Internet_20_Link">
reports</text:a>
The General Staff of the Armed Forces of Ukraine.</text:p>
      <text:p text:style-name="P4">
In the Siversky and Slobozhansky directions, the enemy continues to retain a military presence in border areas with Ukraine. During the past, he had an aviation strike in the area of the settlement of the Kharkiv region, carried out mortar and artillery shelling of the settlements of the settlement Galaghanivka of Chernihiv region and Golishevsk, Volfin, Kindrativka, Yunakivka, Ugroida, as well Layer , Unbroken, buds, dugouts, Ustinovka and home in Kharkiv region.</text:p>
      <text:p text:style-name="P4">
News Source: <text:a xlink:type="simple" xlink:href="https://armyinform.com.ua/2023/05/21/na-pivnichnomu-napryamku-oznak-nastupalnyh-ugrupovan-voroga-ne-vyyavleno/" text:style-name="Internet_20_link" text:visited-style-name="Visited_20_Internet_20_Link">
https://armyinform.com.ua/2023/05/21/na-pivnichnomu-napryamku-oznak-nastupalnyh-ugrupovan-voroga-ne-vyyavleno/</text:a>
</text:p>
      <!--NEWS-->
      <text:h text:style-name="P10" text:outline-level="1">
<text:span text:style-name="T4">
In the temporarily captured territories, the occupiers turn even kindergartens into hospital</text:span>
</text:h>
      <text:p text:style-name="P4">
Author: ['АРМІЯINFORM']</text:p>
      <text:p text:style-name="P4">
Time: 2023-05-21T50:00:00-04:00</text:p>
      <text:p text:style-name="P4">
Description: Rosіyskіki Porters to re -enforce the Swell in Timchasovo perpavi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zagarbnyky.jpg" text:style-name="Internet_20_link" text:visited-style-name="Visited_20_Internet_20_Link">
zagarbnyky.jpg</text:a>
']</text:p>
      <text:p text:style-name="P4">
Tags: ['STOPRUSSIA', 'АГРЕСІЯ РФ', 'ВІЙНА', 'ВТОРГНЕННЯ РФ', 'ГШ ЗСУ']</text:p>
      <text:p text:style-name="P4">
Category: News</text:p>
      <!--METADATA-->
      <text:p text:style-name="P4">
<draw:frame draw:style-name="fr1" draw:name="Image19" text:anchor-type="as-char" svg:width="6.9236in" svg:height="3.883237in" draw:z-index="0">
<draw:image xlink:href="../Images/AРМІЯINFORM/2023-05-21T50-00-00-04-00/zagarbnyky.jpg" xlink:type="simple" xlink:show="embed" xlink:actuate="onLoad" draw:mime-type="image/jpeg"/>
</draw:frame>
** 🔥I</text:p>
      <text:p text:style-name="P4">
Russian invaders continue to refurbish education institutions in temporary -heated settlements of Ukraine to military medical institutions. In particular, the secondary school in the village of Azov, Zaporizhzhya region and a preschool educational institution in the village of Gladkivka, Kherson region, invaders were converted into field hospitals. There are about 50 accumants with injuries of varying severity on treatment, <text:a xlink:type="simple" xlink:href="https://www.facebook.com/GeneralStaff.ua/posts/pfbid0wjEjTkQcRjPAbJRTSUywJeVCtrM6zMqRuC5ST3Hz5H2GFyXAK6hKYmqJJdiJ9XAel" text:style-name="Internet_20_link" text:visited-style-name="Visited_20_Internet_20_Link">
reports</text:a>
The General Staff of the Armed Forces of Ukraine.</text:p>
      <text:p text:style-name="P4">
News Source: <text:a xlink:type="simple" xlink:href="https://armyinform.com.ua/2023/05/21/na-tymchasovo-zahoplenyh-terytoriyah-okupanty-peretvoryuyut-na-shpytali-navit-dytyachi-sadochky/" text:style-name="Internet_20_link" text:visited-style-name="Visited_20_Internet_20_Link">
https://armyinform.com.ua/2023/05/21/na-tymchasovo-zahoplenyh-terytoriyah-okupanty-peretvoryuyut-na-shpytali-navit-dytyachi-sadochky/</text:a>
</text:p>
      <!--NEWS-->
      <text:h text:style-name="P10" text:outline-level="1">
<text:span text:style-name="T4">
We need a global leadership of democracy - President Vladimir Zelensky's speech at a session of the Greater Seven and Ukraine Summit</text:span>
</text:h>
      <text:p text:style-name="P4">
Author: ['АРМІЯINFORM']</text:p>
      <text:p text:style-name="P4">
Time: 2023-05-21T51:00:00-04:00</text:p>
      <text:p text:style-name="P4">
Description: Pan Kishido, Pan Prem’r-Minіstra, an uncle for you for the request of Vidvіdati Samit. Roa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g7-2.jpeg" text:style-name="Internet_20_link" text:visited-style-name="Visited_20_Internet_20_Link">
g7-2.jpeg</text:a>
', '<text:a xlink:type="simple" xlink:href="https://armyinform.com.ua/wp-content/uploads/2023/05/g7-1.jpeg" text:style-name="Internet_20_link" text:visited-style-name="Visited_20_Internet_20_Link">
g7-1.jpeg</text:a>
', '<text:a xlink:type="simple" xlink:href="https://armyinform.com.ua/wp-content/uploads/2023/05/g7.jpeg" text:style-name="Internet_20_link" text:visited-style-name="Visited_20_Internet_20_Link">
g7.jpeg</text:a>
']</text:p>
      <text:p text:style-name="P4">
Tags: ['G7', 'STOPRUSSIA', 'ВИСТУП ПРЕЗИДЕНТА УКРАЇНИ', 'ВОЛОДИМИР ЗЕЛЕНСЬКИЙ', 'ОФІС ПРЕЗИДЕНТА УКРАЇНИ', 'ПРЕЗИДЕНТ УКРАЇНИ']</text:p>
      <text:p text:style-name="P4">
Category: News</text:p>
      <!--METADATA-->
      <text:p text:style-name="P4">
<draw:frame draw:style-name="fr1" draw:name="Image20" text:anchor-type="as-char" svg:width="6.9236in" svg:height="4.612849in" draw:z-index="0">
<draw:image xlink:href="../Images/AРМІЯINFORM/2023-05-21T51-00-00-04-00/g7-2.jpeg" xlink:type="simple" xlink:show="embed" xlink:actuate="onLoad" draw:mime-type="image/jpeg"/>
</draw:frame>
Mr. Kisido, Mr. Prime Minister, thank you for the invitation to visit the summit.</text:p>
      <text:p text:style-name="P4">
Dear colleagues!</text:p>
      <text:p text:style-name="P4">
During this war, Ukraine participated six times in meetings of the Seven Group, but online. Now - a moment for personal thanks.</text:p>
      <text:p text:style-name="P4">
We, together with you and all our allies and partners, have reached such a level of work that provides for democracy, international law, to freedom.</text:p>
      <text:p text:style-name="P4">
In the world, there were efforts to ignore and despise what we value. But now it is cenived. Now our power is growing. And anyone who can wish the anti -democratic country's aggression sees what the answer will be. And the more we will work with you, the less likely it is that someone in the world will go crazy. But is this enough?</text:p>
      <text:p text:style-name="P4">
Democracy needs more. I think we need the obvious global leadership of democracy. This is the main thing that we provide our cooperation.</text:p>
      <text:p text:style-name="P4">
<draw:frame draw:style-name="fr1" draw:name="Image21" text:anchor-type="as-char" svg:width="6.9236in" svg:height="4.612849in" draw:z-index="0">
<draw:image xlink:href="../Images/AРМІЯINFORM/2023-05-21T51-00-00-04-00/g7-1.jpeg" xlink:type="simple" xlink:show="embed" xlink:actuate="onLoad" draw:mime-type="image/jpeg"/>
</draw:frame>
Here are some examples.</text:p>
      <text:p text:style-name="P4">
For many years, we have heard that Russia can attack any country with hypersonic missiles that have not been knocked down. Russia wanted to be afraid of some moment to betray our values. Well, it is over. The "Petriets" of the Ukrainians have shown what democracy was capable of.</text:p>
      <text:p text:style-name="P4">
We together proved that the question is not how many missiles are in our country enemy, but in how many air defense systems we have. "Petriots", "Iris-T", "Nams", "Classes", "Samp-T"-they protect life in our cities and rescue a global safety brand for democracy.</text:p>
      <text:p text:style-name="P4">
When such air defense systems in Ukraine are enough to protect all cities, the world will see which air shield is able to create democracy. We are moving what the safety of the sky will be, not our enemy.</text:p>
      <text:p text:style-name="P4">
I thank you, dear leaders who helped Ukraine with air defense!Together, we have saved Russian rockets for thousands and thousands of lives of Ukrainians.</text:p>
      <text:p text:style-name="P4">
I am also grateful for the decision to train our pilots on modern fighters.</text:p>
      <text:p text:style-name="P4">
The air shield can only be complete when ground systems are filled with modern aircraft in the air. Now we are going on the way to eliminate the breakdown.</text:p>
      <text:p text:style-name="P4">
When our pilots know the F-16 and when these machines appear in our sky, it is not only for Ukraine. It will be a historic moment for the entire security architecture in Europe and the world.</text:p>
      <text:p text:style-name="P4">
<draw:frame draw:style-name="fr1" draw:name="Image22" text:anchor-type="as-char" svg:width="6.9236in" svg:height="4.613521in" draw:z-index="0">
<draw:image xlink:href="../Images/AРМІЯINFORM/2023-05-21T51-00-00-04-00/g7.jpeg" xlink:type="simple" xlink:show="embed" xlink:actuate="onLoad" draw:mime-type="image/jpeg"/>
</draw:frame>
Dear colleagues!Each decision for the protection of Ukraine and freedom guarantees the preservation of international rules based on the rules. As the house grows from the bricks, so the decision with you is growing freedom - we guarantee it. We, democracy.</text:p>
      <text:p text:style-name="P4">
And our answer is, in fact, the basis for the mandatory rules for preventing aggression.</text:p>
      <text:p text:style-name="P4">
Ukraine emphasizes the principle of preventive security. That is why our suggestions for the security package for Ukraine - when they work - will become a comprehensive factor. And not just for us.</text:p>
      <text:p text:style-name="P4">
There are "safety umbrellas" in the world. And they have to open when the sky is blackened. But how will it be the one at a time, while the "security umbrella" expands to a new ally?</text:p>
      <text:p text:style-name="P4">
Just as our actions with you have saved the international law of Tasvoboda during this war, our security guarantees will work to prevent the tragedy of war. They will work to stop the potential aggressor.</text:p>
      <text:p text:style-name="P4">
Ukraine would like our teams to place dots over "i" in the case of guaranteeing Vilnius - the summit for which the Euro -Atlantic is expected.</text:p>
      <text:p text:style-name="P4">
Thank you, Mr. President Biden, that you fill the content of global safety for democracy!Thank you for the leadership, for the weapons, for the decision to feed pilots. I believe that the wings of our common freedom will be more obvious in the world!Thank you to both parties of Congress and yours, Mr. President, a team and all a love -loving American hearts.</text:p>
      <text:p text:style-name="P4">
I thank you, Olafe, Mr. Chancellor, for your determination, which changes the history of democracy, for the long -term defensive and financial support of Ukraine, which gives stability to all our free Europe. I thank your colleagues in the government, thank the Bundestag and the whole people of Germany.</text:p>
      <text:p text:style-name="P4">
I thank you, Mr. Prime Minister, for your energy, which gives us more and more long-range opportunities. I believe that your leadership will help to give the obvious force of law when, together with our partners, a mom -tribunal on Russia's aggression. Thank you to your colleagues, the British Parliament and the whole British people.</text:p>
      <text:p text:style-name="P4">
I thank you, Emmanuel, Mr. President, for saving the values and that the support of France of Ukraine is a manifestation of respect for freedom people, for equality in international relations, for brotherhood between people.</text:p>
      <text:p text:style-name="P4">
I thank George Meloni for the power of her character gives us all. Thank you to the Government, Parliament and all Italians who support our people's protection.Thank you, Charles, thank you, Ursulo, for being more than institutions under your leadership of the Memorial Institution. It was once said that the EU is a Tsyburecracy. You prove that our association is not kept on bureaucracy, but of the durable values that give us a strong course!</text:p>
      <text:p text:style-name="P4">
Thank you, Fumio, Mr. Prime Minister, for the obvious leadership of Japan in Asia's fate of international law, thank you for comprehensive support from your country.</text:p>
      <text:p text:style-name="P4">
Dear colleagues!</text:p>
      <text:p text:style-name="P4">
We are united by another principle - rationality. We always act practically, protecting our values. And the obvious expression of rationality is the Ukrainian formula of peace. I thank you for the support of our formula.</text:p>
      <text:p text:style-name="P4">
The day before I was at the Summit of the Arab States League, and we do everything to connect the whole world around the formula of peace - around a peaceful summit, which will give a push of a formula.</text:p>
      <text:p text:style-name="P4">
I would like to discuss the steps from the implementation of the formula and details of the organization of a peaceful summit within our meetings today.</text:p>
      <text:p text:style-name="P4">
Thank you.</text:p>
      <text:p text:style-name="P4">
News Source: <text:a xlink:type="simple" xlink:href="https://armyinform.com.ua/2023/05/21/nam-potribne-globalne-liderstvo-demokratiyi-vystup-prezydenta-volodymyra-zelenskogo-na-sesiyi-samitu-krayin-velykoyi-simky-ta-ukrayiny/" text:style-name="Internet_20_link" text:visited-style-name="Visited_20_Internet_20_Link">
https://armyinform.com.ua/2023/05/21/nam-potribne-globalne-liderstvo-demokratiyi-vystup-prezydenta-volodymyra-zelenskogo-na-sesiyi-samitu-krayin-velykoyi-simky-ta-ukrayiny/</text:a>
</text:p>
      <!--NEWS-->
      <text:h text:style-name="P10" text:outline-level="1">
<text:span text:style-name="T4">
Defense forces per day eliminated 730 invaders and destroyed 84 units of enemy weapons</text:span>
</text:h>
      <text:p text:style-name="P4">
Author: ['АРМІЯINFORM']</text:p>
      <text:p text:style-name="P4">
Time: 2023-05-21T52:00:00-04:00</text:p>
      <text:p text:style-name="P4">
Description: Zagalni Boyov, Find the enemy on 02.24.22 to 05/2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21-05-2023-scaled.jpg" text:style-name="Internet_20_link" text:visited-style-name="Visited_20_Internet_20_Link">
vtraty_21-05-2023-scaled.jpg</text:a>
']</text:p>
      <text:p text:style-name="P4">
Tags: ['STOPRUSSIA', 'АГРЕСІЯ РФ', 'ВІЙНА', 'ВТОРГНЕННЯ РФ', 'ВТРАТИ ВОРОГА', 'ГШ ЗСУ']</text:p>
      <text:p text:style-name="P4">
Category: News</text:p>
      <!--METADATA-->
      <text:p text:style-name="P4">
<draw:frame draw:style-name="fr1" draw:name="Image23" text:anchor-type="as-char" svg:width="6.9236in" svg:height="6.912061in" draw:z-index="0">
<draw:image xlink:href="../Images/AРМІЯINFORM/2023-05-21T52-00-00-04-00/vtraty_21-05-2023-scaled.jpg" xlink:type="simple" xlink:show="embed" xlink:actuate="onLoad" draw:mime-type="image/jpeg"/>
</draw:frame>
The total fighting loss of the enemy from 24.02.22 to 21.05.23 will be orientated:</text:p>
      <text:p text:style-name="P4">
<text:span text:style-name="T4">
<text:span text:style-name="T5">
 Personnel - </text:span>
* 203160(+730)persons eliminated</text:span>
<text:span text:style-name="T5">
 tanks - </text:span>
<text:span text:style-name="T5">
 3783(+2)</text:span>
<text:span text:style-name="T4">
 combat armored vehicles - </text:span>
 7398(+16)<text:span text:style-name="T4">
<text:span text:style-name="T5">
 Artillery systems - </text:span>
<text:span text:style-name="T5">
 3258(+29)</text:span>
 </text:span>
 RSZV - <text:span text:style-name="T4">
 564(0)</text:span>
<text:span text:style-name="T5">
 air defense - </text:span>
<text:span text:style-name="T5">
 327(+2)</text:span>
<text:span text:style-name="T4">
 aircraft - </text:span>
 308(0)<text:span text:style-name="T4">
<text:span text:style-name="T5">
 helicopters - </text:span>
* 294(0)</text:span>
<text:span text:style-name="T5">
 UAV Operative Tactical Level-</text:span>
<text:span text:style-name="T5">
 2822(+21)</text:span>
<text:span text:style-name="T4">
 Winged missiles - </text:span>
 1011(0)<text:span text:style-name="T4">
<text:span text:style-name="T5">
 ships / boats - </text:span>
* 18(0)</text:span>
<text:span text:style-name="T5">
 Automobile equipment and tanks - </text:span>
<text:span text:style-name="T5">
 6115(+12)</text:span>
<text:span text:style-name="T4">
 Special equipment - </text:span>
 425(+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1.05.23.</text:p>
      <text:p text:style-name="P4">
News Source: <text:a xlink:type="simple" xlink:href="https://armyinform.com.ua/2023/05/21/syly-oborony-za-dobu-likviduvaly-730-okupantiv-ta-znyshhyly-84-odynyczi-vorozhogo-ozbroyennya/" text:style-name="Internet_20_link" text:visited-style-name="Visited_20_Internet_20_Link">
https://armyinform.com.ua/2023/05/21/syly-oborony-za-dobu-likviduvaly-730-okupantiv-ta-znyshhyly-84-odynyczi-vorozhogo-ozbroyennya/</text:a>
</text:p>
      <!--NEWS-->
      <text:h text:style-name="P10" text:outline-level="1">
<text:span text:style-name="T4">
Volodymyr Zelensky's speech at the working session of the summit "Towards a peaceful, stable and prosperous world" with the participation of G7, Ukraine and partners</text:span>
</text:h>
      <text:p text:style-name="P4">
Author: ['АРМІЯINFORM']</text:p>
      <text:p text:style-name="P4">
Time: 2023-05-21T53:00:00-04:00</text:p>
      <text:p text:style-name="P4">
Description: Pan Prem’r-Minіstra Kishido!Road Lideri!Uli MiM, the chance of statues of spials ... The war with Ukraine 2022, the war with Ukraine is the latest news today, the news war with Ukraine 2022 The last for today, will there be a war between Ukraine and Russia and when, the war with Ukraine will be or not, or not, will there Will there be a war with Ukraine in the near future, they say, the war with Ukraine, Ukrainian news today, Ukrainian news in Ukrainian media in Russian</text:p>
      <text:p text:style-name="P4">
Images: ['<text:a xlink:type="simple" xlink:href="https://armyinform.com.ua/wp-content/uploads/2023/05/f861b75f55a77d6a9cc8d50009867a4f_1684641971_extra_large.jpeg" text:style-name="Internet_20_link" text:visited-style-name="Visited_20_Internet_20_Link">
f861b75f55a77d6a9cc8d50009867a4f_1684641971_extra_large.jpeg</text:a>
']</text:p>
      <text:p text:style-name="P4">
Tags: ['STOPRUSSIA', 'АГРЕСІЯ РФ', 'ВІЙНА', 'ВОЛОДИМИР ЗЕЛЕНСЬКИЙ', 'ВТОРГНЕННЯ РФ', 'КРАЇН G7', 'ОФІС ПРЕЗИДЕНТА УКРАЇНИ']</text:p>
      <text:p text:style-name="P4">
Category: News</text:p>
      <!--METADATA-->
      <text:p text:style-name="P4">
<draw:frame draw:style-name="fr1" draw:name="Image24" text:anchor-type="as-char" svg:width="6.9236in" svg:height="4.617948in" draw:z-index="0">
<draw:image xlink:href="../Images/AРМІЯINFORM/2023-05-21T53-00-00-04-00/f861b75f55a77d6a9cc8d50009867a4f_1684641971_extra_large.jpeg" xlink:type="simple" xlink:show="embed" xlink:actuate="onLoad" draw:mime-type="image/jpeg"/>
</draw:frame>
<text:span text:style-name="T4">
 Mr. Prime Minister Kishido!</text:span>
</text:p>
      <text:p text:style-name="P4">
<text:span text:style-name="T4">
 Dear leaders!</text:span>
</text:p>
      <text:p text:style-name="P4">
We all have a chance to become co -authors of peace. This peace will not be for one country, as well as this war is not only harmful to Ukraine. The UN Charter and the order based on the direction were destroyed.</text:p>
      <text:p text:style-name="P4">
Everyone in the world has felt the destructive consequences of Russian aggression. Someone has worked out of crazy jumps for food or energy. Someone will see that in the case of a catastrophe on the Russian nuclear power plant, the wind is precious pollution to its land. Someone knows that if Russia manages to collapse the stolen Ukrainian territory, then on its land a receiving neighbor.</text:p>
      <text:p text:style-name="P4">
Our world is big, but we all have in it together. And this is our common thing - peace.</text:p>
      <text:p text:style-name="P4">
At one time, until February 24, Ukraine spent more than 180 rounds with Russia - 183 - in various formats for termination of aggression. There were respectful international intermediaries in those interrogations, and they saw that Russia was not looking for peace.</text:p>
      <text:p text:style-name="P4">
The truce did not work. It lasted seven years, and during this time thousands of people were killed. Now nothing has changed, except that we, when we defended ourselves, weakened Russia. Now she is frankly looking for frosts of war. Not for the sake of peace, but for the sake of winning a little time, growing strength and hitting again.</text:p>
      <text:p text:style-name="P4">
The one who has embarked on the path of terror does not come from him.</text:p>
      <text:p text:style-name="P4">
That is why our formula of peace and international law are needed. Ukraine has proposed a formula of peace to the world. While the Russian invaders remain on our earth, no one will sit at the table of negotiations with Russia. The colonizer must go away. Alesvit has a power sufficient to make Russia to restore Russia step by step. We have proven that.</text:p>
      <text:p text:style-name="P4">
As an example, food safety. This is one of the points of our peace formula.</text:p>
      <text:p text:style-name="P4">
When Russia blocked our sea, we found a way out. We agreed with the UN Iturechyna to create a corridor for food exports so that no one in the world will be angry or food shortages.</text:p>
      <text:p text:style-name="P4">
Together we stabilized the markets. So we gave the world an element of peace. And by analogy, it can also work for each other point of the formula of peace, starting with radiation - which is very dangerous - and energy security and ending the restoration of the full force of the UN Charter and our territorial integrity, so that they have been violated by Russia.</text:p>
      <text:p text:style-name="P4">
We have developed a peace formula so that each of its points is supported by resolutions. So that everyone in the world can choose the point that can help realize.From Japan to Arab countries, from Europe to Latin America - we find support for the formula of peace. And we continue this work.</text:p>
      <text:p text:style-name="P4">
Soon - 500 days of a full -scale war, in July it will be. And this is a symbolic time of time, a good moon to collect the formula of peace - the world of world. The summit of anyone who respects honesty and wants to end this war. I am going to join together!</text:p>
      <text:p text:style-name="P4">
Even if we are divided by the distance, we are united by a common understanding: you were bruised, if your home had fallen into your home if the enemy came to your gate ideported your children, you would not seem to be colonialists, you would unite all world, you would fight like We fight.</text:p>
      <text:p text:style-name="P4">
<text:span text:style-name="T4">
Thank you!</text:span>
</text:p>
      <text:p text:style-name="P4">
News Source: <text:a xlink:type="simple" xlink:href="https://armyinform.com.ua/2023/05/21/vystup-volodymyra-zelenskogo-na-robochij-sesiyi-samitu-nazustrich-myrnomu-stabilnomu-ta-proczvitayuchomu-svitu-za-uchastyu-krayin-g7-ukrayiny-ta-partneriv/" text:style-name="Internet_20_link" text:visited-style-name="Visited_20_Internet_20_Link">
https://armyinform.com.ua/2023/05/21/vystup-volodymyra-zelenskogo-na-robochij-sesiyi-samitu-nazustrich-myrnomu-stabilnomu-ta-proczvitayuchomu-svitu-za-uchastyu-krayin-g7-ukrayiny-ta-partneriv/</text:a>
</text:p>
      <!--NEWS-->
      <text:h text:style-name="P10" text:outline-level="1">
<text:span text:style-name="T4">
Soon - summer vacations. Where this year or on preferential conditions will be able to rest the children of servicemen</text:span>
</text:h>
      <text:p text:style-name="P4">
Author: ['Володимир Поліщук']</text:p>
      <text:p text:style-name="P4">
Time: 2023-05-21T89:00:00-04:00</text:p>
      <text:p text:style-name="P4">
Description: Nebobar - Litni Kanikuli. The Mini Costorus has arisen, Sho Tsoyo Roku Toni ... War with Ukraine 2022, War with Ukraine Latest News today, News War with Ukraine 2022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5/a9b7d4b3-d0dd-4d73-823d-4ed6cd2faf09-scaled.jpg" text:style-name="Internet_20_link" text:visited-style-name="Visited_20_Internet_20_Link">
a9b7d4b3-d0dd-4d73-823d-4ed6cd2faf09-scaled.jpg</text:a>
']</text:p>
      <text:p text:style-name="P4">
Tags: ['ВІДПОЧИНОК', 'ДІТИ УЧАСНИКІВ АТО', 'СОЦІАЛЬНИЙ ЗАХИСТ']</text:p>
      <text:p text:style-name="P4">
Category: News</text:p>
      <!--METADATA-->
      <text:p text:style-name="P4">
<draw:frame draw:style-name="fr1" draw:name="Image25" text:anchor-type="as-char" svg:width="6.9236in" svg:height="4.604194in" draw:z-index="0">
<draw:image xlink:href="../Images/AРМІЯINFORM/2023-05-21T89-00-00-04-00/a9b7d4b3-d0dd-4d73-823d-4ed6cd2faf09-scaled.jpg" xlink:type="simple" xlink:show="embed" xlink:actuate="onLoad" draw:mime-type="image/jpeg"/>
</draw:frame>
Photo of Edik-camp.com</text:p>
      <text:p text:style-name="P4">
<text:span text:style-name="T4">
 Soon - summer holidays. The Ministry of Education has found that this rocky will begin on May 25 and will last until September 1. </text:span>
</text:p>
      <text:p text:style-name="P4">
<text:span text:style-name="T4">
 And although the number of children's camps in Ukraine in connection with Russian aggression and the occupation of part of its territory has decreased significantly, our children will still have to relax and get well. Armyinform correspondent has tried to find out what children's camps this summer will be free of charge or on preferential conditions will receive children of servicemen. </text:span>
</text:p>
      <text:h text:style-name="P12" text:outline-level="3">
<text:span text:style-name="T4">
<text:span text:style-name="T4">
 Summer camps, free for children of servicemen </text:span>
</text:span>
</text:h>
      <text:p text:style-name="P4">
<text:a xlink:type="simple" xlink:href="https://www.enableme.com.ua/ua/article/bezkostovni-litni-tabori-dla-ditej-u-2023-roci-9944" text:style-name="Internet_20_link" text:visited-style-name="Visited_20_Internet_20_Link">
List</text:a>
free summer camps for children in 2023 provides <text:a xlink:type="simple" xlink:href="http://enableme.com.ua/" text:style-name="Internet_20_link" text:visited-style-name="Visited_20_Internet_20_Link">
enableme.com.ua</text:a>
.</text:p>
      <text:p text:style-name="P4">
У 2023 році кілька організацій відкрили набір у пільгові дитячі літні таборидля реабілітації та відпочинку дітей. У цій статті ви зможете знайтиінформацію про умови отримання безплатного відпочинку, а також контактнуінформацію організаторів таборів.</text:p>
      <text:h text:style-name="P12" text:outline-level="3">
<text:span text:style-name="T4">
<text:span text:style-name="T4">
Ukrainian Gen Camp</text:span>
</text:span>
</text:h>
      <text:p text:style-name="P4">
З 17 квітня у Карпатах почав роботу Gen.Camp — оздоровчо-освітній табір дляпсихологічної реабілітації дітей з гарячих точок України. Це безплатнаініціатива, яку фінансує фундація Олени Зеленської.</text:p>
      <text:p text:style-name="P4">
Участь у таборі безплатна, реабілітація проводиться за кошти українськихмеценатів.</text:p>
      <text:p text:style-name="P4">
Хто може стати учасником Gen.Camp?</text:p>
      <text:p text:style-name="P4">
Діти віком 7-11 років, які мають яскраво виражені ознаки психологічної травми,спричиненої війною, та потребують якнайшвидшої допомоги.</text:p>
      <text:h text:style-name="P12" text:outline-level="3">
<text:span text:style-name="T4">
<text:span text:style-name="T4">
Літній безплатний реабілітаційний табір «Небокрай»</text:span>
</text:span>
</text:h>
      <text:p text:style-name="P4">
Безплатний реабілітаційний табір для дітей був створений за ініціативи КАД«Небокрай», та проводиться за підтримки Благодійної Організації «БФ СЯГАЙНЕБЕС», а також благодійників — фізичних та юридичних осіб як в Україні, так іза її межами.</text:p>
      <text:p text:style-name="P4">
Мета проєкту — надання безплатного відпочинку та створення сприятливих умовдля швидкої реабілітації дітей, що постраждали від збройної агресії російськоїфедерації в Україні.</text:p>
      <text:p text:style-name="P4">
Табір відбудеться влітку 2023 року на Закарпатті в Україні, в дві зміни. Першазміна 1-16 липня, друга зміна 15-30 серпня 2023 року. Кількість дітей на зміні— до 60 дітей. Зміна триває 14 днів.</text:p>
      <text:p text:style-name="P4">
Who can get a vacation at the Skhraray camp?</text:p>
      <text:p text:style-name="P4">
You can apply for free rehabilitation and recreation of a child aged 9-16, if from February 24, 2022 it has not yet been rehabilitated by Vetabor "Nebraray".</text:p>
      <text:p text:style-name="P4">
The camp accepts children who have lost their loved ones as a result of hostilities who have been occupied in occupation, were under dense intense shelling, lost their home.</text:p>
      <text:p text:style-name="P4">
Children whose parents/parents are fighting in the area of active fighting will also rest for free. If you have a camp question can be contacted with <text:a xlink:type="simple" xlink:href="https://www.facebook.com/nebokray.club" text:style-name="Internet_20_link" text:visited-style-name="Visited_20_Internet_20_Link">
organizers</text:a>
by phone+38(095)277-75-72, +38(096)065-65-04, or send questions to <text:a xlink:type="simple" xlink:href="https://armyinform.com.ua/cdn-cgi/l/email-protection#e6888384898d94879fc8858a9384a6818b878f8ac885898b" text:style-name="Internet_20_link" text:visited-style-name="Visited_20_Internet_20_Link">
[Emailprotected] com</text:a>
### <text:span text:style-name="T4">
 Ranch Edelweiss camp </text:span>
</text:p>
      <text:p text:style-name="P4">
In 2022, the Edelweiss ranch camp in the Carpathians received 358 children for free. In 20123, the camp continues to return their childhood to young Ukrainians.</text:p>
      <text:p text:style-name="P4">
Who can get a free rest at the Ranch Edelweiss camp?</text:p>
      <text:p text:style-name="P4">
In the summer of 2023, preferential status for recreation for children is used for charitable children: children who have lost one or two parents as a result of Russian aggression; children who at this time protect the country in zincies at this point; Children who have IDP status and for objective reasons cannot turn home(destroyed housing, occupied territory or zone of combat).</text:p>
      <text:p text:style-name="P4">
Пільговий статус не надається дітям, які вже відпочивали у таборі заблагодійні кошти у 2022-2023 роках. <text:span text:style-name="T4">
Для запису у лист очікування необхіднонадати:</text:span>
</text:p>
      <ul>
        <li>
прізвище та ім’я дитини;  * дату народження;  * місто, інформація про трансфер (Kyiv/Dnipro/Odesa/Lviv); * Name of one parent, phone number with Weiber; * e-mail of one parent; * Scancopy of a document confirming preferential status.</li>
      </ul>
      <text:p text:style-name="P4">
News Source: <text:a xlink:type="simple" xlink:href="https://armyinform.com.ua/2023/05/21/nezabarom-litni-kanikuly-de-czogo-roku-bezkoshtovno-abo-na-pilgovyh-umovah-zmozhut-vidpochyty-dity-vijskovosluzhbovcziv/" text:style-name="Internet_20_link" text:visited-style-name="Visited_20_Internet_20_Link">
https://armyinform.com.ua/2023/05/21/nezabarom-litni-kanikuly-de-czogo-roku-bezkoshtovno-abo-na-pilgovyh-umovah-zmozhut-vidpochyty-dity-vijskovosluzhbovcziv/</text:a>
</text:p>
      <!--NEWS-->
      <text:h text:style-name="P10" text:outline-level="1">
<text:span text:style-name="T4">
Enemy losses per week - 4280 invaders and 542 weapons and military equipment</text:span>
</text:h>
      <text:p text:style-name="P4">
Author: ['АРМІЯINFORM']</text:p>
      <text:p text:style-name="P4">
Time: 2023-05-21T93:00:00-04:00</text:p>
      <text:p text:style-name="P4">
Description: About Tse with his Telegram-channel, having written the perishable intercessor of Minstra defense Ukrainian ... War with Ukraine 2022, the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ee9dfc8e-0c31-46e2-80bd-d9b03ecf74b1.jpg" text:style-name="Internet_20_link" text:visited-style-name="Visited_20_Internet_20_Link">
ee9dfc8e-0c31-46e2-80bd-d9b03ecf74b1.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26" text:anchor-type="as-char" svg:width="6.9236in" svg:height="5.014077in" draw:z-index="0">
<draw:image xlink:href="../Images/AРМІЯINFORM/2023-05-21T93-00-00-04-00/ee9dfc8e-0c31-46e2-80bd-d9b03ecf74b1.jpg" xlink:type="simple" xlink:show="embed" xlink:actuate="onLoad" draw:mime-type="image/jpeg"/>
</draw:frame>
About it in your Telegram channel <text:a xlink:type="simple" xlink:href="https://t.me/Pavliuk_KSV/4273" text:style-name="Internet_20_link" text:visited-style-name="Visited_20_Internet_20_Link">
wrote</text:a>
First Deputy Minister of Defense of Ukraine Lieutenant General Alexander Pavlyuk.</text:p>
      <text:p text:style-name="P4">
<text:span text:style-name="T4">
 Enemy Loss in the week: </text:span>
</text:p>
      <ul>
        <li>
4280 destroyed occupiers, * 542 units of weapons and military equipment</li>
      </ul>
      <text:p text:style-name="P4">
<text:span text:style-name="T4">
 In the week from May 15 to 21, the Defense forces of Ukraine destroyed about 4280 persons of the enemy personnel. </text:span>
</text:p>
      <text:p text:style-name="P4">
<text:span text:style-name="T4">
 Significant losses suffered weapons/military equipment of Russian troops: </text:span>
</text:p>
      <ul>
        <li>
27 tanks * 73 combat armored vehicles * 142 artillery systems * 2 RSZV * 13 air defense installations * 97 units of auto equipment * 21 units of special equipment</li>
      </ul>
      <text:p text:style-name="P4">
In addition, 41 enemy rocket and 126 UAVs were shot down by our defenders.</text:p>
      <text:p text:style-name="P4">
We keep the pace!Together to victory!</text:p>
      <text:p text:style-name="P4">
News Source: <text:a xlink:type="simple" xlink:href="https://armyinform.com.ua/2023/05/21/vtraty-voroga-za-tyzhden-4280-osib-ta-542-odynycz-ozbroyennya-ta-vijskovoyi-tehniky/" text:style-name="Internet_20_link" text:visited-style-name="Visited_20_Internet_20_Link">
https://armyinform.com.ua/2023/05/21/vtraty-voroga-za-tyzhden-4280-osib-ta-542-odynycz-ozbroyennya-ta-vijskovoyi-tehniky/</text:a>
</text:p>
      <!--NEWS-->
      <text:h text:style-name="P10" text:outline-level="1">
<text:span text:style-name="T4">
In Sumy region, evacuation from individual settlements of the Okhtyr community is announced</text:span>
</text:h>
      <text:p text:style-name="P4">
Authors: Ukrinform (Person)</text:p>
      <text:p text:style-name="P4">
Publisher: Укринформ (Organization)</text:p>
      <text:p text:style-name="P4">
Published Time: 2023-05-22T-120:44:00+03:00</text:p>
      <text:p text:style-name="P4">
Modified Time: 2023-05-22T17:44:00+03:00</text:p>
      <text:p text:style-name="P4">
Description: In Sumy region, evacuation of civilians from individual settlements of the Okhtyr community is announced. - Ukrinform.</text:p>
      <text:p text:style-name="P4">
Images: ['<text:a xlink:type="simple" xlink:href="https://static.ukrinform.com/photos/2022_05/thumb_files/630_360_1653289692-302.jpg" text:style-name="Internet_20_link" text:visited-style-name="Visited_20_Internet_20_Link">
630_360_16532...</text:a>
']</text:p>
      <text:p text:style-name="P4">
Tags: ['Евакуація', 'Обстріл', 'Сумщина', 'Війна з Росією']</text:p>
      <text:p text:style-name="P4">
Type: Article</text:p>
      <!--METADATA-->
      <text:p text:style-name="P4">
<draw:frame draw:style-name="fr1" draw:name="Image27" text:anchor-type="as-char" svg:width="6.9236in" svg:height="3.956343in" draw:z-index="0">
<draw:image xlink:href="../Images/yкринформ/2023-05-22T-120-44-00-03-00/630_360_1653289692-302.jpg" xlink:type="simple" xlink:show="embed" xlink:actuate="onLoad" draw:mime-type="image/jpeg"/>
</draw:frame>
The evacuation of civilians from certain settlements of the horses' community is announced.</text:p>
      <text:p text:style-name="P4">
This was reported in <text:a xlink:type="simple" xlink:href="http://t.me/Sumy_news_ODA/16338" text:style-name="Internet_20_link" text:visited-style-name="Visited_20_Internet_20_Link">
</text:a>
Sumy Ova, reports Ukrinform.</text:p>
      <text:p text:style-name="P4">
"The enemy has significantly increased the fire impact on the territory of individual border communities. In order to prevent the deaths of people in these communities, measures to protect residents, including transportation to safe places, are taking place," the statement reads.</text:p>
      <text:p text:style-name="P4">
These communities are reportedly provided.</text:p>
      <text:p text:style-name="P4">
<text:span text:style-name="T4">
 Read also: </text:span>
 <text:a xlink:type="simple" xlink:href="https://www.ukrinform.ua/rubric-regions/3703630-na-dnipropetrovsini-organizuvali-19-evakuacijnih-rejsiv.html" text:style-name="Internet_20_link" text:visited-style-name="Visited_20_Internet_20_Link">
<text:span text:style-name="T4">
 evacuation </text:span>
</text:a>
OVA also noted that the management of the district military administration, representatives [] are currently on the site(https://www.ukrinform.ua/tag-policia).</text:p>
      <text:p text:style-name="P4">
The military administration emphasized that the situation in the region was controlled.</text:p>
      <text:p text:style-name="P4">
Citizens are asked to keep calm and use only official sources, in no way spread rumors and fakes.</text:p>
      <text:p text:style-name="P4">
<text:span text:style-name="T4">
 Read also: </text:span>
 <text:a xlink:type="simple" xlink:href="https://www.ukrinform.ua/rubric-ato/3711487-vijska-rf-trici-obstrilali-prikordonna-cernigivsini-i-sumsini.html" text:style-name="Internet_20_link" text:visited-style-name="Visited_20_Internet_20_Link">
<text:span text:style-name="T4">
 Sumy region </text:span>
</text:a>
As it was reported, during May 21 Russian aggressors <text:a xlink:type="simple" xlink:href="https://www.ukrinform.ua/rubric-ato/3712365-vorog-za-den-obstrilav-sim-gromad-sumsini-poskodzeni-zitlovi-budinki.html" text:style-name="Internet_20_link" text:visited-style-name="Visited_20_Internet_20_Link">
</text:a>
 .</text:p>
      <text:p text:style-name="P4">
News Source: <text:a xlink:type="simple" xlink:href="https://www.ukrinform.ua/rubric-regions/3712699-na-sumsini-ogolosuut-evakuaciu-iz-okremih-naselenih-punktiv-ohtirskoi-gromadi.html" text:style-name="Internet_20_link" text:visited-style-name="Visited_20_Internet_20_Link">
https://www.ukrinform.ua/rubric-regions/3712699-na-sumsini-ogolosuut-evakuaciu-iz-okremih-naselenih-punktiv-ohtirskoi-gromadi.html</text:a>
</text:p>
      <!--NEWS-->
      <text:h text:style-name="P10" text:outline-level="1">
<text:span text:style-name="T4">
The forces of special operations destroyed the observation complex of the Russian Federation, which revealed the equipment and fighters of the Armed Forces</text:span>
</text:h>
      <text:p text:style-name="P4">
Authors: Ukrinform (Person)</text:p>
      <text:p text:style-name="P4">
Publisher: Укринформ (Organization)</text:p>
      <text:p text:style-name="P4">
Published Time: 2023-05-22T-124:41:00+03:00</text:p>
      <text:p text:style-name="P4">
Modified Time: 2023-05-22T17:41:00+03:00</text:p>
      <text:p text:style-name="P4">
Description: The soldiers of the Special Operations of the Armed Forces of Ukraine with the help of a shock drone destroyed the Russian optical-electronic complex "Irony", designed to observe and collect information about various objects. - Ukrinform.</text:p>
      <text:p text:style-name="P4">
Images: ['<text:a xlink:type="simple" xlink:href="https://static.ukrinform.com/photos/2023_05/thumb_files/630_360_1684766484-610.png" text:style-name="Internet_20_link" text:visited-style-name="Visited_20_Internet_20_Link">
630_360_16847...</text:a>
']</text:p>
      <text:p text:style-name="P4">
Tags: ['Безпілотник', 'ССО', 'Війна з Росією']</text:p>
      <text:p text:style-name="P4">
Type: Article</text:p>
      <!--METADATA-->
      <text:p text:style-name="P4">
<draw:frame draw:style-name="fr1" draw:name="Image28" text:anchor-type="as-char" svg:width="6.9236in" svg:height="3.956343in" draw:z-index="0">
<draw:image xlink:href="../Images/yкринформ/2023-05-22T-124-41-00-03-00/630_360_1684766484-610.png" xlink:type="simple" xlink:show="embed" xlink:actuate="onLoad" draw:mime-type="image/png"/>
</draw:frame>
Fighting special operations of the Armed Forces of Ukraine with the help of a shock drone Russian Optical-Electronic Complex "Irony", intended for conservation and collecting information about various objects.</text:p>
      <text:p text:style-name="P4">
According to Ukrinform, the press service of special operations forces reported in <text:a xlink:type="simple" xlink:href="http://t.me/ukr_sof/562" text:style-name="Internet_20_link" text:visited-style-name="Visited_20_Internet_20_Link">
</text:a>
.</text:p>
      <text:p text:style-name="P4">
The complex was installed by invaders on one of the operating areas. According to him, they gathered information about the actions of the Defense Forces of Ukraine and identified the equipment and personnel of the Armed Forces.</text:p>
      <text:p text:style-name="P4">
The thermal imager and the rangefinder, which are equipped with such complexes, as well as the function of proving allowed the enemy to conduct round -the -clock observation and to react on time to the actions of Ukrainian units.</text:p>
      <text:p text:style-name="P4">
<text:span text:style-name="T5">
Viso: <text:a xlink:type="simple" xlink:href="https://t.me/ukr_sof/562" text:style-name="Internet_20_link" text:visited-style-name="Visited_20_Internet_20_Link">
</text:a>
</text:span>
</text:p>
      <text:p text:style-name="P4">
"The SCO group of Ukraine, with the help of a shock drone, worked on the enemy complex and destroyed it, depriving the enemy of an important element of intelligence. During the work of the Warriors of the SCO, their cover was provided by friendly units of the Silaboron of Ukraine," the press service said.</text:p>
      <text:p text:style-name="P4">
<text:span text:style-name="T4">
 Read also: </text:span>
 <text:a xlink:type="simple" xlink:href="https://www.ukrinform.ua/rubric-ato/3708202-sili-specoperacij-znisili-dvi-rosijskih-sau-na-hersonskomu-napramku.html" text:style-name="Internet_20_link" text:visited-style-name="Visited_20_Internet_20_Link">
<text:span text:style-name="T4">
 forces </text:span>
 <text:span text:style-name="T4">
 special operations </text:span>
</text:a>
As reported by Ukrinform, in the course of full -scale full -scale against Ukraine <text:a xlink:type="simple" xlink:href="https://www.ukrinform.ua/rubric-ato/3712403-sili-oboroni-za-dobu-znisili-720-zagarbnikiv-i-litak.html" text:style-name="Internet_20_link" text:visited-style-name="Visited_20_Internet_20_Link">
</text:a>
About 203 thousand 880 of their military units of military equipment.</text:p>
      <text:p text:style-name="P4">
<text:span text:style-name="T5">
Foto: Irina Nazarchuk/rfe/rl</text:span>
</text:p>
      <text:p text:style-name="P4">
News Source: <text:a xlink:type="simple" xlink:href="https://www.ukrinform.ua/rubric-ato/3712696-sili-specoperacij-znisili-spostereznij-kompleks-rf-akij-viavlav-tehniku-j-osobovij-sklad-zsu.html" text:style-name="Internet_20_link" text:visited-style-name="Visited_20_Internet_20_Link">
https://www.ukrinform.ua/rubric-ato/3712696-sili-specoperacij-znisili-spostereznij-kompleks-rf-akij-viavlav-tehniku-j-osobovij-sklad-zsu.html</text:a>
</text:p>
      <!--NEWS-->
      <text:h text:style-name="P10" text:outline-level="1">
<text:span text:style-name="T4">
NATO Parliamentary Assembly recognized Russia's crimes against Ukraine genocide</text:span>
</text:h>
      <text:p text:style-name="P4">
Authors: Ukrinform (Person)</text:p>
      <text:p text:style-name="P4">
Publisher: Укринформ (Organization)</text:p>
      <text:p text:style-name="P4">
Published Time: 2023-05-22T-155:53:00+03:00</text:p>
      <text:p text:style-name="P4">
Modified Time: 2023-05-22T15:53:00+03:00</text:p>
      <text:p text:style-name="P4">
Description: The NATO Parliamentary Assembly recognized the crimes of the Russian Federation against Ukraine with genocide, and the terrorist regime in the Russian Federation - Rashism. - Ukrinform.</text:p>
      <text:p text:style-name="P4">
Images: ['<text:a xlink:type="simple" xlink:href="https://static.ukrinform.com/photos/2023_01/thumb_files/630_360_1673940630-969.jpg" text:style-name="Internet_20_link" text:visited-style-name="Visited_20_Internet_20_Link">
630_360_16739...</text:a>
']</text:p>
      <text:p text:style-name="P4">
Tags: ['Геноцид', 'НАТО', 'Війна з Росією', 'Рашизм']</text:p>
      <text:p text:style-name="P4">
Type: Article</text:p>
      <!--METADATA-->
      <text:p text:style-name="P4">
<draw:frame draw:style-name="fr1" draw:name="Image29" text:anchor-type="as-char" svg:width="6.9236in" svg:height="3.956343in" draw:z-index="0">
<draw:image xlink:href="../Images/yкринформ/2023-05-22T-155-53-00-03-00/630_360_1673940630-969.jpg" xlink:type="simple" xlink:show="embed" xlink:actuate="onLoad" draw:mime-type="image/jpeg"/>
</draw:frame>
The NATO Parliamentary Assembly recognized the crimes of the Russian Federation against Ukraine Genocide, and the terrorist regime in the Russian Federation - Rashism.</text:p>
      <text:p text:style-name="P4">
This was reported by the head of the Ukrainian delegation at NATO PA Yegor Chernev in <text:a xlink:type="simple" xlink:href="http://m.facebook.com/story.php" text:style-name="Internet_20_link" text:visited-style-name="Visited_20_Internet_20_Link">
</text:a>
, reports Ukrinform.</text:p>
      <text:p text:style-name="P4">
“The NATO Parliamentary Assembly has recognized Russia's crimes against Ukraine as genocide, atherorist regime in Russian Federation. Unanimously, ”the People's Deputy wrote.</text:p>
      <text:p text:style-name="P4">
According to him, the NATO also called on the governments of the Member States openly announced the summit in Vilnius that Ukraine would become a member of the Alliance and agreed specific steps for Ukraine's accession to <text:a xlink:type="simple" xlink:href="https://www.ukrinform.ua/tag-nato" text:style-name="Internet_20_link" text:visited-style-name="Visited_20_Internet_20_Link">
</text:a>
.</text:p>
      <text:p text:style-name="P4">
<text:span text:style-name="T4">
 Read also: </text:span>
 <text:a xlink:type="simple" xlink:href="https://www.ukrinform.ua/rubric-polytics/3703692-rada-zvernulas-do-svitu-iz-zaklikom-zasuditi-rasizm-ta-viznati-rf-derzavouteroristom.html" text:style-name="Internet_20_link" text:visited-style-name="Visited_20_Internet_20_Link">
<text:span text:style-name="T4">
 Rashism </text:span>
</text:a>
“This is our diplomatic victory. All our key wishes for the final text of the declaration are taken into account, ”the politician is convinced.</text:p>
      <text:p text:style-name="P4">
Chernev noted that the text of the Declaration refers to the support of the international tribunal, assistance to Ukraine before and after victory, condemnation of the ideology of reashism, restoration of territorial integrity, as well as sanctions, repair "Marshall Plan".</text:p>
      <text:p text:style-name="P4">
<text:span text:style-name="T4">
 Read also: </text:span>
 <text:a xlink:type="simple" xlink:href="https://www.ukrinform.ua/rubric-ato/3701763-zelenskij-viroki-za-genocid-budut-ak-i-za-vsi-insi-zlocini-rosii-proti-ukraini.html" text:style-name="Internet_20_link" text:visited-style-name="Visited_20_Internet_20_Link">
<text:span text:style-name="T4">
 genocide </text:span>
</text:a>
“The foundation for the NATO summit in Vilnius is laid. The parliamentarians of the countries of the alliance were expressed. Now it is a matter of government, ”the head of the Ukrainian delegation in NATO PA summed up.</text:p>
      <text:p text:style-name="P4">
It was reported that the NATO summit will take place in Vilnius on July 11-12.</text:p>
      <text:p text:style-name="P4">
News Source: <text:a xlink:type="simple" xlink:href="https://www.ukrinform.ua/rubric-polytics/3712643-parlamentska-asamblea-nato-viznala-zlocini-rosii-proti-ukraini-genocidom.html" text:style-name="Internet_20_link" text:visited-style-name="Visited_20_Internet_20_Link">
https://www.ukrinform.ua/rubric-polytics/3712643-parlamentska-asamblea-nato-viznala-zlocini-rosii-proti-ukraini-genocidom.html</text:a>
</text:p>
      <!--NEWS-->
      <text:h text:style-name="P10" text:outline-level="1">
<text:span text:style-name="T4">
Poltavska Oblast(16:30). Red Alert: aerial threat. Sirens sounding. Take cover now!</text:span>
</text:h>
      <text:p text:style-name="P4">
Authors: liveuamap (Language: en)</text:p>
      <text:p text:style-name="P4">
Time: 2023-05-22T-16:31:00</text:p>
      <text:p text:style-name="P4">
Location: Poltavska Oblast (Latitude:49.47606 Longtitude:33.81817)</text:p>
      <text:p text:style-name="P4">
Videos: []</text:p>
      <text:p text:style-name="P4">
Images: []</text:p>
      <text:p text:style-name="P4">
Tags: ["Europe", "Central and Eastern Europe"]</text:p>
      <text:p text:style-name="P4">
Id: 22564629</text:p>
      <!--METADATA-->
      <text:p text:style-name="P4">
Poltava(16:30). Red Alert: aerial threat. Sirens sounding. Take covernow!</text:p>
      <text:p text:style-name="P4">
News Collection Link: <text:a xlink:type="simple" xlink:href="https://liveuamap.com/en/2023/22-may-poltavska-oblast1630-red-alert-aerial-g" text:style-name="Internet_20_link" text:visited-style-name="Visited_20_Internet_20_Link">
https://liveuamap.com/en/2023/22-may-poltavska-oblast1630-red-alert-aerial-g</text:a>
</text:p>
      <text:p text:style-name="P4">
News Source: <text:a xlink:type="simple" xlink:href="https://t.me/suspilnepoltava/11269" text:style-name="Internet_20_link" text:visited-style-name="Visited_20_Internet_20_Link">
https://t.me/suspilnepoltava/11269</text:a>
</text:p>
      <!--NEWS-->
      <text:h text:style-name="P10" text:outline-level="1">
<text:span text:style-name="T4">
Series A: Juventus was fined with the removal of points</text:span>
</text:h>
      <text:p text:style-name="P4">
Authors: Ukrinform (Person)</text:p>
      <text:p text:style-name="P4">
Publisher: Укринформ (Organization)</text:p>
      <text:p text:style-name="P4">
Published Time: 2023-05-22T-16:46:03+03:00</text:p>
      <text:p text:style-name="P4">
Modified Time: 2023-05-22T23:46:03+03:00</text:p>
      <text:p text:style-name="P4">
Description: After a new hearing in the case of financial fraud at the Juventus football club, the Federal Court of Appeal of Italy decided to fine the Turini by 10 points in the standings of the series A. - Ukrinform.</text:p>
      <text:p text:style-name="P4">
Images: ['<text:a xlink:type="simple" xlink:href="https://static.ukrinform.com/photos/2023_05/thumb_files/630_360_1684788316-960.jpg" text:style-name="Internet_20_link" text:visited-style-name="Visited_20_Internet_20_Link">
630_360_16847...</text:a>
']</text:p>
      <text:p text:style-name="P4">
Tags: None</text:p>
      <text:p text:style-name="P4">
Type: Article</text:p>
      <!--METADATA-->
      <text:p text:style-name="P4">
<draw:frame draw:style-name="fr1" draw:name="Image30" text:anchor-type="as-char" svg:width="6.9236in" svg:height="3.956343in" draw:z-index="0">
<draw:image xlink:href="../Images/yкринформ/2023-05-22T-16-46-03-03-00/630_360_1684788316-960.jpg" xlink:type="simple" xlink:show="embed" xlink:actuate="onLoad" draw:mime-type="image/jpeg"/>
</draw:frame>
The afternoon hearing in the case of financial fraud at the Juventus football club, the Italian Federal Court of Appeal decided to fine the Turini on a 10 -point in the standings of Series A.</text:p>
      <text:p text:style-name="P4">
As reports <text:a xlink:type="simple" xlink:href="https://www.gazzetta.it/" text:style-name="Internet_20_link" text:visited-style-name="Visited_20_Internet_20_Link">
</text:a>
La Gazzeta Dellosport, after a new decision on a fine for Juventus in 10 points a change in the standings took place, Ukrinform reports.</text:p>
      <text:p text:style-name="P4">
From second place, Roman "Lazio" guaranteed a ticket to the UEFA Ligichampions ahead of time, and the Turin Club dropped to the 7th position, risks to leave without the European Cups next season.</text:p>
      <text:p text:style-name="P4">
<text:span text:style-name="T4">
 Read also: </text:span>
 <text:a xlink:type="simple" xlink:href="https://www.ukrinform.ua/rubric-sports/3712493-futbolnij-vidbirkovij-matc-evro2024-italia-ukraina-projde-v-milani.html" text:style-name="Internet_20_link" text:visited-style-name="Visited_20_Internet_20_Link">
<text:span text:style-name="T4">
 Football </text:span>
</text:a>
It should be noted that today Juventus lost Empoli at the exit(1:4).</text:p>
      <text:p text:style-name="P4">
Фото: Getty Images.</text:p>
      <text:p text:style-name="P4">
News Source: <text:a xlink:type="simple" xlink:href="https://www.ukrinform.ua/rubric-sports/3712814-seria-a-uventus-ostrafuvali-znattam-ocok.html" text:style-name="Internet_20_link" text:visited-style-name="Visited_20_Internet_20_Link">
https://www.ukrinform.ua/rubric-sports/3712814-seria-a-uventus-ostrafuvali-znattam-ocok.html</text:a>
</text:p>
      <!--NEWS-->
      <text:h text:style-name="P10" text:outline-level="1">
<text:span text:style-name="T4">
The State Security Service warns about the spy activity of hackers against Ukraine and six countries</text:span>
</text:h>
      <text:p text:style-name="P4">
Authors: Ukrinform (Person)</text:p>
      <text:p text:style-name="P4">
Publisher: Укринформ (Organization)</text:p>
      <text:p text:style-name="P4">
Published Time: 2023-05-22T-18:46:00+03:00</text:p>
      <text:p text:style-name="P4">
Modified Time: 2023-05-22T23:46:00+03:00</text:p>
      <text:p text:style-name="P4">
Description: The experts of the government response team to the computer emergencies of Ukraine Cert-UA have revealed the spy activity of hackers regarding the organizations of Ukraine, Kazakhstan, Kyrgyzstan, Mongolia, Israel, Iran and India. - Ukrinform.</text:p>
      <text:p text:style-name="P4">
Images: ['<text:a xlink:type="simple" xlink:href="https://static.ukrinform.com/photos/2022_01/thumb_files/630_360_1642582753-405.jpg" text:style-name="Internet_20_link" text:visited-style-name="Visited_20_Internet_20_Link">
630_360_16425...</text:a>
']</text:p>
      <text:p text:style-name="P4">
Tags: ['Кібератака', 'Україна', "Держспецзв'язку", 'Хакери']</text:p>
      <text:p text:style-name="P4">
Type: Article</text:p>
      <!--METADATA-->
      <text:p text:style-name="P4">
<draw:frame draw:style-name="fr1" draw:name="Image31" text:anchor-type="as-char" svg:width="6.9236in" svg:height="3.951463in" draw:z-index="0">
<draw:image xlink:href="../Images/yкринформ/2023-05-22T-18-46-00-03-00/630_360_1642582753-405.jpg" xlink:type="simple" xlink:show="embed" xlink:actuate="onLoad" draw:mime-type="image/jpeg"/>
</draw:frame>
The specialist response team to the computer emergencies of Ukraine Cert-“have been spy activity of hackers regarding the organizations of Ukraine, Kazakhstan, Kyrgyzstan, Mongolia, Israel, Iran and India.</text:p>
      <text:p text:style-name="P4">
As Ukrinform reports, it reports <text:a xlink:type="simple" xlink:href="https://cip.gov.ua/ua/news/viyavlena-shpigunska-aktivnist-khakeriv-stosovno-organizacii-ukrayini-kazakhstanu-kirgizstanu-mongoliyi-izrayilyu-iranu-ta-indiyi-doslidzhennya-cert-ua" text:style-name="Internet_20_link" text:visited-style-name="Visited_20_Internet_20_Link">
</text:a>
.</text:p>
      <text:p text:style-name="P4">
“Specialists of the Government Response Team to Computer Emergencies of UkraineCert-UA, which operates in the State Secretariat of Communications, took measures to identify and response <text:a xlink:type="simple" xlink:href="https://www.ukrinform.ua/tag-kiberataka" text:style-name="Internet_20_link" text:visited-style-name="Visited_20_Internet_20_Link">
</text:a>
in the information and communication system of one of the state bodies of Ukraine, ”the message reads.</text:p>
      <text:p text:style-name="P4">
It is noted that on April 18 and 20, 2023 at the Embassy of the Tajikistan Embassy in Ukraine at the Embassy of the Embassy of Tajikistan in Ukraine(Probably compromised)Dangerous emails have been received. One of them contains a document with a macro, and the other is a reference to the same document. Document loading and macro activation are caused, in particular, to be introduced on the devices of spy programs.</text:p>
      <text:p text:style-name="P4">
"The additional study of infrastructure and related files allowed specialists to conclude that among the objects of interest to the criminal group, the organization of Mongolia, Kyrgyzstan, Kazakhstan, Israel, Iran, India," -added to the State Secret.</text:p>
      <text:p text:style-name="P4">
<text:span text:style-name="T4">
 Read also: </text:span>
 <text:a xlink:type="simple" xlink:href="https://www.ukrinform.ua/rubric-technology/3712173-rosijski-hakeri-zdijsnili-podvijnu-kiberataku-proti-ministerstva-i-zmi-ukraini-derzspeczvazku.html" text:style-name="Internet_20_link" text:visited-style-name="Visited_20_Internet_20_Link">
<text:span text:style-name="T4">
 hacker </text:span>
</text:a>
As it was reported, Russians are looking for new methods for obtaining concomitant access to information systems of organizations and citizens of Ukraine, in particular, with <text:a xlink:type="simple" xlink:href="https://www.ukrinform.ua/rubric-technology/3712715-rosiani-vikoristovuut-piratski-programi-dla-dostupu-do-pristroiv-ukrainciv.html" text:style-name="Internet_20_link" text:visited-style-name="Visited_20_Internet_20_Link">
</text:a>
 .</text:p>
      <text:p text:style-name="P4">
News Source: <text:a xlink:type="simple" xlink:href="https://www.ukrinform.ua/rubric-technology/3712711-derzspeczvazku-poperedzae-pro-spigunsku-aktivnist-hakeriv-sodo-ukraini-ta-sesti-krain.html" text:style-name="Internet_20_link" text:visited-style-name="Visited_20_Internet_20_Link">
https://www.ukrinform.ua/rubric-technology/3712711-derzspeczvazku-poperedzae-pro-spigunsku-aktivnist-hakeriv-sodo-ukraini-ta-sesti-krain.html</text:a>
</text:p>
      <!--NEWS-->
      <text:h text:style-name="P10" text:outline-level="1">
<text:span text:style-name="T4">
In Kiev and a number of areas - a loophole of air anxiety</text:span>
</text:h>
      <text:p text:style-name="P4">
Authors: Ukrinform (Person)</text:p>
      <text:p text:style-name="P4">
Publisher: Укринформ (Organization)</text:p>
      <text:p text:style-name="P4">
Published Time: 2023-05-22T-20:25:00+03:00</text:p>
      <text:p text:style-name="P4">
Modified Time: 2023-05-22T23:25:00+03:00</text:p>
      <text:p text:style-name="P4">
Description: Air alarm was announced in Kiev and several regions. - Ukrinform.</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787022-823.png" text:style-name="Internet_20_link" text:visited-style-name="Visited_20_Internet_20_Link">
1684787022-82...</text:a>
']</text:p>
      <text:p text:style-name="P4">
Tags: ['Війна з Росією', 'Повітряна тривога']</text:p>
      <text:p text:style-name="P4">
Type: Article</text:p>
      <!--METADATA-->
      <text:p text:style-name="P4">
<draw:frame draw:style-name="fr1" draw:name="Image32" text:anchor-type="as-char" svg:width="6.9236in" svg:height="3.956343in" draw:z-index="0">
<draw:image xlink:href="../Images/yкринформ/2023-05-22T-20-25-00-03-00/630_360_1677573461-244.jpg" xlink:type="simple" xlink:show="embed" xlink:actuate="onLoad" draw:mime-type="image/jpeg"/>
</draw:frame>
In Kiev, several regions have declared a jack of air alarm.</text:p>
      <text:p text:style-name="P4">
This is evidenced by <text:a xlink:type="simple" xlink:href="https://map.ukrainealarm.com/" text:style-name="Internet_20_link" text:visited-style-name="Visited_20_Internet_20_Link">
</text:a>
Air anxiety, reports Ukrinform.</text:p>
      <text:p text:style-name="P4">
<draw:frame draw:style-name="fr1" draw:name="Image33" text:anchor-type="as-char" svg:width="6.9236in" svg:height="3.89773in" draw:z-index="0">
<draw:image xlink:href="../Images/yкринформ/2023-05-22T-20-25-00-03-00/1684787022-823.png" xlink:type="simple" xlink:show="embed" xlink:actuate="onLoad" draw:mime-type="image/png"/>
</draw:frame>
Currently mode <text:a xlink:type="simple" xlink:href="https://www.ukrinform.ua/tag-povitrana-trivoga" text:style-name="Internet_20_link" text:visited-style-name="Visited_20_Internet_20_Link">
</text:a>
It is stored in Sumy, Zaporizhia, Donetsk and Luhansk regions, as well as the Crimea ARC.</text:p>
      <text:p text:style-name="P4">
<text:span text:style-name="T4">
 Read also: </text:span>
 <text:a xlink:type="simple" xlink:href="https://www.ukrinform.ua/rubric-ato/3712437-vorog-prodovzue-sprobi-visnaziti-nasu-ppo-gumenuk.html" text:style-name="Internet_20_link" text:visited-style-name="Visited_20_Internet_20_Link">
<text:span text:style-name="T4">
 air defense </text:span>
</text:a>
As reported by Ukrinform, the Air Force spokesman Yuri Ignat said <text:a xlink:type="simple" xlink:href="https://www.ukrinform.ua/rubric-ato/3712539-ignat-pro-f16-dostatno-mati-zasobi-abi-vorozi-litaki-ne-nablizalisa-do-kordoniv-ukraini.html" text:style-name="Internet_20_link" text:visited-style-name="Visited_20_Internet_20_Link">
</text:a>
that Ukrainian is sure to knock down the air goals over the territory of Russia, it is enough to have a native, which will reflect the desire of Russian aviation to approach the border of Ukraine.</text:p>
      <text:p text:style-name="P4">
News Source: <text:a xlink:type="simple" xlink:href="https://www.ukrinform.ua/rubric-ato/3712811-u-kievi-ta-nizci-oblastej-vidbij-povitranoi-trivogi.html" text:style-name="Internet_20_link" text:visited-style-name="Visited_20_Internet_20_Link">
https://www.ukrinform.ua/rubric-ato/3712811-u-kievi-ta-nizci-oblastej-vidbij-povitranoi-trivogi.html</text:a>
</text:p>
      <!--NEWS-->
      <text:h text:style-name="P10" text:outline-level="1">
<text:span text:style-name="T4">
Bulgaria does not postpone the plans of nuclear power plans with Russian nuclear reactors</text:span>
</text:h>
      <text:p text:style-name="P4">
Authors: Ukrinform (Person)</text:p>
      <text:p text:style-name="P4">
Publisher: Укринформ (Organization)</text:p>
      <text:p text:style-name="P4">
Published Time: 2023-05-22T-22:19:00+03:00</text:p>
      <text:p text:style-name="P4">
Modified Time: 2023-05-22T23:19:00+03:00</text:p>
      <text:p text:style-name="P4">
Description: Bulgaria does not delay the construction plans of the second nuclear power plant on the Danube shore with Russian nuclear reactors that it acquired from the aggressor country six years ago. - Ukrinform.</text:p>
      <text:p text:style-name="P4">
Images: ['<text:a xlink:type="simple" xlink:href="https://static.ukrinform.com/photos/2023_05/thumb_files/630_360_1684767335-815.jpg" text:style-name="Internet_20_link" text:visited-style-name="Visited_20_Internet_20_Link">
630_360_16847...</text:a>
']</text:p>
      <text:p text:style-name="P4">
Tags: ['АЕС', 'Болгарія', 'Росія', 'Атомна енергетика']</text:p>
      <text:p text:style-name="P4">
Type: Article</text:p>
      <!--METADATA-->
      <text:p text:style-name="P4">
<draw:frame draw:style-name="fr1" draw:name="Image34" text:anchor-type="as-char" svg:width="6.9236in" svg:height="3.956343in" draw:z-index="0">
<draw:image xlink:href="../Images/yкринформ/2023-05-22T-22-19-00-03-00/630_360_1684767335-815.jpg" xlink:type="simple" xlink:show="embed" xlink:actuate="onLoad" draw:mime-type="image/jpeg"/>
</draw:frame>
Bulgarian lays the plans for the construction of a second nuclear power plant on the Danube bank by Russian nuclear reactors, which she purchased from the aggressor country six years ago.</text:p>
      <text:p text:style-name="P4">
As Ukrinform reports, it reports <text:a xlink:type="simple" xlink:href="https://www.euractiv.com/section/politics/news/bulgaria-banks-on-western-technology-to-use-its-russian-nuclear-reactors/" text:style-name="Internet_20_link" text:visited-style-name="Visited_20_Internet_20_Link">
</text:a>
.</text:p>
      <text:p text:style-name="P4">
The Bulgaria Government intends to instruct the French company "EDF" to analyze the dawnness of the completion of the construction project <text:a xlink:type="simple" xlink:href="https://www.ukrinform.ua/tag-aes" text:style-name="Internet_20_link" text:visited-style-name="Visited_20_Internet_20_Link">
</text:a>
In the city of Belene, which started 40 years ago and has been frozen several times by various governments.</text:p>
      <text:p text:style-name="P4">
Bulgaria ordered two Russian nuclear reactors for a project in Belen six years ago, but after the start of a full -scale invasion of Russia in Ukraine in Ukraine became impossible for Russian companies.</text:p>
      <text:p text:style-name="P4">
An alternative is the construction of two new American nuclear reactors at the Miscinin NPP in Kozloidi.</text:p>
      <text:p text:style-name="P4">
The Provisional Government, appointed by Bulgaria President Rumen Radev, wants the Parliament to decide whether to continue the nuclear project in Belen or to look for buying Russian equipment.</text:p>
      <text:p text:style-name="P4">
At the same time, the Bulgaria Ministry of Energy awaits proposals from EDF on the conditions and the cost of completing the project with Russian reactors without the participation of Russia.</text:p>
      <text:p text:style-name="P4">
<text:span text:style-name="T4">
 Read also: </text:span>
 <text:a xlink:type="simple" xlink:href="https://www.ukrinform.ua/rubric-world/3680258-tri-kraini-es-blokuut-sankcii-proti-rosijskogo-atomu-zmi.html" text:style-name="Internet_20_link" text:visited-style-name="Visited_20_Internet_20_Link">
</text:a>
The country also awaits proposals from the American company Westinghouse to bring new reactors to NPPs in Kozlodua.</text:p>
      <text:p text:style-name="P4">
On May 19, the Minister of Energy Rosses of Christ reported that state investments at the Bulgaria at the NPP was 1.25 billion euros.</text:p>
      <text:p text:style-name="P4">
"We have assets of 1.25 billion euros, for which we have a platum of millions a year, and Bulgaria has long been a time to make a decision on an important state asset," Christ said.</text:p>
      <text:p text:style-name="P4">
As reported <text:a xlink:type="simple" xlink:href="https://www.ukrinform.ua/rubric-economy/3681804-francia-planue-modernizuvati-ta-rozvivati-vlasnu-atomnu-energetiku.html" text:style-name="Internet_20_link" text:visited-style-name="Visited_20_Internet_20_Link">
</text:a>
, France plans to modernize and develop its own nuclear energy.</text:p>
      <text:p text:style-name="P4">
<text:span text:style-name="T5">
Foto: Shutterstock/Penka todorova vitkova</text:span>
</text:p>
      <text:p text:style-name="P4">
News Source: <text:a xlink:type="simple" xlink:href="https://www.ukrinform.ua/rubric-economy/3712703-bolgaria-ne-vidkladae-planiv-budivnictva-aes-z-rosijskimi-adernimi-reaktorami.html" text:style-name="Internet_20_link" text:visited-style-name="Visited_20_Internet_20_Link">
https://www.ukrinform.ua/rubric-economy/3712703-bolgaria-ne-vidkladae-planiv-budivnictva-aes-z-rosijskimi-adernimi-reaktorami.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22T-24:09:00+03:00</text:p>
      <text:p text:style-name="P4">
Modified Time: 2023-05-22T23:09:00+03:00</text:p>
      <text:p text:style-name="P4">
Description: In Kiev and a number of regions of Ukraine have declared air alarm.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786168-935.png" text:style-name="Internet_20_link" text:visited-style-name="Visited_20_Internet_20_Link">
1684786168-93...</text:a>
']</text:p>
      <text:p text:style-name="P4">
Tags: ['Війна з Росією', 'Повітряна тривога']</text:p>
      <text:p text:style-name="P4">
Type: Article</text:p>
      <!--METADATA-->
      <text:p text:style-name="P4">
<draw:frame draw:style-name="fr1" draw:name="Image35" text:anchor-type="as-char" svg:width="6.9236in" svg:height="3.956343in" draw:z-index="0">
<draw:image xlink:href="../Images/yкринформ/2023-05-22T-24-09-00-03-00/630_360_1645871571-868.jpg" xlink:type="simple" xlink:show="embed" xlink:actuate="onLoad" draw:mime-type="image/jpeg"/>
</draw:frame>
In Kiev, a number of regions of Ukraine have declared air alarm.</text:p>
      <text:p text:style-name="P4">
This is evidenced by <text:a xlink:type="simple" xlink:href="https://map.ukrainealarm.com/" text:style-name="Internet_20_link" text:visited-style-name="Visited_20_Internet_20_Link">
</text:a>
Air anxiety, reports Ukrinform.</text:p>
      <text:p text:style-name="P4">
Currently, the alarm has been announced in Kyiv, Kyiv, Chernihiv, Poltava, Sumy, Kharkiv, Dnipropetrovsk, Donetsk, Zaporizhia, Lugansk, Odessa, Mykolaiv and Kherson regions.</text:p>
      <text:p text:style-name="P4">
<draw:frame draw:style-name="fr1" draw:name="Image36" text:anchor-type="as-char" svg:width="6.9236in" svg:height="3.89773in" draw:z-index="0">
<draw:image xlink:href="../Images/yкринформ/2023-05-22T-24-09-00-03-00/1684786168-935.png" xlink:type="simple" xlink:show="embed" xlink:actuate="onLoad" draw:mime-type="image/png"/>
</draw:frame>
Monitoring TG channels report that <text:a xlink:type="simple" xlink:href="https://www.ukrinform.ua/tag-povitrana-trivoga" text:style-name="Internet_20_link" text:visited-style-name="Visited_20_Internet_20_Link">
</text:a>
declared because of the threat of an attack of enemy drones.</text:p>
      <text:p text:style-name="P4">
<text:span text:style-name="T4">
 Read also: </text:span>
 <text:a xlink:type="simple" xlink:href="https://www.ukrinform.ua/rubric-ato/3712534-pidgotovkou-ukrainskih-pilotiv-na-f16-zahid-posilae-signal-putinu-solc.html" text:style-name="Internet_20_link" text:visited-style-name="Visited_20_Internet_20_Link">
</text:a>
Earlier in an interview with Ukrinform, the Commander of the Joint Forces of the Armed Forces of Ukraine, Lieutenant General Sergey Naev reported that <text:a xlink:type="simple" xlink:href="https://www.ukrinform.ua/rubric-ato/3712570-mobilni-grupi-ppo-pracuut-na-riznih-napramkah-naev.html" text:style-name="Internet_20_link" text:visited-style-name="Visited_20_Internet_20_Link">
</text:a>
They carry combat duty not only near Kiev, but they perform tasks in other areas.</text:p>
      <text:p text:style-name="P4">
News Source: <text:a xlink:type="simple" xlink:href="https://www.ukrinform.ua/rubric-ato/3712810-ukrainou-siritsa-povitrana-trivoga.html" text:style-name="Internet_20_link" text:visited-style-name="Visited_20_Internet_20_Link">
https://www.ukrinform.ua/rubric-ato/3712810-ukrainou-siritsa-povitrana-trivoga.html</text:a>
</text:p>
      <!--NEWS-->
      <text:h text:style-name="P10" text:outline-level="1">
<text:span text:style-name="T4">
The enemy in a day was firing 12 times the border of Sumy region - there is a wounded</text:span>
</text:h>
      <text:p text:style-name="P4">
Authors: Ukrinform (Person)</text:p>
      <text:p text:style-name="P4">
Publisher: Укринформ (Organization)</text:p>
      <text:p text:style-name="P4">
Published Time: 2023-05-22T-26:05:00+03:00</text:p>
      <text:p text:style-name="P4">
Modified Time: 2023-05-22T23:05:00+03:00</text:p>
      <text:p text:style-name="P4">
Description: During the day, the Russian army fired at the border communities of Sumy region 12 times, causing 80 explosions, a peaceful resident of a hostile fire.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37" text:anchor-type="as-char" svg:width="6.9236in" svg:height="3.956343in" draw:z-index="0">
<draw:image xlink:href="../Images/yкринформ/2023-05-22T-26-05-00-03-00/630_360_1640330796-210.jpeg" xlink:type="simple" xlink:show="embed" xlink:actuate="onLoad" draw:mime-type="image/jpeg"/>
</draw:frame>
During the day, the Russian army fired at the border communities of the Sumy region 12 times, causing 80 explosions, a hostile fire was wounded by a peaceful resident.</text:p>
      <text:p text:style-name="P4">
According to Ukrinform, the Sumy Regional Military Administration reported in <text:a xlink:type="simple" xlink:href="https://t.me/Sumy_news_ODA/16340" text:style-name="Internet_20_link" text:visited-style-name="Visited_20_Internet_20_Link">
</text:a>
.</text:p>
      <text:p text:style-name="P4">
Yes, 13 explosions were heard in the territory of the Velikopysariv community - they were invaded on it from artillery.</text:p>
      <text:p text:style-name="P4">
Fragile injury as a result of <text:a xlink:type="simple" xlink:href="https://www.ukrinform.ua/tag-obstril" text:style-name="Internet_20_link" text:visited-style-name="Visited_20_Internet_20_Link">
</text:a>
Detail. The victim was taken to a medical institution. Damage also launched a private house, car, outbuilding and fence.</text:p>
      <text:p text:style-name="P4">
In the same community, the Russians struck a mortar - nine explosions were heard.</text:p>
      <text:p text:style-name="P4">
From mortars, the enemy also fired at the Belopilian community, resulting in 12 explosions. Its territory Russian troops were attacked from easel grantoratos(Ths)- 34 explosions were recorded.</text:p>
      <text:p text:style-name="P4">
The Novoslobid community suffered three rockets from the invaders.</text:p>
      <text:p text:style-name="P4">
<text:span text:style-name="T4">
 Read also: </text:span>
 <text:a xlink:type="simple" xlink:href="https://www.ukrinform.ua/rubric-ato/3712785-vijska-rf-za-den-dvici-obstrilali-nikopolskij-rajon.html" text:style-name="Internet_20_link" text:visited-style-name="Visited_20_Internet_20_Link">
<text:span text:style-name="T4">
 firing </text:span>
</text:a>
In the Miropil community, with the help of a drone, the enemy made a dumping device(Vog)- there was one explosion.</text:p>
      <text:p text:style-name="P4">
The young community was fired by the Russians from the artillery, resulting in luggage explosions.</text:p>
      <text:p text:style-name="P4">
As reported <text:a xlink:type="simple" xlink:href="https://www.ukrinform.ua/rubric-ato/3712365-vorog-za-den-obstrilav-sim-gromad-sumsini-poskodzeni-zitlovi-budinki.html" text:style-name="Internet_20_link" text:visited-style-name="Visited_20_Internet_20_Link">
</text:a>
, May 21, Russian troops fired at seven communities of Sumy region, damaging housing.</text:p>
      <text:p text:style-name="P4">
News Source: <text:a xlink:type="simple" xlink:href="https://www.ukrinform.ua/rubric-ato/3712809-vorog-za-dobu-12-raziv-obstrilav-prikordonna-sumsini-e-poranenij.html" text:style-name="Internet_20_link" text:visited-style-name="Visited_20_Internet_20_Link">
https://www.ukrinform.ua/rubric-ato/3712809-vorog-za-dobu-12-raziv-obstrilav-prikordonna-sumsini-e-poranenij.html</text:a>
</text:p>
      <!--NEWS-->
      <text:h text:style-name="P10" text:outline-level="1">
<text:span text:style-name="T4">
States officially confirmed unsuccessful attempts by Wagner to ship weapons through small</text:span>
</text:h>
      <text:p text:style-name="P4">
Authors: Ukrinform (Person)</text:p>
      <text:p text:style-name="P4">
Publisher: Укринформ (Organization)</text:p>
      <text:p text:style-name="P4">
Published Time: 2023-05-22T-29:57:00+03:00</text:p>
      <text:p text:style-name="P4">
Modified Time: 2023-05-22T22:57:00+03:00</text:p>
      <text:p text:style-name="P4">
Description: The US State Department has confirmed that the Russian PEC "Wagner" sought to implement a scheme of weapons crossing the small for its use in the war against Ukraine. - Ukrinform.</text:p>
      <text:p text:style-name="P4">
Images: ['<text:a xlink:type="simple" xlink:href="https://static.ukrinform.com/photos/2021_03/thumb_files/630_360_1615804184-969.jpg" text:style-name="Internet_20_link" text:visited-style-name="Visited_20_Internet_20_Link">
630_360_16158...</text:a>
']</text:p>
      <text:p text:style-name="P4">
Tags: ['Малі', 'США', 'Зброя', 'Держдеп', 'Російські військові', 'ПВК "Вагнера"', 'Війна з Росією']</text:p>
      <text:p text:style-name="P4">
Type: Article</text:p>
      <!--METADATA-->
      <text:p text:style-name="P4">
<draw:frame draw:style-name="fr1" draw:name="Image38" text:anchor-type="as-char" svg:width="6.9236in" svg:height="3.956343in" draw:z-index="0">
<draw:image xlink:href="../Images/yкринформ/2023-05-22T-29-57-00-03-00/630_360_1615804184-969.jpg" xlink:type="simple" xlink:show="embed" xlink:actuate="onLoad" draw:mime-type="image/jpeg"/>
</draw:frame>
The US State Department has confirmed that the Russian PEC "Wagner" tried to sell the weapons crossing the weapons because of small for its use in the war of anti -Ukraine.</text:p>
      <text:p text:style-name="P4">
This was stated on Monday by the State Department spokesman Matthew Miller, reports Ukrinform's own correspondent.</text:p>
      <text:p text:style-name="P4">
“We believe that <text:a xlink:type="simple" xlink:href="https://www.ukrinform.ua/tag-pvk-vagnera" text:style-name="Internet_20_link" text:visited-style-name="Visited_20_Internet_20_Link">
</text:a>
He is trying to get his efforts to purchase military equipment for use in Ukraine, including through third countries where they have bases, ”the US Foreign Ministry said.</text:p>
      <text:p text:style-name="P4">
He confirmed that the State Department has information on attempts of Wagner PEC to cross the military goods through the Little, to assist the Russian Federation in the war against Ukraine.</text:p>
      <text:p text:style-name="P4">
“There are signs that Wagner has tried to buy military systems of in -law suppliers and send this weapon through small, using it as a third party. We have not seen any signs that these deliveries have been curved or executed, but we closely monitor the situation, ”the State Department representative said.</text:p>
      <text:p text:style-name="P4">
Miller recalled that the United States imposed sanctions against the whole list of organizations and persons on many continents involved, including in the Wagner scheme.</text:p>
      <text:p text:style-name="P4">
<text:span text:style-name="T4">
 Read also: </text:span>
 <text:a xlink:type="simple" xlink:href="https://www.ukrinform.ua/rubric-world/3707177-parlament-francii-zaklikav-es-viznati-pvk-vagner-teroristicnou-organizacieu.html" text:style-name="Internet_20_link" text:visited-style-name="Visited_20_Internet_20_Link">
<text:span text:style-name="T4">
 Wagner </text:span>
</text:a>
As reported by Ukrinform, last week the United States in coordination with G7 and other international partners <text:a xlink:type="simple" xlink:href="https://www.ukrinform.ua/rubric-world/3711568-urad-ssa-ogolosiv-pro-kompleksni-sankcii-proti-sotni-fizicnih-osib-ta-organizacij-v-rf.html" text:style-name="Internet_20_link" text:visited-style-name="Visited_20_Internet_20_Link">
</text:a>
and economic punishments against Russia. The United States has a list of restrictions of about 300 people and organizations from the Russian Federation and other countries that have exposed the Kremlin regime to bypass previously imposed sanctions of the United States, allies of partners.</text:p>
      <text:p text:style-name="P4">
News Source: <text:a xlink:type="simple" xlink:href="https://www.ukrinform.ua/rubric-ato/3712807-ssa-oficijno-pidtverdili-nevdali-sprobi-vagnera-perepraviti-zbrou-cerez-mali.html" text:style-name="Internet_20_link" text:visited-style-name="Visited_20_Internet_20_Link">
https://www.ukrinform.ua/rubric-ato/3712807-ssa-oficijno-pidtverdili-nevdali-sprobi-vagnera-perepraviti-zbrou-cerez-mali.html</text:a>
</text:p>
      <!--NEWS-->
      <text:h text:style-name="P10" text:outline-level="1">
<text:span text:style-name="T4">
Ukraine and Morocco will hold negotiations on the simplification of trade and visa regime - the Foreign Ministry</text:span>
</text:h>
      <text:p text:style-name="P4">
Authors: Ukrinform (Person)</text:p>
      <text:p text:style-name="P4">
Publisher: Укринформ (Organization)</text:p>
      <text:p text:style-name="P4">
Published Time: 2023-05-22T-31:53:00+03:00</text:p>
      <text:p text:style-name="P4">
Modified Time: 2023-05-22T22:53:00+03:00</text:p>
      <text:p text:style-name="P4">
Description: Ukraine and Morocco will hold negotiations to simplify trade in order to increase its volumes, identify promising directions of economic interaction and revive the direct contacts of business. - Ukrinform.</text:p>
      <text:p text:style-name="P4">
Images: ['<text:a xlink:type="simple" xlink:href="https://static.ukrinform.com/photos/2023_05/thumb_files/630_360_1684785093-714.jpeg" text:style-name="Internet_20_link" text:visited-style-name="Visited_20_Internet_20_Link">
630_360_16847...</text:a>
', '<text:a xlink:type="simple" xlink:href="https://static.ukrinform.com/photos/2023_05/1684785093-277.jpeg" text:style-name="Internet_20_link" text:visited-style-name="Visited_20_Internet_20_Link">
1684785093-27...</text:a>
', '<text:a xlink:type="simple" xlink:href="https://static.ukrinform.com/photos/2023_05/1684785093-914.jpeg" text:style-name="Internet_20_link" text:visited-style-name="Visited_20_Internet_20_Link">
1684785093-91...</text:a>
', '<text:a xlink:type="simple" xlink:href="https://static.ukrinform.com/photos/2023_05/1684785092-675.jpeg" text:style-name="Internet_20_link" text:visited-style-name="Visited_20_Internet_20_Link">
1684785092-67...</text:a>
', '<text:a xlink:type="simple" xlink:href="https://static.ukrinform.com/photos/2023_05/1684785092-606.jpeg" text:style-name="Internet_20_link" text:visited-style-name="Visited_20_Internet_20_Link">
1684785092-60...</text:a>
']</text:p>
      <text:p text:style-name="P4">
Tags: ['Марокко', 'Торгівля', 'Україна', 'Віза']</text:p>
      <text:p text:style-name="P4">
Type: Article</text:p>
      <!--METADATA-->
      <text:p text:style-name="P4">
<draw:frame draw:style-name="fr1" draw:name="Image39" text:anchor-type="as-char" svg:width="6.9236in" svg:height="3.956343in" draw:z-index="0">
<draw:image xlink:href="../Images/yкринформ/2023-05-22T-31-53-00-03-00/630_360_1684785093-714.jpeg" xlink:type="simple" xlink:show="embed" xlink:actuate="onLoad" draw:mime-type="image/jpeg"/>
</draw:frame>
Ukrainian Morocco will hold negotiations to simplify trade in order to increase its supply, identify promising directions of economic interaction and revitalize business contacts.</text:p>
      <text:p text:style-name="P4">
The corresponding agreement was reached by Foreign Ministers of Ukraine Tamakoko Dmitry Kuleba and Nador Buryita, Ukrinform reports with reference to <text:a xlink:type="simple" xlink:href="https://mfa.gov.ua/news/dmitro-kuleba-ukrayina-ta-marokko-domovilisya-provesti-peregovori-pro-sproshchennya-torgivli-ta-vizovogo-rezhimu" text:style-name="Internet_20_link" text:visited-style-name="Visited_20_Internet_20_Link">
</text:a>
.</text:p>
      <text:p text:style-name="P4">
Diplomacy heads also agreed on negotiations to simplify the visa -momentous between Ukraine and Morocco.</text:p>
      <text:p text:style-name="P4">
<draw:frame draw:style-name="fr1" draw:name="Image40" text:anchor-type="as-char" svg:width="6.9236in" svg:height="4.60941in" draw:z-index="0">
<draw:image xlink:href="../Images/yкринформ/2023-05-22T-31-53-00-03-00/1684785093-277.jpeg" xlink:type="simple" xlink:show="embed" xlink:actuate="onLoad" draw:mime-type="image/jpeg"/>
</draw:frame>
The meeting of the ministers took place within the second tour of the head of the Ukrainian Ministry of Internal Affairs of Africa.</text:p>
      <text:p text:style-name="P4">
<draw:frame draw:style-name="fr1" draw:name="Image41" text:anchor-type="as-char" svg:width="6.9236in" svg:height="4.60941in" draw:z-index="0">
<draw:image xlink:href="../Images/yкринформ/2023-05-22T-31-53-00-03-00/1684785093-914.jpeg" xlink:type="simple" xlink:show="embed" xlink:actuate="onLoad" draw:mime-type="image/jpeg"/>
</draw:frame>
As Kuleba noted, Ukraine and <text:a xlink:type="simple" xlink:href="https://www.ukrinform.ua/tag-marokko" text:style-name="Internet_20_link" text:visited-style-name="Visited_20_Internet_20_Link">
</text:a>
Combines the long -standing history of friendship and mutual respect.</text:p>
      <text:p text:style-name="P4">
<draw:frame draw:style-name="fr1" draw:name="Image42" text:anchor-type="as-char" svg:width="6.9236in" svg:height="4.60941in" draw:z-index="0">
<draw:image xlink:href="../Images/yкринформ/2023-05-22T-31-53-00-03-00/1684785092-675.jpeg" xlink:type="simple" xlink:show="embed" xlink:actuate="onLoad" draw:mime-type="image/jpeg"/>
</draw:frame>
“Morocco supports Ukraine's sovereignty and territorial integrity. The Marocan student community is one of the largest foreign communities in Ukraine. Ukrainian wheat is one of the traditional components of Moroccan. Today we have opened doors that lead to new opportunities for our states, businesses and citizens, ”he stressed.</text:p>
      <text:p text:style-name="P4">
<draw:frame draw:style-name="fr1" draw:name="Image43" text:anchor-type="as-char" svg:width="6.9236in" svg:height="4.60941in" draw:z-index="0">
<draw:image xlink:href="../Images/yкринформ/2023-05-22T-31-53-00-03-00/1684785092-606.jpeg" xlink:type="simple" xlink:show="embed" xlink:actuate="onLoad" draw:mime-type="image/jpeg"/>
</draw:frame>
The Head of Ukrainian Diplomacy informed the Burit about the situation on the front of the tasus of the Defense Forces of Ukraine on the reflection of Russian attacks and the liberation of Ukrainian territories from the invaders.</text:p>
      <text:p text:style-name="P4">
Particular attention was paid to the formula of the President of Ukraine Volodymyrazellensky. The minister stressed that the war is instability, which is very acute in Africa.</text:p>
      <text:p text:style-name="P4">
Kuleba invited Morocco to join the embodiment of the Ukrainian peaceful formula. In words, it will be a real contribution to peace not only in Ukraine but also by the Naffryan continent.</text:p>
      <text:p text:style-name="P4">
Foreign Ministers discussed food safety in Africa, stated the need for further unimpeded work of the Black Sea grain, which plays an important role in the supply of food to global. In this context, the Moroccan side presented the possibility of Moroccoyak Gate to Africa.According to the results of the negotiations, the ministers signed a memorandum on cooperation with the Gennady Udovenko, and Moroccan Diplomatic Academy, the Gennady Udovenko.</text:p>
      <text:p text:style-name="P4">
During the Burita meeting, he confirmed Morocco's intention to restore the work of the Embassy Vykiyev.</text:p>
      <text:p text:style-name="P4">
<text:span text:style-name="T4">
 Read also: </text:span>
 <text:a xlink:type="simple" xlink:href="https://www.ukrinform.ua/rubric-polytics/3712782-mirotvorca-misia-afrikanskih-lideriv-kuleba-vkazav-na-vazlivu-detal.html" text:style-name="Internet_20_link" text:visited-style-name="Visited_20_Internet_20_Link">
<text:span text:style-name="T4">
 Cooleba </text:span>
</text:a>
Kuleba, for his part, invited a colleague to visit Ukraine. He also reported on the development of a unique course on Morocco on the topic of military diplomatite to fight fakes.</text:p>
      <text:p text:style-name="P4">
“From the time of my first tour, Africa of the Ministry of Foreign Affairs of Ukraine conducted trainings for more than 200 African diplomats from 16 countries. It was the first such attempt and a huge history of success. We have agreed on the development of a unique course for Morocco, we will share the experience of Ukrainian military diplomacy, strategic communications, the fight against fakes and propaganda, as well as public diplomacy. This will be our practical contribution to strengthen the stability of the African countries, ”the Minister said.</text:p>
      <text:p text:style-name="P4">
Within the working visit of Kuleba, he visited Mohammed V mausoleum, where he gave the founders-founders of the modern Moroccan state and the people of Morocco.</text:p>
      <text:p text:style-name="P4">
As reported by Ukrinform, the Foreign Minister began the second tour of Africa and first in the history of bilateral relations <text:a xlink:type="simple" xlink:href="https://www.ukrinform.ua/rubric-polytics/3712498-kuleba-pribuv-u-marokko.html" text:style-name="Internet_20_link" text:visited-style-name="Visited_20_Internet_20_Link">
</text:a>
.</text:p>
      <text:p text:style-name="P4">
<text:span text:style-name="T5">
Foto: mfa.gov.ua</text:span>
</text:p>
      <text:p text:style-name="P4">
News Source: <text:a xlink:type="simple" xlink:href="https://www.ukrinform.ua/rubric-polytics/3712806-ukraina-i-marokko-provedut-peregovori-pro-sprosenna-torgivli-ta-vizovogo-rezimu-mzs.html" text:style-name="Internet_20_link" text:visited-style-name="Visited_20_Internet_20_Link">
https://www.ukrinform.ua/rubric-polytics/3712806-ukraina-i-marokko-provedut-peregovori-pro-sprosenna-torgivli-ta-vizovogo-rezimu-mzs.html</text:a>
</text:p>
      <!--NEWS-->
      <text:h text:style-name="P10" text:outline-level="1">
<text:span text:style-name="T4">
US will not stop pressure on Russia to liberate its citizens - State Department</text:span>
</text:h>
      <text:p text:style-name="P4">
Authors: Ukrinform (Person)</text:p>
      <text:p text:style-name="P4">
Publisher: Укринформ (Organization)</text:p>
      <text:p text:style-name="P4">
Published Time: 2023-05-22T-33:37:25+03:00</text:p>
      <text:p text:style-name="P4">
Modified Time: 2023-05-22T22:37:25+03:00</text:p>
      <text:p text:style-name="P4">
Description: Washington will continue to press on Moscow to liberate the illegally detained Kremlin authorities of USA Paul Wilan and Evan Gershkovich. - Ukrinform.</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708-745.jpg" text:style-name="Internet_20_link" text:visited-style-name="Visited_20_Internet_20_Link">
1684781708-74...</text:a>
']</text:p>
      <text:p text:style-name="P4">
Tags: ['США', 'Журналіст', 'Держдеп', 'Росія', 'The Wall Street Journal ']</text:p>
      <text:p text:style-name="P4">
Type: Article</text:p>
      <!--METADATA-->
      <text:p text:style-name="P4">
<draw:frame draw:style-name="fr1" draw:name="Image44" text:anchor-type="as-char" svg:width="6.9236in" svg:height="3.956343in" draw:z-index="0">
<draw:image xlink:href="../Images/yкринформ/2023-05-22T-33-37-25-03-00/630_360_1521097272-9495.jpg" xlink:type="simple" xlink:show="embed" xlink:actuate="onLoad" draw:mime-type="image/jpeg"/>
</draw:frame>
Washington will continue to press on Moscow to release the illegally detained Kremlin authorities of US citizens Paul Wilan and Evan Gershkovich.</text:p>
      <text:p text:style-name="P4">
This statement was made on Monday by US State Department spokesman Matthew Miller, Ukrinform correspondent reports.</text:p>
      <text:p text:style-name="P4">
<draw:frame draw:style-name="fr1" draw:name="Image45" text:anchor-type="as-char" svg:width="6.9236in" svg:height="4.615733in" draw:z-index="0">
<draw:image xlink:href="../Images/yкринформ/2023-05-22T-33-37-25-03-00/1684781708-745.jpg" xlink:type="simple" xlink:show="embed" xlink:actuate="onLoad" draw:mime-type="image/jpeg"/>
</draw:frame>
«State Secretary(Blinken - Ed.)continues to work on that other people in this building(US State Department - Ed.), other people in our government, continue to do it, ”Miller said in a comment on the efforts to liberate two citizens from Russia <text:a xlink:type="simple" xlink:href="https://www.ukrinform.ua/tag-ssa" text:style-name="Internet_20_link" text:visited-style-name="Visited_20_Internet_20_Link">
</text:a>
.</text:p>
      <text:p text:style-name="P4">
He stressed that last week the Russians refused Evan Gershkovich with a Venus Consent visit, violating the country's obligations in accordance with consular Convention.</text:p>
      <text:p text:style-name="P4">
“We will continue to press on them(On the Russian side - ed.)»,- the representative of the State Department of the USA.</text:p>
      <text:p text:style-name="P4">
<text:span text:style-name="T4">
 Read also: </text:span>
 <text:a xlink:type="simple" xlink:href="https://www.ukrinform.ua/rubric-world/3709921-u-rosii-zatrimali-kolisnogo-spivrobitnika-posolstva-ssa.html" text:style-name="Internet_20_link" text:visited-style-name="Visited_20_Internet_20_Link">
</text:a>
According to Ukrinform, the Russian authorities detained Paul Wilan in December 2018. He was accused of espionage and imprisoned for 16 years. The vylancarically denies the accusation.</text:p>
      <text:p text:style-name="P4">
Reporter WSJ <text:a xlink:type="simple" xlink:href="https://www.ukrinform.ua/rubric-world/3689361-u-rosii-za-spigunstvo-zatrimali-zurnalista-the-wall-street-journal.html" text:style-name="Internet_20_link" text:visited-style-name="Visited_20_Internet_20_Link">
</text:a>
In the Russian Federation on March 292023, during a journalistic business trip to Yekaterinburg. He became the first representative of the US media, <text:a xlink:type="simple" xlink:href="https://www.ukrinform.ua/rubric-world/3689560-sprava-pro-spigunstvo-sud-u-moskvi-zaarestuvav-zurnalista-wsj-gerskovica.html" text:style-name="Internet_20_link" text:visited-style-name="Visited_20_Internet_20_Link">
</text:a>
Russian authorities.</text:p>
      <text:p text:style-name="P4">
News Source: <text:a xlink:type="simple" xlink:href="https://www.ukrinform.ua/rubric-world/3712803-ssa-ne-pripinat-tisk-na-rosiu-dla-zvilnenna-svoih-gromadan-derzdep.html" text:style-name="Internet_20_link" text:visited-style-name="Visited_20_Internet_20_Link">
https://www.ukrinform.ua/rubric-world/3712803-ssa-ne-pripinat-tisk-na-rosiu-dla-zvilnenna-svoih-gromadan-derzdep.html</text:a>
</text:p>
      <!--NEWS-->
      <text:h text:style-name="P10" text:outline-level="1">
<text:span text:style-name="T4">
Russia's decision to initiate a criminal case against the ISS is a disrespect for international law - the EU</text:span>
</text:h>
      <text:p text:style-name="P4">
Authors: Ukrinform (Person)</text:p>
      <text:p text:style-name="P4">
Publisher: Укринформ (Organization)</text:p>
      <text:p text:style-name="P4">
Published Time: 2023-05-22T-35:35:00+03:00</text:p>
      <text:p text:style-name="P4">
Modified Time: 2023-05-22T22:35:00+03:00</text:p>
      <text:p text:style-name="P4">
Description: The EU strongly condemned the Russian decision to initiate a criminal case against the prosecutor and three judges of the International Criminal Court, which were involved in investigating crimes during the Russian aggressive war against Ukraine. - Ukrinform.</text:p>
      <text:p text:style-name="P4">
Images: ['<text:a xlink:type="simple" xlink:href="https://static.ukrinform.com/photos/2019_12/thumb_files/630_360_1576564425-641.jpg" text:style-name="Internet_20_link" text:visited-style-name="Visited_20_Internet_20_Link">
630_360_15765...</text:a>
']</text:p>
      <text:p text:style-name="P4">
Tags: ['Євросоюз', 'Міжнародний кримінальний суд', 'Війна з Росією']</text:p>
      <text:p text:style-name="P4">
Type: Article</text:p>
      <!--METADATA-->
      <text:p text:style-name="P4">
<draw:frame draw:style-name="fr1" draw:name="Image46" text:anchor-type="as-char" svg:width="6.9236in" svg:height="3.956343in" draw:z-index="0">
<draw:image xlink:href="../Images/yкринформ/2023-05-22T-35-35-00-03-00/630_360_1576564425-641.jpg" xlink:type="simple" xlink:show="embed" xlink:actuate="onLoad" draw:mime-type="image/jpeg"/>
</draw:frame>
The European Union has condemned the Russian decision to initiate a criminal case against the prosecutor of three judges of the International Criminal Court, which were involved in the investigation of crimes during the Russian aggressive war against Ukraine.</text:p>
      <text:p text:style-name="P4">
According to Ukrinform, this is stated in the statement of the high representative of ESZHZEP BORREL, the full text of which was published on <text:a xlink:type="simple" xlink:href="https://www.eeas.europa.eu/eeas/russia-statement-high-representative-threats-against-international-criminal-court-0_en" text:style-name="Internet_20_link" text:visited-style-name="Visited_20_Internet_20_Link">
</text:a>
.</text:p>
      <text:p text:style-name="P4">
«Європейський союз засуджує кримінальне провадження, що було ініційовано <text:a xlink:type="simple" xlink:href="https://www.ukrinform.ua/tag-rosia" text:style-name="Internet_20_link" text:visited-style-name="Visited_20_Internet_20_Link">
</text:a>
the authorities against the prosecutor and the judicial criminal court. Any Russian actions against the MCC Tasprob's mandate intimidate those involved in the investigation of international crimes in Ukraine are politically motivated, unfounded, unjustified and unacceptable. They are a further testimony to the Kremlin's unanswered rules and international law, ”he said at home.</text:p>
      <text:p text:style-name="P4">
The EU has confirmed the full support of the ICS, which is an independent Tane -pre -warned judicial institution, which is trusted by more than 120 countries from all -regional region, and which provides responsibility for the most serious crimes.</text:p>
      <text:p text:style-name="P4">
“We firmly stand with the court, and we remain ready to protect his employees from any foreign interference in the course of justice that is taught to undermine the international criminal justice system. We make all the member countries to protect the principles and values set out in the Urian Statute and to remain united in the fight against impunity, ”Josep Borrel said.</text:p>
      <text:p text:style-name="P4">
<text:span text:style-name="T4">
 Read also: </text:span>
 <text:a xlink:type="simple" xlink:href="https://www.ukrinform.ua/rubric-world/3711994-u-mks-vidreaguvali-na-ogolosenna-moskvou-v-rozsuk-prokurora-sudu.html" text:style-name="Internet_20_link" text:visited-style-name="Visited_20_Internet_20_Link">
<text:span text:style-name="T4">
 MKS </text:span>
</text:a>
As already reported, yesterday <text:a xlink:type="simple" xlink:href="https://www.ukrinform.ua/rubric-world/3712256-order-na-arest-putina-slidkom-rf-zaocno-predaviv-zvinuvacenna-prokuroru-i-suddi-mks.html" text:style-name="Internet_20_link" text:visited-style-name="Visited_20_Internet_20_Link">
</text:a>
who issued a warrant for the arrest of President of RFVvolodimir Putin and the Russian Children's Ombudsman Maria Lviv-Belova.</text:p>
      <text:p text:style-name="P4">
News Source: <text:a xlink:type="simple" xlink:href="https://www.ukrinform.ua/rubric-world/3712804-risenna-rosii-porusiti-kriminalnu-spravu-proti-mks-e-nepovagou-do-miznarodnogo-prava-es.html" text:style-name="Internet_20_link" text:visited-style-name="Visited_20_Internet_20_Link">
https://www.ukrinform.ua/rubric-world/3712804-risenna-rosii-porusiti-kriminalnu-spravu-proti-mks-e-nepovagou-do-miznarodnogo-prava-es.html</text:a>
</text:p>
      <!--NEWS-->
      <text:h text:style-name="P10" text:outline-level="1">
<text:span text:style-name="T4">
In Kiev, a charity screening of the film about the deportation of Crimean Tatars was held</text:span>
</text:h>
      <text:p text:style-name="P4">
Authors: Ukrinform (Person)</text:p>
      <text:p text:style-name="P4">
Publisher: Укринформ (Organization)</text:p>
      <text:p text:style-name="P4">
Published Time: 2023-05-22T-37:28:00+03:00</text:p>
      <text:p text:style-name="P4">
Modified Time: 2023-05-22T22:28:00+03:00</text:p>
      <text:p text:style-name="P4">
Description: NGO "Crimean" organized a charity screening of the documentary "1944. Crimea. Deportation ”, the funds raised will be directed to support 251 separate teams of territorial defense of the Armed Forces. - Ukrinform.</text:p>
      <text:p text:style-name="P4">
Images: ['<text:a xlink:type="simple" xlink:href="https://static.ukrinform.com/photos/2021_08/thumb_files/630_360_1630171870-547.jpeg" text:style-name="Internet_20_link" text:visited-style-name="Visited_20_Internet_20_Link">
630_360_16301...</text:a>
']</text:p>
      <text:p text:style-name="P4">
Tags: ['Депортація', 'Кіно', 'Кримські татари', 'Благодійність']</text:p>
      <text:p text:style-name="P4">
Type: Article</text:p>
      <!--METADATA-->
      <text:p text:style-name="P4">
<draw:frame draw:style-name="fr1" draw:name="Image47" text:anchor-type="as-char" svg:width="6.9236in" svg:height="3.956343in" draw:z-index="0">
<draw:image xlink:href="../Images/yкринформ/2023-05-22T-37-28-00-03-00/630_360_1630171870-547.jpeg" xlink:type="simple" xlink:show="embed" xlink:actuate="onLoad" draw:mime-type="image/jpeg"/>
</draw:frame>
NGO "Crimean" organized a charity screening of the documentary "1944. Crimea. Deportation ”, the funds raised will be directed to support 251 separate forensic defense of the Armed Forces.</text:p>
      <text:p text:style-name="P4">
This was reported by Ukrinform correspondent.</text:p>
      <text:p text:style-name="P4">
"It's not just stories about deportation. These people are witnesses of a crime that is so punished. Therefore, it is important to know these stories, it is important to document them. <text:a xlink:type="simple" xlink:href="https://www.ukrinform.ua/tag-kino" text:style-name="Internet_20_link" text:visited-style-name="Visited_20_Internet_20_Link">
</text:a>
She turned out to be very emotional, sensitive, she explains what deportation is and what she did with a person, " - said the screenwriter Mavilier Khalil.</text:p>
      <text:p text:style-name="P4">
According to her, the premiere of the tape took place in 2019, but it still degenerates festivals. The film won awards in Turkey, Greece, India.</text:p>
      <text:p text:style-name="P4">
“1944. Crimea. Deportation ”has three main lines: three elderly people recall how at five o'clock in the morning they were given 15 minutes for a meeting and taken out - whom to the Urals, whom in Uzbekistan. At that time, they were 10-12 years old.</text:p>
      <text:p text:style-name="P4">
The movie also contains animation elements. It was based on the paintings of one of the heroes of Sadykha Aji-Selyma, who through drawings documented the events during the deportation: as children of Russians threw stones on wagons in which transported Tatars, and shouted "traitors", as they had to lay down with friends. .</text:p>
      <text:p text:style-name="P4">
The historian Martin-Alexander is sour, he noted that the deportation of 1944 erased the memory of the Crimean Tatars all previous injuries and tragedies that had fallen on the dollyu people, including the Holodomor, which was also in Crimea in 1932-1933.</text:p>
      <text:p text:style-name="P4">
At the same time, the Crimean Analytist Yevgeny Yaroshenko emphasized that the most aptly writing the tragedy of the Crimean Tatar people is the term "surgun", which in translation "exile".</text:p>
      <text:p text:style-name="P4">
"As for me, a discourse could be started on a more correct terminological evaluation of these events," he said.</text:p>
      <text:p text:style-name="P4">
<text:span text:style-name="T4">
 Read also: </text:span>
 <text:a xlink:type="simple" xlink:href="https://www.ukrinform.ua/rubric-crimea/3710829-mzs-ukraini-zaklikae-svit-viznati-genocidom-deportaciu-krimskih-tatar-u-1944-roci.html" text:style-name="Internet_20_link" text:visited-style-name="Visited_20_Internet_20_Link">
<text:span text:style-name="T4">
 deportation </text:span>
 <text:span text:style-name="T4">
 Crimean </text:span>
 <text:span text:style-name="T4">
 Tatar </text:span>
</text:a>
During the display, everyone could add to the reserve batteries for the 251 -exposed territorial defense brigade of the Armed Forces, which includes the largest Crimean Tatars.</text:p>
      <text:p text:style-name="P4">
The film has versions of Crimean Tatar and Ukrainian. The first was voiced by actor director Akhtem Seitablaev, and the second - actor Andrey Saminin. The directors were Fatima Osman and Junus Pasha. The script was joined by Nazadzhararov and Zera Bekirov.<text:span text:style-name="T5">
Foto: Credo</text:span>
</text:p>
      <text:p text:style-name="P4">
News Source: <text:a xlink:type="simple" xlink:href="https://www.ukrinform.ua/rubric-crimea/3712802-u-kievi-proveli-blagodijnij-pokaz-filmu-pro-deportaciu-krimskih-tatar.html" text:style-name="Internet_20_link" text:visited-style-name="Visited_20_Internet_20_Link">
https://www.ukrinform.ua/rubric-crimea/3712802-u-kievi-proveli-blagodijnij-pokaz-filmu-pro-deportaciu-krimskih-tatar.html</text:a>
</text:p>
      <!--NEWS-->
      <text:h text:style-name="P10" text:outline-level="1">
<text:span text:style-name="T4">
Seven Ukrainian karatists will perform at European Games in Poland</text:span>
</text:h>
      <text:p text:style-name="P4">
Authors: Ukrinform (Person)</text:p>
      <text:p text:style-name="P4">
Publisher: Укринформ (Organization)</text:p>
      <text:p text:style-name="P4">
Published Time: 2023-05-22T-39:21:09+03:00</text:p>
      <text:p text:style-name="P4">
Modified Time: 2023-05-22T22:21:09+03:00</text:p>
      <text:p text:style-name="P4">
Description: In Krakow (Poland), the III European Games will start on June 9. - Ukrinform.</text:p>
      <text:p text:style-name="P4">
Images: ['<text:a xlink:type="simple" xlink:href="https://static.ukrinform.com/photos/2023_05/thumb_files/630_360_1684782948-301.jpg" text:style-name="Internet_20_link" text:visited-style-name="Visited_20_Internet_20_Link">
630_360_16847...</text:a>
']</text:p>
      <text:p text:style-name="P4">
Tags: ['карате', 'Європейські ігри']</text:p>
      <text:p text:style-name="P4">
Type: Article</text:p>
      <!--METADATA-->
      <text:p text:style-name="P4">
<draw:frame draw:style-name="fr1" draw:name="Image48" text:anchor-type="as-char" svg:width="6.9236in" svg:height="3.956343in" draw:z-index="0">
<draw:image xlink:href="../Images/yкринформ/2023-05-22T-39-21-09-03-00/630_360_1684782948-301.jpg" xlink:type="simple" xlink:show="embed" xlink:actuate="onLoad" draw:mime-type="image/jpeg"/>
</draw:frame>
In Krakow(Poland)On June 9, the III European Games will start.</text:p>
      <text:p text:style-name="P4">
The athletes play 253 medals in 30 sports, Ukrinform reports.</text:p>
      <text:p text:style-name="P4">
According to information <text:a xlink:type="simple" xlink:href="https://xsport.ua/ru/karate_s/news/na-evropeyskikh-igrakh-vystupyat-chetvero-ukrainskikh-karatistov_8799481/" text:style-name="Internet_20_link" text:visited-style-name="Visited_20_Internet_20_Link">
</text:a>
In particular, seven Ukrainian representatives will perform at karate competitions.</text:p>
      <text:p text:style-name="P4">
The national team of Ukraine included: Nikita Philips(Weight category up to 60 kg), Andrey Zalitny(75 kg), Valery Chobotar(84 kg). Catherine Curve(50 kg), Angelica Terluga(55 kg), Anita Seregin(61 kg)and Galina Melnyk(68 kg).</text:p>
      <text:p text:style-name="P4">
<text:span text:style-name="T4">
Читайте також:</text:span>
 <text:a xlink:type="simple" xlink:href="https://www.ukrinform.ua/rubric-sports/3712632-miznarodna-federacia-gimnastiki-prodovzila-vidstoronenna-rosian-i-bilorusiv.html" text:style-name="Internet_20_link" text:visited-style-name="Visited_20_Internet_20_Link">
 </text:a>
European Games 2023 will last until June 25.</text:p>
      <text:p text:style-name="P4">
In the photo: Angelika Terluga(NOC of Ukraine).</text:p>
      <text:p text:style-name="P4">
News Source: <text:a xlink:type="simple" xlink:href="https://www.ukrinform.ua/rubric-sports/3712799-sim-ukrainskih-karatistiv-vistuplat-na-evropejskih-igrah-u-polsi.html" text:style-name="Internet_20_link" text:visited-style-name="Visited_20_Internet_20_Link">
https://www.ukrinform.ua/rubric-sports/3712799-sim-ukrainskih-karatistiv-vistuplat-na-evropejskih-igrah-u-polsi.html</text:a>
</text:p>
      <!--NEWS-->
      <text:h text:style-name="P10" text:outline-level="1">
<text:span text:style-name="T4">
State Department: Support of Ukraine F-16 is a priority for the United States</text:span>
</text:h>
      <text:p text:style-name="P4">
Authors: Ukrinform (Person)</text:p>
      <text:p text:style-name="P4">
Publisher: Укринформ (Organization)</text:p>
      <text:p text:style-name="P4">
Published Time: 2023-05-22T-41:15:00+03:00</text:p>
      <text:p text:style-name="P4">
Modified Time: 2023-05-22T22:15:00+03:00</text:p>
      <text:p text:style-name="P4">
Description: The United States is considered a priority task to provide Ukraine with F-16 aircraft, and this will begin to be implemented in cooperation with allies and partners for the next months. - Ukrinform.</text:p>
      <text:p text:style-name="P4">
Images: ['<text:a xlink:type="simple" xlink:href="https://static.ukrinform.com/photos/2023_05/thumb_files/630_360_1684274785-884.jpg" text:style-name="Internet_20_link" text:visited-style-name="Visited_20_Internet_20_Link">
630_360_16842...</text:a>
', '<text:a xlink:type="simple" xlink:href="https://static.ukrinform.com/photos/2023_05/1684781236-953.jpg" text:style-name="Internet_20_link" text:visited-style-name="Visited_20_Internet_20_Link">
1684781236-95...</text:a>
']</text:p>
      <text:p text:style-name="P4">
Tags: ['США', 'Держдеп', 'Повітряні сили ЗСУ', 'Винищувач', 'Війна з Росією', 'F-16']</text:p>
      <text:p text:style-name="P4">
Type: Article</text:p>
      <!--METADATA-->
      <text:p text:style-name="P4">
<draw:frame draw:style-name="fr1" draw:name="Image49" text:anchor-type="as-char" svg:width="6.9236in" svg:height="3.953152in" draw:z-index="0">
<draw:image xlink:href="../Images/yкринформ/2023-05-22T-41-15-00-03-00/630_360_1684274785-884.jpg" xlink:type="simple" xlink:show="embed" xlink:actuate="onLoad" draw:mime-type="image/jpeg"/>
</draw:frame>
The connection is considered a priority task to provide Ukraine with F-16 aircraft, and to be implemented in cooperation with allies and partners for the next months.</text:p>
      <text:p text:style-name="P4">
This was stated on Monday during a pressing at Washington by US spokesman Matthew Miller, Ukrinform correspondent reports.</text:p>
      <text:p text:style-name="P4">
<draw:frame draw:style-name="fr1" draw:name="Image50" text:anchor-type="as-char" svg:width="6.9236in" svg:height="4.615733in" draw:z-index="0">
<draw:image xlink:href="../Images/yкринформ/2023-05-22T-41-15-00-03-00/1684781236-953.jpg" xlink:type="simple" xlink:show="embed" xlink:actuate="onLoad" draw:mime-type="image/jpeg"/>
</draw:frame>
“So, in relation to our loan for granting Ukraine F-16, President(Biden - ed.)He clearly stressed that we will start training in Ukrainian military pilot F-16. And we will work with our allies and partners of Ukraine <text:a xlink:type="simple" xlink:href="https://www.ukrinform.ua/tag-litak" text:style-name="Internet_20_link" text:visited-style-name="Visited_20_Internet_20_Link">
</text:a>
F -16, "Miller said.</text:p>
      <text:p text:style-name="P4">
He noted that he would not announce when and how it happens, or from which fighters will receive.</text:p>
      <text:p text:style-name="P4">
<text:span text:style-name="T4">
 Read also: </text:span>
 <text:a xlink:type="simple" xlink:href="https://www.ukrinform.ua/rubric-ato/3712539-ignat-pro-f16-dostatno-mati-zasobi-abi-vorozi-litaki-ne-nablizalisa-do-kordoniv-ukraini.html" text:style-name="Internet_20_link" text:visited-style-name="Visited_20_Internet_20_Link">
</text:a>
"But this is a priority for us, and we will start to introduce it to the nearby places," the US State Department spokesman said.</text:p>
      <text:p text:style-name="P4">
As reported by Ukrinform, a spokesman for the Armed Forces Command Yuri Ignatine week said that Ukraine can receive several dozen F-16 from international partners from international partners.</text:p>
      <text:p text:style-name="P4">
<text:span text:style-name="T5">
Foto: Ezra Acayan/Getty Images</text:span>
</text:p>
      <text:p text:style-name="P4">
News Source: <text:a xlink:type="simple" xlink:href="https://www.ukrinform.ua/rubric-ato/3712798-derzdep-zabezpecenna-ukraini-f16-e-prioritetom-dla-ssa.html" text:style-name="Internet_20_link" text:visited-style-name="Visited_20_Internet_20_Link">
https://www.ukrinform.ua/rubric-ato/3712798-derzdep-zabezpecenna-ukraini-f16-e-prioritetom-dla-ssa.html</text:a>
</text:p>
      <!--NEWS-->
      <text:h text:style-name="P10" text:outline-level="1">
<text:span text:style-name="T4">
Trudeau and Macron discussed the defensive needs and post -war reconstruction of Ukraine</text:span>
</text:h>
      <text:p text:style-name="P4">
Authors: Ukrinform (Person)</text:p>
      <text:p text:style-name="P4">
Publisher: Укринформ (Organization)</text:p>
      <text:p text:style-name="P4">
Published Time: 2023-05-22T-43:04:00+03:00</text:p>
      <text:p text:style-name="P4">
Modified Time: 2023-05-22T22:04:00+03:00</text:p>
      <text:p text:style-name="P4">
Description: Canada Prime Minister Justin Trudeau and French President Emmanuel Macron emphasized the need for transatlantic unity during the conversation to meet Ukraine's defense needs and its post-war reconstruction. - Ukrinform.</text:p>
      <text:p text:style-name="P4">
Images: ['<text:a xlink:type="simple" xlink:href="https://static.ukrinform.com/photos/2017_07/thumb_files/630_360_1499480965-1104.jpg" text:style-name="Internet_20_link" text:visited-style-name="Visited_20_Internet_20_Link">
630_360_14994...</text:a>
']</text:p>
      <text:p text:style-name="P4">
Tags: ['Макрон', 'Трюдо', 'Україна', 'Війна з Росією']</text:p>
      <text:p text:style-name="P4">
Type: Article</text:p>
      <!--METADATA-->
      <text:p text:style-name="P4">
<draw:frame draw:style-name="fr1" draw:name="Image51" text:anchor-type="as-char" svg:width="6.9236in" svg:height="3.956343in" draw:z-index="0">
<draw:image xlink:href="../Images/yкринформ/2023-05-22T-43-04-00-03-00/630_360_1499480965-1104.jpg" xlink:type="simple" xlink:show="embed" xlink:actuate="onLoad" draw:mime-type="image/jpeg"/>
</draw:frame>
Canada Prime Minister Justin Trudeau and French President Emmanuel Macron emphasized the need for transatlantic unity during the time to meet Ukraine and its post-war reconstruction.</text:p>
      <text:p text:style-name="P4">
This was reported in the office of the head of the Canadian government, reports correspondentation.</text:p>
      <text:p text:style-name="P4">
“The Prime Minister and the President emphasized the importance of further transparency unity in support of defense <text:a xlink:type="simple" xlink:href="https://www.ukrinform.ua/tag-ukraina" text:style-name="Internet_20_link" text:visited-style-name="Visited_20_Internet_20_Link">
</text:a>
and its long -term reconstruction needs, ”the Trudeau office noted.</text:p>
      <text:p text:style-name="P4">
According to him, the interlocutors pledged to hold Russia's reference for its brutal aggression and to support those who most acted with the consequences of Russian aggression.</text:p>
      <text:p text:style-name="P4">
<text:span text:style-name="T4">
 Read also: </text:span>
 <text:a xlink:type="simple" xlink:href="https://www.ukrinform.ua/rubric-polytics/3706974-kanada-ta-es-prodovzat-vijskovu-pidtrimku-ukraini-trudo.html" text:style-name="Internet_20_link" text:visited-style-name="Visited_20_Internet_20_Link">
<text:span text:style-name="T4">
 Trude </text:span>
</text:a>
During the conversation, the topic of combating misinformation at the GG7 level was also broken.</text:p>
      <text:p text:style-name="P4">
As it was reported, the summit of the Seven Group on May 21 ended in Japan, one of which was Russia's war against Ukraine.</text:p>
      <text:p text:style-name="P4">
News Source: <text:a xlink:type="simple" xlink:href="https://www.ukrinform.ua/rubric-polytics/3712797-trudo-i-makron-obgovorili-oboronni-potrebi-i-povoennu-vidbudovu-ukraini.html" text:style-name="Internet_20_link" text:visited-style-name="Visited_20_Internet_20_Link">
https://www.ukrinform.ua/rubric-polytics/3712797-trudo-i-makron-obgovorili-oboronni-potrebi-i-povoennu-vidbudovu-ukraini.html</text:a>
</text:p>
      <!--NEWS-->
      <text:h text:style-name="P10" text:outline-level="1">
<text:span text:style-name="T4">
In Britain, a scandal around the Minister of Internal Affairs has erupted</text:span>
</text:h>
      <text:p text:style-name="P4">
Authors: Ukrinform (Person)</text:p>
      <text:p text:style-name="P4">
Publisher: Укринформ (Organization)</text:p>
      <text:p text:style-name="P4">
Published Time: 2023-05-22T-46:58:00+03:00</text:p>
      <text:p text:style-name="P4">
Modified Time: 2023-05-22T21:58:00+03:00</text:p>
      <text:p text:style-name="P4">
Description: The UK Prime Minister Risha Sunak should consult with his ethics advisor to the Interior Minister Suella Broverman, who has been in a scandal because of last year's story with a fine for speeding. - Ukrinform.</text:p>
      <text:p text:style-name="P4">
Images: ['<text:a xlink:type="simple" xlink:href="https://static.ukrinform.com/photos/2023_05/thumb_files/630_360_1684775431-139.jpg" text:style-name="Internet_20_link" text:visited-style-name="Visited_20_Internet_20_Link">
630_360_16847...</text:a>
']</text:p>
      <text:p text:style-name="P4">
Tags: ['Британія', 'Скандал', 'Уряд']</text:p>
      <text:p text:style-name="P4">
Type: Article</text:p>
      <!--METADATA-->
      <text:p text:style-name="P4">
<draw:frame draw:style-name="fr1" draw:name="Image52" text:anchor-type="as-char" svg:width="6.9236in" svg:height="3.956343in" draw:z-index="0">
<draw:image xlink:href="../Images/yкринформ/2023-05-22T-46-58-00-03-00/630_360_1684775431-139.jpg" xlink:type="simple" xlink:show="embed" xlink:actuate="onLoad" draw:mime-type="image/jpeg"/>
</draw:frame>
The UK Prime Minister, Richa Snak, should consult with his or her wedding adviser with the Interior Minister Suella Broverman, who has been scandal over the last year's story with a fine for speeding.</text:p>
      <text:p text:style-name="P4">
About it reports <text:a xlink:type="simple" xlink:href="https://t.me/khersonskaODA/6057" text:style-name="Internet_20_link" text:visited-style-name="Visited_20_Internet_20_Link">
</text:a>
, reports Ukrinform.</text:p>
      <text:p text:style-name="P4">
In 2022, the Minister of Internal Affairs was exposed to exceeding speed.</text:p>
      <text:p text:style-name="P4">
She then asked the State Service for the Organization of Individual Course, referring to the security of the group. But she was told that it was not a civil service.</text:p>
      <text:p text:style-name="P4">
The former high -ranking civil servant Philip Raycroft said that the actions of Brokerman were a "real mistake".</text:p>
      <text:p text:style-name="P4">
Labor leader Sir Keir Starmer said it looked as if there was "little inappropriate action."</text:p>
      <text:p text:style-name="P4">
The government deny that Broverman's actions have been violated by the Ministry of Code. However, Richa Snak's Premewriter appealed to his ethics consultant.</text:p>
      <text:p text:style-name="P4">
<text:span text:style-name="T4">
 Read also: </text:span>
 <text:a xlink:type="simple" xlink:href="https://www.ukrinform.ua/rubric-world/3707379-u-ssa-visunuli-oficijni-obvinuvacenna-skandalnomu-kongresmenu-santosu.html" text:style-name="Internet_20_link" text:visited-style-name="Visited_20_Internet_20_Link">
<text:span text:style-name="T4">
 scandal </text:span>
</text:a>
The Ministerial Code requires ministers to guarantee that there will be no conflict between their state duties and private interests.</text:p>
      <text:p text:style-name="P4">
At the same time <text:a xlink:type="simple" xlink:href="https://www.bloomberg.com/news/articles/2023-05-21/sunak-returns-from-g-7-to-cabinet-scandal-migration-disputes" text:style-name="Internet_20_link" text:visited-style-name="Visited_20_Internet_20_Link">
</text:a>
It reports that the scandal is unfolding at a time when the government is preparing for the publication of migration, which is expected to confirm the record to influx migrants last year.</text:p>
      <text:p text:style-name="P4">
Broverman, who controls the issue of immigration, last week was a critical speech on this, which was regarded as an attempt to position as a potential successor in Risha Snak.</text:p>
      <text:p text:style-name="P4">
News Source: <text:a xlink:type="simple" xlink:href="https://www.ukrinform.ua/rubric-world/3712763-u-britanii-rozgorivsa-skandal-navkolo-ministra-vnutrisnih-sprav.html" text:style-name="Internet_20_link" text:visited-style-name="Visited_20_Internet_20_Link">
https://www.ukrinform.ua/rubric-world/3712763-u-britanii-rozgorivsa-skandal-navkolo-ministra-vnutrisnih-sprav.html</text:a>
</text:p>
      <!--NEWS-->
      <text:h text:style-name="P10" text:outline-level="1">
<text:span text:style-name="T4">
The Armed Forces managed to move up to 400 meters under Bakhmut in a day</text:span>
</text:h>
      <text:p text:style-name="P4">
Authors: Ukrinform (Person)</text:p>
      <text:p text:style-name="P4">
Publisher: Укринформ (Organization)</text:p>
      <text:p text:style-name="P4">
Published Time: 2023-05-22T-48:54:41+03:00</text:p>
      <text:p text:style-name="P4">
Modified Time: 2023-05-22T21:54:41+03:00</text:p>
      <text:p text:style-name="P4">
Description: The Armed Forces of Ukraine managed to move under Bakhmut in different sections of 200 to 400 meters a day. - Ukrinform.</text:p>
      <text:p text:style-name="P4">
Images: ['<text:a xlink:type="simple" xlink:href="https://static.ukrinform.com/photos/2023_05/thumb_files/630_360_1683216390-801.jpg" text:style-name="Internet_20_link" text:visited-style-name="Visited_20_Internet_20_Link">
630_360_16832...</text:a>
']</text:p>
      <text:p text:style-name="P4">
Tags: ['Бахмут', 'Війна з Росією', 'Єдині новини']</text:p>
      <text:p text:style-name="P4">
Type: Article</text:p>
      <!--METADATA-->
      <text:p text:style-name="P4">
<draw:frame draw:style-name="fr1" draw:name="Image53" text:anchor-type="as-char" svg:width="6.9236in" svg:height="3.956343in" draw:z-index="0">
<draw:image xlink:href="../Images/yкринформ/2023-05-22T-48-54-41-03-00/630_360_1683216390-801.jpg" xlink:type="simple" xlink:show="embed" xlink:actuate="onLoad" draw:mime-type="image/jpeg"/>
</draw:frame>
The Armed Forces of Ukraine managed to move under Bakhmut in different sections from 200 to 400 meters a day.</text:p>
      <text:p text:style-name="P4">
This was reported by a spokesman for the eastern grouping of the Armed Forces of Ukraine Sergiy Cherevaty on the air of the Teleterna "One News", Ukrinform reports.</text:p>
      <text:p text:style-name="P4">
“The enemy is trying to capture Bakhmut. This is a priority for him, ”he said.</text:p>
      <text:p text:style-name="P4">
Cherevaty stated that Russian troops were trying to capture the southwestern Bakhmut, where Ukraine's defense forces keep a number of buildings of and formal structures.</text:p>
      <text:p text:style-name="P4">
<text:span text:style-name="T4">
 Read also: </text:span>
 <text:a xlink:type="simple" xlink:href="https://www.ukrinform.ua/rubric-ato/3712745-na-pati-napramkah-frontu-vidbulisa-25-zitknen-boi-za-bahmut-trivaut.html" text:style-name="Internet_20_link" text:visited-style-name="Visited_20_Internet_20_Link">
<text:span text:style-name="T4">
 Bakhmut </text:span>
</text:a>
“At the same time, on the flanks, our units are trying to press on the enemy and, as part of our defensive operation, to counter it. In particular, the grave managed to advance in different sections of 200 to 400 meters, ”the Odrechnik.</text:p>
      <text:p text:style-name="P4">
According to Ukrinform, Russian troops focus efforts on attempts to the borders of Donetsk and Luhansk regions. In the Bakhmut direction <text:a xlink:type="simple" xlink:href="https://www.ukrinform.ua/rubric-ato/3712556-vorog-ne-kontrolue-bahmut-povnistu-jdut-boi-malar.html" text:style-name="Internet_20_link" text:visited-style-name="Visited_20_Internet_20_Link">
</text:a>
.</text:p>
      <text:p text:style-name="P4">
<text:span text:style-name="T5">
Foto: General Staff of the Armed Forces</text:span>
</text:p>
      <text:p text:style-name="P4">
News Source: <text:a xlink:type="simple" xlink:href="https://www.ukrinform.ua/rubric-ato/3712795-zsu-za-dobu-vdalos-prosunutis-do-400-metriv-pid-bahmutom-cerevatij.html" text:style-name="Internet_20_link" text:visited-style-name="Visited_20_Internet_20_Link">
https://www.ukrinform.ua/rubric-ato/3712795-zsu-za-dobu-vdalos-prosunutis-do-400-metriv-pid-bahmutom-cerevatij.html</text:a>
</text:p>
      <!--NEWS-->
      <text:h text:style-name="P10" text:outline-level="1">
<text:span text:style-name="T4">
At Sivershchyna and Slobozhanschyna directions Russian army shelled Mykolayivka of Chernihiv ...</text:span>
</text:h>
      <text:p text:style-name="P4">
Authors: liveuamap (Language: en)</text:p>
      <text:p text:style-name="P4">
Time: 2023-05-22T-50:04:00</text:p>
      <text:p text:style-name="P4">
Location: Vovchansk (Latitude:50.38729 Longtitude:37.42287)</text:p>
      <text:p text:style-name="P4">
Videos: []</text:p>
      <text:p text:style-name="P4">
Images: []</text:p>
      <text:p text:style-name="P4">
Tags: ["Russia"]</text:p>
      <text:p text:style-name="P4">
Id: 22564583</text:p>
      <!--METADATA-->
      <text:p text:style-name="P4">
At sivershchyna and slBozhanschyna directions Russian army ShelleDMYKOLAYIVKA OF CERNIHIV REGION; Prohres, Studenok, Bilookopytove, Vovkivka, Volfyne, Zapsillya and Mykaylivka of Sumy Region, ALSO UDY, Hraniv, Zelene, Starytsya, Ohirtseve, Ohirtseve Terne and Budarky ofkharkiv Region, - General Staff of Armed Forces of Ukraine Says in The MorningReport</text:p>
      <text:p text:style-name="P4">
News Collection Link:(https://liveuamap.com/en/2023/22-may-at-sivershchyna-and-slobozhanschyna-directions-russian)</text:p>
      <text:p text:style-name="P4">
News Source: <text:a xlink:type="simple" xlink:href="https://t.me/lumsrc/4863" text:style-name="Internet_20_link" text:visited-style-name="Visited_20_Internet_20_Link">
https://t.me/lumsrc/4863</text:a>
</text:p>
      <!--NEWS-->
      <text:h text:style-name="P10" text:outline-level="1">
<text:span text:style-name="T4">
US will consider all ways to hold Russia accountable - State Department</text:span>
</text:h>
      <text:p text:style-name="P4">
Authors: Ukrinform (Person)</text:p>
      <text:p text:style-name="P4">
Publisher: Укринформ (Organization)</text:p>
      <text:p text:style-name="P4">
Published Time: 2023-05-22T-50:42:00+03:00</text:p>
      <text:p text:style-name="P4">
Modified Time: 2023-05-22T21:42:00+03:00</text:p>
      <text:p text:style-name="P4">
Description: The US administration is set to consider all possible ways to support Ukraine and hold Russia accountable for its aggression. - Ukrinform.</text:p>
      <text:p text:style-name="P4">
Images: ['<text:a xlink:type="simple" xlink:href="https://static.ukrinform.com/photos/2018_02/thumb_files/630_360_1517552325-3537.jpg" text:style-name="Internet_20_link" text:visited-style-name="Visited_20_Internet_20_Link">
630_360_15175...</text:a>
', '<text:a xlink:type="simple" xlink:href="https://static.ukrinform.com/photos/2023_05/1684781237-329.jpg" text:style-name="Internet_20_link" text:visited-style-name="Visited_20_Internet_20_Link">
1684781237-32...</text:a>
']</text:p>
      <text:p text:style-name="P4">
Tags: ['США', 'Держдеп', 'Росія', 'Воєнні злочини', 'Війна з Росією']</text:p>
      <text:p text:style-name="P4">
Type: Article</text:p>
      <!--METADATA-->
      <text:p text:style-name="P4">
<draw:frame draw:style-name="fr1" draw:name="Image54" text:anchor-type="as-char" svg:width="6.9236in" svg:height="3.956343in" draw:z-index="0">
<draw:image xlink:href="../Images/yкринформ/2023-05-22T-50-42-00-03-00/630_360_1517552325-3537.jpg" xlink:type="simple" xlink:show="embed" xlink:actuate="onLoad" draw:mime-type="image/jpeg"/>
</draw:frame>
The US administration is set to consider all possible ways to support Ukraine and hold Russia accountable for its aggression.</text:p>
      <text:p text:style-name="P4">
This was stated on Monday by US State Department spokesman Matthew Miller, Ukrinform reports.</text:p>
      <text:p text:style-name="P4">
<draw:frame draw:style-name="fr1" draw:name="Image55" text:anchor-type="as-char" svg:width="6.9236in" svg:height="4.615733in" draw:z-index="0">
<draw:image xlink:href="../Images/yкринформ/2023-05-22T-50-42-00-03-00/1684781237-329.jpg" xlink:type="simple" xlink:show="embed" xlink:actuate="onLoad" draw:mime-type="image/jpeg"/>
</draw:frame>
“We will consider all the ways in which we will be able to attract the reference for its actions. The most important of which is the further support of our Ukrainian partners so that they can repel Russian troops who have been able to go to the country, ”the State Department representative said.</text:p>
      <text:p text:style-name="P4">
At the same time, he noted that the United States has not yet recognized Russia with a terrorism state because such a step would now have "counterproductive effects." In particular, this will deprive the humanitarian organizations the ability to help with the region.</text:p>
      <text:p text:style-name="P4">
"But I will say that we will continue to hold Russia accountable for a number of other steps," the US foreign policy said.</text:p>
      <text:p text:style-name="P4">
<text:span text:style-name="T4">
 Read also: </text:span>
 <text:a xlink:type="simple" xlink:href="https://www.ukrinform.ua/rubric-polytics/3712643-parlamentska-asamblea-nato-viznala-zlocini-rosii-proti-ukraini-genocidom.html" text:style-name="Internet_20_link" text:visited-style-name="Visited_20_Internet_20_Link">
</text:a>
He clarified that the supply of weapons and equipment to Ukraine, as well as the implementation of sanctions and export control measures.</text:p>
      <text:p text:style-name="P4">
As reported by Ukrinform, last week, US Secretary of State Anthony Blinkengen during the hearing in the Senate did not exclude the possibility of recognizing Russia <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polytics/3712794-ssa-rozgladatimut-usi-sposobi-pritagnenna-rosii-do-vidpovidalnosti-derzdep.html" text:style-name="Internet_20_link" text:visited-style-name="Visited_20_Internet_20_Link">
https://www.ukrinform.ua/rubric-polytics/3712794-ssa-rozgladatimut-usi-sposobi-pritagnenna-rosii-do-vidpovidalnosti-derzdep.html</text:a>
</text:p>
      <!--NEWS-->
      <text:h text:style-name="P10" text:outline-level="1">
<text:span text:style-name="T4">
JSC Kupiansk Directio Rusian of the Army Shelled Kamyanka, well, Krasne first, Peter-Ivanivk ...</text:span>
</text:h>
      <text:p text:style-name="P4">
Authors: liveuamap (Language: en)</text:p>
      <text:p text:style-name="P4">
Time: 2023-05-22T-52:04:00</text:p>
      <text:p text:style-name="P4">
Location: Svatove (Latitude:49.46511 Longtitude:37.91227)</text:p>
      <text:p text:style-name="P4">
Videos: []</text:p>
      <text:p text:style-name="P4">
Images: []</text:p>
      <text:p text:style-name="P4">
Tags: ["Russia"]</text:p>
      <text:p text:style-name="P4">
Id: 22564582</text:p>
      <!--METADATA-->
      <text:p text:style-name="P4">
At Kupiansk direction Russian army shelled Kamyanka, Kolodyazne, KrasnePershe, Petro-Ivanivka, Fyholivka, Novomlynsk, Zapadne, Monachynivka,Masutivka, Tabayivka, Berestove of Kharkiv region and Stelmakhivka of Luhanskregion, - General Staff of Armed Forces of Ukraine says in the morning report</text:p>
      <text:p text:style-name="P4">
News Collection Link: <text:a xlink:type="simple" xlink:href="https://liveuamap.com/en/2023/22-may-at-kupiansk-direction-russian-army-shelled-kamyanka" text:style-name="Internet_20_link" text:visited-style-name="Visited_20_Internet_20_Link">
https://liveuamap.com/en/2023/22-may-at-kupiansk-direction-russian-army-shelled-kamyanka</text:a>
</text:p>
      <text:p text:style-name="P4">
News Source: <text:a xlink:type="simple" xlink:href="https://t.me/lumsrc/4864" text:style-name="Internet_20_link" text:visited-style-name="Visited_20_Internet_20_Link">
https://t.me/lumsrc/4864</text:a>
</text:p>
      <!--NEWS-->
      <text:h text:style-name="P10" text:outline-level="1">
<text:span text:style-name="T4">
Shmigal said how much gas should be in the repositories at the beginning of the heating season</text:span>
</text:h>
      <text:p text:style-name="P4">
Authors: Ukrinform (Person)</text:p>
      <text:p text:style-name="P4">
Publisher: Укринформ (Organization)</text:p>
      <text:p text:style-name="P4">
Published Time: 2023-05-22T-52:36:47+03:00</text:p>
      <text:p text:style-name="P4">
Modified Time: 2023-05-22T21:36:47+03:00</text:p>
      <text:p text:style-name="P4">
Description: At the beginning of the autumn and winter period, the gas supply in Ukrainian storage should be more than 14 billion cubic meters. - Ukrinform.</text:p>
      <text:p text:style-name="P4">
Images: ['<text:a xlink:type="simple" xlink:href="https://static.ukrinform.com/photos/2023_05/thumb_files/630_360_1684780551-929.png" text:style-name="Internet_20_link" text:visited-style-name="Visited_20_Internet_20_Link">
630_360_16847...</text:a>
']</text:p>
      <text:p text:style-name="P4">
Tags: ['Газ', 'Опалювальний сезон', 'Шмигаль']</text:p>
      <text:p text:style-name="P4">
Type: Article</text:p>
      <!--METADATA-->
      <text:p text:style-name="P4">
<draw:frame draw:style-name="fr1" draw:name="Image56" text:anchor-type="as-char" svg:width="6.9236in" svg:height="3.956343in" draw:z-index="0">
<draw:image xlink:href="../Images/yкринформ/2023-05-22T-52-36-47-03-00/630_360_1684780551-929.png" xlink:type="simple" xlink:show="embed" xlink:actuate="onLoad" draw:mime-type="image/png"/>
</draw:frame>
The autumn-winter period of gas in Ukrainian storage facilities has more than 14 billion cubic meters.</text:p>
      <text:p text:style-name="P4">
The Prime Minister of Ukraine Denis Shmigal wrote about it in <text:a xlink:type="simple" xlink:href="https://t.me/Denys_Smyhal/5273" text:style-name="Internet_20_link" text:visited-style-name="Visited_20_Internet_20_Link">
</text:a>
According to the results of the meeting of the crisis energy headquarters, Ukrinform reports.</text:p>
      <text:p text:style-name="P4">
“The main topic is the start of preparation for the next heating season.(https://www.ukrinform.ua/tag-gaz)The storage facilities should be more than 14 million cubic meters. Our strategic goal is to minimize the import of gas in Ukraine by increasing our own gas production, ”Shmigal said.</text:p>
      <text:p text:style-name="P4">
According to him, at a meeting of the anti -crisis energy headquarters, the situation in electricity was also created. Schmigal noted that it was a Dano-order to increase the possibility of export-import of electricity with the EU.</text:p>
      <text:p text:style-name="P4">
"They agreed with all the energy enterprises present with the plan of recovery of the supplier season of 1710 MW of generating capacity," - said.</text:p>
      <text:p text:style-name="P4">
<text:span text:style-name="T4">
 Read also: </text:span>
 <text:a xlink:type="simple" xlink:href="https://www.ukrinform.ua/rubric-economy/3711462-ne-prosto-remontuemo-smigal-rozpoviv-pro-pidgotovku-do-novogo-opaluvalnogo-sezonu.html" text:style-name="Internet_20_link" text:visited-style-name="Visited_20_Internet_20_Link">
<text:span text:style-name="T4">
 Shmigal </text:span>
</text:a>
The Prime Minister has informed that the Ministry of Energy and the Ministry of Infrastructure was tasked with ensuring the protection of over-Russian drones and missiles of generating facilities and distribution systems.</text:p>
      <text:p text:style-name="P4">
The meeting also discussed the proposal for decentralization of the energy network, including the involvement of communities in the development of a dispersed generation, said Shmigal.</text:p>
      <text:p text:style-name="P4">
As reported by Ukrinform, <text:a xlink:type="simple" xlink:href="https://www.ukrinform.ua/rubric-economy/3709149-v-opaluvalnij-sezon-ukraina-zajde-zi-znacno-mensim-zapasom-micnosti-dtek.html" text:style-name="Internet_20_link" text:visited-style-name="Visited_20_Internet_20_Link">
</text:a>
He expressed the opinion that in the next heating season the Ukrainian power system would come with a much smaller margin of safety. It is necessary to accelerate the pace of repair work in order not to return to shutdown electricity.</text:p>
      <text:p text:style-name="P4">
<text:span text:style-name="T5">
Foto: Denis Shmigal, telegram</text:span>
</text:p>
      <text:p text:style-name="P4">
News Source: <text:a xlink:type="simple" xlink:href="https://www.ukrinform.ua/rubric-economy/3712793-smigal-skazav-skilki-gazu-mae-buti-u-shovisah-na-pocatok-opaluvalnogo-sezonu.html" text:style-name="Internet_20_link" text:visited-style-name="Visited_20_Internet_20_Link">
https://www.ukrinform.ua/rubric-economy/3712793-smigal-skazav-skilki-gazu-mae-buti-u-shovisah-na-pocatok-opaluvalnogo-sezonu.html</text:a>
</text:p>
      <!--NEWS-->
      <text:h text:style-name="P10" text:outline-level="1">
<text:span text:style-name="T4">
At Lyman direction Russian army shelled Makiyivka, Nevske and Bilohorivka of Luhansk region a...</text:span>
</text:h>
      <text:p text:style-name="P4">
Authors: liveuamap (Language: en)</text:p>
      <text:p text:style-name="P4">
Time: 2023-05-22T-54:04:00</text:p>
      <text:p text:style-name="P4">
Location: Lyman (Latitude:49.15117 Longtitude:37.97922)</text:p>
      <text:p text:style-name="P4">
Videos: []</text:p>
      <text:p text:style-name="P4">
Images: []</text:p>
      <text:p text:style-name="P4">
Tags: ["Russia"]</text:p>
      <text:p text:style-name="P4">
Id: 22564579</text:p>
      <!--METADATA-->
      <text:p text:style-name="P4">
At Lyman direction Russian army shelled Makiyivka, Nevske and Bilohorivka ofLuhansk region and Torske, Verkhnokamyanske and Spirne of Donetsk region.Russian aviation conducted airstrikes at Nevske, - General Staff of ArmedForces of Ukraine says in the morning report</text:p>
      <text:p text:style-name="P4">
News Collection Link: <text:a xlink:type="simple" xlink:href="https://liveuamap.com/en/2023/22-may-at-lyman-direction-russian-army-shelled-makiyivka" text:style-name="Internet_20_link" text:visited-style-name="Visited_20_Internet_20_Link">
https://liveuamap.com/en/2023/22-may-at-lyman-direction-russian-army-shelled-makiyivka</text:a>
</text:p>
      <text:p text:style-name="P4">
News Source: <text:a xlink:type="simple" xlink:href="https://t.me/lumsrc/4865" text:style-name="Internet_20_link" text:visited-style-name="Visited_20_Internet_20_Link">
https://t.me/lumsrc/4865</text:a>
</text:p>
      <!--NEWS-->
      <text:h text:style-name="P10" text:outline-level="1">
<text:span text:style-name="T4">
In the occupied Sevastopol, explosions - media</text:span>
</text:h>
      <text:p text:style-name="P4">
Authors: Ukrinform (Person)</text:p>
      <text:p text:style-name="P4">
Publisher: Укринформ (Organization)</text:p>
      <text:p text:style-name="P4">
Published Time: 2023-05-22T-54:33:00+03:00</text:p>
      <text:p text:style-name="P4">
Modified Time: 2023-05-22T21:33:00+03:00</text:p>
      <text:p text:style-name="P4">
Description: In the temporarily occupied Sevastopol, loud explosions were reported, local reports on the work of air defense of the Russian Federat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Криму', 'Севастополь', 'Вибух', 'Війна з Росією']</text:p>
      <text:p text:style-name="P4">
Type: Article</text:p>
      <!--METADATA-->
      <text:p text:style-name="P4">
<draw:frame draw:style-name="fr1" draw:name="Image57" text:anchor-type="as-char" svg:width="6.9236in" svg:height="3.956343in" draw:z-index="0">
<draw:image xlink:href="../Images/yкринформ/2023-05-22T-54-33-00-03-00/630_360_1669987737-966.jpg" xlink:type="simple" xlink:show="embed" xlink:actuate="onLoad" draw:mime-type="image/jpeg"/>
</draw:frame>
Stonoply, the occupied Sevastopol had loud explosions, local reports on the work of air defense of the Russian Federation.</text:p>
      <text:p text:style-name="P4">
According to Ukrinform, this edition of "Crimea.Realia" reported in <text:a xlink:type="simple" xlink:href="https://t.me/krymrealii/22585" text:style-name="Internet_20_link" text:visited-style-name="Visited_20_Internet_20_Link">
</text:a>
.</text:p>
      <text:p text:style-name="P4">
Comments from Russian pseudo -man and military about <text:a xlink:type="simple" xlink:href="https://www.ukrinform.ua/tag-vibuh" text:style-name="Internet_20_link" text:visited-style-name="Visited_20_Internet_20_Link">
</text:a>
did not come.</text:p>
      <text:p text:style-name="P4">
<text:span text:style-name="T4">
 Read also: </text:span>
 <text:a xlink:type="simple" xlink:href="https://www.ukrinform.ua/rubric-regions/3712519-unoci-v-mariupoli-prolunali-sonajmense-dva-vibuhi-andrusenko.html" text:style-name="Internet_20_link" text:visited-style-name="Visited_20_Internet_20_Link">
<text:span text:style-name="T4">
 explosion </text:span>
</text:a>
As reported <text:a xlink:type="simple" xlink:href="https://www.ukrinform.ua/rubric-crimea/3711030-u-sevastopoli-prolunali-vibuhi-socmerezi.html" text:style-name="Internet_20_link" text:visited-style-name="Visited_20_Internet_20_Link">
</text:a>
, the previous explosion in Sevastopol was reported on May 18.</text:p>
      <text:p text:style-name="P4">
News Source: <text:a xlink:type="simple" xlink:href="https://www.ukrinform.ua/rubric-crimea/3712792-v-okupovanomu-sevastopoli-prolunali-vibuhi-zmi.html" text:style-name="Internet_20_link" text:visited-style-name="Visited_20_Internet_20_Link">
https://www.ukrinform.ua/rubric-crimea/3712792-v-okupovanomu-sevastopoli-prolunali-vibuhi-zmi.html</text:a>
</text:p>
      <!--NEWS-->
      <text:h text:style-name="P10" text:outline-level="1">
<text:span text:style-name="T4">
JSC Bakhmut Directio Rusian of the Army Shelled Vasukivka, Orikhovo-Vasylivka, Markovo, Ivanovsk, ...</text:span>
</text:h>
      <text:p text:style-name="P4">
Authors: liveuamap (Language: en)</text:p>
      <text:p text:style-name="P4">
Time: 2023-05-22T-56:04:00</text:p>
      <text:p text:style-name="P4">
Location: Bakhmut (Latitude:48.58353 Longtitude:37.96274)</text:p>
      <text:p text:style-name="P4">
Videos: []</text:p>
      <text:p text:style-name="P4">
Images: []</text:p>
      <text:p text:style-name="P4">
Tags: ["Russia"]</text:p>
      <text:p text:style-name="P4">
Id: 22564578</text:p>
      <!--METADATA-->
      <text:p text:style-name="P4">
At Bakhmut direction Russian army shelled Vasukivka, Orikhovo-Vasylivka,Markove, Ivanivske, Stupochky, Bila Hora, Toretsk and New York of Donetskregion. Russian aviation conducted airstrikes at Bakhmut and Ivanivske, -General Staff of Armed Forces of Ukraine says in the morning report</text:p>
      <text:p text:style-name="P4">
News Collection Link: <text:a xlink:type="simple" xlink:href="https://liveuamap.com/en/2023/22-may-at-bakhmut-direction-russian-army-shelled-vasukivka" text:style-name="Internet_20_link" text:visited-style-name="Visited_20_Internet_20_Link">
https://liveuamap.com/en/2023/22-may-at-bakhmut-direction-russian-army-shelled-vasukivka</text:a>
</text:p>
      <text:p text:style-name="P4">
News Source: <text:a xlink:type="simple" xlink:href="https://t.me/lumsrc/4866" text:style-name="Internet_20_link" text:visited-style-name="Visited_20_Internet_20_Link">
https://t.me/lumsrc/4866</text:a>
</text:p>
      <!--NEWS-->
      <text:h text:style-name="P10" text:outline-level="1">
<text:span text:style-name="T4">
Nigeria opened the largest refinery in Africa</text:span>
</text:h>
      <text:p text:style-name="P4">
Authors: Ukrinform (Person)</text:p>
      <text:p text:style-name="P4">
Publisher: Укринформ (Organization)</text:p>
      <text:p text:style-name="P4">
Published Time: 2023-05-22T-56:24:00+03:00</text:p>
      <text:p text:style-name="P4">
Modified Time: 2023-05-22T21:24:00+03:00</text:p>
      <text:p text:style-name="P4">
Description: Nigeria has opened the largest Dangote oil refining plant in Africa, which should help overcome chronic fuel deficiency in the country. - Ukrinform.</text:p>
      <text:p text:style-name="P4">
Images: ['<text:a xlink:type="simple" xlink:href="https://static.ukrinform.com/photos/2023_05/thumb_files/630_360_1684779511-447.jpg" text:style-name="Internet_20_link" text:visited-style-name="Visited_20_Internet_20_Link">
630_360_16847...</text:a>
']</text:p>
      <text:p text:style-name="P4">
Tags: ['Африка', 'нафта', 'Нігерія']</text:p>
      <text:p text:style-name="P4">
Type: Article</text:p>
      <!--METADATA-->
      <text:p text:style-name="P4">
<draw:frame draw:style-name="fr1" draw:name="Image58" text:anchor-type="as-char" svg:width="6.9236in" svg:height="3.956343in" draw:z-index="0">
<draw:image xlink:href="../Images/yкринформ/2023-05-22T-56-24-00-03-00/630_360_1684779511-447.jpg" xlink:type="simple" xlink:show="embed" xlink:actuate="onLoad" draw:mime-type="image/jpeg"/>
</draw:frame>
Nigerie has been opened by the largest Dangote oil refinery in Africa, which should help overcome chronic fuel deficiency in the country.</text:p>
      <text:p text:style-name="P4">
About it reports <text:a xlink:type="simple" xlink:href="https://www.bbc.com/news/world-africa-65671554" text:style-name="Internet_20_link" text:visited-style-name="Visited_20_Internet_20_Link">
</text:a>
, reports Ukrinform.</text:p>
      <text:p text:style-name="P4">
As noted, Nigeria is a large manufacturer <text:a xlink:type="simple" xlink:href="https://www.ukrinform.ua/tag-nafta" text:style-name="Internet_20_link" text:visited-style-name="Visited_20_Internet_20_Link">
</text:a>
, but most of it is exported, instead the country is forced to import purified fuel and often encounters fuel deficiency.</text:p>
      <text:p text:style-name="P4">
This problem should be solved by the refinery plant, which belongs to the richest humanity of Africa Aliko Dangote. The cost of the plant is $ 19 billion, its construction lasted for almost 7 years.</text:p>
      <text:p text:style-name="P4">
<text:span text:style-name="T4">
 Read also: </text:span>
 <text:a xlink:type="simple" xlink:href="https://www.ukrinform.ua/rubric-economy/3709834-borrel-zaklikav-es-obmeziti-import-indijskogo-palnogo-vigotovlenogo-iz-rosijskoi-nafti.html" text:style-name="Internet_20_link" text:visited-style-name="Visited_20_Internet_20_Link">
</text:a>
It is planned that the company will be able to produce about 650 thousand barrels of barrel products a day - this is more than enough to meet the needs of Ukraine. The complex also includes a power plant, a deep -water port and a fertilizer factory.</text:p>
      <text:p text:style-name="P4">
As reported by Ukrinform, the countries of North Africa have increased significantly imports and petroleum products from Russia.</text:p>
      <text:p text:style-name="P4">
<text:span text:style-name="T5">
Foto: nigeria presidency</text:span>
</text:p>
      <text:p text:style-name="P4">
News Source: <text:a xlink:type="simple" xlink:href="https://www.ukrinform.ua/rubric-economy/3712791-u-nigerii-vidkrili-najbilsij-v-africi-naftopererobnij-zavod.html" text:style-name="Internet_20_link" text:visited-style-name="Visited_20_Internet_20_Link">
https://www.ukrinform.ua/rubric-economy/3712791-u-nigerii-vidkrili-najbilsij-v-africi-naftopererobnij-zavod.html</text:a>
</text:p>
      <!--NEWS-->
      <text:h text:style-name="P10" text:outline-level="1">
<text:span text:style-name="T4">
JSC Avdiivka Directio Rusian Army Shelled Novokalinova, Berdyshi, Steppe, Avdiivka, Syevo ...</text:span>
</text:h>
      <text:p text:style-name="P4">
Authors: liveuamap (Language: en)</text:p>
      <text:p text:style-name="P4">
Time: 2023-05-22T-58:04:00</text:p>
      <text:p text:style-name="P4">
Location: Donetsk Oblast (Latitude:48.0564 Longtitude:37.5765)</text:p>
      <text:p text:style-name="P4">
Videos: []</text:p>
      <text:p text:style-name="P4">
Images: []</text:p>
      <text:p text:style-name="P4">
Tags: ["Russia"]</text:p>
      <text:p text:style-name="P4">
Id: 22564577</text:p>
      <!--METADATA-->
      <text:p text:style-name="P4">
At Avdiyivka direction Russian army shelled Novokalynove, Berdychi, Stepove,Avdiyivka, Syeverne, Pervomayske, Karlivka and Nevelske of Donetsk region.Russian aviation conducted airstrikes at Avdiyivka, - General Staff of ArmedForces of Ukraine says in the morning report</text:p>
      <text:p text:style-name="P4">
News Collection Link: <text:a xlink:type="simple" xlink:href="https://liveuamap.com/en/2023/22-may-at-avdiyivka-direction-russian-army-shelled-novokalynove" text:style-name="Internet_20_link" text:visited-style-name="Visited_20_Internet_20_Link">
https://liveuamap.com/en/2023/22-may-at-avdiyivka-direction-russian-army-shelled-novokalynove</text:a>
</text:p>
      <text:p text:style-name="P4">
News Source: <text:a xlink:type="simple" xlink:href="https://t.me/lumsrc/4867" text:style-name="Internet_20_link" text:visited-style-name="Visited_20_Internet_20_Link">
https://t.me/lumsrc/4867</text:a>
</text:p>
      <!--NEWS-->
      <text:h text:style-name="P10" text:outline-level="1">
<text:span text:style-name="T4">
Yastremskaya made his way to the second range of Rolan Harros in Paris</text:span>
</text:h>
      <text:p text:style-name="P4">
Authors: Ukrinform (Person)</text:p>
      <text:p text:style-name="P4">
Publisher: Укринформ (Organization)</text:p>
      <text:p text:style-name="P4">
Published Time: 2023-05-22T-58:20:16+03:00</text:p>
      <text:p text:style-name="P4">
Modified Time: 2023-05-22T21:20:16+03:00</text:p>
      <text:p text:style-name="P4">
Description: Diana Yastremskaya reached the semi -finals of the Second Selection in the Grand Slam of the Open Tennis Championship (Rolan Harros) in the Grand Slam of the Grand Slam of the Open Slam of the Open Slam. - Ukrinform.</text:p>
      <text:p text:style-name="P4">
Images: ['<text:a xlink:type="simple" xlink:href="https://static.ukrinform.com/photos/2023_05/thumb_files/630_360_1684779582-161.jpg" text:style-name="Internet_20_link" text:visited-style-name="Visited_20_Internet_20_Link">
630_360_16847...</text:a>
']</text:p>
      <text:p text:style-name="P4">
Tags: ['Теніс', 'Даяна Ястремська']</text:p>
      <text:p text:style-name="P4">
Type: Article</text:p>
      <!--METADATA-->
      <text:p text:style-name="P4">
<draw:frame draw:style-name="fr1" draw:name="Image59" text:anchor-type="as-char" svg:width="6.9236in" svg:height="3.956343in" draw:z-index="0">
<draw:image xlink:href="../Images/yкринформ/2023-05-22T-58-20-16-03-00/630_360_1684779582-161.jpg" xlink:type="simple" xlink:show="embed" xlink:actuate="onLoad" draw:mime-type="image/jpeg"/>
</draw:frame>
Dayanastremskaya reached the semifinals of the second in the season of the GrandSlam of the Open France Championship of Tennis(«Rolan Garros»).</text:p>
      <text:p text:style-name="P4">
У першому колі кваліфікації Ястремська за 1 годину 45 хвилин взяла гору надрумункою Александрою Каданцу-Ігнатик - 7:5, 6:3, передає Укрінформ.</text:p>
      <text:p text:style-name="P4">
За вихід у фінал відбору Ястремська зустрінеться з американкою Сакією Вікері,яка у свою чергу здобула вольову перемогу над іспанкою Марією Бассольс - 2:6,7:6 (7:1), 6: 0.</text:p>
      <text:p text:style-name="P4">
<text:span text:style-name="T4">
 Read also: </text:span>
 <text:a xlink:type="simple" xlink:href="https://www.ukrinform.ua/rubric-sports/3712485-kalinina-stala-sostou-ukrainkou-u-top25-odinocnogo-rejtingu-wta.html" text:style-name="Internet_20_link" text:visited-style-name="Visited_20_Internet_20_Link">
</text:a>
Rolan Harros in Paris will last until June 11.</text:p>
      <text:p text:style-name="P4">
Photo: btu.org.</text:p>
      <text:p text:style-name="P4">
News Source: <text:a xlink:type="simple" xlink:href="https://www.ukrinform.ua/rubric-sports/3712790-astremska-probilasa-do-drugogo-kola-kvalifikacii-rolan-garros-u-parizi.html" text:style-name="Internet_20_link" text:visited-style-name="Visited_20_Internet_20_Link">
https://www.ukrinform.ua/rubric-sports/3712790-astremska-probilasa-do-drugogo-kola-kvalifikacii-rolan-garros-u-parizi.html</text:a>
</text:p>
      <!--NEWS-->
      <text:h text:style-name="P10" text:outline-level="1">
<text:span text:style-name="T4">
JSC Marinka Direcion Rusian of the Army Shelled Georgiyevka, Victory Andes And Novomikhailivka of Donets ...</text:span>
</text:h>
      <text:p text:style-name="P4">
Authors: liveuamap (Language: en)</text:p>
      <text:p text:style-name="P4">
Time: 2023-05-22T-60:04:00</text:p>
      <text:p text:style-name="P4">
Location: Marinka, Donetsk Oblast (Latitude:47.94176 Longtitude:37.49102)</text:p>
      <text:p text:style-name="P4">
Videos: []</text:p>
      <text:p text:style-name="P4">
Images: []</text:p>
      <text:p text:style-name="P4">
Tags: ["Russia"]</text:p>
      <text:p text:style-name="P4">
Id: 22564576</text:p>
      <!--METADATA-->
      <text:p text:style-name="P4">
At Maryinka direction Russian army shelled Heorhiyivka, Pobyeda andNovomykhaylivka of Donetsk region. Russian aviation conducted airstrikes atMaryinka and Novomykhaylivka, - General Staff of Armed Forces of Ukraine saysin the morning report</text:p>
      <text:p text:style-name="P4">
News Collection Link: <text:a xlink:type="simple" xlink:href="https://liveuamap.com/en/2023/22-may-at-maryinka-direction-russian-army-shelled-heorhiyivka" text:style-name="Internet_20_link" text:visited-style-name="Visited_20_Internet_20_Link">
https://liveuamap.com/en/2023/22-may-at-maryinka-direction-russian-army-shelled-heorhiyivka</text:a>
</text:p>
      <text:p text:style-name="P4">
News Source: <text:a xlink:type="simple" xlink:href="https://t.me/lumsrc/4868" text:style-name="Internet_20_link" text:visited-style-name="Visited_20_Internet_20_Link">
https://t.me/lumsrc/4868</text:a>
</text:p>
      <!--NEWS-->
      <text:h text:style-name="P10" text:outline-level="1">
<text:span text:style-name="T4">
The focus is bypassing sanctions: The Council of EU Ministers discussed 11 packages against</text:span>
</text:h>
      <text:p text:style-name="P4">
Authors: Ukrinform (Person)</text:p>
      <text:p text:style-name="P4">
Publisher: Укринформ (Organization)</text:p>
      <text:p text:style-name="P4">
Published Time: 2023-05-22T-60:12:53+03:00</text:p>
      <text:p text:style-name="P4">
Modified Time: 2023-05-22T21:12:53+03:00</text:p>
      <text:p text:style-name="P4">
Description: The European Union is determined to ensure the effectiveness of economic sanctions against Russia and make it impossible to bypass with third countries, and these efforts will be at the heart of the 11th Package of Sanctions.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Антиросійські санкції', 'Євросоюз', 'Боррель']</text:p>
      <text:p text:style-name="P4">
Type: Article</text:p>
      <!--METADATA-->
      <text:p text:style-name="P4">
<draw:frame draw:style-name="fr1" draw:name="Image60" text:anchor-type="as-char" svg:width="6.9236in" svg:height="3.956343in" draw:z-index="0">
<draw:image xlink:href="../Images/yкринформ/2023-05-22T-60-12-53-03-00/630_360_1667561515-584.jpg" xlink:type="simple" xlink:show="embed" xlink:actuate="onLoad" draw:mime-type="image/jpeg"/>
</draw:frame>
The European Union is determined to ensure the efficiency of economic sanctions against Russia and make it impossible to bypass with third countries, and Tsizilles will be at the heart of the 11th Package of Sanctions.</text:p>
      <text:p text:style-name="P4">
This was stated by the EU High Representative Josep Borrel at a press conference with the suspicions of the EU Council of Ministers on Foreign Affairs, correspondentation.</text:p>
      <text:p text:style-name="P4">
“We discussed the 11th Package of Sanctions. His focus will be on the missing sanctions, which occurs in certain places. We have to put this land, ”said <text:a xlink:type="simple" xlink:href="https://www.ukrinform.ua/tag-zozep-borrel" text:style-name="Internet_20_link" text:visited-style-name="Visited_20_Internet_20_Link">
</text:a>
.</text:p>
      <text:p text:style-name="P4">
According to him, the EU conducts the analysis of commodity flows after the introduction of sanctions against the Russian Federation, including indicators of EU exports to some countries that bordered.</text:p>
      <text:p text:style-name="P4">
“For example, we reduced our car exports in the Russian direction by 80 percent. At the same time, we increased the export of cars to some countries by almost 300 percent. Somewhat strange interest in European cars of Russian neighbors. And it is not a senseless idea to imagine that these cars were imported and then re -exported. If so, it will be bypassing the sanctions, ”the high representative of the EU said.</text:p>
      <text:p text:style-name="P4">
<text:span text:style-name="T4">
 Read also: </text:span>
 <text:a xlink:type="simple" xlink:href="https://www.ukrinform.ua/rubric-polytics/3712784-borrel-ne-mozna-staviti-znak-rivnosti-miz-agresorom-i-jogo-zertvou.html" text:style-name="Internet_20_link" text:visited-style-name="Visited_20_Internet_20_Link">
<text:span text:style-name="T4">
 Borrel </text:span>
</text:a>
Another example that he cited is the sharp increase in the demand for Russian Naiser India, which now accounts for 36 percent of Russian oil exports, the habitat of several times exports of products of Indian oil refining enterprises to the European Union.</text:p>
      <text:p text:style-name="P4">
“In the case of India, I clearly stated that it buys Russian oil, Jesicon, is normal. We do not blame the government of India at all. Osanctions are not extrusion. Our companies were obliged to execute decisions, but we cannot impose our will of India or Indian companies. If, thanks to our marginal limitation of prices for Russian Nafta, India can buy it cheaper - it is good, the Russians will get less monetary, ”Borrel said.</text:p>
      <text:p text:style-name="P4">
<text:span text:style-name="T4">
 Read also: </text:span>
 <text:a xlink:type="simple" xlink:href="https://www.ukrinform.ua/rubric-world/3712777-borrel-zaklikav-priskoriti-dostavku-vijskovoi-dopomogi-ukraini.html" text:style-name="Internet_20_link" text:visited-style-name="Visited_20_Internet_20_Link">
<text:span text:style-name="T4">
 Borrel </text:span>
</text:a>
</text:p>
      <text:p text:style-name="P4">
It was reported that the EU Ministerial Council of Foreign Affairs today considering the more important issues of EU foreign policy, including the continuation of military assistance to Ukraine. Tomorrow, the EU Council will continue to discuss the Defense and Security issues, and on Wednesday will discuss the EU trade policy on Wednesday.</text:p>
      <text:p text:style-name="P4">
News Source: <text:a xlink:type="simple" xlink:href="https://www.ukrinform.ua/rubric-world/3712788-u-centri-uvagi-obhid-sankcij-rada-ministriv-es-obgovorila-11-paket-proti-rosii.html" text:style-name="Internet_20_link" text:visited-style-name="Visited_20_Internet_20_Link">
https://www.ukrinform.ua/rubric-world/3712788-u-centri-uvagi-obhid-sankcij-rada-ministriv-es-obgovorila-11-paket-proti-rosii.html</text:a>
</text:p>
      <!--NEWS-->
      <text:h text:style-name="P10" text:outline-level="1">
<text:span text:style-name="T4">
Lithuania has become more likely to refuse to Russians and Belarusians in a residence permit</text:span>
</text:h>
      <text:p text:style-name="P4">
Authors: Ukrinform (Person)</text:p>
      <text:p text:style-name="P4">
Publisher: Укринформ (Organization)</text:p>
      <text:p text:style-name="P4">
Published Time: 2023-05-22T-62:03:00+03:00</text:p>
      <text:p text:style-name="P4">
Modified Time: 2023-05-22T21:03:00+03:00</text:p>
      <text:p text:style-name="P4">
Description: This year, 309 Belarusians and 38 Russians have not received a residence permit in Lithuania due to the threat to the country's national security. - Ukrinform.</text:p>
      <text:p text:style-name="P4">
Images: ['<text:a xlink:type="simple" xlink:href="https://static.ukrinform.com/photos/2019_05/thumb_files/630_360_1557316245-702.jpg" text:style-name="Internet_20_link" text:visited-style-name="Visited_20_Internet_20_Link">
630_360_15573...</text:a>
']</text:p>
      <text:p text:style-name="P4">
Tags: ['Білорусь', 'Литва', 'Росія']</text:p>
      <text:p text:style-name="P4">
Type: Article</text:p>
      <!--METADATA-->
      <text:p text:style-name="P4">
<draw:frame draw:style-name="fr1" draw:name="Image61" text:anchor-type="as-char" svg:width="6.9236in" svg:height="3.949857in" draw:z-index="0">
<draw:image xlink:href="../Images/yкринформ/2023-05-22T-62-03-00-03-00/630_360_1557316245-702.jpg" xlink:type="simple" xlink:show="embed" xlink:actuate="onLoad" draw:mime-type="image/jpeg"/>
</draw:frame>
This year 309 Belarus and 38 Russians did not receive a residence permit in Lithuania because of the country's national security.</text:p>
      <text:p text:style-name="P4">
According to Ukrinform, the head of the Lithuanian Migration Department of Lithuania Gudzinskaya reported this, which is quoted <text:a xlink:type="simple" xlink:href="http://www.delfi.lt/ru/news/live/iz-litvy-vysylayut-vse-bolshe-rossiyan-i-belorusov-ranshe-takaya-prichina-byla-redkoj.d" text:style-name="Internet_20_link" text:visited-style-name="Visited_20_Internet_20_Link">
</text:a>
.</text:p>
      <text:p text:style-name="P4">
"There were also those who were not given a residence permit for other reasons, but most of the foreigners did not receive it because of the threat of safety," - said.</text:p>
      <text:p text:style-name="P4">
It is noted that this number includes those Belarusians and Russians who will long live in Lithuania.</text:p>
      <text:p text:style-name="P4">
According to Gudzinskite, earlier this reason for the refusal was rare. Last year, the year of the war in Ukraine, in Lithuanian residence permit, 163 citizens of different countries were denied for various reasons(of them only 32 because of the threat of safety).</text:p>
      <text:p text:style-name="P4">
"Зростання значне, – сказала очільниця Департаменту. Саме через війну ДМпосилив контроль.</text:p>
      <text:p text:style-name="P4">
Зазначається, що зараз громадяни РФ та РБ заповнюють спеціальну анкету, в якійвони повинні розповісти про свою працю в минулому, про зв'язки зправоохоронними та силовими структурами, є питання про війну, про те, коговони підтримують у цій війні.</text:p>
      <text:p text:style-name="P4">
За словами голови департаменту, попри те, що позиція <text:a xlink:type="simple" xlink:href="https://www.ukrinform.ua/tag-litva" text:style-name="Internet_20_link" text:visited-style-name="Visited_20_Internet_20_Link">
</text:a>
About the war is unambiguous and well known, several dozen people in the questionnaire indicate that they support Moscow and its motifs.</text:p>
      <text:p text:style-name="P4">
"It should be borne in mind that there was no war before, there was no increased check. The situation has changed, the threat has increased, so the assessment of the threat has become emphasized," Gudzinskite said.</text:p>
      <text:p text:style-name="P4">
<text:span text:style-name="T4">
 Read also: </text:span>
 <text:a xlink:type="simple" xlink:href="https://www.ukrinform.ua/rubric-world/3712537-evrosouz-mae-dijti-zgodi-sodo-novih-sankcij-proti-bilorusi-mzs-litvi.html" text:style-name="Internet_20_link" text:visited-style-name="Visited_20_Internet_20_Link">
<text:span text:style-name="T4">
 Lithuania </text:span>
</text:a>
As reported by Ukrinform, the Lithuanian Parliament laid responsibility for the Communist Party of Lithuania and emphasized the connection with the criminal offenses committed by Russia in Ukraine.</text:p>
      <text:p text:style-name="P4">
News Source: <text:a xlink:type="simple" xlink:href="https://www.ukrinform.ua/rubric-world/3712580-litva-stala-castise-vidmovlati-rosianam-ta-bilorusam-u-posvidci-na-prozivanna.html" text:style-name="Internet_20_link" text:visited-style-name="Visited_20_Internet_20_Link">
https://www.ukrinform.ua/rubric-world/3712580-litva-stala-castise-vidmovlati-rosianam-ta-bilorusam-u-posvidci-na-prozivanna.html</text:a>
</text:p>
      <!--NEWS-->
      <text:h text:style-name="P10" text:outline-level="1">
<text:span text:style-name="T4">
At Shakhtarske direction Russian army shelled Vodyane and Vuhledar. Russian aviation conducte...</text:span>
</text:h>
      <text:p text:style-name="P4">
Authors: liveuamap (Language: en)</text:p>
      <text:p text:style-name="P4">
Time: 2023-05-22T-62:04:00</text:p>
      <text:p text:style-name="P4">
Location: Velyka Novosilka (Latitude:47.84104 Longtitude:36.83355)</text:p>
      <text:p text:style-name="P4">
Videos: []</text:p>
      <text:p text:style-name="P4">
Images: []</text:p>
      <text:p text:style-name="P4">
Tags: ["Russia"]</text:p>
      <text:p text:style-name="P4">
Id: 22564575</text:p>
      <!--METADATA-->
      <text:p text:style-name="P4">
At Shakhtarske direction Russian army shelled Vodyane and Vuhledar. Russianaviation conducted airstrikes at Vodyane, Vuhledar, Prechystivka, Zolota Nyvaand Velyka Novosilka, - General Staff of Armed Forces of Ukraine says in themorning report</text:p>
      <text:p text:style-name="P4">
News Collection Link: <text:a xlink:type="simple" xlink:href="https://liveuamap.com/en/2023/22-may-at-shakhtarske-direction-russian-army-shelled-vodyane" text:style-name="Internet_20_link" text:visited-style-name="Visited_20_Internet_20_Link">
https://liveuamap.com/en/2023/22-may-at-shakhtarske-direction-russian-army-shelled-vodyane</text:a>
</text:p>
      <text:p text:style-name="P4">
News Source: <text:a xlink:type="simple" xlink:href="https://t.me/lumsrc/4869" text:style-name="Internet_20_link" text:visited-style-name="Visited_20_Internet_20_Link">
https://t.me/lumsrc/4869</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22T-65:58:00+03:00</text:p>
      <text:p text:style-name="P4">
Modified Time: 2023-05-22T20:58: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62" text:anchor-type="as-char" svg:width="6.9236in" svg:height="3.956343in" draw:z-index="0">
<draw:image xlink:href="../Images/yкринформ/2023-05-22T-65-58-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Borrel: One cannot put a sign of equality between the aggressor and his victim</text:span>
</text:h>
      <text:p text:style-name="P4">
Authors: Ukrinform (Person)</text:p>
      <text:p text:style-name="P4">
Publisher: Укринформ (Organization)</text:p>
      <text:p text:style-name="P4">
Published Time: 2023-05-22T-67:52:00+03:00</text:p>
      <text:p text:style-name="P4">
Modified Time: 2023-05-22T20:52:00+03:00</text:p>
      <text:p text:style-name="P4">
Description: The high representative of the EU Josep Borrel emphasized that it is inadmissible to put on one level of the aggressor-Russia and Ukraine, which is the victim of this aggression, since this approach cannot bring just peace. - Ukrinform.</text:p>
      <text:p text:style-name="P4">
Images: ['<text:a xlink:type="simple" xlink:href="https://static.ukrinform.com/photos/2020_05/thumb_files/630_360_1590751797-126.jpg" text:style-name="Internet_20_link" text:visited-style-name="Visited_20_Internet_20_Link">
630_360_15907...</text:a>
']</text:p>
      <text:p text:style-name="P4">
Tags: ['Україна', 'Боррель', 'Війна з Росією']</text:p>
      <text:p text:style-name="P4">
Type: Article</text:p>
      <!--METADATA-->
      <text:p text:style-name="P4">
<draw:frame draw:style-name="fr1" draw:name="Image63" text:anchor-type="as-char" svg:width="6.9236in" svg:height="3.956343in" draw:z-index="0">
<draw:image xlink:href="../Images/yкринформ/2023-05-22T-67-52-00-03-00/630_360_1590751797-126.jpg" xlink:type="simple" xlink:show="embed" xlink:actuate="onLoad" draw:mime-type="image/jpeg"/>
</draw:frame>
The high representative of the EU Josep Borrel emphasized that it is inadmissible to put on one-level aggressor-Russia and Ukraine, which is a victim of this aggression, as such an approach can bring just peace.</text:p>
      <text:p text:style-name="P4">
He stated this in Brussels during a press conference following the results of EU administrative administrations, Ukrinform correspondent reports.</text:p>
      <text:p text:style-name="P4">
"Anyone who is really interested in peace cannot put aggressor and victim to a single level. I conveyed this message to all leaders in the world, especially who say that they are very interested in peace but continue to put the signs between the aggressor and his victim. The approach cannot bring peace that will be fair and cannot ensure that the Ukrainian people respect for its rights, "Borrel stressed.</text:p>
      <text:p text:style-name="P4">
According to him, everyone wants to end the war.</text:p>
      <text:p text:style-name="P4">
"The only one who wants to continue this war is Putin. And no one wants peaceful than Ukraine. That is why we support the initiative of the President of Zelensky's Just a Just Peace," the EU High Representative said.</text:p>
      <text:p text:style-name="P4">
<text:span text:style-name="T4">
 Read also: </text:span>
 <text:a xlink:type="simple" xlink:href="https://www.ukrinform.ua/rubric-world/3712777-borrel-zaklikav-priskoriti-dostavku-vijskovoi-dopomogi-ukraini.html" text:style-name="Internet_20_link" text:visited-style-name="Visited_20_Internet_20_Link">
<text:span text:style-name="T4">
 Borrel </text:span>
</text:a>
As it was reported, today the Council of Ministers <text:a xlink:type="simple" xlink:href="https://www.ukrinform.ua/tag-evrosouz" text:style-name="Internet_20_link" text:visited-style-name="Visited_20_Internet_20_Link">
</text:a>
From foreign affairs, she considered the most important issues of EU foreign policy, including the continuation of military assistance to Ukraine. Tomorrow, the EU Radaminist will continue to discuss defense and security issues, and in the midst of the EU trade policy will be discussed.</text:p>
      <text:p text:style-name="P4">
<text:span text:style-name="T5">
Foto: ministerio de asuntos exteriores y de Cooperación</text:span>
</text:p>
      <text:p text:style-name="P4">
News Source: <text:a xlink:type="simple" xlink:href="https://www.ukrinform.ua/rubric-polytics/3712784-borrel-ne-mozna-staviti-znak-rivnosti-miz-agresorom-i-jogo-zertvou.html" text:style-name="Internet_20_link" text:visited-style-name="Visited_20_Internet_20_Link">
https://www.ukrinform.ua/rubric-polytics/3712784-borrel-ne-mozna-staviti-znak-rivnosti-miz-agresorom-i-jogo-zertvou.html</text:a>
</text:p>
      <!--NEWS-->
      <text:h text:style-name="P10" text:outline-level="1">
<text:span text:style-name="T4">
Artillerymen destroyed a column of Russian equipment in Donetsk region</text:span>
</text:h>
      <text:p text:style-name="P4">
Authors: Ukrinform (Person)</text:p>
      <text:p text:style-name="P4">
Publisher: Укринформ (Organization)</text:p>
      <text:p text:style-name="P4">
Published Time: 2023-05-22T-69:51:00+03:00</text:p>
      <text:p text:style-name="P4">
Modified Time: 2023-05-22T20:51:00+03:00</text:p>
      <text:p text:style-name="P4">
Description: In the Donetsk region, artillerymen destroyed a column of Russian military equipment, which numbered about 10 units. - Ukrinform.</text:p>
      <text:p text:style-name="P4">
Images: ['<text:a xlink:type="simple" xlink:href="https://static.ukrinform.com/photos/2022_09/thumb_files/630_360_1662870255-229.jpg" text:style-name="Internet_20_link" text:visited-style-name="Visited_20_Internet_20_Link">
630_360_16628...</text:a>
']</text:p>
      <text:p text:style-name="P4">
Tags: ['Донеччина', 'ЗСУ', 'Війна з Росією']</text:p>
      <text:p text:style-name="P4">
Type: Article</text:p>
      <!--METADATA-->
      <text:p text:style-name="P4">
<draw:frame draw:style-name="fr1" draw:name="Image64" text:anchor-type="as-char" svg:width="6.9236in" svg:height="3.956343in" draw:z-index="0">
<draw:image xlink:href="../Images/yкринформ/2023-05-22T-69-51-00-03-00/630_360_1662870255-229.jpg" xlink:type="simple" xlink:show="embed" xlink:actuate="onLoad" draw:mime-type="image/jpeg"/>
</draw:frame>
In the Udantian region, artillerymen destroyed a column of Russian military equipment, which numbered about 10 units.</text:p>
      <text:p text:style-name="P4">
According to Ukrinform, the 28th separate mechanized brigade named after a knight's campaign reports in <text:a xlink:type="simple" xlink:href="https://www.facebook.com/watch/" text:style-name="Internet_20_link" text:visited-style-name="Visited_20_Internet_20_Link">
</text:a>
.</text:p>
      <text:p text:style-name="P4">
“The 28th OMB artillerymen destroyed the invaders. At least 10 pieces of technician now decorate the fields <text:a xlink:type="simple" xlink:href="https://www.ukrinform.ua/tag-doneccina" text:style-name="Internet_20_link" text:visited-style-name="Visited_20_Internet_20_Link">
</text:a>
”, -is in the message.</text:p>
      <text:p text:style-name="P4">
As reported by Ukrinform, the Defense Forces of Ukraine from February 24, 2022 to 22th 2023 <text:a xlink:type="simple" xlink:href="https://www.ukrinform.ua/rubric-ato/3712403-sili-oboroni-za-dobu-znisili-720-zagarbnikiv-i-litak.html" text:style-name="Internet_20_link" text:visited-style-name="Visited_20_Internet_20_Link">
</text:a>
About 203 thousand 880 Russian ash.</text:p>
      <text:p text:style-name="P4">
News Source: <text:a xlink:type="simple" xlink:href="https://www.ukrinform.ua/rubric-ato/3712611-artileristi-znisili-kolonu-rosijskoi-tehniki-na-doneccini.html" text:style-name="Internet_20_link" text:visited-style-name="Visited_20_Internet_20_Link">
https://www.ukrinform.ua/rubric-ato/3712611-artileristi-znisili-kolonu-rosijskoi-tehniki-na-doneccini.html</text:a>
</text:p>
      <!--NEWS-->
      <text:h text:style-name="P10" text:outline-level="1">
<text:span text:style-name="T4">
Donetsk Oblast(07:13). Red Alert: aerial threat. Sirens sounding. Take cover now!</text:span>
</text:h>
      <text:p text:style-name="P4">
Authors: liveuamap (Language: en)</text:p>
      <text:p text:style-name="P4">
Time: 2023-05-22T01:15:00</text:p>
      <text:p text:style-name="P4">
Location: Donetsk Oblast (Latitude:48.72619 Longtitude:37.57847)</text:p>
      <text:p text:style-name="P4">
Videos: []</text:p>
      <text:p text:style-name="P4">
Images: []</text:p>
      <text:p text:style-name="P4">
Tags: ["Europe", "Central and Eastern Europe"]</text:p>
      <text:p text:style-name="P4">
Id: 22564441</text:p>
      <!--METADATA-->
      <text:p text:style-name="P4">
Donetsk Oblast(07:13). Red Alert: aerial threat. Sirens sounding. Take covernow!</text:p>
      <text:p text:style-name="P4">
News Collection Link: <text:a xlink:type="simple" xlink:href="https://liveuamap.com/en/2023/22-may-donetsk-oblast0713-red-alert-aerial-thg" text:style-name="Internet_20_link" text:visited-style-name="Visited_20_Internet_20_Link">
https://liveuamap.com/en/2023/22-may-donetsk-oblast0713-red-alert-aerial-thg</text:a>
</text:p>
      <text:p text:style-name="P4">
News Source: <text:a xlink:type="simple" xlink:href="https://t.me/air_alert_ua/46231" text:style-name="Internet_20_link" text:visited-style-name="Visited_20_Internet_20_Link">
https://t.me/air_alert_ua/46231</text:a>
</text:p>
      <!--NEWS-->
      <text:h text:style-name="P10" text:outline-level="1">
<text:span text:style-name="T4">
Ukrainian air defense destroyed 20 Russian UAVs, 4 cruise missiles and one Su-35 fighter</text:span>
</text:h>
      <text:p text:style-name="P4">
Authors: liveuamap (Language: en)</text:p>
      <text:p text:style-name="P4">
Time: 2023-05-22T01:43:28</text:p>
      <text:p text:style-name="P4">
Location: Dnipro (Latitude:48.41952 Longtitude:35.09789)</text:p>
      <text:p text:style-name="P4">
Videos: []</text:p>
      <text:p text:style-name="P4">
Images: ["<text:a xlink:type="simple" xlink:href="https://liveuamap.com/pics/2023/05/22/22564458_0.jpg" text:style-name="Internet_20_link" text:visited-style-name="Visited_20_Internet_20_Link">
22564458_0.jpg</text:a>
"]</text:p>
      <text:p text:style-name="P4">
Tags: []</text:p>
      <text:p text:style-name="P4">
Id: 22564458</text:p>
      <!--METADATA-->
      <text:p text:style-name="P4">
Ukrainian air defense destroyed 20 Russian UAVs, 4 cruise missiles and oneSu-35 fighter</text:p>
      <text:p text:style-name="P4">
<draw:frame draw:style-name="fr1" draw:name="Image65" text:anchor-type="as-char" svg:width="6.9236in" svg:height="6.9236in" draw:z-index="0">
<draw:image xlink:href="../Images/liveuamap/2023-05-22T01-43-28/22564458_0.jpg" xlink:type="simple" xlink:show="embed" xlink:actuate="onLoad" draw:mime-type="image/jpeg"/>
</draw:frame>
News Collection Link: <text:a xlink:type="simple" xlink:href="https://liveuamap.com/en/2023/22-may-ukrainian-air-defense-destroyed-20-russian-uavs-4" text:style-name="Internet_20_link" text:visited-style-name="Visited_20_Internet_20_Link">
https://liveuamap.com/en/2023/22-may-ukrainian-air-defense-destroyed-20-russian-uavs-4</text:a>
</text:p>
      <text:p text:style-name="P4">
News Source: <text:a xlink:type="simple" xlink:href="https://t.me/dneproperatyv/63368" text:style-name="Internet_20_link" text:visited-style-name="Visited_20_Internet_20_Link">
https://t.me/dneproperatyv/63368</text:a>
</text:p>
      <!--NEWS-->
      <text:h text:style-name="P10" text:outline-level="1">
<text:span text:style-name="T4">
EMERCOM rescuers base was destroyed in Russian attack on Dnipro city overnight, 3 buildings a...</text:span>
</text:h>
      <text:p text:style-name="P4">
Authors: liveuamap (Language: en)</text:p>
      <text:p text:style-name="P4">
Time: 2023-05-22T02:43:47</text:p>
      <text:p text:style-name="P4">
Location: Dnipro (Latitude:48.44327 Longtitude:35.04072)</text:p>
      <text:p text:style-name="P4">
Videos: []</text:p>
      <text:p text:style-name="P4">
Images: ["<text:a xlink:type="simple" xlink:href="https://liveuamap.com/pics/2023/05/22/22564530_0.jpg" text:style-name="Internet_20_link" text:visited-style-name="Visited_20_Internet_20_Link">
22564530_0.jpg</text:a>
", "<text:a xlink:type="simple" xlink:href="https://liveuamap.com/pics/2023/05/22/22564530_2.jpg" text:style-name="Internet_20_link" text:visited-style-name="Visited_20_Internet_20_Link">
22564530_2.jpg</text:a>
"]</text:p>
      <text:p text:style-name="P4">
Tags: ["Europe", "Central and Eastern Europe"]</text:p>
      <text:p text:style-name="P4">
Id: 22564530</text:p>
      <!--METADATA-->
      <text:p text:style-name="P4">
EMERCOM rescuers base was destroyed in Russian attack on Dnipro cityovernight, 3 buildings and over 20 rescue vehicles</text:p>
      <text:p text:style-name="P4">
<draw:frame draw:style-name="fr1" draw:name="Image66" text:anchor-type="as-char" svg:width="6.9236in" svg:height="4.612849in" draw:z-index="0">
<draw:image xlink:href="../Images/liveuamap/2023-05-22T02-43-47/22564530_0.jpg" xlink:type="simple" xlink:show="embed" xlink:actuate="onLoad" draw:mime-type="image/jpeg"/>
</draw:frame>
<draw:frame draw:style-name="fr1" draw:name="Image67" text:anchor-type="as-char" svg:width="6.9236in" svg:height="4.612849in" draw:z-index="0">
<draw:image xlink:href="../Images/liveuamap/2023-05-22T02-43-47/22564530_2.jpg" xlink:type="simple" xlink:show="embed" xlink:actuate="onLoad" draw:mime-type="image/jpeg"/>
</draw:frame>
News Collection Link: <text:a xlink:type="simple" xlink:href="https://liveuamap.com/en/2023/22-may-emercom-rescuers-base-was-destroyed-in-russian-attack" text:style-name="Internet_20_link" text:visited-style-name="Visited_20_Internet_20_Link">
https://liveuamap.com/en/2023/22-may-emercom-rescuers-base-was-destroyed-in-russian-attack</text:a>
</text:p>
      <text:p text:style-name="P4">
News Source: <text:a xlink:type="simple" xlink:href="https://t.me/info_zp/36175" text:style-name="Internet_20_link" text:visited-style-name="Visited_20_Internet_20_Link">
https://t.me/info_zp/36175</text:a>
</text:p>
      <!--NEWS-->
      <text:h text:style-name="P10" text:outline-level="1">
<text:span text:style-name="T4">
Zaporizhzhia Nuclear Power Plant was disconnected from the grid after shelling damaged Dnipro...</text:span>
</text:h>
      <text:p text:style-name="P4">
Authors: liveuamap (Language: en)</text:p>
      <text:p text:style-name="P4">
Time: 2023-05-22T02:48:38</text:p>
      <text:p text:style-name="P4">
Location: Enerhodar,Zaporiz'ka oblast (Latitude:47.57001 Longtitude:34.61517)</text:p>
      <text:p text:style-name="P4">
Videos: []</text:p>
      <text:p text:style-name="P4">
Images: ["<text:a xlink:type="simple" xlink:href="https://liveuamap.com/pics/2023/05/22/22564531_0.jpg" text:style-name="Internet_20_link" text:visited-style-name="Visited_20_Internet_20_Link">
22564531_0.jpg</text:a>
"]</text:p>
      <text:p text:style-name="P4">
Tags: ["Energy", "Central and Eastern Europe"]</text:p>
      <text:p text:style-name="P4">
Id: 22564531</text:p>
      <!--METADATA-->
      <text:p text:style-name="P4">
Zaporizhzhia Nuclear Power Plant was disconnected from the grid after shellingdamaged Dniprovska 750kV powerline</text:p>
      <text:p text:style-name="P4">
<draw:frame draw:style-name="fr1" draw:name="Image68" text:anchor-type="as-char" svg:width="6.9236in" svg:height="5.123464in" draw:z-index="0">
<draw:image xlink:href="../Images/liveuamap/2023-05-22T02-48-38/22564531_0.jpg" xlink:type="simple" xlink:show="embed" xlink:actuate="onLoad" draw:mime-type="image/jpeg"/>
</draw:frame>
News Collection Link: <text:a xlink:type="simple" xlink:href="https://liveuamap.com/en/2023/22-may-zaporizhzhia-nuclear-power-plant-was-disconnected" text:style-name="Internet_20_link" text:visited-style-name="Visited_20_Internet_20_Link">
https://liveuamap.com/en/2023/22-may-zaporizhzhia-nuclear-power-plant-was-disconnected</text:a>
</text:p>
      <text:p text:style-name="P4">
News Source: <text:a xlink:type="simple" xlink:href="https://t.me/info_zp/36174" text:style-name="Internet_20_link" text:visited-style-name="Visited_20_Internet_20_Link">
https://t.me/info_zp/36174</text:a>
</text:p>
      <!--NEWS-->
      <text:h text:style-name="P10" text:outline-level="1">
<text:span text:style-name="T4">
Fire and explosions reported in Zamostye village of Belgorod region</text:span>
</text:h>
      <text:p text:style-name="P4">
Authors: liveuamap (Language: en)</text:p>
      <text:p text:style-name="P4">
Time: 2023-05-22T03:56:00</text:p>
      <text:p text:style-name="P4">
Location: Grayvoron (Latitude:50.50573 Longtitude:35.6666)</text:p>
      <text:p text:style-name="P4">
Videos: []</text:p>
      <text:p text:style-name="P4">
Images: ["<text:a xlink:type="simple" xlink:href="https://liveuamap.com/pics/2023/05/22/22564535_0.jpg" text:style-name="Internet_20_link" text:visited-style-name="Visited_20_Internet_20_Link">
22564535_0.jpg</text:a>
", "<text:a xlink:type="simple" xlink:href="https://liveuamap.com/pics/2023/05/22/22564535_1.jpg" text:style-name="Internet_20_link" text:visited-style-name="Visited_20_Internet_20_Link">
22564535_1.jpg</text:a>
"]</text:p>
      <text:p text:style-name="P4">
Tags: ["Russia", "Central and Eastern Europe"]</text:p>
      <text:p text:style-name="P4">
Id: 22564535</text:p>
      <!--METADATA-->
      <text:p text:style-name="P4">
Fire and explosions reported in Zamostye village of Belgorod region</text:p>
      <text:p text:style-name="P4">
<draw:frame draw:style-name="fr1" draw:name="Image69" text:anchor-type="as-char" svg:width="6.9236in" svg:height="6.67262in" draw:z-index="0">
<draw:image xlink:href="../Images/liveuamap/2023-05-22T03-56-00/22564535_0.jpg" xlink:type="simple" xlink:show="embed" xlink:actuate="onLoad" draw:mime-type="image/jpeg"/>
</draw:frame>
<draw:frame draw:style-name="fr1" draw:name="Image70" text:anchor-type="as-char" svg:width="6.9236in" svg:height="4.171469in" draw:z-index="0">
<draw:image xlink:href="../Images/liveuamap/2023-05-22T03-56-00/22564535_1.jpg" xlink:type="simple" xlink:show="embed" xlink:actuate="onLoad" draw:mime-type="image/jpeg"/>
</draw:frame>
News Collection Link: <text:a xlink:type="simple" xlink:href="https://liveuamap.com/en/2023/22-may-fire-and-explosions-reported-in-zamostye-village-of" text:style-name="Internet_20_link" text:visited-style-name="Visited_20_Internet_20_Link">
https://liveuamap.com/en/2023/22-may-fire-and-explosions-reported-in-zamostye-village-of</text:a>
</text:p>
      <text:p text:style-name="P4">
News Source: <text:a xlink:type="simple" xlink:href="https://t.me/Tsaplienko/32273" text:style-name="Internet_20_link" text:visited-style-name="Visited_20_Internet_20_Link">
https://t.me/Tsaplienko/32273</text:a>
</text:p>
      <!--NEWS-->
      <text:h text:style-name="P10" text:outline-level="1">
<text:span text:style-name="T4">
7 wounded in Synelnykovo district of Dnipropetrovsk region as result of Russian attack overnight</text:span>
</text:h>
      <text:p text:style-name="P4">
Authors: liveuamap (Language: en)</text:p>
      <text:p text:style-name="P4">
Time: 2023-05-22T04:02:49</text:p>
      <text:p text:style-name="P4">
Location: Synelnykove (Latitude:48.40322 Longtitude:35.27641)</text:p>
      <text:p text:style-name="P4">
Videos: []</text:p>
      <text:p text:style-name="P4">
Images: []</text:p>
      <text:p text:style-name="P4">
Tags: ["Europe", "Central and Eastern Europe"]</text:p>
      <text:p text:style-name="P4">
Id: 22564534</text:p>
      <!--METADATA-->
      <text:p text:style-name="P4">
7 wounded in Synelnykovo district of Dnipropetrovsk region as result ofRussian attack overnight</text:p>
      <text:p text:style-name="P4">
News Collection Link: <text:a xlink:type="simple" xlink:href="https://liveuamap.com/en/2023/22-may-7-wounded-in-synelnykovo-district-of-dnipropetrovsk" text:style-name="Internet_20_link" text:visited-style-name="Visited_20_Internet_20_Link">
https://liveuamap.com/en/2023/22-may-7-wounded-in-synelnykovo-district-of-dnipropetrovsk</text:a>
</text:p>
      <text:p text:style-name="P4">
News Source: <text:a xlink:type="simple" xlink:href="https://t.me/hyevuy_dnepr/52663" text:style-name="Internet_20_link" text:visited-style-name="Visited_20_Internet_20_Link">
https://t.me/hyevuy_dnepr/52663</text:a>
</text:p>
      <!--NEWS-->
      <text:h text:style-name="P10" text:outline-level="1">
<text:span text:style-name="T4">
Russian army shelling Kupiansk in Kharkiv region</text:span>
</text:h>
      <text:p text:style-name="P4">
Authors: liveuamap (Language: en)</text:p>
      <text:p text:style-name="P4">
Time: 2023-05-22T04:07:18</text:p>
      <text:p text:style-name="P4">
Location: Kupyansk, Kharkiv (Latitude:49.70442 Longtitude:37.60161)</text:p>
      <text:p text:style-name="P4">
Videos: []</text:p>
      <text:p text:style-name="P4">
Images: []</text:p>
      <text:p text:style-name="P4">
Tags: ["Russia"]</text:p>
      <text:p text:style-name="P4">
Id: 22564539</text:p>
      <!--METADATA-->
      <text:p text:style-name="P4">
Russian army shelling Kupiansk in Kharkiv region</text:p>
      <text:p text:style-name="P4">
News Collection Link: <text:a xlink:type="simple" xlink:href="https://liveuamap.com/en/2023/22-may-russian-army-shelling-kupiansk-in-kharkiv-region" text:style-name="Internet_20_link" text:visited-style-name="Visited_20_Internet_20_Link">
https://liveuamap.com/en/2023/22-may-russian-army-shelling-kupiansk-in-kharkiv-region</text:a>
</text:p>
      <text:p text:style-name="P4">
News Source: <text:a xlink:type="simple" xlink:href="https://t.me/kharkivlife/61166" text:style-name="Internet_20_link" text:visited-style-name="Visited_20_Internet_20_Link">
https://t.me/kharkivlife/61166</text:a>
</text:p>
      <!--NEWS-->
      <text:h text:style-name="P10" text:outline-level="1">
<text:span text:style-name="T4">
Schelling IS report in</text:span>
</text:h>
      <text:p text:style-name="P4">
Authors: liveuamap (Language: en)</text:p>
      <text:p text:style-name="P4">
Time: 2023-05-22T04:10:55</text:p>
      <text:p text:style-name="P4">
Location: Grayvoron (Latitude:50.52076 Longtitude:35.69097)</text:p>
      <text:p text:style-name="P4">
Videos: []</text:p>
      <text:p text:style-name="P4">
Images: []</text:p>
      <text:p text:style-name="P4">
Tags: ["Russia", "Central and Eastern Europe"]</text:p>
      <text:p text:style-name="P4">
Id: 22564540</text:p>
      <!--METADATA-->
      <text:p text:style-name="P4">
Shelling is reported in the villages of Novostroevka-Pervaya, Kozinka,Bezymeno, Dobroe, Glotovo and Golovchino, Graivoronsky district, Belgorodregion. One person died</text:p>
      <text:p text:style-name="P4">
News Collection Link: <text:a xlink:type="simple" xlink:href="https://liveuamap.com/en/2023/22-may-shelling-is-reported-in-the-villages-of-novostroevkapervaya" text:style-name="Internet_20_link" text:visited-style-name="Visited_20_Internet_20_Link">
https://liveuamap.com/en/2023/22-may-shelling-is-reported-in-the-villages-of-novostroevkapervaya</text:a>
</text:p>
      <text:p text:style-name="P4">
News Source: <text:a xlink:type="simple" xlink:href="https://t.me/breakingmash/44210" text:style-name="Internet_20_link" text:visited-style-name="Visited_20_Internet_20_Link">
https://t.me/breakingmash/44210</text:a>
</text:p>
      <!--NEWS-->
      <text:h text:style-name="P10" text:outline-level="1">
<text:span text:style-name="T4">
Explosions in Yenakieve this morning</text:span>
</text:h>
      <text:p text:style-name="P4">
Authors: liveuamap (Language: en)</text:p>
      <text:p text:style-name="P4">
Time: 2023-05-22T04:14:20</text:p>
      <text:p text:style-name="P4">
Location: Yenakiieve,Donetsk Oblast (Latitude:48.23222 Longtitude:38.22109)</text:p>
      <text:p text:style-name="P4">
Videos: []</text:p>
      <text:p text:style-name="P4">
Images: ["<text:a xlink:type="simple" xlink:href="https://liveuamap.com/pics/2023/05/22/22564543_0.jpg" text:style-name="Internet_20_link" text:visited-style-name="Visited_20_Internet_20_Link">
22564543_0.jpg</text:a>
", "<text:a xlink:type="simple" xlink:href="https://liveuamap.com/pics/2023/05/22/22564543_1.jpg" text:style-name="Internet_20_link" text:visited-style-name="Visited_20_Internet_20_Link">
22564543_1.jpg</text:a>
"]</text:p>
      <text:p text:style-name="P4">
Tags: ["Minsk Monitor", "Europe"]</text:p>
      <text:p text:style-name="P4">
Id: 22564543</text:p>
      <!--METADATA-->
      <text:p text:style-name="P4">
Explosions in Yenakieve this morning</text:p>
      <text:p text:style-name="P4">
<draw:frame draw:style-name="fr1" draw:name="Image71" text:anchor-type="as-char" svg:width="6.9236in" svg:height="9.300358in" draw:z-index="0">
<draw:image xlink:href="../Images/liveuamap/2023-05-22T04-14-20/22564543_0.jpg" xlink:type="simple" xlink:show="embed" xlink:actuate="onLoad" draw:mime-type="image/jpeg"/>
</draw:frame>
<draw:frame draw:style-name="fr1" draw:name="Image72" text:anchor-type="as-char" svg:width="6.9236in" svg:height="9.231467in" draw:z-index="0">
<draw:image xlink:href="../Images/liveuamap/2023-05-22T04-14-20/22564543_1.jpg" xlink:type="simple" xlink:show="embed" xlink:actuate="onLoad" draw:mime-type="image/jpeg"/>
</draw:frame>
News Collection Link: <text:a xlink:type="simple" xlink:href="https://liveuamap.com/en/2023/22-may-explosions-in-yenakieve-this-morning" text:style-name="Internet_20_link" text:visited-style-name="Visited_20_Internet_20_Link">
https://liveuamap.com/en/2023/22-may-explosions-in-yenakieve-this-morning</text:a>
</text:p>
      <text:p text:style-name="P4">
News Source: <text:a xlink:type="simple" xlink:href="https://t.me/itsdonetsk/75877" text:style-name="Internet_20_link" text:visited-style-name="Visited_20_Internet_20_Link">
https://t.me/itsdonetsk/75877</text:a>
</text:p>
      <!--NEWS-->
      <text:h text:style-name="P10" text:outline-level="1">
<text:span text:style-name="T4">
Border post was reportedly destroyed in Belgorod region</text:span>
</text:h>
      <text:p text:style-name="P4">
Authors: liveuamap (Language: en)</text:p>
      <text:p text:style-name="P4">
Time: 2023-05-22T04:15:18</text:p>
      <text:p text:style-name="P4">
Location: Belgorod, Belgorodskaya oblast' (Latitude:50.43324 Longtitude:35.59373)</text:p>
      <text:p text:style-name="P4">
Videos: []</text:p>
      <text:p text:style-name="P4">
Images: ["<text:a xlink:type="simple" xlink:href="https://liveuamap.com/pics/2023/05/22/22564544_0.jpg" text:style-name="Internet_20_link" text:visited-style-name="Visited_20_Internet_20_Link">
22564544_0.jpg</text:a>
"]</text:p>
      <text:p text:style-name="P4">
Tags: ["Russia", "Central and Eastern Europe"]</text:p>
      <text:p text:style-name="P4">
Id: 22564544</text:p>
      <!--METADATA-->
      <text:p text:style-name="P4">
Border post was reportedly destroyed in Belgorod region</text:p>
      <text:p text:style-name="P4">
<draw:frame draw:style-name="fr1" draw:name="Image73" text:anchor-type="as-char" svg:width="6.9236in" svg:height="4.231089in" draw:z-index="0">
<draw:image xlink:href="../Images/liveuamap/2023-05-22T04-15-18/22564544_0.jpg" xlink:type="simple" xlink:show="embed" xlink:actuate="onLoad" draw:mime-type="image/jpeg"/>
</draw:frame>
News Collection Link: <text:a xlink:type="simple" xlink:href="https://liveuamap.com/en/2023/22-may-border-post-was-reportedly-destroyed-in-belgorod-region" text:style-name="Internet_20_link" text:visited-style-name="Visited_20_Internet_20_Link">
https://liveuamap.com/en/2023/22-may-border-post-was-reportedly-destroyed-in-belgorod-region</text:a>
</text:p>
      <text:p text:style-name="P4">
News Source: <text:a xlink:type="simple" xlink:href="https://t.me/operativnoZSU/97387" text:style-name="Internet_20_link" text:visited-style-name="Visited_20_Internet_20_Link">
https://t.me/operativnoZSU/97387</text:a>
</text:p>
      <!--NEWS-->
      <text:h text:style-name="P10" text:outline-level="1">
<text:span text:style-name="T4">
Donetsk Oblast(10:45). Red Alert: aerial threat. Sirens sounding. Take cover now!</text:span>
</text:h>
      <text:p text:style-name="P4">
Authors: liveuamap (Language: en)</text:p>
      <text:p text:style-name="P4">
Time: 2023-05-22T04:48:00</text:p>
      <text:p text:style-name="P4">
Location: Donetsk Oblast (Latitude:48.72657 Longtitude:37.57718)</text:p>
      <text:p text:style-name="P4">
Videos: []</text:p>
      <text:p text:style-name="P4">
Images: []</text:p>
      <text:p text:style-name="P4">
Tags: ["Europe", "Central and Eastern Europe"]</text:p>
      <text:p text:style-name="P4">
Id: 22564565</text:p>
      <!--METADATA-->
      <text:p text:style-name="P4">
Donetsk Oblast(10:45). Red Alert: aerial threat. Sirens sounding. Take covernow!</text:p>
      <text:p text:style-name="P4">
News Collection Link: <text:a xlink:type="simple" xlink:href="https://liveuamap.com/en/2023/22-may-donetsk-oblast1045-red-alert-aerial-thg" text:style-name="Internet_20_link" text:visited-style-name="Visited_20_Internet_20_Link">
https://liveuamap.com/en/2023/22-may-donetsk-oblast1045-red-alert-aerial-thg</text:a>
</text:p>
      <text:p text:style-name="P4">
News Source: <text:a xlink:type="simple" xlink:href="https://t.me/air_alert_ua/46235" text:style-name="Internet_20_link" text:visited-style-name="Visited_20_Internet_20_Link">
https://t.me/air_alert_ua/46235</text:a>
</text:p>
      <!--NEWS-->
      <text:h text:style-name="P10" text:outline-level="1">
<text:span text:style-name="T4">
Russian army conducted 6 missile strikes, 52 airstrikes and 65 shelling with MLRS. Used S-300...</text:span>
</text:h>
      <text:p text:style-name="P4">
Authors: liveuamap (Language: en)</text:p>
      <text:p text:style-name="P4">
Time: 2023-05-22T05:04:00</text:p>
      <text:p text:style-name="P4">
Location: Lyman (Latitude:48.98334 Longtitude:37.8234)</text:p>
      <text:p text:style-name="P4">
Videos: []</text:p>
      <text:p text:style-name="P4">
Images: []</text:p>
      <text:p text:style-name="P4">
Tags: ["Russia"]</text:p>
      <text:p text:style-name="P4">
Id: 22564584</text:p>
      <!--METADATA-->
      <text:p text:style-name="P4">
Russian army conducted 6 missile strikes, 52 airstrikes and 65 shelling withMLRS. Used S-300 missile system against Lyman, Slovyansk and Kostyantynivka, -General Staff of Armed Forces of Ukraine says in the morning report</text:p>
      <text:p text:style-name="P4">
News Collection Link: <text:a xlink:type="simple" xlink:href="https://liveuamap.com/en/2023/22-may-russian-army-conducted-6-missile-strikes-52-airstrikes" text:style-name="Internet_20_link" text:visited-style-name="Visited_20_Internet_20_Link">
https://liveuamap.com/en/2023/22-may-russian-army-conducted-6-missile-strikes-52-airstrikes</text:a>
</text:p>
      <text:p text:style-name="P4">
News Source: <text:a xlink:type="simple" xlink:href="https://t.me/lumsrc/4862" text:style-name="Internet_20_link" text:visited-style-name="Visited_20_Internet_20_Link">
https://t.me/lumsrc/4862</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2T05:09:33</text:p>
      <text:p text:style-name="P4">
Location: Donetsk (Latitude:48.0884 Longtitude:37.59951)</text:p>
      <text:p text:style-name="P4">
Videos: []</text:p>
      <text:p text:style-name="P4">
Images: []</text:p>
      <text:p text:style-name="P4">
Tags: []</text:p>
      <text:p text:style-name="P4">
Id: 22564573</text:p>
      <!--METADATA-->
      <text:p text:style-name="P4">
None</text:p>
      <text:p text:style-name="P4">
News Collection Link: <text:a xlink:type="simple" xlink:href="https://liveuamap.com/en/2023/22-may-russian-forces-conducting-offensive-actions-at-lyman" text:style-name="Internet_20_link" text:visited-style-name="Visited_20_Internet_20_Link">
https://liveuamap.com/en/2023/22-may-russian-forces-conducting-offensive-actions-at-lyman</text:a>
</text:p>
      <text:p text:style-name="P4">
News Source: <text:a xlink:type="simple" xlink:href="https://liveuamap.com/en/2023/22-may-russian-forces-conducting-offensive-actions-at-lyman" text:style-name="Internet_20_link" text:visited-style-name="Visited_20_Internet_20_Link">
https://liveuamap.com/en/2023/22-may-russian-forces-conducting-offensive-actions-at-lyman</text:a>
</text:p>
      <!--NEWS-->
      <text:h text:style-name="P10" text:outline-level="1">
<text:span text:style-name="T4">
Clashes reported at the border near Dronovka village of Belgorod region</text:span>
</text:h>
      <text:p text:style-name="P4">
Authors: liveuamap (Language: en)</text:p>
      <text:p text:style-name="P4">
Time: 2023-05-22T05:36:28</text:p>
      <text:p text:style-name="P4">
Location: Belgorod, Belgorodskaya oblast' (Latitude:50.63335 Longtitude:35.40928)</text:p>
      <text:p text:style-name="P4">
Videos: []</text:p>
      <text:p text:style-name="P4">
Images: ["<text:a xlink:type="simple" xlink:href="https://liveuamap.com/pics/2023/05/22/22564586_0.jpg" text:style-name="Internet_20_link" text:visited-style-name="Visited_20_Internet_20_Link">
22564586_0.jpg</text:a>
"]</text:p>
      <text:p text:style-name="P4">
Tags: ["Russia", "Europe"]</text:p>
      <text:p text:style-name="P4">
Id: 22564586</text:p>
      <!--METADATA-->
      <text:p text:style-name="P4">
Clashes reported at the border near Dronovka village of Belgorod region</text:p>
      <text:p text:style-name="P4">
<draw:frame draw:style-name="fr1" draw:name="Image74" text:anchor-type="as-char" svg:width="6.9236in" svg:height="4.693359in" draw:z-index="0">
<draw:image xlink:href="../Images/liveuamap/2023-05-22T05-36-28/22564586_0.jpg" xlink:type="simple" xlink:show="embed" xlink:actuate="onLoad" draw:mime-type="image/jpeg"/>
</draw:frame>
News Collection Link: <text:a xlink:type="simple" xlink:href="https://liveuamap.com/en/2023/22-may-clashes-reported-at-the-border-near-dronovka-village" text:style-name="Internet_20_link" text:visited-style-name="Visited_20_Internet_20_Link">
https://liveuamap.com/en/2023/22-may-clashes-reported-at-the-border-near-dronovka-village</text:a>
</text:p>
      <text:p text:style-name="P4">
News Source: <text:a xlink:type="simple" xlink:href="https://t.me/shot_shot/51723" text:style-name="Internet_20_link" text:visited-style-name="Visited_20_Internet_20_Link">
https://t.me/shot_shot/51723</text:a>
</text:p>
      <!--NEWS-->
      <text:h text:style-name="P10" text:outline-level="1">
<text:span text:style-name="T4">
A drone has dropped an explosive device and crashed in Novaya Tavolzhanka village of Belgorod...</text:span>
</text:h>
      <text:p text:style-name="P4">
Authors: liveuamap (Language: en)</text:p>
      <text:p text:style-name="P4">
Time: 2023-05-22T05:39:12</text:p>
      <text:p text:style-name="P4">
Location: Belgorod, Belgorodskaya oblast' (Latitude:50.35132 Longtitude:36.82656)</text:p>
      <text:p text:style-name="P4">
Videos: []</text:p>
      <text:p text:style-name="P4">
Images: ["<text:a xlink:type="simple" xlink:href="https://liveuamap.com/pics/2023/05/22/22564588_0.jpg" text:style-name="Internet_20_link" text:visited-style-name="Visited_20_Internet_20_Link">
22564588_0.jpg</text:a>
", "<text:a xlink:type="simple" xlink:href="https://liveuamap.com/pics/2023/05/22/22564588_1.jpg" text:style-name="Internet_20_link" text:visited-style-name="Visited_20_Internet_20_Link">
22564588_1.jpg</text:a>
"]</text:p>
      <text:p text:style-name="P4">
Tags: ["Russia", "Central and Eastern Europe"]</text:p>
      <text:p text:style-name="P4">
Id: 22564588</text:p>
      <!--METADATA-->
      <text:p text:style-name="P4">
A drone has dropped an explosive device and crashed in Novaya Tavolzhankavillage of Belgorod region</text:p>
      <text:p text:style-name="P4">
<draw:frame draw:style-name="fr1" draw:name="Image75" text:anchor-type="as-char" svg:width="6.9236in" svg:height="6.9236in" draw:z-index="0">
<draw:image xlink:href="../Images/liveuamap/2023-05-22T05-39-12/22564588_0.jpg" xlink:type="simple" xlink:show="embed" xlink:actuate="onLoad" draw:mime-type="image/jpeg"/>
</draw:frame>
<draw:frame draw:style-name="fr1" draw:name="Image76" text:anchor-type="as-char" svg:width="6.9236in" svg:height="6.9236in" draw:z-index="0">
<draw:image xlink:href="../Images/liveuamap/2023-05-22T05-39-12/22564588_1.jpg" xlink:type="simple" xlink:show="embed" xlink:actuate="onLoad" draw:mime-type="image/jpeg"/>
</draw:frame>
News Collection Link: <text:a xlink:type="simple" xlink:href="https://liveuamap.com/en/2023/22-may-a-drone-has-dropped-an-explosive-device-and-crashed" text:style-name="Internet_20_link" text:visited-style-name="Visited_20_Internet_20_Link">
https://liveuamap.com/en/2023/22-may-a-drone-has-dropped-an-explosive-device-and-crashed</text:a>
</text:p>
      <text:p text:style-name="P4">
News Source: <text:a xlink:type="simple" xlink:href="https://t.me/breakingmash/44213" text:style-name="Internet_20_link" text:visited-style-name="Visited_20_Internet_20_Link">
https://t.me/breakingmash/44213</text:a>
</text:p>
      <!--NEWS-->
      <text:h text:style-name="P10" text:outline-level="1">
<text:span text:style-name="T4">
Zaporizka Oblast(11:47). Red Alert: aerial threat. Sirens sounding. Take cover now!</text:span>
</text:h>
      <text:p text:style-name="P4">
Authors: liveuamap (Language: en)</text:p>
      <text:p text:style-name="P4">
Time: 2023-05-22T05:48:00</text:p>
      <text:p text:style-name="P4">
Location: Zaporizka Oblast (Latitude:47.612021 Longtitude:35.765261)</text:p>
      <text:p text:style-name="P4">
Videos: []</text:p>
      <text:p text:style-name="P4">
Images: []</text:p>
      <text:p text:style-name="P4">
Tags: ["Europe", "Central and Eastern Europe"]</text:p>
      <text:p text:style-name="P4">
Id: 22564589</text:p>
      <!--METADATA-->
      <text:p text:style-name="P4">
Zaporizhzhia region(11:47). Red Alert: aerial threat. Sirens sounding. Take covernow!</text:p>
      <text:p text:style-name="P4">
News Collection Link: <text:a xlink:type="simple" xlink:href="https://liveuamap.com/en/2023/22-may-zaporizka-oblast1147-red-alert-aerial-g" text:style-name="Internet_20_link" text:visited-style-name="Visited_20_Internet_20_Link">
https://liveuamap.com/en/2023/22-may-zaporizka-oblast1147-red-alert-aerial-g</text:a>
</text:p>
      <text:p text:style-name="P4">
News Source: <text:a xlink:type="simple" xlink:href="https://t.me/air_alert_ua/46236" text:style-name="Internet_20_link" text:visited-style-name="Visited_20_Internet_20_Link">
https://t.me/air_alert_ua/46236</text:a>
</text:p>
      <!--NEWS-->
      <text:h text:style-name="P10" text:outline-level="1">
<text:span text:style-name="T4">
Sumy region, Kharkiv, Kharkiv region (11:52). Red Alrt: Aerial Tchretate. Sirens Sounding. ...</text:span>
</text:h>
      <text:p text:style-name="P4">
Authors: liveuamap (Language: en)</text:p>
      <text:p text:style-name="P4">
Time: 2023-05-22T05:53:00</text:p>
      <text:p text:style-name="P4">
Location: Sumska Oblast (Latitude:51.00003 Longtitude:33.99945)</text:p>
      <text:p text:style-name="P4">
Videos: []</text:p>
      <text:p text:style-name="P4">
Images: []</text:p>
      <text:p text:style-name="P4">
Tags: ["Europe", "Central and Eastern Europe"]</text:p>
      <text:p text:style-name="P4">
Id: 22564592</text:p>
      <!--METADATA-->
      <text:p text:style-name="P4">
Sumy region, Kharkiv, Kharkiv region(11:52). Red Alert: aerial threat.Sirens sounding. Take cover now!</text:p>
      <text:p text:style-name="P4">
News Collection Link: <text:a xlink:type="simple" xlink:href="https://liveuamap.com/en/2023/22-may-sumska-oblast-kharkiv-kharkivska-oblasg" text:style-name="Internet_20_link" text:visited-style-name="Visited_20_Internet_20_Link">
https://liveuamap.com/en/2023/22-may-sumska-oblast-kharkiv-kharkivska-oblasg</text:a>
</text:p>
      <text:p text:style-name="P4">
News Source: <text:a xlink:type="simple" xlink:href="https://t.me/air_alert_ua/46238" text:style-name="Internet_20_link" text:visited-style-name="Visited_20_Internet_20_Link">
https://t.me/air_alert_ua/46238</text:a>
</text:p>
      <!--NEWS-->
      <text:h text:style-name="P10" text:outline-level="1">
<text:span text:style-name="T4">
Ukrenergo: power supply has been restored at Zaporizhzhia Nuclear power plant</text:span>
</text:h>
      <text:p text:style-name="P4">
Authors: liveuamap (Language: en)</text:p>
      <text:p text:style-name="P4">
Time: 2023-05-22T05:58:30</text:p>
      <text:p text:style-name="P4">
Location: Enerhodar,Zaporiz'ka oblast (Latitude:47.5756 Longtitude:34.59526)</text:p>
      <text:p text:style-name="P4">
Videos: []</text:p>
      <text:p text:style-name="P4">
Images: ["<text:a xlink:type="simple" xlink:href="https://liveuamap.com/pics/2023/05/22/22564596_0.jpg" text:style-name="Internet_20_link" text:visited-style-name="Visited_20_Internet_20_Link">
22564596_0.jpg</text:a>
"]</text:p>
      <text:p text:style-name="P4">
Tags: ["Energy", "Central and Eastern Europe"]</text:p>
      <text:p text:style-name="P4">
Id: 22564596</text:p>
      <!--METADATA-->
      <text:p text:style-name="P4">
Ukrenergo: power supply has been restored at Zaporizhzhia Nuclear power plant</text:p>
      <text:p text:style-name="P4">
<draw:frame draw:style-name="fr1" draw:name="Image77" text:anchor-type="as-char" svg:width="6.9236in" svg:height="6.9236in" draw:z-index="0">
<draw:image xlink:href="../Images/liveuamap/2023-05-22T05-58-30/22564596_0.jpg" xlink:type="simple" xlink:show="embed" xlink:actuate="onLoad" draw:mime-type="image/jpeg"/>
</draw:frame>
News Collection Link: <text:a xlink:type="simple" xlink:href="https://liveuamap.com/en/2023/22-may-ukrenergo-power-supply-has-been-restored-at-zaporizhzhia" text:style-name="Internet_20_link" text:visited-style-name="Visited_20_Internet_20_Link">
https://liveuamap.com/en/2023/22-may-ukrenergo-power-supply-has-been-restored-at-zaporizhzhia</text:a>
</text:p>
      <text:p text:style-name="P4">
News Source: <text:a xlink:type="simple" xlink:href="https://t.me/Ukrenergo/2100" text:style-name="Internet_20_link" text:visited-style-name="Visited_20_Internet_20_Link">
https://t.me/Ukrenergo/2100</text:a>
</text:p>
      <!--NEWS-->
      <text:h text:style-name="P10" text:outline-level="1">
<text:span text:style-name="T4">
Missile launches from Belgorod</text:span>
</text:h>
      <text:p text:style-name="P4">
Authors: liveuamap (Language: en)</text:p>
      <text:p text:style-name="P4">
Time: 2023-05-22T05:59:42</text:p>
      <text:p text:style-name="P4">
Location: Belgorod (Latitude:50.6413 Longtitude:36.60067)</text:p>
      <text:p text:style-name="P4">
Videos: []</text:p>
      <text:p text:style-name="P4">
Images: ["<text:a xlink:type="simple" xlink:href="https://liveuamap.com/pics/2023/05/22/22564597_0.jpg" text:style-name="Internet_20_link" text:visited-style-name="Visited_20_Internet_20_Link">
22564597_0.jpg</text:a>
"]</text:p>
      <text:p text:style-name="P4">
Tags: ["Russia", "Central and Eastern Europe"]</text:p>
      <text:p text:style-name="P4">
Id: 22564597</text:p>
      <!--METADATA-->
      <text:p text:style-name="P4">
Missile launches from Belgorod</text:p>
      <text:p text:style-name="P4">
<draw:frame draw:style-name="fr1" draw:name="Image78" text:anchor-type="as-char" svg:width="6.9236in" svg:height="7.901398in" draw:z-index="0">
<draw:image xlink:href="../Images/liveuamap/2023-05-22T05-59-42/22564597_0.jpg" xlink:type="simple" xlink:show="embed" xlink:actuate="onLoad" draw:mime-type="image/jpeg"/>
</draw:frame>
News Collection Link: <text:a xlink:type="simple" xlink:href="https://liveuamap.com/en/2023/22-may-missile-launches-from-belgorod" text:style-name="Internet_20_link" text:visited-style-name="Visited_20_Internet_20_Link">
https://liveuamap.com/en/2023/22-may-missile-launches-from-belgorod</text:a>
</text:p>
      <text:p text:style-name="P4">
News Source: <text:a xlink:type="simple" xlink:href="https://t.me/itsdonetsk/75892" text:style-name="Internet_20_link" text:visited-style-name="Visited_20_Internet_20_Link">
https://t.me/itsdonetsk/75892</text:a>
</text:p>
      <!--NEWS-->
      <text:h text:style-name="P10" text:outline-level="1">
<text:span text:style-name="T4">
1 person killed as result of shelling in Stanislav of Kherson region</text:span>
</text:h>
      <text:p text:style-name="P4">
Authors: liveuamap (Language: en)</text:p>
      <text:p text:style-name="P4">
Time: 2023-05-22T06:48:52</text:p>
      <text:p text:style-name="P4">
Location: Kherson, Khersons'ka oblast (Latitude:46.56866 Longtitude:32.15029)</text:p>
      <text:p text:style-name="P4">
Videos: []</text:p>
      <text:p text:style-name="P4">
Images: []</text:p>
      <text:p text:style-name="P4">
Tags: ["Europe", "Central and Eastern Europe"]</text:p>
      <text:p text:style-name="P4">
Id: 22564602</text:p>
      <!--METADATA-->
      <text:p text:style-name="P4">
1 person killed as result of shelling in Stanislav of Kherson region</text:p>
      <text:p text:style-name="P4">
News Collection Link: <text:a xlink:type="simple" xlink:href="https://liveuamap.com/en/2023/22-may-1-person-killed-as-result-of-shelling-in-stanislav" text:style-name="Internet_20_link" text:visited-style-name="Visited_20_Internet_20_Link">
https://liveuamap.com/en/2023/22-may-1-person-killed-as-result-of-shelling-in-stanislav</text:a>
</text:p>
      <text:p text:style-name="P4">
News Source: <text:a xlink:type="simple" xlink:href="https://t.me/babel/32641" text:style-name="Internet_20_link" text:visited-style-name="Visited_20_Internet_20_Link">
https://t.me/babel/32641</text:a>
</text:p>
      <!--NEWS-->
      <text:h text:style-name="P10" text:outline-level="1">
<text:span text:style-name="T4">
Governor of Belgorod region says saboteur group has entered Grayvoron district, FSB border gu...</text:span>
</text:h>
      <text:p text:style-name="P4">
Authors: liveuamap (Language: en)</text:p>
      <text:p text:style-name="P4">
Time: 2023-05-22T07:29:01</text:p>
      <text:p text:style-name="P4">
Location: Belgorod, Belgorodskaya oblast' (Latitude:50.45357 Longtitude:35.59673)</text:p>
      <text:p text:style-name="P4">
Videos: []</text:p>
      <text:p text:style-name="P4">
Images: []</text:p>
      <text:p text:style-name="P4">
Tags: ["Europe", "Central and Eastern Europe"]</text:p>
      <text:p text:style-name="P4">
Id: 22564605</text:p>
      <!--METADATA-->
      <text:p text:style-name="P4">
Governor of Belgorod region says saboteur group has entered Grayvorondistrict, FSB border guards, Russian armed forces and Rosguard are takingmeasures</text:p>
      <text:p text:style-name="P4">
News Collection Link: <text:a xlink:type="simple" xlink:href="https://liveuamap.com/en/2023/22-may-governor-of-belgorod-region-says-saboteur-group-has" text:style-name="Internet_20_link" text:visited-style-name="Visited_20_Internet_20_Link">
https://liveuamap.com/en/2023/22-may-governor-of-belgorod-region-says-saboteur-group-has</text:a>
</text:p>
      <text:p text:style-name="P4">
News Source: <text:a xlink:type="simple" xlink:href="https://t.me/bazabazon/17841" text:style-name="Internet_20_link" text:visited-style-name="Visited_20_Internet_20_Link">
https://t.me/bazabazon/17841</text:a>
</text:p>
      <!--NEWS-->
      <text:h text:style-name="P10" text:outline-level="1">
<text:span text:style-name="T4">
Legion "Freedom of Russia" and RDK(Russian Volunteers corps) claimed control over Kozinka vil...</text:span>
</text:h>
      <text:p text:style-name="P4">
Authors: liveuamap (Language: en)</text:p>
      <text:p text:style-name="P4">
Time: 2023-05-22T07:32:11</text:p>
      <text:p text:style-name="P4">
Location: Belgorod, Belgorodskaya oblast' (Latitude:50.45477 Longtitude:35.59261)</text:p>
      <text:p text:style-name="P4">
Videos: []</text:p>
      <text:p text:style-name="P4">
Images: []</text:p>
      <text:p text:style-name="P4">
Tags: ["Russia"]</text:p>
      <text:p text:style-name="P4">
Id: 22564606</text:p>
      <!--METADATA-->
      <text:p text:style-name="P4">
Legion "Freedom of Russia" and RDK(Russian Volunteers corps)claimed controlover Kozinka village of Grayvoron district of Belgorod region</text:p>
      <text:p text:style-name="P4">
News Collection Link: <text:a xlink:type="simple" xlink:href="https://liveuamap.com/en/2023/22-may-legion-freedom-of-russia-and-rdkrussian-volunteers" text:style-name="Internet_20_link" text:visited-style-name="Visited_20_Internet_20_Link">
https://liveuamap.com/en/2023/22-may-legion-freedom-of-russia-and-rdkrussian-volunteers</text:a>
</text:p>
      <text:p text:style-name="P4">
News Source: <text:a xlink:type="simple" xlink:href="https://t.me/legionoffreedom/785" text:style-name="Internet_20_link" text:visited-style-name="Visited_20_Internet_20_Link">
https://t.me/legionoffreedom/785</text:a>
</text:p>
      <!--NEWS-->
      <text:h text:style-name="P10" text:outline-level="1">
<text:span text:style-name="T4">
Sumy region, Kharkiv, Kharkiv region (13: SS). Red Alrt: Aerial Tchretate. Sirens Sounding. ...</text:span>
</text:h>
      <text:p text:style-name="P4">
Authors: liveuamap (Language: en)</text:p>
      <text:p text:style-name="P4">
Time: 2023-05-22T07:38:00</text:p>
      <text:p text:style-name="P4">
Location: Sumska Oblast (Latitude:50.99892 Longtitude:34.00007)</text:p>
      <text:p text:style-name="P4">
Videos: []</text:p>
      <text:p text:style-name="P4">
Images: []</text:p>
      <text:p text:style-name="P4">
Tags: ["Europe", "Central and Eastern Europe"]</text:p>
      <text:p text:style-name="P4">
Id: 22564607</text:p>
      <!--METADATA-->
      <text:p text:style-name="P4">
Sumy region, Kharkiv, Kharkiv region(13:37). Red Alert: aerial threat.Sirens sounding. Take cover now!</text:p>
      <text:p text:style-name="P4">
News Collection Link: <text:a xlink:type="simple" xlink:href="https://liveuamap.com/en/2023/22-may-sumska-oblast-kharkiv-kharkivska-oblasg-2207" text:style-name="Internet_20_link" text:visited-style-name="Visited_20_Internet_20_Link">
https://liveuamap.com/en/2023/22-may-sumska-oblast-kharkiv-kharkivska-oblasg-2207</text:a>
</text:p>
      <text:p text:style-name="P4">
News Source: <text:a xlink:type="simple" xlink:href="https://t.me/air_alert_ua/46244" text:style-name="Internet_20_link" text:visited-style-name="Visited_20_Internet_20_Link">
https://t.me/air_alert_ua/46244</text:a>
</text:p>
      <!--NEWS-->
      <text:h text:style-name="P10" text:outline-level="1">
<text:span text:style-name="T4">
Suspected saboteurs infiltration reported from the Gora-Podal town near Grayvoron</text:span>
</text:h>
      <text:p text:style-name="P4">
Authors: liveuamap (Language: en)</text:p>
      <text:p text:style-name="P4">
Time: 2023-05-22T07:40:05</text:p>
      <text:p text:style-name="P4">
Location: Grayvoron (Latitude:50.4763 Longtitude:35.64789)</text:p>
      <text:p text:style-name="P4">
Videos: []</text:p>
      <text:p text:style-name="P4">
Images: []</text:p>
      <text:p text:style-name="P4">
Tags: ["Russia", "Central and Eastern Europe"]</text:p>
      <text:p text:style-name="P4">
Id: 22564608</text:p>
      <!--METADATA-->
      <text:p text:style-name="P4">
Suspected saboteurs infiltration reported from the Gora-Podal town nearGrayvoron</text:p>
      <text:p text:style-name="P4">
News Collection Link: <text:a xlink:type="simple" xlink:href="https://liveuamap.com/en/2023/22-may-suspected-saboteurs-infiltration-reported-from-the" text:style-name="Internet_20_link" text:visited-style-name="Visited_20_Internet_20_Link">
https://liveuamap.com/en/2023/22-may-suspected-saboteurs-infiltration-reported-from-the</text:a>
</text:p>
      <text:p text:style-name="P4">
News Source: <text:a xlink:type="simple" xlink:href="https://t.me/bbbelgorod/6064" text:style-name="Internet_20_link" text:visited-style-name="Visited_20_Internet_20_Link">
https://t.me/bbbelgorod/6064</text:a>
</text:p>
      <!--NEWS-->
      <text:h text:style-name="P10" text:outline-level="1">
<text:span text:style-name="T4">
Fire and explosions near Kramatorsk</text:span>
</text:h>
      <text:p text:style-name="P4">
Authors: liveuamap (Language: en)</text:p>
      <text:p text:style-name="P4">
Time: 2023-05-22T07:44:31</text:p>
      <text:p text:style-name="P4">
Location: Donetsk Oblast (Latitude:48.72676 Longtitude:37.55436)</text:p>
      <text:p text:style-name="P4">
Videos: []</text:p>
      <text:p text:style-name="P4">
Images: ["<text:a xlink:type="simple" xlink:href="https://liveuamap.com/pics/2023/05/22/22564609_0.jpg" text:style-name="Internet_20_link" text:visited-style-name="Visited_20_Internet_20_Link">
22564609_0.jpg</text:a>
", "<text:a xlink:type="simple" xlink:href="https://liveuamap.com/pics/2023/05/22/22564609_1.jpg" text:style-name="Internet_20_link" text:visited-style-name="Visited_20_Internet_20_Link">
22564609_1.jpg</text:a>
", "<text:a xlink:type="simple" xlink:href="https://liveuamap.com/pics/2023/05/22/22564609_2.jpg" text:style-name="Internet_20_link" text:visited-style-name="Visited_20_Internet_20_Link">
22564609_2.jpg</text:a>
", "<text:a xlink:type="simple" xlink:href="https://liveuamap.com/pics/2023/05/22/22564609_3.jpg" text:style-name="Internet_20_link" text:visited-style-name="Visited_20_Internet_20_Link">
22564609_3.jpg</text:a>
", "<text:a xlink:type="simple" xlink:href="https://liveuamap.com/pics/2023/05/22/22564609_4.jpg" text:style-name="Internet_20_link" text:visited-style-name="Visited_20_Internet_20_Link">
22564609_4.jpg</text:a>
"]</text:p>
      <text:p text:style-name="P4">
Tags: ["Europe", "Central and Eastern Europe"]</text:p>
      <text:p text:style-name="P4">
Id: 22564609</text:p>
      <!--METADATA-->
      <text:p text:style-name="P4">
Fire and explosions near Kramatorsk</text:p>
      <text:p text:style-name="P4">
<draw:frame draw:style-name="fr1" draw:name="Image79" text:anchor-type="as-char" svg:width="6.9236in" svg:height="6.9236in" draw:z-index="0">
<draw:image xlink:href="../Images/liveuamap/2023-05-22T07-44-31/22564609_0.jpg" xlink:type="simple" xlink:show="embed" xlink:actuate="onLoad" draw:mime-type="image/jpeg"/>
</draw:frame>
<draw:frame draw:style-name="fr1" draw:name="Image80" text:anchor-type="as-char" svg:width="6.9236in" svg:height="6.9236in" draw:z-index="0">
<draw:image xlink:href="../Images/liveuamap/2023-05-22T07-44-31/22564609_1.jpg" xlink:type="simple" xlink:show="embed" xlink:actuate="onLoad" draw:mime-type="image/jpeg"/>
</draw:frame>
<draw:frame draw:style-name="fr1" draw:name="Image81" text:anchor-type="as-char" svg:width="6.9236in" svg:height="6.9236in" draw:z-index="0">
<draw:image xlink:href="../Images/liveuamap/2023-05-22T07-44-31/22564609_2.jpg" xlink:type="simple" xlink:show="embed" xlink:actuate="onLoad" draw:mime-type="image/jpeg"/>
</draw:frame>
<draw:frame draw:style-name="fr1" draw:name="Image82" text:anchor-type="as-char" svg:width="6.9236in" svg:height="6.9236in" draw:z-index="0">
<draw:image xlink:href="../Images/liveuamap/2023-05-22T07-44-31/22564609_3.jpg" xlink:type="simple" xlink:show="embed" xlink:actuate="onLoad" draw:mime-type="image/jpeg"/>
</draw:frame>
<draw:frame draw:style-name="fr1" draw:name="Image83" text:anchor-type="as-char" svg:width="6.9236in" svg:height="6.9236in" draw:z-index="0">
<draw:image xlink:href="../Images/liveuamap/2023-05-22T07-44-31/22564609_4.jpg" xlink:type="simple" xlink:show="embed" xlink:actuate="onLoad" draw:mime-type="image/jpeg"/>
</draw:frame>
News Collection Link: <text:a xlink:type="simple" xlink:href="https://liveuamap.com/en/2023/22-may-fire-and-explosions-near-kramatorsk" text:style-name="Internet_20_link" text:visited-style-name="Visited_20_Internet_20_Link">
https://liveuamap.com/en/2023/22-may-fire-and-explosions-near-kramatorsk</text:a>
</text:p>
      <text:p text:style-name="P4">
News Source: <text:a xlink:type="simple" xlink:href="https://t.me/itsdonetsk/75929" text:style-name="Internet_20_link" text:visited-style-name="Visited_20_Internet_20_Link">
https://t.me/itsdonetsk/75929</text:a>
</text:p>
      <!--NEWS-->
      <text:h text:style-name="P10" text:outline-level="1">
<text:span text:style-name="T4">
Russian media report partial evacuation of civilians from Kozinka village of Grayvoron district</text:span>
</text:h>
      <text:p text:style-name="P4">
Authors: liveuamap (Language: en)</text:p>
      <text:p text:style-name="P4">
Time: 2023-05-22T08:01:29</text:p>
      <text:p text:style-name="P4">
Location: Belgorod, Belgorodskaya oblast' (Latitude:50.45193 Longtitude:35.5957)</text:p>
      <text:p text:style-name="P4">
Videos: []</text:p>
      <text:p text:style-name="P4">
Images: []</text:p>
      <text:p text:style-name="P4">
Tags: ["Russia", "Europe"]</text:p>
      <text:p text:style-name="P4">
Id: 22564610</text:p>
      <!--METADATA-->
      <text:p text:style-name="P4">
Russian media report partial evacuation of civilians from Kozinka village ofGrayvoron district</text:p>
      <text:p text:style-name="P4">
News Collection Link: <text:a xlink:type="simple" xlink:href="https://liveuamap.com/en/2023/22-may-russian-media-report-partial-evacuation-of-civilians" text:style-name="Internet_20_link" text:visited-style-name="Visited_20_Internet_20_Link">
https://liveuamap.com/en/2023/22-may-russian-media-report-partial-evacuation-of-civilians</text:a>
</text:p>
      <text:p text:style-name="P4">
News Source: <text:a xlink:type="simple" xlink:href="https://t.me/shot_shot/51738" text:style-name="Internet_20_link" text:visited-style-name="Visited_20_Internet_20_Link">
https://t.me/shot_shot/51738</text:a>
</text:p>
      <!--NEWS-->
      <text:h text:style-name="P10" text:outline-level="1">
<text:span text:style-name="T4">
Russian Ministry of Defense claims attack on Dnipro airfield overnight</text:span>
</text:h>
      <text:p text:style-name="P4">
Authors: liveuamap (Language: en)</text:p>
      <text:p text:style-name="P4">
Time: 2023-05-22T08:09:15</text:p>
      <text:p text:style-name="P4">
Location: Moskva, Moscow (Latitude:55.7498 Longtitude:37.6029)</text:p>
      <text:p text:style-name="P4">
Videos: []</text:p>
      <text:p text:style-name="P4">
Images: []</text:p>
      <text:p text:style-name="P4">
Tags: ["Central and Eastern Europe", "Russia"]</text:p>
      <text:p text:style-name="P4">
Id: 22564611</text:p>
      <!--METADATA-->
      <text:p text:style-name="P4">
Russian Ministry of Defense claims attack on Dnipro airfield overnight</text:p>
      <text:p text:style-name="P4">
News Collection Link: <text:a xlink:type="simple" xlink:href="https://liveuamap.com/en/2023/22-may-russian-ministry-of-defense-claims-attack-on-dnipro" text:style-name="Internet_20_link" text:visited-style-name="Visited_20_Internet_20_Link">
https://liveuamap.com/en/2023/22-may-russian-ministry-of-defense-claims-attack-on-dnipro</text:a>
</text:p>
      <text:p text:style-name="P4">
News Source: <text:a xlink:type="simple" xlink:href="https://t.me/readovkanews/59319" text:style-name="Internet_20_link" text:visited-style-name="Visited_20_Internet_20_Link">
https://t.me/readovkanews/59319</text:a>
</text:p>
      <!--NEWS-->
      <text:h text:style-name="P10" text:outline-level="1">
<text:span text:style-name="T4">
Kremlin's spokesperson said Putin was informed about infiltration of saboteurs in Belgorod re...</text:span>
</text:h>
      <text:p text:style-name="P4">
Authors: liveuamap (Language: en)</text:p>
      <text:p text:style-name="P4">
Time: 2023-05-22T08:33:19</text:p>
      <text:p text:style-name="P4">
Location: Moskva, Moscow (Latitude:55.75091 Longtitude:37.62066)</text:p>
      <text:p text:style-name="P4">
Videos: []</text:p>
      <text:p text:style-name="P4">
Images: []</text:p>
      <text:p text:style-name="P4">
Tags: ["Russia"]</text:p>
      <text:p text:style-name="P4">
Id: 22564612</text:p>
      <!--METADATA-->
      <text:p text:style-name="P4">
Kremlin's spokesperson said Putin was informed about infiltration of saboteursin Belgorod region</text:p>
      <text:p text:style-name="P4">
News Collection Link: <text:a xlink:type="simple" xlink:href="https://liveuamap.com/en/2023/22-may-kremlins-spokesperson-said-putin-was-informed-about" text:style-name="Internet_20_link" text:visited-style-name="Visited_20_Internet_20_Link">
https://liveuamap.com/en/2023/22-may-kremlins-spokesperson-said-putin-was-informed-about</text:a>
</text:p>
      <text:p text:style-name="P4">
News Source: <text:a xlink:type="simple" xlink:href="https://t.me/interfaxonline/32408" text:style-name="Internet_20_link" text:visited-style-name="Visited_20_Internet_20_Link">
https://t.me/interfaxonline/32408</text:a>
</text:p>
      <!--NEWS-->
      <text:h text:style-name="P10" text:outline-level="1">
<text:span text:style-name="T4">
Damage in Gora-Podol town of Belgorod region as result of clashes with saboteur group</text:span>
</text:h>
      <text:p text:style-name="P4">
Authors: liveuamap (Language: en)</text:p>
      <text:p text:style-name="P4">
Time: 2023-05-22T08:41:49</text:p>
      <text:p text:style-name="P4">
Location: Grayvoron (Latitude:50.47608 Longtitude:35.64703)</text:p>
      <text:p text:style-name="P4">
Videos: []</text:p>
      <text:p text:style-name="P4">
Images: ["<text:a xlink:type="simple" xlink:href="https://liveuamap.com/pics/2023/05/22/22564613_0.jpg" text:style-name="Internet_20_link" text:visited-style-name="Visited_20_Internet_20_Link">
22564613_0.jpg</text:a>
"]</text:p>
      <text:p text:style-name="P4">
Tags: ["Russia", "Central and Eastern Europe"]</text:p>
      <text:p text:style-name="P4">
Id: 22564613</text:p>
      <!--METADATA-->
      <text:p text:style-name="P4">
Damage in Gora-Podol town of Belgorod region as result of clashes withsaboteur group</text:p>
      <text:p text:style-name="P4">
<draw:frame draw:style-name="fr1" draw:name="Image84" text:anchor-type="as-char" svg:width="6.9236in" svg:height="5.1927in" draw:z-index="0">
<draw:image xlink:href="../Images/liveuamap/2023-05-22T08-41-49/22564613_0.jpg" xlink:type="simple" xlink:show="embed" xlink:actuate="onLoad" draw:mime-type="image/jpeg"/>
</draw:frame>
News Collection Link: <text:a xlink:type="simple" xlink:href="https://liveuamap.com/en/2023/22-may-damage-in-gorapodol-town-of-belgorod-region-as-result" text:style-name="Internet_20_link" text:visited-style-name="Visited_20_Internet_20_Link">
https://liveuamap.com/en/2023/22-may-damage-in-gorapodol-town-of-belgorod-region-as-result</text:a>
</text:p>
      <text:p text:style-name="P4">
News Source: <text:a xlink:type="simple" xlink:href="https://t.me/bazabazon/17849" text:style-name="Internet_20_link" text:visited-style-name="Visited_20_Internet_20_Link">
https://t.me/bazabazon/17849</text:a>
</text:p>
      <!--NEWS-->
      <text:h text:style-name="P10" text:outline-level="1">
<text:span text:style-name="T4">
Kharkiv, Kharkivska Oblast(14:57). Red Alert: aerial threat. Sirens sounding. Take cover now!</text:span>
</text:h>
      <text:p text:style-name="P4">
Authors: liveuamap (Language: en)</text:p>
      <text:p text:style-name="P4">
Time: 2023-05-22T08:59:00</text:p>
      <text:p text:style-name="P4">
Location: Kharkiv (Latitude:49.98007 Longtitude:36.25209)</text:p>
      <text:p text:style-name="P4">
Videos: []</text:p>
      <text:p text:style-name="P4">
Images: []</text:p>
      <text:p text:style-name="P4">
Tags: ["Europe", "Central and Eastern Europe"]</text:p>
      <text:p text:style-name="P4">
Id: 22564614</text:p>
      <!--METADATA-->
      <text:p text:style-name="P4">
Kharkiv, Kharkiv region(14:57). Red Alert: aerial threat. Sirens sounding.Take cover now!</text:p>
      <text:p text:style-name="P4">
News Collection Link: <text:a xlink:type="simple" xlink:href="https://liveuamap.com/en/2023/22-may-kharkiv-kharkivska-oblast1457-red-alerg" text:style-name="Internet_20_link" text:visited-style-name="Visited_20_Internet_20_Link">
https://liveuamap.com/en/2023/22-may-kharkiv-kharkivska-oblast1457-red-alerg</text:a>
</text:p>
      <text:p text:style-name="P4">
News Source: <text:a xlink:type="simple" xlink:href="https://t.me/air_alert_ua/46249" text:style-name="Internet_20_link" text:visited-style-name="Visited_20_Internet_20_Link">
https://t.me/air_alert_ua/46249</text:a>
</text:p>
      <!--NEWS-->
      <text:h text:style-name="P10" text:outline-level="1">
<text:span text:style-name="T4">
Explosions reported in Kharkiv. Head of regional administration urges population to take shel...</text:span>
</text:h>
      <text:p text:style-name="P4">
Authors: liveuamap (Language: en)</text:p>
      <text:p text:style-name="P4">
Time: 2023-05-22T09:05:03</text:p>
      <text:p text:style-name="P4">
Location: Kharkiv,Kharkivs'ka oblast (Latitude:50.02197 Longtitude:36.30638)</text:p>
      <text:p text:style-name="P4">
Videos: []</text:p>
      <text:p text:style-name="P4">
Images: []</text:p>
      <text:p text:style-name="P4">
Tags: ["Europe", "Central and Eastern Europe"]</text:p>
      <text:p text:style-name="P4">
Id: 22564615</text:p>
      <!--METADATA-->
      <text:p text:style-name="P4">
Explosions reported in Kharkiv. Head of regional administration urgespopulation to take shelters</text:p>
      <text:p text:style-name="P4">
News Collection Link: <text:a xlink:type="simple" xlink:href="https://liveuamap.com/en/2023/22-may-explosions-reported-in-kharkiv-head-of-regional-administration" text:style-name="Internet_20_link" text:visited-style-name="Visited_20_Internet_20_Link">
https://liveuamap.com/en/2023/22-may-explosions-reported-in-kharkiv-head-of-regional-administration</text:a>
</text:p>
      <text:p text:style-name="P4">
News Source: <text:a xlink:type="simple" xlink:href="https://t.me/synegubov/6261" text:style-name="Internet_20_link" text:visited-style-name="Visited_20_Internet_20_Link">
https://t.me/synegubov/6261</text:a>
</text:p>
      <!--NEWS-->
      <text:h text:style-name="P10" text:outline-level="1">
<text:span text:style-name="T4">
Russian Mi-8 helicopter reportedly crashed near Prokhorovka village of Belgorod region</text:span>
</text:h>
      <text:p text:style-name="P4">
Authors: liveuamap (Language: en)</text:p>
      <text:p text:style-name="P4">
Time: 2023-05-22T09:08:31</text:p>
      <text:p text:style-name="P4">
Location: Prokhorovka (Latitude:51.02088 Longtitude:36.72987)</text:p>
      <text:p text:style-name="P4">
Videos: []</text:p>
      <text:p text:style-name="P4">
Images: []</text:p>
      <text:p text:style-name="P4">
Tags: ["Central and Eastern Europe", "Russia"]</text:p>
      <text:p text:style-name="P4">
Id: 22564616</text:p>
      <!--METADATA-->
      <text:p text:style-name="P4">
Russian Mi-8 helicopter reportedly crashed near Prokhorovka village ofBelgorod region</text:p>
      <text:p text:style-name="P4">
News Collection Link: <text:a xlink:type="simple" xlink:href="https://liveuamap.com/en/2023/22-may-russian-mi8-helicopter-reportedly-crashed-near-prokhorovka" text:style-name="Internet_20_link" text:visited-style-name="Visited_20_Internet_20_Link">
https://liveuamap.com/en/2023/22-may-russian-mi8-helicopter-reportedly-crashed-near-prokhorovka</text:a>
</text:p>
      <text:p text:style-name="P4">
News Source: <text:a xlink:type="simple" xlink:href="https://t.me/bazabazon/17851" text:style-name="Internet_20_link" text:visited-style-name="Visited_20_Internet_20_Link">
https://t.me/bazabazon/17851</text:a>
</text:p>
      <!--NEWS-->
      <text:h text:style-name="P10" text:outline-level="1">
<text:span text:style-name="T4">
Poltavska Oblast(15:10). Red Alert: aerial threat. Sirens sounding. Take cover now!</text:span>
</text:h>
      <text:p text:style-name="P4">
Authors: liveuamap (Language: en)</text:p>
      <text:p text:style-name="P4">
Time: 2023-05-22T09:10:00</text:p>
      <text:p text:style-name="P4">
Location: Poltavska Oblast (Latitude:49.47586 Longtitude:33.81982)</text:p>
      <text:p text:style-name="P4">
Videos: []</text:p>
      <text:p text:style-name="P4">
Images: []</text:p>
      <text:p text:style-name="P4">
Tags: ["Europe", "Central and Eastern Europe"]</text:p>
      <text:p text:style-name="P4">
Id: 22564618</text:p>
      <!--METADATA-->
      <text:p text:style-name="P4">
Poltava(15:10). Red Alert: aerial threat. Sirens sounding. Take covernow!</text:p>
      <text:p text:style-name="P4">
News Collection Link: <text:a xlink:type="simple" xlink:href="https://liveuamap.com/en/2023/22-may-poltavska-oblast1510-red-alert-aerial-g" text:style-name="Internet_20_link" text:visited-style-name="Visited_20_Internet_20_Link">
https://liveuamap.com/en/2023/22-may-poltavska-oblast1510-red-alert-aerial-g</text:a>
</text:p>
      <text:p text:style-name="P4">
News Source: <text:a xlink:type="simple" xlink:href="https://t.me/air_alert_ua/46250" text:style-name="Internet_20_link" text:visited-style-name="Visited_20_Internet_20_Link">
https://t.me/air_alert_ua/46250</text:a>
</text:p>
      <!--NEWS-->
      <text:h text:style-name="P10" text:outline-level="1">
<text:span text:style-name="T4">
Police in Belgorod region declared high readiness, all policemen are being called in</text:span>
</text:h>
      <text:p text:style-name="P4">
Authors: liveuamap (Language: en)</text:p>
      <text:p text:style-name="P4">
Time: 2023-05-22T09:10:16</text:p>
      <text:p text:style-name="P4">
Location: Belgorod, Belgorodskaya oblast' (Latitude:50.59686 Longtitude:36.58773)</text:p>
      <text:p text:style-name="P4">
Videos: []</text:p>
      <text:p text:style-name="P4">
Images: []</text:p>
      <text:p text:style-name="P4">
Tags: ["Russia", "Central and Eastern Europe"]</text:p>
      <text:p text:style-name="P4">
Id: 22564617</text:p>
      <!--METADATA-->
      <text:p text:style-name="P4">
Police in Belgorod region declared high readiness, all policemen are beingcalled in</text:p>
      <text:p text:style-name="P4">
News Collection Link: <text:a xlink:type="simple" xlink:href="https://liveuamap.com/en/2023/22-may-police-in-belgorod-region-declared-high-readiness" text:style-name="Internet_20_link" text:visited-style-name="Visited_20_Internet_20_Link">
https://liveuamap.com/en/2023/22-may-police-in-belgorod-region-declared-high-readiness</text:a>
</text:p>
      <text:p text:style-name="P4">
News Source: <text:a xlink:type="simple" xlink:href="https://t.me/bazabazon/17852" text:style-name="Internet_20_link" text:visited-style-name="Visited_20_Internet_20_Link">
https://t.me/bazabazon/17852</text:a>
</text:p>
      <!--NEWS-->
      <text:h text:style-name="P10" text:outline-level="1">
<text:span text:style-name="T4">
Zaporizka Oblast(15:10). Red Alert: aerial threat. Sirens sounding. Take cover now!</text:span>
</text:h>
      <text:p text:style-name="P4">
Authors: liveuamap (Language: en)</text:p>
      <text:p text:style-name="P4">
Time: 2023-05-22T09:11:00</text:p>
      <text:p text:style-name="P4">
Location: Zaporizka Oblast (Latitude:47.612331 Longtitude:35.766481)</text:p>
      <text:p text:style-name="P4">
Videos: []</text:p>
      <text:p text:style-name="P4">
Images: []</text:p>
      <text:p text:style-name="P4">
Tags: ["Europe", "Central and Eastern Europe"]</text:p>
      <text:p text:style-name="P4">
Id: 22564619</text:p>
      <!--METADATA-->
      <text:p text:style-name="P4">
Zaporizhzhia region(15:10). Red Alert: aerial threat. Sirens sounding. Take covernow!</text:p>
      <text:p text:style-name="P4">
News Collection Link: <text:a xlink:type="simple" xlink:href="https://liveuamap.com/en/2023/22-may-zaporizka-oblast1510-red-alert-aerial-g" text:style-name="Internet_20_link" text:visited-style-name="Visited_20_Internet_20_Link">
https://liveuamap.com/en/2023/22-may-zaporizka-oblast1510-red-alert-aerial-g</text:a>
</text:p>
      <text:p text:style-name="P4">
News Source: <text:a xlink:type="simple" xlink:href="https://t.me/suspilnezaporizhzhya/13015" text:style-name="Internet_20_link" text:visited-style-name="Visited_20_Internet_20_Link">
https://t.me/suspilnezaporizhzhya/13015</text:a>
</text:p>
      <!--NEWS-->
      <text:h text:style-name="P10" text:outline-level="1">
<text:span text:style-name="T4">
Donetsk region, Sumy region, Chernihiv region, Dnipro, Dnipropetrovsk region, Kirovohra ...</text:span>
</text:h>
      <text:p text:style-name="P4">
Authors: liveuamap (Language: en)</text:p>
      <text:p text:style-name="P4">
Time: 2023-05-22T09:12:00</text:p>
      <text:p text:style-name="P4">
Location: Donetsk Oblast (Latitude:48.727 Longtitude:37.577)</text:p>
      <text:p text:style-name="P4">
Videos: []</text:p>
      <text:p text:style-name="P4">
Images: []</text:p>
      <text:p text:style-name="P4">
Tags: ["Europe", "Central and Eastern Europe"]</text:p>
      <text:p text:style-name="P4">
Id: 22564620</text:p>
      <!--METADATA-->
      <text:p text:style-name="P4">
Donetsk region, Sumy region, Chernihiv region, Dnipro, Dnipropetrovsk region, Kirovohrad region, Cherkasy region(15:11). Red Alert: aerialthreat. Sirens sounding. Take cover now!</text:p>
      <text:p text:style-name="P4">
News Collection Link: <text:a xlink:type="simple" xlink:href="https://liveuamap.com/en/2023/22-may-donetsk-oblast-sumska-oblast-chernihivg" text:style-name="Internet_20_link" text:visited-style-name="Visited_20_Internet_20_Link">
https://liveuamap.com/en/2023/22-may-donetsk-oblast-sumska-oblast-chernihivg</text:a>
</text:p>
      <text:p text:style-name="P4">
News Source: <text:a xlink:type="simple" xlink:href="https://t.me/air_alert_ua/46257" text:style-name="Internet_20_link" text:visited-style-name="Visited_20_Internet_20_Link">
https://t.me/air_alert_ua/46257</text:a>
</text:p>
      <!--NEWS-->
      <text:h text:style-name="P10" text:outline-level="1">
<text:span text:style-name="T4">
Local authorities preparing to evacuate Grayvoron and nearby villages</text:span>
</text:h>
      <text:p text:style-name="P4">
Authors: liveuamap (Language: en)</text:p>
      <text:p text:style-name="P4">
Time: 2023-05-22T09:35:47</text:p>
      <text:p text:style-name="P4">
Location: Grayvoron (Latitude:50.48247 Longtitude:35.66853)</text:p>
      <text:p text:style-name="P4">
Videos: []</text:p>
      <text:p text:style-name="P4">
Images: []</text:p>
      <text:p text:style-name="P4">
Tags: ["Russia", "Central and Eastern Europe"]</text:p>
      <text:p text:style-name="P4">
Id: 22564622</text:p>
      <!--METADATA-->
      <text:p text:style-name="P4">
Local authorities preparing to evacuate Grayvoron and nearby villages</text:p>
      <text:p text:style-name="P4">
News Collection Link: <text:a xlink:type="simple" xlink:href="https://liveuamap.com/en/2023/22-may-local-authorities-preparing-to-evacuate-grayvoron" text:style-name="Internet_20_link" text:visited-style-name="Visited_20_Internet_20_Link">
https://liveuamap.com/en/2023/22-may-local-authorities-preparing-to-evacuate-grayvoron</text:a>
</text:p>
      <text:p text:style-name="P4">
News Source: <text:a xlink:type="simple" xlink:href="https://t.me/bbbreaking/156041" text:style-name="Internet_20_link" text:visited-style-name="Visited_20_Internet_20_Link">
https://t.me/bbbreaking/156041</text:a>
</text:p>
      <!--NEWS-->
      <text:h text:style-name="P10" text:outline-level="1">
<text:span text:style-name="T4">
The deputy head of the administration of the city of Grayvoron was wounded during the shellin...</text:span>
</text:h>
      <text:p text:style-name="P4">
Authors: liveuamap (Language: en)</text:p>
      <text:p text:style-name="P4">
Time: 2023-05-22T09:40:43</text:p>
      <text:p text:style-name="P4">
Location: Grayvoron (Latitude:50.48274 Longtitude:35.6696)</text:p>
      <text:p text:style-name="P4">
Videos: []</text:p>
      <text:p text:style-name="P4">
Images: []</text:p>
      <text:p text:style-name="P4">
Tags: []</text:p>
      <text:p text:style-name="P4">
Id: 22564623</text:p>
      <!--METADATA-->
      <text:p text:style-name="P4">
None</text:p>
      <text:p text:style-name="P4">
News Collection Link: <text:a xlink:type="simple" xlink:href="https://liveuamap.com/en/2023/22-may-the-deputy-head-of-the-administration-of-the-city" text:style-name="Internet_20_link" text:visited-style-name="Visited_20_Internet_20_Link">
https://liveuamap.com/en/2023/22-may-the-deputy-head-of-the-administration-of-the-city</text:a>
</text:p>
      <text:p text:style-name="P4">
News Source: <text:a xlink:type="simple" xlink:href="https://liveuamap.com/en/2023/22-may-the-deputy-head-of-the-administration-of-the-city" text:style-name="Internet_20_link" text:visited-style-name="Visited_20_Internet_20_Link">
https://liveuamap.com/en/2023/22-may-the-deputy-head-of-the-administration-of-the-city</text:a>
</text:p>
      <!--NEWS-->
      <text:h text:style-name="P10" text:outline-level="1">
<text:span text:style-name="T4">
10 years old boy wounded as result of shelling in Izium town overnight</text:span>
</text:h>
      <text:p text:style-name="P4">
Authors: liveuamap (Language: en)</text:p>
      <text:p text:style-name="P4">
Time: 2023-05-22T10:02:26</text:p>
      <text:p text:style-name="P4">
Location: Izium,Kharkiv Oblast (Latitude:49.19081 Longtitude:37.28017)</text:p>
      <text:p text:style-name="P4">
Videos: []</text:p>
      <text:p text:style-name="P4">
Images: []</text:p>
      <text:p text:style-name="P4">
Tags: ["Europe", "Central and Eastern Europe"]</text:p>
      <text:p text:style-name="P4">
Id: 22564626</text:p>
      <!--METADATA-->
      <text:p text:style-name="P4">
10 years old boy wounded as result of shelling in Izium town overnight</text:p>
      <text:p text:style-name="P4">
News Collection Link: <text:a xlink:type="simple" xlink:href="https://liveuamap.com/en/2023/22-may-10-years-old-boy-wounded-as-result-of-shelling-in" text:style-name="Internet_20_link" text:visited-style-name="Visited_20_Internet_20_Link">
https://liveuamap.com/en/2023/22-may-10-years-old-boy-wounded-as-result-of-shelling-in</text:a>
</text:p>
      <text:p text:style-name="P4">
News Source: <text:a xlink:type="simple" xlink:href="https://t.me/suspilnekharkiv/25097" text:style-name="Internet_20_link" text:visited-style-name="Visited_20_Internet_20_Link">
https://t.me/suspilnekharkiv/25097</text:a>
</text:p>
      <!--NEWS-->
      <text:h text:style-name="P10" text:outline-level="1">
<text:span text:style-name="T4">
Dnipro, Dnipropetrovska Oblast(16:30). Red Alert: aerial threat. Sirens sounding. Take cover ...</text:span>
</text:h>
      <text:p text:style-name="P4">
Authors: liveuamap (Language: en)</text:p>
      <text:p text:style-name="P4">
Time: 2023-05-22T10:31:00</text:p>
      <text:p text:style-name="P4">
Location: Dnipro (Latitude:48.45916 Longtitude:35.03908)</text:p>
      <text:p text:style-name="P4">
Videos: []</text:p>
      <text:p text:style-name="P4">
Images: []</text:p>
      <text:p text:style-name="P4">
Tags: ["Europe", "Central and Eastern Europe"]</text:p>
      <text:p text:style-name="P4">
Id: 22564630</text:p>
      <!--METADATA-->
      <text:p text:style-name="P4">
Dnipro, Dnipropetrovsk region(16:30). Red Alert: aerial threat. Sirenssounding. Take cover now!</text:p>
      <text:p text:style-name="P4">
News Collection Link: <text:a xlink:type="simple" xlink:href="https://liveuamap.com/en/2023/22-may-dnipro-dnipropetrovska-oblast1630-red-g" text:style-name="Internet_20_link" text:visited-style-name="Visited_20_Internet_20_Link">
https://liveuamap.com/en/2023/22-may-dnipro-dnipropetrovska-oblast1630-red-g</text:a>
</text:p>
      <text:p text:style-name="P4">
News Source: <text:a xlink:type="simple" xlink:href="https://t.me/suspilnednipro/15764" text:style-name="Internet_20_link" text:visited-style-name="Visited_20_Internet_20_Link">
https://t.me/suspilnednipro/15764</text:a>
</text:p>
      <!--NEWS-->
      <text:h text:style-name="P10" text:outline-level="1">
<text:span text:style-name="T4">
Kirovohrad region, Sumy region, Kharkiv, Kharkiv region, Zaporizhzhya region, Donetsk Ob ...</text:span>
</text:h>
      <text:p text:style-name="P4">
Authors: liveuamap (Language: en)</text:p>
      <text:p text:style-name="P4">
Time: 2023-05-22T10:32:00</text:p>
      <text:p text:style-name="P4">
Location: Kirovohradska Oblast (Latitude:48.50012 Longtitude:31.99947)</text:p>
      <text:p text:style-name="P4">
Videos: []</text:p>
      <text:p text:style-name="P4">
Images: []</text:p>
      <text:p text:style-name="P4">
Tags: ["Europe", "Central and Eastern Europe"]</text:p>
      <text:p text:style-name="P4">
Id: 22564631</text:p>
      <!--METADATA-->
      <text:p text:style-name="P4">
Kirovohrad region, Sumy region, Kharkiv, Kharkiv region, Zaporizka region, Donetsk region(16:31). Red Alert: aerial threat. Sirens sounding. Takecover now!</text:p>
      <text:p text:style-name="P4">
News Collection Link: <text:a xlink:type="simple" xlink:href="https://liveuamap.com/en/2023/22-may-kirovohradska-oblast-sumska-oblast-khag" text:style-name="Internet_20_link" text:visited-style-name="Visited_20_Internet_20_Link">
https://liveuamap.com/en/2023/22-may-kirovohradska-oblast-sumska-oblast-khag</text:a>
</text:p>
      <text:p text:style-name="P4">
News Source: <text:a xlink:type="simple" xlink:href="https://t.me/air_alert_ua/46273" text:style-name="Internet_20_link" text:visited-style-name="Visited_20_Internet_20_Link">
https://t.me/air_alert_ua/46273</text:a>
</text:p>
      <!--NEWS-->
      <text:h text:style-name="P10" text:outline-level="1">
<text:span text:style-name="T4">
Drone was shot down in Belgorod district</text:span>
</text:h>
      <text:p text:style-name="P4">
Authors: liveuamap (Language: en)</text:p>
      <text:p text:style-name="P4">
Time: 2023-05-22T10:33:52</text:p>
      <text:p text:style-name="P4">
Location: Belgorod, Belgorodskaya oblast' (Latitude:50.59501 Longtitude:36.61623)</text:p>
      <text:p text:style-name="P4">
Videos: []</text:p>
      <text:p text:style-name="P4">
Images: []</text:p>
      <text:p text:style-name="P4">
Tags: ["Central and Eastern Europe", "Russia"]</text:p>
      <text:p text:style-name="P4">
Id: 22564633</text:p>
      <!--METADATA-->
      <text:p text:style-name="P4">
Drone was shot down in Belgorod district</text:p>
      <text:p text:style-name="P4">
News Collection Link: <text:a xlink:type="simple" xlink:href="https://liveuamap.com/en/2023/22-may-drone-was-shot-down-in-belgorod-district" text:style-name="Internet_20_link" text:visited-style-name="Visited_20_Internet_20_Link">
https://liveuamap.com/en/2023/22-may-drone-was-shot-down-in-belgorod-district</text:a>
</text:p>
      <text:p text:style-name="P4">
News Source: <text:a xlink:type="simple" xlink:href="https://t.me/rusbrief/119267" text:style-name="Internet_20_link" text:visited-style-name="Visited_20_Internet_20_Link">
https://t.me/rusbrief/119267</text:a>
</text:p>
      <!--NEWS-->
      <text:h text:style-name="P10" text:outline-level="1">
<text:span text:style-name="T4">
Chernihivska Oblast, Cherkaska Oblast(16:42). Red Alert: aerial threat. Sirens sounding. Take...</text:span>
</text:h>
      <text:p text:style-name="P4">
Authors: liveuamap (Language: en)</text:p>
      <text:p text:style-name="P4">
Time: 2023-05-22T10:43:00</text:p>
      <text:p text:style-name="P4">
Location: Chernihivska Oblast (Latitude:51.33333000 Longtitude:32.00000000)</text:p>
      <text:p text:style-name="P4">
Videos: []</text:p>
      <text:p text:style-name="P4">
Images: []</text:p>
      <text:p text:style-name="P4">
Tags: ["Europe", "Central and Eastern Europe"]</text:p>
      <text:p text:style-name="P4">
Id: 22564634</text:p>
      <!--METADATA-->
      <text:p text:style-name="P4">
Chernihiv region, Cherkasy region(16:42). Red Alert: aerial threat. Sirenssounding. Take cover now!</text:p>
      <text:p text:style-name="P4">
News Collection Link: <text:a xlink:type="simple" xlink:href="https://liveuamap.com/en/2023/22-may-chernihivska-oblast-cherkaska-oblast16g" text:style-name="Internet_20_link" text:visited-style-name="Visited_20_Internet_20_Link">
https://liveuamap.com/en/2023/22-may-chernihivska-oblast-cherkaska-oblast16g</text:a>
</text:p>
      <text:p text:style-name="P4">
News Source: <text:a xlink:type="simple" xlink:href="https://t.me/air_alert_ua/46275" text:style-name="Internet_20_link" text:visited-style-name="Visited_20_Internet_20_Link">
https://t.me/air_alert_ua/46275</text:a>
</text:p>
      <!--NEWS-->
      <text:h text:style-name="P10" text:outline-level="1">
<text:span text:style-name="T4">
Fighting sounds were reported at Mokraya Orlovka village of Belgorod region</text:span>
</text:h>
      <text:p text:style-name="P4">
Authors: liveuamap (Language: en)</text:p>
      <text:p text:style-name="P4">
Time: 2023-05-22T11:01:55</text:p>
      <text:p text:style-name="P4">
Location: Grayvoron, Belgorod (Latitude:50.5191 Longtitude:35.52)</text:p>
      <text:p text:style-name="P4">
Videos: []</text:p>
      <text:p text:style-name="P4">
Images: []</text:p>
      <text:p text:style-name="P4">
Tags: ["Russia", "Central and Eastern Europe"]</text:p>
      <text:p text:style-name="P4">
Id: 22564635</text:p>
      <!--METADATA-->
      <text:p text:style-name="P4">
Fighting sounds were reported at Mokraya Orlovka village of Belgorod region</text:p>
      <text:p text:style-name="P4">
News Collection Link: <text:a xlink:type="simple" xlink:href="https://liveuamap.com/en/2023/22-may-fighting-sounds-were-reported-at-mokraya-orlovka-village" text:style-name="Internet_20_link" text:visited-style-name="Visited_20_Internet_20_Link">
https://liveuamap.com/en/2023/22-may-fighting-sounds-were-reported-at-mokraya-orlovka-village</text:a>
</text:p>
      <text:p text:style-name="P4">
News Source: <text:a xlink:type="simple" xlink:href="https://t.me/breakingmash/44227" text:style-name="Internet_20_link" text:visited-style-name="Visited_20_Internet_20_Link">
https://t.me/breakingmash/44227</text:a>
</text:p>
      <!--NEWS-->
      <text:h text:style-name="P10" text:outline-level="1">
<text:span text:style-name="T4">
Governor of Belgorod region Gladkov declared "counter-terrorism operation regime" in the region</text:span>
</text:h>
      <text:p text:style-name="P4">
Authors: liveuamap (Language: en)</text:p>
      <text:p text:style-name="P4">
Time: 2023-05-22T11:10:32</text:p>
      <text:p text:style-name="P4">
Location: Belgorod, Belgorodskaya oblast' (Latitude:50.58662 Longtitude:36.58344)</text:p>
      <text:p text:style-name="P4">
Videos: []</text:p>
      <text:p text:style-name="P4">
Images: []</text:p>
      <text:p text:style-name="P4">
Tags: ["Russia", "Central and Eastern Europe"]</text:p>
      <text:p text:style-name="P4">
Id: 22564636</text:p>
      <!--METADATA-->
      <text:p text:style-name="P4">
Governor of Belgorod region Gladkov declared "counter-terrorism operationregime" in the region</text:p>
      <text:p text:style-name="P4">
News Collection Link: <text:a xlink:type="simple" xlink:href="https://liveuamap.com/en/2023/22-may-governor-of-belgorod-region-gladkov-declared-counterterrorism" text:style-name="Internet_20_link" text:visited-style-name="Visited_20_Internet_20_Link">
https://liveuamap.com/en/2023/22-may-governor-of-belgorod-region-gladkov-declared-counterterrorism</text:a>
</text:p>
      <text:p text:style-name="P4">
News Source: <text:a xlink:type="simple" xlink:href="https://t.me/vestifmplus/44062" text:style-name="Internet_20_link" text:visited-style-name="Visited_20_Internet_20_Link">
https://t.me/vestifmplus/44062</text:a>
</text:p>
      <!--NEWS-->
      <text:h text:style-name="P10" text:outline-level="1">
<text:span text:style-name="T4">
Residential house destroyed as result of shelling in Solovyov village of Bryansk region</text:span>
</text:h>
      <text:p text:style-name="P4">
Authors: liveuamap (Language: en)</text:p>
      <text:p text:style-name="P4">
Time: 2023-05-22T11:31:39</text:p>
      <text:p text:style-name="P4">
Location: Klimove (Latitude:52.19498 Longtitude:32.18299)</text:p>
      <text:p text:style-name="P4">
Videos: []</text:p>
      <text:p text:style-name="P4">
Images: []</text:p>
      <text:p text:style-name="P4">
Tags: ["Russia", "Central and Eastern Europe"]</text:p>
      <text:p text:style-name="P4">
Id: 22564638</text:p>
      <!--METADATA-->
      <text:p text:style-name="P4">
Residential house destroyed as result of shelling in Solovyovka village ofBriansk region</text:p>
      <text:p text:style-name="P4">
News Collection Link: <text:a xlink:type="simple" xlink:href="https://liveuamap.com/en/2023/22-may-residential-house-destroyed-as-result-of-shelling" text:style-name="Internet_20_link" text:visited-style-name="Visited_20_Internet_20_Link">
https://liveuamap.com/en/2023/22-may-residential-house-destroyed-as-result-of-shelling</text:a>
</text:p>
      <text:p text:style-name="P4">
News Source: <text:a xlink:type="simple" xlink:href="https://t.me/bbbreaking/156057" text:style-name="Internet_20_link" text:visited-style-name="Visited_20_Internet_20_Link">
https://t.me/bbbreaking/156057</text:a>
</text:p>
      <!--NEWS-->
      <text:h text:style-name="P10" text:outline-level="1">
<text:span text:style-name="T4">
сlashes Continue in Glotovo and Kozinka Village of Grayvoron District of Belgood Region</text:span>
</text:h>
      <text:p text:style-name="P4">
Authors: liveuamap (Language: en)</text:p>
      <text:p text:style-name="P4">
Time: 2023-05-22T11:32:43</text:p>
      <text:p text:style-name="P4">
Location: Belgorod, Belgorodskaya oblast' (Latitude:50.45576 Longtitude:35.58969)</text:p>
      <text:p text:style-name="P4">
Videos: []</text:p>
      <text:p text:style-name="P4">
Images: []</text:p>
      <text:p text:style-name="P4">
Tags: ["Russia", "Central and Eastern Europe"]</text:p>
      <text:p text:style-name="P4">
Id: 22564639</text:p>
      <!--METADATA-->
      <text:p text:style-name="P4">
Сlashes continue in Glotovo and Kozinka village of Grayvoron district ofBelgorod region</text:p>
      <text:p text:style-name="P4">
News Collection Link: <text:a xlink:type="simple" xlink:href="https://liveuamap.com/en/2023/22-may-lashes-continue-in-glotovo-and-kozinka-village-of" text:style-name="Internet_20_link" text:visited-style-name="Visited_20_Internet_20_Link">
https://liveuamap.com/en/2023/22-may-lashes-continue-in-glotovo-and-kozinka-village-of</text:a>
</text:p>
      <text:p text:style-name="P4">
News Source: <text:a xlink:type="simple" xlink:href="https://t.me/bazabazon/17860" text:style-name="Internet_20_link" text:visited-style-name="Visited_20_Internet_20_Link">
https://t.me/bazabazon/17860</text:a>
</text:p>
      <!--NEWS-->
      <text:h text:style-name="P10" text:outline-level="1">
<text:span text:style-name="T4">
Sumy region, Kharkiv, Kharkiv region (17:55). Red Alrt: Aerial Tchretate. Sirens Sounding. ...</text:span>
</text:h>
      <text:p text:style-name="P4">
Authors: liveuamap (Language: en)</text:p>
      <text:p text:style-name="P4">
Time: 2023-05-22T11:55:00</text:p>
      <text:p text:style-name="P4">
Location: Sumska Oblast (Latitude:51.00111 Longtitude:33.99974)</text:p>
      <text:p text:style-name="P4">
Videos: []</text:p>
      <text:p text:style-name="P4">
Images: []</text:p>
      <text:p text:style-name="P4">
Tags: ["Europe", "Central and Eastern Europe"]</text:p>
      <text:p text:style-name="P4">
Id: 22564640</text:p>
      <!--METADATA-->
      <text:p text:style-name="P4">
Sumy region, Kharkiv, Kharkiv region(17:55). Red Alert: aerial threat.Sirens sounding. Take cover now!</text:p>
      <text:p text:style-name="P4">
News Collection Link: <text:a xlink:type="simple" xlink:href="https://liveuamap.com/en/2023/22-may-sumska-oblast-kharkiv-kharkivska-oblasg-3416" text:style-name="Internet_20_link" text:visited-style-name="Visited_20_Internet_20_Link">
https://liveuamap.com/en/2023/22-may-sumska-oblast-kharkiv-kharkivska-oblasg-3416</text:a>
</text:p>
      <text:p text:style-name="P4">
News Source: <text:a xlink:type="simple" xlink:href="https://t.me/air_alert_ua/46286" text:style-name="Internet_20_link" text:visited-style-name="Visited_20_Internet_20_Link">
https://t.me/air_alert_ua/46286</text:a>
</text:p>
      <!--NEWS-->
      <text:h text:style-name="P10" text:outline-level="1">
<text:span text:style-name="T4">
Donetsk Oblast(19:03). Red Alert: aerial threat. Sirens sounding. Take cover now!</text:span>
</text:h>
      <text:p text:style-name="P4">
Authors: liveuamap (Language: en)</text:p>
      <text:p text:style-name="P4">
Time: 2023-05-22T13:04:00</text:p>
      <text:p text:style-name="P4">
Location: Donetsk Oblast (Latitude:48.72626 Longtitude:37.57706)</text:p>
      <text:p text:style-name="P4">
Videos: []</text:p>
      <text:p text:style-name="P4">
Images: []</text:p>
      <text:p text:style-name="P4">
Tags: ["Europe", "Central and Eastern Europe"]</text:p>
      <text:p text:style-name="P4">
Id: 22564641</text:p>
      <!--METADATA-->
      <text:p text:style-name="P4">
Donetsk Oblast(19:03). Red Alert: aerial threat. Sirens sounding. Take covernow!</text:p>
      <text:p text:style-name="P4">
News Collection Link: <text:a xlink:type="simple" xlink:href="https://liveuamap.com/en/2023/22-may-donetsk-oblast1903-red-alert-aerial-thg" text:style-name="Internet_20_link" text:visited-style-name="Visited_20_Internet_20_Link">
https://liveuamap.com/en/2023/22-may-donetsk-oblast1903-red-alert-aerial-thg</text:a>
</text:p>
      <text:p text:style-name="P4">
News Source: <text:a xlink:type="simple" xlink:href="https://t.me/air_alert_ua/46291" text:style-name="Internet_20_link" text:visited-style-name="Visited_20_Internet_20_Link">
https://t.me/air_alert_ua/46291</text:a>
</text:p>
      <!--NEWS-->
      <text:h text:style-name="P10" text:outline-level="1">
<text:span text:style-name="T4">
Lesya Ukrainka Theater will go with touring to Ireland</text:span>
</text:h>
      <text:p text:style-name="P4">
Authors: Ukrinform (Person)</text:p>
      <text:p text:style-name="P4">
Publisher: Укринформ (Organization)</text:p>
      <text:p text:style-name="P4">
Published Time: 2023-05-22T13:25:31+03:00</text:p>
      <text:p text:style-name="P4">
Modified Time: 2023-05-22T13:25:31+03:00</text:p>
      <text:p text:style-name="P4">
Description: National Academic Drama Theater. Lesya Ukrainka will be with tour at the National Theater of Ireland from June 20 to June 24, where Braian Fril's translations will be presented. - Ukrinform.</text:p>
      <text:p text:style-name="P4">
Images: ['<text:a xlink:type="simple" xlink:href="https://static.ukrinform.com/photos/2019_10/thumb_files/630_360_1570781252-271.jpg" text:style-name="Internet_20_link" text:visited-style-name="Visited_20_Internet_20_Link">
630_360_15707...</text:a>
']</text:p>
      <text:p text:style-name="P4">
Tags: ['Ірландія', 'Театр', 'Гастролі']</text:p>
      <text:p text:style-name="P4">
Type: Article</text:p>
      <!--METADATA-->
      <text:p text:style-name="P4">
<draw:frame draw:style-name="fr1" draw:name="Image85" text:anchor-type="as-char" svg:width="6.9236in" svg:height="3.956343in" draw:z-index="0">
<draw:image xlink:href="../Images/yкринформ/2023-05-22T13-25-31-03-00/630_360_1570781252-271.jpg" xlink:type="simple" xlink:show="embed" xlink:actuate="onLoad" draw:mime-type="image/jpeg"/>
</draw:frame>
National Academic Drama Theater. Lesya Ukrainka from June 20 to June 24 will interpret with touring at the National Theater of Ireland(Abbey Theatre), Brajan Frila will be deployed.</text:p>
      <text:p text:style-name="P4">
About it reports <text:a xlink:type="simple" xlink:href="http://mkip.gov.ua/news/9189.html" text:style-name="Internet_20_link" text:visited-style-name="Visited_20_Internet_20_Link">
</text:a>
Ministry of Culture of Information Policy, Ukrinform reports.</text:p>
      <text:p text:style-name="P4">
"In this production, which is performed in the Ukrainian language with English subhutra, one can observe the fascinating perseverance of the people, who is able to preserve their culture even in the most difficult circumstances," - it is said.</text:p>
      <text:p text:style-name="P4">
At the same time, the director-director Kirill Kashlikov noted that the performance of "Translations" is a story about people who live in the era of global changes. Within the staging, the audience will see how these changes affect the fate of every person and the life of society. The play breaks the topics of choice, honor and dignity, love.</text:p>
      <text:p text:style-name="P4">
According to the department, tickets to the performance will cost from € 13 to € 45.Also for people displaced through the war, tickets are available for € 5.</text:p>
      <text:p text:style-name="P4">
<text:span text:style-name="T4">
 Read also: </text:span>
 <text:a xlink:type="simple" xlink:href="https://www.ukrinform.ua/rubric-culture/3712546-lvivska-opera-predstavila-novu-interpretaciu-zaporozca-za-dunaem.html" text:style-name="Internet_20_link" text:visited-style-name="Visited_20_Internet_20_Link">
<text:span text:style-name="T4">
 Opera </text:span>
</text:a>
As reported by Ukrinform, Maria Zankovetskaya National Theater <text:a xlink:type="simple" xlink:href="https://www.ukrinform.ua/rubric-culture/3710512-artisti-teatru-zankoveckoi-na-gastrolah-u-britanii-zibrali-grosi-dla-vijskovih-medikiv.html" text:style-name="Internet_20_link" text:visited-style-name="Visited_20_Internet_20_Link">
</text:a>
Great Britain and Ireland. The funds raised during the touring will be transferred to the public doctors from the Lviv region for the purchase of "ambulance".</text:p>
      <text:p text:style-name="P4">
News Source: <text:a xlink:type="simple" xlink:href="https://www.ukrinform.ua/rubric-culture/3712558-teatr-imeni-lesi-ukrainki-poide-z-gastrolami-do-irlandii.html" text:style-name="Internet_20_link" text:visited-style-name="Visited_20_Internet_20_Link">
https://www.ukrinform.ua/rubric-culture/3712558-teatr-imeni-lesi-ukrainki-poide-z-gastrolami-do-irlandii.html</text:a>
</text:p>
      <!--NEWS-->
      <text:h text:style-name="P10" text:outline-level="1">
<text:span text:style-name="T4">
Russian army shelled Marhanets and Chervonohryhorivka communities of Nikopol district of Dnip...</text:span>
</text:h>
      <text:p text:style-name="P4">
Authors: liveuamap (Language: en)</text:p>
      <text:p text:style-name="P4">
Time: 2023-05-22T13:31:00</text:p>
      <text:p text:style-name="P4">
Location: Zaporizhia (Latitude:47.62329 Longtitude:34.53526)</text:p>
      <text:p text:style-name="P4">
Videos: []</text:p>
      <text:p text:style-name="P4">
Images: []</text:p>
      <text:p text:style-name="P4">
Tags: ["Europe", "Central and Eastern Europe"]</text:p>
      <text:p text:style-name="P4">
Id: 22564648</text:p>
      <!--METADATA-->
      <text:p text:style-name="P4">
Russian army shelled Marhanets and Chervonohryhorivka communities of Nikopoldistrict of Dnipropetrovsk region</text:p>
      <text:p text:style-name="P4">
News Collection Link: <text:a xlink:type="simple" xlink:href="https://liveuamap.com/en/2023/22-may-russian-army-shelled-marhanets-and-chervonohryhorivka" text:style-name="Internet_20_link" text:visited-style-name="Visited_20_Internet_20_Link">
https://liveuamap.com/en/2023/22-may-russian-army-shelled-marhanets-and-chervonohryhorivka</text:a>
</text:p>
      <text:p text:style-name="P4">
News Source: <text:a xlink:type="simple" xlink:href="https://t.me/dneproperatyv/63450" text:style-name="Internet_20_link" text:visited-style-name="Visited_20_Internet_20_Link">
https://t.me/dneproperatyv/63450</text:a>
</text:p>
      <!--NEWS-->
      <text:h text:style-name="P10" text:outline-level="1">
<text:span text:style-name="T4">
Zaporizka Oblast(19:42). Red Alert: aerial threat. Sirens sounding. Take cover now!</text:span>
</text:h>
      <text:p text:style-name="P4">
Authors: liveuamap (Language: en)</text:p>
      <text:p text:style-name="P4">
Time: 2023-05-22T13:43:00</text:p>
      <text:p text:style-name="P4">
Location: Zaporizka Oblast (Latitude:47.610811 Longtitude:35.766491)</text:p>
      <text:p text:style-name="P4">
Videos: []</text:p>
      <text:p text:style-name="P4">
Images: []</text:p>
      <text:p text:style-name="P4">
Tags: ["Europe", "Central and Eastern Europe"]</text:p>
      <text:p text:style-name="P4">
Id: 22564645</text:p>
      <!--METADATA-->
      <text:p text:style-name="P4">
Zaporizhzhia region(19:42). Red Alert: aerial threat. Sirens sounding. Take covernow!</text:p>
      <text:p text:style-name="P4">
News Collection Link: <text:a xlink:type="simple" xlink:href="https://liveuamap.com/en/2023/22-may-zaporizka-oblast1942-red-alert-aerial-g" text:style-name="Internet_20_link" text:visited-style-name="Visited_20_Internet_20_Link">
https://liveuamap.com/en/2023/22-may-zaporizka-oblast1942-red-alert-aerial-g</text:a>
</text:p>
      <text:p text:style-name="P4">
News Source: <text:a xlink:type="simple" xlink:href="https://t.me/air_alert_ua/46294" text:style-name="Internet_20_link" text:visited-style-name="Visited_20_Internet_20_Link">
https://t.me/air_alert_ua/46294</text:a>
</text:p>
      <!--NEWS-->
      <text:h text:style-name="P10" text:outline-level="1">
<text:span text:style-name="T4">
Kherson, Khersonska Oblast(19:52). Red Alert: aerial threat. Sirens sounding. Take cover now!</text:span>
</text:h>
      <text:p text:style-name="P4">
Authors: liveuamap (Language: en)</text:p>
      <text:p text:style-name="P4">
Time: 2023-05-22T13:52:00</text:p>
      <text:p text:style-name="P4">
Location: Kherson (Latitude:46.65633 Longtitude:32.61688)</text:p>
      <text:p text:style-name="P4">
Videos: []</text:p>
      <text:p text:style-name="P4">
Images: []</text:p>
      <text:p text:style-name="P4">
Tags: ["Europe", "Central and Eastern Europe"]</text:p>
      <text:p text:style-name="P4">
Id: 22564646</text:p>
      <!--METADATA-->
      <text:p text:style-name="P4">
Kherson, Kherson region(19:52). Red Alert: aerial threat. Sirens sounding.Take cover now!</text:p>
      <text:p text:style-name="P4">
News Collection Link: <text:a xlink:type="simple" xlink:href="https://liveuamap.com/en/2023/22-may-kherson-khersonska-oblast1952-red-alerg" text:style-name="Internet_20_link" text:visited-style-name="Visited_20_Internet_20_Link">
https://liveuamap.com/en/2023/22-may-kherson-khersonska-oblast1952-red-alerg</text:a>
</text:p>
      <text:p text:style-name="P4">
News Source: <text:a xlink:type="simple" xlink:href="https://t.me/air_alert_ua/46295" text:style-name="Internet_20_link" text:visited-style-name="Visited_20_Internet_20_Link">
https://t.me/air_alert_ua/46295</text:a>
</text:p>
      <!--NEWS-->
      <text:h text:style-name="P10" text:outline-level="1">
<text:span text:style-name="T4">
Kharkiv, Kharkivska Oblast(20:40). Red Alert: aerial threat. Sirens sounding. Take cover now!</text:span>
</text:h>
      <text:p text:style-name="P4">
Authors: liveuamap (Language: en)</text:p>
      <text:p text:style-name="P4">
Time: 2023-05-22T14:41:00</text:p>
      <text:p text:style-name="P4">
Location: Kharkiv (Latitude:49.98081000 Longtitude:36.25272000)</text:p>
      <text:p text:style-name="P4">
Videos: []</text:p>
      <text:p text:style-name="P4">
Images: []</text:p>
      <text:p text:style-name="P4">
Tags: ["Europe", "Central and Eastern Europe"]</text:p>
      <text:p text:style-name="P4">
Id: 22564669</text:p>
      <!--METADATA-->
      <text:p text:style-name="P4">
Kharkiv, Kharkiv region(20:40). Red Alert: aerial threat. Sirens sounding.Take cover now!</text:p>
      <text:p text:style-name="P4">
News Collection Link: <text:a xlink:type="simple" xlink:href="https://liveuamap.com/en/2023/22-may-kharkiv-kharkivska-oblast2040-red-alerg" text:style-name="Internet_20_link" text:visited-style-name="Visited_20_Internet_20_Link">
https://liveuamap.com/en/2023/22-may-kharkiv-kharkivska-oblast2040-red-alerg</text:a>
</text:p>
      <text:p text:style-name="P4">
News Source: <text:a xlink:type="simple" xlink:href="https://t.me/air_alert_ua/46298" text:style-name="Internet_20_link" text:visited-style-name="Visited_20_Internet_20_Link">
https://t.me/air_alert_ua/46298</text:a>
</text:p>
      <!--NEWS-->
      <text:h text:style-name="P10" text:outline-level="1">
<text:span text:style-name="T4">
In Donetsk, Ukrainian defenders knocked down the enemy Mi-24 from the Igla MSrk</text:span>
</text:h>
      <text:p text:style-name="P4">
Authors: Ukrinform (Person)</text:p>
      <text:p text:style-name="P4">
Publisher: Укринформ (Organization)</text:p>
      <text:p text:style-name="P4">
Published Time: 2023-05-22T15:13:00+03:00</text:p>
      <text:p text:style-name="P4">
Modified Time: 2023-05-22T15:13:00+03:00</text:p>
      <text:p text:style-name="P4">
Description: In the Donetsk region, a Ukrainian military shot from Igla's MSR was destroyed by the Russian Mi-24 screw. - Ukrinform.</text:p>
      <text:p text:style-name="P4">
Images: ['<text:a xlink:type="simple" xlink:href="https://static.ukrinform.com/photos/2023_05/thumb_files/630_360_1684757604-605.jpg" text:style-name="Internet_20_link" text:visited-style-name="Visited_20_Internet_20_Link">
630_360_16847...</text:a>
']</text:p>
      <text:p text:style-name="P4">
Tags: ['Донеччина', 'Вертоліт', 'Війна з Росією']</text:p>
      <text:p text:style-name="P4">
Type: Article</text:p>
      <!--METADATA-->
      <text:p text:style-name="P4">
<draw:frame draw:style-name="fr1" draw:name="Image86" text:anchor-type="as-char" svg:width="6.9236in" svg:height="3.956343in" draw:z-index="0">
<draw:image xlink:href="../Images/yкринформ/2023-05-22T15-13-00-03-00/630_360_1684757604-605.jpg" xlink:type="simple" xlink:show="embed" xlink:actuate="onLoad" draw:mime-type="image/jpeg"/>
</draw:frame>
Udonetsk region is a Ukrainian military shot from Igla MSC destroyed Mi-24.</text:p>
      <text:p text:style-name="P4">
According to Ukrinform, the 24th Separate Mechanized Brigade of the Korolyanil reports in <text:a xlink:type="simple" xlink:href="https://www.facebook.com/24th.brigade/posts/pfbid02r9DAeSrEMyyopP6NbdunMjBzygUNeT8kZ7fjHYTbCFf7MnXbDeG3UipyKqpz2zQ5l" text:style-name="Internet_20_link" text:visited-style-name="Visited_20_Internet_20_Link">
</text:a>
.</text:p>
      <text:p text:style-name="P4">
“Сьогодні силами та засобами королівської бригади був ліквідований ворожийударний вертоліт Мі-24. "Крокодил" противника намагався здійснити вогневеураження селища Нью-Йорк, що на Донеччині, коли влучним пострілом з ПЗРК"Ігла" був зупинений стрільцем-зенітником зенітного ракетно-артилерійськогодивізіону 24 ОМБр імені короля Данила, - ідеться в повідомленні.</text:p>
      <text:p text:style-name="P4">
Ворожий гелікоптер після влучання впав на території, підконтрольній ворогу,поблизу тимчасово захопленої Горлівки.</text:p>
      <text:p text:style-name="P4">
<text:span text:style-name="T4">
Читайте також:</text:span>
 <text:a xlink:type="simple" xlink:href="https://www.ukrinform.ua/rubric-ato/3711624-ignat-pro-zbitta-rosijskogo-litaka-sistemou-patriot-mi-pro-ce-ne-ogolosuvali.html" text:style-name="Internet_20_link" text:visited-style-name="Visited_20_Internet_20_Link">
 </text:a>
As reported by Ukrinform, in <text:a xlink:type="simple" xlink:href="https://www.ukrinform.ua/tag-doneccina" text:style-name="Internet_20_link" text:visited-style-name="Visited_20_Internet_20_Link">
</text:a>
Artillerymen destroyed a column of Russian military equipment, which has 10 units.</text:p>
      <text:p text:style-name="P4">
News Source: <text:a xlink:type="simple" xlink:href="https://www.ukrinform.ua/rubric-ato/3712616-na-doneccini-ukrainski-zahisniki-zbili-vorozij-mi24-iz-pzrk-igla.html" text:style-name="Internet_20_link" text:visited-style-name="Visited_20_Internet_20_Link">
https://www.ukrinform.ua/rubric-ato/3712616-na-doneccini-ukrainski-zahisniki-zbili-vorozij-mi24-iz-pzrk-igla.html</text:a>
</text:p>
      <!--NEWS-->
      <text:h text:style-name="P10" text:outline-level="1">
<text:span text:style-name="T4">
There is no problem with a summer form for the military - the Ministry of Defense forms a reserve for the winter</text:span>
</text:h>
      <text:p text:style-name="P4">
Authors: Ukrinform (Person)</text:p>
      <text:p text:style-name="P4">
Publisher: Укринформ (Organization)</text:p>
      <text:p text:style-name="P4">
Published Time: 2023-05-22T15:13:35+03:00</text:p>
      <text:p text:style-name="P4">
Modified Time: 2023-05-22T15:13:35+03:00</text:p>
      <text:p text:style-name="P4">
Description: The Ministry of Defense takes all necessary measures to provide servicemen in the summer military form, the process is planned. - Ukrinform.</text:p>
      <text:p text:style-name="P4">
Images: ['<text:a xlink:type="simple" xlink:href="https://static.ukrinform.com/photos/2023_05/thumb_files/630_360_1684757420-514.jpg" text:style-name="Internet_20_link" text:visited-style-name="Visited_20_Internet_20_Link">
630_360_16847...</text:a>
']</text:p>
      <text:p text:style-name="P4">
Tags: ['Міноборони', 'ЗСУ', 'Військова форма']</text:p>
      <text:p text:style-name="P4">
Type: Article</text:p>
      <!--METADATA-->
      <text:p text:style-name="P4">
<draw:frame draw:style-name="fr1" draw:name="Image87" text:anchor-type="as-char" svg:width="6.9236in" svg:height="3.956343in" draw:z-index="0">
<draw:image xlink:href="../Images/yкринформ/2023-05-22T15-13-35-03-00/630_360_1684757420-514.jpg" xlink:type="simple" xlink:show="embed" xlink:actuate="onLoad" draw:mime-type="image/jpeg"/>
</draw:frame>
The Ministry of Defense takes all necessary measures to provide military servicemen in the summer military form, the process is planned.</text:p>
      <text:p text:style-name="P4">
This was reported by Deputy Minister of Defense Anna Malyar in <text:a xlink:type="simple" xlink:href="https://t.me/annamaliar/780" text:style-name="Internet_20_link" text:visited-style-name="Visited_20_Internet_20_Link">
</text:a>
, reports Ukrinform.</text:p>
      <text:p text:style-name="P4">
"The process takes place planned according to the rules of provision of real property <text:a xlink:type="simple" xlink:href="https://www.ukrinform.ua/tag-vijskovi" text:style-name="Internet_20_link" text:visited-style-name="Visited_20_Internet_20_Link">
</text:a>
Armed Forces. For all objects of the material facility, the terms of their operation are set taking into account the conditions of combat, " - wrote the official.</text:p>
      <text:p text:style-name="P4">
According to her, now the supplies of summer clothing are coming to the reception and the proper pace.</text:p>
      <text:p text:style-name="P4">
<text:span text:style-name="T4">
 Read also: </text:span>
 <text:a xlink:type="simple" xlink:href="https://www.ukrinform.ua/rubric-society/3708558-zmini-pravil-oboronnih-zakupivel-zabezpecuut-dodatkovu-prozorist-minekonomiki.html" text:style-name="Internet_20_link" text:visited-style-name="Visited_20_Internet_20_Link">
</text:a>
The Deputy Minister assured that the forms and residues of rest in 2023 purchased in 2023 is sufficient to provide the necessary number of servicemen and the creation of reserves.</text:p>
      <text:p text:style-name="P4">
"The Ministry of Defense is already entering into new contracts for the purchase of real property of winter nomenclature," the painter added.</text:p>
      <text:p text:style-name="P4">
As reported by Ukrinform, new samples of women's summer field form are undergoing a test process.</text:p>
      <text:p text:style-name="P4">
News Source: <text:a xlink:type="simple" xlink:href="https://www.ukrinform.ua/rubric-ato/3712615-problem-iz-litnou-formou-dla-vijskovih-nemae-minoboroni-formue-rezerv-na-zimu.html" text:style-name="Internet_20_link" text:visited-style-name="Visited_20_Internet_20_Link">
https://www.ukrinform.ua/rubric-ato/3712615-problem-iz-litnou-formou-dla-vijskovih-nemae-minoboroni-formue-rezerv-na-zimu.html</text:a>
</text:p>
      <!--NEWS-->
      <text:h text:style-name="P10" text:outline-level="1">
<text:span text:style-name="T4">
The sculptures of the babies-founders of Kiev were dressed in costumes of the characters of Conan Doyle</text:span>
</text:h>
      <text:p text:style-name="P4">
Authors: Ukrinform (Person)</text:p>
      <text:p text:style-name="P4">
Publisher: Укринформ (Organization)</text:p>
      <text:p text:style-name="P4">
Published Time: 2023-05-22T15:13:41+03:00</text:p>
      <text:p text:style-name="P4">
Modified Time: 2023-05-22T15:13:41+03:00</text:p>
      <text:p text:style-name="P4">
Description: In the capital on the postal square of the sculpture of the toddlers -founders of Kiev - Kyiv, Shchek, Khoryva and their sister Libid - wearing in the costumes of the characters of the English writer, author of detectives Arthur Conan Doyl. - Ukrinform.</text:p>
      <text:p text:style-name="P4">
Images: ['<text:a xlink:type="simple" xlink:href="https://static.ukrinform.com/photos/2023_05/thumb_files/630_360_1684757284-866.jpg" text:style-name="Internet_20_link" text:visited-style-name="Visited_20_Internet_20_Link">
630_360_16847...</text:a>
', '<text:a xlink:type="simple" xlink:href="https://static.ukrinform.com/photos/2023_05/1684757278-229.jpg" text:style-name="Internet_20_link" text:visited-style-name="Visited_20_Internet_20_Link">
1684757278-22...</text:a>
', '<text:a xlink:type="simple" xlink:href="https://static.ukrinform.com/photos/2023_05/1684757273-664.jpg" text:style-name="Internet_20_link" text:visited-style-name="Visited_20_Internet_20_Link">
1684757273-66...</text:a>
', '<text:a xlink:type="simple" xlink:href="https://static.ukrinform.com/photos/2023_05/1684757374-756.jpg" text:style-name="Internet_20_link" text:visited-style-name="Visited_20_Internet_20_Link">
1684757374-75...</text:a>
', '<text:a xlink:type="simple" xlink:href="https://static.ukrinform.com/photos/2023_05/1684757299-844.jpg" text:style-name="Internet_20_link" text:visited-style-name="Visited_20_Internet_20_Link">
1684757299-84...</text:a>
', '<text:a xlink:type="simple" xlink:href="https://static.ukrinform.com/photos/2023_05/1684757290-193.jpg" text:style-name="Internet_20_link" text:visited-style-name="Visited_20_Internet_20_Link">
1684757290-19...</text:a>
']</text:p>
      <text:p text:style-name="P4">
Tags: ['Скульптура', 'Київ', 'Шерлок Холмс']</text:p>
      <text:p text:style-name="P4">
Type: Article</text:p>
      <!--METADATA-->
      <text:p text:style-name="P4">
<draw:frame draw:style-name="fr1" draw:name="Image88" text:anchor-type="as-char" svg:width="6.9236in" svg:height="3.956343in" draw:z-index="0">
<draw:image xlink:href="../Images/yкринформ/2023-05-22T15-13-41-03-00/630_360_1684757284-866.jpg" xlink:type="simple" xlink:show="embed" xlink:actuate="onLoad" draw:mime-type="image/jpeg"/>
</draw:frame>
At the Stolycin, the Post Square of the Sculpture of the Babies -founders of Kyiv - Kyiv, Shchek, Choryv, the Tawn Sister Libid - dressed in the costumes of the characters of the English writer, author of detectives Arthur Conan Doyle.</text:p>
      <text:p text:style-name="P4">
According to Ukrinform, the author of the sculptural composition Vladimir Zhuravel reported in <text:a xlink:type="simple" xlink:href="http://www.facebook.com/volodymyr.zhuravel/posts/pfbid02yvMh1ffDTTNAtuMEv9TuBjTFQR7qyAy8hkwwsiM6PRs7pSJdHkrwrMqw38qRSMeCl" text:style-name="Internet_20_link" text:visited-style-name="Visited_20_Internet_20_Link">
</text:a>
.</text:p>
      <text:p text:style-name="P4">
<draw:frame draw:style-name="fr1" draw:name="Image89" text:anchor-type="as-char" svg:width="6.9236in" svg:height="5.1927in" draw:z-index="0">
<draw:image xlink:href="../Images/yкринформ/2023-05-22T15-13-41-03-00/1684757278-229.jpg" xlink:type="simple" xlink:show="embed" xlink:actuate="onLoad" draw:mime-type="image/jpeg"/>
</draw:frame>
“Sherlock Holmes, Dr. Watson and Inspector Lestrade arrived in Kiev to make their contribution to accelerate the arrest of a war criminal, an international terrorist" PU "and his flocks. Arsor Conan Doyle!”He wrote everyone on his birthday.</text:p>
      <text:p text:style-name="P4">
<draw:frame draw:style-name="fr1" draw:name="Image90" text:anchor-type="as-char" svg:width="6.9236in" svg:height="9.231467in" draw:z-index="0">
<draw:image xlink:href="../Images/yкринформ/2023-05-22T15-13-41-03-00/1684757273-664.jpg" xlink:type="simple" xlink:show="embed" xlink:actuate="onLoad" draw:mime-type="image/jpeg"/>
</draw:frame>
</text:p>
      <text:p text:style-name="P4">
<draw:frame draw:style-name="fr1" draw:name="Image91" text:anchor-type="as-char" svg:width="6.9236in" svg:height="9.231467in" draw:z-index="0">
<draw:image xlink:href="../Images/yкринформ/2023-05-22T15-13-41-03-00/1684757374-756.jpg" xlink:type="simple" xlink:show="embed" xlink:actuate="onLoad" draw:mime-type="image/jpeg"/>
</draw:frame>
<draw:frame draw:style-name="fr1" draw:name="Image92" text:anchor-type="as-char" svg:width="6.9236in" svg:height="9.231467in" draw:z-index="0">
<draw:image xlink:href="../Images/yкринформ/2023-05-22T15-13-41-03-00/1684757299-844.jpg" xlink:type="simple" xlink:show="embed" xlink:actuate="onLoad" draw:mime-type="image/jpeg"/>
</draw:frame>
As the crane added, the sculpture Libid was worn in the costume of Mrs. Mary Morros -Dr. Watson's Dr. Watson.</text:p>
      <text:p text:style-name="P4">
<draw:frame draw:style-name="fr1" draw:name="Image93" text:anchor-type="as-char" svg:width="6.9236in" svg:height="9.231467in" draw:z-index="0">
<draw:image xlink:href="../Images/yкринформ/2023-05-22T15-13-41-03-00/1684757290-193.jpg" xlink:type="simple" xlink:show="embed" xlink:actuate="onLoad" draw:mime-type="image/jpeg"/>
</draw:frame>
Kateryna Zhuravel's wife was assisted in creating costumes for the founding of Kyiv.</text:p>
      <text:p text:style-name="P4">
<text:span text:style-name="T4">
 Read also: </text:span>
 <text:a xlink:type="simple" xlink:href="https://www.ukrinform.ua/rubric-kyiv/3521471-skulpturi-malukivzasnovnikiv-kieva-odagli-u-policejsku-formu.html" text:style-name="Internet_20_link" text:visited-style-name="Visited_20_Internet_20_Link">
<text:span text:style-name="T4">
 Babies </text:span>
 <text:span text:style-name="T4">
 Founders </text:span>
</text:a>
As reported by Ukrinform, in April sculptures <text:a xlink:type="simple" xlink:href="https://www.ukrinform.ua/rubric-kyiv/3696638-skulpturi-malukivzasnovnikiv-kieva-perevdagli-do-velikodna.html" text:style-name="Internet_20_link" text:visited-style-name="Visited_20_Internet_20_Link">
</text:a>
Until Easter was dressed in costumes of the defender, angel, Cossack, as well as in embroidery.</text:p>
      <text:p text:style-name="P4">
News Source: <text:a xlink:type="simple" xlink:href="https://www.ukrinform.ua/rubric-kyiv/3712617-skulpturi-malukivzasnovnikiv-kieva-odagli-u-kostumi-personaziv-konan-dojla.html" text:style-name="Internet_20_link" text:visited-style-name="Visited_20_Internet_20_Link">
https://www.ukrinform.ua/rubric-kyiv/3712617-skulpturi-malukivzasnovnikiv-kieva-odagli-u-kostumi-personaziv-konan-dojla.html</text:a>
</text:p>
      <!--NEWS-->
      <text:h text:style-name="P10" text:outline-level="1">
<text:span text:style-name="T4">
In Zaporozhye at the expense of local budget plan to restore four high -rise buildings</text:span>
</text:h>
      <text:p text:style-name="P4">
Authors: Ukrinform (Person)</text:p>
      <text:p text:style-name="P4">
Publisher: Укринформ (Organization)</text:p>
      <text:p text:style-name="P4">
Published Time: 2023-05-22T15:18:27+03:00</text:p>
      <text:p text:style-name="P4">
Modified Time: 2023-05-22T15:18:27+03:00</text:p>
      <text:p text:style-name="P4">
Description: In Zaporozhye, 11 houses were affected by hostile attacks, 4 of which will be restored at the local budget. - Ukrinform.</text:p>
      <text:p text:style-name="P4">
Images: ['<text:a xlink:type="simple" xlink:href="https://static.ukrinform.com/photos/2023_03/thumb_files/630_360_1679486243-225.jpg" text:style-name="Internet_20_link" text:visited-style-name="Visited_20_Internet_20_Link">
630_360_16794...</text:a>
']</text:p>
      <text:p text:style-name="P4">
Tags: ['Будинок', 'Запоріжжя', 'Відбудова']</text:p>
      <text:p text:style-name="P4">
Type: Article</text:p>
      <!--METADATA-->
      <text:p text:style-name="P4">
<draw:frame draw:style-name="fr1" draw:name="Image94" text:anchor-type="as-char" svg:width="6.9236in" svg:height="3.956343in" draw:z-index="0">
<draw:image xlink:href="../Images/yкринформ/2023-05-22T15-18-27-03-00/630_360_1679486243-225.jpg" xlink:type="simple" xlink:show="embed" xlink:actuate="onLoad" draw:mime-type="image/jpeg"/>
</draw:frame>
Uzporizhi has affected 11 houses as a result of hostile attacks, 4 of which will be renewed at the expense of the local budget.</text:p>
      <text:p text:style-name="P4">
The head of Zaporizhzhya Ova Yuri Malashko said this during the press conference, Ukrinform correspondent reports.</text:p>
      <text:p text:style-name="P4">
"4 project documents have been made, 7 more - there is notes. There are already four homes.(https://www.ukrinform.ua/tag-budzet). In 7 - Ova provided information to the Ministry of Infrastructure to make the allocated funds for recovery from the state budget, "Malashko said.</text:p>
      <text:p text:style-name="P4">
According to him, today 6631 objects have already been entered in the register for the restoration of construction. These are mostly civil infrastructure, there are about 4,500 private homes.</text:p>
      <text:p text:style-name="P4">
<text:span text:style-name="T4">
 Read also: </text:span>
 <text:a xlink:type="simple" xlink:href="https://www.ukrinform.ua/rubric-regions/3711894-na-zaporizzi-vnaslidok-nicnoi-ataki-poskodzeni-87-budinkiv.html" text:style-name="Internet_20_link" text:visited-style-name="Visited_20_Internet_20_Link">
<text:span text:style-name="T4">
 Zaporozhye </text:span>
</text:a>
The owners of this home will be assisted for recovery or a voucher purchase of new housing.</text:p>
      <text:p text:style-name="P4">
213,000 IDPs were registered in the region. Recently, people have been more active in leaving the settlements on the line of demarcation.</text:p>
      <text:p text:style-name="P4">
As it was reported, during the last day the enemy <text:a xlink:type="simple" xlink:href="https://www.ukrinform.ua/rubric-ato/3712428-rosiani-za-dobu-75-raziv-atakuvali-zaporizku-oblast-strilali-z-aviacii-ta-artilerii.html" text:style-name="Internet_20_link" text:visited-style-name="Visited_20_Internet_20_Link">
</text:a>
. Occupant was aircraft on Novodanilovka, twice attacked from the steppe UAV, with RSZV -Gulyapole and Transfiguration, 70 artudaries in Novoandriivka, Malimtok, Chervono, Malinovka, Stepovo and Kamiansky were applied.</text:p>
      <text:p text:style-name="P4">
News Source: <text:a xlink:type="simple" xlink:href="https://www.ukrinform.ua/rubric-vidbudova/3712619-u-zaporizzi-za-kosti-miscevogo-budzetu-planuut-vidnoviti-cotiri-bagatopoverhivki.html" text:style-name="Internet_20_link" text:visited-style-name="Visited_20_Internet_20_Link">
https://www.ukrinform.ua/rubric-vidbudova/3712619-u-zaporizzi-za-kosti-miscevogo-budzetu-planuut-vidnoviti-cotiri-bagatopoverhivki.html</text:a>
</text:p>
      <!--NEWS-->
      <text:h text:style-name="P10" text:outline-level="1">
<text:span text:style-name="T4">
In the Nikolaev area, the Tiligul wind power plant was launched</text:span>
</text:h>
      <text:p text:style-name="P4">
Authors: Ukrinform (Person)</text:p>
      <text:p text:style-name="P4">
Publisher: Укринформ (Organization)</text:p>
      <text:p text:style-name="P4">
Published Time: 2023-05-22T15:29:00+03:00</text:p>
      <text:p text:style-name="P4">
Modified Time: 2023-05-22T15:29:00+03:00</text:p>
      <text:p text:style-name="P4">
Description: </text:p>
      <text:p text:style-name="P4">
На Миколаївщині Запустили Першу Чергу Тилігульської Вітроелектростанції (Вес) Потужністю В 114 Мвт. — Укрінформ.: </text:p>
      <text:p text:style-name="P4">
Images: ['<text:a xlink:type="simple" xlink:href="https://static.ukrinform.com/photos/2023_05/thumb_files/630_360_1684782793-4298.jpeg" text:style-name="Internet_20_link" text:visited-style-name="Visited_20_Internet_20_Link">
630_360_16847...</text:a>
', '<text:a xlink:type="simple" xlink:href="https://static.ukrinform.com/photos/2023_05/thumb_files/630_360_1684782794-8271.jpeg" text:style-name="Internet_20_link" text:visited-style-name="Visited_20_Internet_20_Link">
630_360_16847...</text:a>
', '<text:a xlink:type="simple" xlink:href="https://static.ukrinform.com/photos/2023_05/thumb_files/630_360_1684782793-4122.jpeg" text:style-name="Internet_20_link" text:visited-style-name="Visited_20_Internet_20_Link">
630_360_16847...</text:a>
', '<text:a xlink:type="simple" xlink:href="https://static.ukrinform.com/photos/2023_05/thumb_files/630_360_1684782793-4155.jpeg" text:style-name="Internet_20_link" text:visited-style-name="Visited_20_Internet_20_Link">
630_360_16847...</text:a>
', '<text:a xlink:type="simple" xlink:href="https://static.ukrinform.com/photos/2023_05/thumb_files/630_360_1684782793-8302.jpeg" text:style-name="Internet_20_link" text:visited-style-name="Visited_20_Internet_20_Link">
630_360_16847...</text:a>
', '<text:a xlink:type="simple" xlink:href="https://static.ukrinform.com/photos/2023_05/thumb_files/630_360_1684782793-3054.jpeg" text:style-name="Internet_20_link" text:visited-style-name="Visited_20_Internet_20_Link">
630_360_16847...</text:a>
', '<text:a xlink:type="simple" xlink:href="https://static.ukrinform.com/photos/2023_05/thumb_files/630_360_1684782793-4410.jpeg" text:style-name="Internet_20_link" text:visited-style-name="Visited_20_Internet_20_Link">
630_360_16847...</text:a>
', '<text:a xlink:type="simple" xlink:href="https://static.ukrinform.com/photos/2023_05/thumb_files/630_360_1684782794-8333.jpeg" text:style-name="Internet_20_link" text:visited-style-name="Visited_20_Internet_20_Link">
630_360_16847...</text:a>
', '<text:a xlink:type="simple" xlink:href="https://static.ukrinform.com/photos/2023_05/thumb_files/630_360_1684782794-7155.jpeg" text:style-name="Internet_20_link" text:visited-style-name="Visited_20_Internet_20_Link">
630_360_16847...</text:a>
', '<text:a xlink:type="simple" xlink:href="https://static.ukrinform.com/photos/2023_05/thumb_files/630_360_1684782794-7242.jpeg" text:style-name="Internet_20_link" text:visited-style-name="Visited_20_Internet_20_Link">
630_360_16847...</text:a>
', '<text:a xlink:type="simple" xlink:href="https://static.ukrinform.com/photos/2023_05/thumb_files/630_360_1684782794-2328.jpeg" text:style-name="Internet_20_link" text:visited-style-name="Visited_20_Internet_20_Link">
630_360_16847...</text:a>
', '<text:a xlink:type="simple" xlink:href="https://static.ukrinform.com/photos/2023_05/thumb_files/630_360_1684782794-2052.jpeg" text:style-name="Internet_20_link" text:visited-style-name="Visited_20_Internet_20_Link">
630_360_16847...</text:a>
', '<text:a xlink:type="simple" xlink:href="https://static.ukrinform.com/photos/2023_05/thumb_files/630_360_1684782795-5440.jpeg" text:style-name="Internet_20_link" text:visited-style-name="Visited_20_Internet_20_Link">
630_360_16847...</text:a>
', '<text:a xlink:type="simple" xlink:href="https://static.ukrinform.com/photos/2023_05/thumb_files/630_360_1684782795-6011.jpeg" text:style-name="Internet_20_link" text:visited-style-name="Visited_20_Internet_20_Link">
630_360_16847...</text:a>
', '<text:a xlink:type="simple" xlink:href="https://static.ukrinform.com/photos/2023_05/thumb_files/630_360_1684782795-7809.jpeg" text:style-name="Internet_20_link" text:visited-style-name="Visited_20_Internet_20_Link">
630_360_16847...</text:a>
', '<text:a xlink:type="simple" xlink:href="https://static.ukrinform.com/photos/2023_05/thumb_files/630_360_1684782795-6000.jpeg" text:style-name="Internet_20_link" text:visited-style-name="Visited_20_Internet_20_Link">
630_360_16847...</text:a>
', '<text:a xlink:type="simple" xlink:href="https://static.ukrinform.com/photos/2023_05/thumb_files/630_360_1684782796-8965.jpeg" text:style-name="Internet_20_link" text:visited-style-name="Visited_20_Internet_20_Link">
630_360_16847...</text:a>
']</text:p>
      <text:p text:style-name="P4">
Tags: ['Електроенергія', 'Миколаївщина', 'Вітроелектростанція']</text:p>
      <text:p text:style-name="P4">
Type: Article</text:p>
      <!--METADATA-->
      <text:p text:style-name="P4">
<draw:frame draw:style-name="fr1" draw:name="Image95" text:anchor-type="as-char" svg:width="6.9236in" svg:height="3.956343in" draw:z-index="0">
<draw:image xlink:href="../Images/yкринформ/2023-05-22T15-29-00-03-00/630_360_1684782793-4298.jpeg" xlink:type="simple" xlink:show="embed" xlink:actuate="onLoad" draw:mime-type="image/jpeg"/>
</draw:frame>
The Naikolaiv region launched the first of all Tiligul wind power plant(WEIGHT)114 MW.</text:p>
      <text:p text:style-name="P4">
About it on your page in <text:a xlink:type="simple" xlink:href="https://www.facebook.com/anna.zamazeeva/posts/pfbid0bgb1ZP92qvxK7DzN3tkNvNLSdZn4L3xXGWmdBZ2ygdbjPcLfKYsJTCAvGjkD4JcLl" text:style-name="Internet_20_link" text:visited-style-name="Visited_20_Internet_20_Link">
</text:a>
Anna Zasazieva, Head of the State Agency for Energy Efficiency and Energy Savings of Ukraine, wrote Ukrinform reports.</text:p>
      <text:p text:style-name="P4">
«19 wind turbines, 390 million kW/h of electricity per year, providing energy of 200,000 households minus 400,000 tons of CO2 emissions per year. The launch of only the first stage of the Tiligulus winding with a capacity of 114 MW, ”was written by Zaszeyev.</text:p>
      <text:p text:style-name="P4">
She noted that she was especially pleased to be present at the station during the first start, because she remembers what it started.</text:p>
      <text:p text:style-name="P4">
“Two years ago, being the chairman of the Nikolaev regional council, I personally broke in the conclusion of a memorandum about the start of the project and socio-economic development of the region. Then there is a real partnership between responsible business and communities in the region. And today we have a result, ” - said the State Agency for Energy Efficiency and Energy Saving of Ukraine.</text:p>
      <text:p text:style-name="P4">
<text:span text:style-name="T4">
 Read also: </text:span>
 <text:a xlink:type="simple" xlink:href="https://www.ukrinform.ua/rubric-economy/3688838-na-timcasovo-okupovanih-teritoriah-znahodatsa-dvi-tretini-vitroelektrostancij-ekspert.html" text:style-name="Internet_20_link" text:visited-style-name="Visited_20_Internet_20_Link">
</text:a>
In her opinion, this result becomes even more significant, since 13 of the running 19 vitrogenerators were established during martial law after the Russian invasion.And in the future, she added Zaszeyev, after all four -planned queues have been completed, Ukraine, in addition to electrical generation, will also receive reductions of CO2 virds by 1.7 million tons per year.</text:p>
      <text:p text:style-name="P4">
As it was reported, on <text:a xlink:type="simple" xlink:href="https://www.ukrinform.ua/tag-mikolaivsina" text:style-name="Internet_20_link" text:visited-style-name="Visited_20_Internet_20_Link">
</text:a>
In the borders of the Tiligul wind power plant will be implemented in a small -scale project for local communities.</text:p>
      <text:p text:style-name="P4">
In particular, it is the reconstruction of the heating and gas supply system of the Berezansk Central District Hospital, water supply systems in the villages of Krasnopillya Ianatolovka, repair of a paramedic point in the village of Anatolivka.</text:p>
      <text:p text:style-name="P4">
News Source: <text:a xlink:type="simple" xlink:href="https://www.ukrinform.ua/rubric-economy/3712627-na-mikolaivsini-zapustili-persu-cergu-tiligulskoi-vitroelektrostancii.html" text:style-name="Internet_20_link" text:visited-style-name="Visited_20_Internet_20_Link">
https://www.ukrinform.ua/rubric-economy/3712627-na-mikolaivsini-zapustili-persu-cergu-tiligulskoi-vitroelektrostancii.html</text:a>
</text:p>
      <!--NEWS-->
      <text:h text:style-name="P10" text:outline-level="1">
<text:span text:style-name="T4">
There are no obstacles for a new EU sanctions package</text:span>
</text:h>
      <text:p text:style-name="P4">
Authors: Ukrinform (Person)</text:p>
      <text:p text:style-name="P4">
Publisher: Укринформ (Organization)</text:p>
      <text:p text:style-name="P4">
Published Time: 2023-05-22T15:31:23+03:00</text:p>
      <text:p text:style-name="P4">
Modified Time: 2023-05-22T15:31:23+03:00</text:p>
      <text:p text:style-name="P4">
Description: There are no major obstacles to the 11th EU sanctions package against Russia because of its attack on Ukraine, but many technical issues need to be clarified. - Ukrinform.</text:p>
      <text:p text:style-name="P4">
Images: ['<text:a xlink:type="simple" xlink:href="https://static.ukrinform.com/photos/2023_04/thumb_files/630_360_1681917131-909.jpg" text:style-name="Internet_20_link" text:visited-style-name="Visited_20_Internet_20_Link">
630_360_16819...</text:a>
']</text:p>
      <text:p text:style-name="P4">
Tags: ['Антиросійські санкції', 'Австрія', 'Євросоюз', 'Шалленберг']</text:p>
      <text:p text:style-name="P4">
Type: Article</text:p>
      <!--METADATA-->
      <text:p text:style-name="P4">
<draw:frame draw:style-name="fr1" draw:name="Image96" text:anchor-type="as-char" svg:width="6.9236in" svg:height="3.956343in" draw:z-index="0">
<draw:image xlink:href="../Images/yкринформ/2023-05-22T15-31-23-03-00/630_360_1681917131-909.jpg" xlink:type="simple" xlink:show="embed" xlink:actuate="onLoad" draw:mime-type="image/jpeg"/>
</draw:frame>
There is no major pre-emptive way to approve the 11th Package of EU sanctions against Russia because of its fall to Ukraine, but many technical issues need to be clarified.</text:p>
      <text:p text:style-name="P4">
According to Ukrinform correspondent, the Ministry of Foreign Affairs Head Alexander Shalllenberg told reporters before the EU Council of Ministers Council of Ministers in Brussels.</text:p>
      <text:p text:style-name="P4">
"We have accepted together and unanimously 10 packages of sanctions within the EU -Front. And we will also be able to accept this 11th pack .</text:p>
      <text:p text:style-name="P4">
<text:span text:style-name="T4">
 Read also: </text:span>
 <text:a xlink:type="simple" xlink:href="https://www.ukrinform.ua/rubric-economy/3697199-berlin-namagaetsa-zapobigti-obhodu-antirosijskih-sankcij.html" text:style-name="Internet_20_link" text:visited-style-name="Visited_20_Internet_20_Link">
<text:span text:style-name="T4">
 Anti -Russian </text:span>
</text:a>
According to Shallenberg, a new package <text:a xlink:type="simple" xlink:href="https://www.ukrinform.ua/tag-antirosijski-sankcii" text:style-name="Internet_20_link" text:visited-style-name="Visited_20_Internet_20_Link">
</text:a>
It is necessary in order to "close the loopholes" for the dedicated bypass of existing sanctions by individual countries or companies. "When there are some specific companies that deliberately bypass them, we have to be able to do it, because it weakens our sanctions," he said.</text:p>
      <text:p text:style-name="P4">
At the same time, the Austrian Foreign Minister indicated that everything needs to be done perfectly with the right point of view in order to avoid future lawsuits, but also to fail to not play the Kremlin narratives about the alleged violation of the rule of law.</text:p>
      <text:p text:style-name="P4">
The Council of Ministers of EU Ministers of Ministers in Brussels reported on Monday, which will consider the most important issues of EU foreign policy.</text:p>
      <text:p text:style-name="P4">
<text:span text:style-name="T4">
 Read also: </text:span>
 <text:a xlink:type="simple" xlink:href="https://www.ukrinform.ua/rubric-world/3699502-kipr-zamoroziv-rahunki-osib-aki-dopomagali-rosijskim-oligarham-obhoditi-sankcii.html" text:style-name="Internet_20_link" text:visited-style-name="Visited_20_Internet_20_Link">
<text:span text:style-name="T4">
 Cyprus </text:span>
 <text:span text:style-name="T4">
 Frozen </text:span>
</text:a>
Before the meeting, the High EU representative Josep Borrel reported that the Ministry of Executive Code would also talk about a new tranche of military assistance for Ukraine and the introduction of new sanctions against Russia, as well as the implementation of G7 political decisions, which were adopted in Hiroshima.</text:p>
      <text:p text:style-name="P4">
News Source: <text:a xlink:type="simple" xlink:href="https://www.ukrinform.ua/rubric-world/3712629-dla-novogo-paketu-sankcij-es-proti-rosii-pereskod-nemae-e-tehnicni-pitanna-glava-mzs-avstrii.html" text:style-name="Internet_20_link" text:visited-style-name="Visited_20_Internet_20_Link">
https://www.ukrinform.ua/rubric-world/3712629-dla-novogo-paketu-sankcij-es-proti-rosii-pereskod-nemae-e-tehnicni-pitanna-glava-mzs-avstrii.html</text:a>
</text:p>
      <!--NEWS-->
      <text:h text:style-name="P10" text:outline-level="1">
<text:span text:style-name="T4">
Vinnitsa honored the memory of the Korrd fighters, the dead of the rocket stroke in Zaporozhye</text:span>
</text:h>
      <text:p text:style-name="P4">
Authors: Ukrinform (Person)</text:p>
      <text:p text:style-name="P4">
Publisher: Укринформ (Organization)</text:p>
      <text:p text:style-name="P4">
Published Time: 2023-05-22T15:32:00+03:00</text:p>
      <text:p text:style-name="P4">
Modified Time: 2023-05-22T15:32:00+03:00</text:p>
      <text:p text:style-name="P4">
Description: On Monday, May 22, Vinnitsa honored the memory of nine fighters of the Cord, who died a year ago during a hostile rocket strike in Zaporozhye. - Ukrinform.</text:p>
      <text:p text:style-name="P4">
Images: ['<text:a xlink:type="simple" xlink:href="https://static.ukrinform.com/photos/2023_05/thumb_files/630_360_1684758639-641.jpg" text:style-name="Internet_20_link" text:visited-style-name="Visited_20_Internet_20_Link">
630_360_16847...</text:a>
']</text:p>
      <text:p text:style-name="P4">
Tags: ["Пам'ять", 'Вінниця', 'Загибель', 'Війна з Росією']</text:p>
      <text:p text:style-name="P4">
Type: Article</text:p>
      <!--METADATA-->
      <text:p text:style-name="P4">
<draw:frame draw:style-name="fr1" draw:name="Image97" text:anchor-type="as-char" svg:width="6.9236in" svg:height="3.956343in" draw:z-index="0">
<draw:image xlink:href="../Images/yкринформ/2023-05-22T15-32-00-03-00/630_360_1684758639-641.jpg" xlink:type="simple" xlink:show="embed" xlink:actuate="onLoad" draw:mime-type="image/jpeg"/>
</draw:frame>
In Vinnitsa Monday, May 22, the memory of nine fighters of the Cord, who died, was honored during a hostile rocket strike in Zaporozhye.</text:p>
      <text:p text:style-name="P4">
This was reported by Ukrinform correspondent.</text:p>
      <text:p text:style-name="P4">
Memorial events took place in the Sabari Cemetery, where the deceased law enforcement officers were buried. Participation in the rally-requiem to honor their memory was taken by families of special forces, their colleagues and friends, and government officials.</text:p>
      <text:p text:style-name="P4">
“The year as <text:a xlink:type="simple" xlink:href="https://www.ukrinform.ua/tag-vinniccina" text:style-name="Internet_20_link" text:visited-style-name="Visited_20_Internet_20_Link">
</text:a>
But Ukraine has lost 9 heroes, our special forces. They performed with honor and dignity in the area of active fighting. They were real professionals. They were the best of the best. They gave their lives for the freedom of Ukraine, for the happy peaceful life of our children. But the war, unfortunately, continues ... remembered the most heroes. They are forever in our hearts, ”he wrote in <text:a xlink:type="simple" xlink:href="https://t.me/vinnytskaODA/9931" text:style-name="Internet_20_link" text:visited-style-name="Visited_20_Internet_20_Link">
</text:a>
Head of Vinnytsia Ova Sergey Borzov.</text:p>
      <text:p text:style-name="P4">
<text:span text:style-name="T4">
 Read also: </text:span>
 [<text:span text:style-name="T4">
 honored </text:span>
 **(https://www.ukrinform.ua/rubric-society/3709662-tkacenko-vsanuvav-pamat-francuzkogo-zurnalista-ubitogo-rosianami-pid-bahmutom.html)As it was reported, on the night of May 21 to May 22, 2022, Russia struck the insidious punch in Zaporozhye. 23 fighters were killed that night <text:a xlink:type="simple" xlink:href="https://www.facebook.com/SafariPolice" text:style-name="Internet_20_link" text:visited-style-name="Visited_20_Internet_20_Link">
</text:a>
NPS from many regions of Ukraine. Among them are the nine Vinnytsia: police colonel Mikhail Zaitsev, police officer Igor Podzigun, Maioripolitz Dmitry Klimenko and Bogdan Shcherban, police captains Vitaly Antoshchuk, Bogdan Bulg and Vitaliy Oliynyk, as well as senior police.</text:p>
      <text:p text:style-name="P4">
At the beginning of a full -scale invasion, they were among the first volunteers to come to the regiment to defend Ukraine.</text:p>
      <text:p text:style-name="P4">
<text:span text:style-name="T5">
Foto: Sergey Borzov / Telegram</text:span>
</text:p>
      <text:p text:style-name="P4">
News Source: <text:a xlink:type="simple" xlink:href="https://www.ukrinform.ua/rubric-regions/3712630-u-vinnici-vsanuvali-pamat-bijciv-kordu-zagiblih-rid-cas-raketnogo-udaru-na-zaporizzi.html" text:style-name="Internet_20_link" text:visited-style-name="Visited_20_Internet_20_Link">
https://www.ukrinform.ua/rubric-regions/3712630-u-vinnici-vsanuvali-pamat-bijciv-kordu-zagiblih-rid-cas-raketnogo-udaru-na-zaporizzi.html</text:a>
</text:p>
      <!--NEWS-->
      <text:h text:style-name="P10" text:outline-level="1">
<text:span text:style-name="T4">
Everything is ready for Nikolaev ports to join the "grain corridor" - Kim</text:span>
</text:h>
      <text:p text:style-name="P4">
Authors: Ukrinform (Person)</text:p>
      <text:p text:style-name="P4">
Publisher: Укринформ (Organization)</text:p>
      <text:p text:style-name="P4">
Published Time: 2023-05-22T15:33:00+03:00</text:p>
      <text:p text:style-name="P4">
Modified Time: 2023-05-22T15:33:00+03:00</text:p>
      <text:p text:style-name="P4">
Description: The head of the Nikolaev regional military administration Vitaliy Kim stated that there is currently no official data on the accession of the ports of Nikolaev to the Grain Corridor. - Ukrinform.</text:p>
      <text:p text:style-name="P4">
Images: ['<text:a xlink:type="simple" xlink:href="https://static.ukrinform.com/photos/2023_05/thumb_files/630_360_1684756537-798.jpg" text:style-name="Internet_20_link" text:visited-style-name="Visited_20_Internet_20_Link">
630_360_16847...</text:a>
']</text:p>
      <text:p text:style-name="P4">
Tags: ['Миколаїв', 'Віталій Кім', 'зерновий коридор']</text:p>
      <text:p text:style-name="P4">
Type: Article</text:p>
      <!--METADATA-->
      <text:p text:style-name="P4">
<draw:frame draw:style-name="fr1" draw:name="Image98" text:anchor-type="as-char" svg:width="6.9236in" svg:height="3.956343in" draw:z-index="0">
<draw:image xlink:href="../Images/yкринформ/2023-05-22T15-33-00-03-00/630_360_1684756537-798.jpg" xlink:type="simple" xlink:show="embed" xlink:actuate="onLoad" draw:mime-type="image/jpeg"/>
</draw:frame>
Heads of the Mykolaiv Regional Military Administration Vitaliy Kim stated that he is now official data on the accession of the ports of Nikolaev to Grain Koridor.</text:p>
      <text:p text:style-name="P4">
He said this at a briefing at the Media Center Ukraine - Ukrinform, Ukrinform reports.</text:p>
      <text:p text:style-name="P4">
“There is currently no official data on the accession of the Nikolaev ports to the Grain Corridor. Everyone is working on, but I do not confirm this information. It depends on political decisions, ”Kim said.</text:p>
      <text:p text:style-name="P4">
According to him, everything is ready for the vessels - both Ukrainian and and foreign - came from the ports of Nikolaev. But because of the threat of firing at Kinburn Spit, this issue is currently on a pause. Kim reminded that the last time they tried to withdraw Nibulon barges, they were fired.</text:p>
      <text:p text:style-name="P4">
<text:span text:style-name="T4">
 Read also: </text:span>
 <text:a xlink:type="simple" xlink:href="https://www.ukrinform.ua/rubric-economy/3711442-v-ukraini-se-zalisilos-blizko-10-miljoniv-tonn-zerna-na-eksport.html" text:style-name="Internet_20_link" text:visited-style-name="Visited_20_Internet_20_Link">
</text:a>
As reported by Ukrinform, in October 2022 in the area of Ochakov, two barges of Nibulon were fired in Ochakov. Two workers were killed.</text:p>
      <text:p text:style-name="P4">
On May 17, Turkish President Recep Tayyip Erdogan stated that the grain consumption was extended for two months, until July 18, 2023. According to him, the Russian side promised not to interfere with the event of Turkish ships in the ports of "Nikolaev" and "Olbia".</text:p>
      <text:p text:style-name="P4">
Ukraine, the United Nations and Turkey, on March 18, 2023, have been continuing the "safe transportation of agro -products through the Black Sea". The agreement was extended for 120 days, and Russia was stated that the agreement would be valid until May 18, 2023.</text:p>
      <text:p text:style-name="P4">
Since April 2023, the Russian side has constantly blocked the implementation of the Grain Agreement. In particular, from May 8 to May 14, according to the Ukrainian Clubagrarian Business, no vessel has passed the entrance to seaports and no vessel was registered for inspection.</text:p>
      <text:p text:style-name="P4">
Viceremier-Minister for Recovery-Minister of Community Development, Territories of Tainfrastructure Alexander Kubrakov said that within the agreement, Ukraine had already exported 30.4 million tons of agricultural products.</text:p>
      <text:p text:style-name="P4">
News Source: <text:a xlink:type="simple" xlink:href="https://www.ukrinform.ua/rubric-regions/3712631-vse-gotovo-sob-porti-mikolaeva-priednalisa-do-zernovogo-koridoru-kim.html" text:style-name="Internet_20_link" text:visited-style-name="Visited_20_Internet_20_Link">
https://www.ukrinform.ua/rubric-regions/3712631-vse-gotovo-sob-porti-mikolaeva-priednalisa-do-zernovogo-koridoru-kim.html</text:a>
</text:p>
      <!--NEWS-->
      <text:h text:style-name="P10" text:outline-level="1">
<text:span text:style-name="T4">
The International Gymnastics Federation has continued the removal of Russians and Belarus</text:span>
</text:h>
      <text:p text:style-name="P4">
Authors: Ukrinform (Person)</text:p>
      <text:p text:style-name="P4">
Publisher: Укринформ (Organization)</text:p>
      <text:p text:style-name="P4">
Published Time: 2023-05-22T15:34:15+03:00</text:p>
      <text:p text:style-name="P4">
Modified Time: 2023-05-22T15:34:15+03:00</text:p>
      <text:p text:style-name="P4">
Description: In the near future, the Federation plans to allow representatives of aggressors to play in international competitions in neutral status. - Ukrinform.</text:p>
      <text:p text:style-name="P4">
Images: ['<text:a xlink:type="simple" xlink:href="https://static.ukrinform.com/photos/2023_05/thumb_files/630_360_1684758795-590.jpg" text:style-name="Internet_20_link" text:visited-style-name="Visited_20_Internet_20_Link">
630_360_16847...</text:a>
']</text:p>
      <text:p text:style-name="P4">
Tags: ['Гімнастика']</text:p>
      <text:p text:style-name="P4">
Type: Article</text:p>
      <!--METADATA-->
      <text:p text:style-name="P4">
<draw:frame draw:style-name="fr1" draw:name="Image99" text:anchor-type="as-char" svg:width="6.9236in" svg:height="3.956343in" draw:z-index="0">
<draw:image xlink:href="../Images/yкринформ/2023-05-22T15-34-15-03-00/630_360_1684758795-590.jpg" xlink:type="simple" xlink:show="embed" xlink:actuate="onLoad" draw:mime-type="image/jpeg"/>
</draw:frame>
On the near future, the Federation plans to allow representatives of aggressors to play in international competitions in neutral status.</text:p>
      <text:p text:style-name="P4">
President of the International Gymnastics Federation(FIG)Morinari Watanabe <text:a xlink:type="simple" xlink:href="https://www.insidethegames.biz/articles/1137223/morinari-watanabe-russia-belarus-fig" text:style-name="Internet_20_link" text:visited-style-name="Visited_20_Internet_20_Link">
</text:a>
that the organization has continued the removal of Russians and Belarus, as they need to determine the criteria of neutrality, Ukrinform reports.</text:p>
      <text:p text:style-name="P4">
“We have eight disciplines, all have different management, and we need to be neutrality that is suitable for all eight. We cannot determine the neutrality criteria the next day, so we need time. If we solve something today, and tomorrow we will make another decision, it is not good for sportsmen. Therefore, two months later, we will decide what the perfect conditionality is, ”said Watanabe.</text:p>
      <text:p text:style-name="P4">
<text:span text:style-name="T4">
 Read also: </text:span>
 <text:a xlink:type="simple" xlink:href="https://www.ukrinform.ua/rubric-sports/3712168-onoprienko-vigrala-zoloto-cempionatu-evropi-z-hudoznoi-gimnastiki.html" text:style-name="Internet_20_link" text:visited-style-name="Visited_20_Internet_20_Link">
<text:span text:style-name="T4">
 Onoprienko </text:span>
</text:a>
As reported by Ukrinform, Ukrainian gymnast Victoria Onoprienko winning the right hoop.</text:p>
      <text:p text:style-name="P4">
Photo: Getty Images</text:p>
      <text:p text:style-name="P4">
News Source: <text:a xlink:type="simple" xlink:href="https://www.ukrinform.ua/rubric-sports/3712632-miznarodna-federacia-gimnastiki-prodovzila-vidstoronenna-rosian-i-bilorusiv.html" text:style-name="Internet_20_link" text:visited-style-name="Visited_20_Internet_20_Link">
https://www.ukrinform.ua/rubric-sports/3712632-miznarodna-federacia-gimnastiki-prodovzila-vidstoronenna-rosian-i-bilorusiv.html</text:a>
</text:p>
      <!--NEWS-->
      <text:h text:style-name="P10" text:outline-level="1">
<text:span text:style-name="T4">
Only in the last month, the searchmen have been able to find 50 bodies of missing Ukrainians</text:span>
</text:h>
      <text:p text:style-name="P4">
Authors: Ukrinform (Person)</text:p>
      <text:p text:style-name="P4">
Publisher: Укринформ (Organization)</text:p>
      <text:p text:style-name="P4">
Published Time: 2023-05-22T15:36:19+03:00</text:p>
      <text:p text:style-name="P4">
Modified Time: 2023-05-22T15:36:19+03:00</text:p>
      <text:p text:style-name="P4">
Description: Only in the last month, the search groups of the Commissioner for Persons missing in special circumstances have been able to find 50 bodies of missing Ukrainians. - Ukrinform.</text:p>
      <text:p text:style-name="P4">
Images: ['<text:a xlink:type="simple" xlink:href="https://static.ukrinform.com/photos/2023_05/thumb_files/630_360_1684758917-920.jpg" text:style-name="Internet_20_link" text:visited-style-name="Visited_20_Internet_20_Link">
630_360_16847...</text:a>
']</text:p>
      <text:p text:style-name="P4">
Tags: ['Україна', 'Зниклі безвісти', 'Війна з Росією']</text:p>
      <text:p text:style-name="P4">
Type: Article</text:p>
      <!--METADATA-->
      <text:p text:style-name="P4">
<draw:frame draw:style-name="fr1" draw:name="Image100" text:anchor-type="as-char" svg:width="6.9236in" svg:height="3.956343in" draw:z-index="0">
<draw:image xlink:href="../Images/yкринформ/2023-05-22T15-36-19-03-00/630_360_1684758917-920.jpg" xlink:type="simple" xlink:show="embed" xlink:actuate="onLoad" draw:mime-type="image/jpeg"/>
</draw:frame>
Only the last month of the search groups of the Commissioner for Persons, missing in special circumstances, was able to find 50 bodies of disappeared non -persons.</text:p>
      <text:p text:style-name="P4">
Oleg Kotenko reported this in <text:a xlink:type="simple" xlink:href="https://t.me/Oleg_Kotenko_Patriot/139" text:style-name="Internet_20_link" text:visited-style-name="Visited_20_Internet_20_Link">
</text:a>
and published the photos that have a search team of search groups in Donetsk, Luhansk and Kharkiv regions of Yukov.</text:p>
      <text:p text:style-name="P4">
“The personnel were made in the liberated territories during the development of locations. Only in the last month, the searchmen have managed to raise the five -year bodies, ”the Commissioner said.</text:p>
      <text:p text:style-name="P4">
Kotenko called on everyone who knows about the probable burial places, report the hotlines of the Commissioner on the weekday: 0 800 339 247, in the output sending a message to Weiber and Telegram by number:(095)896-04-21.</text:p>
      <text:p text:style-name="P4">
<text:span text:style-name="T4">
 Read also: </text:span>
 <text:a xlink:type="simple" xlink:href="https://www.ukrinform.ua/rubric-ato/3712041-v-ukraini-stvorili-interaktivnu-mapu-misc-de-znikali-bezvisti-vijskovi.html" text:style-name="Internet_20_link" text:visited-style-name="Visited_20_Internet_20_Link">
<text:span text:style-name="T4">
 miss </text:span>
</text:a>
As reported by Ukrinform, <text:a xlink:type="simple" xlink:href="https://www.ukrinform.ua/rubric-society/3704754-ofis-upovnovazenogo-z-pitan-zniklih-bezvisti-rozsukue-ponad-7-tisac-ludej.html" text:style-name="Internet_20_link" text:visited-style-name="Visited_20_Internet_20_Link">
</text:a>
On the issues of missing persons in special circumstances, more than 7 thousand people are now searched.</text:p>
      <text:p text:style-name="P4">
News Source: <text:a xlink:type="simple" xlink:href="https://www.ukrinform.ua/rubric-ato/3712634-lise-za-ostannij-misac-posukovcam-vdalosa-znajti-50-til-zniklih-bezvisti-ukrainciv.html" text:style-name="Internet_20_link" text:visited-style-name="Visited_20_Internet_20_Link">
https://www.ukrinform.ua/rubric-ato/3712634-lise-za-ostannij-misac-posukovcam-vdalosa-znajti-50-til-zniklih-bezvisti-ukrainciv.html</text:a>
</text:p>
      <!--NEWS-->
      <text:h text:style-name="P10" text:outline-level="1">
<text:span text:style-name="T4">
The SBU detained a resident of Donetsk region who "drained" the Russians about air defense in Bakhmut</text:span>
</text:h>
      <text:p text:style-name="P4">
Authors: Ukrinform (Person)</text:p>
      <text:p text:style-name="P4">
Publisher: Укринформ (Organization)</text:p>
      <text:p text:style-name="P4">
Published Time: 2023-05-22T15:39:00+03:00</text:p>
      <text:p text:style-name="P4">
Modified Time: 2023-05-22T15:39:00+03:00</text:p>
      <text:p text:style-name="P4">
Description: The Security Service of Ukraine in Donetsk region detained an informant, which collected for Russian invaders reconnaissance information on the places of base base base and moving the defense forces in the Bakhmut direction. - Ukrinform.</text:p>
      <text:p text:style-name="P4">
Images: ['<text:a xlink:type="simple" xlink:href="https://static.ukrinform.com/photos/2023_05/thumb_files/630_360_1684757560-809.jpg" text:style-name="Internet_20_link" text:visited-style-name="Visited_20_Internet_20_Link">
630_360_16847...</text:a>
']</text:p>
      <text:p text:style-name="P4">
Tags: ['Бахмут', 'СБУ', 'Війна з Росією', 'ППО']</text:p>
      <text:p text:style-name="P4">
Type: Article</text:p>
      <!--METADATA-->
      <text:p text:style-name="P4">
<draw:frame draw:style-name="fr1" draw:name="Image101" text:anchor-type="as-char" svg:width="6.9236in" svg:height="3.956343in" draw:z-index="0">
<draw:image xlink:href="../Images/yкринформ/2023-05-22T15-39-00-03-00/630_360_1684757560-809.jpg" xlink:type="simple" xlink:show="embed" xlink:actuate="onLoad" draw:mime-type="image/jpeg"/>
</draw:frame>
The Service of Ukraine in Donetsk region detained an informant, which collected for Russian invaders intelligence on the places of base of the system of advocacy defense and the movement of defense forces in the Bakhmut direction.</text:p>
      <text:p text:style-name="P4">
As Ukrinform reports, the SBU reports in <text:a xlink:type="simple" xlink:href="https://t.me/SBUkr/8385" text:style-name="Internet_20_link" text:visited-style-name="Visited_20_Internet_20_Link">
</text:a>
.</text:p>
      <text:p text:style-name="P4">
Передусім жінка намагалась встановити координати вогневих позицій,фортифікаційних споруд та системи ППО.</text:p>
      <text:p text:style-name="P4">
Співробітники <text:a xlink:type="simple" xlink:href="https://www.ukrinform.ua/tag-sbu" text:style-name="Internet_20_link" text:visited-style-name="Visited_20_Internet_20_Link">
 </text:a>
They detained the defendant during her hostile task. She found a mobile phone that Zhinka used to transmit closed information to the aggressor.</text:p>
      <text:p text:style-name="P4">
According to the investigation, an enemy informant is a resident of Alexevo-Druzhkivka. Vonabula is an active user of the forbidden social network "Classmates", which widowed anti -Ukrainian posts.</text:p>
      <text:p text:style-name="P4">
There was a communicative Russian intelligence service and in January this year he worked out to join intelligence and subversive activities against Ukraine.</text:p>
      <text:p text:style-name="P4">
To collect the intelligence, the woman went out to the area and hiddenly watched the suspects of Ukrainian troops.</text:p>
      <text:p text:style-name="P4">
She also used her neighbors and acquaintances in the dark, in which she questioned information about the movement of columns of military equipment forces.</text:p>
      <text:p text:style-name="P4">
The information received the attacker sent the enemy through the messenger in the form of text messages, indicating the geolocation of Ukrainian objects.</text:p>
      <text:p text:style-name="P4">
<text:span text:style-name="T4">
 Read also: </text:span>
 <text:a xlink:type="simple" xlink:href="https://www.ukrinform.ua/rubric-regions/3709712-sbu-zatrimala-zitelku-harkivsini-zlivala-dani-pro-zsu-sinu-v-rosiu.html" text:style-name="Internet_20_link" text:visited-style-name="Visited_20_Internet_20_Link">
<text:span text:style-name="T4">
 drained </text:span>
</text:a>
Investigators of the SBU reported the detainee of suspicion under Part 7 of Art. 111-1 of the Criminal Code of Ukraine(Collaboration).</text:p>
      <text:p text:style-name="P4">
Жінка перебуває під вартою. Їй загрожує до 15 років тюрми.</text:p>
      <text:p text:style-name="P4">
Як повідомляв <text:a xlink:type="simple" xlink:href="https://www.ukrinform.ua/rubric-society/3705195-zdavav-rosianam-pozicii-ppo-odesitu-dali-15-rokiv-vaznici.html" text:style-name="Internet_20_link" text:visited-style-name="Visited_20_Internet_20_Link">
 </text:a>
, a resident of Odessa, who passed on to Russian invaders data on the forces of defense and corrected hostile strokes in the region, sentenced to 15 years in prison.</text:p>
      <text:p text:style-name="P4">
News Source: <text:a xlink:type="simple" xlink:href="https://www.ukrinform.ua/rubric-regions/3712618-sbu-zatrimala-zitelku-doneccini-aka-peredavala-rosianam-dani-pro-ppo-v-rajoni-bahmuta.html" text:style-name="Internet_20_link" text:visited-style-name="Visited_20_Internet_20_Link">
https://www.ukrinform.ua/rubric-regions/3712618-sbu-zatrimala-zitelku-doneccini-aka-peredavala-rosianam-dani-pro-ppo-v-rajoni-bahmuta.html</text:a>
</text:p>
      <!--NEWS-->
      <text:h text:style-name="P10" text:outline-level="1">
<text:span text:style-name="T4">
Zaporizka Oblast(21:44). Red Alert: aerial threat. Sirens sounding. Take cover now!</text:span>
</text:h>
      <text:p text:style-name="P4">
Authors: liveuamap (Language: en)</text:p>
      <text:p text:style-name="P4">
Time: 2023-05-22T15:46:00</text:p>
      <text:p text:style-name="P4">
Location: Zaporizka Oblast (Latitude:47.612131 Longtitude:35.765101)</text:p>
      <text:p text:style-name="P4">
Videos: []</text:p>
      <text:p text:style-name="P4">
Images: []</text:p>
      <text:p text:style-name="P4">
Tags: ["Europe", "Central and Eastern Europe"]</text:p>
      <text:p text:style-name="P4">
Id: 22564707</text:p>
      <!--METADATA-->
      <text:p text:style-name="P4">
Zaporizhzhia region(21:44). Red Alert: aerial threat. Sirens sounding. Take covernow!</text:p>
      <text:p text:style-name="P4">
News Collection Link: <text:a xlink:type="simple" xlink:href="https://liveuamap.com/en/2023/22-may-zaporizka-oblast2144-red-alert-aerial-g" text:style-name="Internet_20_link" text:visited-style-name="Visited_20_Internet_20_Link">
https://liveuamap.com/en/2023/22-may-zaporizka-oblast2144-red-alert-aerial-g</text:a>
</text:p>
      <text:p text:style-name="P4">
News Source: <text:a xlink:type="simple" xlink:href="https://t.me/air_alert_ua/46302" text:style-name="Internet_20_link" text:visited-style-name="Visited_20_Internet_20_Link">
https://t.me/air_alert_ua/46302</text:a>
</text:p>
      <!--NEWS-->
      <text:h text:style-name="P10" text:outline-level="1">
<text:span text:style-name="T4">
In Khmelnytskyi, nine parishes went to the PCC</text:span>
</text:h>
      <text:p text:style-name="P4">
Authors: Ukrinform (Person)</text:p>
      <text:p text:style-name="P4">
Publisher: Укринформ (Organization)</text:p>
      <text:p text:style-name="P4">
Published Time: 2023-05-22T15:53:00+03:00</text:p>
      <text:p text:style-name="P4">
Modified Time: 2023-05-22T15:53:00+03:00</text:p>
      <text:p text:style-name="P4">
Description: In Khmelnytskyi, the statutes of 9 more parishes of the Orthodox Church of Ukraine, which were previously subordinated to the UOC of the Moscow Patriarchate, were registered. - Ukrinform.</text:p>
      <text:p text:style-name="P4">
Images: ['<text:a xlink:type="simple" xlink:href="https://static.ukrinform.com/photos/2023_04/thumb_files/630_360_1680620828-572.jpg" text:style-name="Internet_20_link" text:visited-style-name="Visited_20_Internet_20_Link">
630_360_16806...</text:a>
']</text:p>
      <text:p text:style-name="P4">
Tags: ['Хмельниччина', 'УПЦ МП', 'Православна церква України']</text:p>
      <text:p text:style-name="P4">
Type: Article</text:p>
      <!--METADATA-->
      <text:p text:style-name="P4">
<draw:frame draw:style-name="fr1" draw:name="Image102" text:anchor-type="as-char" svg:width="6.9236in" svg:height="3.956343in" draw:z-index="0">
<draw:image xlink:href="../Images/yкринформ/2023-05-22T15-53-00-03-00/630_360_1680620828-572.jpg" xlink:type="simple" xlink:show="embed" xlink:actuate="onLoad" draw:mime-type="image/jpeg"/>
</draw:frame>
Nakhmelnytskyi registered statutes of 9 more parishes of the Orthodox Church of Ukraine, which previously subordinated the UOC of the Moscow Patriarchate.</text:p>
      <text:p text:style-name="P4">
As Ukrinform reports, about it in <text:a xlink:type="simple" xlink:href="https://t.me/khmelnytskaODA/1670" text:style-name="Internet_20_link" text:visited-style-name="Visited_20_Internet_20_Link">
</text:a>
The Khmelnytsky Ova reported.</text:p>
      <text:p text:style-name="P4">
“9 statutes of the UOC religious communities have been registered within a week, which went into <text:a xlink:type="simple" xlink:href="https://www.ukrinform.ua/tag-pravoslavna-cerkva-ukraini" text:style-name="Internet_20_link" text:visited-style-name="Visited_20_Internet_20_Link">
</text:a>
», - the testimony reads.</text:p>
      <text:p text:style-name="P4">
In general, since the beginning of a full -scale war in the region, the 198th -religious UOC -Patriarchate's 198th religious communities have been registered in the new version, 169 of which have been converted to the PCU and 29 in independent Orthodox communities.</text:p>
      <text:p text:style-name="P4">
<text:span text:style-name="T4">
 Read also: </text:span>
 <text:a xlink:type="simple" xlink:href="https://www.ukrinform.ua/rubric-society/3708049-v-pcu-pereviratimut-svasennikiv-aki-perehodat-z-moskovskogo-patriarhatu-epifanij.html" text:style-name="Internet_20_link" text:visited-style-name="Visited_20_Internet_20_Link">
</text:a>
As reported <text:a xlink:type="simple" xlink:href="https://www.ukrinform.ua/rubric-regions/3691444-hmelnicka-oblrada-zaboronila-dialnist-upc-mp-na-teritorii-oblasti.html" text:style-name="Internet_20_link" text:visited-style-name="Visited_20_Internet_20_Link">
</text:a>
, The Khmelnytsky Council made a decision to ban the activity of the UOC of the Moscow Patriarchate in the region.</text:p>
      <text:p text:style-name="P4">
News Source: <text:a xlink:type="simple" xlink:href="https://www.ukrinform.ua/rubric-regions/3712642-na-hmelniccini-se-devat-parafij-perejsli-do-pcu.html" text:style-name="Internet_20_link" text:visited-style-name="Visited_20_Internet_20_Link">
https://www.ukrinform.ua/rubric-regions/3712642-na-hmelniccini-se-devat-parafij-perejsli-do-pcu.html</text:a>
</text:p>
      <!--NEWS-->
      <text:h text:style-name="P10" text:outline-level="1">
<text:span text:style-name="T4">
Poland is preparing a report on Russia's damages caused by the Soviet Union</text:span>
</text:h>
      <text:p text:style-name="P4">
Authors: Ukrinform (Person)</text:p>
      <text:p text:style-name="P4">
Publisher: Укринформ (Organization)</text:p>
      <text:p text:style-name="P4">
Published Time: 2023-05-22T15:54:56+03:00</text:p>
      <text:p text:style-name="P4">
Modified Time: 2023-05-22T15:54:56+03:00</text:p>
      <text:p text:style-name="P4">
Description: The Polish Military Affairs Institute is working on a report that will document all the losses caused to the country by the USSR, such as Warsaw recently prepared for Germany for losses during the Second World War. - Ukrinform.</text:p>
      <text:p text:style-name="P4">
Images: ['<text:a xlink:type="simple" xlink:href="https://static.ukrinform.com/photos/2017_08/thumb_files/630_360_1502114127-8860.jpg" text:style-name="Internet_20_link" text:visited-style-name="Visited_20_Internet_20_Link">
630_360_15021...</text:a>
']</text:p>
      <text:p text:style-name="P4">
Tags: ['Польща', 'Росія', 'Репарації', 'СРСР']</text:p>
      <text:p text:style-name="P4">
Type: Article</text:p>
      <!--METADATA-->
      <text:p text:style-name="P4">
<draw:frame draw:style-name="fr1" draw:name="Image103" text:anchor-type="as-char" svg:width="6.9236in" svg:height="3.956343in" draw:z-index="0">
<draw:image xlink:href="../Images/yкринформ/2023-05-22T15-54-56-03-00/630_360_1502114127-8860.jpg" xlink:type="simple" xlink:show="embed" xlink:actuate="onLoad" draw:mime-type="image/jpeg"/>
</draw:frame>
Poland's Institute -by -Production Affairs is working on a report that will be documented by the USSR to the country, such as one that recently Warsaw was concerned about Germany for losses during the Second World War.</text:p>
      <text:p text:style-name="P4">
About it on air <text:a xlink:type="simple" xlink:href="http://www.tvp.info/70017536/mularczyk-powstanie-raport-o-reparacjach-od-rosji" text:style-name="Internet_20_link" text:visited-style-name="Visited_20_Internet_20_Link">
</text:a>
The Deputy Foreign Minister of Poland Arkadyusz Mulychik said, Ukrinform reports.</text:p>
      <text:p text:style-name="P4">
"The Institute of Military Affairs is working on such a report. It should be a serious study that shows both the whole aspect of occupation and dismantling(enterprises - ed.)From the western territories, later exploitation of the Polish state, disadvantageous coal contracts. We are working on it, and such a report is everyday, " - said Mulyarchik.</text:p>
      <text:p text:style-name="P4">
Earlier, representatives of the Polish authorities have repeatedly stated that Warsaw planning to have a similar compensation for the occupation of the country, as well as from Germany. In addition, in early May, in an interview with Financial Times, said the head of international policy under the President <text:a xlink:type="simple" xlink:href="https://www.ukrinform.ua/tag-polsa" text:style-name="Internet_20_link" text:visited-style-name="Visited_20_Internet_20_Link">
</text:a>
Martin wheel.</text:p>
      <text:p text:style-name="P4">
<text:span text:style-name="T4">
 Read also: </text:span>
 <text:a xlink:type="simple" xlink:href="https://www.ukrinform.ua/rubric-world/3646606-varsava-ne-viznae-vidmovu-berlina-vesti-peregovori-pro-voenni-reparacii.html" text:style-name="Internet_20_link" text:visited-style-name="Visited_20_Internet_20_Link">
<text:span text:style-name="T4">
 reparations </text:span>
</text:a>
As reported by Ukrinform, last year in September in Warsaw <text:a xlink:type="simple" xlink:href="https://www.ukrinform.ua/rubric-world/3562525-polsa-vimagatime-vid-nimeccini-ponad-15-triljona-reparacij.html" text:style-name="Internet_20_link" text:visited-style-name="Visited_20_Internet_20_Link">
</text:a>
, according to which Berlin has to pay Poland for caused by human and material loss during the Second World War of Refunds in the amount of more than 6.2 trillion zlotys(More than 1.5 trillion. At the course as of 2021). У жовтні Мулярчика було призначенозаступником глави МЗС Польщі, головним завданням якого є переконання Берліната міжнародної спільноти щодо необхідності виплати Німеччиною репарацій Польщіза завдані в роки війни збитки.</text:p>
      <text:p text:style-name="P4">
Своєю чергою 21 травня голова Держдуми Росії Вячеслав Володін написав уТелеграмі, що Польща повинна виплатити Росії понад 750 млрд дол. запіслявоєнне відновлення і розвиток РП.</text:p>
      <text:p text:style-name="P4">
News Source: <text:a xlink:type="simple" xlink:href="https://www.ukrinform.ua/rubric-world/3712644-polsa-gotue-zvit-pro-vidskoduvanna-rosieu-zbitkiv-zavdanih-radanskim-souzom.html" text:style-name="Internet_20_link" text:visited-style-name="Visited_20_Internet_20_Link">
https://www.ukrinform.ua/rubric-world/3712644-polsa-gotue-zvit-pro-vidskoduvanna-rosieu-zbitkiv-zavdanih-radanskim-souzom.html</text:a>
</text:p>
      <!--NEWS-->
      <text:h text:style-name="P10" text:outline-level="1">
<text:span text:style-name="T4">
The exhibition of Ukrainian art in 1912-2023 continues in Dresden</text:span>
</text:h>
      <text:p text:style-name="P4">
Authors: Ukrinform (Person)</text:p>
      <text:p text:style-name="P4">
Publisher: Укринформ (Organization)</text:p>
      <text:p text:style-name="P4">
Published Time: 2023-05-22T15:56:35+03:00</text:p>
      <text:p text:style-name="P4">
Modified Time: 2023-05-22T15:56:35+03:00</text:p>
      <text:p text:style-name="P4">
Description: </text:p>
      <text:p text:style-name="P4">
У Дрездені Відкрилася Виставка «Калейдоскоп Історій. Українське Мистецтво 1912-2023», Де Презентували Зразки Живопису, Скульптури, Відео, А Також Архіви Близько 50 Художників. — Укрінформ.: </text:p>
      <text:p text:style-name="P4">
Images: ['<text:a xlink:type="simple" xlink:href="https://static.ukrinform.com/photos/2023_05/thumb_files/630_360_1684760047-615.jpg" text:style-name="Internet_20_link" text:visited-style-name="Visited_20_Internet_20_Link">
630_360_16847...</text:a>
']</text:p>
      <text:p text:style-name="P4">
Tags: ['Німеччина', 'Виставка', 'Мистецтво', 'МКІП ']</text:p>
      <text:p text:style-name="P4">
Type: Article</text:p>
      <!--METADATA-->
      <text:p text:style-name="P4">
<draw:frame draw:style-name="fr1" draw:name="Image104" text:anchor-type="as-char" svg:width="6.9236in" svg:height="3.956343in" draw:z-index="0">
<draw:image xlink:href="../Images/yкринформ/2023-05-22T15-56-35-03-00/630_360_1684760047-615.jpg" xlink:type="simple" xlink:show="embed" xlink:actuate="onLoad" draw:mime-type="image/jpeg"/>
</draw:frame>
The exhibition "Kaleidoscope of stories. Ukrainian Art 1912-2023 ”, deputy samples of painting, sculpture, video, as well as archives of about 50 artists.</text:p>
      <text:p text:style-name="P4">
This was reported by the Minister of Culture and Information Policy Alexander Tkachenkov <text:a xlink:type="simple" xlink:href="https://t.me/otkachenkokyiv/3613" text:style-name="Internet_20_link" text:visited-style-name="Visited_20_Internet_20_Link">
</text:a>
, reports Ukrinform.</text:p>
      <text:p text:style-name="P4">
“Ukrainian art walks in the world and introduces it to our multi -cultural. Thus, in Dresden the exhibition "Kaleidoscope of History. Ukrainian Art 1912-2023" ... Painting, sculpture, photography, installations, videos, graphics and archives about 50 artists and artists from May 6 to 10, 2023 will be presented in Albertinum Greater(SKD)», - he wrote.</text:p>
      <text:p text:style-name="P4">
<text:span text:style-name="T4">
 Read also: </text:span>
 <text:a xlink:type="simple" xlink:href="https://www.ukrinform.ua/rubric-diaspora/3712533-u-toronto-prohodit-vistavka-ukrainskogo-mitca-oleksandra-gutiri.html" text:style-name="Internet_20_link" text:visited-style-name="Visited_20_Internet_20_Link">
<text:span text:style-name="T4">
 Exhibition </text:span>
</text:a>
The MKIP head also noted that this is the first such exhibition that was opened by Vnimech. In Dresden, exhibits from private collections of Tujing museums, in particular, the National Art Museum, the Odessa -Art Museum, the National Museum of Ukrainian Folk Folk Decorative [] are presented in Dresden.(https://www.ukrinform.ua/tag-mistectvo), STEDLEY Art Foundation, Maria Primachenko, Dovzhenko-Center and NGO "Museum of Contemporary Art". Also, exhibits from Art Collection Telekom and Artotekiconic Bundestag are complemented.</text:p>
      <text:p text:style-name="P4">
As reported by Ukrinform, <text:a xlink:type="simple" xlink:href="https://www.ukrinform.ua/rubric-culture/3710402-na-vistavciaukcioni-u-varsavi-predstavili-kartini-i-vijskovi-trofei-z-ukraini.html" text:style-name="Internet_20_link" text:visited-style-name="Visited_20_Internet_20_Link">
</text:a>
, on which paintings of Ukrainian artist Yulia Angeluk and military trophies from different parts of Ukraine were presented.</text:p>
      <text:p text:style-name="P4">
News Source: <text:a xlink:type="simple" xlink:href="https://www.ukrinform.ua/rubric-culture/3712645-u-drezdeni-trivae-vistavka-ukrainskogo-mistectva-19122023-rokiv.html" text:style-name="Internet_20_link" text:visited-style-name="Visited_20_Internet_20_Link">
https://www.ukrinform.ua/rubric-culture/3712645-u-drezdeni-trivae-vistavka-ukrainskogo-mistectva-19122023-rokiv.html</text:a>
</text:p>
      <!--NEWS-->
      <text:h text:style-name="P10" text:outline-level="1">
<text:span text:style-name="T4">
Kharkiv, Kharkiv region, Donetsk region (21:56). Red Alrt: Aerial Tchretate. Sirens Sounding ....</text:span>
</text:h>
      <text:p text:style-name="P4">
Authors: liveuamap (Language: en)</text:p>
      <text:p text:style-name="P4">
Time: 2023-05-22T15:57:00</text:p>
      <text:p text:style-name="P4">
Location: Kharkiv (Latitude:49.98133 Longtitude:36.25148)</text:p>
      <text:p text:style-name="P4">
Videos: []</text:p>
      <text:p text:style-name="P4">
Images: []</text:p>
      <text:p text:style-name="P4">
Tags: ["Europe", "Central and Eastern Europe"]</text:p>
      <text:p text:style-name="P4">
Id: 22564711</text:p>
      <!--METADATA-->
      <text:p text:style-name="P4">
Kharkiv, Kharkiv region, Donetsk region(21:56). Red Alert: aerial threat.Sirens sounding. Take cover now!</text:p>
      <text:p text:style-name="P4">
News Collection Link: <text:a xlink:type="simple" xlink:href="https://liveuamap.com/en/2023/22-may-kharkiv-kharkivska-oblast-donetsk-oblag" text:style-name="Internet_20_link" text:visited-style-name="Visited_20_Internet_20_Link">
https://liveuamap.com/en/2023/22-may-kharkiv-kharkivska-oblast-donetsk-oblag</text:a>
</text:p>
      <text:p text:style-name="P4">
News Source: <text:a xlink:type="simple" xlink:href="https://t.me/air_alert_ua/46304" text:style-name="Internet_20_link" text:visited-style-name="Visited_20_Internet_20_Link">
https://t.me/air_alert_ua/46304</text:a>
</text:p>
      <!--NEWS-->
      <text:h text:style-name="P10" text:outline-level="1">
<text:span text:style-name="T4">
Agrofusion plant is renewed at the Deoocular Snihurivshchyna Agrofusion</text:span>
</text:h>
      <text:p text:style-name="P4">
Authors: Ukrinform (Person)</text:p>
      <text:p text:style-name="P4">
Publisher: Укринформ (Organization)</text:p>
      <text:p text:style-name="P4">
Published Time: 2023-05-22T15:58:00+03:00</text:p>
      <text:p text:style-name="P4">
Modified Time: 2023-05-22T15:58:00+03:00</text:p>
      <text:p text:style-name="P4">
Description: Agrofusion plant (Mykolaivshchyna) is restored in the Snigurovshchina (Mykolaiv region). - Ukrinform.</text:p>
      <text:p text:style-name="P4">
Images: ['<text:a xlink:type="simple" xlink:href="https://static.ukrinform.com/photos/2023_05/thumb_files/630_360_1684760391-175.jpg" text:style-name="Internet_20_link" text:visited-style-name="Visited_20_Internet_20_Link">
630_360_16847...</text:a>
', '<text:a xlink:type="simple" xlink:href="https://static.ukrinform.com/photos/2023_05/1684760128-647.jpg" text:style-name="Internet_20_link" text:visited-style-name="Visited_20_Internet_20_Link">
1684760128-64...</text:a>
']</text:p>
      <text:p text:style-name="P4">
Tags: ['Миколаївщина', 'Завод', 'Відбудова', 'Agrofusion']</text:p>
      <text:p text:style-name="P4">
Type: Article</text:p>
      <!--METADATA-->
      <text:p text:style-name="P4">
<draw:frame draw:style-name="fr1" draw:name="Image105" text:anchor-type="as-char" svg:width="6.9236in" svg:height="3.956343in" draw:z-index="0">
<draw:image xlink:href="../Images/yкринформ/2023-05-22T15-58-00-03-00/630_360_1684760391-175.jpg" xlink:type="simple" xlink:show="embed" xlink:actuate="onLoad" draw:mime-type="image/jpeg"/>
</draw:frame>
Predom -enrolled Snigurovshchina(Mykolaiv region)The Gagrofusion Factory is restored.</text:p>
      <text:p text:style-name="P4">
This was stated by the head of the regional military administration Vitaliy Kim on the Briefing Media Center Ukraine - Ukrinform on May 22.</text:p>
      <text:p text:style-name="P4">
“Yes, the Agrofusion Plant in the Snihurivshchyna restores work, fairly fast shops, and the fields have already been exchanged. In addition, the company has placed its capacity in another place, where it is already grown seedlings. Until the fall is expected to complete this <text:a xlink:type="simple" xlink:href="https://www.ukrinform.ua/tag-zavod" text:style-name="Internet_20_link" text:visited-style-name="Visited_20_Internet_20_Link">
</text:a>
, and next year, even an increase in production is planned, ”Kim said.</text:p>
      <text:p text:style-name="P4">
<draw:frame draw:style-name="fr1" draw:name="Image106" text:anchor-type="as-char" svg:width="6.9236in" svg:height="4.615733in" draw:z-index="0">
<draw:image xlink:href="../Images/yкринформ/2023-05-22T15-58-00-03-00/1684760128-647.jpg" xlink:type="simple" xlink:show="embed" xlink:actuate="onLoad" draw:mime-type="image/jpeg"/>
</draw:frame>
Also, according to him, such large enterprises as PepsiCo, Yantar brewery and Nibulon brewery have been operated in the Nikolaev area. In the near future, five more companies are considering the restoration of work in the region.</text:p>
      <text:p text:style-name="P4">
<text:span text:style-name="T4">
 Read also: </text:span>
 <text:a xlink:type="simple" xlink:href="https://www.ukrinform.ua/rubric-vidbudova/3682073-u-snigurivci-na-mikolaivsini-startuvav-britanskij-proekt-vidnovlenna-poskodzenogo-zitla.html" text:style-name="Internet_20_link" text:visited-style-name="Visited_20_Internet_20_Link">
<text:span text:style-name="T4">
 SNIGURURES </text:span>
</text:a>
Agrofusion is a Ukrainian vertical-integrated group of companies that is used by the production and processing of tomatoes.</text:p>
      <text:p text:style-name="P4">
As it was reported, there is currently no official data on the accession of the Nikolaev ports to the grain corridor.</text:p>
      <text:p text:style-name="P4">
News Source: <text:a xlink:type="simple" xlink:href="https://www.ukrinform.ua/rubric-vidbudova/3712647-na-deokupovanij-snigurivsini-ponovlue-robotu-zavod-kompanii-agrofusion.html" text:style-name="Internet_20_link" text:visited-style-name="Visited_20_Internet_20_Link">
https://www.ukrinform.ua/rubric-vidbudova/3712647-na-deokupovanij-snigurivsini-ponovlue-robotu-zavod-kompanii-agrofusion.html</text:a>
</text:p>
      <!--NEWS-->
      <text:h text:style-name="P10" text:outline-level="1">
<text:span text:style-name="T4">
Poltavska Oblast(22:04). Red Alert: aerial threat. Sirens sounding. Take cover now!</text:span>
</text:h>
      <text:p text:style-name="P4">
Authors: liveuamap (Language: en)</text:p>
      <text:p text:style-name="P4">
Time: 2023-05-22T16:04:00</text:p>
      <text:p text:style-name="P4">
Location: Poltavska Oblast (Latitude:49.47705000 Longtitude:33.81866000)</text:p>
      <text:p text:style-name="P4">
Videos: []</text:p>
      <text:p text:style-name="P4">
Images: []</text:p>
      <text:p text:style-name="P4">
Tags: ["Europe", "Central and Eastern Europe"]</text:p>
      <text:p text:style-name="P4">
Id: 22564713</text:p>
      <!--METADATA-->
      <text:p text:style-name="P4">
Poltava(22:04). Red Alert: aerial threat. Sirens sounding. Take covernow!</text:p>
      <text:p text:style-name="P4">
News Collection Link: <text:a xlink:type="simple" xlink:href="https://liveuamap.com/en/2023/22-may-poltavska-oblast2204-red-alert-aerial-g" text:style-name="Internet_20_link" text:visited-style-name="Visited_20_Internet_20_Link">
https://liveuamap.com/en/2023/22-may-poltavska-oblast2204-red-alert-aerial-g</text:a>
</text:p>
      <text:p text:style-name="P4">
News Source: <text:a xlink:type="simple" xlink:href="https://t.me/suspilnepoltava/11272" text:style-name="Internet_20_link" text:visited-style-name="Visited_20_Internet_20_Link">
https://t.me/suspilnepoltava/11272</text:a>
</text:p>
      <!--NEWS-->
      <text:h text:style-name="P10" text:outline-level="1">
<text:span text:style-name="T4">
Dnipro, Dnipropetrovsk region, Chernihiv region, Kiev region, Mykolaiv, Mykolaiv region ...</text:span>
</text:h>
      <text:p text:style-name="P4">
Authors: liveuamap (Language: en)</text:p>
      <text:p text:style-name="P4">
Time: 2023-05-22T16:06:00</text:p>
      <text:p text:style-name="P4">
Location: Dnipro (Latitude:48.45930000 Longtitude:35.03865000)</text:p>
      <text:p text:style-name="P4">
Videos: []</text:p>
      <text:p text:style-name="P4">
Images: []</text:p>
      <text:p text:style-name="P4">
Tags: ["Europe", "Central and Eastern Europe"]</text:p>
      <text:p text:style-name="P4">
Id: 22564714</text:p>
      <!--METADATA-->
      <text:p text:style-name="P4">
Dnipro, Dnipropetrovsk region, Chernihiv region, Kiev region, Mykolaiv, Mykolaiv region(22:05). Red Alert: aerial threat. Sirens sounding. Takecover now!</text:p>
      <text:p text:style-name="P4">
News Collection Link: <text:a xlink:type="simple" xlink:href="https://liveuamap.com/en/2023/22-may-dnipro-dnipropetrovska-oblast-chernihig" text:style-name="Internet_20_link" text:visited-style-name="Visited_20_Internet_20_Link">
https://liveuamap.com/en/2023/22-may-dnipro-dnipropetrovska-oblast-chernihig</text:a>
</text:p>
      <text:p text:style-name="P4">
News Source: <text:a xlink:type="simple" xlink:href="https://t.me/air_alert_ua/46310" text:style-name="Internet_20_link" text:visited-style-name="Visited_20_Internet_20_Link">
https://t.me/air_alert_ua/46310</text:a>
</text:p>
      <!--NEWS-->
      <text:h text:style-name="P10" text:outline-level="1">
<text:span text:style-name="T4">
Kochergin for the second time in the season was distinguished by a double in the Poland Championship</text:span>
</text:h>
      <text:p text:style-name="P4">
Authors: Ukrinform (Person)</text:p>
      <text:p text:style-name="P4">
Publisher: Укринформ (Organization)</text:p>
      <text:p text:style-name="P4">
Published Time: 2023-05-22T16:06:38+03:00</text:p>
      <text:p text:style-name="P4">
Modified Time: 2023-05-22T16:06:38+03:00</text:p>
      <text:p text:style-name="P4">
Description: The player set a personal record for goals at the level of national championships. - Ukrinform.</text:p>
      <text:p text:style-name="P4">
Images: ['<text:a xlink:type="simple" xlink:href="https://static.ukrinform.com/photos/2023_05/thumb_files/630_360_1684760289-374.jpg" text:style-name="Internet_20_link" text:visited-style-name="Visited_20_Internet_20_Link">
630_360_16847...</text:a>
']</text:p>
      <text:p text:style-name="P4">
Tags: ['Футбол']</text:p>
      <text:p text:style-name="P4">
Type: Article</text:p>
      <!--METADATA-->
      <text:p text:style-name="P4">
<draw:frame draw:style-name="fr1" draw:name="Image107" text:anchor-type="as-char" svg:width="6.9236in" svg:height="3.956343in" draw:z-index="0">
<draw:image xlink:href="../Images/yкринформ/2023-05-22T16-06-38-03-00/630_360_1684760289-374.jpg" xlink:type="simple" xlink:show="embed" xlink:actuate="onLoad" draw:mime-type="image/jpeg"/>
</draw:frame>
The gravity set a personal record for goals at the level of national championships.</text:p>
      <text:p text:style-name="P4">
The Ukrainian midfielder Vladislav Kochergin for the second time in the season was distinguished by the Dublem of Rakuva, this happened in the match of the 33rd round of the Poland's Championship against Vistula from Plotsk, Ukrinform reports.</text:p>
      <text:p text:style-name="P4">
For the Vistula, the game against Rakuva had a tournament in the context of the fight against the slaughter of the registration in the championship. It was the players of this team who distinguished themselves in the 10th minute of the meeting.</text:p>
      <text:p text:style-name="P4">
"Rakuva" lost to the 81st minute when Kochergin scored his first goal. Four minutes later, the Ukrainian scored for the second time the final account in the match - 2: 1.</text:p>
      <text:p text:style-name="P4">
It is the eighth goal of the Ukrainian football player in the extract, so the player set a personal record for goals in the national championship. The player showed the preliminary result in the 2019/20 season, when he scored for the "Dawn" of Simgolov in UPL.</text:p>
      <text:p text:style-name="P4">
<text:span text:style-name="T4">
 Read also: </text:span>
 <text:a xlink:type="simple" xlink:href="https://www.ukrinform.ua/rubric-sports/3706059-ukrainec-kocergin-u-skladi-rakuva-stav-cempionom-polsi.html" text:style-name="Internet_20_link" text:visited-style-name="Visited_20_Internet_20_Link">
<text:span text:style-name="T4">
 Kochergin </text:span>
</text:a>
As reported by Ukrinform, before the end of the Rakuva Championship will play another stage of the estraquati, on Saturday, May 27, the Kochergin team will play on its Polypoit "Zaglembe" from Lubin.</text:p>
      <text:p text:style-name="P4">
Photo: Getty Images</text:p>
      <text:p text:style-name="P4">
News Source: <text:a xlink:type="simple" xlink:href="https://www.ukrinform.ua/rubric-sports/3712650-kocergin-vdruge-u-sezoni-vidznacivsa-dublem-u-cempionati-polsi.html" text:style-name="Internet_20_link" text:visited-style-name="Visited_20_Internet_20_Link">
https://www.ukrinform.ua/rubric-sports/3712650-kocergin-vdruge-u-sezoni-vidznacivsa-dublem-u-cempionati-polsi.html</text:a>
</text:p>
      <!--NEWS-->
      <text:h text:style-name="P10" text:outline-level="1">
<text:span text:style-name="T4">
Odessa region, Sumsk region, Kherson, Kherson region (22:07). Red Alert: Aerial Threat. Its ...</text:span>
</text:h>
      <text:p text:style-name="P4">
Authors: liveuamap (Language: en)</text:p>
      <text:p text:style-name="P4">
Time: 2023-05-22T16:08:00</text:p>
      <text:p text:style-name="P4">
Location: Odeska Oblast (Latitude:46.75000000 Longtitude:30.25000000)</text:p>
      <text:p text:style-name="P4">
Videos: []</text:p>
      <text:p text:style-name="P4">
Images: []</text:p>
      <text:p text:style-name="P4">
Tags: ["Europe", "Central and Eastern Europe"]</text:p>
      <text:p text:style-name="P4">
Id: 22564715</text:p>
      <!--METADATA-->
      <text:p text:style-name="P4">
Odesa region, Sumy region, Kherson, Kherson region(22:07). Red Alert:aerial threat. Sirens sounding. Take cover now!</text:p>
      <text:p text:style-name="P4">
News Collection Link: <text:a xlink:type="simple" xlink:href="https://liveuamap.com/en/2023/22-may-odeska-oblast-sumska-oblast-kherson-khg" text:style-name="Internet_20_link" text:visited-style-name="Visited_20_Internet_20_Link">
https://liveuamap.com/en/2023/22-may-odeska-oblast-sumska-oblast-kherson-khg</text:a>
</text:p>
      <text:p text:style-name="P4">
News Source: <text:a xlink:type="simple" xlink:href="https://t.me/air_alert_ua/46313" text:style-name="Internet_20_link" text:visited-style-name="Visited_20_Internet_20_Link">
https://t.me/air_alert_ua/46313</text:a>
</text:p>
      <!--NEWS-->
      <text:h text:style-name="P10" text:outline-level="1">
<text:span text:style-name="T4">
Conducting fire at night: how Ukrainian military training is trained in Britain</text:span>
</text:h>
      <text:p text:style-name="P4">
Authors: Ukrinform (Person)</text:p>
      <text:p text:style-name="P4">
Publisher: Укринформ (Organization)</text:p>
      <text:p text:style-name="P4">
Published Time: 2023-05-22T16:09:37+03:00</text:p>
      <text:p text:style-name="P4">
Modified Time: 2023-05-22T16:09:37+03:00</text:p>
      <text:p text:style-name="P4">
Description: In the United Kingdom, Norwegian instructors are working with Ukrainian military training sessions on fire weapons in conditions of limited visibility and at night in a defense and offensive combat within the department. - Ukrinform.</text:p>
      <text:p text:style-name="P4">
Images: ['<text:a xlink:type="simple" xlink:href="https://static.ukrinform.com/photos/2023_05/thumb_files/630_360_1684760380-2145.jpeg" text:style-name="Internet_20_link" text:visited-style-name="Visited_20_Internet_20_Link">
630_360_16847...</text:a>
', '<text:a xlink:type="simple" xlink:href="https://static.ukrinform.com/photos/2023_05/thumb_files/630_360_1684760379-3570.jpeg" text:style-name="Internet_20_link" text:visited-style-name="Visited_20_Internet_20_Link">
630_360_16847...</text:a>
', '<text:a xlink:type="simple" xlink:href="https://static.ukrinform.com/photos/2023_05/thumb_files/630_360_1684760379-7047.jpeg" text:style-name="Internet_20_link" text:visited-style-name="Visited_20_Internet_20_Link">
630_360_16847...</text:a>
', '<text:a xlink:type="simple" xlink:href="https://static.ukrinform.com/photos/2023_05/thumb_files/630_360_1684760379-3298.jpeg" text:style-name="Internet_20_link" text:visited-style-name="Visited_20_Internet_20_Link">
630_360_16847...</text:a>
', '<text:a xlink:type="simple" xlink:href="https://static.ukrinform.com/photos/2023_05/thumb_files/630_360_1684760379-8409.jpeg" text:style-name="Internet_20_link" text:visited-style-name="Visited_20_Internet_20_Link">
630_360_16847...</text:a>
', '<text:a xlink:type="simple" xlink:href="https://static.ukrinform.com/photos/2023_05/thumb_files/630_360_1684760379-9771.jpeg" text:style-name="Internet_20_link" text:visited-style-name="Visited_20_Internet_20_Link">
630_360_16847...</text:a>
', '<text:a xlink:type="simple" xlink:href="https://static.ukrinform.com/photos/2023_05/thumb_files/630_360_1684760379-7343.jpeg" text:style-name="Internet_20_link" text:visited-style-name="Visited_20_Internet_20_Link">
630_360_16847...</text:a>
', '<text:a xlink:type="simple" xlink:href="https://static.ukrinform.com/photos/2023_05/thumb_files/630_360_1684760380-8601.jpeg" text:style-name="Internet_20_link" text:visited-style-name="Visited_20_Internet_20_Link">
630_360_16847...</text:a>
', '<text:a xlink:type="simple" xlink:href="https://static.ukrinform.com/photos/2023_05/thumb_files/630_360_1684760380-7119.jpeg" text:style-name="Internet_20_link" text:visited-style-name="Visited_20_Internet_20_Link">
630_360_16847...</text:a>
', '<text:a xlink:type="simple" xlink:href="https://static.ukrinform.com/photos/2023_05/thumb_files/630_360_1684760380-7186.jpeg" text:style-name="Internet_20_link" text:visited-style-name="Visited_20_Internet_20_Link">
630_360_16847...</text:a>
', '<text:a xlink:type="simple" xlink:href="https://static.ukrinform.com/photos/2023_05/thumb_files/630_360_1684760380-2889.jpeg" text:style-name="Internet_20_link" text:visited-style-name="Visited_20_Internet_20_Link">
630_360_16847...</text:a>
', '<text:a xlink:type="simple" xlink:href="https://static.ukrinform.com/photos/2023_05/thumb_files/630_360_1684760380-3368.jpeg" text:style-name="Internet_20_link" text:visited-style-name="Visited_20_Internet_20_Link">
630_360_16847...</text:a>
', '<text:a xlink:type="simple" xlink:href="https://static.ukrinform.com/photos/2023_05/thumb_files/630_360_1684760380-3614.jpeg" text:style-name="Internet_20_link" text:visited-style-name="Visited_20_Internet_20_Link">
630_360_16847...</text:a>
', '<text:a xlink:type="simple" xlink:href="https://static.ukrinform.com/photos/2023_05/thumb_files/630_360_1684760381-3196.jpeg" text:style-name="Internet_20_link" text:visited-style-name="Visited_20_Internet_20_Link">
630_360_16847...</text:a>
']</text:p>
      <text:p text:style-name="P4">
Tags: ['Британія', 'ЗСУ', 'Військові навчання']</text:p>
      <text:p text:style-name="P4">
Type: Article</text:p>
      <!--METADATA-->
      <text:p text:style-name="P4">
<draw:frame draw:style-name="fr1" draw:name="Image108" text:anchor-type="as-char" svg:width="6.9236in" svg:height="3.956343in" draw:z-index="0">
<draw:image xlink:href="../Images/yкринформ/2023-05-22T16-09-37-03-00/630_360_1684760380-2145.jpeg" xlink:type="simple" xlink:show="embed" xlink:actuate="onLoad" draw:mime-type="image/jpeg"/>
</draw:frame>
Norwegian instructors are working out with Ukrainian -by -aged fire -weapons in the conditions of limited species and at night in a defensive and offensive combat in the department.</text:p>
      <text:p text:style-name="P4">
According to Ukrinform, the General Staff of the Armed Forces of Ukraine reports UV <text:a xlink:type="simple" xlink:href="https://www.facebook.com/GeneralStaff.ua/posts/pfbid0ij9CdZbusbJzaDD7DG5hyy3yCMjuNokBHpmXMykkcAG558CxGoiKBnam1ysdDXGDl" text:style-name="Internet_20_link" text:visited-style-name="Visited_20_Internet_20_Link">
</text:a>
and publishes appropriate photos.</text:p>
      <text:p text:style-name="P4">
"This training makes it possible to improve the acquired combat skills to enhance the personal safety and security of the unit during various scenarios of armed forces of Ukraine so that military personnel can skillfully use the necessary tactical knowledge to protect Ukraine," - said in the General Staff.</text:p>
      <text:p text:style-name="P4">
Under the expert guidance of the instructors of the Armed Forces <text:a xlink:type="simple" xlink:href="https://www.ukrinform.ua/tag-norvegia" text:style-name="Internet_20_link" text:visited-style-name="Visited_20_Internet_20_Link">
</text:a>
The recruits of the Armed Forces became prepared to the combat conditions.Arriving in the United Kingdom in 2022, the contingent servicemen of the armed forces of the Kingdom of Norway participates in the program of training of Ukrainian recruits "Interflex" under the guidance of Great Britain together with other partner countries.</text:p>
      <text:p text:style-name="P4">
<text:span text:style-name="T4">
 Read also: </text:span>
 <text:a xlink:type="simple" xlink:href="https://www.ukrinform.ua/rubric-ato/3708325-svedski-instruktori-u-britanii-vcat-vijskovih-zsu-vesti-pozicijni-boi.html" text:style-name="Internet_20_link" text:visited-style-name="Visited_20_Internet_20_Link">
<text:span text:style-name="T4">
 instructors </text:span>
</text:a>
According to Ukrinform, in the United Kingdom, Norwegian instructors teach Ukrainian recruits <text:a xlink:type="simple" xlink:href="https://www.ukrinform.ua/rubric-ato/3701011-instruktori-z-norvegii-navcaut-ukrainskih-novobranciv-zahopluvati-okopi.html" text:style-name="Internet_20_link" text:visited-style-name="Visited_20_Internet_20_Link">
</text:a>
, in particular, to capture and keep the trenches.</text:p>
      <text:p text:style-name="P4">
News Source: <text:a xlink:type="simple" xlink:href="https://www.ukrinform.ua/rubric-ato/3712651-vedenna-vognu-vnoci-ak-trenuutsa-u-britanii-ukrainski-vijskovi.html" text:style-name="Internet_20_link" text:visited-style-name="Visited_20_Internet_20_Link">
https://www.ukrinform.ua/rubric-ato/3712651-vedenna-vognu-vnoci-ak-trenuutsa-u-britanii-ukrainski-vijskovi.html</text:a>
</text:p>
      <!--NEWS-->
      <text:h text:style-name="P10" text:outline-level="1">
<text:span text:style-name="T4">
The Russians abduct the Crimeans and "sew" them undermining the railroad - Lubinets</text:span>
</text:h>
      <text:p text:style-name="P4">
Authors: Ukrinform (Person)</text:p>
      <text:p text:style-name="P4">
Publisher: Укринформ (Organization)</text:p>
      <text:p text:style-name="P4">
Published Time: 2023-05-22T16:10:18+03:00</text:p>
      <text:p text:style-name="P4">
Modified Time: 2023-05-22T16:10:18+03:00</text:p>
      <text:p text:style-name="P4">
Description: Russian invaders abduct the Crimeans in search of guilty railways in the Simferopol district of Crimea. - Ukrinform.</text:p>
      <text:p text:style-name="P4">
Images: ['<text:a xlink:type="simple" xlink:href="https://static.ukrinform.com/photos/2022_05/thumb_files/630_360_1652075100-633.jpg" text:style-name="Internet_20_link" text:visited-style-name="Visited_20_Internet_20_Link">
630_360_16520...</text:a>
', '<text:a xlink:type="simple" xlink:href="https://static.ukrinform.com/photos/2023_05/1684489902-348.jpg" text:style-name="Internet_20_link" text:visited-style-name="Visited_20_Internet_20_Link">
1684489902-34...</text:a>
']</text:p>
      <text:p text:style-name="P4">
Tags: ['Кримські татари', 'Окупація Криму', 'Викрадення людей']</text:p>
      <text:p text:style-name="P4">
Type: Article</text:p>
      <!--METADATA-->
      <text:p text:style-name="P4">
<draw:frame draw:style-name="fr1" draw:name="Image109" text:anchor-type="as-char" svg:width="6.9236in" svg:height="3.956343in" draw:z-index="0">
<draw:image xlink:href="../Images/yкринформ/2023-05-22T16-10-18-03-00/630_360_1652075100-633.jpg" xlink:type="simple" xlink:show="embed" xlink:actuate="onLoad" draw:mime-type="image/jpeg"/>
</draw:frame>
The Russian -enchantments abduct the Crimeans in search of the perpetrators of the railway in the whole of the Menferopol district of Crimea.</text:p>
      <text:p text:style-name="P4">
According to Ukrinform, Dmitry Lubinets, the Commissioner of the Verkhovna Rada of Ukraine, said in <text:a xlink:type="simple" xlink:href="https://t.me/dmytro_lubinetzs/2507" text:style-name="Internet_20_link" text:visited-style-name="Visited_20_Internet_20_Link">
</text:a>
.</text:p>
      <text:p text:style-name="P4">
“Since the beginning of the occupation of Crimea in February 2014, the rights of Ukrainian citizens have been violated by the Russian Federation. The abduction of people, illegalization, fabricated cases, deprivation of the right to a fair court is the crimes for which Russia should be punished, ”Lubinets said.</text:p>
      <text:p text:style-name="P4">
<text:span text:style-name="T4">
 Read also: </text:span>
 <text:a xlink:type="simple" xlink:href="https://www.ukrinform.ua/rubric-crimea/3711342-siloviki-v-krimu-zmusuvali-ziznatisa-v-pidrivi-zaliznici-krimskogo-tatarina-pravozahisniki.html" text:style-name="Internet_20_link" text:visited-style-name="Visited_20_Internet_20_Link">
<text:span text:style-name="T4">
 Railway </text:span>
</text:a>
Thus, near the village of Kirovske, on the night of May 19, Russian DPSs detained a 29-year-old <text:a xlink:type="simple" xlink:href="https://www.ukrinform.ua/tag-krimski-tatari" text:style-name="Internet_20_link" text:visited-style-name="Visited_20_Internet_20_Link">
</text:a>
Mambeta Asan-Usta. They allegedly brought the man to the Ministry of Internal Affairs of the Russian Federation so that the administrative protocol on the lack of insurance and promised the administrative protocol and promised to the car that remained on the road.</text:p>
      <text:p text:style-name="P4">
<draw:frame draw:style-name="fr1" draw:name="Image110" text:anchor-type="as-char" svg:width="6.9236in" svg:height="5.1927in" draw:z-index="0">
<draw:image xlink:href="../Images/yкринформ/2023-05-22T16-10-18-03-00/1684489902-348.jpg" xlink:type="simple" xlink:show="embed" xlink:actuate="onLoad" draw:mime-type="image/jpeg"/>
</draw:frame>
<text:span text:style-name="T5">
 Photo: Crimean solidarity</text:span>
</text:p>
      <text:p text:style-name="P4">
At the same time, according to Lubin, the Russians did not, but brought out a mambet a transmitting exit, where he was waiting for a minibus "Volkswagen" and people in detachable form and masks. They attacked the man, tied and put into the car.</text:p>
      <text:p text:style-name="P4">
According to the abducted, he was taken to Simferopol, where in an unknown appointment began interrogation about the connection of a man with Ukraine and damage to the realization in the village of Purenke, Simferopol district. There, on the morning of May 18, an explosion fled, which causes a few wagons with grain to come off the rails. The occupied Ukraine in this incident.</text:p>
      <text:p text:style-name="P4">
People in military uniform continued to threaten the massacre of the Crimean Tatar, inclining it to sign unknown documents and demanding that it pass a polygraph.</text:p>
      <text:p text:style-name="P4">
As the Ombudsman stressed, "as of today, 181 persons are illegally held by a person and Russia in politically and/or religiously motivated affairs."</text:p>
      <text:p text:style-name="P4">
<text:span text:style-name="T4">
 Read also: </text:span>
 <text:a xlink:type="simple" xlink:href="https://www.ukrinform.ua/rubric-crimea/3711306-na-zaliznicni-kolii-u-krimu-vpav-bezpilotnik-zmi.html" text:style-name="Internet_20_link" text:visited-style-name="Visited_20_Internet_20_Link">
</text:a>
According to international law, Russia is obliged to immediately stop Tzlochina, Lubinets emphasized.</text:p>
      <text:p text:style-name="P4">
News Source: <text:a xlink:type="simple" xlink:href="https://www.ukrinform.ua/rubric-crimea/3712652-rosiani-vikradaut-krimcan-i-siut-im-pidriv-zaliznici-lubinec.html" text:style-name="Internet_20_link" text:visited-style-name="Visited_20_Internet_20_Link">
https://www.ukrinform.ua/rubric-crimea/3712652-rosiani-vikradaut-krimcan-i-siut-im-pidriv-zaliznici-lubinec.html</text:a>
</text:p>
      <!--NEWS-->
      <text:h text:style-name="P10" text:outline-level="1">
<text:span text:style-name="T4">
The EU has introduced additional sanctions for human rights violations in Iran</text:span>
</text:h>
      <text:p text:style-name="P4">
Authors: Ukrinform (Person)</text:p>
      <text:p text:style-name="P4">
Publisher: Укринформ (Organization)</text:p>
      <text:p text:style-name="P4">
Published Time: 2023-05-22T16:15:00+03:00</text:p>
      <text:p text:style-name="P4">
Modified Time: 2023-05-22T16:15:00+03:00</text:p>
      <text:p text:style-name="P4">
Description: The European Union has imposed sanctions against five persons and two organizations responsible for serious human rights violations in Iran. - Ukrinform.</text:p>
      <text:p text:style-name="P4">
Images: ['<text:a xlink:type="simple" xlink:href="https://static.ukrinform.com/photos/2018_08/thumb_files/630_360_1533655881-2549.jpg" text:style-name="Internet_20_link" text:visited-style-name="Visited_20_Internet_20_Link">
630_360_15336...</text:a>
']</text:p>
      <text:p text:style-name="P4">
Tags: ['Євросоюз', 'Іран', 'Права людини', 'Санкції']</text:p>
      <text:p text:style-name="P4">
Type: Article</text:p>
      <!--METADATA-->
      <text:p text:style-name="P4">
<draw:frame draw:style-name="fr1" draw:name="Image111" text:anchor-type="as-char" svg:width="6.9236in" svg:height="3.956343in" draw:z-index="0">
<draw:image xlink:href="../Images/yкринформ/2023-05-22T16-15-00-03-00/630_360_1533655881-2549.jpg" xlink:type="simple" xlink:show="embed" xlink:actuate="onLoad" draw:mime-type="image/jpeg"/>
</draw:frame>
The European Union has imposed sanctions against five persons and two organizations responsible for serious human rights violations in Iran.</text:p>
      <text:p text:style-name="P4">
As Ukrinform reports, this is said in <text:a xlink:type="simple" xlink:href="https://www.consilium.europa.eu/en/press/press-releases/2023/05/22/iran-five-individuals-and-two-entities-targeted-by-eu-s-eighth-package-of-sanctions-for-human-rights-violations/" text:style-name="Internet_20_link" text:visited-style-name="Visited_20_Internet_20_Link">
</text:a>
.</text:p>
      <text:p text:style-name="P4">
It is noted that, in particular, the commander of the subdivisions of law enforcement forces was included in the sanction list <text:a xlink:type="simple" xlink:href="https://www.ukrinform.ua/tag-iran" text:style-name="Internet_20_link" text:visited-style-name="Visited_20_Internet_20_Link">
</text:a>
(LEF)And a person related to Marym Arvin is a lawyer who was lattice because of her human rights activities and later died.</text:p>
      <text:p text:style-name="P4">
The sanctions also imposed against the spokesman of the Iranian police and Secretary(SCC), the body responsible for the repression of the space.</text:p>
      <text:p text:style-name="P4">
In addition, the IRGC Fund is a body responsible for the investment of the Corps of the Guardians of the Islamic Revolution and the degradation of the fierce repression of the regime and the student organization BASIJ.(SBO).Остання діє як насильницька армія в університетських містечках, де студентивлаштували протести восени 2022 року, а згодом стали жертвами репресій ісерйозних порушень прав людини, таких як викрадення та тортури.</text:p>
      <text:p text:style-name="P4">
Загалом обмежувальні заходи ЄС застосовано до 216 фізичних та 37 юридичнихосіб. Вони включають заморожування активів, заборону на в’їзд до ЄС і заборонунадавати кошти тим, хто є у підсанкційному списку. Також діє заборона наекспорт до Ірану обладнання, яке може використовуватися для внутрішніхрепресій, і обладнання для моніторингу телекомунікацій.</text:p>
      <text:p text:style-name="P4">
Європейський Союз висловлює свою підтримку фундаментальним прагненням народуІрану до майбутнього, де його права людини та основні свободи поважаються тазахищаються.</text:p>
      <text:p text:style-name="P4">
<text:span text:style-name="T4">
Читайте також:</text:span>
 <text:a xlink:type="simple" xlink:href="https://www.ukrinform.ua/rubric-world/3701734-ssa-zaprovadili-sankcii-proti-rf-ta-iranu-cerez-nezakonni-aresti-amerikanciv.html" text:style-name="Internet_20_link" text:visited-style-name="Visited_20_Internet_20_Link">
 <text:span text:style-name="T4">
санкції</text:span>
 <text:span text:style-name="T4">
проти</text:span>
 <text:span text:style-name="T4">
Ірану</text:span>
</text:a>
The EU calls on Iran to stop the practice of rendering and execution of death sentences, to cancel the death sentences, as well as to provide a legal legal procedure for all detainees. The EU also calls for the practice of detention of foreign civilians for political benefits.Protests in Iran were reported that last fall, the afternoons of 22-year-old Mahi Amini, who died after being detained by police, broke out. Three men were executed in Iran in Iran's murder by the murder of three stations during last year's anti -government protests.</text:p>
      <text:p text:style-name="P4">
News Source: <text:a xlink:type="simple" xlink:href="https://www.ukrinform.ua/rubric-world/3712653-es-vviv-dodatkovi-sankcii-za-porusenna-prav-ludini-v-irani.html" text:style-name="Internet_20_link" text:visited-style-name="Visited_20_Internet_20_Link">
https://www.ukrinform.ua/rubric-world/3712653-es-vviv-dodatkovi-sankcii-za-porusenna-prav-ludini-v-irani.html</text:a>
</text:p>
      <!--NEWS-->
      <text:h text:style-name="P10" text:outline-level="1">
<text:span text:style-name="T4">
Stefanchuk urged Sweden to pass Gripen fighters to Ukraine</text:span>
</text:h>
      <text:p text:style-name="P4">
Authors: Ukrinform (Person)</text:p>
      <text:p text:style-name="P4">
Publisher: Укринформ (Organization)</text:p>
      <text:p text:style-name="P4">
Published Time: 2023-05-22T16:16:57+03:00</text:p>
      <text:p text:style-name="P4">
Modified Time: 2023-05-22T16:16:57+03:00</text:p>
      <text:p text:style-name="P4">
Description: The Chairman of the Verkhovna Rada Ruslan Stefanchuk, during a working visit to Sweden, urged to consider the possibility of transferring Gripen fighters to Ukraine. - Ukrinform.</text:p>
      <text:p text:style-name="P4">
Images: ['<text:a xlink:type="simple" xlink:href="https://static.ukrinform.com/photos/2023_05/thumb_files/630_360_1684761159-361.jpg" text:style-name="Internet_20_link" text:visited-style-name="Visited_20_Internet_20_Link">
630_360_16847...</text:a>
', '<text:a xlink:type="simple" xlink:href="https://static.ukrinform.com/photos/2023_05/1684761154-919.jpg" text:style-name="Internet_20_link" text:visited-style-name="Visited_20_Internet_20_Link">
1684761154-91...</text:a>
']</text:p>
      <text:p text:style-name="P4">
Tags: ['Літак', 'Швеція', 'Стефанчук']</text:p>
      <text:p text:style-name="P4">
Type: Article</text:p>
      <!--METADATA-->
      <text:p text:style-name="P4">
<draw:frame draw:style-name="fr1" draw:name="Image112" text:anchor-type="as-char" svg:width="6.9236in" svg:height="3.956343in" draw:z-index="0">
<draw:image xlink:href="../Images/yкринформ/2023-05-22T16-16-57-03-00/630_360_1684761159-361.jpg" xlink:type="simple" xlink:show="embed" xlink:actuate="onLoad" draw:mime-type="image/jpeg"/>
</draw:frame>
Ruslan Stefanchuk Ruslan Stefanchuk, during a working visit to Sweden, urge the transmission of Gripen fighters to Ukraine.</text:p>
      <text:p text:style-name="P4">
He reported this in <text:a xlink:type="simple" xlink:href="http://www.facebook.com/stefanchuk.official/posts/pfbid02t6Tk3r9cvMmiwMvS4RhVp9s1DWqmKo7Jzz6qpfkQ4T6qB6Wvvxyymp5GQxDo9LRtl" text:style-name="Internet_20_link" text:visited-style-name="Visited_20_Internet_20_Link">
</text:a>
, reports Ukrinform.</text:p>
      <text:p text:style-name="P4">
According to Stefanchuk, the most important now for Ukraine is the continuation of defense support.</text:p>
      <text:p text:style-name="P4">
"Today, one of the main messages to our partners and allies is to give Ukraine the wings of a future victory to Ukraine," he said.</text:p>
      <text:p text:style-name="P4">
Yes, during a working visit to <text:a xlink:type="simple" xlink:href="https://www.ukrinform.ua/tag-svecia" text:style-name="Internet_20_link" text:visited-style-name="Visited_20_Internet_20_Link">
</text:a>
Stefanchuk met with the State Secretary of the Ministry of Foreign Affairs Janoknutson.</text:p>
      <text:p text:style-name="P4">
<draw:frame draw:style-name="fr1" draw:name="Image113" text:anchor-type="as-char" svg:width="6.9236in" svg:height="4.615733in" draw:z-index="0">
<draw:image xlink:href="../Images/yкринформ/2023-05-22T16-16-57-03-00/1684761154-919.jpg" xlink:type="simple" xlink:show="embed" xlink:actuate="onLoad" draw:mime-type="image/jpeg"/>
</draw:frame>
During the meeting, the Chairman of the Verkhovna Rada thanked Sweden for comprehensive assistance to Ukraine, spoke about the fourth generation aircraft and Gripen fighter.</text:p>
      <text:p text:style-name="P4">
The parties also discussed Ukraine's path to full membership in the European Union. In particular, Stefanchuk informed the Secretary of State on the implementation of relevant recommendations of the European Commission and reminded that Ukraine expects to start negotiations on full membership by the end of this year.</text:p>
      <text:p text:style-name="P4">
The Chairman of the Verkhovna Rada discussed with Knutsson also bringing the Russian Federation of reference.</text:p>
      <text:p text:style-name="P4">
"I count on further effective interaction with Sweden in the Coal Group -Grouple coalition creation of a special journal about the crime of aggression against Ukraine," - said Stefanchuk.</text:p>
      <text:p text:style-name="P4">
<text:span text:style-name="T4">
 Read also: </text:span>
 <text:a xlink:type="simple" xlink:href="https://www.ukrinform.ua/rubric-ato/3712539-ignat-pro-f16-dostatno-mati-zasobi-abi-vorozi-litaki-ne-nablizalisa-do-kordoniv-ukraini.html" text:style-name="Internet_20_link" text:visited-style-name="Visited_20_Internet_20_Link">
</text:a>
As reported by Ukrinform, the members of the Delegation of the Committee on Foreign Affairs of the Kingdom of Sweden after the rocket attack experienced in Kiev will be recommended by their government and Parliament new measures to support Ukraine.</text:p>
      <text:p text:style-name="P4">
News Source: <text:a xlink:type="simple" xlink:href="https://www.ukrinform.ua/rubric-polytics/3712655-stefancuk-zaklikav-sveciu-peredati-ukraini-vinisuvaci-gripen.html" text:style-name="Internet_20_link" text:visited-style-name="Visited_20_Internet_20_Link">
https://www.ukrinform.ua/rubric-polytics/3712655-stefancuk-zaklikav-sveciu-peredati-ukraini-vinisuvaci-gripen.html</text:a>
</text:p>
      <!--NEWS-->
      <text:h text:style-name="P10" text:outline-level="1">
<text:span text:style-name="T4">
WHO will not invite Taiwan to the annual assembly</text:span>
</text:h>
      <text:p text:style-name="P4">
Authors: Ukrinform (Person)</text:p>
      <text:p text:style-name="P4">
Publisher: Укринформ (Organization)</text:p>
      <text:p text:style-name="P4">
Published Time: 2023-05-22T16:18:00+03:00</text:p>
      <text:p text:style-name="P4">
Modified Time: 2023-05-22T16:18:00+03:00</text:p>
      <text:p text:style-name="P4">
Description: Taiwan will not be invited to the annual Assembly of the World Health Organization, which will take place on May 21-30. - Ukrinform.</text:p>
      <text:p text:style-name="P4">
Images: ['<text:a xlink:type="simple" xlink:href="https://static.ukrinform.com/photos/2020_06/thumb_files/630_360_1593280668-741.jpg" text:style-name="Internet_20_link" text:visited-style-name="Visited_20_Internet_20_Link">
630_360_15932...</text:a>
']</text:p>
      <text:p text:style-name="P4">
Tags: ['Китай', 'Пакистан', 'Тайвань', 'ВООЗ']</text:p>
      <text:p text:style-name="P4">
Type: Article</text:p>
      <!--METADATA-->
      <text:p text:style-name="P4">
<draw:frame draw:style-name="fr1" draw:name="Image114" text:anchor-type="as-char" svg:width="6.9236in" svg:height="3.956343in" draw:z-index="0">
<draw:image xlink:href="../Images/yкринформ/2023-05-22T16-18-00-03-00/630_360_1593280668-741.jpg" xlink:type="simple" xlink:show="embed" xlink:actuate="onLoad" draw:mime-type="image/jpeg"/>
</draw:frame>
Taiwan will not prompt at the annual Assembly of the World Health Organization, which will take place on May 21-30.</text:p>
      <text:p text:style-name="P4">
About it reports <text:a xlink:type="simple" xlink:href="https://www.reuters.com/world/asia-pacific/taiwan-excluded-who-annual-assembly-following-chinese-opposition-2023-05-22/" text:style-name="Internet_20_link" text:visited-style-name="Visited_20_Internet_20_Link">
</text:a>
, reports Ukrinform.</text:p>
      <text:p text:style-name="P4">
Earlier, China and Pakistan urged members of the organization to refuse Taiwan.</text:p>
      <text:p text:style-name="P4">
In his turn, Taiwan stated that the blocking of China of his participation in Globalnihorgans is "shameful" and that Beijing has no right to speak on behalf of the island.</text:p>
      <text:p text:style-name="P4">
“Only the democratically elected Taiwan government can represent 23 million people <text:a xlink:type="simple" xlink:href="https://www.ukrinform.ua/tag-tajvan" text:style-name="Internet_20_link" text:visited-style-name="Visited_20_Internet_20_Link">
</text:a>
In WHO and other international organizations and to protect the health and rights of the Taiwan people, ”the Taiwan NMSC said.</text:p>
      <text:p text:style-name="P4">
Instead, China greeted the WHO decision. The Ministry of Foreign Affairs of the China states that this "fully indicates that the principle of" one China "is the desire of the people and the tendency in the international community."</text:p>
      <text:p text:style-name="P4">
However, Taiwan is allowed to attend some WHO technical meetings.</text:p>
      <text:p text:style-name="P4">
<text:span text:style-name="T4">
 Read also: </text:span>
 <text:a xlink:type="simple" xlink:href="https://www.ukrinform.ua/rubric-world/3712036-pekin-oburivsa-zaklikom-samitu-g7-do-miru-z-tajvanem.html" text:style-name="Internet_20_link" text:visited-style-name="Visited_20_Internet_20_Link">
<text:span text:style-name="T4">
 Taiwan </text:span>
</text:a>
As reported <text:a xlink:type="simple" xlink:href="https://www.ukrinform.ua/rubric-world/3706999-ssa-zaklikaut-vooz-zaprositi-tajvan-na-travnevu-zustric-blinken.html" text:style-name="Internet_20_link" text:visited-style-name="Visited_20_Internet_20_Link">
</text:a>
, US Secretary of State Blinken said that the United States urge WHO to invite Taiwauziji as an observer in the annual meeting in Geneva on May 21-30.</text:p>
      <text:p text:style-name="P4">
Taiwan from 2009 to 2016 participated in the WHO Assembly as an observer. After the arrival of power in Taiwan, President Tsi Inventory political force and increased course of independence, China blocked the continuation of this status.</text:p>
      <text:p text:style-name="P4">
News Source: <text:a xlink:type="simple" xlink:href="https://www.ukrinform.ua/rubric-world/3712657-vooz-ne-zaprosuvatime-tajvan-na-soricnu-asambleu.html" text:style-name="Internet_20_link" text:visited-style-name="Visited_20_Internet_20_Link">
https://www.ukrinform.ua/rubric-world/3712657-vooz-ne-zaprosuvatime-tajvan-na-soricnu-asambleu.html</text:a>
</text:p>
      <!--NEWS-->
      <text:h text:style-name="P10" text:outline-level="1">
<text:span text:style-name="T4">
In most regions of Ukraine, an extraordinary fire danger will prevail</text:span>
</text:h>
      <text:p text:style-name="P4">
Authors: Ukrinform (Person)</text:p>
      <text:p text:style-name="P4">
Publisher: Укринформ (Organization)</text:p>
      <text:p text:style-name="P4">
Published Time: 2023-05-22T16:23:00+03:00</text:p>
      <text:p text:style-name="P4">
Modified Time: 2023-05-22T16:23:00+03:00</text:p>
      <text:p text:style-name="P4">
Description: In most regions of Ukraine, on May 23-25, an extraordinary fire danger will prevail. - Ukrinform.</text:p>
      <text:p text:style-name="P4">
Images: ['<text:a xlink:type="simple" xlink:href="https://static.ukrinform.com/photos/2022_08/thumb_files/630_360_1660222525-605.jpg" text:style-name="Internet_20_link" text:visited-style-name="Visited_20_Internet_20_Link">
630_360_16602...</text:a>
']</text:p>
      <text:p text:style-name="P4">
Tags: ['ДСНС', 'Пожежа', 'Україна', 'Пожежна небезпека']</text:p>
      <text:p text:style-name="P4">
Type: Article</text:p>
      <!--METADATA-->
      <text:p text:style-name="P4">
<draw:frame draw:style-name="fr1" draw:name="Image115" text:anchor-type="as-char" svg:width="6.9236in" svg:height="3.956343in" draw:z-index="0">
<draw:image xlink:href="../Images/yкринформ/2023-05-22T16-23-00-03-00/630_360_1660222525-605.jpg" xlink:type="simple" xlink:show="embed" xlink:actuate="onLoad" draw:mime-type="image/jpeg"/>
</draw:frame>
Most of the regions of Ukraine will be prevalent on May 23-25, extraordinary fire.</text:p>
      <text:p text:style-name="P4">
According to Ukrinform, the State Emergency Service reports in <text:a xlink:type="simple" xlink:href="https://www.facebook.com/MNS.GOV.UA/posts/pfbid02SGRggcoxdtDrZSAwyawSKxwh2E8MowJqqxwPfWmmM8JZRfL83XKjwG66HbaNFcYpl" text:style-name="Internet_20_link" text:visited-style-name="Visited_20_Internet_20_Link">
</text:a>
.</text:p>
      <text:p text:style-name="P4">
«Український гідрометеорологічний центр інформує, що 23-25 травня в Україні,крім Львівської, Івано-Франківської, Закарпатської областей, буде надзвичайнийрівень <text:a xlink:type="simple" xlink:href="https://www.ukrinform.ua/tag-pozeza" text:style-name="Internet_20_link" text:visited-style-name="Visited_20_Internet_20_Link">
 </text:a>
dangers, ”the testimony reads.</text:p>
      <text:p text:style-name="P4">
The SESU urges citizens not to provoke fire in open territories.</text:p>
      <text:p text:style-name="P4">
<text:span text:style-name="T4">
 Read also: </text:span>
 <text:a xlink:type="simple" xlink:href="https://www.ukrinform.ua/rubric-regions/3712150-na-cernigivsini-cerez-obstrili-blizko-tizna-gorit-lis.html" text:style-name="Internet_20_link" text:visited-style-name="Visited_20_Internet_20_Link">
</text:a>
According to Ukrinform, the SESU advises citizens to compose dry grass, to burn it, because in many cases the burning of the dry -boost proves to fires and injuries of people.</text:p>
      <text:p text:style-name="P4">
<text:span text:style-name="T5">
Foto: SNNS</text:span>
</text:p>
      <text:p text:style-name="P4">
News Source: <text:a xlink:type="simple" xlink:href="https://www.ukrinform.ua/rubric-regions/3712658-u-bilsosti-oblastej-ukraini-perevazatime-nadzvicajna-pozezna-nebezpeka.html" text:style-name="Internet_20_link" text:visited-style-name="Visited_20_Internet_20_Link">
https://www.ukrinform.ua/rubric-regions/3712658-u-bilsosti-oblastej-ukraini-perevazatime-nadzvicajna-pozezna-nebezpeka.html</text:a>
</text:p>
      <!--NEWS-->
      <text:h text:style-name="P10" text:outline-level="1">
<text:span text:style-name="T4">
Aliyev stated that the signing of a peace agreement between Azerbaijan and Armenia inevitably</text:span>
</text:h>
      <text:p text:style-name="P4">
Authors: Ukrinform (Person)</text:p>
      <text:p text:style-name="P4">
Publisher: Укринформ (Organization)</text:p>
      <text:p text:style-name="P4">
Published Time: 2023-05-22T16:24:30+03:00</text:p>
      <text:p text:style-name="P4">
Modified Time: 2023-05-22T16:24:30+03:00</text:p>
      <text:p text:style-name="P4">
Description: The signing of a peace agreement between Azerbaijan and Armenia is inevitable. - Ukrinform.</text:p>
      <text:p text:style-name="P4">
Images: ['<text:a xlink:type="simple" xlink:href="https://static.ukrinform.com/photos/2023_05/thumb_files/630_360_1684761557-917.jpg" text:style-name="Internet_20_link" text:visited-style-name="Visited_20_Internet_20_Link">
630_360_16847...</text:a>
']</text:p>
      <text:p text:style-name="P4">
Tags: ['Алієв', 'Азербайджан', 'Переговори', 'Вірменія']</text:p>
      <text:p text:style-name="P4">
Type: Article</text:p>
      <!--METADATA-->
      <text:p text:style-name="P4">
<draw:frame draw:style-name="fr1" draw:name="Image116" text:anchor-type="as-char" svg:width="6.9236in" svg:height="3.956343in" draw:z-index="0">
<draw:image xlink:href="../Images/yкринформ/2023-05-22T16-24-30-03-00/630_360_1684761557-917.jpg" xlink:type="simple" xlink:show="embed" xlink:actuate="onLoad" draw:mime-type="image/jpeg"/>
</draw:frame>
The signing of the agreement between Azerbaijan and Armenia is inevitable.</text:p>
      <text:p text:style-name="P4">
This was stated by President of Azerbaijan Ilham Aliyev in a joint statement for the press of Lithuania by Gitanas Nauseda in Vilnius on May 22, Ukrinformis reference to <text:a xlink:type="simple" xlink:href="http://azertag.az/ru/xeber/2625947" text:style-name="Internet_20_link" text:visited-style-name="Visited_20_Internet_20_Link">
</text:a>
.</text:p>
      <text:p text:style-name="P4">
“I informed the President of Lithuania about peace talks between <text:a xlink:type="simple" xlink:href="https://www.ukrinform.ua/tag-azerbajdzan" text:style-name="Internet_20_link" text:visited-style-name="Visited_20_Internet_20_Link">
</text:a>
and Armenia. We hope that the holding of peace talks will eventually bring a long -term peace to the Caucasus ... We argue that the signing of a peace agreement is inevitable and we try to make constructive efforts to achieve this goal from our booking, ”Aliyev said.</text:p>
      <text:p text:style-name="P4">
He added that this peace agreement should comply with international norms and principles.</text:p>
      <text:p text:style-name="P4">
<text:span text:style-name="T4">
 Read also: </text:span>
 <text:a xlink:type="simple" xlink:href="https://www.ukrinform.ua/rubric-world/3712610-premer-virmenii-ne-viklucae-so-kraina-moze-vijti-z-odkb.html" text:style-name="Internet_20_link" text:visited-style-name="Visited_20_Internet_20_Link">
</text:a>
As reported by Ukrinform, earlier Prime Minister of Armenia Nicol Pashinyan <text:a xlink:type="simple" xlink:href="https://www.ukrinform.ua/rubric-world/3712601-pasinan-zaaviv-so-virmenia-ta-azerbajdzan-provodat-intensivni-mirni-peregovori.html" text:style-name="Internet_20_link" text:visited-style-name="Visited_20_Internet_20_Link">
</text:a>
that there are intensive negotiations between Armenia Tairebaijan.</text:p>
      <text:p text:style-name="P4">
Photo: Azertag.Az</text:p>
      <text:p text:style-name="P4">
News Source: <text:a xlink:type="simple" xlink:href="https://www.ukrinform.ua/rubric-world/3712659-aliev-zaaviv-so-pidpisanna-mirnoi-ugodi-miz-azerbajdzanom-ta-virmenieu-neminuce.html" text:style-name="Internet_20_link" text:visited-style-name="Visited_20_Internet_20_Link">
https://www.ukrinform.ua/rubric-world/3712659-aliev-zaaviv-so-pidpisanna-mirnoi-ugodi-miz-azerbajdzanom-ta-virmenieu-neminuce.html</text:a>
</text:p>
      <!--NEWS-->
      <text:h text:style-name="P10" text:outline-level="1">
<text:span text:style-name="T4">
Artificial intelligence for military purposes: Israel seeks to become a "superpower"</text:span>
</text:h>
      <text:p text:style-name="P4">
Authors: Ukrinform (Person)</text:p>
      <text:p text:style-name="P4">
Publisher: Укринформ (Organization)</text:p>
      <text:p text:style-name="P4">
Published Time: 2023-05-22T16:29:00+03:00</text:p>
      <text:p text:style-name="P4">
Modified Time: 2023-05-22T16:29:00+03:00</text:p>
      <text:p text:style-name="P4">
Description: Israel seeks to use its technological achievements to become a "superpower" in the use of artificial intelligence (AI), including And for military purposes. - Ukrinform.</text:p>
      <text:p text:style-name="P4">
Images: ['<text:a xlink:type="simple" xlink:href="https://static.ukrinform.com/photos/2018_06/thumb_files/630_360_1528650363-6726.jpg" text:style-name="Internet_20_link" text:visited-style-name="Visited_20_Internet_20_Link">
630_360_15286...</text:a>
']</text:p>
      <text:p text:style-name="P4">
Tags: ['Ізраїль', 'Технології', 'Військова техніка', 'Штучний інтелект']</text:p>
      <text:p text:style-name="P4">
Type: Article</text:p>
      <!--METADATA-->
      <text:p text:style-name="P4">
<draw:frame draw:style-name="fr1" draw:name="Image117" text:anchor-type="as-char" svg:width="6.9236in" svg:height="3.956343in" draw:z-index="0">
<draw:image xlink:href="../Images/yкринформ/2023-05-22T16-29-00-03-00/630_360_1528650363-6726.jpg" xlink:type="simple" xlink:show="embed" xlink:actuate="onLoad" draw:mime-type="image/jpeg"/>
</draw:frame>
Israelpragne to use its technological achievements to become a "superpower" of an assassination of artificial intelligence(Thor), incl. And for military purposes.</text:p>
      <text:p text:style-name="P4">
This was stated by the CEO(https://www.reuters.com/world/middle-east/israel-aims-be-ai-superpower-advance-autonomous-warfare-2023-05-22/).</text:p>
      <text:p text:style-name="P4">
“Steps aimed at using rapid development <text:a xlink:type="simple" xlink:href="https://www.ukrinform.ua/tag-stucnij-intelekt" text:style-name="Internet_20_link" text:visited-style-name="Visited_20_Internet_20_Link">
</text:a>
, include the creation of a special organization from military robotics in the ministry and the record budget for appropriate research and development this year, " - reported by the Army in the retired Eyal Measure.</text:p>
      <text:p text:style-name="P4">
He called GPT(a generative pre -trained transformer)і AGI(Artificial intelligence)the areas of deep research that CI civilian industries work on and which may eventually have military use.</text:p>
      <text:p text:style-name="P4">
"There are people who consider the AI the next revolution that will change the face of Napoli Battle of war," said the measurement on Herzliya Conference.</text:p>
      <text:p text:style-name="P4">
<text:span text:style-name="T4">
 Read also: </text:span>
 <text:a xlink:type="simple" xlink:href="https://www.ukrinform.ua/rubric-technology/3504661-v-izraili-rozrobili-radar-zdatnij-baciti-kriz-stini.html" text:style-name="Internet_20_link" text:visited-style-name="Visited_20_Internet_20_Link">
<text:span text:style-name="T4">
 Israeli </text:span>
 <text:span text:style-name="T4">
 developed </text:span>
 <text:span text:style-name="T4">
 </text:span>
 radar <text:span text:style-name="T4">
 </text:span>
 capable <text:span text:style-name="T4">
<text:span text:style-name="T5">
* to see </text:span>
* </text:span>
 <text:span text:style-name="T4">
 through </text:span>
 <text:span text:style-name="T4">
 walls </text:span>
</text:a>
Eyal explained the achievements of Israel in the Cybernetic War, which was considered to be used against Iranian nuclear objects, "the correct and timely determination of defense, economic, national and international dimensions."</text:p>
      <text:p text:style-name="P4">
According to him, their "mission is to transform Israel Nanja in the field of AI and be at the head of a very limited number of world states that are part of this club."</text:p>
      <text:p text:style-name="P4">
As reported <text:a xlink:type="simple" xlink:href="https://www.ukrinform.ua/rubric-technology/3711800-g7-zaklikae-prijnati-miznarodni-tehnicni-standarti-dla-stucnogo-intelektu.html" text:style-name="Internet_20_link" text:visited-style-name="Visited_20_Internet_20_Link">
</text:a>
, leaders of the Seven Group countries(G7)On Saturday, the development and adoption of international technical standards for reliable intelligence.</text:p>
      <text:p text:style-name="P4">
News Source: <text:a xlink:type="simple" xlink:href="https://www.ukrinform.ua/rubric-technology/3712662-stucnij-intelekt-u-vijskovih-cilah-izrail-pragne-stati-nadderzavou.html" text:style-name="Internet_20_link" text:visited-style-name="Visited_20_Internet_20_Link">
https://www.ukrinform.ua/rubric-technology/3712662-stucnij-intelekt-u-vijskovih-cilah-izrail-pragne-stati-nadderzavou.html</text:a>
</text:p>
      <!--NEWS-->
      <text:h text:style-name="P10" text:outline-level="1">
<text:span text:style-name="T4">
Austrian Foreign Minister: "Peaceful Plan" China aimed at smoothing angles</text:span>
</text:h>
      <text:p text:style-name="P4">
Authors: Ukrinform (Person)</text:p>
      <text:p text:style-name="P4">
Publisher: Укринформ (Organization)</text:p>
      <text:p text:style-name="P4">
Published Time: 2023-05-22T16:32:57+03:00</text:p>
      <text:p text:style-name="P4">
Modified Time: 2023-05-22T16:32:57+03:00</text:p>
      <text:p text:style-name="P4">
Description: China's proposal for peaceful settlement in Ukraine is aimed at "smoothing angles" and does not recognize Russia's aggressive war against Ukraine. - Ukrinform.</text:p>
      <text:p text:style-name="P4">
Images: ['<text:a xlink:type="simple" xlink:href="https://static.ukrinform.com/photos/2023_04/thumb_files/630_360_1681917131-478.jpg" text:style-name="Internet_20_link" text:visited-style-name="Visited_20_Internet_20_Link">
630_360_16819...</text:a>
']</text:p>
      <text:p text:style-name="P4">
Tags: ['Австрія', 'Китай', 'Війна з Росією']</text:p>
      <text:p text:style-name="P4">
Type: Article</text:p>
      <!--METADATA-->
      <text:p text:style-name="P4">
<draw:frame draw:style-name="fr1" draw:name="Image118" text:anchor-type="as-char" svg:width="6.9236in" svg:height="3.956343in" draw:z-index="0">
<draw:image xlink:href="../Images/yкринформ/2023-05-22T16-32-57-03-00/630_360_1681917131-478.jpg" xlink:type="simple" xlink:show="embed" xlink:actuate="onLoad" draw:mime-type="image/jpeg"/>
</draw:frame>
The proposal for peaceful settlement in Ukraine is aimed at "smoothing the angles" of the IE, the recognition of Russia's aggressive war against Ukraine.</text:p>
      <text:p text:style-name="P4">
This was announced to journalists by Austrian Foreign Minister Alexandershallenberg before the meeting of the EU Council of Ministers for Foreign Affairs of the Ubrussel, Ukrinform correspondent reports.</text:p>
      <text:p text:style-name="P4">
"<text:a xlink:type="simple" xlink:href="https://www.ukrinform.ua/tag-kitaj" text:style-name="Internet_20_link" text:visited-style-name="Visited_20_Internet_20_Link">
</text:a>
As a permanent member of the UN Security Council is specially responsible. But the Chinese document is aimed at smoothing out, because in one part they are fully respect for the territorial integrity of the sovereignty of each countries, but they are not ready to consider aggressive Russia as what it is - an aggressive war, "Shalllenberg said.</text:p>
      <text:p text:style-name="P4">
<text:span text:style-name="T4">
 Read also: </text:span>
 <text:a xlink:type="simple" xlink:href="https://www.ukrinform.ua/rubric-polytics/3711440-es-zaklikav-kitaj-tisnuti-na-rosiu-sob-vona-pripinila-vijnu-proti-ukraini.html" text:style-name="Internet_20_link" text:visited-style-name="Visited_20_Internet_20_Link">
<text:span text:style-name="T4">
 China </text:span>
</text:a>
He does not see the opportunity for diplomatic settlement. "I am also hiding to see a situation where there is a place for diplomacy. But now we are not there. Everything is seeing now, so that Russian aggression is ongoing. And there is one profact: everything is in Putin's hands - it can finish the war tomorrow. If Zelensky gets wrong - Ukraine will disappear. Therefore, there is a very big difference here, " - said Austrian Glavamz.</text:p>
      <text:p text:style-name="P4">
<text:span text:style-name="T4">
 Read also: </text:span>
 <text:a xlink:type="simple" xlink:href="https://www.ukrinform.ua/rubric-polytics/3711431-u-derzdepi-ssa-prokomentuvali-mirotvorci-potugi-kitau.html" text:style-name="Internet_20_link" text:visited-style-name="Visited_20_Internet_20_Link">
<text:span text:style-name="T4">
 China </text:span>
</text:a>
As it was reported, on April 6, China Si Jinping at a meeting with the Presidential Commission Ursula von der Lyen and President of France Emmanuelmakron stressed that <text:a xlink:type="simple" xlink:href="https://www.ukrinform.ua/rubric-polytics/3692591-pozicia-kitau-sodo-ukraini-zvoditsa-do-pidtrimki-peregovoriv-pro-mir-si-czinpin.html" text:style-name="Internet_20_link" text:visited-style-name="Visited_20_Internet_20_Link">
</text:a>
 .</text:p>
      <text:p text:style-name="P4">
News Source: <text:a xlink:type="simple" xlink:href="https://www.ukrinform.ua/rubric-world/3712663-glava-mzs-avstrii-mirnij-plan-kitau-spramovanij-na-zgladzuvanna-kutiv.html" text:style-name="Internet_20_link" text:visited-style-name="Visited_20_Internet_20_Link">
https://www.ukrinform.ua/rubric-world/3712663-glava-mzs-avstrii-mirnij-plan-kitau-spramovanij-na-zgladzuvanna-kutiv.html</text:a>
</text:p>
      <!--NEWS-->
      <text:h text:style-name="P10" text:outline-level="1">
<text:span text:style-name="T4">
ARMA is looking for managers for six hotels and sanatoriums</text:span>
</text:h>
      <text:p text:style-name="P4">
Authors: Ukrinform (Person)</text:p>
      <text:p text:style-name="P4">
Publisher: Укринформ (Organization)</text:p>
      <text:p text:style-name="P4">
Published Time: 2023-05-22T16:35:00+03:00</text:p>
      <text:p text:style-name="P4">
Modified Time: 2023-05-22T16:35:00+03:00</text:p>
      <text:p text:style-name="P4">
Description: The National Agency for Detection, Investigation and Management of Assets received from corruption and other crimes has announced the selection of managers for 6 arrested hotels and sanatoriums. - Ukrinform.</text:p>
      <text:p text:style-name="P4">
Images: ['<text:a xlink:type="simple" xlink:href="https://static.ukrinform.com/photos/2023_05/thumb_files/630_360_1684762290-234.jpg" text:style-name="Internet_20_link" text:visited-style-name="Visited_20_Internet_20_Link">
630_360_16847...</text:a>
']</text:p>
      <text:p text:style-name="P4">
Tags: ['Конкурс', 'Президент-Готель', 'АРМА', 'Пансіонат']</text:p>
      <text:p text:style-name="P4">
Type: Article</text:p>
      <!--METADATA-->
      <text:p text:style-name="P4">
<draw:frame draw:style-name="fr1" draw:name="Image119" text:anchor-type="as-char" svg:width="6.9236in" svg:height="3.956343in" draw:z-index="0">
<draw:image xlink:href="../Images/yкринформ/2023-05-22T16-35-00-03-00/630_360_1684762290-234.jpg" xlink:type="simple" xlink:show="embed" xlink:actuate="onLoad" draw:mime-type="image/jpeg"/>
</draw:frame>
The National Agency for Detection, Investigation and Management of Assets received from corruption and other crimes has announced the selection competitions for 6 arrested hotels and sanatoriums.</text:p>
      <text:p text:style-name="P4">
As Ukrinform reports, it reports <text:a xlink:type="simple" xlink:href="https://arma.gov.ua/news/typical/shukaemo-upraviteliv-dlya-6-areshtovanih-goteliv-ta-sanatoriiv-z-nomernim-fondom-dlya-viyskovoslujbovtsiv-ta-pereselentsiv" text:style-name="Internet_20_link" text:visited-style-name="Visited_20_Internet_20_Link">
</text:a>
.</text:p>
      <text:p text:style-name="P4">
It is noted that the agency is looking for managers for the Druzhba Hotel, Shatsk Lakes boarding house in Volyn region, the Carpathian tourist complex in Ivano-Frankivsk, the Carpathian Dawn Medical and Health Complex in Ivano-Frankivsk Oblast, Hotel and Restaurant. "Tourist" in Rivne and recreation center "Sunny" in the Poltava region.</text:p>
      <text:p text:style-name="P4">
These assets can manage both private and public or utility companies that are engaged in economic activity on the appropriate profile, have the necessary resources and will offer the most favorable price conditions.</text:p>
      <text:p text:style-name="P4">
One of the main points of the management program of each participant <text:a xlink:type="simple" xlink:href="https://www.ukrinform.ua/tag-konkurs" text:style-name="Internet_20_link" text:visited-style-name="Visited_20_Internet_20_Link">
</text:a>
- The percentage of the total object of objectivity, which the manager will provide for the said social purposes.</text:p>
      <text:p text:style-name="P4">
<text:span text:style-name="T4">
 Read also: </text:span>
 <text:a xlink:type="simple" xlink:href="https://www.ukrinform.ua/rubric-economy/3710537-arma-pererahuvala-derzavi-majze-90-miljoniv-aki-nalezali-rosijskomu-oligarhu.html" text:style-name="Internet_20_link" text:visited-style-name="Visited_20_Internet_20_Link">
<text:span text:style-name="T4">
 ARMA </text:span>
</text:a>
It has been reported that 5 hotels, 24 sanatoriums and non -residential premises in different regions of Ukraine, which are at the disposal of ARMA, should be transferred to competitions for the search for new managers with compulsory departments on some such IDPs.</text:p>
      <text:p text:style-name="P4">
<text:span text:style-name="T5">
Foto: Shatsk Lakes boarding house / Facebook</text:span>
</text:p>
      <text:p text:style-name="P4">
News Source: <text:a xlink:type="simple" xlink:href="https://www.ukrinform.ua/rubric-economy/3712664-arma-sukae-upraviteliv-dla-sesti-goteliv-ta-sanatoriiv.html" text:style-name="Internet_20_link" text:visited-style-name="Visited_20_Internet_20_Link">
https://www.ukrinform.ua/rubric-economy/3712664-arma-sukae-upraviteliv-dla-sesti-goteliv-ta-sanatoriiv.html</text:a>
</text:p>
      <!--NEWS-->
      <text:h text:style-name="P10" text:outline-level="1">
<text:span text:style-name="T4">
EU leaders and Korea have declared support for Ukraine and called on Russia to immediately withdraw troops</text:span>
</text:h>
      <text:p text:style-name="P4">
Authors: Ukrinform (Person)</text:p>
      <text:p text:style-name="P4">
Publisher: Укринформ (Organization)</text:p>
      <text:p text:style-name="P4">
Published Time: 2023-05-22T16:37:50+03:00</text:p>
      <text:p text:style-name="P4">
Modified Time: 2023-05-22T16:37:50+03:00</text:p>
      <text:p text:style-name="P4">
Description: EU leaders and South Korea called on Russia to immediately withdraw troops from all over Ukraine and declared their willingness to support Kiev as much as it would be needed. - Ukrinform.</text:p>
      <text:p text:style-name="P4">
Images: ['<text:a xlink:type="simple" xlink:href="https://static.ukrinform.com/photos/2023_05/thumb_files/630_360_1684762460-368.jpeg" text:style-name="Internet_20_link" text:visited-style-name="Visited_20_Internet_20_Link">
630_360_16847...</text:a>
']</text:p>
      <text:p text:style-name="P4">
Tags: ['Євросоюз', 'Корея', 'Україна', 'Росія']</text:p>
      <text:p text:style-name="P4">
Type: Article</text:p>
      <!--METADATA-->
      <text:p text:style-name="P4">
<draw:frame draw:style-name="fr1" draw:name="Image120" text:anchor-type="as-char" svg:width="6.9236in" svg:height="3.956343in" draw:z-index="0">
<draw:image xlink:href="../Images/yкринформ/2023-05-22T16-37-50-03-00/630_360_1684762460-368.jpeg" xlink:type="simple" xlink:show="embed" xlink:actuate="onLoad" draw:mime-type="image/jpeg"/>
</draw:frame>
South Korea leaders called on Russia to immediately withdraw troops from all over Ukraine and declared their readiness to support Kiev as much as it will be.</text:p>
      <text:p text:style-name="P4">
This is stated in <text:a xlink:type="simple" xlink:href="http://ec.europa.eu/commission/presscorner/detail/en/statement_23_2863" text:style-name="Internet_20_link" text:visited-style-name="Visited_20_Internet_20_Link">
</text:a>
The President of the European Council Charles Michel, the Chairman of the European Commission Ursula von Derlyen and the President of the Republic of Korea Jun Jol John John on the results of the summit, who gathered in Seoul on May 22, Ukrinform reports.</text:p>
      <text:p text:style-name="P4">
"We, the leaders of the European Union and the Republic of Korea… We confirm the decisive expression of the Russian aggressive war against Ukraine, which is a gross violation of international law," the document reads.</text:p>
      <text:p text:style-name="P4">
The parties have confirmed the obligation to comply with the UN Charter, to express independence, sovereignty and territorial integrity of Ukraine within its internationally recognized borders and its inalienable right to domobon against Russian aggression.</text:p>
      <text:p text:style-name="P4">
“<text:a xlink:type="simple" xlink:href="https://www.ukrinform.ua/tag-rosia" text:style-name="Internet_20_link" text:visited-style-name="Visited_20_Internet_20_Link">
</text:a>
It should cease its aggression dancing, completely and unconditionally to withdraw all its troops from all over the territory of Ukraine within its internationally recognized borders. International humanitarian law, including the rules of prisoners of war, as well as international rights, should be observed, ”the summit participants said.</text:p>
      <text:p text:style-name="P4">
They expressed support for the efforts to ensure the responsibility for the military and other violations of international law committed by Russia against Ukraine, supported the support of the work of the International Criminal Court.</text:p>
      <text:p text:style-name="P4">
“We have agreed to continue and increase the collective pressure on Russia, in particular, by the introduction of appropriate restrictive measures. We are devoted to the support and reconstruction of Ukraine and decisive to support Ukraine for as long as it will be necessary. We have discussed ways to increase Ukraine's support in order to ensure its financial, material, and security humanitarian needs, ”the document reads.</text:p>
      <text:p text:style-name="P4">
According to EU leaders and Korea, the whole world now faces threats to peacekeeping, in particular because of the consequences of the Russian Federation against Ukraine, nuclear and missile programs of the DPRK, etc. Other destabilizing factors mentioned the slow recovery rates after global pandemic, climatic changes, deterioration of food and energy security.</text:p>
      <text:p text:style-name="P4">
The parties agreed to work on solving these problems and expanding strategic cooperation.As it was reported, after participating in the Samy Seven Group Summit in the Japanese Hirosymip President Charles Michel and the Chairman of the European Commission Ursula von Der Liaenbuli to Seoul, where the EU-Republic of Korea was held. The participants of the event considering a wide range of bilateral relations, including security problems, development of bilateral cooperation and trade, cooperation to achieve the sustainable development of the UN.</text:p>
      <text:p text:style-name="P4">
Photo: EPA/UPG</text:p>
      <text:p text:style-name="P4">
News Source: <text:a xlink:type="simple" xlink:href="https://www.ukrinform.ua/rubric-world/3712665-lideri-es-i-korei-zaavili-pro-pidtrimku-ukraini-i-zaklikali-rosiu-negajno-vivesti-vijska.html" text:style-name="Internet_20_link" text:visited-style-name="Visited_20_Internet_20_Link">
https://www.ukrinform.ua/rubric-world/3712665-lideri-es-i-korei-zaavili-pro-pidtrimku-ukraini-i-zaklikali-rosiu-negajno-vivesti-vijska.html</text:a>
</text:p>
      <!--NEWS-->
      <text:h text:style-name="P10" text:outline-level="1">
<text:span text:style-name="T4">
Barcelona for the first time since 2021 was defeated in the women's championship of Spain in football</text:span>
</text:h>
      <text:p text:style-name="P4">
Authors: Ukrinform (Person)</text:p>
      <text:p text:style-name="P4">
Publisher: Укринформ (Organization)</text:p>
      <text:p text:style-name="P4">
Published Time: 2023-05-22T16:38:45+03:00</text:p>
      <text:p text:style-name="P4">
Modified Time: 2023-05-22T16:38:45+03:00</text:p>
      <text:p text:style-name="P4">
Description: The team interrupted a series of 64 matches without defeat. - Ukrinform.</text:p>
      <text:p text:style-name="P4">
Images: ['<text:a xlink:type="simple" xlink:href="https://static.ukrinform.com/photos/2023_05/thumb_files/630_360_1684762651-776.jpg" text:style-name="Internet_20_link" text:visited-style-name="Visited_20_Internet_20_Link">
630_360_16847...</text:a>
']</text:p>
      <text:p text:style-name="P4">
Tags: ['Барселона', 'Футбол']</text:p>
      <text:p text:style-name="P4">
Type: Article</text:p>
      <!--METADATA-->
      <text:p text:style-name="P4">
<draw:frame draw:style-name="fr1" draw:name="Image121" text:anchor-type="as-char" svg:width="6.9236in" svg:height="3.956343in" draw:z-index="0">
<draw:image xlink:href="../Images/yкринформ/2023-05-22T16-38-45-03-00/630_360_1684762651-776.jpg" xlink:type="simple" xlink:show="embed" xlink:actuate="onLoad" draw:mime-type="image/jpeg"/>
</draw:frame>
The team expedited a series of 64 matches without defeats.</text:p>
      <text:p text:style-name="P4">
Barcelona in the Spanish Football Championship among women's teams a break -winning series, which lasted for almost two years, this happened in the last matchinational championship against Madrid CFF, Ukrinform reports.</text:p>
      <text:p text:style-name="P4">
Before the final match of the Spanish Championship in Barcelona Madrid, 64 matches were not played. The last Catalan players were inferior to the national first and on June 1, 2021, when they lost to the exit with a score of 3: 4 Athletic Madrid.</text:p>
      <text:p text:style-name="P4">
The next defeat of the women's team "Barcelona" also occurred in Madrid. In the 30th round of the Spanish Championship, Jonathan Hiraldes wards twice missed the first half, which they answered with one goal Alexia Puttelias in the second half of the meeting.</text:p>
      <text:p text:style-name="P4">
Looking at Madrid KFF, Barcelona lost for the first time in 65 matches. The series of the team lasted 719 days.</text:p>
      <text:p text:style-name="P4">
Despite the defeat in the final round of Barcelona in the final table on 10 points ahead of the nearest concretions from Real. For 30 matches of the season, teams of 85 and 75 points, respectively.</text:p>
      <text:p text:style-name="P4">
<text:span text:style-name="T4">
 Read also: </text:span>
 <text:a xlink:type="simple" xlink:href="https://www.ukrinform.ua/rubric-sports/3707917-zinoca-komanda-barseloni-perervala-istoricnu-seriu-peremog-u-nacionalnih-cempionatah.html" text:style-name="Internet_20_link" text:visited-style-name="Visited_20_Internet_20_Link">
<text:span text:style-name="T4">
 Barcelons </text:span>
</text:a>
According to Ukrinform, the Catalan players reached the Champions League finals, where they play against Wolfsburgh on June 3.</text:p>
      <text:p text:style-name="P4">
Photo: Getty Images</text:p>
      <text:p text:style-name="P4">
News Source: <text:a xlink:type="simple" xlink:href="https://www.ukrinform.ua/rubric-sports/3712667-barselona-uperse-z-2021-roku-zaznala-porazki-u-zinocomu-cempionati-ispanii-z-futbolu.html" text:style-name="Internet_20_link" text:visited-style-name="Visited_20_Internet_20_Link">
https://www.ukrinform.ua/rubric-sports/3712667-barselona-uperse-z-2021-roku-zaznala-porazki-u-zinocomu-cempionati-ispanii-z-futbolu.html</text:a>
</text:p>
      <!--NEWS-->
      <text:h text:style-name="P10" text:outline-level="1">
<text:span text:style-name="T4">
Drone has dropped an explosive device on administration building in Borisovka village of Belg...</text:span>
</text:h>
      <text:p text:style-name="P4">
Authors: liveuamap (Language: en)</text:p>
      <text:p text:style-name="P4">
Time: 2023-05-22T16:41:38</text:p>
      <text:p text:style-name="P4">
Location: Belgorod, Belgorodskaya oblast' (Latitude:50.5935 Longtitude:36.01284)</text:p>
      <text:p text:style-name="P4">
Videos: []</text:p>
      <text:p text:style-name="P4">
Images: []</text:p>
      <text:p text:style-name="P4">
Tags: ["Russia"]</text:p>
      <text:p text:style-name="P4">
Id: 22564716</text:p>
      <!--METADATA-->
      <text:p text:style-name="P4">
Drone has dropped an explosive device on administration building in Borisovkavillage of Belgorod region</text:p>
      <text:p text:style-name="P4">
News Collection Link: <text:a xlink:type="simple" xlink:href="https://liveuamap.com/en/2023/22-may-drone-has-dropped-an-explosive-device-on-administration" text:style-name="Internet_20_link" text:visited-style-name="Visited_20_Internet_20_Link">
https://liveuamap.com/en/2023/22-may-drone-has-dropped-an-explosive-device-on-administration</text:a>
</text:p>
      <text:p text:style-name="P4">
News Source: <text:a xlink:type="simple" xlink:href="https://t.me/bazabazon/17864" text:style-name="Internet_20_link" text:visited-style-name="Visited_20_Internet_20_Link">
https://t.me/bazabazon/17864</text:a>
</text:p>
      <!--NEWS-->
      <text:h text:style-name="P10" text:outline-level="1">
<text:span text:style-name="T4">
The Crew Dragon Space Space with Tourists Crews Started with MKS</text:span>
</text:h>
      <text:p text:style-name="P4">
Authors: Ukrinform (Person)</text:p>
      <text:p text:style-name="P4">
Publisher: Укринформ (Organization)</text:p>
      <text:p text:style-name="P4">
Published Time: 2023-05-22T16:45:00+03:00</text:p>
      <text:p text:style-name="P4">
Modified Time: 2023-05-22T16:45:00+03:00</text:p>
      <text:p text:style-name="P4">
Description: The SpaceX Space Dragon Space ship with commercial tourists crew was struck with the International Space Station (ISS). - Ukrinform.</text:p>
      <text:p text:style-name="P4">
Images: ['<text:a xlink:type="simple" xlink:href="https://static.ukrinform.com/photos/2023_05/thumb_files/630_360_1684763123-750.png" text:style-name="Internet_20_link" text:visited-style-name="Visited_20_Internet_20_Link">
630_360_16847...</text:a>
']</text:p>
      <text:p text:style-name="P4">
Tags: ['SpaceX', 'Crew Dragon', 'МКС']</text:p>
      <text:p text:style-name="P4">
Type: Article</text:p>
      <!--METADATA-->
      <text:p text:style-name="P4">
<draw:frame draw:style-name="fr1" draw:name="Image122" text:anchor-type="as-char" svg:width="6.9236in" svg:height="3.956343in" draw:z-index="0">
<draw:image xlink:href="../Images/yкринформ/2023-05-22T16-45-00-03-00/630_360_1684763123-750.png" xlink:type="simple" xlink:show="embed" xlink:actuate="onLoad" draw:mime-type="image/png"/>
</draw:frame>
The SpaceX CRW Dragon Space Dragon with commercial tourist crew has been with the International Space Station(MKS).</text:p>
      <text:p text:style-name="P4">
Про це у понеділок повідомила SpaceX у <text:a xlink:type="simple" xlink:href="http://twitter.com/SpaceX/status/1660634827367006208" text:style-name="Internet_20_link" text:visited-style-name="Visited_20_Internet_20_Link">
</text:a>
, reports Ukrinform.</text:p>
      <text:p text:style-name="P4">
"The joining is confirmed!", - the post reads.</text:p>
      <text:p text:style-name="P4">
The crew will be on board the ISS.</text:p>
      <text:p text:style-name="P4">
<text:span text:style-name="T4">
 Read also: </text:span>
 <text:a xlink:type="simple" xlink:href="https://www.ukrinform.ua/rubric-technology/3701434-rozsliduut-vpliv-avarii-na-dovkilla-spacex-zaboronili-provoditi-zapuski-starship.html" text:style-name="Internet_20_link" text:visited-style-name="Visited_20_Internet_20_Link">
<text:span text:style-name="T4">
 SpaceX </text:span>
</text:a>
As reported by Ukrinform, SpaceX has sent an international space station of tourists from Florida.</text:p>
      <text:p text:style-name="P4">
The crew included the former NASA astronaut, and now Axiom-63-year-old Peggie Witzon, who led the AX-2 team, American businessman Schoffner, researcher in Ryan Barnavi's oncology and former Ali Karney Pilot of Saudi.</text:p>
      <text:p text:style-name="Quotations">

<text:p text:style-name="P4">
Watch Live As The Ax-2 Astronauts Check-In From Orbit <text:a xlink:type="simple" xlink:href="https://t.co/c9VZYmlO7J" text:style-name="Internet_20_link" text:visited-style-name="Visited_20_Internet_20_Link">
&gt;
</text:a>
&gt;
&gt;
 — SpaceX(@SpaceX) <text:a xlink:type="simple" xlink:href="https://twitter.com/SpaceX/status/1660443677343248387" text:style-name="Internet_20_link" text:visited-style-name="Visited_20_Internet_20_Link">
&gt;
 </text:a>
&gt;
 First Falcon 9 LZ-1 landing for a human spaceflight mission <text:a xlink:type="simple" xlink:href="https://t.co/2stzJoA7cX" text:style-name="Internet_20_link" text:visited-style-name="Visited_20_Internet_20_Link">
&gt;
 </text:a>
&gt;
&gt;
 — SpaceX(@SpaceX) <text:a xlink:type="simple" xlink:href="https://twitter.com/SpaceX/status/1660454558110453760" text:style-name="Internet_20_link" text:visited-style-name="Visited_20_Internet_20_Link">
&gt;
 </text:a>
&gt;
 Ax-2 is go for launch <text:a xlink:type="simple" xlink:href="https://t.co/GJZDES7HN4" text:style-name="Internet_20_link" text:visited-style-name="Visited_20_Internet_20_Link">
 </text:a>
&gt;
&gt;
 — SpaceX(@SpaceX) <text:a xlink:type="simple" xlink:href="https://twitter.com/SpaceX/status/1660388229835792384" text:style-name="Internet_20_link" text:visited-style-name="Visited_20_Internet_20_Link">
&gt;
 </text:a>
AX-2 mission(The second private mission to the International Space Station)is one of the missions that, as Axiom Space and [] hope(https://www.ukrinform.ua/tag-nasa), continue to stimulate the involvement sector in space flights, especially on the low Earth Orbite, where the space station is located.</text:p>

</text:p>
      <text:p text:style-name="P4">
News Source: <text:a xlink:type="simple" xlink:href="https://www.ukrinform.ua/rubric-technology/3712669-kosmicnij-korabel-crew-dragon-z-ekipazem-turistiv-zistikuvavsa-z-mks.html" text:style-name="Internet_20_link" text:visited-style-name="Visited_20_Internet_20_Link">
https://www.ukrinform.ua/rubric-technology/3712669-kosmicnij-korabel-crew-dragon-z-ekipazem-turistiv-zistikuvavsa-z-mks.html</text:a>
</text:p>
      <!--NEWS-->
      <text:h text:style-name="P10" text:outline-level="1">
<text:span text:style-name="T4">
Creation of the Safety Strone: GURs commented on events in the Belgorod region of</text:span>
</text:h>
      <text:p text:style-name="P4">
Authors: Ukrinform (Person)</text:p>
      <text:p text:style-name="P4">
Publisher: Укринформ (Organization)</text:p>
      <text:p text:style-name="P4">
Published Time: 2023-05-22T16:49:00+03:00</text:p>
      <text:p text:style-name="P4">
Modified Time: 2023-05-22T16:49:00+03:00</text:p>
      <text:p text:style-name="P4">
Description: The General Directorate of Intelligence of Ukraine said that in the Belgorod region of Russia an operation is conducted to create a "strip of security" to protect civilian Ukrainians, but exclusively with the participation of Russian citizens. - Ukrinform.</text:p>
      <text:p text:style-name="P4">
Images: ['<text:a xlink:type="simple" xlink:href="https://static.ukrinform.com/photos/2023_05/thumb_files/630_360_1684763216-374.jpeg" text:style-name="Internet_20_link" text:visited-style-name="Visited_20_Internet_20_Link">
630_360_16847...</text:a>
']</text:p>
      <text:p text:style-name="P4">
Tags: ['Розвідка', 'Росія', 'Бєлгород']</text:p>
      <text:p text:style-name="P4">
Type: Article</text:p>
      <!--METADATA-->
      <text:p text:style-name="P4">
<draw:frame draw:style-name="fr1" draw:name="Image123" text:anchor-type="as-char" svg:width="6.9236in" svg:height="3.956343in" draw:z-index="0">
<draw:image xlink:href="../Images/yкринформ/2023-05-22T16-49-00-03-00/630_360_1684763216-374.jpeg" xlink:type="simple" xlink:show="embed" xlink:actuate="onLoad" draw:mime-type="image/jpeg"/>
</draw:frame>
The Intelligence Administration of Ukraine said that in the Belgorod region, an operation is conducted to create a "strip of safety" to protect civilian Ukrainians, but exclusively with the participation of Russian citizens.</text:p>
      <text:p text:style-name="P4">
About it in a comment '<text:a xlink:type="simple" xlink:href="http://suspilne.media/483544-u-belgorodskij-oblasti-zaavili-pro-proriv-ukrainskoi-drg-so-vidomo/" text:style-name="Internet_20_link" text:visited-style-name="Visited_20_Internet_20_Link">
</text:a>
”The representative of GUR Andriyusov said, Ukrinform reports.</text:p>
      <text:p text:style-name="P4">
"Yes, today" Russian Volunteer Corps "and" Legion Freedom of Russia ", which consist of citizens <text:a xlink:type="simple" xlink:href="https://www.ukrinform.ua/tag-rosia" text:style-name="Internet_20_link" text:visited-style-name="Visited_20_Internet_20_Link">
</text:a>
, begins with the release of the territories of the Belgorod region from the so -called Putin regime and the enemy in order to create a certain strip of safety to protect the Ukrainian civilian population, "Yusov said.</text:p>
      <text:p text:style-name="P4">
He noted that the intelligence management will not comment directly on the plans of this operation. But, as the GUR spokesman said, the task and the result(This operation - ed.)The safety and protection of Ukrainian peacekeepers from terrorist attacks and shelling by terrorist groups should be enhanced.</text:p>
      <text:p text:style-name="P4">
Yusov said that the information about the victims is clarified.</text:p>
      <text:p text:style-name="P4">
"The only thing that - representatives of the RDC and Legion" Freedom of Russia "emphasize that their measures do not pose a threat to the civilian population, civilian citizens are the immetry of terrorist groups from the border and the release of the territory of Putin's regime," the representative of the GUR informed.</text:p>
      <text:p text:style-name="P4">
<text:span text:style-name="T4">
 Read also: </text:span>
 <text:a xlink:type="simple" xlink:href="https://www.ukrinform.ua/rubric-ato/3449454-bijci-legionu-svoboda-rosii-kazut-so-vin-stvorenij-dla-borotbi-z-rezimom-putina.html" text:style-name="Internet_20_link" text:visited-style-name="Visited_20_Internet_20_Link">
</text:a>
Earlier, the media reported that on Monday in the Belgorod region he was heard, and later in the Ukrainian and Russian media appeared information in the territory of Russian volunteers.</text:p>
      <text:p text:style-name="P4">
Edition <text:a xlink:type="simple" xlink:href="https://meduza.io/feature/2023/05/22/v-belgorodskuyu-oblast-voshla-diversionnaya-gruppa-vsu-zayavil-gubernator-regiona-ukrainskaya-razvedka-utverzhdaet-chto-eto-oppozitsionno-nastroennye-grazhdane-rossii" text:style-name="Internet_20_link" text:visited-style-name="Visited_20_Internet_20_Link">
</text:a>
He notes that in the morning of May 22, in the telegram-channel of the Legion "Freedom of Russia" appeared an appeal to the Russians with the words "Legion" returns home ".</text:p>
      <text:p text:style-name="P4">
"Residents of the border regions!Stay at home, do not resist and fail: we are not enemies," the Legion said.</text:p>
      <text:p text:style-name="P4">
Photos of white and blue-white flags "Over the liberated cities" are also published.The unit later stated that the Mountain Podil had been traveled.</text:p>
      <text:p text:style-name="P4">
There were also several videos on the RDC telegram, which states that the units are in Russia.</text:p>
      <text:p text:style-name="P4">
According to the spokesman of the President of the Russian Federation Dmitry Peskov, who is quoted <text:a xlink:type="simple" xlink:href="https://www.interfax.ru/russia/902606" text:style-name="Internet_20_link" text:visited-style-name="Visited_20_Internet_20_Link">
</text:a>
, Russian President Volodymyr Putin was consumed about the "breakdown attempt". He called the events in the Belgorod region "Ukrainian diversion", the purpose of which is to "distract from the Bakhmutskaya". Peskov said that Russian forces were trying to destroy "saboteurs".</text:p>
      <text:p text:style-name="P4">
_Foto: Legion "Freedom of Russia" _</text:p>
      <text:p text:style-name="P4">
News Source: <text:a xlink:type="simple" xlink:href="https://www.ukrinform.ua/rubric-ato/3712670-stvorenna-smugi-bezpeki-u-gur-prokomentuvali-podii-u-belgorodskij-oblasti-rosii.html" text:style-name="Internet_20_link" text:visited-style-name="Visited_20_Internet_20_Link">
https://www.ukrinform.ua/rubric-ato/3712670-stvorenna-smugi-bezpeki-u-gur-prokomentuvali-podii-u-belgorodskij-oblasti-rosii.html</text:a>
</text:p>
      <!--NEWS-->
      <text:h text:style-name="P10" text:outline-level="1">
<text:span text:style-name="T4">
The invaders are struck - in Kharkiv the explosions can be heard</text:span>
</text:h>
      <text:p text:style-name="P4">
Authors: Ukrinform (Person)</text:p>
      <text:p text:style-name="P4">
Publisher: Укринформ (Organization)</text:p>
      <text:p text:style-name="P4">
Published Time: 2023-05-22T16:53:00+03:00</text:p>
      <text:p text:style-name="P4">
Modified Time: 2023-05-22T16:53:00+03:00</text:p>
      <text:p text:style-name="P4">
Description: The Russians again strike - in Kharkiv heard two explosions. Previously, outside the city.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Вибух', 'Харків', 'Війна з Росією']</text:p>
      <text:p text:style-name="P4">
Type: Article</text:p>
      <!--METADATA-->
      <text:p text:style-name="P4">
<draw:frame draw:style-name="fr1" draw:name="Image124" text:anchor-type="as-char" svg:width="6.9236in" svg:height="3.956343in" draw:z-index="0">
<draw:image xlink:href="../Images/yкринформ/2023-05-22T16-53-00-03-00/630_360_1538997483-946.jpg" xlink:type="simple" xlink:show="embed" xlink:actuate="onLoad" draw:mime-type="image/jpeg"/>
</draw:frame>
Russian hacks are struck - two explosions are heard in Kharkiv. Previously, outside the city.</text:p>
      <text:p text:style-name="P4">
This was reported in <text:a xlink:type="simple" xlink:href="http://t.me/synegubov/6261" text:style-name="Internet_20_link" text:visited-style-name="Visited_20_Internet_20_Link">
</text:a>
Head of Kharkiv Ovaologov Sinegubov, reports Ukrinform.</text:p>
      <text:p text:style-name="P4">
"WARNING!Inhabitants of Kharkiv and the region, the invaders again strike!Not ignoring the anxiety. Stay in shelters!”Synugubov emphasized.</text:p>
      <text:p text:style-name="P4">
<text:span text:style-name="T4">
 Read also: </text:span>
 <text:a xlink:type="simple" xlink:href="https://www.ukrinform.ua/rubric-regions/3712587-na-hersonsini-vid-vorozogo-snaradu-zaginuv-civilnij-akij-remontuvav-svij-budinok.html" text:style-name="Internet_20_link" text:visited-style-name="Visited_20_Internet_20_Link">
</text:a>
As reported by Ukrinform, Russian troops last day, May 21, attacked the pointed points in three districts <text:a xlink:type="simple" xlink:href="https://www.ukrinform.ua/tag-harkivsina" text:style-name="Internet_20_link" text:visited-style-name="Visited_20_Internet_20_Link">
</text:a>
- Kharkiv, Kupyansk and Chuguevsky. Hromant shelling was damaged by residential buildings, outbuildings and buildings of two recreation centers. A 61-year-old man was blown up on an unknown ammunition on an unknown ammunition and hospitalized. In general, Rosarmia per day has taken attacks on 10 regions of Ukraine using missiles, perch drones, aviation, heavy artillery.</text:p>
      <text:p text:style-name="P4">
News Source: <text:a xlink:type="simple" xlink:href="https://www.ukrinform.ua/rubric-ato/3712673-zagarbniki-zavdaut-udariv-u-harkovi-cuti-vibuhi.html" text:style-name="Internet_20_link" text:visited-style-name="Visited_20_Internet_20_Link">
https://www.ukrinform.ua/rubric-ato/3712673-zagarbniki-zavdaut-udariv-u-harkovi-cuti-vibuhi.html</text:a>
</text:p>
      <!--NEWS-->
      <text:h text:style-name="P10" text:outline-level="1">
<text:span text:style-name="T4">
Metropolitan of the UOC -MP from Bukovina declared suspected ignition of religious hatred</text:span>
</text:h>
      <text:p text:style-name="P4">
Authors: Ukrinform (Person)</text:p>
      <text:p text:style-name="P4">
Publisher: Укринформ (Organization)</text:p>
      <text:p text:style-name="P4">
Published Time: 2023-05-22T17:02:00+03:00</text:p>
      <text:p text:style-name="P4">
Modified Time: 2023-05-22T17:02:00+03:00</text:p>
      <text:p text:style-name="P4">
Description: The Security Service of Ukraine and the National Police exposed the rector of the Holy Ascension Monastery of the Chernivtsi-Bukovyna Diocese of the Ukrainian Orthodox Church of the Moscow Patriarchate in the light of inter-religious hostility. - Ukrinform.</text:p>
      <text:p text:style-name="P4">
Images: ['<text:a xlink:type="simple" xlink:href="https://static.ukrinform.com/photos/2023_05/thumb_files/630_360_1684764258-613.jpg" text:style-name="Internet_20_link" text:visited-style-name="Visited_20_Internet_20_Link">
630_360_16847...</text:a>
']</text:p>
      <text:p text:style-name="P4">
Tags: ['Підозра', 'СБУ', 'УПЦ МП']</text:p>
      <text:p text:style-name="P4">
Type: Article</text:p>
      <!--METADATA-->
      <text:p text:style-name="P4">
<draw:frame draw:style-name="fr1" draw:name="Image125" text:anchor-type="as-char" svg:width="6.9236in" svg:height="3.956343in" draw:z-index="0">
<draw:image xlink:href="../Images/yкринформ/2023-05-22T17-02-00-03-00/630_360_1684764258-613.jpg" xlink:type="simple" xlink:show="embed" xlink:actuate="onLoad" draw:mime-type="image/jpeg"/>
</draw:frame>
The Service of Ukraine and the National Police exposed the rector of the Holy Ascension Monastery of the Chernivtsi-Bukovynian Diocese of the Ukrainian Orthodox Church of the Moscow Patriarchate in the inflammation of inter-religious enmity.</text:p>
      <text:p text:style-name="P4">
As Ukrinform reports, the SBU reports in <text:a xlink:type="simple" xlink:href="http://t.me/SBUkr/8388" text:style-name="Internet_20_link" text:visited-style-name="Visited_20_Internet_20_Link">
</text:a>
“During the Liturgius, he disdainly spoke about the Orthodox Church of Ukraine, calling it the" church of the antichrist "and" Satan. " Thus, he figured out the religious feelings of the believers and provoked exacerbation of internal supply in the region, ”the message reads.</text:p>
      <text:p text:style-name="P4">
Initiated <text:a xlink:type="simple" xlink:href="https://www.ukrinform.ua/tag-sbu" text:style-name="Internet_20_link" text:visited-style-name="Visited_20_Internet_20_Link">
</text:a>
The linguistic examination has confirmed the facts of the criminal activity of the cleric.</text:p>
      <text:p text:style-name="P4">
According to the materials of the SBU, the person involved in reported suspicion under Part 1 of Art. 161 Criminal Code of Ukraine(violation of equality of citizens depending on the departing of racial, national, regional affiliation, religious beliefs, disability and other grounds).</text:p>
      <text:p text:style-name="P4">
Вирішується питання щодо обрання запобіжного заходу.</text:p>
      <text:p text:style-name="P4">
Триває розслідування для встановлення всіх обставин злочину.</text:p>
      <text:p text:style-name="P4">
<text:span text:style-name="T4">
Читайте також:</text:span>
 <text:a xlink:type="simple" xlink:href="https://www.ukrinform.ua/rubric-regions/3711203-sbu-vikrila-klirika-upc-mp-akij-dopomagav-zagarbnikam-v-izumi.html" text:style-name="Internet_20_link" text:visited-style-name="Visited_20_Internet_20_Link">
 <text:span text:style-name="T4">
УПЦ</text:span>
 </text:a>
As reported by Ukrinform, <text:a xlink:type="simple" xlink:href="https://www.ukrinform.ua/rubric-regions/3708270-sud-vinis-viroki-u-spravi-eksmitropolita-j-sekretara-kirovogradskoi-eparhii-upc-mp.html" text:style-name="Internet_20_link" text:visited-style-name="Visited_20_Internet_20_Link">
</text:a>
He recognized the former Metropolitakirovograd and Novomirgorod Joasaf and Secretary of the Kirovograd Emperor of the UOC -MP Roman Kondratyuk are guilty of ignition of religious enmity. They were sentenced to three years of imprisonment for two years.</text:p>
      <text:p text:style-name="P4">
_ Photo: hromadske.radio_</text:p>
      <text:p text:style-name="P4">
News Source: <text:a xlink:type="simple" xlink:href="https://www.ukrinform.ua/rubric-society/3712679-mitropolitu-upc-mp-z-bukovini-ogolosili-pidozru-u-rozpaluvanni-religijnoi-vorozneci.html" text:style-name="Internet_20_link" text:visited-style-name="Visited_20_Internet_20_Link">
https://www.ukrinform.ua/rubric-society/3712679-mitropolitu-upc-mp-z-bukovini-ogolosili-pidozru-u-rozpaluvanni-religijnoi-vorozneci.html</text:a>
</text:p>
      <!--NEWS-->
      <text:h text:style-name="P10" text:outline-level="1">
<text:span text:style-name="T4">
Ukraine is not related to events in the Belgorod region of the Russian Federation - Podolyak</text:span>
</text:h>
      <text:p text:style-name="P4">
Authors: Ukrinform (Person)</text:p>
      <text:p text:style-name="P4">
Publisher: Укринформ (Organization)</text:p>
      <text:p text:style-name="P4">
Published Time: 2023-05-22T17:04:00+03:00</text:p>
      <text:p text:style-name="P4">
Modified Time: 2023-05-22T17:04:00+03:00</text:p>
      <text:p text:style-name="P4">
Description: Ukraine is watching the events in the Belgorod region of the Russian Federation, studying the situation, but is not directly related to it. - Ukrinform.</text:p>
      <text:p text:style-name="P4">
Images: ['<text:a xlink:type="simple" xlink:href="https://static.ukrinform.com/photos/2022_11/thumb_files/630_360_1669378255-230.jpg" text:style-name="Internet_20_link" text:visited-style-name="Visited_20_Internet_20_Link">
630_360_16693...</text:a>
']</text:p>
      <text:p text:style-name="P4">
Tags: ['Росія', 'Подоляк', 'Бєлгород']</text:p>
      <text:p text:style-name="P4">
Type: Article</text:p>
      <!--METADATA-->
      <text:p text:style-name="P4">
<draw:frame draw:style-name="fr1" draw:name="Image126" text:anchor-type="as-char" svg:width="6.9236in" svg:height="3.956343in" draw:z-index="0">
<draw:image xlink:href="../Images/yкринформ/2023-05-22T17-04-00-03-00/630_360_1669378255-230.jpg" xlink:type="simple" xlink:show="embed" xlink:actuate="onLoad" draw:mime-type="image/jpeg"/>
</draw:frame>
Ukraine is watching the events in the Belgorod region of the Russian Federation, studying the situation, but is not directly related to it.</text:p>
      <text:p text:style-name="P4">
This was noted by the adviser to the head of the Presidential Office Mikhail Podolyak in <text:a xlink:type="simple" xlink:href="https://twitter.com/Podolyak_M/status/1660630277289308162" text:style-name="Internet_20_link" text:visited-style-name="Visited_20_Internet_20_Link">
</text:a>
, reports Ukrinform.</text:p>
      <text:p text:style-name="P4">
"The only driving force in the totalitarian country of twisted gaycza is always inevitable guerrilla movement with weapons in the hands. Ukraine with interest is observing the events in the Belgorod region <text:a xlink:type="simple" xlink:href="https://www.ukrinform.ua/tag-rosia" text:style-name="Internet_20_link" text:visited-style-name="Visited_20_Internet_20_Link">
</text:a>
and studies the situation, but does not have a non -intermediary. It is known that tanks are sold in any Russian-muvian car, and underground guerrilla units are composed of a citizen of the Russian citizen, "Podolyak said.</text:p>
      <text:p text:style-name="P4">
Earlier, the media reported that on Monday in the Belgorod region he was heard, and later in the Ukrainian and Russian media appeared information in the territory of Russian volunteers.</text:p>
      <text:p text:style-name="P4">
<text:span text:style-name="T4">
 Read also: </text:span>
 <text:a xlink:type="simple" xlink:href="https://www.ukrinform.ua/rubric-ato/3712670-stvorenna-smugi-bezpeki-u-gur-prokomentuvali-podii-u-belgorodskij-oblasti-rosii.html" text:style-name="Internet_20_link" text:visited-style-name="Visited_20_Internet_20_Link">
</text:a>
In social networks there were statements of the "Russian Volunteer Corps" and the Legion "Freedom of Russia" about "release" of settlements Kozynka and Gora-Podol of the Ubelgorod region of the Russian Federation.</text:p>
      <text:p text:style-name="P4">
According to the spokesman of the President of the Russian Federation Dmitry Peskov, who is quoted <text:a xlink:type="simple" xlink:href="https://www.interfax.ru/russia/902606" text:style-name="Internet_20_link" text:visited-style-name="Visited_20_Internet_20_Link">
</text:a>
, Russian President Volodymyr Putin was consumed about the "breakdown attempt". He called the events in the Belgorod region "Ukrainian diversion", the purpose of which is to "distract from the Bakhmutskaya". Peskov said that Russian forces were trying to destroy "saboteurs".</text:p>
      <text:p text:style-name="P4">
News Source: <text:a xlink:type="simple" xlink:href="https://www.ukrinform.ua/rubric-ato/3712678-ukraina-ne-mae-stosunku-do-podij-u-belgorodskij-oblasti-rf-podolak.html" text:style-name="Internet_20_link" text:visited-style-name="Visited_20_Internet_20_Link">
https://www.ukrinform.ua/rubric-ato/3712678-ukraina-ne-mae-stosunku-do-podij-u-belgorodskij-oblasti-rf-podolak.html</text:a>
</text:p>
      <!--NEWS-->
      <text:h text:style-name="P10" text:outline-level="1">
<text:span text:style-name="T4">
In Odessa, a man got a lifetime - passed the enemy about the Armed Forces</text:span>
</text:h>
      <text:p text:style-name="P4">
Authors: Ukrinform (Person)</text:p>
      <text:p text:style-name="P4">
Publisher: Укринформ (Organization)</text:p>
      <text:p text:style-name="P4">
Published Time: 2023-05-22T17:15:28+03:00</text:p>
      <text:p text:style-name="P4">
Modified Time: 2023-05-22T17:15:28+03:00</text:p>
      <text:p text:style-name="P4">
Description: The Malinovsky District Court of Odessa sentenced to a lifelong man who collected and transmitted the enemy data on the deployment of military objects of the Armed Forces. - Ukrinform.</text:p>
      <text:p text:style-name="P4">
Images: ['<text:a xlink:type="simple" xlink:href="https://static.ukrinform.com/photos/2020_02/thumb_files/630_360_1582135276-970.jpg" text:style-name="Internet_20_link" text:visited-style-name="Visited_20_Internet_20_Link">
630_360_15821...</text:a>
']</text:p>
      <text:p text:style-name="P4">
Tags: ['Одеса', 'Суд', 'Воєнний стан', 'ЗСУ', "Довічне ув'язнення", 'Війна з Росією']</text:p>
      <text:p text:style-name="P4">
Type: Article</text:p>
      <!--METADATA-->
      <text:p text:style-name="P4">
<draw:frame draw:style-name="fr1" draw:name="Image127" text:anchor-type="as-char" svg:width="6.9236in" svg:height="3.956343in" draw:z-index="0">
<draw:image xlink:href="../Images/yкринформ/2023-05-22T17-15-28-03-00/630_360_1582135276-970.jpg" xlink:type="simple" xlink:show="embed" xlink:actuate="onLoad" draw:mime-type="image/jpeg"/>
</draw:frame>
The Malinovsky District Court of Odessa sentenced to a lifelong man who collected and transmitted the enemy data on the deployment of military objects of the Armed Forces.</text:p>
      <text:p text:style-name="P4">
About this <text:a xlink:type="simple" xlink:href="http://court.gov.ua/sud1519/pres-centr/news_new/1426231/" text:style-name="Internet_20_link" text:visited-style-name="Visited_20_Internet_20_Link">
 </text:a>
The court service, Ukrinform reports.</text:p>
      <text:p text:style-name="P4">
As it is noted, the court found the accused guilty in the transition to the enemy's side of the armed conflict, providing a foreign state, foreign organization to their representatives of assistance in conducting subversive activity against Ukraine's damage state(Part 2 of Art. 111 of the Criminal Code of Ukraine)as well as in the illegal acquisition(Part 1 of Art. 263 of the Criminal Code of Ukraine).</text:p>
      <text:p text:style-name="P4">
Зазначається, що у період з квітня по травень 2022 року зловмисник з власноїініціативи вийшов на зв’язок із представниками спецслужб <text:a xlink:type="simple" xlink:href="https://www.ukrinform.ua/tag-rosia" text:style-name="Internet_20_link" text:visited-style-name="Visited_20_Internet_20_Link">
</text:a>
and performed their tasks in the territory of Odessa and Odessa region. In addition, the man acquired explosives of camp storage, which he stored in a dilapidated building.</text:p>
      <text:p text:style-name="P4">
<text:span text:style-name="T4">
 Read also: </text:span>
 <text:a xlink:type="simple" xlink:href="https://www.ukrinform.ua/rubric-regions/3712618-sbu-zatrimala-zitelku-doneccini-aka-peredavala-rosianam-dani-pro-ppo-v-rajoni-bahmuta.html" text:style-name="Internet_20_link" text:visited-style-name="Visited_20_Internet_20_Link">
</text:a>
As it is noted, in court the defendant pleaded fully, but was unrepressed. During his last word, he stated that he was only sorry that he was "very early exposed" in committing subversive activity against Ukraine.</text:p>
      <text:p text:style-name="P4">
"... the court considers that the public danger of the accused as an individual is too high because he is an ideological enemy The main enemy of Ukraine - the Russian Federation, " - goes in the message.</text:p>
      <text:p text:style-name="P4">
Although the prosecution proposed to impose a person in the form of 15 years of imprisonment, the panel of judges decided that it "would not be consistent with the personality of the accused" and imposed a punishment in the form of life imposing of liberty with confiscation of property.</text:p>
      <text:p text:style-name="P4">
The sentence has not yet entered into force and may be appealed in the Court of Appeal.</text:p>
      <text:p text:style-name="P4">
<text:span text:style-name="T4">
 Read also: </text:span>
 <text:a xlink:type="simple" xlink:href="https://www.ukrinform.ua/rubric-regions/3710361-koriguvalnik-raketnih-udariv-rf-po-lvovu-otrimav-dovicne.html" text:style-name="Internet_20_link" text:visited-style-name="Visited_20_Internet_20_Link">
<text:span text:style-name="T4">
 lifelong </text:span>
</text:a>
</text:p>
      <text:p text:style-name="P4">
News Source: <text:a xlink:type="simple" xlink:href="https://www.ukrinform.ua/rubric-regions/3712681-v-odesi-colovik-otrimav-dovicne-peredavav-vorogu-dani-pro-zsu.html" text:style-name="Internet_20_link" text:visited-style-name="Visited_20_Internet_20_Link">
https://www.ukrinform.ua/rubric-regions/3712681-v-odesi-colovik-otrimav-dovicne-peredavav-vorogu-dani-pro-zsu.html</text:a>
</text:p>
      <!--NEWS-->
      <text:h text:style-name="P10" text:outline-level="1">
<text:span text:style-name="T4">
In the Carpathian region, Jewish tombstones that were laid out were moved to the cemetery</text:span>
</text:h>
      <text:p text:style-name="P4">
Authors: Ukrinform (Person)</text:p>
      <text:p text:style-name="P4">
Publisher: Укринформ (Organization)</text:p>
      <text:p text:style-name="P4">
Published Time: 2023-05-22T17:17:47+03:00</text:p>
      <text:p text:style-name="P4">
Modified Time: 2023-05-22T17:17:47+03:00</text:p>
      <text:p text:style-name="P4">
Description: In the Carpathian region, in Snyatyn, about 300 Jewish tombstones that were laid out were moved to the cemetery. - Ukrinform.</text:p>
      <text:p text:style-name="P4">
Images: ['<text:a xlink:type="simple" xlink:href="https://static.ukrinform.com/photos/2023_05/thumb_files/630_360_1684764970-517.jpg" text:style-name="Internet_20_link" text:visited-style-name="Visited_20_Internet_20_Link">
630_360_16847...</text:a>
']</text:p>
      <text:p text:style-name="P4">
Tags: ['Прикарпаття', 'Кладовище', 'Євреї']</text:p>
      <text:p text:style-name="P4">
Type: Article</text:p>
      <!--METADATA-->
      <text:p text:style-name="P4">
<draw:frame draw:style-name="fr1" draw:name="Image128" text:anchor-type="as-char" svg:width="6.9236in" svg:height="3.956343in" draw:z-index="0">
<draw:image xlink:href="../Images/yкринформ/2023-05-22T17-17-47-03-00/630_360_1684764970-517.jpg" xlink:type="simple" xlink:show="embed" xlink:actuate="onLoad" draw:mime-type="image/jpeg"/>
</draw:frame>
In the Carpathian region, in Snyatyn, about 300 Jewish tombstones, which were laid out, were moved to the cemetery.</text:p>
      <text:p text:style-name="P4">
About it in <text:a xlink:type="simple" xlink:href="http://www.facebook.com/kamozin13/posts/pfbid0RZFkqSB656qLUJJc4xV2s9BJSggiqETrJMzV1qk4wVBfiGJ3rsZLar8G8CCjnxAql" text:style-name="Internet_20_link" text:visited-style-name="Visited_20_Internet_20_Link">
</text:a>
The operating director in the united Jewish community of Ukraine Vivital Kamozin has informed, Ukrinform reports.</text:p>
      <text:p text:style-name="P4">
“Matsev in Snyatyn was transferred to a new Jewish cemetery. 92 Pallets, about 300 Matsev and 5 days of work ... gratitude to the land owner Sergiy for his conscious position, and local authorities - for his complicity, ”Kamozin said.</text:p>
      <text:p text:style-name="P4">
He added that one of the oldest Maciev was dated 1761. The cost of the projector was 229 thousand UAH, now 208 thousand.</text:p>
      <text:p text:style-name="P4">
It is noted that the gravel of the land owner has already been paid, and 350 km m of the pavement will be purchased by the end of the week after the funds are completed.</text:p>
      <text:p text:style-name="P4">
Currently, Matsev is planning to create a lapidarium(Exhibition of ancient writing on stone slabs - ed.). Його мають намір поставити на місцістарого єврейського кладовища, з якого були зняті надгробні плити.</text:p>
      <text:p text:style-name="P4">
Раніше Камозін повідомив, що в Снятині на вулиці Шевченка земля біляторговельного приміщення викладена мацевами на площі майже 300 кв м. Це сталоможливим за радянської влади.</text:p>
      <text:p text:style-name="P4">
<text:span text:style-name="T4">
Читайте також:</text:span>
 <text:a xlink:type="simple" xlink:href="https://www.ukrinform.ua/rubric-culture/3576924-na-hmelniccini-eksponuut-elementi-dekoru-evrejskih-nadgrobkiv-xviiihih-stolit.html" text:style-name="Internet_20_link" text:visited-style-name="Visited_20_Internet_20_Link">
 </text:a>
Matseva is a Jewish tombstone in the form of a vertical stone slab, an even -metal or wooden, with Hebrew inscriptions and symbolic reliefs, which is set on a grave to perpetuate the memory of a deceased Jew.</text:p>
      <text:p text:style-name="P4">
News Source: <text:a xlink:type="simple" xlink:href="https://www.ukrinform.ua/rubric-regions/3712683-na-prikarpatti-evrejski-nadgrobni-pliti-akimi-bula-vikladena-vulica-perenesli-na-kladovise.html" text:style-name="Internet_20_link" text:visited-style-name="Visited_20_Internet_20_Link">
https://www.ukrinform.ua/rubric-regions/3712683-na-prikarpatti-evrejski-nadgrobni-pliti-akimi-bula-vikladena-vulica-perenesli-na-kladovise.html</text:a>
</text:p>
      <!--NEWS-->
      <text:h text:style-name="P10" text:outline-level="1">
<text:span text:style-name="T4">
The museum in Pirogov will help with the psychological rehabilitation of the military - Naev signed a memorandum</text:span>
</text:h>
      <text:p text:style-name="P4">
Authors: Ukrinform (Person)</text:p>
      <text:p text:style-name="P4">
Publisher: Укринформ (Organization)</text:p>
      <text:p text:style-name="P4">
Published Time: 2023-05-22T17:29:30+03:00</text:p>
      <text:p text:style-name="P4">
Modified Time: 2023-05-22T17:29:30+03:00</text:p>
      <text:p text:style-name="P4">
Description: The Command of the Joint Forces and the National Museum of Folk Architecture and Life signed a memorandum of cooperation aimed at implementing the psychological rehabilitation program for military and persons affected by Russian aggression, as well as members of their families. - Ukrinform.</text:p>
      <text:p text:style-name="P4">
Images: ['<text:a xlink:type="simple" xlink:href="https://static.ukrinform.com/photos/2023_05/thumb_files/630_360_1684765601-820.jpg" text:style-name="Internet_20_link" text:visited-style-name="Visited_20_Internet_20_Link">
630_360_16847...</text:a>
', '<text:a xlink:type="simple" xlink:href="https://static.ukrinform.com/photos/2023_05/1684765599-743.jpg" text:style-name="Internet_20_link" text:visited-style-name="Visited_20_Internet_20_Link">
1684765599-74...</text:a>
', '<text:a xlink:type="simple" xlink:href="https://static.ukrinform.com/photos/2023_05/1684765600-301.jpg" text:style-name="Internet_20_link" text:visited-style-name="Visited_20_Internet_20_Link">
1684765600-30...</text:a>
', '<text:a xlink:type="simple" xlink:href="https://static.ukrinform.com/photos/2023_05/1684765600-730.jpg" text:style-name="Internet_20_link" text:visited-style-name="Visited_20_Internet_20_Link">
1684765600-73...</text:a>
']</text:p>
      <text:p text:style-name="P4">
Tags: ['Реабілітація', 'Військові', 'Музей у Пирогові', 'Сергій Наєв']</text:p>
      <text:p text:style-name="P4">
Type: Article</text:p>
      <!--METADATA-->
      <text:p text:style-name="P4">
<draw:frame draw:style-name="fr1" draw:name="Image129" text:anchor-type="as-char" svg:width="6.9236in" svg:height="3.956343in" draw:z-index="0">
<draw:image xlink:href="../Images/yкринформ/2023-05-22T17-29-30-03-00/630_360_1684765601-820.jpg" xlink:type="simple" xlink:show="embed" xlink:actuate="onLoad" draw:mime-type="image/jpeg"/>
</draw:frame>
The Command of the Joint Forces and the National Museum of Folk Architecture of the Pronact Signed a Memorandum of Cooperation aimed at implementing the psychological rehabilitation program for military and persons affected by Russian aggression, as well as their families.</text:p>
      <text:p text:style-name="P4">
As Ukrinform reports, it reports in <text:a xlink:type="simple" xlink:href="https://www.facebook.com/JointForcesCommandAFU/posts/pfbid0mZPpNNix9H8h3nNcEZBWyf9bdE5VDi4qdCYUfH3aPebkFTzY1vRb1LT8HhxeLxBql" text:style-name="Internet_20_link" text:visited-style-name="Visited_20_Internet_20_Link">
</text:a>
Command of the Joint Forces of the Armed Forces.</text:p>
      <text:p text:style-name="P4">
"We are doing our best to ensure that the Ukrainian soldiers always feel careful and good people," said Lieutenant-Lieutenant Commander Sergey Naev, as a memorandum.</text:p>
      <text:p text:style-name="P4">
<draw:frame draw:style-name="fr1" draw:name="Image130" text:anchor-type="as-char" svg:width="6.9236in" svg:height="4.615733in" draw:z-index="0">
<draw:image xlink:href="../Images/yкринформ/2023-05-22T17-29-30-03-00/1684765599-743.jpg" xlink:type="simple" xlink:show="embed" xlink:actuate="onLoad" draw:mime-type="image/jpeg"/>
</draw:frame>
As noted, the document provides for joint activity aimed(https://www.ukrinform.ua/tag-vijskovi), participants of hostilities and persons who were aware of Russian armed aggression, as well as members of their families.</text:p>
      <text:p text:style-name="P4">
<draw:frame draw:style-name="fr1" draw:name="Image131" text:anchor-type="as-char" svg:width="6.9236in" svg:height="4.731127in" draw:z-index="0">
<draw:image xlink:href="../Images/yкринформ/2023-05-22T17-29-30-03-00/1684765600-301.jpg" xlink:type="simple" xlink:show="embed" xlink:actuate="onLoad" draw:mime-type="image/jpeg"/>
</draw:frame>
According to this initiative, the territory of the National Museum of Folk Architecture and Life, which is located in the area of pies in Kiev, will be glorified by a zone of psychological rehabilitation, which will give the servicemen to relax emotionally, to feel the Ukrainian spirit and cultural identity.</text:p>
      <text:p text:style-name="P4">
<draw:frame draw:style-name="fr1" draw:name="Image132" text:anchor-type="as-char" svg:width="6.9236in" svg:height="4.820877in" draw:z-index="0">
<draw:image xlink:href="../Images/yкринформ/2023-05-22T17-29-30-03-00/1684765600-730.jpg" xlink:type="simple" xlink:show="embed" xlink:actuate="onLoad" draw:mime-type="image/jpeg"/>
</draw:frame>
The participants of the program will be involved in a wide range of museum events: interactive programs, lectures, workshops, quests and excursions.</text:p>
      <text:p text:style-name="P4">
<text:span text:style-name="T4">
 Read also: </text:span>
 <text:a xlink:type="simple" xlink:href="https://www.ukrinform.ua/rubric-ato/3712442-sergij-naev-generallejtenant-komanduvac-obednanih-sil-zsu.html" text:style-name="Internet_20_link" text:visited-style-name="Visited_20_Internet_20_Link">
<text:span text:style-name="T4">
 Sergiy </text:span>
 <text:span text:style-name="T4">
 </text:span>
 Naev **</text:a>
As reported, <text:a xlink:type="simple" xlink:href="https://www.ukrinform.ua/rubric-society/3663403-psihologicna-reabilitacia-vijskovih-minveteraniv-zakontraktuvalo-vze-40-likuvalnih-zakladiv.html" text:style-name="Internet_20_link" text:visited-style-name="Visited_20_Internet_20_Link">
</text:a>
with the Ministry of Affairs of Ukraine to ensure psychological rehabilitation of military service.</text:p>
      <text:p text:style-name="P4">
<text:span text:style-name="T5">
Foto: Command of the Joint Forces of the Armed Forces</text:span>
</text:p>
      <text:p text:style-name="P4">
News Source: <text:a xlink:type="simple" xlink:href="https://www.ukrinform.ua/rubric-society/3712692-muzej-u-pirogovi-dopomoze-z-psihologicnou-reabilitacieu-vijskovih-naev-pidpisav-memorandum.html" text:style-name="Internet_20_link" text:visited-style-name="Visited_20_Internet_20_Link">
https://www.ukrinform.ua/rubric-society/3712692-muzej-u-pirogovi-dopomoze-z-psihologicnou-reabilitacieu-vijskovih-naev-pidpisav-memorandum.html</text:a>
</text:p>
      <!--NEWS-->
      <text:h text:style-name="P10" text:outline-level="1">
<text:span text:style-name="T4">
In Izium as a result of shelling a ten -year -old boy wounded</text:span>
</text:h>
      <text:p text:style-name="P4">
Authors: Ukrinform (Person)</text:p>
      <text:p text:style-name="P4">
Publisher: Укринформ (Organization)</text:p>
      <text:p text:style-name="P4">
Published Time: 2023-05-22T17:30:54+03:00</text:p>
      <text:p text:style-name="P4">
Modified Time: 2023-05-22T17:30:54+03:00</text:p>
      <text:p text:style-name="P4">
Description: As a result of the shelling of the city of Izium Kharkiv region, a 10-year-old boy was injured, the child was hospitalized. - Ukrinform.</text:p>
      <text:p text:style-name="P4">
Images: ['<text:a xlink:type="simple" xlink:href="https://static.ukrinform.com/photos/2018_08/thumb_files/630_360_1534830150-4611.jpg" text:style-name="Internet_20_link" text:visited-style-name="Visited_20_Internet_20_Link">
630_360_15348...</text:a>
', '<text:a xlink:type="simple" xlink:href="https://static.ukrinform.com/photos/2023_05/1684765651-412.jpg" text:style-name="Internet_20_link" text:visited-style-name="Visited_20_Internet_20_Link">
1684765651-41...</text:a>
', '<text:a xlink:type="simple" xlink:href="https://static.ukrinform.com/photos/2023_05/1684765651-499.jpg" text:style-name="Internet_20_link" text:visited-style-name="Visited_20_Internet_20_Link">
1684765651-49...</text:a>
', '<text:a xlink:type="simple" xlink:href="https://static.ukrinform.com/photos/2023_05/1684765650-869.jpg" text:style-name="Internet_20_link" text:visited-style-name="Visited_20_Internet_20_Link">
1684765650-86...</text:a>
']</text:p>
      <text:p text:style-name="P4">
Tags: ['Діти', 'Обстріл', 'Поранені', 'Харківщина', 'Війна з Росією']</text:p>
      <text:p text:style-name="P4">
Type: Article</text:p>
      <!--METADATA-->
      <text:p text:style-name="P4">
<draw:frame draw:style-name="fr1" draw:name="Image133" text:anchor-type="as-char" svg:width="6.9236in" svg:height="3.956343in" draw:z-index="0">
<draw:image xlink:href="../Images/yкринформ/2023-05-22T17-30-54-03-00/630_360_1534830150-4611.jpg" xlink:type="simple" xlink:show="embed" xlink:actuate="onLoad" draw:mime-type="image/jpeg"/>
</draw:frame>
In the afternoon, a 10-year-old boy was injured in Izium, Kharkiv region, and the child was hospitalized.</text:p>
      <text:p text:style-name="P4">
This was reported in <text:a xlink:type="simple" xlink:href="https://t.me/prokuratura_kharkiv/9168" text:style-name="Internet_20_link" text:visited-style-name="Visited_20_Internet_20_Link">
</text:a>
press service of Akharkiv Regional Prosecutor's Office, reports Ukrinform.</text:p>
      <text:p text:style-name="P4">
<draw:frame draw:style-name="fr1" draw:name="Image134" text:anchor-type="as-char" svg:width="6.9236in" svg:height="4.519572in" draw:z-index="0">
<draw:image xlink:href="../Images/yкринформ/2023-05-22T17-30-54-03-00/1684765651-412.jpg" xlink:type="simple" xlink:show="embed" xlink:actuate="onLoad" draw:mime-type="image/jpeg"/>
</draw:frame>
</text:p>
      <text:p text:style-name="P4">
<draw:frame draw:style-name="fr1" draw:name="Image135" text:anchor-type="as-char" svg:width="6.9236in" svg:height="5.199111in" draw:z-index="0">
<draw:image xlink:href="../Images/yкринформ/2023-05-22T17-30-54-03-00/1684765651-499.jpg" xlink:type="simple" xlink:show="embed" xlink:actuate="onLoad" draw:mime-type="image/jpeg"/>
</draw:frame>
</text:p>
      <text:p text:style-name="P4">
<draw:frame draw:style-name="fr1" draw:name="Image136" text:anchor-type="as-char" svg:width="6.9236in" svg:height="5.199111in" draw:z-index="0">
<draw:image xlink:href="../Images/yкринформ/2023-05-22T17-30-54-03-00/1684765650-869.jpg" xlink:type="simple" xlink:show="embed" xlink:actuate="onLoad" draw:mime-type="image/jpeg"/>
</draw:frame>
“On May 22, at about 02:25, Russian servicemen fired private buildings in Izium in Kharkiv region. As a result of the shelling, a 10 -year -old boy was injured, ”the message reads.</text:p>
      <text:p text:style-name="P4">
<text:span text:style-name="T4">
 Read also: </text:span>
 <text:a xlink:type="simple" xlink:href="https://www.ukrinform.ua/rubric-regions/3712587-na-hersonsini-vid-vorozogo-snaradu-zaginuv-civilnij-akij-remontuvav-svij-budinok.html" text:style-name="Internet_20_link" text:visited-style-name="Visited_20_Internet_20_Link">
<text:span text:style-name="T4">
 repair </text:span>
</text:a>
It is noted that the shelling of the enterprise was partially destroyed, the explosive wave shook the windows in residential buildings, damaged roofs and farm structures.</text:p>
      <text:p text:style-name="P4">
According to preliminary data, the enemy released two C-300 missiles in the city of Belgorod region.</text:p>
      <text:p text:style-name="P4">
A pre -trial investigation into the violation of the laws and customs of war has been started(Part 1 of Art. 438 of the Criminal Code of Ukraine).</text:p>
      <text:p text:style-name="P4">
<text:span text:style-name="T4">
Читайте також:</text:span>
 <text:a xlink:type="simple" xlink:href="https://www.ukrinform.ua/rubric-ato/3712334-rosiani-obstrilali-selo-na-harkivsini-poranenij-colovik.html" text:style-name="Internet_20_link" text:visited-style-name="Visited_20_Internet_20_Link">
 <text:span text:style-name="T4">
Харків</text:span>
 </text:a>
As <text:a xlink:type="simple" xlink:href="https://www.ukrinform.ua/rubric-ato/3712553-rosiani-obstrilali-kupansk-poraneni-dvoe-zinok.html" text:style-name="Internet_20_link" text:visited-style-name="Visited_20_Internet_20_Link">
 </text:a>
Ukrinform, the Russians fired Kupyansk Kharkiv region, resulting in two women injured.</text:p>
      <text:p text:style-name="P4">
News Source: <text:a xlink:type="simple" xlink:href="https://www.ukrinform.ua/rubric-regions/3712693-v-izumi-vnaslidok-obstrilu-poranenij-desatiricnij-hlopcik.html" text:style-name="Internet_20_link" text:visited-style-name="Visited_20_Internet_20_Link">
https://www.ukrinform.ua/rubric-regions/3712693-v-izumi-vnaslidok-obstrilu-poranenij-desatiricnij-hlopcik.html</text:a>
</text:p>
      <!--NEWS-->
      <text:h text:style-name="P10" text:outline-level="1">
<text:span text:style-name="T4">
Kherson, Khersonska Oblast(23:35). Red Alert: aerial threat. Sirens sounding. Take cover now!</text:span>
</text:h>
      <text:p text:style-name="P4">
Authors: liveuamap (Language: en)</text:p>
      <text:p text:style-name="P4">
Time: 2023-05-22T17:38:00</text:p>
      <text:p text:style-name="P4">
Location: Kherson (Latitude:46.65581000 Longtitude:32.61780000)</text:p>
      <text:p text:style-name="P4">
Videos: []</text:p>
      <text:p text:style-name="P4">
Images: []</text:p>
      <text:p text:style-name="P4">
Tags: ["Europe", "Central and Eastern Europe"]</text:p>
      <text:p text:style-name="P4">
Id: 22564717</text:p>
      <!--METADATA-->
      <text:p text:style-name="P4">
Kherson, Kherson region(23:35). Red Alert: aerial threat. Sirens sounding.Take cover now!</text:p>
      <text:p text:style-name="P4">
News Collection Link: <text:a xlink:type="simple" xlink:href="https://liveuamap.com/en/2023/22-may-kherson-khersonska-oblast2335-red-alerg" text:style-name="Internet_20_link" text:visited-style-name="Visited_20_Internet_20_Link">
https://liveuamap.com/en/2023/22-may-kherson-khersonska-oblast2335-red-alerg</text:a>
</text:p>
      <text:p text:style-name="P4">
News Source: <text:a xlink:type="simple" xlink:href="https://t.me/air_alert_ua/46326" text:style-name="Internet_20_link" text:visited-style-name="Visited_20_Internet_20_Link">
https://t.me/air_alert_ua/46326</text:a>
</text:p>
      <!--NEWS-->
      <text:h text:style-name="P10" text:outline-level="1">
<text:span text:style-name="T4">
Sexual crimes during the war is the systemic policy of Russia - painter</text:span>
</text:h>
      <text:p text:style-name="P4">
Authors: Ukrinform (Person)</text:p>
      <text:p text:style-name="P4">
Publisher: Укринформ (Organization)</text:p>
      <text:p text:style-name="P4">
Published Time: 2023-05-22T17:41:00+03:00</text:p>
      <text:p text:style-name="P4">
Modified Time: 2023-05-22T17:41:00+03:00</text:p>
      <text:p text:style-name="P4">
Description: Sexual crimes that Russian troops commit in Ukraine show that it is a systemic policy of Russia against the civilian population of Ukraine.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Війна з Росією', 'Ганна Маляр', 'Сексуальне насильство']</text:p>
      <text:p text:style-name="P4">
Type: Article</text:p>
      <!--METADATA-->
      <text:p text:style-name="P4">
<draw:frame draw:style-name="fr1" draw:name="Image137" text:anchor-type="as-char" svg:width="6.9236in" svg:height="3.956343in" draw:z-index="0">
<draw:image xlink:href="../Images/yкринформ/2023-05-22T17-41-00-03-00/630_360_1677152977-764.jpg" xlink:type="simple" xlink:show="embed" xlink:actuate="onLoad" draw:mime-type="image/jpeg"/>
</draw:frame>
Sexual rates, which are committed in the territory of Ukraine by Russian troops, certify that the systemic policy of Russia against the civilian population of Ukraine.</text:p>
      <text:p text:style-name="P4">
This was stated by Deputy Minister of Defense Anna Malyar during the conference “#u4j: respect. Support. Justice, ”Ukrinform correspondent reports.</text:p>
      <text:p text:style-name="P4">
“Crimes of the Russian Federation are not only aggression in the direct sense, but also a number of others, including sexual ones. ... They are in fact with civilian population ... So we are not just talking about sexual crimes, we are talking about the acts of medieval cruelty that our enemy shows about our civilian registration, ”the painter emphasized.</text:p>
      <text:p text:style-name="P4">
She noted that sexual crimes have its own specificity.</text:p>
      <text:p text:style-name="P4">
“If in peacetime simply rape, sexual abuse we can characterize as a sexual crime and, accordingly, motivation there is a sexual passion, then in these circumstances it is also the act of dominance of one -of -the -art, it is an act of humiliation. This is done to demoralize society to break our resistance, and therefore it is much wider than a sexual violence, ”the Deputy Minister explained.</text:p>
      <text:p text:style-name="P4">
In her opinion, sexual crimes are committed not only by the Russian military -the systemic action of the Russian state against the Ukrainian civilian population.</text:p>
      <text:p text:style-name="P4">
<text:span text:style-name="T4">
 Read also: </text:span>
 <text:a xlink:type="simple" xlink:href="https://www.ukrinform.ua/rubric-ato/3678237-zelenska-pro-seksualni-zlocini-rosian-v-ukraini-svidcenna-zertv-pokazuut-spravzne-oblicca-voroga.html" text:style-name="Internet_20_link" text:visited-style-name="Visited_20_Internet_20_Link">
<text:span text:style-name="T4">
 Sexual </text:span>
</text:a>
According to her, the Ministry of Defense has a group that investigates this category of crimes is the necessary data.</text:p>
      <text:p text:style-name="P4">
“The military and I are communicating about it, and in <text:a xlink:type="simple" xlink:href="https://www.ukrinform.ua/tag-minoboroni" text:style-name="Internet_20_link" text:visited-style-name="Visited_20_Internet_20_Link">
</text:a>
There is a group that works with our servicemen who came from captivity. Among them, 23% of women said that they were aware of the facties of violence against our citizens who have fallen into the bondage of the enemy's boil, and 15% of men know about it, ”the MOU representative said.</text:p>
      <text:p text:style-name="P4">
Sexual crimes of the Russian military have signs of planned policy of the Ukrainian people.</text:p>
      <text:p text:style-name="P4">
"For the first time, the world saw the enemy's face in the Kyiv region. And every time we mibbon the same picture of all the territories released from the invaders. We are considering these crimes as signs of the planned policy of the extermination of the Ukrainian Narode, that is, genocide," he said.Kostin noted that because of the sensitive nature of these crimes, prejudice and distrust of law enforcement and law enforcement agencies, people are afraid to tell them.</text:p>
      <text:p text:style-name="P4">
Currently, the purpose of the Attorney General's office is to change this state of affairs, Kosin emphasized. In his words, it is necessary to start with the preparation of law enforcement officers, who can also have different prejudices regarding the victims of sexual crimes.</text:p>
      <text:p text:style-name="P4">
"We need to start with informing and training our own employees. Modern -people -centered practices of pre -trial investigation need to start with the respect of the victims. In addition to the fact that we need to take over technologies, techniques of Inavichka from our international partners, we need to introduce teaching of zapsychology, ethics and communications. Attention should be affected by sexual abuse, ”the Prosecutor General said.</text:p>
      <text:p text:style-name="P4">
Thus, he added, it will be possible to build confidence and to encourage the victims of the wards to talk about sex crimes.</text:p>
      <text:p text:style-name="P4">
<text:span text:style-name="T4">
 Read also: </text:span>
 <text:a xlink:type="simple" xlink:href="https://www.ukrinform.ua/rubric-society/3678247-vinni-u-seksualnomu-nasilstvi-pid-cas-vijni-v-ukraini-postanut-pered-sudom-predstavnica-oon.html" text:style-name="Internet_20_link" text:visited-style-name="Visited_20_Internet_20_Link">
</text:a>
As it was reported, police opened 70 criminal proceedings in the Russian military abuse.</text:p>
      <text:p text:style-name="P4">
News Source: <text:a xlink:type="simple" xlink:href="https://www.ukrinform.ua/rubric-society/3712695-seksualni-zlocini-pid-cas-vijni-e-sistemnou-politikou-rosii-malar.html" text:style-name="Internet_20_link" text:visited-style-name="Visited_20_Internet_20_Link">
https://www.ukrinform.ua/rubric-society/3712695-seksualni-zlocini-pid-cas-vijni-e-sistemnou-politikou-rosii-malar.html</text:a>
</text:p>
      <!--NEWS-->
      <text:h text:style-name="P10" text:outline-level="1">
<text:span text:style-name="T4">
Dnipro, Dnipropetrovska Oblast(23:41). Red Alert: aerial threat. Sirens sounding. Take cover ...</text:span>
</text:h>
      <text:p text:style-name="P4">
Authors: liveuamap (Language: en)</text:p>
      <text:p text:style-name="P4">
Time: 2023-05-22T17:42:00</text:p>
      <text:p text:style-name="P4">
Location: Dnipro (Latitude:48.45925 Longtitude:35.03884)</text:p>
      <text:p text:style-name="P4">
Videos: []</text:p>
      <text:p text:style-name="P4">
Images: []</text:p>
      <text:p text:style-name="P4">
Tags: ["Europe", "Central and Eastern Europe"]</text:p>
      <text:p text:style-name="P4">
Id: 22564718</text:p>
      <!--METADATA-->
      <text:p text:style-name="P4">
Dnipro, Dnipropetrovsk region(23:41). Red Alert: aerial threat. Sirenssounding. Take cover now!</text:p>
      <text:p text:style-name="P4">
News Collection Link: <text:a xlink:type="simple" xlink:href="https://liveuamap.com/en/2023/22-may-dnipro-dnipropetrovska-oblast2341-red-g" text:style-name="Internet_20_link" text:visited-style-name="Visited_20_Internet_20_Link">
https://liveuamap.com/en/2023/22-may-dnipro-dnipropetrovska-oblast2341-red-g</text:a>
</text:p>
      <text:p text:style-name="P4">
News Source: <text:a xlink:type="simple" xlink:href="https://t.me/suspilnednipro/15775" text:style-name="Internet_20_link" text:visited-style-name="Visited_20_Internet_20_Link">
https://t.me/suspilnednipro/15775</text:a>
</text:p>
      <!--NEWS-->
      <text:h text:style-name="P10" text:outline-level="1">
<text:span text:style-name="T4">
FIFA has continued a rule for a year that allows to break contracts because of war in Ukraine</text:span>
</text:h>
      <text:p text:style-name="P4">
Authors: Ukrinform (Person)</text:p>
      <text:p text:style-name="P4">
Publisher: Укринформ (Organization)</text:p>
      <text:p text:style-name="P4">
Published Time: 2023-05-22T17:43:35+03:00</text:p>
      <text:p text:style-name="P4">
Modified Time: 2023-05-22T17:43:35+03:00</text:p>
      <text:p text:style-name="P4">
Description: The rule will not apply to players who have returned to Ukraine after a full -scale invasion. - Ukrinform.</text:p>
      <text:p text:style-name="P4">
Images: ['<text:a xlink:type="simple" xlink:href="https://static.ukrinform.com/photos/2023_05/thumb_files/630_360_1684766530-241.jpg" text:style-name="Internet_20_link" text:visited-style-name="Visited_20_Internet_20_Link">
630_360_16847...</text:a>
']</text:p>
      <text:p text:style-name="P4">
Tags: ['ФІФА', 'Футбол']</text:p>
      <text:p text:style-name="P4">
Type: Article</text:p>
      <!--METADATA-->
      <text:p text:style-name="P4">
<draw:frame draw:style-name="fr1" draw:name="Image138" text:anchor-type="as-char" svg:width="6.9236in" svg:height="3.956343in" draw:z-index="0">
<draw:image xlink:href="../Images/yкринформ/2023-05-22T17-43-35-03-00/630_360_1684766530-241.jpg" xlink:type="simple" xlink:show="embed" xlink:actuate="onLoad" draw:mime-type="image/jpeg"/>
</draw:frame>
The action will not extend to players who have returned to Ukraine post -after -scale invasion.</text:p>
      <text:p text:style-name="P4">
FIFA <text:a xlink:type="simple" xlink:href="https://www.fifa.com/legal/football-regulatory/media-releases/fifa-extends-and-adapts-temporary-employment-rules-to-address-issues-relating-to-war-in-ukraine" text:style-name="Internet_20_link" text:visited-style-name="Visited_20_Internet_20_Link">
</text:a>
New rules for suspension by foreign players and trainers with Russian and Ukrainian clubs, Ukrinform reports.</text:p>
      <text:p text:style-name="P4">
Foreign players and trainers will continue to be entitled to unilaterally apply for a contract with clubs that are part of the Ukrainian Association Futball(Waf)or Russian football union(RFU), by June 30, 2024, provided that the clubs will be informed in writing by July 12023.</text:p>
      <text:p text:style-name="P4">
Foreign players and trainers who, despite the war in Ukraine, decided to come, return or leave the territory of Ukraine or Russia, will not be able to rely on the 7th Annex to suspend the current contract.</text:p>
      <text:p text:style-name="P4">
From now on the 7th application will not be applied to:</text:p>
      <ul>
        <li>
          <text:p text:style-name="P4">
foreign football players who are still registered at the club, which is part of the UAF or the RFS;</text:p>
        </li>
        <li>
          <text:p text:style-name="P4">
foreign coaches, who are still providing their services to the club, which is a part of the UAF or the RFS;</text:p>
        </li>
        <li>
          <text:p text:style-name="P4">
labor contracts of foreign football players or coaches, which were concluded or continued with clubs that are part of the UAF or the RFS, after March 7, 20122.</text:p>
        </li>
      </ul>
      <text:p text:style-name="P4">
In order to prevent abuse, players whose contracts were suspended by the 7th Appendix will not be able to suspend: suspension period:</text:p>
      <ul>
        <li>
          <text:p text:style-name="P4">
be the object of transfer(permanent or on lease rights)paid;</text:p>
        </li>
        <li>
          <text:p text:style-name="P4">
Sign a new contract with another club that is part of the UAF or the RFS.</text:p>
        </li>
      </ul>
      <text:p text:style-name="P4">
<text:span text:style-name="T4">
 Read also: </text:span>
 <text:a xlink:type="simple" xlink:href="https://www.ukrinform.ua/rubric-sports/3689748-fk-sahtar-podav-skargu-do-evrokomisii-sodo-sporu-z-fifa.html" text:style-name="Internet_20_link" text:visited-style-name="Visited_20_Internet_20_Link">
</text:a>
As reported by Ukrinform earlier, Shakhtar insists that the contract is included in the contract, which forbids players to use the transfers of FIFA.</text:p>
      <text:p text:style-name="P4">
Photo: fifa.com</text:p>
      <text:p text:style-name="P4">
News Source: <text:a xlink:type="simple" xlink:href="https://www.ukrinform.ua/rubric-sports/3712697-fifa-se-na-rik-prodovzila-pravilo-so-dozvolae-rozrivati-kontrakti-cerez-vijnu-v-ukraini.html" text:style-name="Internet_20_link" text:visited-style-name="Visited_20_Internet_20_Link">
https://www.ukrinform.ua/rubric-sports/3712697-fifa-se-na-rik-prodovzila-pravilo-so-dozvolae-rozrivati-kontrakti-cerez-vijnu-v-ukraini.html</text:a>
</text:p>
      <!--NEWS-->
      <text:h text:style-name="P10" text:outline-level="1">
<text:span text:style-name="T4">
In ten cities, centers of help victims of sexual abuse - Stephanyshyn were launched</text:span>
</text:h>
      <text:p text:style-name="P4">
Authors: Ukrinform (Person)</text:p>
      <text:p text:style-name="P4">
Publisher: Укринформ (Organization)</text:p>
      <text:p text:style-name="P4">
Published Time: 2023-05-22T17:44:00+03:00</text:p>
      <text:p text:style-name="P4">
Modified Time: 2023-05-22T17:44:00+03:00</text:p>
      <text:p text:style-name="P4">
Description: The Ukrainian authorities create the conditions for victims of sexual violence from the Russian military to receive comprehensive specialized assistance. - Ukrinform.</text:p>
      <text:p text:style-name="P4">
Images: ['<text:a xlink:type="simple" xlink:href="https://static.ukrinform.com/photos/2022_06/thumb_files/630_360_1655901909-186.jpg" text:style-name="Internet_20_link" text:visited-style-name="Visited_20_Internet_20_Link">
630_360_16559...</text:a>
']</text:p>
      <text:p text:style-name="P4">
Tags: ['Україна', 'допомога', 'Стефанішина', 'Сексуальне насильство']</text:p>
      <text:p text:style-name="P4">
Type: Article</text:p>
      <!--METADATA-->
      <text:p text:style-name="P4">
<draw:frame draw:style-name="fr1" draw:name="Image139" text:anchor-type="as-char" svg:width="6.9236in" svg:height="3.956343in" draw:z-index="0">
<draw:image xlink:href="../Images/yкринформ/2023-05-22T17-44-00-03-00/630_360_1655901909-186.jpg" xlink:type="simple" xlink:show="embed" xlink:actuate="onLoad" draw:mime-type="image/jpeg"/>
</draw:frame>
The Ukrainian Cavor creates the conditions for the victims of sexual violence from the Russian military to receive comprehensive specialized assistance.</text:p>
      <text:p text:style-name="P4">
This was stated by Olga Stephanyshyn's Viceremier-Minister for European and Euro-Atlantic Integration at the Forum “Respect. Help. Justice, ”Ukrinform correspondent reports.</text:p>
      <text:p text:style-name="P4">
“It's <text:a xlink:type="simple" xlink:href="https://www.ukrinform.ua/tag-zlocin" text:style-name="Internet_20_link" text:visited-style-name="Visited_20_Internet_20_Link">
</text:a>
, what most people through the strata, shame, psychological trauma want to leave the memory and in the shadows of consciousness naturally. This is the goal that the criminals are persecuted - we will be silent, so we do everything possible to explain the importance of calling for help to those who may not be ready to seek the support system, ”the official said.</text:p>
      <text:p text:style-name="P4">
According to her, important factors in this connection are the normalization of the psycho -emotional state of the victims, to work out injuries of violence. Vonanagada was that last year the government agreed from the UN relevant program of employment.</text:p>
      <text:p text:style-name="P4">
Stephanishina noted that thanks to cooperation with the office of the Special Representative of the UN Sexual Violence in Ukraine, an effective mechanism of comprehensive reaction to crimes of violence was built, the centers of assistance in Zaporozhye, Dnipro, Kiev, Mukachevo, Kharkiv, Kherson, Poltava, were deployed.</text:p>
      <text:p text:style-name="P4">
"We provide the point of entry victims to the system of complex specialized support: legal, socio-psychological, information. Assistance is focused on key principles: confidentiality, unconditional, voluntary informed consent and free,"-emphasized Vicerem.</text:p>
      <text:p text:style-name="P4">
<text:span text:style-name="T4">
 Read also: </text:span>
 <text:a xlink:type="simple" xlink:href="https://www.ukrinform.ua/rubric-society/3712695-seksualni-zlocini-pid-cas-vijni-e-sistemnou-politikou-rosii-malar.html" text:style-name="Internet_20_link" text:visited-style-name="Visited_20_Internet_20_Link">
</text:a>
She added that the state was working on the creation of such centers abroad, in particular with the Czech Republic and Germany.</text:p>
      <text:p text:style-name="P4">
As reported, police officers opened <text:a xlink:type="simple" xlink:href="https://www.ukrinform.ua/rubric-ato/3711169-policia-vidkrila-70-sprav-sodo-vcinenna-seksualnogo-nasilstva-vijskovimi-rf.html" text:style-name="Internet_20_link" text:visited-style-name="Visited_20_Internet_20_Link">
</text:a>
 .</text:p>
      <text:p text:style-name="P4">
News Source: <text:a xlink:type="simple" xlink:href="https://www.ukrinform.ua/rubric-society/3712698-u-desati-mistah-rozgornuli-centri-dopomogi-postrazdalim-vid-seksualnogo-nasilstva-stefanisina.html" text:style-name="Internet_20_link" text:visited-style-name="Visited_20_Internet_20_Link">
https://www.ukrinform.ua/rubric-society/3712698-u-desati-mistah-rozgornuli-centri-dopomogi-postrazdalim-vid-seksualnogo-nasilstva-stefanisina.html</text:a>
</text:p>
      <!--NEWS-->
      <text:h text:style-name="P10" text:outline-level="1">
<text:span text:style-name="T4">
Sachko completed the performances at the Geneva tournament</text:span>
</text:h>
      <text:p text:style-name="P4">
Authors: Ukrinform (Person)</text:p>
      <text:p text:style-name="P4">
Publisher: Укринформ (Organization)</text:p>
      <text:p text:style-name="P4">
Published Time: 2023-05-22T17:47:35+03:00</text:p>
      <text:p text:style-name="P4">
Modified Time: 2023-05-22T17:47:35+03:00</text:p>
      <text:p text:style-name="P4">
Description: The Ukrainian conceded in the first round of the main grid of competitions. - Ukrinform.</text:p>
      <text:p text:style-name="P4">
Images: ['<text:a xlink:type="simple" xlink:href="https://static.ukrinform.com/photos/2023_05/thumb_files/630_360_1684766795-494.jpg" text:style-name="Internet_20_link" text:visited-style-name="Visited_20_Internet_20_Link">
630_360_16847...</text:a>
']</text:p>
      <text:p text:style-name="P4">
Tags: ['Теніс']</text:p>
      <text:p text:style-name="P4">
Type: Article</text:p>
      <!--METADATA-->
      <text:p text:style-name="P4">
<draw:frame draw:style-name="fr1" draw:name="Image140" text:anchor-type="as-char" svg:width="6.9236in" svg:height="3.956343in" draw:z-index="0">
<draw:image xlink:href="../Images/yкринформ/2023-05-22T17-47-35-03-00/630_360_1684766795-494.jpg" xlink:type="simple" xlink:show="embed" xlink:actuate="onLoad" draw:mime-type="image/jpeg"/>
</draw:frame>
The Ukrainian took place in the first round of the main grid of competitions.</text:p>
      <text:p text:style-name="P4">
Ukrainian tennis player Vitaliy Sachko gave way in the first round of the main network of ATP 250 in Geneva(Switzerland), reports Ukrinform.</text:p>
      <text:p text:style-name="P4">
The Ukrainian gave way to the seventh sowing Bernab Sapati Mirahaless - 2: 6, 4: 6. Vitaliy Zamatch was able to take one inning of a Spanish tennis player, losing a three -thre.</text:p>
      <text:p text:style-name="P4">
We will remind, Sachko went to the main grid of the tournament in Geneva because of qualification. In the first round, the Ukrainian defeated his compatriot Illyumarchenko, and then beat the representative of Italy Alessandro Giannessi.</text:p>
      <text:p text:style-name="P4">
<text:span text:style-name="T4">
 Read also: </text:span>
 <text:a xlink:type="simple" xlink:href="https://www.ukrinform.ua/rubric-sports/3712481-oleksij-krutih-zalisivsa-persou-raketkou-ukraini.html" text:style-name="Internet_20_link" text:visited-style-name="Visited_20_Internet_20_Link">
</text:a>
As reported by Ukrinform, Sachko ranks 286th in the updated ATP rating. The first racket of Ukraine remains Alexei Kruty, which goes on the 185th line.</text:p>
      <text:p text:style-name="P4">
Photo: btu.org.ua</text:p>
      <text:p text:style-name="P4">
News Source: <text:a xlink:type="simple" xlink:href="https://www.ukrinform.ua/rubric-sports/3712700-sacko-zaversiv-vistupi-na-turniri-u-zenevi.html" text:style-name="Internet_20_link" text:visited-style-name="Visited_20_Internet_20_Link">
https://www.ukrinform.ua/rubric-sports/3712700-sacko-zaversiv-vistupi-na-turniri-u-zenevi.html</text:a>
</text:p>
      <!--NEWS-->
      <text:h text:style-name="P10" text:outline-level="1">
<text:span text:style-name="T4">
Ukrainian agriculture has suffered $ 40.2 billion in war - KSE</text:span>
</text:h>
      <text:p text:style-name="P4">
Authors: Ukrinform (Person)</text:p>
      <text:p text:style-name="P4">
Publisher: Укринформ (Organization)</text:p>
      <text:p text:style-name="P4">
Published Time: 2023-05-22T17:49:00+03:00</text:p>
      <text:p text:style-name="P4">
Modified Time: 2023-05-22T17:49:00+03:00</text:p>
      <text:p text:style-name="P4">
Description: According to the Center for Food and Land Center at the KSE AgroCenter, the Ukrainian Agrarian Sector has suffered $ 40.2 billion in direct and indirect losses as a result of a full -scale war. - Ukrinform.</text:p>
      <text:p text:style-name="P4">
Images: ['<text:a xlink:type="simple" xlink:href="https://static.ukrinform.com/photos/2022_12/thumb_files/630_360_1670246840-772.jpeg" text:style-name="Internet_20_link" text:visited-style-name="Visited_20_Internet_20_Link">
630_360_16702...</text:a>
']</text:p>
      <text:p text:style-name="P4">
Tags: ['Сільське господарство', 'KSE', 'Збитки', 'Війна з Росією']</text:p>
      <text:p text:style-name="P4">
Type: Article</text:p>
      <!--METADATA-->
      <text:p text:style-name="P4">
<draw:frame draw:style-name="fr1" draw:name="Image141" text:anchor-type="as-char" svg:width="6.9236in" svg:height="3.956343in" draw:z-index="0">
<draw:image xlink:href="../Images/yкринформ/2023-05-22T17-49-00-03-00/630_360_1670246840-772.jpeg" xlink:type="simple" xlink:show="embed" xlink:actuate="onLoad" draw:mime-type="image/jpeg"/>
</draw:frame>
According to the calculations of the Food and Land Center(Kse Agrocenter), the Ukrainian agricultural sector has undergone $ 40.2 billion in direct and indirect losses due to full -scale.</text:p>
      <text:p text:style-name="P4">
According to Ukrinform, the Center's press service in [] reports it(https://t.me/kseagrocenter/56).  It is noted that the Ukrainian agricultural industry has suffered $ 8.7 billion in direct losses(2.1 billion more than estimated in November 2022). Найбільше збитків, а саме 6 млрд доларів, припадає на знищену тапошкоджену сільськогосподарську техніку і сховища для виготовленої продукції.</text:p>
      <text:p text:style-name="P4">
Непрямі збитки становлять 31,5 млрд доларів непрямих втрат (by 2.76 billion than estimated in November last year). Найбільше втрат у даній категоріїпов’язано зі зменшенням виробництва рослинницької продукції, які становлятьмайже половину усіх непрямих втрат (14.3 billion).</text:p>
      <text:p text:style-name="P4">
<text:span text:style-name="T4">
Читайте також:</text:span>
 <text:a xlink:type="simple" xlink:href="https://www.ukrinform.ua/rubric-economy/3710343-cogoric-ukraina-moze-posiati-najbilse-aroi-psenici-za-ostanni-12-rokiv.html" text:style-name="Internet_20_link" text:visited-style-name="Visited_20_Internet_20_Link">
 </text:a>
According to the Center, at least 29.7 billion dollars are required to restore the industry.</text:p>
      <text:p text:style-name="P4">
According to the Government Office of Ukraine's involvement and support, Ukraineinvest, the amount of direct losses caused by the Russian Federation to Ukrainian infrastructure, industrial facilities and production logistics has increased to almost $ 50 billion.</text:p>
      <text:p text:style-name="P4">
News Source: <text:a xlink:type="simple" xlink:href="https://www.ukrinform.ua/rubric-economy/3712702-ukrainske-silske-gospodarstva-zaznalo-402-milarda-zbitkiv-cerez-vijnu-kse.html" text:style-name="Internet_20_link" text:visited-style-name="Visited_20_Internet_20_Link">
https://www.ukrinform.ua/rubric-economy/3712702-ukrainske-silske-gospodarstva-zaznalo-402-milarda-zbitkiv-cerez-vijnu-kse.html</text:a>
</text:p>
      <!--NEWS-->
      <text:h text:style-name="P10" text:outline-level="1">
<text:span text:style-name="T4">
Drone has dropped explosive device at HQ of FSB in Belgorod region</text:span>
</text:h>
      <text:p text:style-name="P4">
Authors: liveuamap (Language: en)</text:p>
      <text:p text:style-name="P4">
Time: 2023-05-22T17:49:03</text:p>
      <text:p text:style-name="P4">
Location: Belgorod, Belgorodskaya oblast' (Latitude:50.59737 Longtitude:36.5946)</text:p>
      <text:p text:style-name="P4">
Videos: []</text:p>
      <text:p text:style-name="P4">
Images: ["<text:a xlink:type="simple" xlink:href="https://liveuamap.com/pics/2023/05/22/22564719_0.jpg" text:style-name="Internet_20_link" text:visited-style-name="Visited_20_Internet_20_Link">
22564719_0.jpg</text:a>
"]</text:p>
      <text:p text:style-name="P4">
Tags: ["Russia"]</text:p>
      <text:p text:style-name="P4">
Id: 22564719</text:p>
      <!--METADATA-->
      <text:p text:style-name="P4">
Drone has dropped explosive device at HQ of FSB in Belgorod region</text:p>
      <text:p text:style-name="P4">
<draw:frame draw:style-name="fr1" draw:name="Image142" text:anchor-type="as-char" svg:width="6.9236in" svg:height="4.993646in" draw:z-index="0">
<draw:image xlink:href="../Images/liveuamap/2023-05-22T17-49-03/22564719_0.jpg" xlink:type="simple" xlink:show="embed" xlink:actuate="onLoad" draw:mime-type="image/jpeg"/>
</draw:frame>
News Collection Link: <text:a xlink:type="simple" xlink:href="https://liveuamap.com/en/2023/22-may-drone-has-dropped-explosive-device-at-hq-of-fsb-in" text:style-name="Internet_20_link" text:visited-style-name="Visited_20_Internet_20_Link">
https://liveuamap.com/en/2023/22-may-drone-has-dropped-explosive-device-at-hq-of-fsb-in</text:a>
</text:p>
      <text:p text:style-name="P4">
News Source: <text:a xlink:type="simple" xlink:href="https://t.me/breakingmash/44237" text:style-name="Internet_20_link" text:visited-style-name="Visited_20_Internet_20_Link">
https://t.me/breakingmash/44237</text:a>
</text:p>
      <!--NEWS-->
      <text:h text:style-name="P10" text:outline-level="1">
<text:span text:style-name="T4">
Resistance to Russia and Ukraine's restoration: the National Bank presented a new strategy</text:span>
</text:h>
      <text:p text:style-name="P4">
Authors: Ukrinform (Person)</text:p>
      <text:p text:style-name="P4">
Publisher: Укринформ (Organization)</text:p>
      <text:p text:style-name="P4">
Published Time: 2023-05-22T17:56:13+03:00</text:p>
      <text:p text:style-name="P4">
Modified Time: 2023-05-22T17:56:13+03:00</text:p>
      <text:p text:style-name="P4">
Description: The National Bank presented a new strategy by 2025, which was focused on resistance to Russian aggression and the restoration of the country. - Ukrinform.</text:p>
      <text:p text:style-name="P4">
Images: ['<text:a xlink:type="simple" xlink:href="https://static.ukrinform.com/photos/2023_05/thumb_files/630_360_1683564608-130.jpg" text:style-name="Internet_20_link" text:visited-style-name="Visited_20_Internet_20_Link">
630_360_16835...</text:a>
']</text:p>
      <text:p text:style-name="P4">
Tags: ['Нацбанк', 'Андрій Пишний']</text:p>
      <text:p text:style-name="P4">
Type: Article</text:p>
      <!--METADATA-->
      <text:p text:style-name="P4">
<draw:frame draw:style-name="fr1" draw:name="Image143" text:anchor-type="as-char" svg:width="6.9236in" svg:height="3.956343in" draw:z-index="0">
<draw:image xlink:href="../Images/yкринформ/2023-05-22T17-56-13-03-00/630_360_1683564608-130.jpg" xlink:type="simple" xlink:show="embed" xlink:actuate="onLoad" draw:mime-type="image/jpeg"/>
</draw:frame>
The National Bank presented a new strategy by 2025, which was focused on Russian aggression and the restoration of the country.</text:p>
      <text:p text:style-name="P4">
This was stated during the presentation of the strategy, the National Bank Head Andriypyshny, Ukrinform correspondent reports.</text:p>
      <text:p text:style-name="P4">
“The financial sector and the Central Bank holds financial defense for 453 Dnipro War. At the same time, we manage to develop, think and move forward. We have our responsibility and in its possessions should give confidence in financial stability, both Ukrainians, government, and financial market participants, and international partners, ”Pyshny said.</text:p>
      <text:p text:style-name="P4">
He noted that working on a new strategy began in January 2023. The strategy will be realized in 24 strategic initiatives, the submission of which the central bank will concentrate its efforts during the next years.</text:p>
      <text:p text:style-name="P4">
The strategic tasks of the National Bank take into account the challenges that are faced by the vectors: resistance from Russian aggression and the restoration of the country.</text:p>
      <text:p text:style-name="P4">
In view of this, the initiative and measures are stipulated by the focus.</text:p>
      <text:p text:style-name="P4">
Focus of Resistance - short -term measures aimed at ensuring the stability and preventing the deterioration of the situation in the financial system of taeconomics as a whole, including the use of tools to control the inflation and the exchange rate of national currency, maintain the banking system.</text:p>
      <text:p text:style-name="P4">
<text:span text:style-name="T4">
 Read also: </text:span>
 <text:a xlink:type="simple" xlink:href="https://www.ukrinform.ua/rubric-economy/3709638-ricnij-zvit-nbu-popri-vijnu-vdalosa-zberegti-makrofinansovu-stabilnist-ta-doviru-gromadan.html" text:style-name="Internet_20_link" text:visited-style-name="Visited_20_Internet_20_Link">
</text:a>
"Recovery Focus" - Medium -term measures for starting transformations will be the basis of future reconstruction and growth of economy(Reduction of bureaucratic barriers, increased transparency and competitiveness of the environment, attracting investments).</text:p>
      <text:p text:style-name="P4">
"Назва нашої нової Стратегії – Фінансова фортеця України. Влучна та зрозумілааналогія. Адже фінансова екосистема має бути саме такою неприступною фортецеюдля ворога, а ми, її архітектори, повинні робити все, що пришвидшує Перемогу",– розповів Голова Національного банку.</text:p>
      <text:p text:style-name="P4">
Як повідомляється на <text:a xlink:type="simple" xlink:href="https://bank.gov.ua/ua/news/all/finansova-fortetsya-ukrayini-nbu-prezentuvav-novu-strategiyu-sfokuso-vanu-na-sprotivi-rosiyskiy-agresiyi-ta-vidnovlenni-krayini" text:style-name="Internet_20_link" text:visited-style-name="Visited_20_Internet_20_Link">
 </text:a>
, the implementation of the strategy will be carried out for 5 purposes.</text:p>
      <text:p text:style-name="P4">
<text:span text:style-name="T4">
 First Target: "Rate Hryvnia" </text:span>
</text:p>
      <text:p text:style-name="P4">
Within its limits, it is envisaged to achieve price stability and exchange resistance thanks to:<text:span text:style-name="T4">
 Second Target: "Financial Stability" </text:span>
</text:p>
      <text:p text:style-name="P4">
The implementation of it involves the implementation of the following strategic initiatives:</text:p>
      <ul>
        <li>
balanced regulation and supervision aimed at development; * stable and capable banking system; * insurance market is ready to maintain recovery; * non -bank financial and payment market - transparent and technological; * Reliable and stable financial market infrastructure.</li>
      </ul>
      <text:p text:style-name="P4">
<text:span text:style-name="T4">
 Third Target: "Financial System Working To Restore Country" </text:span>
</text:p>
      <text:p text:style-name="P4">
The regulator within its mandate will stimulate the qualitative development of the financial market with the help of five initiatives that are included in this purpose:</text:p>
      <ul>
        <li>
responsible financial market; * developed credit market; * developed insurance market; * developed infrastructure of capital markets; * financially competent population and entrepreneurs.</li>
      </ul>
      <text:p text:style-name="P4">
<text:span text:style-name="T4">
 Fourth target: "Modern Financial Services" </text:span>
</text:p>
      <text:p text:style-name="P4">
Initiatives will be directed to the realization of this purpose:</text:p>
      <ul>
        <li>
financial market - digital fortress; * Power Banking 2.0 - Recovery of infrastructure in de -industrial territories; * technological development of the financial market; * sustainability, efficiency and client orientation of cash circulation; * Virtual assets and digital money of the NBU - a clear regulation to ensure monetary sovereignty; * Digital financial services are part of a digital country.</li>
      </ul>
      <text:p text:style-name="P4">
<text:span text:style-name="T4">
 Fifth target: "Effective Central Bank" </text:span>
</text:p>
      <ul>
        <li>
Achieving this goal involves the implementation of the following seven initiatives: * Voice of the NBU - strengthening of the communications of the regulator; * development of institutional relations with stakeholders; * international cooperation and expertise exchange; * European integration of the financial sector; * efficient operational activity; * NBU digital transformation; * Human capital is the NBU's main asset.</li>
      </ul>
      <text:p text:style-name="P4">
As reported by Ukrinform, the previous strategy <text:a xlink:type="simple" xlink:href="https://www.ukrinform.ua/tag-nacbank" text:style-name="Internet_20_link" text:visited-style-name="Visited_20_Internet_20_Link">
</text:a>
It was presented in 2021 and was calculated by 2025.</text:p>
      <text:p text:style-name="P4">
News Source: <text:a xlink:type="simple" xlink:href="https://www.ukrinform.ua/rubric-economy/3712704-sprotiv-rosii-ta-vidnovlenni-ukraini-nacbank-prezentuvav-novu-strategiu.html" text:style-name="Internet_20_link" text:visited-style-name="Visited_20_Internet_20_Link">
https://www.ukrinform.ua/rubric-economy/3712704-sprotiv-rosii-ta-vidnovlenni-ukraini-nacbank-prezentuvav-novu-strategiu.html</text:a>
</text:p>
      <!--NEWS-->
      <text:h text:style-name="P10" text:outline-level="1">
<text:span text:style-name="T4">
Sean Penn will play in the Ukrainian cinema "War of Animals"</text:span>
</text:h>
      <text:p text:style-name="P4">
Authors: Ukrinform (Person)</text:p>
      <text:p text:style-name="P4">
Publisher: Укринформ (Organization)</text:p>
      <text:p text:style-name="P4">
Published Time: 2023-05-22T17:58:25+03:00</text:p>
      <text:p text:style-name="P4">
Modified Time: 2023-05-22T17:58:25+03:00</text:p>
      <text:p text:style-name="P4">
Description: Famous American actor Sean Penn will star in the Ukrainian cinema "War of Animals". - Ukrinform.</text:p>
      <text:p text:style-name="P4">
Images: ['<text:a xlink:type="simple" xlink:href="https://static.ukrinform.com/photos/2023_05/thumb_files/630_360_1684767397-151.jpg" text:style-name="Internet_20_link" text:visited-style-name="Visited_20_Internet_20_Link">
630_360_16847...</text:a>
', '<text:a xlink:type="simple" xlink:href="https://static.ukrinform.com/photos/2023_05/1684767253-813.png" text:style-name="Internet_20_link" text:visited-style-name="Visited_20_Internet_20_Link">
1684767253-81...</text:a>
']</text:p>
      <text:p text:style-name="P4">
Tags: ['Кіно', 'Тварини', 'Шон Пенн', 'Війна з Росією']</text:p>
      <text:p text:style-name="P4">
Type: Article</text:p>
      <!--METADATA-->
      <text:p text:style-name="P4">
<draw:frame draw:style-name="fr1" draw:name="Image144" text:anchor-type="as-char" svg:width="6.9236in" svg:height="3.956343in" draw:z-index="0">
<draw:image xlink:href="../Images/yкринформ/2023-05-22T17-58-25-03-00/630_360_1684767397-151.jpg" xlink:type="simple" xlink:show="embed" xlink:actuate="onLoad" draw:mime-type="image/jpeg"/>
</draw:frame>
Known -American actor Sean Penn will be filmed in the Ukrainian movie almanac "War of Animals".</text:p>
      <text:p text:style-name="P4">
About it reports <text:a xlink:type="simple" xlink:href="http://www.hollywoodreporter.com/movies/movie-news/sean-penn-joins-ukrainian-war-film-1235497572/amp/" text:style-name="Internet_20_link" text:visited-style-name="Visited_20_Internet_20_Link">
</text:a>
, reports Ukrinform.</text:p>
      <text:p text:style-name="P4">
<draw:frame draw:style-name="fr1" draw:name="Image145" text:anchor-type="as-char" svg:width="6.9236in" svg:height="3.953188in" draw:z-index="0">
<draw:image xlink:href="../Images/yкринформ/2023-05-22T17-58-25-03-00/1684767253-813.png" xlink:type="simple" xlink:show="embed" xlink:actuate="onLoad" draw:mime-type="image/png"/>
</draw:frame>
Animal Eyes Filmans consist of nine parts that remove different Ukrainian directors. He talks about war in Ukraine from the point of view of different animals.</text:p>
      <text:p text:style-name="P4">
Miroslav Slaboshpitsky will act as directed by the ninth, last part. It will play an American sound engineer, who accidentally witnessed the beginning of the full -scale war, when on February 24, 2022, the Russian forces invade in Ukraine.</text:p>
      <text:p text:style-name="P4">
“I am very happy to be part of this movie. For me, it is a great honor to cooperate with an incredible actor, a prominent person and one of Ukraine's greatest friends. He <text:a xlink:type="simple" xlink:href="https://www.ukrinform.ua/rubric-uarazom/3411784-son-penn-priihav-do-ukraini-sob-rozpovisti-svitu-pravdu-pro-vtorgnenna-rf.html" text:style-name="Internet_20_link" text:visited-style-name="Visited_20_Internet_20_Link">
 </text:a>
During the attack on February 24, he explores the war in Ukraine in his documentary. His support is invaluable for us and cannot be overestimated, ”Slaboshpitsky said.</text:p>
      <text:p text:style-name="P4">
Sota Cinema Group and Kleosart are engaged in the production of the project, and Oleg Kohan and Alexei Makukhin performed by the producers. "All the historical cinema is based on real events, and it is very important for us that the law artists of such a level as Sean Penn share with us this terribleness that we reproduce on the screen," said Kohan.</text:p>
      <text:p text:style-name="P4">
The release of the movie "The War of Animals" is scheduled for the winter of 2023-2024.</text:p>
      <text:p text:style-name="P4">
<text:span text:style-name="T4">
 Read also: </text:span>
 <text:a xlink:type="simple" xlink:href="https://www.ukrinform.ua/rubric-culture/3671773-na-berlinale-prezentuvali-film-sona-penna-pro-ukrainu.html" text:style-name="Internet_20_link" text:visited-style-name="Visited_20_Internet_20_Link">
<text:span text:style-name="T4">
 Sea </text:span>
 <text:span text:style-name="T4">
 Penn </text:span>
</text:a>
As reported by Ukrinform, at the Berlin Film Festival <text:a xlink:type="simple" xlink:href="http://www.ukrinform.ua/rubric-culture/3673597-na-berlinale-pokazali-persij-trejler-kinoalmanahu-vijna-ocima-tvarin.html" text:style-name="Internet_20_link" text:visited-style-name="Visited_20_Internet_20_Link">
</text:a>
The first trailer of the movie "War of the eyes of animals", which includes frames of three short stories.</text:p>
      <text:p text:style-name="P4">
News Source: <text:a xlink:type="simple" xlink:href="https://www.ukrinform.ua/rubric-culture/3712705-son-penn-zigrae-v-ukrainskomu-kinoalmanahu-vijna-ocima-tvarin.html" text:style-name="Internet_20_link" text:visited-style-name="Visited_20_Internet_20_Link">
https://www.ukrinform.ua/rubric-culture/3712705-son-penn-zigrae-v-ukrainskomu-kinoalmanahu-vijna-ocima-tvarin.html</text:a>
</text:p>
      <!--NEWS-->
      <text:h text:style-name="P10" text:outline-level="1">
<text:span text:style-name="T4">
In the Kyiv region, suspected abuse and violence over an 11-year-old girl chose precautions</text:span>
</text:h>
      <text:p text:style-name="P4">
Authors: Ukrinform (Person)</text:p>
      <text:p text:style-name="P4">
Publisher: Укринформ (Organization)</text:p>
      <text:p text:style-name="P4">
Published Time: 2023-05-22T18:03:43+03:00</text:p>
      <text:p text:style-name="P4">
Modified Time: 2023-05-22T18:03:43+03:00</text:p>
      <text:p text:style-name="P4">
Description: In the Kiev region, the court chose precautions to a group of persons suspected of abuse and sexual abuse of a 11-year-old girl. - Ukrinform.</text:p>
      <text:p text:style-name="P4">
Images: ['<text:a xlink:type="simple" xlink:href="https://static.ukrinform.com/photos/2019_05/thumb_files/630_360_1559155511-745.jpg" text:style-name="Internet_20_link" text:visited-style-name="Visited_20_Internet_20_Link">
630_360_15591...</text:a>
']</text:p>
      <text:p text:style-name="P4">
Tags: ['Діти', 'Суд', 'Київщина', 'Сексуальне насильство']</text:p>
      <text:p text:style-name="P4">
Type: Article</text:p>
      <!--METADATA-->
      <text:p text:style-name="P4">
<draw:frame draw:style-name="fr1" draw:name="Image146" text:anchor-type="as-char" svg:width="6.9236in" svg:height="3.956343in" draw:z-index="0">
<draw:image xlink:href="../Images/yкринформ/2023-05-22T18-03-43-03-00/630_360_1559155511-745.jpg" xlink:type="simple" xlink:show="embed" xlink:actuate="onLoad" draw:mime-type="image/jpeg"/>
</draw:frame>
The Uikiv region chose precautionary measures to a group of persons suspected of ultrasound and sexual abuse against an 11-year-old girl.</text:p>
      <text:p text:style-name="P4">
According to Ukrinform, the Kyiv Regional Prosecutor's Office reported in <text:a xlink:type="simple" xlink:href="http://t.me/press_kobl/1327" text:style-name="Internet_20_link" text:visited-style-name="Visited_20_Internet_20_Link">
</text:a>
.</text:p>
      <text:p text:style-name="P4">
According to a court decision, a 22-year-old man and a 15-year-old girl and a boy will be in custody. Girls aged 14 and 17 are appointed household house arrest.</text:p>
      <text:p text:style-name="P4">
As reported by Ukrinform, the other day in the Kiev region law enforcement officers <text:a xlink:type="simple" xlink:href="https://www.ukrinform.ua/rubric-regions/3711861-na-kiivsini-zatrimali-patoh-osib-za-znusanna-ta-seksualne-nasilstvo-nad-11ricnou-divcinkou.html" text:style-name="Internet_20_link" text:visited-style-name="Visited_20_Internet_20_Link">
</text:a>
Expressing and sexual abuse over an 11-year-old girl.</text:p>
      <text:p text:style-name="P4">
<text:span text:style-name="T4">
 Read also: </text:span>
 <text:a xlink:type="simple" xlink:href="https://www.ukrinform.ua/rubric-regions/3673910-u-mikolaevi-vihovateliv-ditsadka-zvinuvacuut-u-nasilstvi-nad-ditinou.html" text:style-name="Internet_20_link" text:visited-style-name="Visited_20_Internet_20_Link">
<text:span text:style-name="T4">
 violence </text:span>
</text:a>
According to the investigation, three girls of force kept the victim, and the 15-year-old he was a sexual action on her and tried to recover. All this was shot by a 22-year-old man on his mobile phone.</text:p>
      <text:p text:style-name="P4">
News Source: <text:a xlink:type="simple" xlink:href="https://www.ukrinform.ua/rubric-regions/3712708-na-kiivsini-pidozruvanim-u-znusanni-ta-nasilstvi-nad-11ricnou-divcinkou-obrali-zapobizni-zahodi.html" text:style-name="Internet_20_link" text:visited-style-name="Visited_20_Internet_20_Link">
https://www.ukrinform.ua/rubric-regions/3712708-na-kiivsini-pidozruvanim-u-znusanni-ta-nasilstvi-nad-11ricnou-divcinkou-obrali-zapobizni-zahodi.html</text:a>
</text:p>
      <!--NEWS-->
      <text:h text:style-name="P10" text:outline-level="1">
<text:span text:style-name="T4">
German tire manufacturer Continental sold their plant in</text:span>
</text:h>
      <text:p text:style-name="P4">
Authors: Ukrinform (Person)</text:p>
      <text:p text:style-name="P4">
Publisher: Укринформ (Organization)</text:p>
      <text:p text:style-name="P4">
Published Time: 2023-05-22T18:12:36+03:00</text:p>
      <text:p text:style-name="P4">
Modified Time: 2023-05-22T18:12:36+03:00</text:p>
      <text:p text:style-name="P4">
Description: The German manufacturer of tires and car components of Continental sold its plant in Kaluga, as the company seeks to leave the Russian market. - Ukrinform.</text:p>
      <text:p text:style-name="P4">
Images: ['<text:a xlink:type="simple" xlink:href="https://static.ukrinform.com/photos/2023_05/thumb_files/630_360_1684768121-754.jpg" text:style-name="Internet_20_link" text:visited-style-name="Visited_20_Internet_20_Link">
630_360_16847...</text:a>
']</text:p>
      <text:p text:style-name="P4">
Tags: ['Економіка', 'Німеччина', 'Росія']</text:p>
      <text:p text:style-name="P4">
Type: Article</text:p>
      <!--METADATA-->
      <text:p text:style-name="P4">
<draw:frame draw:style-name="fr1" draw:name="Image147" text:anchor-type="as-char" svg:width="6.9236in" svg:height="3.956343in" draw:z-index="0">
<draw:image xlink:href="../Images/yкринформ/2023-05-22T18-12-36-03-00/630_360_1684768121-754.jpg" xlink:type="simple" xlink:show="embed" xlink:actuate="onLoad" draw:mime-type="image/jpeg"/>
</draw:frame>
The German manufacturer of the Continental tires and car components sold its plant in Kaluga, as the company seeks to leave the Russian market.</text:p>
      <text:p text:style-name="P4">
As Ukrinform reports, it reports <text:a xlink:type="simple" xlink:href="http://www.marketwatch.com/story/continental-sells-russian-plant-in-kaluga-956e2c12" text:style-name="Internet_20_link" text:visited-style-name="Visited_20_Internet_20_Link">
</text:a>
Today, Continental stated that she has sold its plant from the production of car tires in Kaluga, <text:a xlink:type="simple" xlink:href="https://www.ukrinform.ua/tag-rosia" text:style-name="Internet_20_link" text:visited-style-name="Visited_20_Internet_20_Link">
</text:a>
, Russian investment company S8 Capital.</text:p>
      <text:p text:style-name="P4">
The German manufacturer of automobile parts stated that the sale marks itself the route to the refusal of business in the Russian Federation as part of a controlled exit from the Russian Market.</text:p>
      <text:p text:style-name="P4">
Detailed information on the sale of the factory in Kaluga Continental is unobtrusive.</text:p>
      <text:p text:style-name="P4">
The company also stated that it is negotiating the sale of its shares in a joint venture for the production of tachographs with the Russian company Mettem Transportgroup.</text:p>
      <text:p text:style-name="P4">
<text:span text:style-name="T4">
 Read also: </text:span>
 [<text:span text:style-name="T4">
 went </text:span>
 <text:span text:style-name="T4">
 </text:span>
(https://www.ukrinform.ua/rubric-economy/3676697-finskij-postacalnik-truboprovidnih-sistem-uponor-pisov-z-rosii.html)As reported by Ukrinform, the German Automobile Concern Volkswagen Grouppresses the sale of its shares at the Volkswagen Group of Rus LLC to the local investor "Art-Finance" with the support of the Russian dealer "Avlon".</text:p>
      <text:p text:style-name="P4">
<text:span text:style-name="T5">
Foto: Continental.com</text:span>
</text:p>
      <text:p text:style-name="P4">
News Source: <text:a xlink:type="simple" xlink:href="https://www.ukrinform.ua/rubric-economy/3712712-nimeckij-virobnik-sin-continental-prodav-svij-zavod-u-rosii.html" text:style-name="Internet_20_link" text:visited-style-name="Visited_20_Internet_20_Link">
https://www.ukrinform.ua/rubric-economy/3712712-nimeckij-virobnik-sin-continental-prodav-svij-zavod-u-rosii.html</text:a>
</text:p>
      <!--NEWS-->
      <text:h text:style-name="P10" text:outline-level="1">
<text:span text:style-name="T4">
In Donetsk, border guards destroyed the field composition of Russians</text:span>
</text:h>
      <text:p text:style-name="P4">
Authors: Ukrinform (Person)</text:p>
      <text:p text:style-name="P4">
Publisher: Укринформ (Organization)</text:p>
      <text:p text:style-name="P4">
Published Time: 2023-05-22T18:14:14+03:00</text:p>
      <text:p text:style-name="P4">
Modified Time: 2023-05-22T18:14:14+03:00</text:p>
      <text:p text:style-name="P4">
Description: In Donetsk region, the fighters of the State Border Service of Ukraine in cooperation with paratroopers eliminated the field composition of Russian invaders. - Ukrinform.</text:p>
      <text:p text:style-name="P4">
Images: ['<text:a xlink:type="simple" xlink:href="https://static.ukrinform.com/photos/2023_05/thumb_files/630_360_1684768249-451.jpg" text:style-name="Internet_20_link" text:visited-style-name="Visited_20_Internet_20_Link">
630_360_16847...</text:a>
', '<text:a xlink:type="simple" xlink:href="https://static.ukrinform.com/photos/2023_05/1684768249-697.jpg" text:style-name="Internet_20_link" text:visited-style-name="Visited_20_Internet_20_Link">
1684768249-69...</text:a>
', '<text:a xlink:type="simple" xlink:href="https://static.ukrinform.com/photos/2023_05/1684768248-706.jpg" text:style-name="Internet_20_link" text:visited-style-name="Visited_20_Internet_20_Link">
1684768248-70...</text:a>
']</text:p>
      <text:p text:style-name="P4">
Tags: ['Донеччина', 'Прикордонники', 'Боєприпаси', 'Війна з Росією']</text:p>
      <text:p text:style-name="P4">
Type: Article</text:p>
      <!--METADATA-->
      <text:p text:style-name="P4">
<draw:frame draw:style-name="fr1" draw:name="Image148" text:anchor-type="as-char" svg:width="6.9236in" svg:height="3.956343in" draw:z-index="0">
<draw:image xlink:href="../Images/yкринформ/2023-05-22T18-14-14-03-00/630_360_1684768249-451.jpg" xlink:type="simple" xlink:show="embed" xlink:actuate="onLoad" draw:mime-type="image/jpeg"/>
</draw:frame>
In the Udoney region, the fighters of the State Border Guard Service of Ukraine in cooperation eliminated the field composition of Russian invaders.</text:p>
      <text:p text:style-name="P4">
As Ukrinform reports, the State Tax Service of Ukraine reported in <text:a xlink:type="simple" xlink:href="https://t.me/DPSUkr/11393" text:style-name="Internet_20_link" text:visited-style-name="Visited_20_Internet_20_Link">
</text:a>
.</text:p>
      <text:p text:style-name="P4">
<draw:frame draw:style-name="fr1" draw:name="Image149" text:anchor-type="as-char" svg:width="6.9236in" svg:height="3.622069in" draw:z-index="0">
<draw:image xlink:href="../Images/yкринформ/2023-05-22T18-14-14-03-00/1684768249-697.jpg" xlink:type="simple" xlink:show="embed" xlink:actuate="onLoad" draw:mime-type="image/jpeg"/>
</draw:frame>
"In addition to the hostile warehouse with ammunition, 5 Taulustevka invaders flew into the air," the service was added.</text:p>
      <text:p text:style-name="P4">
<draw:frame draw:style-name="fr1" draw:name="Image150" text:anchor-type="as-char" svg:width="6.9236in" svg:height="3.852855in" draw:z-index="0">
<draw:image xlink:href="../Images/yкринформ/2023-05-22T18-14-14-03-00/1684768248-706.jpg" xlink:type="simple" xlink:show="embed" xlink:actuate="onLoad" draw:mime-type="image/jpeg"/>
</draw:frame>
<text:span text:style-name="T4">
 Read also: </text:span>
 <text:a xlink:type="simple" xlink:href="https://www.ukrinform.ua/rubric-ato/3712616-na-doneccini-ukrainski-zahisniki-zbili-vorozij-mi24-iz-pzrk-igla.html" text:style-name="Internet_20_link" text:visited-style-name="Visited_20_Internet_20_Link">
<text:span text:style-name="T4">
 IGLA </text:span>
</text:a>
As reported by Ukrinform, the forces of special operations with the help of shock drone <text:a xlink:type="simple" xlink:href="https://www.ukrinform.ua/rubric-ato/3712696-sili-specoperacij-znisili-spostereznij-kompleks-rf-akij-viavlav-tehniku-j-osobovij-sklad-zsu.html" text:style-name="Internet_20_link" text:visited-style-name="Visited_20_Internet_20_Link">
</text:a>
, through which the invaders monitored the positions of the Armed Forces of Ukraine.  Photo: DPSU_</text:p>
      <text:p text:style-name="P4">
News Source: <text:a xlink:type="simple" xlink:href="https://www.ukrinform.ua/rubric-ato/3712713-na-doneccini-prikordonniki-znisili-polovij-sklad-rosian.html" text:style-name="Internet_20_link" text:visited-style-name="Visited_20_Internet_20_Link">
https://www.ukrinform.ua/rubric-ato/3712713-na-doneccini-prikordonniki-znisili-polovij-sklad-rosian.html</text:a>
</text:p>
      <!--NEWS-->
      <text:h text:style-name="P10" text:outline-level="1">
<text:span text:style-name="T4">
Tkachenko will take part in a meeting of the Ministers of Culture of the Lublin Triangle in Krakow</text:span>
</text:h>
      <text:p text:style-name="P4">
Authors: Ukrinform (Person)</text:p>
      <text:p text:style-name="P4">
Publisher: Укринформ (Organization)</text:p>
      <text:p text:style-name="P4">
Published Time: 2023-05-22T18:17:04+03:00</text:p>
      <text:p text:style-name="P4">
Modified Time: 2023-05-22T18:17:04+03:00</text:p>
      <text:p text:style-name="P4">
Description: Minister of Culture and Information Policy Oleksandr Tkachenko will meet with his colleagues from Poland and Lithuania Pyotr Glinsky and Simona Kairis on Tuesday, May 23, in Krakow. - Ukrinform.</text:p>
      <text:p text:style-name="P4">
Images: ['<text:a xlink:type="simple" xlink:href="https://static.ukrinform.com/photos/2023_03/thumb_files/630_360_1680089704-293.jpg" text:style-name="Internet_20_link" text:visited-style-name="Visited_20_Internet_20_Link">
630_360_16800...</text:a>
']</text:p>
      <text:p text:style-name="P4">
Tags: ['Культура', 'Ткаченко', 'МКІП ', 'Люблінський трикутник']</text:p>
      <text:p text:style-name="P4">
Type: Article</text:p>
      <!--METADATA-->
      <text:p text:style-name="P4">
<draw:frame draw:style-name="fr1" draw:name="Image151" text:anchor-type="as-char" svg:width="6.9236in" svg:height="3.956343in" draw:z-index="0">
<draw:image xlink:href="../Images/yкринформ/2023-05-22T18-17-04-03-00/630_360_1680089704-293.jpg" xlink:type="simple" xlink:show="embed" xlink:actuate="onLoad" draw:mime-type="image/jpeg"/>
</draw:frame>
Minister of Culture and Information Policy Oleksandr Tkachenko will meet with his colleagues from Poland and Lithuania Pyotr by Simonas Kairis on Tuesday, May 23, in Krakow as part of the Lublin triangle.</text:p>
      <text:p text:style-name="P4">
It is reported by the Ministry of Culture and National Heritage of Poland, Ukrinform reports.</text:p>
      <text:p text:style-name="P4">
The program of the meeting envisages a joint visit to the Ministers of the Exposition "EXPERSY.</text:p>
      <text:p text:style-name="P4">
<text:span text:style-name="T4">
 Read also: </text:span>
 <text:a xlink:type="simple" xlink:href="https://www.ukrinform.ua/rubric-culture/3712044-programa-vidnovlenna-ukraini-stosuvatimetsa-j-kulturnoi-spadsini-tkacenko.html" text:style-name="Internet_20_link" text:visited-style-name="Visited_20_Internet_20_Link">
<text:span text:style-name="T4">
 Tkachenko </text:span>
</text:a>
After that, the ministers will take part in the official opening of the exposition "Vilna, Vilnius, Vilnius 1918-1948. One city-many stories" Vnational <text:a xlink:type="simple" xlink:href="https://www.ukrinform.ua/tag-muzej" text:style-name="Internet_20_link" text:visited-style-name="Visited_20_Internet_20_Link">
</text:a>
In Krakow. The exhibit was prepared on the occasion of the 700th anniversary of Vilnius.</text:p>
      <text:p text:style-name="P4">
News Source: <text:a xlink:type="simple" xlink:href="https://www.ukrinform.ua/rubric-culture/3712714-tkacenko-vizme-ucast-u-zustrici-ministriv-kulturi-lublinskogo-trikutnika-u-krakovi.html" text:style-name="Internet_20_link" text:visited-style-name="Visited_20_Internet_20_Link">
https://www.ukrinform.ua/rubric-culture/3712714-tkacenko-vizme-ucast-u-zustrici-ministriv-kulturi-lublinskogo-trikutnika-u-krakovi.html</text:a>
</text:p>
      <!--NEWS-->
      <text:h text:style-name="P10" text:outline-level="1">
<text:span text:style-name="T4">
Russians use pirate programs to access the devices of Ukrainians</text:span>
</text:h>
      <text:p text:style-name="P4">
Authors: Ukrinform (Person)</text:p>
      <text:p text:style-name="P4">
Publisher: Укринформ (Organization)</text:p>
      <text:p text:style-name="P4">
Published Time: 2023-05-22T18:19:00+03:00</text:p>
      <text:p text:style-name="P4">
Modified Time: 2023-05-22T18:19:00+03:00</text:p>
      <text:p text:style-name="P4">
Description: The Russians are looking for new methods to obtain unauthorized access to information systems of organizations and citizens of Ukraine, in particular, use pirate programs. - Ukrinform.</text:p>
      <text:p text:style-name="P4">
Images: ['<text:a xlink:type="simple" xlink:href="https://static.ukrinform.com/photos/2017_12/thumb_files/630_360_1514375353-8894.jpg" text:style-name="Internet_20_link" text:visited-style-name="Visited_20_Internet_20_Link">
630_360_15143...</text:a>
']</text:p>
      <text:p text:style-name="P4">
Tags: ['Кібератака', 'Піратство', 'Хакери', 'Війна з Росією']</text:p>
      <text:p text:style-name="P4">
Type: Article</text:p>
      <!--METADATA-->
      <text:p text:style-name="P4">
<draw:frame draw:style-name="fr1" draw:name="Image152" text:anchor-type="as-char" svg:width="6.9236in" svg:height="3.956343in" draw:z-index="0">
<draw:image xlink:href="../Images/yкринформ/2023-05-22T18-19-00-03-00/630_360_1514375353-8894.jpg" xlink:type="simple" xlink:show="embed" xlink:actuate="onLoad" draw:mime-type="image/jpeg"/>
</draw:frame>
The Russians are looking for new methods to obtain unauthorized access to information systems of organizations and citizens of Ukraine, in particular, use pirate programs.</text:p>
      <text:p text:style-name="P4">
As Ukrinform reports, it reports <text:a xlink:type="simple" xlink:href="https://cip.gov.ua/ua/news/rosiyani-vikoristovuyut-piratski-programi-dlya-otrimannya-dostupu-do-pristroyiv-gromadyan" text:style-name="Internet_20_link" text:visited-style-name="Visited_20_Internet_20_Link">
</text:a>
.</text:p>
      <text:p text:style-name="P4">
“Russian <text:a xlink:type="simple" xlink:href="https://www.ukrinform.ua/tag-hakeri" text:style-name="Internet_20_link" text:visited-style-name="Visited_20_Internet_20_Link">
</text:a>
There are constantly searched for new methers to obtain unauthorized access to information systems and citizens of Ukraine. Specialists of the Government Response Team of Narkom Computer Emergency events Cert-UA warn: the use of unlicensive becomes more dangerous(Pirate)Software. Such a pierge distributes even through Ukrainian tornts, ”the message reads.</text:p>
      <text:p text:style-name="P4">
The State Secretariat emphasized that even one "broken" program(Whether to programs from an office package, or a grassy "Kosinka" or something), installed on the single computers of the organization, can open doors to Russian hackers to the Russian Federation to information about the Ukrainian organization.</text:p>
      <text:p text:style-name="P4">
<text:span text:style-name="T4">
 Read also: </text:span>
 <text:a xlink:type="simple" xlink:href="https://www.ukrinform.ua/rubric-technology/3712173-rosijski-hakeri-zdijsnili-podvijnu-kiberataku-proti-ministerstva-i-zmi-ukraini-derzspeczvazku.html" text:style-name="Internet_20_link" text:visited-style-name="Visited_20_Internet_20_Link">
<text:span text:style-name="T4">
 hacker </text:span>
</text:a>
The department predicts that the use of such a vector cyberattack will continue to grow. Moreover users will appear on Ukrainian torrent trackers who will distribute a dangerous pirate software. This motivation of hackers can be different: from cyber -spinning and destructive - to the abduction of bank card data, and subsequently funds; Or infection with warriors with subsequent redemption.</text:p>
      <text:p text:style-name="P4">
As it was reported, in April <text:a xlink:type="simple" xlink:href="https://www.ukrinform.ua/rubric-technology/3691554-kabmin-zatverdiv-poradok-reaguvanna-na-kiberincidenti-ta-kiberataki.html" text:style-name="Internet_20_link" text:visited-style-name="Visited_20_Internet_20_Link">
</text:a>
</text:p>
      <text:p text:style-name="P4">
News Source: <text:a xlink:type="simple" xlink:href="https://www.ukrinform.ua/rubric-technology/3712715-rosiani-vikoristovuut-piratski-programi-dla-dostupu-do-pristroiv-ukrainciv.html" text:style-name="Internet_20_link" text:visited-style-name="Visited_20_Internet_20_Link">
https://www.ukrinform.ua/rubric-technology/3712715-rosiani-vikoristovuut-piratski-programi-dla-dostupu-do-pristroiv-ukrainciv.html</text:a>
</text:p>
      <!--NEWS-->
      <text:h text:style-name="P10" text:outline-level="1">
<text:span text:style-name="T4">
Bulgaria agreed to form a coalition government</text:span>
</text:h>
      <text:p text:style-name="P4">
Authors: Ukrinform (Person)</text:p>
      <text:p text:style-name="P4">
Publisher: Укринформ (Organization)</text:p>
      <text:p text:style-name="P4">
Published Time: 2023-05-22T18:24:23+03:00</text:p>
      <text:p text:style-name="P4">
Modified Time: 2023-05-22T18:24:23+03:00</text:p>
      <text:p text:style-name="P4">
Description: The two largest political parties of Bulgaria - the Cross -Center's Gerb -SDS and the Pro -Western Bloc "Continue Changes" - "Democratic Bulgaria" - have agreed to form a coalition government with a variable prime minister, trying to put an end for a prolonged political crisis. - Ukrinform.</text:p>
      <text:p text:style-name="P4">
Images: ['<text:a xlink:type="simple" xlink:href="https://static.ukrinform.com/photos/2023_05/thumb_files/630_360_1684769056-544.jpg" text:style-name="Internet_20_link" text:visited-style-name="Visited_20_Internet_20_Link">
630_360_16847...</text:a>
']</text:p>
      <text:p text:style-name="P4">
Tags: ['Болгарія', 'Уряд']</text:p>
      <text:p text:style-name="P4">
Type: Article</text:p>
      <!--METADATA-->
      <text:p text:style-name="P4">
<draw:frame draw:style-name="fr1" draw:name="Image153" text:anchor-type="as-char" svg:width="6.9236in" svg:height="3.956343in" draw:z-index="0">
<draw:image xlink:href="../Images/yкринформ/2023-05-22T18-24-23-03-00/630_360_1684769056-544.jpg" xlink:type="simple" xlink:show="embed" xlink:actuate="onLoad" draw:mime-type="image/jpeg"/>
</draw:frame>
Bulgaria's largest political parties - the Cross -Center's Gerb SDS and the Pro -Bloc "Continue Changes" - "Democratic Bulgaria" - agreed to form the formation of the Cyalic Government with a replaceable prime minister, trying to put an extreme political crisis.</text:p>
      <text:p text:style-name="P4">
About it reports <text:a xlink:type="simple" xlink:href="http://www.reuters.com/world/europe/bulgaria-parties-agree-form-coalition-govt-bid-end-deadlock-2023-05-22/" text:style-name="Internet_20_link" text:visited-style-name="Visited_20_Internet_20_Link">
</text:a>
, reports Ukrinform.</text:p>
      <text:p text:style-name="P4">
As it is noted, the ex-minister of the Prime Minister from the Gerb SDS, the ex-public commissioner Maria Gabriel returned to President Rumen Radeuummad on Monday to form the government on Monday.</text:p>
      <text:p text:style-name="P4">
As a result of the negotiations, Gabriel with representatives of political forces agreed to formulate the government of the two largest blocks-Gerb-SDS and "continue changes-democratic Bulgaria"-on a rotary principle.</text:p>
      <text:p text:style-name="P4">
Former Education Minister Nikolai Denkov with "We continue the changes-democratic Bulgaria" will receive a mandate for the formation of the government and will be the Prime Minister for the first nine months. After that, Gabriel will embrace the government for the next nine months.</text:p>
      <text:p text:style-name="P4">
In the coming days, Denkov will announce the composition of a new office.</text:p>
      <text:p text:style-name="P4">
<text:span text:style-name="T4">
 Read also: </text:span>
 <text:a xlink:type="simple" xlink:href="https://www.ukrinform.ua/rubric-world/3709625-prezident-bolgarii-doruciv-kandidatci-na-posadu-premera-sformuvati-urad.html" text:style-name="Internet_20_link" text:visited-style-name="Visited_20_Internet_20_Link">
</text:a>
It was reported because of the political crisis in <text:a xlink:type="simple" xlink:href="https://www.ukrinform.ua/tag-bolgaria" text:style-name="Internet_20_link" text:visited-style-name="Visited_20_Internet_20_Link">
</text:a>
In recent years, 4 early parliamentary elections have been held.</text:p>
      <text:p text:style-name="P4">
News Source: <text:a xlink:type="simple" xlink:href="https://www.ukrinform.ua/rubric-world/3712718-u-bolgarii-domovilisa-pro-formuvanna-koalicijnogo-uradu.html" text:style-name="Internet_20_link" text:visited-style-name="Visited_20_Internet_20_Link">
https://www.ukrinform.ua/rubric-world/3712718-u-bolgarii-domovilisa-pro-formuvanna-koalicijnogo-uradu.html</text:a>
</text:p>
      <!--NEWS-->
      <text:h text:style-name="P10" text:outline-level="1">
<text:span text:style-name="T4">
There will still be a weapon for our soldiers: Zelensky announced new meetings and negotiations</text:span>
</text:h>
      <text:p text:style-name="P4">
Authors: Ukrinform (Person)</text:p>
      <text:p text:style-name="P4">
Publisher: Укринформ (Organization)</text:p>
      <text:p text:style-name="P4">
Published Time: 2023-05-22T18:25:00+03:00</text:p>
      <text:p text:style-name="P4">
Modified Time: 2023-05-22T18:25:00+03:00</text:p>
      <text:p text:style-name="P4">
Description: We add content to Ukraine every week from NATO Summit in Vilnius. - Ukrinform.</text:p>
      <text:p text:style-name="P4">
Images: ['<text:a xlink:type="simple" xlink:href="https://static.ukrinform.com/photos/2023_05/thumb_files/630_360_1684769090-106.jpeg" text:style-name="Internet_20_link" text:visited-style-name="Visited_20_Internet_20_Link">
630_360_16847...</text:a>
']</text:p>
      <text:p text:style-name="P4">
Tags: ['Зброя', 'Звернення', 'Зеленський', 'Війна з Росією']</text:p>
      <text:p text:style-name="P4">
Type: Article</text:p>
      <!--METADATA-->
      <text:p text:style-name="P4">
<draw:frame draw:style-name="fr1" draw:name="Image154" text:anchor-type="as-char" svg:width="6.9236in" svg:height="3.956343in" draw:z-index="0">
<draw:image xlink:href="../Images/yкринформ/2023-05-22T18-25-00-03-00/630_360_1684769090-106.jpeg" xlink:type="simple" xlink:show="embed" xlink:actuate="onLoad" draw:mime-type="image/jpeg"/>
</draw:frame>
We will give the content for Ukraine from NATO summit in Vilnius.</text:p>
      <text:p text:style-name="P4">
President Volodymyr Zelenskyy said this in the evening video, Ukrinform reports, citing <text:a xlink:type="simple" xlink:href="https://www.president.gov.ua/news/shotizhnya-dodayemo-zmistu-dlya-ukrayini-vid-samitu-nato-u-v-83105" text:style-name="Internet_20_link" text:visited-style-name="Visited_20_Internet_20_Link">
</text:a>
.</text:p>
      <text:p text:style-name="P4">
Video: <text:a xlink:type="simple" xlink:href="https://www.youtube.com/watch" text:style-name="Internet_20_link" text:visited-style-name="Visited_20_Internet_20_Link">
</text:a>
<text:span text:style-name="T4">
 I wish health, dear Ukrainians!</text:span>
</text:p>
      <text:p text:style-name="P4">
We have already started cooking this and in the coming weeks. We expect new meetings and intervals, as long as it is to visit us, to our country. There will be more weapons for our soldiers.</text:p>
      <text:p text:style-name="P4">
We add content to Ukraine weekly from the summit in Vilnius. We do our best to make the summit for us exactly the one that works. Let's see, but that is less, we are working on it.</text:p>
      <text:p text:style-name="P4">
By the way, today there is an important declaration from the NATO Parliamentary Assembly. Things are named by their names - a clear recognition of the genocide of Russia's crimes against our state, a clear condemnation of Rashist ideology. This is the right basis for other international organizations.</text:p>
      <text:p text:style-name="P4">
We are preparing for several intermediate security measures in the neighboring countries-those that support us most. There will be new appeals for the sake of understanding the world of Ukraine, for the sake of strengthening our connections with partners.</text:p>
      <text:p text:style-name="P4">
And such intense foreign policy, various non -standard formats, maximum useful attention of the world to Ukraine, to our defense - we will be all. Each time there are more results for Ukraine - air defense, artillery, armored vehicles, shells, training - all this is a must.</text:p>
      <text:p text:style-name="P4">
I want to thank all our soldiers today who protect the sky. About the evening until this morning, 25 "Shahmed" was shot down. 25 out of 25.Development. And every such confusion is the saved lives of people, it is an infrastructure. Thank you!</text:p>
      <text:p text:style-name="P4">
Some of the terrorists' missiles have also managed, but unfortunately, not all. Unfortunately, drilling. Dnipro and Kharkiv, Odesa and Lviv, Kyiv and Zaporizhzhia - all our cities of the Igromades should receive a full air shield. We are very active in the P for a Nadtsim together with our partners.</text:p>
      <text:p text:style-name="P4">
Today it is worth noting the units of the Khortytsa Osv - the most persistent taine, the most effective. 3rd and 5th separate assault brigades, 80-then landing brigade, 93rd separate mechanized brigade "Kholodnoyar", 214th separate special purpose battalion ... Thank you, warriors!Tsebakhmut direction, it is the extraordinary power of our people.</text:p>
      <text:p text:style-name="P4">
Glory to all our soldiers who destroy the enemy!Glory to all who make our victory closer every day!</text:p>
      <text:p text:style-name="P4">
Thank you all in the world who supports us!Thank you!</text:p>
      <text:p text:style-name="P4">
<text:span text:style-name="T4">
Glory to Ukraine!</text:span>
</text:p>
      <text:p text:style-name="P4">
<text:span text:style-name="T5">
Foto: op</text:span>
</text:p>
      <text:p text:style-name="P4">
News Source: <text:a xlink:type="simple" xlink:href="https://www.ukrinform.ua/rubric-ato/3712719-bude-se-zbroa-dla-nasih-voiniv-zelenskij-anonsuvav-novi-zustrici-ta-peregovori.html" text:style-name="Internet_20_link" text:visited-style-name="Visited_20_Internet_20_Link">
https://www.ukrinform.ua/rubric-ato/3712719-bude-se-zbroa-dla-nasih-voiniv-zelenskij-anonsuvav-novi-zustrici-ta-peregovori.html</text:a>
</text:p>
      <!--NEWS-->
      <text:h text:style-name="P10" text:outline-level="1">
<text:span text:style-name="T4">
Ukraine is negotiating with the Russian side to return from captivity</text:span>
</text:h>
      <text:p text:style-name="P4">
Authors: Ukrinform (Person)</text:p>
      <text:p text:style-name="P4">
Publisher: Укринформ (Organization)</text:p>
      <text:p text:style-name="P4">
Published Time: 2023-05-22T18:31:11+03:00</text:p>
      <text:p text:style-name="P4">
Modified Time: 2023-05-22T18:31:11+03:00</text:p>
      <text:p text:style-name="P4">
Description: Ukraine is negotiating with the Russian side to return from the hostile captivity of military personnel of all ages, in particular, seizures. - Ukrinform.</text:p>
      <text:p text:style-name="P4">
Images: ['<text:a xlink:type="simple" xlink:href="https://static.ukrinform.com/photos/2023_02/thumb_files/630_360_1677176183-588.jpeg" text:style-name="Internet_20_link" text:visited-style-name="Visited_20_Internet_20_Link">
630_360_16771...</text:a>
']</text:p>
      <text:p text:style-name="P4">
Tags: ['Обмін', 'Полонені', 'Війна з Росією']</text:p>
      <text:p text:style-name="P4">
Type: Article</text:p>
      <!--METADATA-->
      <text:p text:style-name="P4">
<draw:frame draw:style-name="fr1" draw:name="Image155" text:anchor-type="as-char" svg:width="6.9236in" svg:height="3.956343in" draw:z-index="0">
<draw:image xlink:href="../Images/yкринформ/2023-05-22T18-31-11-03-00/630_360_1677176183-588.jpeg" xlink:type="simple" xlink:show="embed" xlink:actuate="onLoad" draw:mime-type="image/jpeg"/>
</draw:frame>
Ukraine holds negotiations with the Russian side to return from hostile to the enemy servants of all ages, in particular, seizures.</text:p>
      <text:p text:style-name="P4">
According to Ukrinform, the coordination headquarters on the management of the Warled -ups reports in <text:a xlink:type="simple" xlink:href="http://t.me/Koord_shtab/1098" text:style-name="Internet_20_link" text:visited-style-name="Visited_20_Internet_20_Link">
</text:a>
.</text:p>
      <text:p text:style-name="P4">
In the coordination headquarters on the initiative of the NGO "Voyatsky Vyvizvil", a meeting of relatives of servicemen of the conscript service of Ukraine(at/h 3057).</text:p>
      <text:p text:style-name="P4">
Представник штабу запевнив, що перемовини про обміни ведуться стосовновійськовослужбовців різного віку, зокрема строковиків.</text:p>
      <text:p text:style-name="P4">
“Хто і як потрапив у полон – до уваги не беремо. Є строковики, їх теж потрібноповертати”, – пояснив він.</text:p>
      <text:p text:style-name="P4">
У Коордшабі зауважили, що родичі занепокоєні, що росіяни часом обстрілюютьСили <text:a xlink:type="simple" xlink:href="https://www.ukrinform.ua/tag-oborona" text:style-name="Internet_20_link" text:visited-style-name="Visited_20_Internet_20_Link">
 </text:a>
Ukraine from the territory of the places of receipt of Ukrainian prisoners, using them as a "live shield".</text:p>
      <text:p text:style-name="P4">
“According to international humanitarian law, the responsibility for the captives of the dishonestron who holds them. But we are doing our best to make the conditions of detention under pressure from the International Community Sanctions and did everything possible for the safety of prisoners, ”the headquarters representative explained.</text:p>
      <text:p text:style-name="P4">
<text:span text:style-name="T4">
 Read also: </text:span>
 <text:a xlink:type="simple" xlink:href="https://www.ukrinform.ua/rubric-society/3709507-ak-diati-koli-vpiznali-zniklogo-bezvisti-na-foto-ci-video-rozasnenna-minreintegracii.html" text:style-name="Internet_20_link" text:visited-style-name="Visited_20_Internet_20_Link">
</text:a>
He also noted that at the present stage from captivity it is possible to return both the confirmed by Russia of prisoners and not confirmed.</text:p>
      <text:p text:style-name="P4">
"We have proposed some initiatives on confirmation-the answer to the aggressor. The aggressor country confirms the people through the International Committee of the Red Cross. Ignoring the Russian side of the mechanism of confirmation is a violation of the humanitarian humanitarian law," said the headquarters representative.</text:p>
      <text:p text:style-name="P4">
According to the report, it is easier for lawyers and human rights defenders to find prisoners of Russia and in temporarily captured territories after they have received a voice, because then they appear in the relevant Russian registers. It is now being exchanged by both convicts and those who are investigating.</text:p>
      <text:p text:style-name="P4">
“The exchange fund is replenished daily. Exchanges in any case depend on the front. Now we can manage risks, but it is too early to predict something - the war is still ongoing, ”he said.As reported by Ukrinform, the Coordination Staff on the treatment of Zaporozhian -voiced notes an increase in the number of confirmations of Rosiyapolone of Ukrainian servicemen through the International Committee of Chervonohrostta.</text:p>
      <text:p text:style-name="P4">
News Source: <text:a xlink:type="simple" xlink:href="https://www.ukrinform.ua/rubric-ato/3712720-ukraina-provodit-peregovori-z-rosijskou-storonou-sodo-povernenna-iz-polonu-strokovikiv.html" text:style-name="Internet_20_link" text:visited-style-name="Visited_20_Internet_20_Link">
https://www.ukrinform.ua/rubric-ato/3712720-ukraina-provodit-peregovori-z-rosijskou-storonou-sodo-povernenna-iz-polonu-strokovikiv.html</text:a>
</text:p>
      <!--NEWS-->
      <text:h text:style-name="P10" text:outline-level="1">
<text:span text:style-name="T4">
The invaders export documents from Crimea confirming their illegal activity - Humeniuk</text:span>
</text:h>
      <text:p text:style-name="P4">
Authors: Ukrinform (Person)</text:p>
      <text:p text:style-name="P4">
Publisher: Укринформ (Organization)</text:p>
      <text:p text:style-name="P4">
Published Time: 2023-05-22T18:35:00+03:00</text:p>
      <text:p text:style-name="P4">
Modified Time: 2023-05-22T18:35:00+03:00</text:p>
      <text:p text:style-name="P4">
Description: The invaders remove documents from the temporarily occupied Crimea confirming their illegal activity. - Ukrinform.</text:p>
      <text:p text:style-name="P4">
Images: ['<text:a xlink:type="simple" xlink:href="https://static.ukrinform.com/photos/2023_05/thumb_files/630_360_1683203408-362.jpg" text:style-name="Internet_20_link" text:visited-style-name="Visited_20_Internet_20_Link">
630_360_16832...</text:a>
']</text:p>
      <text:p text:style-name="P4">
Tags: ['Евакуація', 'Окупація Криму', 'Війна з Росією', 'Наталія Гуменюк']</text:p>
      <text:p text:style-name="P4">
Type: Article</text:p>
      <!--METADATA-->
      <text:p text:style-name="P4">
<draw:frame draw:style-name="fr1" draw:name="Image156" text:anchor-type="as-char" svg:width="6.9236in" svg:height="3.956343in" draw:z-index="0">
<draw:image xlink:href="../Images/yкринформ/2023-05-22T18-35-00-03-00/630_360_1683203408-362.jpg" xlink:type="simple" xlink:show="embed" xlink:actuate="onLoad" draw:mime-type="image/jpeg"/>
</draw:frame>
The invaders carry out documents from temporarily occupied Crimea confirming their non -existent activities.</text:p>
      <text:p text:style-name="P4">
About it on the air "<text:a xlink:type="simple" xlink:href="https://ru.espreso.tv/stream" text:style-name="Internet_20_link" text:visited-style-name="Visited_20_Internet_20_Link">
</text:a>
»Told Natalia Humeniuk, the chief of the connected press center of the operational command" South ".</text:p>
      <text:p text:style-name="P4">
“They use the bridge so far for its intended purpose, that is, transport and logistically, to try to take out everything that is valuable to them, which can also be valuable for the international tribunal. That is, documents confirming their illegal activity. As much as possible <text:a xlink:type="simple" xlink:href="https://www.ukrinform.ua/tag-evakuacia" text:style-name="Internet_20_link" text:visited-style-name="Visited_20_Internet_20_Link">
</text:a>
From the peninsula all that can be used against them. In addition, they continue to export members of their families, ”Humeniuk said.</text:p>
      <text:p text:style-name="P4">
According to her, they try to leave the occupied Crimea and some Russian, having issued vacations.</text:p>
      <text:p text:style-name="P4">
Humeniuk noted that Russia is trying to disperse its forces of semi -island.</text:p>
      <text:p text:style-name="P4">
<text:span text:style-name="T4">
 Read also: </text:span>
 <text:a xlink:type="simple" xlink:href="https://www.ukrinform.ua/rubric-crimea/3711523-gumenuk-pro-situaciu-v-krimu-zagarbniki-pakuut-reci-ta-vivcaut-dorozni-karti.html" text:style-name="Internet_20_link" text:visited-style-name="Visited_20_Internet_20_Link">
<text:span text:style-name="T4">
 Crimea </text:span>
</text:a>
“This, in particular, applies to ammunition, fuel. They have been taught in some ways "cotton", which were already, so they try to hide it all, including transporting something from Sevastopol to Novorossiysk, ”she added.</text:p>
      <text:p text:style-name="P4">
It was reported that Viceremier -Minister - Minister of Reintegration of the Occupied Territories Irina Vereshchuk stated that <text:a xlink:type="simple" xlink:href="https://www.ukrinform.ua/rubric-crimea/3712254-veresuk-poradila-okupantam-dobrovilno-zalisiti-krim.html" text:style-name="Internet_20_link" text:visited-style-name="Visited_20_Internet_20_Link">
</text:a>
 .</text:p>
      <text:p text:style-name="P4">
News Source: <text:a xlink:type="simple" xlink:href="https://www.ukrinform.ua/rubric-crimea/3712722-okupanti-vivozat-iz-krimu-dokumenti-so-pidtverdzuut-ihnu-nezakonnu-dialnist-gumenuk.html" text:style-name="Internet_20_link" text:visited-style-name="Visited_20_Internet_20_Link">
https://www.ukrinform.ua/rubric-crimea/3712722-okupanti-vivozat-iz-krimu-dokumenti-so-pidtverdzuut-ihnu-nezakonnu-dialnist-gumenuk.html</text:a>
</text:p>
      <!--NEWS-->
      <text:h text:style-name="P10" text:outline-level="1">
<text:span text:style-name="T4">
Nemchinov met with the Minister of Economy of Latvia - they spoke of rebuilding</text:span>
</text:h>
      <text:p text:style-name="P4">
Authors: Ukrinform (Person)</text:p>
      <text:p text:style-name="P4">
Publisher: Укринформ (Organization)</text:p>
      <text:p text:style-name="P4">
Published Time: 2023-05-22T18:36:00+03:00</text:p>
      <text:p text:style-name="P4">
Modified Time: 2023-05-22T18:36:00+03:00</text:p>
      <text:p text:style-name="P4">
Description: Cabinet Minister Oleg Nemchinov and the Minister of Economy of the Latvian Republic of Ilze Indrixon discussed further cooperation, including the participation of Latvia in the reconstruction of Ukraine. - Ukrinform.</text:p>
      <text:p text:style-name="P4">
Images: ['<text:a xlink:type="simple" xlink:href="https://static.ukrinform.com/photos/2023_05/thumb_files/630_360_1684768106-6701.jpeg" text:style-name="Internet_20_link" text:visited-style-name="Visited_20_Internet_20_Link">
630_360_16847...</text:a>
', '<text:a xlink:type="simple" xlink:href="https://static.ukrinform.com/photos/2023_05/thumb_files/630_360_1684768106-5037.jpeg" text:style-name="Internet_20_link" text:visited-style-name="Visited_20_Internet_20_Link">
630_360_16847...</text:a>
', '<text:a xlink:type="simple" xlink:href="https://static.ukrinform.com/photos/2023_05/thumb_files/630_360_1684768106-2392.jpeg" text:style-name="Internet_20_link" text:visited-style-name="Visited_20_Internet_20_Link">
630_360_16847...</text:a>
', '<text:a xlink:type="simple" xlink:href="https://static.ukrinform.com/photos/2023_05/thumb_files/630_360_1684768106-8798.jpeg" text:style-name="Internet_20_link" text:visited-style-name="Visited_20_Internet_20_Link">
630_360_16847...</text:a>
', '<text:a xlink:type="simple" xlink:href="https://static.ukrinform.com/photos/2023_05/thumb_files/630_360_1684768106-2060.jpeg" text:style-name="Internet_20_link" text:visited-style-name="Visited_20_Internet_20_Link">
630_360_16847...</text:a>
', '<text:a xlink:type="simple" xlink:href="https://static.ukrinform.com/photos/2023_05/thumb_files/630_360_1684768106-8459.jpeg" text:style-name="Internet_20_link" text:visited-style-name="Visited_20_Internet_20_Link">
630_360_16847...</text:a>
', '<text:a xlink:type="simple" xlink:href="https://static.ukrinform.com/photos/2023_05/thumb_files/630_360_1684768107-4657.jpeg" text:style-name="Internet_20_link" text:visited-style-name="Visited_20_Internet_20_Link">
630_360_16847...</text:a>
', '<text:a xlink:type="simple" xlink:href="https://static.ukrinform.com/photos/2023_05/thumb_files/630_360_1684768107-6388.jpeg" text:style-name="Internet_20_link" text:visited-style-name="Visited_20_Internet_20_Link">
630_360_16847...</text:a>
']</text:p>
      <text:p text:style-name="P4">
Tags: ['Латвія', 'Немчінов', 'Відбудова']</text:p>
      <text:p text:style-name="P4">
Type: Article</text:p>
      <!--METADATA-->
      <text:p text:style-name="P4">
<draw:frame draw:style-name="fr1" draw:name="Image157" text:anchor-type="as-char" svg:width="6.9236in" svg:height="3.956343in" draw:z-index="0">
<draw:image xlink:href="../Images/yкринформ/2023-05-22T18-36-00-03-00/630_360_1684768106-6701.jpeg" xlink:type="simple" xlink:show="embed" xlink:actuate="onLoad" draw:mime-type="image/jpeg"/>
</draw:frame>
Minister of Ministers Oleg Nemchinov and Minister of Economy of Latvian Republica of Indrixon discussed further cooperation, including the participation of Latvia for Ukraine.</text:p>
      <text:p text:style-name="P4">
As Ukrinform reports with a reference to <text:a xlink:type="simple" xlink:href="https://www.kmu.gov.ua/news/oleh-nemchinov-zustrivsia-iz-ministrom-ekonomiky-latviiskoi-respubliky-ilzoiu-indriksone" text:style-name="Internet_20_link" text:visited-style-name="Visited_20_Internet_20_Link">
</text:a>
, this meeting took place on Monday in Kiev.</text:p>
      <text:p text:style-name="P4">
“I am glad to welcome our guests in the capital of indomitable Ukraine. This meeting will certainly strengthen and continue the development of bilateral trade and economic relations between Ukraine and Latvia. Thus, in March in Riga we held meetings of the masculine Ukrainian-Lithuanian Commission on Trade and Economic Tanucco-Technical Cooperation. During this event, fruitful meetings and business bidders took place, high potential for the development of bilateral economic cooperation was determined, especially in spheriter-trade, transport, energy, investment. The Ukrainian side is ready to reality bilateral agreements. I believe that this event has become an important stage on the way to the revival of trade and economic relations between our Ukrainians, ”Nemchinov said.</text:p>
      <text:p text:style-name="P4">
In turn, the Latvian side assured that it is ready to continue Ukraine in its fight against the Russian aggressor and on the way of the Euro -Atlantic processes.</text:p>
      <text:p text:style-name="P4">
*!(https://www.ukrinform.ua/rubric-vidbudova/3686175-nemcinov-obgovoriv-z-clenami-uradu-latvii-pitanna-vidbudovi-ukraini.html)“During the 9th meeting of the Latvian-Ukrainian Intergovernmental Commission, which was going on in Riga this year, we have reached a number of important arrangements in different areas, and now active work is underway to implement these agreements. Today, they discussed the issues of Latvia's participation in the reconstruction of Ukraine and the priority -making that need to be implemented. The Latvian Support Plan for Chernihivorasi Reconstruction provides, first and foremost, providing for certain basic needs of the population of Ukraine. We have already been actively involved in providing support for this region in sphereenergy, housing reconstruction in berry and repair of a sewing company in Chernihiv city, ”Indrixon emphasized.The meeting also attended the Ambassador Extraordinary and Plenipotentiary of the Latvian Republic to Ukraine Ilgvars Klyava, the head of the Latvian Agency Alkins of territories <text:a xlink:type="simple" xlink:href="https://www.ukrinform.ua/tag-latvia" text:style-name="Internet_20_link" text:visited-style-name="Visited_20_Internet_20_Link">
</text:a>
Linadmitev. On the Ukrainian side, the deputies of the State Security Service of the Cabinet of Ministers of Ukraine Oleg Voitovich and Igor Yaremenko, as well as the enforcement director of the Government Office to attract and support investmentUkraineinvest Sergey Tsivkach, joined the meeting.</text:p>
      <text:p text:style-name="P4">
News Source: <text:a xlink:type="simple" xlink:href="https://www.ukrinform.ua/rubric-vidbudova/3712724-nemcinov-zustrivsa-z-ministrom-ekonomiki-latvii-govorili-pro-vidbudovu.html" text:style-name="Internet_20_link" text:visited-style-name="Visited_20_Internet_20_Link">
https://www.ukrinform.ua/rubric-vidbudova/3712724-nemcinov-zustrivsa-z-ministrom-ekonomiki-latvii-govorili-pro-vidbudovu.html</text:a>
</text:p>
      <!--NEWS-->
      <text:h text:style-name="P10" text:outline-level="1">
<text:span text:style-name="T4">
Famous Svitolina rival in the second circle of WTA tournament in Strasbourg</text:span>
</text:h>
      <text:p text:style-name="P4">
Authors: Ukrinform (Person)</text:p>
      <text:p text:style-name="P4">
Publisher: Укринформ (Organization)</text:p>
      <text:p text:style-name="P4">
Published Time: 2023-05-22T18:36:23+03:00</text:p>
      <text:p text:style-name="P4">
Modified Time: 2023-05-22T18:36:23+03:00</text:p>
      <text:p text:style-name="P4">
Description: The Ukrainian will meet with Australia representative Erin Ruthliffe ( # 858 WTA) - Ukrinform.</text:p>
      <text:p text:style-name="P4">
Images: ['<text:a xlink:type="simple" xlink:href="https://static.ukrinform.com/photos/2023_05/thumb_files/630_360_1684769719-986.jpg" text:style-name="Internet_20_link" text:visited-style-name="Visited_20_Internet_20_Link">
630_360_16847...</text:a>
']</text:p>
      <text:p text:style-name="P4">
Tags: ['Світоліна', 'Теніс']</text:p>
      <text:p text:style-name="P4">
Type: Article</text:p>
      <!--METADATA-->
      <text:p text:style-name="P4">
<draw:frame draw:style-name="fr1" draw:name="Image158" text:anchor-type="as-char" svg:width="6.9236in" svg:height="3.956343in" draw:z-index="0">
<draw:image xlink:href="../Images/yкринформ/2023-05-22T18-36-23-03-00/630_360_1684769719-986.jpg" xlink:type="simple" xlink:show="embed" xlink:actuate="onLoad" draw:mime-type="image/jpeg"/>
</draw:frame>
The Ukrainian Australias will be a representative of Australia Erin Ruthlyliffe(№858 WTA)Ukrainian tennis player Elina Svitolina(№508 WTA)learned the name of her superintendent in the second round(1/8 finals)The WTA250 series tournament in Strasbourg, France, Ukrinform reports.</text:p>
      <text:p text:style-name="P4">
The Ukrainian will meet with Australia representative Erin Ruthliffe(№858 WTA), Yakaav 1/16th finals beat Shuwai with Taiwan-7: 6(7:2), 1: 6, 6: 1.</text:p>
      <text:p text:style-name="P4">
Before that, the Australian lost in the last round of qualification, however, she put into the main grid as a "lacquer-branch".</text:p>
      <text:p text:style-name="P4">
The meeting will take place tomorrow, May 23, at 11:00 in Kiev.</text:p>
      <text:p text:style-name="P4">
<text:span text:style-name="T4">
 Read also: </text:span>
 <text:a xlink:type="simple" xlink:href="https://www.ukrinform.ua/rubric-sports/3712312-svitolina-podolala-perse-kolo-turniru-wta-u-francii.html" text:style-name="Internet_20_link" text:visited-style-name="Visited_20_Internet_20_Link">
<text:span text:style-name="T4">
 Svitolina </text:span>
</text:a>
As reported by Ukrinform, Svitolina, who received a Wild Card from the organizers, was held in the first circle by American Luiz Chiriko(№242 WTA)- 6: 4, 7: 6.</text:p>
      <text:p text:style-name="P4">
Photo: btu.org.ua</text:p>
      <text:p text:style-name="P4">
News Source: <text:a xlink:type="simple" xlink:href="https://www.ukrinform.ua/rubric-sports/3712723-vidoma-supernica-svitolinoi-u-drugomu-koli-turniru-wta-u-strasburzi.html" text:style-name="Internet_20_link" text:visited-style-name="Visited_20_Internet_20_Link">
https://www.ukrinform.ua/rubric-sports/3712723-vidoma-supernica-svitolinoi-u-drugomu-koli-turniru-wta-u-strasburzi.html</text:a>
</text:p>
      <!--NEWS-->
      <text:h text:style-name="P10" text:outline-level="1">
<text:span text:style-name="T4">
In the Belgorod region, a counter -terrorist operation was announced</text:span>
</text:h>
      <text:p text:style-name="P4">
Authors: Ukrinform (Person)</text:p>
      <text:p text:style-name="P4">
Publisher: Укринформ (Organization)</text:p>
      <text:p text:style-name="P4">
Published Time: 2023-05-22T18:45:00+03:00</text:p>
      <text:p text:style-name="P4">
Modified Time: 2023-05-22T18:45:00+03:00</text:p>
      <text:p text:style-name="P4">
Description: Governor of the Belgorod region (RF) Vyacheslav Gladkov stated that a counter -terrorist operation regime was introduced in the region. - Ukrinform.</text:p>
      <text:p text:style-name="P4">
Images: ['<text:a xlink:type="simple" xlink:href="https://static.ukrinform.com/photos/2023_05/thumb_files/630_360_1684770066-994.jpg" text:style-name="Internet_20_link" text:visited-style-name="Visited_20_Internet_20_Link">
630_360_16847...</text:a>
']</text:p>
      <text:p text:style-name="P4">
Tags: ['Бєлгород', 'Легіон «Свобода Росії» ']</text:p>
      <text:p text:style-name="P4">
Type: Article</text:p>
      <!--METADATA-->
      <text:p text:style-name="P4">
<draw:frame draw:style-name="fr1" draw:name="Image159" text:anchor-type="as-char" svg:width="6.9236in" svg:height="3.956343in" draw:z-index="0">
<draw:image xlink:href="../Images/yкринформ/2023-05-22T18-45-00-03-00/630_360_1684770066-994.jpg" xlink:type="simple" xlink:show="embed" xlink:actuate="onLoad" draw:mime-type="image/jpeg"/>
</draw:frame>
Governorbelgorod region(RF)Vyacheslav Gladkov stated that in the region introduced a counter -terrorist operation.</text:p>
      <text:p text:style-name="P4">
He reported this in <text:a xlink:type="simple" xlink:href="http://t.me/vvgladkov/2258" text:style-name="Internet_20_link" text:visited-style-name="Visited_20_Internet_20_Link">
</text:a>
, reports Ukrinform.</text:p>
      <text:p text:style-name="P4">
“In order to guarantee the safety of citizens in the Belgorod region, the legal regime of a counter -terrorist operation, which establishes special measures and temporary restrictions, has been prohibited. Starting from checking in the physical person, documents certifying their identity and ending with the stopping of activity and organizations and organizations that use explosive, radioactive, chemically and biologically hazardous substances, ”Gladkov wrote.</text:p>
      <text:p text:style-name="P4">
<text:span text:style-name="T4">
 Read also: </text:span>
 <text:a xlink:type="simple" xlink:href="https://www.ukrinform.ua/rubric-ato/3712670-stvorenna-smugi-bezpeki-u-gur-prokomentuvali-podii-u-belgorodskij-oblasti-rosii.html" text:style-name="Internet_20_link" text:visited-style-name="Visited_20_Internet_20_Link">
<text:span text:style-name="T4">
 Belgorod </text:span>
</text:a>
Earlier, the media reported that on Monday in the Belgorod region heard. Subsequently, the media appeared in the media about the arrival of this territory of volunteers.</text:p>
      <text:p text:style-name="P4">
On the morning of May 22, on the Telegram-channel of the Legion "Freedom of Russia" appeared to turn to the Russians with the words "Legion" returns home ".</text:p>
      <text:p text:style-name="P4">
Photos of white and blue-white flags "Over the liberated cities" are also published.</text:p>
      <text:p text:style-name="P4">
About 2:00 pm Legion reported that together with the "Russian Volunteer Corps"(RDC)"fully liberated" the settlement of Kozynka Belgorod region, and to the city of Grayvoron "entered the advanced units".</text:p>
      <text:p text:style-name="P4">
The unit later stated that the Mountain Podil had been traveled.</text:p>
      <text:p text:style-name="P4">
There were also several videos on the RDC telegram, which states that the units are in Russia.</text:p>
      <text:p text:style-name="P4">
According to the spokesman of the Russian President Dmitry Peskov, Vladimir Putin was consumed about the "attempted breakthrough". He called the events in the Belgorod region "diversion", the purpose of which is to "distract from the Bakhmut direction." Peskovkaskan was trying to destroy the Russian forces.</text:p>
      <text:p text:style-name="P4">
Advisor to Presidential Office Mikhail Podolyak <text:a xlink:type="simple" xlink:href="https://www.ukrinform.ua/rubric-ato/3712678-ukraina-ne-mae-stosunku-do-podij-u-belgorodskij-oblasti-rf-podolak.html" text:style-name="Internet_20_link" text:visited-style-name="Visited_20_Internet_20_Link">
</text:a>
that Ukraine is not involved in the auxiliary in the Belgorod region.</text:p>
      <text:p text:style-name="P4">
<text:span text:style-name="T5">
Opto from open sources</text:span>
</text:p>
      <text:p text:style-name="P4">
News Source: <text:a xlink:type="simple" xlink:href="https://www.ukrinform.ua/rubric-world/3712730-u-belgorodskij-oblasti-ogolosili-rezim-kontrteroristicnoi-operacii.html" text:style-name="Internet_20_link" text:visited-style-name="Visited_20_Internet_20_Link">
https://www.ukrinform.ua/rubric-world/3712730-u-belgorodskij-oblasti-ogolosili-rezim-kontrteroristicnoi-operacii.html</text:a>
</text:p>
      <!--NEWS-->
      <text:h text:style-name="P10" text:outline-level="1">
<text:span text:style-name="T4">
Sumy region said goodbye to energy that died as a result of shelling</text:span>
</text:h>
      <text:p text:style-name="P4">
Authors: Ukrinform (Person)</text:p>
      <text:p text:style-name="P4">
Publisher: Укринформ (Organization)</text:p>
      <text:p text:style-name="P4">
Published Time: 2023-05-22T18:46:01+03:00</text:p>
      <text:p text:style-name="P4">
Modified Time: 2023-05-22T18:46:01+03:00</text:p>
      <text:p text:style-name="P4">
Description: In Sumy region, they said goodbye to the employees of JSC Sumoblenergo, who died in the course of their duties - they resumed transmission lines after shelling. - Ukrinform.</text:p>
      <text:p text:style-name="P4">
Images: ['<text:a xlink:type="simple" xlink:href="https://static.ukrinform.com/photos/2023_05/thumb_files/630_360_1684770230-134.jpg" text:style-name="Internet_20_link" text:visited-style-name="Visited_20_Internet_20_Link">
630_360_16847...</text:a>
', '<text:a xlink:type="simple" xlink:href="https://static.ukrinform.com/photos/2023_05/1684770230-394.jpg" text:style-name="Internet_20_link" text:visited-style-name="Visited_20_Internet_20_Link">
1684770230-39...</text:a>
', '<text:a xlink:type="simple" xlink:href="https://static.ukrinform.com/photos/2023_05/1684770230-205.jpg" text:style-name="Internet_20_link" text:visited-style-name="Visited_20_Internet_20_Link">
1684770230-20...</text:a>
']</text:p>
      <text:p text:style-name="P4">
Tags: ['Обстріл', 'Прощання', 'Загибель', 'Війна з Росією']</text:p>
      <text:p text:style-name="P4">
Type: Article</text:p>
      <!--METADATA-->
      <text:p text:style-name="P4">
<draw:frame draw:style-name="fr1" draw:name="Image160" text:anchor-type="as-char" svg:width="6.9236in" svg:height="3.956343in" draw:z-index="0">
<draw:image xlink:href="../Images/yкринформ/2023-05-22T18-46-01-03-00/630_360_1684770230-134.jpg" xlink:type="simple" xlink:show="embed" xlink:actuate="onLoad" draw:mime-type="image/jpeg"/>
</draw:frame>
At the Sumy region, they resorted to with employees of JSC "Sumyoblenergo" who died during the performance of service duties - they resumed transmission lines after shelling.</text:p>
      <text:p text:style-name="P4">
This was reported in <text:a xlink:type="simple" xlink:href="http://t.me/Sumy_news_ODA/16334" text:style-name="Internet_20_link" text:visited-style-name="Visited_20_Internet_20_Link">
</text:a>
Sumy Ova, reports Ukrinform.</text:p>
      <text:p text:style-name="P4">
"The Holy Resurrection Cathedral held a memorial service for the dead.</text:p>
      <text:p text:style-name="P4">
<draw:frame draw:style-name="fr1" draw:name="Image161" text:anchor-type="as-char" svg:width="6.9236in" svg:height="9.231467in" draw:z-index="0">
<draw:image xlink:href="../Images/yкринформ/2023-05-22T18-46-01-03-00/1684770230-394.jpg" xlink:type="simple" xlink:show="embed" xlink:actuate="onLoad" draw:mime-type="image/jpeg"/>
</draw:frame>
</text:p>
      <text:p text:style-name="P4">
<draw:frame draw:style-name="fr1" draw:name="Image162" text:anchor-type="as-char" svg:width="6.9236in" svg:height="5.1927in" draw:z-index="0">
<draw:image xlink:href="../Images/yкринформ/2023-05-22T18-46-01-03-00/1684770230-205.jpg" xlink:type="simple" xlink:show="embed" xlink:actuate="onLoad" draw:mime-type="image/jpeg"/>
</draw:frame>
Ova noted that the insidious enemy killed people when they were looking for a place to damage the transmission line in the young community.</text:p>
      <text:p text:style-name="P4">
Experts tried to do their best to give light to community residents.</text:p>
      <text:p text:style-name="P4">
<text:span text:style-name="T4">
 Read also: </text:span>
 <text:a xlink:type="simple" xlink:href="https://www.ukrinform.ua/rubric-regions/3712431-u-dnipri-vnaslidok-nicnoi-ataki-rf-postrazdav-ratuvalnik.html" text:style-name="Internet_20_link" text:visited-style-name="Visited_20_Internet_20_Link">
<text:span text:style-name="T4">
 Dnipro </text:span>
</text:a>
As it was reported, on the night and morning on May 22, the enemy performed 2 mortars of border communities. <text:a xlink:type="simple" xlink:href="https://www.ukrinform.ua/tag-obstril" text:style-name="Internet_20_link" text:visited-style-name="Visited_20_Internet_20_Link">
</text:a>
The Uglukhiv community damaged 2 private dwellings and lines.</text:p>
      <text:p text:style-name="P4">
News Source: <text:a xlink:type="simple" xlink:href="https://www.ukrinform.ua/rubric-regions/3712731-na-sumsini-poprosalisa-iz-energetikami-aki-zaginuli-vnaslidok-obstrilu.html" text:style-name="Internet_20_link" text:visited-style-name="Visited_20_Internet_20_Link">
https://www.ukrinform.ua/rubric-regions/3712731-na-sumsini-poprosalisa-iz-energetikami-aki-zaginuli-vnaslidok-obstrilu.html</text:a>
</text:p>
      <!--NEWS-->
      <text:h text:style-name="P10" text:outline-level="1">
<text:span text:style-name="T4">
Ukraine is predicted Tuesday with thunderstorms, warms up to +25 °</text:span>
</text:h>
      <text:p text:style-name="P4">
Authors: Ukrinform (Person)</text:p>
      <text:p text:style-name="P4">
Publisher: Укринформ (Organization)</text:p>
      <text:p text:style-name="P4">
Published Time: 2023-05-22T18:49:00+03:00</text:p>
      <text:p text:style-name="P4">
Modified Time: 2023-05-22T18:49:00+03:00</text:p>
      <text:p text:style-name="P4">
Description: On Tuesday, May 23, Ukraine will be cloudy in Ukraine. At night, in the eastern, southern, central and Sumy regions, there are small short -term rains, in the rest of the territory without precipitation. - Ukrinform.</text:p>
      <text:p text:style-name="P4">
Images: ['<text:a xlink:type="simple" xlink:href="https://static.ukrinform.com/photos/2019_06/thumb_files/630_360_1561740993-650.jpg" text:style-name="Internet_20_link" text:visited-style-name="Visited_20_Internet_20_Link">
630_360_15617...</text:a>
']</text:p>
      <text:p text:style-name="P4">
Tags: ['Дощ', 'Гроза', 'Погода', 'Тепло', 'Весна']</text:p>
      <text:p text:style-name="P4">
Type: Article</text:p>
      <!--METADATA-->
      <text:p text:style-name="P4">
<draw:frame draw:style-name="fr1" draw:name="Image163" text:anchor-type="as-char" svg:width="6.9236in" svg:height="3.956343in" draw:z-index="0">
<draw:image xlink:href="../Images/yкринформ/2023-05-22T18-49-00-03-00/630_360_1561740993-650.jpg" xlink:type="simple" xlink:show="embed" xlink:actuate="onLoad" draw:mime-type="image/jpeg"/>
</draw:frame>
Inverter, May 23, in Ukraine will be cloudy with clearings. At night, in the eastern, southern, central and Sumy regions, there are small short -lived places in the rest of the territory without precipitation.</text:p>
      <text:p text:style-name="P4">
Ukrinform was reported at the Ukrainian Hydrometeorological Center.</text:p>
      <text:p text:style-name="P4">
According to the forecasters, tomorrow in the afternoon in Ukraine, except for the Western and Zhytomyr region, there are moderate short-term rains, thunderstorms, in the southern and central regions in somewhere hail and squalls of 15-20 m/s. Wind northeast, eastern, 5-10 m/s. Temperature at night 11-16 °, in the western regions 6-11 °, in the daytime Ukraine is 20-25 °; in <text:a xlink:type="simple" xlink:href="https://www.ukrinform.ua/tag-karpati" text:style-name="Internet_20_link" text:visited-style-name="Visited_20_Internet_20_Link">
</text:a>
At night 2-7 ° heat, in the afternoon 15-20 °.</text:p>
      <text:p text:style-name="P4">
In the capital region on Tuesday, it is cloudy with clearings, at night without precipitation, on the daytime short -term rain, a place of thunderstorm. Northeast wind, 5-10 m/pp. In the area at night 11-16 °, in the afternoon 20-25 °.</text:p>
      <text:p text:style-name="P4">
<text:span text:style-name="T4">
 Read also: </text:span>
 <text:a xlink:type="simple" xlink:href="https://www.ukrinform.ua/rubric-world/3698438-u-grenlandii-katastroficno-svidko-tane-kriga-klimatologi.html" text:style-name="Internet_20_link" text:visited-style-name="Visited_20_Internet_20_Link">
<text:span text:style-name="T4">
 Climatologist </text:span>
</text:a>
On May 24-25, forecasters are predicted cloudy with clear weather. In Ukraine, in addition to most western regions, there are moderate short-term rains, thunderstorms, locations and squalls of 15-20 m/s(at night in northern and most central areas). Вітер змінних напрямків, 3-8 м/с. Температура вночі11-16°, у західних областях 8-13°; вдень 21-26°.</text:p>
      <text:p text:style-name="P4">
У Києві та по області 24-25 травня буде хмарно з проясненнями. Вночі місцяминевеликий короткочасний дощ; вдень помірні короткочасні дощі, місцями грози.Вітер північний, 3-8 м/с. Температура по Києву вночі 12-14°, вдень 23-25°; пообласті вночі 11-16°, вдень 21-26°.</text:p>
      <text:p text:style-name="P4">
За прогнозом Укргідрометцентру, 26-27 травня в Україні місцями короткочаснідощі, грози (May 26 in northern and central regions without precipitation).Температура у західній частині 26 травня вночі 8-13°, вдень 18-23°, 27 травнявночі 5-10° тепла, вдень 15-21°; на решті території вночі 10-16°, вдень 26травня 21-27°, 27 травня 18-24°, на півдні до 27°.</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text:a>
In the capital and in Kyiv region on May 26-27 without precipitation, only in the afternoon on May 27 locations, thunderstorms, thunderstorms. Temperature in Kiev at night 13-15 °; In the afternoon of May 2625-27 °, May 27 21-23 °. In the region: at night 10-15 °; In the afternoon of May 26, 22-27 °, 27th 18-23 °.</text:p>
      <text:p text:style-name="P4">
News Source: <text:a xlink:type="simple" xlink:href="https://www.ukrinform.ua/rubric-ato/3712716-ukraini-prognozuut-vivtorok-z-grozami-progrie-do-25.html" text:style-name="Internet_20_link" text:visited-style-name="Visited_20_Internet_20_Link">
https://www.ukrinform.ua/rubric-ato/3712716-ukraini-prognozuut-vivtorok-z-grozami-progrie-do-25.html</text:a>
</text:p>
      <!--NEWS-->
      <text:h text:style-name="P10" text:outline-level="1">
<text:span text:style-name="T4">
The Russians urgently evacuate nuclear ammunition from the Belgorod region - GUR</text:span>
</text:h>
      <text:p text:style-name="P4">
Authors: Ukrinform (Person)</text:p>
      <text:p text:style-name="P4">
Publisher: Укринформ (Organization)</text:p>
      <text:p text:style-name="P4">
Published Time: 2023-05-22T18:52:00+03:00</text:p>
      <text:p text:style-name="P4">
Modified Time: 2023-05-22T18:52:00+03:00</text:p>
      <text:p text:style-name="P4">
Description: The Russian Federation urgently evacuate the storage of nuclear ammunition "Belgorod-22", located in the Belgorod region. - Ukrinform.</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Ядерна зброя', 'Війна з Росією', 'Бєлгород', 'Єдині новини']</text:p>
      <text:p text:style-name="P4">
Type: Article</text:p>
      <!--METADATA-->
      <text:p text:style-name="P4">
<draw:frame draw:style-name="fr1" draw:name="Image164" text:anchor-type="as-char" svg:width="6.9236in" svg:height="3.956343in" draw:z-index="0">
<draw:image xlink:href="../Images/yкринформ/2023-05-22T18-52-00-03-00/630_360_1676285387-262.jpg" xlink:type="simple" xlink:show="embed" xlink:actuate="onLoad" draw:mime-type="image/jpeg"/>
</draw:frame>
Russian Federation urgently evacuate the storage of nuclear ammunition "Belgorod-22", located in the Belgorod region.</text:p>
      <text:p text:style-name="P4">
The representative of the Main Directorate of Intelligence of the Ministry of Defense Andriyyusov stated on the air of the Teleterna "Unified News", reports correspondent.</text:p>
      <text:p text:style-name="P4">
“In the urgent mode, the Belgorod-22 object is a nuclear ammunition storage facility-the richists are also evacuated. It is near Grayvoron, ”Yusov said.</text:p>
      <text:p text:style-name="P4">
_Viso: Telexon "Uniform News" _</text:p>
      <text:p text:style-name="P4">
He stressed that it was there that part of the ammunition for nuclear weapons was stored.</text:p>
      <text:p text:style-name="P4">
According to a representative of GUR, because of the situation in the Belgorod region there are noticeable "elements of panic" in representatives of the Russian leadership. In particular, the evacuation of the local population shows this.</text:p>
      <text:p text:style-name="P4">
The evacuation of the Belgorod-22 military object is also a reaction. We understand that in order to evacuate such objects, we need to have a plan, attract serious equipment, the number of personnel, ”Yusov said.</text:p>
      <text:p text:style-name="P4">
Earlier, the media reported that in the Belgorod region were heard <text:a xlink:type="simple" xlink:href="https://www.ukrinform.ua/tag-vibuh" text:style-name="Internet_20_link" text:visited-style-name="Visited_20_Internet_20_Link">
</text:a>
and later the media appeared in the territory of Russian volunteers.</text:p>
      <text:p text:style-name="P4">
<text:span text:style-name="T4">
 Read also: </text:span>
 <text:a xlink:type="simple" xlink:href="https://www.ukrinform.ua/rubric-world/3712730-u-belgorodskij-oblasti-ogolosili-rezim-kontrteroristicnoi-operacii.html" text:style-name="Internet_20_link" text:visited-style-name="Visited_20_Internet_20_Link">
<text:span text:style-name="T4">
 Belgorod </text:span>
</text:a>
On social networks there were statements of the Russian Volunteer Corps of Ilegion "Freedom of Russia" about the "liberation" of the settlements Kozynka and Gora Podol in the Belgorod region.</text:p>
      <text:p text:style-name="P4">
According to the spokesman of the Russian President Dmitry Peskov, Vladimir Putin was consumed about the "attempted breakthrough". Peskov called the events in the Belgorod region "sabotage", the purpose of which is to "distract from the Bakhmut direction". He said that the Russian forces were trying to destroy "saboteurs".</text:p>
      <text:p text:style-name="P4">
<text:span text:style-name="T4">
 Read also: </text:span>
 <text:a xlink:type="simple" xlink:href="https://www.ukrinform.ua/rubric-ato/3712670-stvorenna-smugi-bezpeki-u-gur-prokomentuvali-podii-u-belgorodskij-oblasti-rosii.html" text:style-name="Internet_20_link" text:visited-style-name="Visited_20_Internet_20_Link">
<text:span text:style-name="T4">
 Belgorod </text:span>
</text:a>
Advisor to the head of the Presidential Office Mikhail Podolyak stated that Ukraine was not a place for events in the Belgorod region.</text:p>
      <text:p text:style-name="P4">
News Source: <text:a xlink:type="simple" xlink:href="https://www.ukrinform.ua/rubric-ato/3712733-rosiani-terminovo-evakuuut-shovise-adernih-boepripasiv-iz-belgorodskoi-oblasti-gur.html" text:style-name="Internet_20_link" text:visited-style-name="Visited_20_Internet_20_Link">
https://www.ukrinform.ua/rubric-ato/3712733-rosiani-terminovo-evakuuut-shovise-adernih-boepripasiv-iz-belgorodskoi-oblasti-gur.html</text:a>
</text:p>
      <!--NEWS-->
      <text:h text:style-name="P10" text:outline-level="1">
<text:span text:style-name="T4">
The register of losses caused by aggression of the Russian Federation will also include harm to victims of sexual violence - Ministry of Justice</text:span>
</text:h>
      <text:p text:style-name="P4">
Authors: Ukrinform (Person)</text:p>
      <text:p text:style-name="P4">
Publisher: Укринформ (Organization)</text:p>
      <text:p text:style-name="P4">
Published Time: 2023-05-22T18:57:28+03:00</text:p>
      <text:p text:style-name="P4">
Modified Time: 2023-05-22T18:57:28+03:00</text:p>
      <text:p text:style-name="P4">
Description: The register of losses caused by Ukraine by aggression of the Russian Federation will also reflect statements from victims of sexual violence committed by the Russian military. - Ukrinform.</text:p>
      <text:p text:style-name="P4">
Images: ['<text:a xlink:type="simple" xlink:href="https://static.ukrinform.com/photos/2022_12/thumb_files/630_360_1670313134-890.jpg" text:style-name="Internet_20_link" text:visited-style-name="Visited_20_Internet_20_Link">
630_360_16703...</text:a>
']</text:p>
      <text:p text:style-name="P4">
Tags: ["Мін'юст", 'Війна з Росією', 'Сексуальне насильство', 'Реєстр збитків']</text:p>
      <text:p text:style-name="P4">
Type: Article</text:p>
      <!--METADATA-->
      <text:p text:style-name="P4">
<draw:frame draw:style-name="fr1" draw:name="Image165" text:anchor-type="as-char" svg:width="6.9236in" svg:height="3.956343in" draw:z-index="0">
<draw:image xlink:href="../Images/yкринформ/2023-05-22T18-57-28-03-00/630_360_1670313134-890.jpg" xlink:type="simple" xlink:show="embed" xlink:actuate="onLoad" draw:mime-type="image/jpeg"/>
</draw:frame>
The registers caused by Ukraine by aggression of the Russian Federation will be reflected in the victims of sexual violence committed by the Russian military.</text:p>
      <text:p text:style-name="P4">
This was reported by Deputy Minister of Justice Valery Kolomiets at the#U4J: Respect. Support. Justice ”, reports correspondenttukinform.</text:p>
      <text:p text:style-name="P4">
“A decision was recently made and an agreement was concluded on the register of damage to the Russian Federation. In particular, SNPK victims(Conflict -related sexual violence - ed.)And the damage they were inflicted on, the registry will be as well, "Kolomiets said.</text:p>
      <text:p text:style-name="P4">
According to her, all the victims will have support - legal, psychological, law enforcement.</text:p>
      <text:p text:style-name="P4">
<text:span text:style-name="T4">
 Read also: </text:span>
 <text:a xlink:type="simple" xlink:href="https://www.ukrinform.ua/rubric-society/3712695-seksualni-zlocini-pid-cas-vijni-e-sistemnou-politikou-rosii-malar.html" text:style-name="Internet_20_link" text:visited-style-name="Visited_20_Internet_20_Link">
</text:a>
The free legal aid system was reported(BPD)Launched information campaign for helping victims of violence. The campaign consists of two parts: support in cases of sexual violence related to Russia's armed aggression against Ukraine, and assistance to the victim of domestic violence.</text:p>
      <text:p text:style-name="P4">
On May 17, at the Council of Europe Summit in Reykjavik <text:a xlink:type="simple" xlink:href="https://www.ukrinform.ua/rubric-polytics/3710382-na-samiti-radi-evropi-stvorili-reestr-zbitkiv-ukraini-vid-agresii-rf.html" text:style-name="Internet_20_link" text:visited-style-name="Visited_20_Internet_20_Link">
</text:a>
, caused by the Ukrainian agency of the Russian Federation.</text:p>
      <text:p text:style-name="P4">
News Source: <text:a xlink:type="simple" xlink:href="https://www.ukrinform.ua/rubric-society/3712735-reestr-zbitkiv-zavdanih-agresieu-rf-vklucatime-i-skodu-zertvam-seksualnogo-nasilstva-minust.html" text:style-name="Internet_20_link" text:visited-style-name="Visited_20_Internet_20_Link">
https://www.ukrinform.ua/rubric-society/3712735-reestr-zbitkiv-zavdanih-agresieu-rf-vklucatime-i-skodu-zertvam-seksualnogo-nasilstva-minust.html</text:a>
</text:p>
      <!--NEWS-->
      <text:h text:style-name="P10" text:outline-level="1">
<text:span text:style-name="T4">
The World Health Assembly was shown by Ukrainian "fast", which was fired by the Russians</text:span>
</text:h>
      <text:p text:style-name="P4">
Authors: Ukrinform (Person)</text:p>
      <text:p text:style-name="P4">
Publisher: Укринформ (Organization)</text:p>
      <text:p text:style-name="P4">
Published Time: 2023-05-22T19:05:39+03:00</text:p>
      <text:p text:style-name="P4">
Modified Time: 2023-05-22T19:05:39+03:00</text:p>
      <text:p text:style-name="P4">
Description: In the city of Geneva (Switzerland), the team of the Ministry of Health of Ukraine showed participants of the World Assembly of Protection Aims of Ambulance fired at Russian troops. - Ukrinform.</text:p>
      <text:p text:style-name="P4">
Images: ['<text:a xlink:type="simple" xlink:href="https://static.ukrinform.com/photos/2023_05/thumb_files/630_360_1684771325-638.jpg" text:style-name="Internet_20_link" text:visited-style-name="Visited_20_Internet_20_Link">
630_360_16847...</text:a>
']</text:p>
      <text:p text:style-name="P4">
Tags: ['МОЗ', 'Швейцарія', 'Війна з Росією']</text:p>
      <text:p text:style-name="P4">
Type: Article</text:p>
      <!--METADATA-->
      <text:p text:style-name="P4">
<draw:frame draw:style-name="fr1" draw:name="Image166" text:anchor-type="as-char" svg:width="6.9236in" svg:height="3.956343in" draw:z-index="0">
<draw:image xlink:href="../Images/yкринформ/2023-05-22T19-05-39-03-00/630_360_1684771325-638.jpg" xlink:type="simple" xlink:show="embed" xlink:actuate="onLoad" draw:mime-type="image/jpeg"/>
</draw:frame>
In the city(Switzerland)The team of the Ministry of Health of Ukraine showed participants of the World ASMBLY of the Ambulance Cars, which were destroyed by Russian troops.</text:p>
      <text:p text:style-name="P4">
According to Ukrinform, the Ministry of Health of Ukraine reports this <text:a xlink:type="simple" xlink:href="http://www.facebook.com/moz.ukr/posts/pfbid02jc9CvzAVzMxeLiM6anaxdTMorzTGGnjdnZgys412PkyfiHH7yPQoYeQvZ7uGCZ86l" text:style-name="Internet_20_link" text:visited-style-name="Visited_20_Internet_20_Link">
</text:a>
.</text:p>
      <text:p text:style-name="P4">
“Зрешечені кулями та посічені осколками українські швидкі – це перше, щопобачили сьогодні учасники 76-ої сесії Всесвітньої асамблеї охорони здоров’я.Наша команда не втомлюється нагадувати світові про те, ким насправді є росіяниі які злочини вони вчиняють проти мирних українських людей”, - ідеться вповідомленні.</text:p>
      <text:p text:style-name="P4">
Росіяни за понад рік після повномасштабного вторгнення пошкодили 1503 обʼєктимедичних закладів, з яких 183 зруйновано вщент, без можливості подальшоговідновлення. Також військовослужбовці країни-агресора знищили 250 автомобілівшвидкої медичної допомоги, 103 пошкодили та 125 викрали.</text:p>
      <text:p text:style-name="P4">
“Повз світлини цих злочинів, а також автомобілі швидкої допомоги, які до атактерористів допомагали нашим медикам рятувати життя, сьогодні проходилипредставники країн всього світу, <text:a xlink:type="simple" xlink:href="https://www.ukrinform.ua/tag-vooz" text:style-name="Internet_20_link" text:visited-style-name="Visited_20_Internet_20_Link">
 </text:a>
, European Commission, ”the message reads.</text:p>
      <text:p text:style-name="P4">
The Ministry of Health emphasized that each of them expressed their willingness to support Ukraine this path of struggle for universal values, democracy, and human rights. Maintain as much as needed.</text:p>
      <text:p text:style-name="P4">
<text:span text:style-name="T4">
 Read also: </text:span>
 <text:a xlink:type="simple" xlink:href="https://www.ukrinform.ua/rubric-society/3705087-droni-svidki-mosti-zelenskij-u-ricnicu-stvorenna-united24-podakuvav-donoram-platformi.html" text:style-name="Internet_20_link" text:visited-style-name="Visited_20_Internet_20_Link">
<text:span text:style-name="T4">
 fast </text:span>
</text:a>
As reported by Ukrinform, on May 21-30, the annual Assembly of Health Care is held in Geneva on May 21-30(WHO).</text:p>
      <text:p text:style-name="P4">
News Source: <text:a xlink:type="simple" xlink:href="https://www.ukrinform.ua/rubric-society/3712737-na-vsesvitnij-asamblei-ohoroni-zdorova-pokazali-ukrainski-svidki-aki-obstrilali-rosiani.html" text:style-name="Internet_20_link" text:visited-style-name="Visited_20_Internet_20_Link">
https://www.ukrinform.ua/rubric-society/3712737-na-vsesvitnij-asamblei-ohoroni-zdorova-pokazali-ukrainski-svidki-aki-obstrilali-rosiani.html</text:a>
</text:p>
      <!--NEWS-->
      <text:h text:style-name="P10" text:outline-level="1">
<text:span text:style-name="T4">
Nikolaev received six excavators from Denmark for utility companies - mayor</text:span>
</text:h>
      <text:p text:style-name="P4">
Authors: Ukrinform (Person)</text:p>
      <text:p text:style-name="P4">
Publisher: Укринформ (Organization)</text:p>
      <text:p text:style-name="P4">
Published Time: 2023-05-22T19:13:00+03:00</text:p>
      <text:p text:style-name="P4">
Modified Time: 2023-05-22T19:13:00+03:00</text:p>
      <text:p text:style-name="P4">
Description: Nikolaev in the framework of the Treaty on Cooperation with Denmark received six pieces of equipment for utility companies of the city. - Ukrinform.</text:p>
      <text:p text:style-name="P4">
Images: ['<text:a xlink:type="simple" xlink:href="https://static.ukrinform.com/photos/2023_05/thumb_files/630_360_1684771954-489.jpg" text:style-name="Internet_20_link" text:visited-style-name="Visited_20_Internet_20_Link">
630_360_16847...</text:a>
', '<text:a xlink:type="simple" xlink:href="https://static.ukrinform.com/photos/2023_05/1684771954-815.jpg" text:style-name="Internet_20_link" text:visited-style-name="Visited_20_Internet_20_Link">
1684771954-81...</text:a>
']</text:p>
      <text:p text:style-name="P4">
Tags: ['Данія', 'Комунальні послуги', 'Миколаїв']</text:p>
      <text:p text:style-name="P4">
Type: Article</text:p>
      <!--METADATA-->
      <text:p text:style-name="P4">
<draw:frame draw:style-name="fr1" draw:name="Image167" text:anchor-type="as-char" svg:width="6.9236in" svg:height="3.956343in" draw:z-index="0">
<draw:image xlink:href="../Images/yкринформ/2023-05-22T19-13-00-03-00/630_360_1684771954-489.jpg" xlink:type="simple" xlink:show="embed" xlink:actuate="onLoad" draw:mime-type="image/jpeg"/>
</draw:frame>
Nikolaev Vramki of the Agreement on Cooperation with Denmark received six pieces of equipment for communal enterprises of the city.</text:p>
      <text:p text:style-name="P4">
This was reported by the mayor of Nikolaev Alexander Senkevich in <text:a xlink:type="simple" xlink:href="https://t.me/senkevichonline/4526" text:style-name="Internet_20_link" text:visited-style-name="Visited_20_Internet_20_Link">
</text:a>
, reports Ukrinform.</text:p>
      <text:p text:style-name="P4">
According to him, with the ambassador <text:a xlink:type="simple" xlink:href="https://www.ukrinform.ua/tag-dania" text:style-name="Internet_20_link" text:visited-style-name="Visited_20_Internet_20_Link">
</text:a>
In Ukraine, Olea Egberg Mickelsen, they have inspected new reloaders.</text:p>
      <text:p text:style-name="P4">
<draw:frame draw:style-name="fr1" draw:name="Image168" text:anchor-type="as-char" svg:width="6.9236in" svg:height="4.615733in" draw:z-index="0">
<draw:image xlink:href="../Images/yкринформ/2023-05-22T19-13-00-03-00/1684771954-815.jpg" xlink:type="simple" xlink:show="embed" xlink:actuate="onLoad" draw:mime-type="image/jpeg"/>
</draw:frame>
"We need such a technique, because many of it was damaged during the arrows, many loaders simply failed during the parsing of rubble, when the city was intensively fired and there were many destruction. What was needed - we were also transferred to the needs of the Armed Forces," Senkevich said .</text:p>
      <text:p text:style-name="P4">
<text:span text:style-name="T4">
 Read also: </text:span>
 <text:a xlink:type="simple" xlink:href="https://www.ukrinform.ua/rubric-regions/3688951-dania-peredala-lvovu-pat-avtobusiv.html" text:style-name="Internet_20_link" text:visited-style-name="Visited_20_Internet_20_Link">
<text:span text:style-name="T4">
 Denmark </text:span>
 <text:span text:style-name="T4">
 </text:span>
 Tradled **</text:a>
It was reported that Nikolaev received three Mercedes Citaro buses from German partners and three emergency rescue cars from the Netherlands.</text:p>
      <text:p text:style-name="P4">
<text:span text:style-name="T5">
Foto: Alexander Senkevich / Telegram</text:span>
</text:p>
      <text:p text:style-name="P4">
News Source: <text:a xlink:type="simple" xlink:href="https://www.ukrinform.ua/rubric-regions/3712739-mikolaiv-otrimav-vid-danii-sist-ekskavatoriv-dla-komunalnih-pidpriemstv-mer.html" text:style-name="Internet_20_link" text:visited-style-name="Visited_20_Internet_20_Link">
https://www.ukrinform.ua/rubric-regions/3712739-mikolaiv-otrimav-vid-danii-sist-ekskavatoriv-dla-komunalnih-pidpriemstv-mer.html</text:a>
</text:p>
      <!--NEWS-->
      <text:h text:style-name="P10" text:outline-level="1">
<text:span text:style-name="T4">
Poland wants to buy in Sweden aircraft reconnaissance</text:span>
</text:h>
      <text:p text:style-name="P4">
Authors: Ukrinform (Person)</text:p>
      <text:p text:style-name="P4">
Publisher: Укринформ (Organization)</text:p>
      <text:p text:style-name="P4">
Published Time: 2023-05-22T19:14:00+03:00</text:p>
      <text:p text:style-name="P4">
Modified Time: 2023-05-22T19:14:00+03:00</text:p>
      <text:p text:style-name="P4">
Description: Warsaw wants to buy in Stockholm aircraft of early warning and control of SAAB GlobaLeye. - Ukrinform.</text:p>
      <text:p text:style-name="P4">
Images: ['<text:a xlink:type="simple" xlink:href="https://static.ukrinform.com/photos/2023_05/thumb_files/630_360_1684771985-284.png" text:style-name="Internet_20_link" text:visited-style-name="Visited_20_Internet_20_Link">
630_360_16847...</text:a>
']</text:p>
      <text:p text:style-name="P4">
Tags: ['Літак', 'Польща', 'Швеція']</text:p>
      <text:p text:style-name="P4">
Type: Article</text:p>
      <!--METADATA-->
      <text:p text:style-name="P4">
<draw:frame draw:style-name="fr1" draw:name="Image169" text:anchor-type="as-char" svg:width="6.9236in" svg:height="3.956343in" draw:z-index="0">
<draw:image xlink:href="../Images/yкринформ/2023-05-22T19-14-00-03-00/630_360_1684771985-284.png" xlink:type="simple" xlink:show="embed" xlink:actuate="onLoad" draw:mime-type="image/png"/>
</draw:frame>
Warsaw to buy in Stockholm aircraft of early warning and control of production ofSaab GlobaLeye.</text:p>
      <text:p text:style-name="P4">
This was stated after the meeting of 12 Ministers of Defense of the so -called Northern Group in the city of Plegionovo near Warsaw during a briefing for the media, Viceremier, Minister of Defense of the RP Mariusz Blaschak, Ukrinform correspondent reports.</text:p>
      <text:p text:style-name="P4">
“For the first time I want to say publicly that we have advanced in the issue of obtaining the seat of early warning aircraft. We are already in detailed negotiations, I exist that they will be successful soon, ”Blaschak emphasized.</text:p>
      <text:p text:style-name="Quotations">

<text:p text:style-name="P4">
Dpm <text:a xlink:type="simple" xlink:href="https://twitter.com/mblaszczak" text:style-name="Internet_20_link" text:visited-style-name="Visited_20_Internet_20_Link">
</text:a>
: I wish to say&gt;
 for the first time publicly that we are advanced in talks to obtain🇸🇪early&gt;
 warning aircraft. We are conducting detailed negotiations. I hope they will&gt;
 succeed in short time. This way we strengthen resilience of🇵🇱, but also of <text:a xlink:type="simple" xlink:href="https://twitter.com/hashtag/NATO" text:style-name="Internet_20_link" text:visited-style-name="Visited_20_Internet_20_Link">
&gt;
 </text:a>
's eastern&gt;
 flank. <text:a xlink:type="simple" xlink:href="https://t.co/9MPIAg9glB" text:style-name="Internet_20_link" text:visited-style-name="Visited_20_Internet_20_Link">
 </text:a>
&gt;
&gt;
 — Poland MOD 🇵🇱(@Poland_MOD) <text:a xlink:type="simple" xlink:href="https://twitter.com/Poland_MOD/status/1660668554155286528" text:style-name="Internet_20_link" text:visited-style-name="Visited_20_Internet_20_Link">
&gt;
 </text:a>
He noted that the meeting discussed, in particular, aggressive policyrosion, cooperation between the Northern Group countries, and preparation for NATO Summit. During the meeting, the issue of further strengthening of the east flank was also discussed <text:a xlink:type="simple" xlink:href="https://www.ukrinform.ua/tag-nato" text:style-name="Internet_20_link" text:visited-style-name="Visited_20_Internet_20_Link">
</text:a>
.</text:p>

</text:p>
      <text:p text:style-name="P4">
<text:span text:style-name="T4">
 Read also: </text:span>
 <text:a xlink:type="simple" xlink:href="https://www.ukrinform.ua/rubric-ato/3710412-duda-polsa-gotova-pidtrimati-navcanna-ukrainskih-pilotiv-na-f16.html" text:style-name="Internet_20_link" text:visited-style-name="Visited_20_Internet_20_Link">
</text:a>
The so -called northern group consists of 12 countries that are NATO and EU members(Great Britain, Sweden, Denmark, Norway, Finland, Iceland, Lithuania, Latvia, Estonia, Netherlands, Germany, Poland).</text:p>
      <text:p text:style-name="P4">
На сьогодні сучасні літаки-розвідники GlobalEye використовують ОАЕ, плануютьвзяти на озброєння Швеція, Греція, а від сьогодні – Польща.</text:p>
      <text:p text:style-name="P4">
Фото: Saab</text:p>
      <text:p text:style-name="P4">
News Source: <text:a xlink:type="simple" xlink:href="https://www.ukrinform.ua/rubric-world/3712740-polsa-hoce-kupiti-u-svecii-litakirozvidniki.html" text:style-name="Internet_20_link" text:visited-style-name="Visited_20_Internet_20_Link">
https://www.ukrinform.ua/rubric-world/3712740-polsa-hoce-kupiti-u-svecii-litakirozvidniki.html</text:a>
</text:p>
      <!--NEWS-->
      <text:h text:style-name="P10" text:outline-level="1">
<text:span text:style-name="T4">
WhatsApp added the opportunity to edit messages</text:span>
</text:h>
      <text:p text:style-name="P4">
Authors: Ukrinform (Person)</text:p>
      <text:p text:style-name="P4">
Publisher: Укринформ (Organization)</text:p>
      <text:p text:style-name="P4">
Published Time: 2023-05-22T19:19:00+03:00</text:p>
      <text:p text:style-name="P4">
Modified Time: 2023-05-22T19:19:00+03:00</text:p>
      <text:p text:style-name="P4">
Description: In the WhatsApp messenger, there was an option to edit messages within 15 minutes after sending. - Ukrinform.</text:p>
      <text:p text:style-name="P4">
Images: ['<text:a xlink:type="simple" xlink:href="https://static.ukrinform.com/photos/2018_09/thumb_files/630_360_1536758299-1546.jpg" text:style-name="Internet_20_link" text:visited-style-name="Visited_20_Internet_20_Link">
630_360_15367...</text:a>
']</text:p>
      <text:p text:style-name="P4">
Tags: ['Смартфон', 'Технології', 'WhatsApp', 'Мобільний додаток']</text:p>
      <text:p text:style-name="P4">
Type: Article</text:p>
      <!--METADATA-->
      <text:p text:style-name="P4">
<draw:frame draw:style-name="fr1" draw:name="Image170" text:anchor-type="as-char" svg:width="6.9236in" svg:height="3.956343in" draw:z-index="0">
<draw:image xlink:href="../Images/yкринформ/2023-05-22T19-19-00-03-00/630_360_1536758299-1546.jpg" xlink:type="simple" xlink:show="embed" xlink:actuate="onLoad" draw:mime-type="image/jpeg"/>
</draw:frame>
Umeshade WhatsApp has an option to edit messages for 15 minutes after sending.</text:p>
      <text:p text:style-name="P4">
About it reports Ukrinform with reference to <text:a xlink:type="simple" xlink:href="https://blog.whatsapp.com/" text:style-name="Internet_20_link" text:visited-style-name="Visited_20_Internet_20_Link">
</text:a>
.</text:p>
      <text:p text:style-name="P4">
“Now you can change the sent messages if the bugs or bugs want to change the sent text. We are happy to give you more control over your conversations, from correcting simple errors to adding a context of the report. Simply click and hold the message sent and select "Change" for at least 15 minutes after sending, "</text:p>
      <text:p text:style-name="P4">
It is noted that in addition to the changed messages, the inscription "Changed" will be displayed, so the recipients will know about corrections without displaying the subject of changes.</text:p>
      <text:p text:style-name="P4">
"Like all personal messages, media files and calls, your messages and changes have been protected by through encryption," the company added.</text:p>
      <text:p text:style-name="P4">
<text:span text:style-name="T4">
 Read also: </text:span>
 <text:a xlink:type="simple" xlink:href="https://www.ukrinform.ua/rubric-technology/3711911-instagram-planue-zapustiti-vlitku-konkurenta-twitter.html" text:style-name="Internet_20_link" text:visited-style-name="Visited_20_Internet_20_Link">
<text:span text:style-name="T4">
 Twitter </text:span>
</text:a>
This feature has been implemented for users around the world, so it will be available to everyone at the next weeks.</text:p>
      <text:p text:style-name="P4">
As reported <text:a xlink:type="simple" xlink:href="https://www.ukrinform.ua/rubric-technology/3624178-u-whatsapp-zavilasa-funkcia-dla-ludej-iz-poganou-pamattu.html" text:style-name="Internet_20_link" text:visited-style-name="Visited_20_Internet_20_Link">
</text:a>
, WhatsApp messenger has presented a new feature that helps me to help with poor memory in everyday life.</text:p>
      <text:p text:style-name="P4">
News Source: <text:a xlink:type="simple" xlink:href="https://www.ukrinform.ua/rubric-technology/3712741-u-whatsapp-dodali-mozlivist-redaguvati-povidomlenna.html" text:style-name="Internet_20_link" text:visited-style-name="Visited_20_Internet_20_Link">
https://www.ukrinform.ua/rubric-technology/3712741-u-whatsapp-dodali-mozlivist-redaguvati-povidomlenna.html</text:a>
</text:p>
      <!--NEWS-->
      <text:h text:style-name="P10" text:outline-level="1">
<text:span text:style-name="T4">
World Cup 2023 with Hockey: Canada sensed Norway sensationally, Sweden won Denmark</text:span>
</text:h>
      <text:p text:style-name="P4">
Authors: Ukrinform (Person)</text:p>
      <text:p text:style-name="P4">
Publisher: Укринформ (Organization)</text:p>
      <text:p text:style-name="P4">
Published Time: 2023-05-22T19:20:58+03:00</text:p>
      <text:p text:style-name="P4">
Modified Time: 2023-05-22T19:20:58+03:00</text:p>
      <text:p text:style-name="P4">
Description: At the 2023 World Cup in Tampere (Finland) and Riga (Latvia), the fights of the sixth circle of the draw ended. - Ukrinform.</text:p>
      <text:p text:style-name="P4">
Images: ['<text:a xlink:type="simple" xlink:href="https://static.ukrinform.com/photos/2023_05/thumb_files/630_360_1684772430-826.jpg" text:style-name="Internet_20_link" text:visited-style-name="Visited_20_Internet_20_Link">
630_360_16847...</text:a>
']</text:p>
      <text:p text:style-name="P4">
Tags: ['Чемпіонат світу', 'хокей']</text:p>
      <text:p text:style-name="P4">
Type: Article</text:p>
      <!--METADATA-->
      <text:p text:style-name="P4">
<draw:frame draw:style-name="fr1" draw:name="Image171" text:anchor-type="as-char" svg:width="6.9236in" svg:height="3.956343in" draw:z-index="0">
<draw:image xlink:href="../Images/yкринформ/2023-05-22T19-20-58-03-00/630_360_1684772430-826.jpg" xlink:type="simple" xlink:show="embed" xlink:actuate="onLoad" draw:mime-type="image/jpeg"/>
</draw:frame>
The World-2023 World Warmake(Finland)and Riga(Latvia)The sixth circles of the draw ended.</text:p>
      <text:p text:style-name="P4">
The sixth victory was continued by the Swedish national team, which beat commands - 4: 1(1:1, 1:0, 2:0), reports Ukrinform.</text:p>
      <text:p text:style-name="P4">
In another match of Monday, Canada in the Bulite series sensationally gave way to Nonorvegia - 2: 3(0:1, 1:0, 1:1), 0:0, 2:4).</text:p>
      <text:p text:style-name="P4">
<text:span text:style-name="T5">
Турнірне становище:</text:span>
</text:p>
      <text:p text:style-name="P4">
група А: США - 18 очок, Швеція - 17, Фінляндія - 13, Німеччина - 9, Данія - 8,Франція - 4, Угорщина - 2, Австрія - 1;</text:p>
      <text:p text:style-name="P4">
група В : Швейцарія - 18 очок, Чехія - 13, Канада - 12, Латвія - 11,Словаччина - 8, Норвегія - 6, Казахстан - 4, Словенія - 0.</text:p>
      <text:p text:style-name="P4">
У заключному турі групового етапу 22-23 травня зіграють: Австрія - Угорщина,Казахстан - Словенія, Швеція - США, Фінляндія - Данія, Німеччина - Франція,Швейцарія - Латвія, Канада - Чехія, Словаччина - Норвегія.</text:p>
      <text:p text:style-name="P4">
<text:span text:style-name="T4">
Читайте також:</text:span>
 <text:a xlink:type="simple" xlink:href="https://www.ukrinform.ua/rubric-sports/3710639-na-vijni-proti-rosii-zaginuv-vihovanec-bilogo-barsa-kolonuk.html" text:style-name="Internet_20_link" text:visited-style-name="Visited_20_Internet_20_Link">
 </text:a>
The World Hockey Championship will last until May 28.</text:p>
      <text:p text:style-name="P4">
Photo: Getty Images/Global Images Ukraine.</text:p>
      <text:p text:style-name="P4">
News Source: <text:a xlink:type="simple" xlink:href="https://www.ukrinform.ua/rubric-sports/3712743-cs2023-z-hokeu-kanada-sensacijno-prograla-norvegii-svecia-peremogla-daniu.html" text:style-name="Internet_20_link" text:visited-style-name="Visited_20_Internet_20_Link">
https://www.ukrinform.ua/rubric-sports/3712743-cs2023-z-hokeu-kanada-sensacijno-prograla-norvegii-svecia-peremogla-daniu.html</text:a>
</text:p>
      <!--NEWS-->
      <text:h text:style-name="P10" text:outline-level="1">
<text:span text:style-name="T4">
In five directions of the front there were 25 clashes, Bakhmut battles continue</text:span>
</text:h>
      <text:p text:style-name="P4">
Authors: Ukrinform (Person)</text:p>
      <text:p text:style-name="P4">
Publisher: Укринформ (Organization)</text:p>
      <text:p text:style-name="P4">
Published Time: 2023-05-22T19:21:00+03:00</text:p>
      <text:p text:style-name="P4">
Modified Time: 2023-05-22T19:21:00+03:00</text:p>
      <text:p text:style-name="P4">
Description: In the five directions of the front, where Russian troops concentrate major efforts, there were 25 clashes during the day, Bakhmut's battles continue. - Ukrinform.</text:p>
      <text:p text:style-name="P4">
Images: ['<text:a xlink:type="simple" xlink:href="https://static.ukrinform.com/photos/2023_05/thumb_files/630_360_1684772474-823.jpg" text:style-name="Internet_20_link" text:visited-style-name="Visited_20_Internet_20_Link">
630_360_16847...</text:a>
', '<text:a xlink:type="simple" xlink:href="https://static.ukrinform.com/photos/2023_05/1684772130-475.jpg" text:style-name="Internet_20_link" text:visited-style-name="Visited_20_Internet_20_Link">
1684772130-47...</text:a>
', '<text:a xlink:type="simple" xlink:href="https://static.ukrinform.com/photos/2023_05/1684772122-920.jpg" text:style-name="Internet_20_link" text:visited-style-name="Visited_20_Internet_20_Link">
1684772122-92...</text:a>
']</text:p>
      <text:p text:style-name="P4">
Tags: ['Генштаб', 'ЗСУ', 'Війна з Росією']</text:p>
      <text:p text:style-name="P4">
Type: Article</text:p>
      <!--METADATA-->
      <text:p text:style-name="P4">
<draw:frame draw:style-name="fr1" draw:name="Image172" text:anchor-type="as-char" svg:width="6.9236in" svg:height="3.956343in" draw:z-index="0">
<draw:image xlink:href="../Images/yкринформ/2023-05-22T19-21-00-03-00/630_360_1684772474-823.jpg" xlink:type="simple" xlink:show="embed" xlink:actuate="onLoad" draw:mime-type="image/jpeg"/>
</draw:frame>
On the five -strokes of the front, where Russian troops concentrate basic efforts, there were 25 clashes over Bakhmut.</text:p>
      <text:p text:style-name="P4">
The General Staff of the Armed Forces of Ukraine reported this in <text:a xlink:type="simple" xlink:href="https://www.facebook.com/GeneralStaff.ua/posts/pfbid0xKy2dS43VHq8ZQTCVLVuSACkkFBWbgV1yifkRuhDJYZdTqiqDMKFHFnwFAiqrWgRl" text:style-name="Internet_20_link" text:visited-style-name="Visited_20_Internet_20_Link">
</text:a>
Having published the prompt information as of 18:00 on Monday, May 22, Ukrinform reports.</text:p>
      <text:p text:style-name="P4">
“The enemy continues to focus on the main efforts on Kupyansk, Lyman, Bakhmut, Avdiiv and Mariinsky. In total, there were 25 combat clashes during the day in these areas of the front, and Bakhmut and Marinka's wiping of hostilities.</text:p>
      <text:p text:style-name="P4">
It is reported that the Ukrainian aviation was carried out in a day in a total of eight strikes in the concentration of personnel and military equipment of the Russians and two more-on their anti-aircraft missile complexes.</text:p>
      <text:p text:style-name="P4">
The departments of rocket troops and artillery of the Armed Forces, for their part, were affected by three areas of weapons and military equipment, three ammunition depots, 11 artillery equipment and an enemy radar station.</text:p>
      <text:p text:style-name="P4">
<draw:frame draw:style-name="fr1" draw:name="Image173" text:anchor-type="as-char" svg:width="6.9236in" svg:height="3.884909in" draw:z-index="0">
<draw:image xlink:href="../Images/yкринформ/2023-05-22T19-21-00-03-00/1684772130-475.jpg" xlink:type="simple" xlink:show="embed" xlink:actuate="onLoad" draw:mime-type="image/jpeg"/>
</draw:frame>
The defenders of Ukraine also destroyed the reconnaissance drone of invaders.</text:p>
      <text:p text:style-name="P4">
Russian troops in total during the day carried out 21 rocket strikes on the Dnieper, Zaporizhzhia and settlements of Kharkiv region, applying for this number of winged air base missiles X-101/X-555(Destroyed forces), five winged X-22 missiles, two Iskander-M ballistic missiles, five-seated C-300-controlled missiles and four unknown missiles.</text:p>
      <text:p text:style-name="P4">
42 strikes the enemy made from aviation, in particular, using Iranian shock -free shahad. According to the information, 21 drones from the 21st Ukrainian defenders have made Ukrainian defenders. Also, the Russian army performed about 50 <text:a xlink:type="simple" xlink:href="https://www.ukrinform.ua/tag-obstril" text:style-name="Internet_20_link" text:visited-style-name="Visited_20_Internet_20_Link">
</text:a>
From the reactive systems of the volley fire of the defense forces and settlements.</text:p>
      <text:p text:style-name="P4">
Honorable attacks are injured in the civilian population, damage to apartment buildings, private homes, kindergartens and other infrastructure.</text:p>
      <text:p text:style-name="P4">
"The likelihood of missile and aviation strikes throughout Ukraine is still very high," the General Staff said.On <text:span text:style-name="T4">
 Siverskyi </text:span>
 and <text:span text:style-name="T4">
 Slobozhansky directions </text:span>
 The Russian Federation predicts to keep military presence in border areas with Ukraine.</text:p>
      <text:p text:style-name="P4">
From mortars and artillery during the day, the invaders were beaten by Timonovichi, Galaganovka and Zarichchy of Chernihiv region, Khodin, slides, booths, Katerynivka, Timofeevka and Oleksandrivka of Sumy region, as well as in frostya, Shevchenko, Kozachya, Gaustya , Gatysh, Paltivtsi, Vovchansk, Varvarivtsi, Nesterny, Budarki and Chugunivtsi Kharkiv region.</text:p>
      <text:p text:style-name="P4">
In the <text:span text:style-name="T4">
 Kupyansk direction </text:span>
 during the day, Russian aviation struck the district of Orlyansky, Kislivka and Tabayivka of Kharkiv region. Artillery and mortar shelling from the Russians were suffered by Kamianka, Figolivka, Novomlinsk, two -year, Western, Kupyansk, Husynka, Tabayivka and Berestovo Kharkiv region and Stelmakhivka of Luhansk region.</text:p>
      <text:p text:style-name="P4">
In the <text:span text:style-name="T4">
 Liman direction </text:span>
 the invaders were beaten from aviation in the areas of Bigorivka region and Verkhnyamyansk Donetsk. Under the stroke of the hostile artillery were, in particular, Nevskoye and Bigorivka, Luhansk region, Torke, controversial and fun Donetsk region.</text:p>
      <text:p text:style-name="P4">
<text:span text:style-name="T4">
 Read also: </text:span>
 <text:a xlink:type="simple" xlink:href="https://www.ukrinform.ua/rubric-ato/3712448-u-bahmuti-prikordonniki-z-minometiv-zirvali-ataku-zagarbnikiv.html" text:style-name="Internet_20_link" text:visited-style-name="Visited_20_Internet_20_Link">
<text:span text:style-name="T4">
 Bakhmut </text:span>
</text:a>
In the <text:span text:style-name="T4">
 Bakhmut direction </text:span>
 The Russian army continues to take offensive actions, Bakhmut battles continue. The invaders were struck near Bakhmut Yivanovsky. Vasyukivka, Orikhovo-Vasylivka, Markovo, Grigorivka, Bakhmut, Ivanivske, Stupochka, White Gora, Toretsk, North, South and New York of Donetsk region were injured from enemy shelling.</text:p>
      <text:p text:style-name="P4">
On the <text:span text:style-name="T4">
 Avdeevsky direction </text:span>
 the Russians conducted unsuccessful offensive actions of the Novokalin and Water. During the day they were beaten from aviation in the districts of Aavdiivka and Pervomaisky.</text:p>
      <text:p text:style-name="P4">
<draw:frame draw:style-name="fr1" draw:name="Image174" text:anchor-type="as-char" svg:width="6.9236in" svg:height="3.796273in" draw:z-index="0">
<draw:image xlink:href="../Images/yкринформ/2023-05-22T19-21-00-03-00/1684772122-920.jpg" xlink:type="simple" xlink:show="embed" xlink:actuate="onLoad" draw:mime-type="image/jpeg"/>
</draw:frame>
The invaders struck artillery blows across the districts of Novokalinov, Berdychiv, Avdiivka, Vodyany, Pervomaisk and Karlovka of Donetsk region.</text:p>
      <text:p text:style-name="P4">
In the <text:span text:style-name="T4">
 Marinsky direction </text:span>
 Defense units reflected numerous attacks in the Marinka area. The village of Victory was the village of Victory Donetsk region.</text:p>
      <text:p text:style-name="P4">
In the <text:span text:style-name="T4">
 Shakhtar direction </text:span>
 the offensive actions of the Russian Federation were not carried out, instead beat from aviation in the areas of coal, Prechistivka and Golden Niva, Zettylery fired at Kalledar, Novoukrainka and Prechistivka.The invaders struck during this day during this day in the districts of Mala Domokmachka and Novodanylivka of Zaporizhzhya region.</text:p>
      <text:p text:style-name="P4">
From the Russian shelling, Vremivka and Novopol of Donetsk region, Zaporizhzhia, Olgiv, Gulyaypole, Belogorye, Little Tokmachka, Novodanilovka, Novoandriivka and Mali Shcherbakki of Zaporizhzhya region, Kherson, Gavrilovka, Berislav, Veselak, Burgotskaya, Burgotskaya, Burgotskaya, Burgotskaya, Burghka, Bergivka, Berglivka, Berglivka, Gavrillovka, Gavrillovka, Gavrillovka, Berislav, Veselaki, Veselaki, Veselaki, Bergivka, Veselak.</text:p>
      <text:p text:style-name="P4">
As reported by Ukrinform, in the Donetsk region the Ukrainian military <text:a xlink:type="simple" xlink:href="https://www.ukrinform.ua/rubric-ato/3712616-na-doneccini-ukrainski-zahisniki-zbili-vorozij-mi24-iz-pzrk-igla.html" text:style-name="Internet_20_link" text:visited-style-name="Visited_20_Internet_20_Link">
</text:a>
A shot of the Igla portable-web-rocket complex.</text:p>
      <text:p text:style-name="P4">
<text:span text:style-name="T5">
Foto: General Staff of the Armed Forces</text:span>
</text:p>
      <text:p text:style-name="P4">
News Source: <text:a xlink:type="simple" xlink:href="https://www.ukrinform.ua/rubric-ato/3712745-na-pati-napramkah-frontu-vidbulisa-25-zitknen-boi-za-bahmut-trivaut.html" text:style-name="Internet_20_link" text:visited-style-name="Visited_20_Internet_20_Link">
https://www.ukrinform.ua/rubric-ato/3712745-na-pati-napramkah-frontu-vidbulisa-25-zitknen-boi-za-bahmut-trivaut.html</text:a>
</text:p>
      <!--NEWS-->
      <text:h text:style-name="P10" text:outline-level="1">
<text:span text:style-name="T4">
The situation in the Belgorod region is an internal conflict - Yusov</text:span>
</text:h>
      <text:p text:style-name="P4">
Authors: Ukrinform (Person)</text:p>
      <text:p text:style-name="P4">
Publisher: Укринформ (Organization)</text:p>
      <text:p text:style-name="P4">
Published Time: 2023-05-22T19:23:00+03:00</text:p>
      <text:p text:style-name="P4">
Modified Time: 2023-05-22T19:23:00+03:00</text:p>
      <text:p text:style-name="P4">
Description: The situation in the Belgorod region of the Russian Federation is an internal conflict. - Ukrinform.</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Війна з Росією', 'Бєлгород', 'Єдині новини']</text:p>
      <text:p text:style-name="P4">
Type: Article</text:p>
      <!--METADATA-->
      <text:p text:style-name="P4">
<draw:frame draw:style-name="fr1" draw:name="Image175" text:anchor-type="as-char" svg:width="6.9236in" svg:height="3.956343in" draw:z-index="0">
<draw:image xlink:href="../Images/yкринформ/2023-05-22T19-23-00-03-00/630_360_1674657236-888.jpg" xlink:type="simple" xlink:show="embed" xlink:actuate="onLoad" draw:mime-type="image/jpeg"/>
</draw:frame>
The situation of the Ulgorod region of the Russian Federation is an internal conflict.</text:p>
      <text:p text:style-name="P4">
This was stated by the representative of the Main Directorate of Intelligence of the Ministry of Defense of Ukraine Andriy Yusov on the air of the Telernorphone "Unified News", reports Ukrinform.</text:p>
      <text:p text:style-name="P4">
“The forces of Ukraine's security and defense liberate the Ukrainian territory and are dealing with other land in order to reach the internationally recognized borders of Ukraine in 1991. All that happens in the territory <text:a xlink:type="simple" xlink:href="https://www.ukrinform.ua/tag-rosia" text:style-name="Internet_20_link" text:visited-style-name="Visited_20_Internet_20_Link">
</text:a>
"These are internal Russian conflicts," Yusov said.</text:p>
      <text:p text:style-name="P4">
He noted that the structures that took responsibility for the measures of the Ulgorod region - the Legion "Freedom of Russia" and "Russian Volunteer Corps" - consisting of Russian citizens, which with weapons in their hands defend Russia of the Putin regime.</text:p>
      <text:p text:style-name="P4">
Earlier, the media reported that explosions had been riding in the Belgorod region, and then Umpedia had information about the arrival in this territory of Russian volunteers.</text:p>
      <text:p text:style-name="P4">
On social networks there were statements of the Russian Volunteer Corps of Ilegion "Freedom of Russia" about the "liberation" of the settlements Kozynka and Gora Podol in the Belgorod region.</text:p>
      <text:p text:style-name="P4">
<text:span text:style-name="T4">
 Read also: </text:span>
 <text:a xlink:type="simple" xlink:href="https://www.ukrinform.ua/rubric-world/3712730-u-belgorodskij-oblasti-ogolosili-rezim-kontrteroristicnoi-operacii.html" text:style-name="Internet_20_link" text:visited-style-name="Visited_20_Internet_20_Link">
<text:span text:style-name="T4">
 Belgorod </text:span>
</text:a>
According to the spokesman of the Russian President Dmitry Peskov, Vladimir Putin was consumed about the "attempted breakthrough". Peskov called the events in the Belgorod region "sabotage", the purpose of which is to "distract from the Bakhmut direction". He said that the Russian forces were trying to destroy "saboteurs".</text:p>
      <text:p text:style-name="P4">
Advisor to Presidential Office Mikhail Podolyak stated that <text:a xlink:type="simple" xlink:href="https://www.ukrinform.ua/rubric-ato/3712678-ukraina-ne-mae-stosunku-do-podij-u-belgorodskij-oblasti-rf-podolak.html" text:style-name="Internet_20_link" text:visited-style-name="Visited_20_Internet_20_Link">
</text:a>
 .</text:p>
      <text:p text:style-name="P4">
News Source: <text:a xlink:type="simple" xlink:href="https://www.ukrinform.ua/rubric-world/3712744-situacia-u-belgorodskij-oblasti-e-vnutrisnim-konfliktom-gur.html" text:style-name="Internet_20_link" text:visited-style-name="Visited_20_Internet_20_Link">
https://www.ukrinform.ua/rubric-world/3712744-situacia-u-belgorodskij-oblasti-e-vnutrisnim-konfliktom-gur.html</text:a>
</text:p>
      <!--NEWS-->
      <text:h text:style-name="P10" text:outline-level="1">
<text:span text:style-name="T4">
Ukraine needs memory infrastructure - Drobyovych</text:span>
</text:h>
      <text:p text:style-name="P4">
Authors: Ukrinform (Person)</text:p>
      <text:p text:style-name="P4">
Publisher: Укринформ (Organization)</text:p>
      <text:p text:style-name="P4">
Published Time: 2023-05-22T19:26:00+03:00</text:p>
      <text:p text:style-name="P4">
Modified Time: 2023-05-22T19:26:00+03:00</text:p>
      <text:p text:style-name="P4">
Description: In Ukraine, it is necessary to create memory infrastructure. - Ukrinform.</text:p>
      <text:p text:style-name="P4">
Images: ['<text:a xlink:type="simple" xlink:href="https://static.ukrinform.com/photos/2021_11/thumb_files/630_360_1637241703-211.jpg" text:style-name="Internet_20_link" text:visited-style-name="Visited_20_Internet_20_Link">
630_360_16372...</text:a>
']</text:p>
      <text:p text:style-name="P4">
Tags: ['Інфраструктура', "Пам'ять", 'Дробович']</text:p>
      <text:p text:style-name="P4">
Type: Article</text:p>
      <!--METADATA-->
      <text:p text:style-name="P4">
<draw:frame draw:style-name="fr1" draw:name="Image176" text:anchor-type="as-char" svg:width="6.9236in" svg:height="3.956343in" draw:z-index="0">
<draw:image xlink:href="../Images/yкринформ/2023-05-22T19-26-00-03-00/630_360_1637241703-211.jpg" xlink:type="simple" xlink:show="embed" xlink:actuate="onLoad" draw:mime-type="image/jpeg"/>
</draw:frame>
In Ukrainian, it is necessary to create memory infrastructure.</text:p>
      <text:p text:style-name="P4">
This was stated by the head of the Ukrainian Institute of National Memory Anodobokovich during a thematic meeting dedicated to Heroes Day, Ukrinform reports.</text:p>
      <text:p text:style-name="P4">
"All the great countries in which traditions are drawn, 1000 years, which value their own institutions, value their figures of the past, they have all their places that retain the memory of important events and important figures: pantheongheroes, cemeteries, cathedrals, memory, memory. ubisers, large areas named after outstanding people. This memory infrastructure helps you feel the next generation of these heroes ... now in <text:a xlink:type="simple" xlink:href="https://www.ukrinform.ua/tag-ukraina" text:style-name="Internet_20_link" text:visited-style-name="Visited_20_Internet_20_Link">
</text:a>
incredible demand for these things. We need this memory infrastructure, and the part of this infrastructure concerns the recording of memory of outstanding positamines, "Drobovich said.</text:p>
      <text:p text:style-name="P4">
He noted that the strength and example of these people will be of decisive importance for future generations.</text:p>
      <text:p text:style-name="P4">
"The vast majority of those who are now fighting in Ukraine were indeed an advanced choice in February 2022. In many respects, the country was not ready for a good attack. Actually, the whole world was not ready for such a level of aggression. Many Ukrainians intuitively, rationally, with Different motives have taken this step ... and I believe that this millennial memory of outstanding figures has shot here. Inam is just lucky that it worked like that. But it may not be lucky to be the next one. Drobovich emphasized.</text:p>
      <text:p text:style-name="P4">
<text:span text:style-name="T4">
 Read also: </text:span>
 <text:a xlink:type="simple" xlink:href="https://www.ukrinform.ua/rubric-society/3706512-drobovic-rosia-otruila-pamat-pro-drugu-svitovu-vijnu-ta-koncepciu-9-travna.html" text:style-name="Internet_20_link" text:visited-style-name="Visited_20_Internet_20_Link">
<text:span text:style-name="T4">
 Drobovich </text:span>
</text:a>
As it was reported, in May 2022, the Verkhovna Rada adopted a law that provides for the creation of a National Military Memorial Cemetery. Law envisages the placement of a memorial architectural complex with a naked land, including a military cemetery, a museum complex.</text:p>
      <text:p text:style-name="P4">
News Source: <text:a xlink:type="simple" xlink:href="https://www.ukrinform.ua/rubric-society/3712747-ukraini-potribna-infrastruktura-pamati-drobovic.html" text:style-name="Internet_20_link" text:visited-style-name="Visited_20_Internet_20_Link">
https://www.ukrinform.ua/rubric-society/3712747-ukraini-potribna-infrastruktura-pamati-drobovic.html</text:a>
</text:p>
      <!--NEWS-->
      <text:h text:style-name="P10" text:outline-level="1">
<text:span text:style-name="T4">
The Ambassador of Denmark passed to the mayor of Nikolaev a letter from Queen Margreti II</text:span>
</text:h>
      <text:p text:style-name="P4">
Authors: Ukrinform (Person)</text:p>
      <text:p text:style-name="P4">
Publisher: Укринформ (Organization)</text:p>
      <text:p text:style-name="P4">
Published Time: 2023-05-22T19:32:00+03:00</text:p>
      <text:p text:style-name="P4">
Modified Time: 2023-05-22T19:32:00+03:00</text:p>
      <text:p text:style-name="P4">
Description: The Ambassador of Denmark to Ukraine, Mr. Ole Egberg Mikkelsen, during a visit to Nikolaev, passed the letter from her majesty Queen Marghete II to the mayor of Alexander Senkevich. - Ukrinform.</text:p>
      <text:p text:style-name="P4">
Images: ['<text:a xlink:type="simple" xlink:href="https://static.ukrinform.com/photos/2017_07/thumb_files/630_360_1499906091-1181.jpg" text:style-name="Internet_20_link" text:visited-style-name="Visited_20_Internet_20_Link">
630_360_14999...</text:a>
', '<text:a xlink:type="simple" xlink:href="https://static.ukrinform.com/photos/2023_05/1684773317-744.jpg" text:style-name="Internet_20_link" text:visited-style-name="Visited_20_Internet_20_Link">
1684773317-74...</text:a>
']</text:p>
      <text:p text:style-name="P4">
Tags: ['Данія', 'Миколаїв', 'Лист', 'Королева']</text:p>
      <text:p text:style-name="P4">
Type: Article</text:p>
      <!--METADATA-->
      <text:p text:style-name="P4">
<draw:frame draw:style-name="fr1" draw:name="Image177" text:anchor-type="as-char" svg:width="6.9236in" svg:height="3.937871in" draw:z-index="0">
<draw:image xlink:href="../Images/yкринформ/2023-05-22T19-32-00-03-00/630_360_1499906091-1181.jpg" xlink:type="simple" xlink:show="embed" xlink:actuate="onLoad" draw:mime-type="image/jpeg"/>
</draw:frame>
Mr. Ole Egberg Mikkelsen in Ukraine during a visit to Nikolaev transferred a leaf from her majesty Queen Marghete II to the mayor of Alexander.</text:p>
      <text:p text:style-name="P4">
The mayor Alexander Senkevich in [] reported this.(https://t.me/senkevichonline/4528), reports Ukrinform.</text:p>
      <text:p text:style-name="P4">
According to him, in the letter the Queen thanks everyone who participated in <text:a xlink:type="simple" xlink:href="https://www.youtube.com/watch" text:style-name="Internet_20_link" text:visited-style-name="Visited_20_Internet_20_Link">
</text:a>
on the occasion of her birthday.</text:p>
      <text:p text:style-name="P4">
<draw:frame draw:style-name="fr1" draw:name="Image178" text:anchor-type="as-char" svg:width="6.9236in" svg:height="9.792495in" draw:z-index="0">
<draw:image xlink:href="../Images/yкринформ/2023-05-22T19-32-00-03-00/1684773317-744.jpg" xlink:type="simple" xlink:show="embed" xlink:actuate="onLoad" draw:mime-type="image/jpeg"/>
</draw:frame>
<text:span text:style-name="T4">
 Read also: </text:span>
 <text:a xlink:type="simple" xlink:href="https://www.ukrinform.ua/rubric-regions/3712739-mikolaiv-otrimav-vid-danii-sist-ekskavatoriv-dla-komunalnih-pidpriemstv-mer.html" text:style-name="Internet_20_link" text:visited-style-name="Visited_20_Internet_20_Link">
<text:span text:style-name="T4">
 Denmark </text:span>
</text:a>
As it was reported, by the 83rd anniversary of her majesty, the pupils of three music schools recorded a song greeting.</text:p>
      <text:p text:style-name="P4">
News Source: <text:a xlink:type="simple" xlink:href="https://www.ukrinform.ua/rubric-regions/3712752-posol-danii-v-ukraini-peredav-meru-mikolaeva-list-vid-korolevi-margrete-ii.html" text:style-name="Internet_20_link" text:visited-style-name="Visited_20_Internet_20_Link">
https://www.ukrinform.ua/rubric-regions/3712752-posol-danii-v-ukraini-peredav-meru-mikolaeva-list-vid-korolevi-margrete-ii.html</text:a>
</text:p>
      <!--NEWS-->
      <text:h text:style-name="P10" text:outline-level="1">
<text:span text:style-name="T4">
German counterintelligence captures the growth of Russian agents in Europe</text:span>
</text:h>
      <text:p text:style-name="P4">
Authors: Ukrinform (Person)</text:p>
      <text:p text:style-name="P4">
Publisher: Укринформ (Organization)</text:p>
      <text:p text:style-name="P4">
Published Time: 2023-05-22T19:42:00+03:00</text:p>
      <text:p text:style-name="P4">
Modified Time: 2023-05-22T19:42:00+03:00</text:p>
      <text:p text:style-name="P4">
Description: The Federal Office for the Protection of the Constitution (counterintelligence) captures the growth of Russian propaganda and agents in Germany, as well as a threat of sabotage. - Ukrinform.</text:p>
      <text:p text:style-name="P4">
Images: ['<text:a xlink:type="simple" xlink:href="https://static.ukrinform.com/photos/2023_05/thumb_files/630_360_1684773673-212.jpg" text:style-name="Internet_20_link" text:visited-style-name="Visited_20_Internet_20_Link">
630_360_16847...</text:a>
']</text:p>
      <text:p text:style-name="P4">
Tags: ['Кібератака', 'Німеччина', 'Шпигун', 'Росія']</text:p>
      <text:p text:style-name="P4">
Type: Article</text:p>
      <!--METADATA-->
      <text:p text:style-name="P4">
<draw:frame draw:style-name="fr1" draw:name="Image179" text:anchor-type="as-char" svg:width="6.9236in" svg:height="3.956343in" draw:z-index="0">
<draw:image xlink:href="../Images/yкринформ/2023-05-22T19-42-00-03-00/630_360_1684773673-212.jpg" xlink:type="simple" xlink:show="embed" xlink:actuate="onLoad" draw:mime-type="image/jpeg"/>
</draw:frame>
Federal Office for the Protection of Constitution(counterintelligence)It captures growth in Germany of Russian propaganda and agents, as well as a threat of sabotage.</text:p>
      <text:p text:style-name="P4">
This was stated(http://www.ardmediathek.de/video/morgenmagazin/haldenwang-warnt-vor-russischer-einflussnahme/das-erste/Y3JpZDovL2Rhc2Vyc3RlLmRlL21vcmdlbm1hZ2F6aW4vY2VmYjA0YjctZDZjZi00ZjljLTg0NjAtNjk4MzVkMWExNzNj), reports Ukrinform.</text:p>
      <text:p text:style-name="P4">
Haldenwang warns of "increased risk" for Germany about possible acts of Russian sabotage. At the symposium, which took place in Berlin, he said that "preparatory actions" were already taken from the Russian side, such as a specialty for IT utility companies.</text:p>
      <text:p text:style-name="P4">
"These(sabotage - ed.)Opportunities are actually accessible, they can also be used against German purposes and, above all, critical infrastructure, ”said the head of counterintelligence.</text:p>
      <text:p text:style-name="P4">
He noted that the intensity, scale and complexity of the activities of Russian services has increased significantly with the outbreak of the war in Ukraine. Currently, you can see special adventures, "but not yet a mass cyberattack on German critical infrastructure." According to Galdengwang, very powerful forces of Valuga Cyberatak have been created in Russia. They are now used mainly against the infrastructure of the in Ukraine, but if they were applied against the US, Western Europe of the Occupation, then you would really have to count with complex attacks, a recognizable counter -intelligence.</text:p>
      <text:p text:style-name="P4">
At the same time, he noted that access to a variety of information for Russia was dramatically, in particular, through the expulsion from all over Europe, several hundred workers of its intelligence services.</text:p>
      <text:p text:style-name="P4">
“Now they are forced to use alternative methods to satisfy the great interest… for <text:a xlink:type="simple" xlink:href="https://www.ukrinform.ua/tag-nimeccina" text:style-name="Internet_20_link" text:visited-style-name="Visited_20_Internet_20_Link">
</text:a>
Risks. There can be no question of any naivety, ”the official says.</text:p>
      <text:p text:style-name="P4">
He also mentioned complex cyberattacks from China, as well as "Increased interest in espionage by German politics in all areas." According to the Glavyphedral Agency, "while Moscow's revenge was aggressive imilitarian, Beijing acts much more restrained, strategically and long -lasting purposes."The official also reproached the German right, noting that the fact that Putin's Song is singing in many places is also a merit of the "alternative for Germany" party, which is somewhere replacing the Russian media with their narratives.</text:p>
      <text:p text:style-name="P4">
<text:span text:style-name="T4">
 Read also: </text:span>
 <text:a xlink:type="simple" xlink:href="https://www.ukrinform.ua/rubric-technology/3712173-rosijski-hakeri-zdijsnili-podvijnu-kiberataku-proti-ministerstva-i-zmi-ukraini-derzspeczvazku.html" text:style-name="Internet_20_link" text:visited-style-name="Visited_20_Internet_20_Link">
<text:span text:style-name="T4">
 cyberattak </text:span>
</text:a>
It was reported that Germany has sent several dozen Russian diplomats-spiguns in recent months.</text:p>
      <text:p text:style-name="P4">
Michael Kappler/DPA</text:p>
      <text:p text:style-name="P4">
News Source: <text:a xlink:type="simple" xlink:href="https://www.ukrinform.ua/rubric-world/3712754-nimecka-kontrrozvidka-fiksue-zrostanna-aktivnosti-rosijskih-agentiv-u-evropi.html" text:style-name="Internet_20_link" text:visited-style-name="Visited_20_Internet_20_Link">
https://www.ukrinform.ua/rubric-world/3712754-nimecka-kontrrozvidka-fiksue-zrostanna-aktivnosti-rosijskih-agentiv-u-evropi.html</text:a>
</text:p>
      <!--NEWS-->
      <text:h text:style-name="P10" text:outline-level="1">
<text:span text:style-name="T4">
Obolon and Polissya exchanged goals in the first league match</text:span>
</text:h>
      <text:p text:style-name="P4">
Authors: Ukrinform (Person)</text:p>
      <text:p text:style-name="P4">
Publisher: Укринформ (Organization)</text:p>
      <text:p text:style-name="P4">
Published Time: 2023-05-22T19:45:53+03:00</text:p>
      <text:p text:style-name="P4">
Modified Time: 2023-05-22T19:45:53+03:00</text:p>
      <text:p text:style-name="P4">
Description: In the Championship of Ukraine in football among the teams of the First League, matches of the penultimate, 7th round of the second stage of the group in the classroom ended. - Ukrinform.</text:p>
      <text:p text:style-name="P4">
Images: ['<text:a xlink:type="simple" xlink:href="https://static.ukrinform.com/photos/2023_05/thumb_files/630_360_1684773891-613.jpg" text:style-name="Internet_20_link" text:visited-style-name="Visited_20_Internet_20_Link">
630_360_16847...</text:a>
']</text:p>
      <text:p text:style-name="P4">
Tags: ['Футбол', 'перша ліга', 'Полісся']</text:p>
      <text:p text:style-name="P4">
Type: Article</text:p>
      <!--METADATA-->
      <text:p text:style-name="P4">
<draw:frame draw:style-name="fr1" draw:name="Image180" text:anchor-type="as-char" svg:width="6.9236in" svg:height="3.956343in" draw:z-index="0">
<draw:image xlink:href="../Images/yкринформ/2023-05-22T19-45-53-03-00/630_360_1684773891-613.jpg" xlink:type="simple" xlink:show="embed" xlink:actuate="onLoad" draw:mime-type="image/jpeg"/>
</draw:frame>
The first league football team has completed the Junior, 7th round of the second stage of the class group in the classroom.</text:p>
      <text:p text:style-name="P4">
The leader of Zhytomyr Polissya played a draw with Kiev Obolon -1: 1, reports Ukrinform.</text:p>
      <text:p text:style-name="P4">
In other matches of the flint game day(Kremenchuk)divided the points by the Outropolskaya "Niva" - 2: 2, LNZ(Cherkasy)The Carpathians' -4: 1, and Metallurgs defeated Lviv's "Carpathians"(Zaporizhzhia)Epicenter 'minimal(Kamianets-Podilskyi)- 1: 0.</text:p>
      <text:p text:style-name="P4">
The situation of the leaders: "Polesie" - 29 points, "Obolon - 28, LNZ - 22," Metallurg "--20," Carpathians " - 17.</text:p>
      <text:p text:style-name="P4">
<text:span text:style-name="T4">
 Read also: </text:span>
 <text:a xlink:type="simple" xlink:href="https://www.ukrinform.ua/rubric-sports/3709173-polissa-vperse-v-istorii-vijslo-v-upl.html" text:style-name="Internet_20_link" text:visited-style-name="Visited_20_Internet_20_Link">
<text:span text:style-name="T4">
 Polesie </text:span>
</text:a>
As it was reported, Polissya and Obolon were ensured early in the next season in the Premier League of Ukraine.</text:p>
      <text:p text:style-name="P4">
Photo: Obolon FC.</text:p>
      <text:p text:style-name="P4">
News Source: <text:a xlink:type="simple" xlink:href="https://www.ukrinform.ua/rubric-sports/3712753-obolon-ta-polissa-obminalisa-golami-u-matci-persoi-ligi.html" text:style-name="Internet_20_link" text:visited-style-name="Visited_20_Internet_20_Link">
https://www.ukrinform.ua/rubric-sports/3712753-obolon-ta-polissa-obminalisa-golami-u-matci-persoi-ligi.html</text:a>
</text:p>
      <!--NEWS-->
      <text:h text:style-name="P10" text:outline-level="1">
<text:span text:style-name="T4">
Things are named by their names: Zelensky about the declaration of NATO, which recognizes Russian crimes with genocide</text:span>
</text:h>
      <text:p text:style-name="P4">
Authors: Ukrinform (Person)</text:p>
      <text:p text:style-name="P4">
Publisher: Укринформ (Organization)</text:p>
      <text:p text:style-name="P4">
Published Time: 2023-05-22T19:48:40+03:00</text:p>
      <text:p text:style-name="P4">
Modified Time: 2023-05-22T19:48:40+03:00</text:p>
      <text:p text:style-name="P4">
Description: The Declaration of the NATO Parliamentary Assembly on the recognition of crimes of the Russian Federation against Ukraine is the right basis for other international organization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Геноцид', 'НАТО', 'Зеленський', 'Війна з Росією']</text:p>
      <text:p text:style-name="P4">
Type: Article</text:p>
      <!--METADATA-->
      <text:p text:style-name="P4">
<draw:frame draw:style-name="fr1" draw:name="Image181" text:anchor-type="as-char" svg:width="6.9236in" svg:height="3.956343in" draw:z-index="0">
<draw:image xlink:href="../Images/yкринформ/2023-05-22T19-48-40-03-00/630_360_1678962741-175.jpeg" xlink:type="simple" xlink:show="embed" xlink:actuate="onLoad" draw:mime-type="image/jpeg"/>
</draw:frame>
The Declaration of the NATO Parliamentary Assembly on the recognition of Russian federation's crimes against Ukraine is the correct basis for other international organizations.</text:p>
      <text:p text:style-name="P4">
President of Ukraine Volodymyr Zelenskyy stated this in <text:a xlink:type="simple" xlink:href="https://t.me/V_Zelenskiy_official/6308" text:style-name="Internet_20_link" text:visited-style-name="Visited_20_Internet_20_Link">
</text:a>
, reports Ukrinform.</text:p>
      <text:p text:style-name="P4">
<text:span text:style-name="T5">
Viso: <text:a xlink:type="simple" xlink:href="https://www.youtube.com/watch" text:style-name="Internet_20_link" text:visited-style-name="Visited_20_Internet_20_Link">
</text:a>
</text:span>
</text:p>
      <text:p text:style-name="P4">
“Today is an important declaration from the Parliamentary Assembly <text:a xlink:type="simple" xlink:href="https://www.ukrinform.ua/tag-nato" text:style-name="Internet_20_link" text:visited-style-name="Visited_20_Internet_20_Link">
</text:a>
. Things are named by their names: the clear recognition of the genocide of Russia's crimes against our country, a clear condemnation of the rebellious ideology. This is the right basis for our international organizations, ”the head of state said.</text:p>
      <text:p text:style-name="P4">
<text:span text:style-name="T4">
 Read also: </text:span>
 <text:a xlink:type="simple" xlink:href="https://www.ukrinform.ua/rubric-polytics/3703692-rada-zvernulas-do-svitu-iz-zaklikom-zasuditi-rasizm-ta-viznati-rf-derzavouteroristom.html" text:style-name="Internet_20_link" text:visited-style-name="Visited_20_Internet_20_Link">
<text:span text:style-name="T4">
 Rashism </text:span>
</text:a>
As reported by Ukrinform, <text:a xlink:type="simple" xlink:href="https://www.ukrinform.ua/rubric-polytics/3712643-parlamentska-asamblea-nato-viznala-zlocini-rosii-proti-ukraini-genocidom.html" text:style-name="Internet_20_link" text:visited-style-name="Visited_20_Internet_20_Link">
</text:a>
, and the terrorist regime in the Russian Federation - Rashism.</text:p>
      <text:p text:style-name="P4">
<text:span text:style-name="T5">
Foto: op</text:span>
</text:p>
      <text:p text:style-name="P4">
News Source: <text:a xlink:type="simple" xlink:href="https://www.ukrinform.ua/rubric-polytics/3712755-reci-nazvani-svoimi-imenami-zelenskij-pro-deklaraciu-pa-nato-so-viznae-zlocini-rf-genocidom.html" text:style-name="Internet_20_link" text:visited-style-name="Visited_20_Internet_20_Link">
https://www.ukrinform.ua/rubric-polytics/3712755-reci-nazvani-svoimi-imenami-zelenskij-pro-deklaraciu-pa-nato-so-viznae-zlocini-rf-genocidom.html</text:a>
</text:p>
      <!--NEWS-->
      <text:h text:style-name="P10" text:outline-level="1">
<text:span text:style-name="T4">
A 3D printer will be used to rebuild Ukraine, which is being built in Lviv</text:span>
</text:h>
      <text:p text:style-name="P4">
Authors: Ukrinform (Person)</text:p>
      <text:p text:style-name="P4">
Publisher: Укринформ (Organization)</text:p>
      <text:p text:style-name="P4">
Published Time: 2023-05-22T19:54:00+03:00</text:p>
      <text:p text:style-name="P4">
Modified Time: 2023-05-22T19:54:00+03:00</text:p>
      <text:p text:style-name="P4">
Description: For the first time in Ukraine, a school using a 3D printer is being built in Ukraine. Through training from foreign partners, the latest technology of fast and quality construction is planned to be used for reconstruction. - Ukrinform.</text:p>
      <text:p text:style-name="P4">
Images: ['<text:a xlink:type="simple" xlink:href="https://static.ukrinform.com/photos/2023_05/thumb_files/630_360_1684773232-4569.jpeg" text:style-name="Internet_20_link" text:visited-style-name="Visited_20_Internet_20_Link">
630_360_16847...</text:a>
', '<text:a xlink:type="simple" xlink:href="https://static.ukrinform.com/photos/2023_05/thumb_files/630_360_1684773232-7164.jpeg" text:style-name="Internet_20_link" text:visited-style-name="Visited_20_Internet_20_Link">
630_360_16847...</text:a>
', '<text:a xlink:type="simple" xlink:href="https://static.ukrinform.com/photos/2023_05/thumb_files/630_360_1684773231-9918.jpeg" text:style-name="Internet_20_link" text:visited-style-name="Visited_20_Internet_20_Link">
630_360_16847...</text:a>
', '<text:a xlink:type="simple" xlink:href="https://static.ukrinform.com/photos/2023_05/thumb_files/630_360_1684773231-8680.jpeg" text:style-name="Internet_20_link" text:visited-style-name="Visited_20_Internet_20_Link">
630_360_16847...</text:a>
', '<text:a xlink:type="simple" xlink:href="https://static.ukrinform.com/photos/2023_05/thumb_files/630_360_1684773231-7967.jpeg" text:style-name="Internet_20_link" text:visited-style-name="Visited_20_Internet_20_Link">
630_360_16847...</text:a>
', '<text:a xlink:type="simple" xlink:href="https://static.ukrinform.com/photos/2023_05/thumb_files/630_360_1684773231-2538.jpeg" text:style-name="Internet_20_link" text:visited-style-name="Visited_20_Internet_20_Link">
630_360_16847...</text:a>
', '<text:a xlink:type="simple" xlink:href="https://static.ukrinform.com/photos/2023_05/thumb_files/630_360_1684773231-1456.jpeg" text:style-name="Internet_20_link" text:visited-style-name="Visited_20_Internet_20_Link">
630_360_16847...</text:a>
', '<text:a xlink:type="simple" xlink:href="https://static.ukrinform.com/photos/2023_05/thumb_files/630_360_1684773231-2590.jpeg" text:style-name="Internet_20_link" text:visited-style-name="Visited_20_Internet_20_Link">
630_360_16847...</text:a>
', '<text:a xlink:type="simple" xlink:href="https://static.ukrinform.com/photos/2023_05/thumb_files/630_360_1684773232-8874.jpeg" text:style-name="Internet_20_link" text:visited-style-name="Visited_20_Internet_20_Link">
630_360_16847...</text:a>
', '<text:a xlink:type="simple" xlink:href="https://static.ukrinform.com/photos/2023_05/thumb_files/630_360_1684773232-3153.jpeg" text:style-name="Internet_20_link" text:visited-style-name="Visited_20_Internet_20_Link">
630_360_16847...</text:a>
', '<text:a xlink:type="simple" xlink:href="https://static.ukrinform.com/photos/2023_05/thumb_files/630_360_1684773232-7671.jpeg" text:style-name="Internet_20_link" text:visited-style-name="Visited_20_Internet_20_Link">
630_360_16847...</text:a>
', '<text:a xlink:type="simple" xlink:href="https://static.ukrinform.com/photos/2023_05/thumb_files/630_360_1684773232-3406.jpeg" text:style-name="Internet_20_link" text:visited-style-name="Visited_20_Internet_20_Link">
630_360_16847...</text:a>
', '<text:a xlink:type="simple" xlink:href="https://static.ukrinform.com/photos/2023_05/thumb_files/630_360_1684773233-9757.jpeg" text:style-name="Internet_20_link" text:visited-style-name="Visited_20_Internet_20_Link">
630_360_16847...</text:a>
']</text:p>
      <text:p text:style-name="P4">
Tags: ['Львів', 'Школа', '3D-принтер', 'Відбудова']</text:p>
      <text:p text:style-name="P4">
Type: Article</text:p>
      <!--METADATA-->
      <text:p text:style-name="P4">
<draw:frame draw:style-name="fr1" draw:name="Image182" text:anchor-type="as-char" svg:width="6.9236in" svg:height="3.956343in" draw:z-index="0">
<draw:image xlink:href="../Images/yкринформ/2023-05-22T19-54-00-03-00/630_360_1684773232-4569.jpeg" xlink:type="simple" xlink:show="embed" xlink:actuate="onLoad" draw:mime-type="image/jpeg"/>
</draw:frame>
In Lviv, a school using a 3D printer is being built in Ukraine. Through training from foreign partners, the latest technology of fast and quality construction is planned to be used for reconstruction.</text:p>
      <text:p text:style-name="P4">
The founder of the Humanitarian Fund Team4ua Jean-Crisistof Bony said this during a pressbrief, Ukrinform correspondent reports.</text:p>
      <text:p text:style-name="P4">
"We brought 3D printing technology to Ukraine so that you see all its advantages. This is the first time we are using such technology in Ukraine and the entire printing phase will be completed for the datuine. We also plan to open a training center on this technology to introduce 3D- <text:a xlink:type="simple" xlink:href="https://www.ukrinform.ua/tag-budivnictvo" text:style-name="Internet_20_link" text:visited-style-name="Visited_20_Internet_20_Link">
</text:a>
In Ukraine, and Special Donetsk and Lugansk. Everyone in Ukraine is now talking about rebuilding and we are being built right now and are ready to attract all the regions, ”Jean -Cristof Bonnie said.</text:p>
      <text:p text:style-name="P4">
Construction of the elementary school of the elementary school of secondary school №23 on Warsaw Street in Lviv was launched in November 2022. In the first stage, the team projected the foundation of the future school, but subsequently the construction process was stopped due to massive missile shelling of Ukraine, lack of power supply unstable weather conditions. Therefore, only in May, the 3D-printer and the active phase of the work were brought.According to the concept of the project, which was created by the Kiev Balbek Bureau Workshop, it erects a single -storey building with a height of 3.5m and an area of 506 square meters. There will be classes, teaching, foyer, corridors and bathrooms. The total budget is $ 800.</text:p>
      <text:p text:style-name="P4">
“There are now about three thousand students in Lviv schools who have come from other farms with a full -scale war. This school building is located in the neighborhood of the neighborhood, where there are indeed a large number of children and all the educational institutions are crowded. One hundred children, that is, four classes, will study here. The dining room, gym and shelter will be in the main building of the school for two minutes, ”said the head of the department of education of Lviv Andriy Zakalyuk.</text:p>
      <text:p text:style-name="P4">
According to the head of the contracting organization 7ci Olga Gavura, this school is invaluable, since in addition to the educational institution that receives the city, foreign donors of Ukrainians are the latest construction technology that can be scale up to the country.</text:p>
      <text:p text:style-name="P4">
“The advantage of this technology is that you do not need to perform internal-finishing and external finishing work-facade insulation. Myeconimoma time on the construction of walls and on finishing work. In such technology, they are needed in a minimal amount. This is a project of the future. We are planning to do with the help of a 3D printer of cities, which can be able to save about a hundred villages of Kherson region. And this is only the beginning, ” - adding.</text:p>
      <text:p text:style-name="P4">
<text:span text:style-name="T4">
 Read also: </text:span>
 <text:a xlink:type="simple" xlink:href="https://www.ukrinform.ua/rubric-technology/3686868-persu-v-sviti-nadrukovanu-na-3dprinteri-raketu-ne-zmogli-vivesti-na-orbitu.html" text:style-name="Internet_20_link" text:visited-style-name="Visited_20_Internet_20_Link">
<text:span text:style-name="T4">
 printer </text:span>
</text:a>
The project was initiated by the Humanitarian Fund Team4ua with the support of the humanitarian humanitarian fund Humanitarian Innovativetechnologies.(HIT)In partnership with the Lviv City Council. Project technological partners-Danish company-developer 3D printing COBOD Tabodacher company 3DCP Group, which manages the printer's work.</text:p>
      <text:p text:style-name="P4">
News Source: <text:a xlink:type="simple" xlink:href="https://www.ukrinform.ua/rubric-vidbudova/3712756-dla-vidbudovi-ukraini-vikoristaut-3dprinter-akim-zvodat-skolu-u-lvovi.html" text:style-name="Internet_20_link" text:visited-style-name="Visited_20_Internet_20_Link">
https://www.ukrinform.ua/rubric-vidbudova/3712756-dla-vidbudovi-ukraini-vikoristaut-3dprinter-akim-zvodat-skolu-u-lvovi.html</text:a>
</text:p>
      <!--NEWS-->
      <text:h text:style-name="P10" text:outline-level="1">
<text:span text:style-name="T4">
In Lviv, the first brand created with artificial intelligence was extinguished in Ukraine</text:span>
</text:h>
      <text:p text:style-name="P4">
Authors: Ukrinform (Person)</text:p>
      <text:p text:style-name="P4">
Publisher: Укринформ (Organization)</text:p>
      <text:p text:style-name="P4">
Published Time: 2023-05-22T19:54:51+03:00</text:p>
      <text:p text:style-name="P4">
Modified Time: 2023-05-22T19:54:51+03:00</text:p>
      <text:p text:style-name="P4">
Description: The postal stamp, dedicated to the People's Artist of Ukraine Ivan Marchuk, was extinguished in Lviv Ova. Mark was created by artist Vladimir Kozyuk using artificial intelligence. - Ukrinform.</text:p>
      <text:p text:style-name="P4">
Images: ['<text:a xlink:type="simple" xlink:href="https://static.ukrinform.com/photos/2023_05/thumb_files/630_360_1684773618-828.jpg" text:style-name="Internet_20_link" text:visited-style-name="Visited_20_Internet_20_Link">
630_360_16847...</text:a>
', '<text:a xlink:type="simple" xlink:href="https://static.ukrinform.com/photos/2023_05/1684773618-347.jpg" text:style-name="Internet_20_link" text:visited-style-name="Visited_20_Internet_20_Link">
1684773618-34...</text:a>
', '<text:a xlink:type="simple" xlink:href="https://static.ukrinform.com/photos/2023_05/1684773618-216.jpg" text:style-name="Internet_20_link" text:visited-style-name="Visited_20_Internet_20_Link">
1684773618-21...</text:a>
', '<text:a xlink:type="simple" xlink:href="https://static.ukrinform.com/photos/2023_05/1684773617-492.jpg" text:style-name="Internet_20_link" text:visited-style-name="Visited_20_Internet_20_Link">
1684773617-49...</text:a>
', '<text:a xlink:type="simple" xlink:href="https://static.ukrinform.com/photos/2023_05/1684773618-155.jpg" text:style-name="Internet_20_link" text:visited-style-name="Visited_20_Internet_20_Link">
1684773618-15...</text:a>
', '<text:a xlink:type="simple" xlink:href="https://static.ukrinform.com/photos/2023_05/1684773617-977.jpg" text:style-name="Internet_20_link" text:visited-style-name="Visited_20_Internet_20_Link">
1684773617-97...</text:a>
']</text:p>
      <text:p text:style-name="P4">
Tags: None</text:p>
      <text:p text:style-name="P4">
Type: Article</text:p>
      <!--METADATA-->
      <text:p text:style-name="P4">
<draw:frame draw:style-name="fr1" draw:name="Image183" text:anchor-type="as-char" svg:width="6.9236in" svg:height="3.956343in" draw:z-index="0">
<draw:image xlink:href="../Images/yкринформ/2023-05-22T19-54-51-03-00/630_360_1684773618-828.jpg" xlink:type="simple" xlink:show="embed" xlink:actuate="onLoad" draw:mime-type="image/jpeg"/>
</draw:frame>
The Ulvee Ova was extinguished by the postal stamp dedicated to the People's Artist of Ukraine Marchuk. Mark was created by artist Vladimir Kozyuk using an artificial intelligence.</text:p>
      <text:p text:style-name="P4">
About it reports <text:a xlink:type="simple" xlink:href="https://loda.gov.ua/news/66154" text:style-name="Internet_20_link" text:visited-style-name="Visited_20_Internet_20_Link">
</text:a>
, reports Ukrinform.</text:p>
      <text:p text:style-name="P4">
<draw:frame draw:style-name="fr1" draw:name="Image184" text:anchor-type="as-char" svg:width="6.9236in" svg:height="4.615733in" draw:z-index="0">
<draw:image xlink:href="../Images/yкринформ/2023-05-22T19-54-51-03-00/1684773618-347.jpg" xlink:type="simple" xlink:show="embed" xlink:actuate="onLoad" draw:mime-type="image/jpeg"/>
</draw:frame>
“Mark represents our Ukrainians, namely the genius of modernity, the genius of art Marchuk. To begin with, the circulation will make 1000 copies - as a gift for those foreign partners who glorify Ukraine and assist the Armed Forces, refugees, volunteer and other charitable organizations that are in Ukraine, ”said the author of the idea, international public figure Yuri Kotik.</text:p>
      <text:p text:style-name="P4">
<draw:frame draw:style-name="fr1" draw:name="Image185" text:anchor-type="as-char" svg:width="6.9236in" svg:height="4.615733in" draw:z-index="0">
<draw:image xlink:href="../Images/yкринформ/2023-05-22T19-54-51-03-00/1684773618-216.jpg" xlink:type="simple" xlink:show="embed" xlink:actuate="onLoad" draw:mime-type="image/jpeg"/>
</draw:frame>
It is noted that Mark was created by the artist Vladimir Kozyuk using <text:a xlink:type="simple" xlink:href="https://www.ukrinform.ua/tag-stucnij-intelekt" text:style-name="Internet_20_link" text:visited-style-name="Visited_20_Internet_20_Link">
</text:a>
- This is the first brand in Ukraine, which was created with the use of AI.</text:p>
      <text:p text:style-name="P4">
<draw:frame draw:style-name="fr1" draw:name="Image186" text:anchor-type="as-char" svg:width="6.9236in" svg:height="4.981146in" draw:z-index="0">
<draw:image xlink:href="../Images/yкринформ/2023-05-22T19-54-51-03-00/1684773617-492.jpg" xlink:type="simple" xlink:show="embed" xlink:actuate="onLoad" draw:mime-type="image/jpeg"/>
</draw:frame>
The director of the Lviv Directorate of JSC "UkrPoshta" Yevhen Kravchuk noted that the unique postage stamp depicting the Ukrainian genius is a way to report the world about cultural, public and other well -known figures of Ukraine.</text:p>
      <text:p text:style-name="P4">
<draw:frame draw:style-name="fr1" draw:name="Image187" text:anchor-type="as-char" svg:width="6.9236in" svg:height="4.615733in" draw:z-index="0">
<draw:image xlink:href="../Images/yкринформ/2023-05-22T19-54-51-03-00/1684773618-155.jpg" xlink:type="simple" xlink:show="embed" xlink:actuate="onLoad" draw:mime-type="image/jpeg"/>
</draw:frame>
<text:span text:style-name="T4">
 Read also: </text:span>
 <text:a xlink:type="simple" xlink:href="https://www.ukrinform.ua/rubric-society/3670582-na-golovpostamti-urocisto-pogasili-marki-voini-svitla-voini-dobra.html" text:style-name="Internet_20_link" text:visited-style-name="Visited_20_Internet_20_Link">
<text:span text:style-name="T4">
 extinguished </text:span>
 <text:span text:style-name="T4">
 </text:span>
 brands **</text:a>
It is known that Ivan Marchuk was born in Ternopil region in 1936 and studied the Ulve School of Applied Arts. The USSR was forbidden to draw anything except politically balanced work in the style of socialist realism. Any passage of testing from the norm was regarded as a hostile for the Soviet system. The artist did not go on cooperation with "Soviets" because he wanted freedom in creativity. The artist invented his own technique of writing works - plontarism. It is a plexus of a variety of strokes. Then no one could draw. However, Marchuk was unknown at that time recognition, because the party in his work seeitalanialist threat. He spent 15 years in creative isolation. The first thing to show people has fallen out to people in 1974. After a few protests by the artists, the Soviet authorities allowed them to present their robots to unofficial sites.In the 1990s, Ivan Marchuk went to the United States, where he finally was able to freely show his pages at many exhibitions. Marchuk's works were amazed by Europeans in Munich, Paris and London. In 2001, the artist returned to Ukraine. He became the only Ukrainian who was among the 100 geniuses of the present from The Daily Telegraph.Marchuk the title of folk artist. Also, the artist became the laureaational Prize of Shevchenko.</text:p>
      <text:p text:style-name="P4">
<text:span text:style-name="T5">
Foto: the press service of the fishing</text:span>
</text:p>
      <text:p text:style-name="P4">
News Source: <text:a xlink:type="simple" xlink:href="https://www.ukrinform.ua/rubric-regions/3712757-u-lvovi-pogasili-persu-v-ukraini-marku-stvorenu-za-dopomogou-stucnogo-intelektu.html" text:style-name="Internet_20_link" text:visited-style-name="Visited_20_Internet_20_Link">
https://www.ukrinform.ua/rubric-regions/3712757-u-lvovi-pogasili-persu-v-ukraini-marku-stvorenu-za-dopomogou-stucnogo-intelektu.html</text:a>
</text:p>
      <!--NEWS-->
      <text:h text:style-name="P10" text:outline-level="1">
<text:span text:style-name="T4">
The Russians fired the village in Kherson region, there is a wounded</text:span>
</text:h>
      <text:p text:style-name="P4">
Authors: Ukrinform (Person)</text:p>
      <text:p text:style-name="P4">
Publisher: Укринформ (Organization)</text:p>
      <text:p text:style-name="P4">
Published Time: 2023-05-22T19:57:00+03:00</text:p>
      <text:p text:style-name="P4">
Modified Time: 2023-05-22T19:57:00+03:00</text:p>
      <text:p text:style-name="P4">
Description: Russian troops fired at the village of Kachkarivka, Kherson region, injuring a civilian.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Обстріл', 'Війна з Росією']</text:p>
      <text:p text:style-name="P4">
Type: Article</text:p>
      <!--METADATA-->
      <text:p text:style-name="P4">
<draw:frame draw:style-name="fr1" draw:name="Image188" text:anchor-type="as-char" svg:width="6.9236in" svg:height="3.956343in" draw:z-index="0">
<draw:image xlink:href="../Images/yкринформ/2023-05-22T19-57-00-03-00/630_360_1654768443-794.jpg" xlink:type="simple" xlink:show="embed" xlink:actuate="onLoad" draw:mime-type="image/jpeg"/>
</draw:frame>
Ruskivska fired at the village of Kachkarivka, Kherson region, injuring a civilian.</text:p>
      <text:p text:style-name="P4">
According to Ukrinform, the Kherson Regional Military Administration reported in <text:a xlink:type="simple" xlink:href="https://t.me/khersonskaODA/6057" text:style-name="Internet_20_link" text:visited-style-name="Visited_20_Internet_20_Link">
</text:a>
.</text:p>
      <text:p text:style-name="P4">
"The victim was hospitalized, doctors provide him with the necessary help," Ova was reported.</text:p>
      <text:p text:style-name="P4">
<text:span text:style-name="T4">
 Read also: </text:span>
 <text:a xlink:type="simple" xlink:href="https://www.ukrinform.ua/rubric-regions/3712693-v-izumi-vnaslidok-obstrilu-poranenij-desatiricnij-hlopcik.html" text:style-name="Internet_20_link" text:visited-style-name="Visited_20_Internet_20_Link">
</text:a>
As reported by Ukrinform as a result of <text:a xlink:type="simple" xlink:href="https://www.ukrinform.ua/rubric-regions/3712587-na-hersonsini-vid-vorozogo-snaradu-zaginuv-civilnij-akij-remontuvav-svij-budinok.html" text:style-name="Internet_20_link" text:visited-style-name="Visited_20_Internet_20_Link">
</text:a>
The Kherson region was killed by a 45-year-old civilian.</text:p>
      <text:p text:style-name="P4">
News Source: <text:a xlink:type="simple" xlink:href="https://www.ukrinform.ua/rubric-ato/3712760-rosiani-obstrilali-selo-na-hersonsini-e-poranenij.html" text:style-name="Internet_20_link" text:visited-style-name="Visited_20_Internet_20_Link">
https://www.ukrinform.ua/rubric-ato/3712760-rosiani-obstrilali-selo-na-hersonsini-e-poranenij.html</text:a>
</text:p>
      <!--NEWS-->
      <text:h text:style-name="P10" text:outline-level="1">
<text:span text:style-name="T4">
Cold plasma generator is being developed in Ukraine to help treat wounds</text:span>
</text:h>
      <text:p text:style-name="P4">
Authors: Ukrinform (Person)</text:p>
      <text:p text:style-name="P4">
Publisher: Укринформ (Organization)</text:p>
      <text:p text:style-name="P4">
Published Time: 2023-05-22T19:58:18+03:00</text:p>
      <text:p text:style-name="P4">
Modified Time: 2023-05-22T19:58:18+03:00</text:p>
      <text:p text:style-name="P4">
Description: The State University of Zhytomyr Polytechnic is developing a cold plasma generator, which will be used to treat wounds and sterilize medical instruments. - Ukrinform.</text:p>
      <text:p text:style-name="P4">
Images: ['<text:a xlink:type="simple" xlink:href="https://static.ukrinform.com/photos/2023_05/thumb_files/630_360_1684773369-221.jpg" text:style-name="Internet_20_link" text:visited-style-name="Visited_20_Internet_20_Link">
630_360_16847...</text:a>
', '<text:a xlink:type="simple" xlink:href="https://static.ukrinform.com/photos/2023_05/1684773370-433.jpg" text:style-name="Internet_20_link" text:visited-style-name="Visited_20_Internet_20_Link">
1684773370-43...</text:a>
', '<text:a xlink:type="simple" xlink:href="https://static.ukrinform.com/photos/2023_05/1684773370-542.jpg" text:style-name="Internet_20_link" text:visited-style-name="Visited_20_Internet_20_Link">
1684773370-54...</text:a>
']</text:p>
      <text:p text:style-name="P4">
Tags: ['Медицина', 'Технології', 'Житомир']</text:p>
      <text:p text:style-name="P4">
Type: Article</text:p>
      <!--METADATA-->
      <text:p text:style-name="P4">
<draw:frame draw:style-name="fr1" draw:name="Image189" text:anchor-type="as-char" svg:width="6.9236in" svg:height="3.956343in" draw:z-index="0">
<draw:image xlink:href="../Images/yкринформ/2023-05-22T19-58-18-03-00/630_360_1684773369-221.jpg" xlink:type="simple" xlink:show="embed" xlink:actuate="onLoad" draw:mime-type="image/jpeg"/>
</draw:frame>
The Zhytomyr Polytechnic University is developing a generator -cold plasma that will be used for the treatment of wounds and sterilization of medical tools.</text:p>
      <text:p text:style-name="P4">
Roman Kolomiets, a teacher of the Faculty of Information and Computer Technologies, told the Ukrinform correspondent.</text:p>
      <text:p text:style-name="P4">
"The development of cold plasma generator for medical use is ongoing. We focus on medicine, although such generators are used, in particular, in the food industry. The principle of its work is that a tall voltage, approximately 20 thousand volts, the air is ionized, and ions - a ceno aggregate state of a substance - plasma. It is the ions kill bacteria. Advantage is that the bacterium does not produce immunity to it. When we are ossified antibiotics against bacteria, they do not destroy them by 100%, because bacteria produce immunity and mutate. As for viruses, the efficiency of cold plasma generator has not been proven, ”Kolomiets said.</text:p>
      <text:p text:style-name="P4">
<draw:frame draw:style-name="fr1" draw:name="Image190" text:anchor-type="as-char" svg:width="6.9236in" svg:height="5.1927in" draw:z-index="0">
<draw:image xlink:href="../Images/yкринформ/2023-05-22T19-58-18-03-00/1684773370-433.jpg" xlink:type="simple" xlink:show="embed" xlink:actuate="onLoad" draw:mime-type="image/jpeg"/>
</draw:frame>
According to the scientist, this method began to develop in the world about 10 years. Cost of cold plasma generators in <text:a xlink:type="simple" xlink:href="https://www.ukrinform.ua/tag-evrosouz" text:style-name="Internet_20_link" text:visited-style-name="Visited_20_Internet_20_Link">
</text:a>
and the US is too high, and the development of Zhytomyr Polytechnic is focused on it to be lower and acceptable to the Ukrainian consumer.</text:p>
      <text:p text:style-name="P4">
Currently, the university has already created the third prototype of such a generator, which is planned to improve. The Kolomian emphasizes that the development can be used to treat wounds, because cold plasma is capable of stopping blood flow, has a bactericidal effect and protects against thermal tissue damage.</text:p>
      <text:p text:style-name="P4">
<draw:frame draw:style-name="fr1" draw:name="Image191" text:anchor-type="as-char" svg:width="6.9236in" svg:height="9.160949in" draw:z-index="0">
<draw:image xlink:href="../Images/yкринформ/2023-05-22T19-58-18-03-00/1684773370-542.jpg" xlink:type="simple" xlink:show="embed" xlink:actuate="onLoad" draw:mime-type="image/jpeg"/>
</draw:frame>
<text:span text:style-name="T4">
 Read also: </text:span>
 <text:a xlink:type="simple" xlink:href="https://www.ukrinform.ua/rubric-society/3707407-v-ohmatditi-vidkriut-sucasne-viddilenna-reabilitacii-dla-ditej-v-umovah-stacionaru.html" text:style-name="Internet_20_link" text:visited-style-name="Visited_20_Internet_20_Link">
<text:span text:style-name="T4">
 Ohmatdit </text:span>
</text:a>
In addition, this method is suitable for sterilization of tools in hospitals, beauty salons, tattoos. Among the advantages of cold plasma generator, in particular, is the ability to sterilize tools from any material. For example, only metal products are suitable for sterilization. Quarterly, this development is capable of processing accessories from all parties.</text:p>
      <text:p text:style-name="P4">
<text:span text:style-name="T5">
Foto: State University "Zhytomyr Polytechnic", Ukrinform</text:span>
</text:p>
      <text:p text:style-name="P4">
News Source: <text:a xlink:type="simple" xlink:href="https://www.ukrinform.ua/rubric-technology/3712758-v-ukraini-rozroblaut-generator-holodnoi-plazmi-akij-dopomoze-likuvati-rani.html" text:style-name="Internet_20_link" text:visited-style-name="Visited_20_Internet_20_Link">
https://www.ukrinform.ua/rubric-technology/3712758-v-ukraini-rozroblaut-generator-holodnoi-plazmi-akij-dopomoze-likuvati-rani.html</text:a>
</text:p>
      <!--NEWS-->
      <text:h text:style-name="P10" text:outline-level="1">
<text:span text:style-name="T4">
Almost 13,000 people came on the International Museum Day in Lviv on excursion</text:span>
</text:h>
      <text:p text:style-name="P4">
Authors: Ukrinform (Person)</text:p>
      <text:p text:style-name="P4">
Publisher: Укринформ (Organization)</text:p>
      <text:p text:style-name="P4">
Published Time: 2023-05-22T20:07:00+03:00</text:p>
      <text:p text:style-name="P4">
Modified Time: 2023-05-22T20:07:00+03:00</text:p>
      <text:p text:style-name="P4">
Description: In Lviv, museums and special events from May 18 to 21 were visited by 12 thousand 937 residents and guests of the city. - Ukrinform.</text:p>
      <text:p text:style-name="P4">
Images: ['<text:a xlink:type="simple" xlink:href="https://static.ukrinform.com/photos/2023_05/thumb_files/630_360_1684774713-7967.jpeg" text:style-name="Internet_20_link" text:visited-style-name="Visited_20_Internet_20_Link">
630_360_16847...</text:a>
', '<text:a xlink:type="simple" xlink:href="https://static.ukrinform.com/photos/2023_05/thumb_files/630_360_1684774827-4327.jpeg" text:style-name="Internet_20_link" text:visited-style-name="Visited_20_Internet_20_Link">
630_360_16847...</text:a>
', '<text:a xlink:type="simple" xlink:href="https://static.ukrinform.com/photos/2023_05/thumb_files/630_360_1684774713-8456.jpeg" text:style-name="Internet_20_link" text:visited-style-name="Visited_20_Internet_20_Link">
630_360_16847...</text:a>
', '<text:a xlink:type="simple" xlink:href="https://static.ukrinform.com/photos/2023_05/thumb_files/630_360_1684774713-5903.jpeg" text:style-name="Internet_20_link" text:visited-style-name="Visited_20_Internet_20_Link">
630_360_16847...</text:a>
', '<text:a xlink:type="simple" xlink:href="https://static.ukrinform.com/photos/2023_05/thumb_files/630_360_1684774713-3829.jpeg" text:style-name="Internet_20_link" text:visited-style-name="Visited_20_Internet_20_Link">
630_360_16847...</text:a>
', '<text:a xlink:type="simple" xlink:href="https://static.ukrinform.com/photos/2023_05/thumb_files/630_360_1684774713-9732.jpeg" text:style-name="Internet_20_link" text:visited-style-name="Visited_20_Internet_20_Link">
630_360_16847...</text:a>
', '<text:a xlink:type="simple" xlink:href="https://static.ukrinform.com/photos/2023_05/thumb_files/630_360_1684774827-8041.jpeg" text:style-name="Internet_20_link" text:visited-style-name="Visited_20_Internet_20_Link">
630_360_16847...</text:a>
', '<text:a xlink:type="simple" xlink:href="https://static.ukrinform.com/photos/2023_05/thumb_files/630_360_1684774827-3332.jpeg" text:style-name="Internet_20_link" text:visited-style-name="Visited_20_Internet_20_Link">
630_360_16847...</text:a>
', '<text:a xlink:type="simple" xlink:href="https://static.ukrinform.com/photos/2023_05/thumb_files/630_360_1684774827-6715.jpeg" text:style-name="Internet_20_link" text:visited-style-name="Visited_20_Internet_20_Link">
630_360_16847...</text:a>
', '<text:a xlink:type="simple" xlink:href="https://static.ukrinform.com/photos/2023_05/thumb_files/630_360_1684774827-7090.jpeg" text:style-name="Internet_20_link" text:visited-style-name="Visited_20_Internet_20_Link">
630_360_16847...</text:a>
', '<text:a xlink:type="simple" xlink:href="https://static.ukrinform.com/photos/2023_05/thumb_files/630_360_1684774827-7866.jpeg" text:style-name="Internet_20_link" text:visited-style-name="Visited_20_Internet_20_Link">
630_360_16847...</text:a>
', '<text:a xlink:type="simple" xlink:href="https://static.ukrinform.com/photos/2023_05/thumb_files/630_360_1684774965-9330.jpeg" text:style-name="Internet_20_link" text:visited-style-name="Visited_20_Internet_20_Link">
630_360_16847...</text:a>
', '<text:a xlink:type="simple" xlink:href="https://static.ukrinform.com/photos/2023_05/thumb_files/630_360_1684774965-2883.jpeg" text:style-name="Internet_20_link" text:visited-style-name="Visited_20_Internet_20_Link">
630_360_16847...</text:a>
']</text:p>
      <text:p text:style-name="P4">
Tags: ['Львів', 'Музей', 'Музика', 'Виставка']</text:p>
      <text:p text:style-name="P4">
Type: Article</text:p>
      <!--METADATA-->
      <text:p text:style-name="P4">
<draw:frame draw:style-name="fr1" draw:name="Image192" text:anchor-type="as-char" svg:width="6.9236in" svg:height="3.956343in" draw:z-index="0">
<draw:image xlink:href="../Images/yкринформ/2023-05-22T20-07-00-03-00/630_360_1684774713-7967.jpeg" xlink:type="simple" xlink:show="embed" xlink:actuate="onLoad" draw:mime-type="image/jpeg"/>
</draw:frame>
In Lviv, 12 thousand 937 -made and city guests visited Lviv from 18 to 21 May.</text:p>
      <text:p text:style-name="P4">
About it reports <text:a xlink:type="simple" xlink:href="https://city-adm.lviv.ua/news/events/296633-mizhnarodnyi-den-muzeiv-u-lvovi-vidvidaly-maizhe-13-tysiach-osib" text:style-name="Internet_20_link" text:visited-style-name="Visited_20_Internet_20_Link">
</text:a>
, reports Ukrinform.</text:p>
      <text:p text:style-name="P4">
It is noted that this year the International Museum Day in Lviv lasted four days- from May 18 to May 21. The event was attended by 34 museums and organized over a hundred different thematic events: from listening to classical music to equestrian and exhibitions of personal belongings of Stepan Bandera. In total, 12 thousand 937 residents and guests were attended by them during this time museums and special events.The theme of International Day was "<text:a xlink:type="simple" xlink:href="https://www.ukrinform.ua/tag-muzej" text:style-name="Internet_20_link" text:visited-style-name="Visited_20_Internet_20_Link">
</text:a>
— Resistance and prosperity ”to emphasize the role of museums in the well -being and sustainable development of society.</text:p>
      <text:p text:style-name="P4">
“It is an annual festival that gives a good opportunity to visit museums, see what was hidden, listen to exciting lectures, join workshops, feel exhibits blindly, see unique historical carriages, try on the statute Ukrainian clothes, breakfast in the museum… .. A special event, the museum is preparing something interesting, which has not been shown or organized before, ”the head of the tourism department of the Lviv City Council Christinalable.</text:p>
      <text:p text:style-name="P4">
<text:span text:style-name="T4">
 Read also: </text:span>
 <text:a xlink:type="simple" xlink:href="https://www.ukrinform.ua/rubric-culture/3711835-tkacenko-obgovoriv-iz-muzejnikami-rozvitok-sferi-u-voennij-cas.html" text:style-name="Internet_20_link" text:visited-style-name="Visited_20_Internet_20_Link">
<text:span text:style-name="T4">
 Museum </text:span>
</text:a>
As reported <text:a xlink:type="simple" xlink:href="https://www.ukrinform.ua/rubric-culture/3711297-u-lvivskomu-istoricnomu-muzei-vperse-za-cas-vijni-pokazali-kolekciu-starodrukiv.html" text:style-name="Internet_20_link" text:visited-style-name="Visited_20_Internet_20_Link">
</text:a>
, for the first time during the war, the Ulvee Historical Museum showed a collection of ends of the XVI-XVII centuries. Among the monuments presented - the Apostle Ivanafedorovich.</text:p>
      <text:p text:style-name="P4">
On May 18-21, Lviv celebrated the Museum Day. On this occasion, 33 museums of Lviv Talivshchyna have developed a special program with a number of free excursions, concerts, workshops, photoshoots and lectures.</text:p>
      <text:p text:style-name="P4">
News Source: <text:a xlink:type="simple" xlink:href="https://www.ukrinform.ua/rubric-culture/3712761-u-miznarodnij-den-muzeiv-u-lvovi-na-ekskursii-prijsli-majze-13-tisac-ludej.html" text:style-name="Internet_20_link" text:visited-style-name="Visited_20_Internet_20_Link">
https://www.ukrinform.ua/rubric-culture/3712761-u-miznarodnij-den-muzeiv-u-lvovi-na-ekskursii-prijsli-majze-13-tisac-ludej.html</text:a>
</text:p>
      <!--NEWS-->
      <text:h text:style-name="P10" text:outline-level="1">
<text:span text:style-name="T4">
US signed a defensive agreement with Papua-Nova Guinea to counter China's expansion</text:span>
</text:h>
      <text:p text:style-name="P4">
Authors: Ukrinform (Person)</text:p>
      <text:p text:style-name="P4">
Publisher: Укринформ (Organization)</text:p>
      <text:p text:style-name="P4">
Published Time: 2023-05-22T20:08:20+03:00</text:p>
      <text:p text:style-name="P4">
Modified Time: 2023-05-22T20:08:20+03:00</text:p>
      <text:p text:style-name="P4">
Description: The Government of the United States has signed a new defense cooperation agreement with Papua-Nova Guinea's island state against Washington's efforts to confront China's expansion in the Indo-Pacific. - Ukrinform.</text:p>
      <text:p text:style-name="P4">
Images: ['<text:a xlink:type="simple" xlink:href="https://static.ukrinform.com/photos/2023_05/thumb_files/630_360_1684775216-580.jpeg" text:style-name="Internet_20_link" text:visited-style-name="Visited_20_Internet_20_Link">
630_360_16847...</text:a>
']</text:p>
      <text:p text:style-name="P4">
Tags: ['Китай', 'Оборона', 'Папуа-Нова Гвінея', 'США']</text:p>
      <text:p text:style-name="P4">
Type: Article</text:p>
      <!--METADATA-->
      <text:p text:style-name="P4">
<draw:frame draw:style-name="fr1" draw:name="Image193" text:anchor-type="as-char" svg:width="6.9236in" svg:height="3.956343in" draw:z-index="0">
<draw:image xlink:href="../Images/yкринформ/2023-05-22T20-08-20-03-00/630_360_1684775216-580.jpeg" xlink:type="simple" xlink:show="embed" xlink:actuate="onLoad" draw:mime-type="image/jpeg"/>
</draw:frame>
The government-owned state has signed a new cooperation agreement in the field of defense by Papua-Nova Guinea against Washington's efforts on the expression of China's expansion in the Indo-Pacific.</text:p>
      <text:p text:style-name="P4">
The official ceremony took place on Monday, during the visit of the Secretary of State Anthoniblinken to this state, Ukrinform reports, citing the State Department.</text:p>
      <text:p text:style-name="P4">
"The Agreement modernizes our security relations and replaces an outdated agreement on the status of the Armed Forces, as well as a memorandum of understanding on defense labor," the US foreign policy explained.</text:p>
      <text:p text:style-name="P4">
At the same time, it is clarified that the two countries will form the basis for enhancing the cooperation of the security area, which will allow, including, to strengthen the potential of the defense state forces, as well as to "strengthen stability and security in the region."</text:p>
      <text:p text:style-name="P4">
The new agreement is expected to expand bilateral and multilateral training in the region and improve the opportunities <text:a xlink:type="simple" xlink:href="https://www.ukrinform.ua/tag-ssa" text:style-name="Internet_20_link" text:visited-style-name="Visited_20_Internet_20_Link">
</text:a>
respond to emergencies in the region.</text:p>
      <text:p text:style-name="P4">
In addition, the United States and Papua Guinea have concluded an agreement to counteract illegal transaction operations.</text:p>
      <text:p text:style-name="P4">
"The close partnerships of America with democratic -like -minded countries are an evelable source of stability and strength," the US Department of the US Department emphasized.</text:p>
      <text:p text:style-name="P4">
<text:span text:style-name="T4">
 Read also: </text:span>
 <text:a xlink:type="simple" xlink:href="https://www.ukrinform.ua/rubric-world/3712511-premer-indii-ta-derzsekretar-ssa-zustrilisa-z-liderami-tihookeanskih-ostroviv-u-papuanovij-gvinei.html" text:style-name="Internet_20_link" text:visited-style-name="Visited_20_Internet_20_Link">
<text:span text:style-name="T4">
 Papua </text:span>
</text:a>
US President Joe Biden has been reported to have a visit to Papua Novaya Guinea and Australia after G7 in Japan. However, due to the stringency of negotiations in Washington, the US Head of the White House has abolished his visits and instructed them to the US Secretary of State Anthony Blinken.</text:p>
      <text:p text:style-name="P4">
Photo: depositphotos.com</text:p>
      <text:p text:style-name="P4">
News Source: <text:a xlink:type="simple" xlink:href="https://www.ukrinform.ua/rubric-world/3712762-ssa-pidpisali-oboronnu-ugodu-z-papuanovou-gvineeu-dla-protidii-ekspansii-kitau.html" text:style-name="Internet_20_link" text:visited-style-name="Visited_20_Internet_20_Link">
https://www.ukrinform.ua/rubric-world/3712762-ssa-pidpisali-oboronnu-ugodu-z-papuanovou-gvineeu-dla-protidii-ekspansii-kitau.html</text:a>
</text:p>
      <!--NEWS-->
      <text:h text:style-name="P10" text:outline-level="1">
<text:span text:style-name="T4">
Ukraine urged Latvian business to join the reconstruction</text:span>
</text:h>
      <text:p text:style-name="P4">
Authors: Ukrinform (Person)</text:p>
      <text:p text:style-name="P4">
Publisher: Укринформ (Organization)</text:p>
      <text:p text:style-name="P4">
Published Time: 2023-05-22T20:15:00+03:00</text:p>
      <text:p text:style-name="P4">
Modified Time: 2023-05-22T20:15:00+03:00</text:p>
      <text:p text:style-name="P4">
Description: Ukraine expects the support of Latvian business in the reconstruction of the country and proposes that the National Export Credit Agency considers the possibility of financing not only trade contracts but also investment. - Ukrinform.</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Мінекономіки', 'Україна', 'Відбудова']</text:p>
      <text:p text:style-name="P4">
Type: Article</text:p>
      <!--METADATA-->
      <text:p text:style-name="P4">
<draw:frame draw:style-name="fr1" draw:name="Image194" text:anchor-type="as-char" svg:width="6.9236in" svg:height="3.956343in" draw:z-index="0">
<draw:image xlink:href="../Images/yкринформ/2023-05-22T20-15-00-03-00/630_360_1645814843-702.jpg" xlink:type="simple" xlink:show="embed" xlink:actuate="onLoad" draw:mime-type="image/jpeg"/>
</draw:frame>
The Ukraine deals with the support of the Latvian business in the reconstruction of the country and suggests that the National Export-Credit Agency considers the possibility of funding only trade contracts, but also investment.</text:p>
      <text:p text:style-name="P4">
As Ukrinform reports, it reports <text:a xlink:type="simple" xlink:href="https://www.me.gov.ua/News/Detail" text:style-name="Internet_20_link" text:visited-style-name="Visited_20_Internet_20_Link">
</text:a>
The suspicion of the meeting of the First Viceremier-Minister-Minister of Economy of Ukraine Sviridenko with a delegation of Latvia, headed by Minister of Economy Ilzeindrickson.</text:p>
      <text:p text:style-name="P4">
“We already understand the economic model of Ukraine will take place. It was during the war that we understood what we have the main advantages of the pre -inhabitants. That is why we will be betting on reconstruction -digital technologies, "green" energy, agricultural industry and defense -industrial complex, ”Sviridenko said.</text:p>
      <text:p text:style-name="P4">
The Ministry of Economy emphasizes that access to financing is an extraordinary and urgent problem for business today.</text:p>
      <text:p text:style-name="P4">
“We have state financial assistance, but it is clear that the large -scale development in Europe since the Second World War will be mostly due to private capital. Therefore, we invite the Latvian business to the DUMMARY and suggest that the national export -credit agency considers not only trade contracts, but also investment, ”Sviridenko said.</text:p>
      <text:p text:style-name="P4">
<text:span text:style-name="T4">
 Read also: </text:span>
 <text:a xlink:type="simple" xlink:href="https://www.ukrinform.ua/rubric-vidbudova/3712756-dla-vidbudovi-ukraini-vikoristaut-3dprinter-akim-zvodat-skolu-u-lvovi.html" text:style-name="Internet_20_link" text:visited-style-name="Visited_20_Internet_20_Link">
<text:span text:style-name="T4">
 Reconstruction </text:span>
</text:a>
On behalf of the Government, she invited the Latvian business to participate in the International Conference on the Restoration of Ukraine, which will take place in London at the end of June.</text:p>
      <text:p text:style-name="P4">
Another area of cooperation between Ukraine and <text:a xlink:type="simple" xlink:href="https://www.ukrinform.ua/tag-latvia" text:style-name="Internet_20_link" text:visited-style-name="Visited_20_Internet_20_Link">
</text:a>
It can be an exchange of experience in supporting small and medium -sized businesses. It is this business that showed the greatest adaptability during the war.</text:p>
      <text:p text:style-name="P4">
According to Indrixon, the Latvian business is interested in new areas of work in information technology and innovation.</text:p>
      <text:p text:style-name="P4">
According to Ukrinform, the Minister of the Cabinet of Ministers Oleg Nemchinov and the Ministry of Economy of the Latvian Republic of Ilze Indrixon were discussed further work, including the participation of Latvia in the reconstruction of Ukraine.</text:p>
      <text:p text:style-name="P4">
News Source: <text:a xlink:type="simple" xlink:href="https://www.ukrinform.ua/rubric-vidbudova/3712764-ukraina-zaklikala-latvijskij-biznes-dolucatisa-do-vidbudovi.html" text:style-name="Internet_20_link" text:visited-style-name="Visited_20_Internet_20_Link">
https://www.ukrinform.ua/rubric-vidbudova/3712764-ukraina-zaklikala-latvijskij-biznes-dolucatisa-do-vidbudovi.html</text:a>
</text:p>
      <!--NEWS-->
      <text:h text:style-name="P10" text:outline-level="1">
<text:span text:style-name="T4">
On the Polish-Belarusian border increased the number of aggressive actions of illegal aliens</text:span>
</text:h>
      <text:p text:style-name="P4">
Authors: Ukrinform (Person)</text:p>
      <text:p text:style-name="P4">
Publisher: Укринформ (Organization)</text:p>
      <text:p text:style-name="P4">
Published Time: 2023-05-22T20:22:00+03:00</text:p>
      <text:p text:style-name="P4">
Modified Time: 2023-05-22T20:22:00+03:00</text:p>
      <text:p text:style-name="P4">
Description: On the Polish-Belarusian border there is an increase in the number of aggressive actions by illegal migrants trying to get to Poland with the support of special services of Russia and Belarus. - Ukrinform.</text:p>
      <text:p text:style-name="P4">
Images: ['<text:a xlink:type="simple" xlink:href="https://static.ukrinform.com/photos/2021_09/thumb_files/630_360_1633018006-508.jpg" text:style-name="Internet_20_link" text:visited-style-name="Visited_20_Internet_20_Link">
630_360_16330...</text:a>
']</text:p>
      <text:p text:style-name="P4">
Tags: ['Білорусь', 'Мігранти', 'Польща', 'Кордон']</text:p>
      <text:p text:style-name="P4">
Type: Article</text:p>
      <!--METADATA-->
      <text:p text:style-name="P4">
<draw:frame draw:style-name="fr1" draw:name="Image195" text:anchor-type="as-char" svg:width="6.9236in" svg:height="3.956343in" draw:z-index="0">
<draw:image xlink:href="../Images/yкринформ/2023-05-22T20-22-00-03-00/630_360_1633018006-508.jpg" xlink:type="simple" xlink:show="embed" xlink:actuate="onLoad" draw:mime-type="image/jpeg"/>
</draw:frame>
The Napolian-Belarusian border fixes the increase in the number of aggressive actions on the side of illegal migrants trying to get to Poland with the support of the Russian and Belarus.</text:p>
      <text:p text:style-name="P4">
About it in <text:a xlink:type="simple" xlink:href="https://twitter.com/StZaryn/status/1660609025082269696" text:style-name="Internet_20_link" text:visited-style-name="Visited_20_Internet_20_Link">
</text:a>
He wrote the Commissioner of the Polish Government on the security of the information space of the RP, spokesman of the coordinator for special services of Poland Stanislavzharin, Ukrinform reports.</text:p>
      <text:p text:style-name="P4">
“Repeated attacks on border patrols that protect the border with <text:a xlink:type="simple" xlink:href="https://www.ukrinform.ua/tag-bilorus" text:style-name="Internet_20_link" text:visited-style-name="Visited_20_Internet_20_Link">
</text:a>
. Attempts of assault border have increased significantly. Belarusian and Russian intelligence services are better organized and managed by foreigners. Functioners of special services of Belarus and Russia again on the first line, ”the Darin wrote.</text:p>
      <text:p text:style-name="Quotations">

<text:p text:style-name="P4">
W wyniku sobotniego(20.05)Attack of foreigners on a patrol <text:a xlink:type="simple" xlink:href="https://twitter.com/hashtag/funkcjonariuszeSG" text:style-name="Internet_20_link" text:visited-style-name="Visited_20_Internet_20_Link">
&gt;
</text:a>
&gt;
 The windshield in a company car has been damaged. &gt;
 Foreigners react with aggression to a patrol standing on their way to the west of Europe. Men were also among the attackers. &gt;
 1/2 <text:a xlink:type="simple" xlink:href="https://t.co/PS3yqV2wz1" text:style-name="Internet_20_link" text:visited-style-name="Visited_20_Internet_20_Link">
</text:a>
&gt;
&gt;
 - Border Guard(@Border guards) <text:a xlink:type="simple" xlink:href="https://twitter.com/Straz_Graniczna/status/1660556288416260096" text:style-name="Internet_20_link" text:visited-style-name="Visited_20_Internet_20_Link">
&gt;
 </text:a>
He noted that as a result of the attack of illegal migrants on the Polish border patrol, on May 20, the windshield of a service car was damaged.</text:p>

</text:p>
      <text:p text:style-name="P4">
Moreover, among the aggressive illegal illegals, many people with closed chests. According to Zharin, the Belarusian special services, which are assisted by the Special Service of the Russian Federation, "constantly try to create the way of illegal migration through Poland."</text:p>
      <text:p text:style-name="P4">
The Polish official emphasized that a hybrid surgery against Poland is ongoing, and Russia remains an army beneficiary against Europe.</text:p>
      <text:p text:style-name="P4">
“The launch of an illegal migration route against NATO was part of aggressive events against the event. Russia is still hopeful to destabilize the region, ”said the coordinator of Poland's intelligence services.</text:p>
      <text:p text:style-name="P4">
<text:span text:style-name="T4">
 Read also: </text:span>
 <text:a xlink:type="simple" xlink:href="https://www.ukrinform.ua/rubric-world/3606389-u-polsi-vvazaut-realnou-migracijnu-zagrozu-z-boku-rosii.html" text:style-name="Internet_20_link" text:visited-style-name="Visited_20_Internet_20_Link">
</text:a>
In this context, he noted that in 2007 Russian experts on issues of active measures(non -military means of aggression)It was noted that "artificial migration in Europe and the United States will allow Russia to perform aggressive hybrid operations of illegal."<text:span text:style-name="T5">
Foto: Border Service RP</text:span>
</text:p>
      <text:p text:style-name="P4">
News Source: <text:a xlink:type="simple" xlink:href="https://www.ukrinform.ua/rubric-world/3712768-na-polskobiloruskomu-kordoni-zrosla-kilkist-agresivnih-dij-nelegaliv.html" text:style-name="Internet_20_link" text:visited-style-name="Visited_20_Internet_20_Link">
https://www.ukrinform.ua/rubric-world/3712768-na-polskobiloruskomu-kordoni-zrosla-kilkist-agresivnih-dij-nelegaliv.html</text:a>
</text:p>
      <!--NEWS-->
      <text:h text:style-name="P10" text:outline-level="1">
<text:span text:style-name="T4">
In Vienna tomorrow starts the first viewing of the IMF program for Ukraine</text:span>
</text:h>
      <text:p text:style-name="P4">
Authors: Ukrinform (Person)</text:p>
      <text:p text:style-name="P4">
Publisher: Укринформ (Organization)</text:p>
      <text:p text:style-name="P4">
Published Time: 2023-05-22T20:34:00+03:00</text:p>
      <text:p text:style-name="P4">
Modified Time: 2023-05-22T20:34:00+03:00</text:p>
      <text:p text:style-name="P4">
Description: Prime Minister Denis Shmigal discussed with the director of the European Department of International Monetary Fund Alfred Cammer, the Mission's work began on the first review of the IMF lending program, assistance to the Fund in the Restoration of Ukraine. - Ukrinform.</text:p>
      <text:p text:style-name="P4">
Images: ['<text:a xlink:type="simple" xlink:href="https://static.ukrinform.com/photos/2023_05/thumb_files/630_360_1684776819-191.jpg" text:style-name="Internet_20_link" text:visited-style-name="Visited_20_Internet_20_Link">
630_360_16847...</text:a>
', '<text:a xlink:type="simple" xlink:href="https://static.ukrinform.com/photos/2023_05/1684776811-553.jpg" text:style-name="Internet_20_link" text:visited-style-name="Visited_20_Internet_20_Link">
1684776811-55...</text:a>
']</text:p>
      <text:p text:style-name="P4">
Tags: ['Кредит', 'МВФ', 'Шмигаль', 'Відбудова']</text:p>
      <text:p text:style-name="P4">
Type: Article</text:p>
      <!--METADATA-->
      <text:p text:style-name="P4">
<draw:frame draw:style-name="fr1" draw:name="Image196" text:anchor-type="as-char" svg:width="6.9236in" svg:height="3.956343in" draw:z-index="0">
<draw:image xlink:href="../Images/yкринформ/2023-05-22T20-34-00-03-00/630_360_1684776819-191.jpg" xlink:type="simple" xlink:show="embed" xlink:actuate="onLoad" draw:mime-type="image/jpeg"/>
</draw:frame>
Prime Minister Denis Shmigal discussed with the director of the European Department of International Monetary Fund Alfred Cammer began the start of work of the Mission from the first-review of the IMF lending program, assistance to the Fund in the Restoration of Ukraine.</text:p>
      <text:p text:style-name="P4">
The head of the government reported this in <text:a xlink:type="simple" xlink:href="http://t.me/Denys_Smyhal/5270" text:style-name="Internet_20_link" text:visited-style-name="Visited_20_Internet_20_Link">
</text:a>
, reports Ukrinform.</text:p>
      <text:p text:style-name="P4">
"We discussed with Mr Cammer IMF assistance in the European integration of Ukraine, as well as the Foundation in restoration. We are working on the creation of international compensation mechanism in order for the confiscated Russian assets to refer to Ukraine's rebuilding," the head of government said.</text:p>
      <text:p text:style-name="P4">
He stressed that he is counting on the support of the IMF in this direction, as well as the more assistance in consolidation of financial support from partners from all over the world.</text:p>
      <text:p text:style-name="P4">
<text:a xlink:type="simple" xlink:href="https://www.ukrinform.ua/tag-smigal" text:style-name="Internet_20_link" text:visited-style-name="Visited_20_Internet_20_Link">
</text:a>
He also noted that on May 23, the mission from the first viewing of the IMF extended lending program, and began the beginning of its work.</text:p>
      <text:p text:style-name="P4">
The Prime Minister said that it was a 4-year EFF program for 15.6 billion dollars, which was approved at the end of March. It is part of a large G7 support for $ 115 billion in the program.</text:p>
      <text:p text:style-name="P4">
<draw:frame draw:style-name="fr1" draw:name="Image197" text:anchor-type="as-char" svg:width="6.9236in" svg:height="3.859266in" draw:z-index="0">
<draw:image xlink:href="../Images/yкринформ/2023-05-22T20-34-00-03-00/1684776811-553.jpg" xlink:type="simple" xlink:show="embed" xlink:actuate="onLoad" draw:mime-type="image/jpeg"/>
</draw:frame>
<text:span text:style-name="T4">
 Read also: </text:span>
 <text:a xlink:type="simple" xlink:href="https://www.ukrinform.ua/rubric-economy/3707924-mvf-ocikue-vid-ukraini-uhvalenna-vazlivih-zakonodavcih-zmin.html" text:style-name="Internet_20_link" text:visited-style-name="Visited_20_Internet_20_Link">
<text:span text:style-name="T4">
 IMF </text:span>
</text:a>
As reported by Ukrinform, the IMF Executive Council on March 31 <text:a xlink:type="simple" xlink:href="https://www.ukrinform.ua/rubric-economy/3690077-mvf-shvaliv-programu-finansuvanna-dla-ukraini-na-156-milarda.html" text:style-name="Internet_20_link" text:visited-style-name="Visited_20_Internet_20_Link">
</text:a>
, designed for 48 months. The first stage of the IMF has planned frequent views of its implementation, in particular this year there are two such views.</text:p>
      <text:p text:style-name="P4">
<text:span text:style-name="T5">
Foto: Denis Shmigal/Telegram</text:span>
</text:p>
      <text:p text:style-name="P4">
News Source: <text:a xlink:type="simple" xlink:href="https://www.ukrinform.ua/rubric-economy/3712774-u-vidni-zavtra-startue-persij-pereglad-programi-mvf-dla-ukraini.html" text:style-name="Internet_20_link" text:visited-style-name="Visited_20_Internet_20_Link">
https://www.ukrinform.ua/rubric-economy/3712774-u-vidni-zavtra-startue-persij-pereglad-programi-mvf-dla-ukraini.html</text:a>
</text:p>
      <!--NEWS-->
      <text:h text:style-name="P10" text:outline-level="1">
<text:span text:style-name="T4">
A participant of the presidential race in Turkey supported Erdogan in the second round of elections</text:span>
</text:h>
      <text:p text:style-name="P4">
Authors: Ukrinform (Person)</text:p>
      <text:p text:style-name="P4">
Publisher: Укринформ (Organization)</text:p>
      <text:p text:style-name="P4">
Published Time: 2023-05-22T20:38:00+03:00</text:p>
      <text:p text:style-name="P4">
Modified Time: 2023-05-22T20:38:00+03:00</text:p>
      <text:p text:style-name="P4">
Description: The participant of the first round of the Turkey presidential election, the leader of the alliance of the ancestors Sinan Ogan, who scored 5.17% and left the race, supported in the second round of the current Turkey President Recep Tayip Erdogan. - Ukrinform.</text:p>
      <text:p text:style-name="P4">
Images: ['<text:a xlink:type="simple" xlink:href="https://static.ukrinform.com/photos/2023_05/thumb_files/630_360_1684776958-631.jpg" text:style-name="Internet_20_link" text:visited-style-name="Visited_20_Internet_20_Link">
630_360_16847...</text:a>
']</text:p>
      <text:p text:style-name="P4">
Tags: ['Ердоган', 'Вибори Президента', 'Вибори у Туреччині']</text:p>
      <text:p text:style-name="P4">
Type: Article</text:p>
      <!--METADATA-->
      <text:p text:style-name="P4">
<draw:frame draw:style-name="fr1" draw:name="Image198" text:anchor-type="as-char" svg:width="6.9236in" svg:height="3.956343in" draw:z-index="0">
<draw:image xlink:href="../Images/yкринформ/2023-05-22T20-38-00-03-00/630_360_1684776958-631.jpg" xlink:type="simple" xlink:show="embed" xlink:actuate="onLoad" draw:mime-type="image/jpeg"/>
</draw:frame>
The participant of the first round of the presidential election in Turkey, the leader of the Alliance of the ancestors Snananogan, who scored 5.17% and left the race, supported in the second round of Turkey, Recep Taiip Erdogan.</text:p>
      <text:p text:style-name="P4">
About it reports Ukrinform with reference to <text:a xlink:type="simple" xlink:href="https://www.trthaber.com/haber/gundem/sinan-ogan-ikinci-turda-cumhurbaskani-erdogani-destekleyecegiz-769235.html" text:style-name="Internet_20_link" text:visited-style-name="Visited_20_Internet_20_Link">
</text:a>
.</text:p>
      <text:p text:style-name="P4">
“According to the results of these negotiations(with candidates for the post of president in the second - ed.), consultations and information received that we support the candidate from the People's Alliance <text:a xlink:type="simple" xlink:href="https://www.ukrinform.ua/tag-erdogan" text:style-name="Internet_20_link" text:visited-style-name="Visited_20_Internet_20_Link">
</text:a>
a good round. I invite our voters who voted for us in the first round, to support Mr Erdogan in the second round, ”Sinan Ogan said.</text:p>
      <text:p text:style-name="P4">
The politician recalled that in order to make the decision, he and his Alliance leaders met with Erdogan and a candidate from the national Alliance Kemal Kilicilloglu, who will participate in the second round of voting.</text:p>
      <text:p text:style-name="P4">
“At the meeting with both candidates, we discussed our publicly well -known aspressions. Then we discussed this issue again with the members of the ancestral Alliance. It would be emphasized that here we expressed our principles, values and redders, without any requirements, without any negotiations, involvement, obligations or requirements, ”the politician said.</text:p>
      <text:p text:style-name="P4">
According to him, when deciding, members of the alliance of ancestors came out of the interests of Turkey and the Turkish people, believing that nowadays there are four main questions on the day that require the fastest possible decision. These are refugees, the threat of earthquakes, economic problems and the fight against terrorism.</text:p>
      <text:p text:style-name="P4">
<text:span text:style-name="T4">
 Read also: </text:span>
 <text:a xlink:type="simple" xlink:href="https://www.ukrinform.ua/rubric-world/3710513-vibori-v-tureccini-zmi-opriludnili-strategii-erdogana-ta-kilicdaroglu-do-drugogo-turu.html" text:style-name="Internet_20_link" text:visited-style-name="Visited_20_Internet_20_Link">
<text:span text:style-name="T4">
 Erdogan </text:span>
</text:a>
It is known that the second round will take place in Turkey on Sunday, May 28.</text:p>
      <text:p text:style-name="P4">
In the first round of presidential elections in Turkey, the current President Rezeptitiip Erdogan gained 49.52%of voter votes, leader from opposition Kemalkilichdaroglu - 44.88%, ancestral leader Sinan Ogan - 5.17%.</text:p>
      <text:p text:style-name="P4">
News Source: <text:a xlink:type="simple" xlink:href="https://www.ukrinform.ua/rubric-world/3712776-ucasnik-prezidentskih-peregoniv-u-tureccini-pidtrimav-erdogana-v-drugomu-turi-viboriv.html" text:style-name="Internet_20_link" text:visited-style-name="Visited_20_Internet_20_Link">
https://www.ukrinform.ua/rubric-world/3712776-ucasnik-prezidentskih-peregoniv-u-tureccini-pidtrimav-erdogana-v-drugomu-turi-viboriv.html</text:a>
</text:p>
      <!--NEWS-->
      <text:h text:style-name="P10" text:outline-level="1">
<text:span text:style-name="T4">
Borrel urged to accelerate the delivery of military assistance to Ukraine</text:span>
</text:h>
      <text:p text:style-name="P4">
Authors: Ukrinform (Person)</text:p>
      <text:p text:style-name="P4">
Publisher: Укринформ (Organization)</text:p>
      <text:p text:style-name="P4">
Published Time: 2023-05-22T20:40:00+03:00</text:p>
      <text:p text:style-name="P4">
Modified Time: 2023-05-22T20:40:00+03:00</text:p>
      <text:p text:style-name="P4">
Description: The EU High Representative Josep Borrel, at a meeting of the EU Council of Ministers for Foreign Affairs, urged to accelerate the delivery of military assistance to Ukraine and to process another financial tranche from the European Peace Fund as soon as possibl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Україна', 'Зброя', 'Боррель', 'Війна з Росією']</text:p>
      <text:p text:style-name="P4">
Type: Article</text:p>
      <!--METADATA-->
      <text:p text:style-name="P4">
<draw:frame draw:style-name="fr1" draw:name="Image199" text:anchor-type="as-char" svg:width="6.9236in" svg:height="3.956343in" draw:z-index="0">
<draw:image xlink:href="../Images/yкринформ/2023-05-22T20-40-00-03-00/630_360_1667561515-584.jpg" xlink:type="simple" xlink:show="embed" xlink:actuate="onLoad" draw:mime-type="image/jpeg"/>
</draw:frame>
The EU Borrel High Representative of the EU Borrel, at a meeting of the EU Council of Ministers, called for the delivery of military assistance to Ukraine, more quickly to develop another financial tranche from the European Peace Fund.</text:p>
      <text:p text:style-name="P4">
He stated this at a press conference following the meeting of the European Ministers of Foreign Affairs, Ukrinform correspondent reports.</text:p>
      <text:p text:style-name="P4">
“The success and volume of Ukrainian defense depend not only on the courage of military Ukraine and its people, but also on the pace of deliveries of ammunition and weapons. It is that our military assistance should continue, increase and develop, including the supply of more air defense systems. It is very important because it can bring real changes to the battlefield, ”said Borrell.</text:p>
      <text:p text:style-name="P4">
He stressed that every day of delay in deliveries is measured by life. “The thing is not a Ugrosh, but in people who die or injure. I called for all ministers to accelerate delivery and participate in joint ordering for Ukraine, as well as to complete the work on the next tranche of the Zevra Peace Fund, ”the high representative stressed <text:a xlink:type="simple" xlink:href="https://www.ukrinform.ua/tag-evrosouz" text:style-name="Internet_20_link" text:visited-style-name="Visited_20_Internet_20_Link">
</text:a>
.</text:p>
      <text:p text:style-name="P4">
He noted that within the EU Military Auxiliary Mission(EUMAM-Ukraine)15,000 Ukrainian servicemen have already been prepared, and it is planned to prepare the same amount by the end of the year.</text:p>
      <text:p text:style-name="P4">
With regard to the blocking of Hungary of the next funding tranning for Ukraine, the European Peace Fund and the requirements of Budapest to withdraw Ukrainian sanctions from the OTR-Bank Borrel noted that the resolution of this issue requires "internal talks" among EU countries.</text:p>
      <text:p text:style-name="P4">
“Bilateral or multilateral contacts - we have to do our best to approve and deliver the next military assistance package to Ukraine. If however, the member has difficulty, we have to discuss what to do. My role is to speak Zuushima for the sake of finding solutions. So far, we have been able to find solutions to all aid of military assistance. I am convinced that we will continue to continue.</text:p>
      <text:p text:style-name="P4">
<text:span text:style-name="T4">
 Read also: </text:span>
 <text:a xlink:type="simple" xlink:href="https://www.ukrinform.ua/rubric-world/3712629-dla-novogo-paketu-sankcij-es-proti-rosii-pereskod-nemae-e-tehnicni-pitanna-glava-mzs-avstrii.html" text:style-name="Internet_20_link" text:visited-style-name="Visited_20_Internet_20_Link">
</text:a>
</text:p>
      <text:p text:style-name="P4">
News Source: <text:a xlink:type="simple" xlink:href="https://www.ukrinform.ua/rubric-world/3712777-borrel-zaklikav-priskoriti-dostavku-vijskovoi-dopomogi-ukraini.html" text:style-name="Internet_20_link" text:visited-style-name="Visited_20_Internet_20_Link">
https://www.ukrinform.ua/rubric-world/3712777-borrel-zaklikav-priskoriti-dostavku-vijskovoi-dopomogi-ukraini.html</text:a>
</text:p>
      <!--NEWS-->
      <text:h text:style-name="P10" text:outline-level="1">
<text:span text:style-name="T4">
The BP Budget Committee has agreed to allocate 4.4 billion to "Equation"</text:span>
</text:h>
      <text:p text:style-name="P4">
Authors: Ukrinform (Person)</text:p>
      <text:p text:style-name="P4">
Publisher: Укринформ (Organization)</text:p>
      <text:p text:style-name="P4">
Published Time: 2023-05-22T20:40:32+03:00</text:p>
      <text:p text:style-name="P4">
Modified Time: 2023-05-22T20:40:32+03:00</text:p>
      <text:p text:style-name="P4">
Description: The Verkhovna Rada of Ukraine Committee on Budget agreed to allocate UAH 4.4 billion to the Equation program. - Ukrinform.</text:p>
      <text:p text:style-name="P4">
Images: ['<text:a xlink:type="simple" xlink:href="https://static.ukrinform.com/photos/2018_10/thumb_files/630_360_1539178844-949.jpeg" text:style-name="Internet_20_link" text:visited-style-name="Visited_20_Internet_20_Link">
630_360_15391...</text:a>
']</text:p>
      <text:p text:style-name="P4">
Tags: ['Гроші', 'Верховна Рада', 'єВідновлення']</text:p>
      <text:p text:style-name="P4">
Type: Article</text:p>
      <!--METADATA-->
      <text:p text:style-name="P4">
<draw:frame draw:style-name="fr1" draw:name="Image200" text:anchor-type="as-char" svg:width="6.9236in" svg:height="3.956343in" draw:z-index="0">
<draw:image xlink:href="../Images/yкринформ/2023-05-22T20-40-32-03-00/630_360_1539178844-949.jpeg" xlink:type="simple" xlink:show="embed" xlink:actuate="onLoad" draw:mime-type="image/jpeg"/>
</draw:frame>
The Committee of the Stork Council of Ukraine on budget agreed to allocate UAH 4.4 billion.</text:p>
      <text:p text:style-name="P4">
This was reported(https://www.facebook.com/100002285786329/posts/pfbid0yxKnomnRSVf6raJhFp86EpNFxSwQxBGZQ61Zcn7EcXSNiGM9wSmd1UzpT2suWQ4gl/), reports Ukrinform.</text:p>
      <text:p text:style-name="P4">
“As soon as the Budget Committee has agreed to allocate UAH 4.4 billion to the Equation Program(According to the law, a decision cannot take into force a committee by the Committee)», - informed the People's Deputy.</text:p>
      <text:p text:style-name="P4">
She noted that, within the framework of the Equation Program, all citizens of Ukraine whose damage was damaged as a result of Russia's armed aggression, and which has not yet been repaired, will be able to receive monetary assistance in the amount of 200 thousand hryvnias for housing repairs.</text:p>
      <text:p text:style-name="P4">
<text:span text:style-name="T4">
 Read also: </text:span>
 <text:a xlink:type="simple" xlink:href="https://www.ukrinform.ua/rubric-vidbudova/3710004-dla-finansuvanna-vidnovlenna-ukraini-stvorili-tri-dzerela-deputatka.html" text:style-name="Internet_20_link" text:visited-style-name="Visited_20_Internet_20_Link">
</text:a>
“We already have more than 12.5 thousand such applications. Of these, 56% are apartments, and 44% are private homes, ”Podlas said.</text:p>
      <text:p text:style-name="P4">
The chairman of the budget committee emphasized that the payment of the former was aid by the end of May.</text:p>
      <text:p text:style-name="P4">
The deputy explained that this money can be used solely to refresh <text:a xlink:type="simple" xlink:href="https://www.ukrinform.ua/tag-zitlo" text:style-name="Internet_20_link" text:visited-style-name="Visited_20_Internet_20_Link">
</text:a>
on your own, that is, the acquisition of building materials or the order of relevant services of exchanged enterprises.</text:p>
      <text:p text:style-name="P4">
Podlas also specified that according to the estimates of the allocated funds, it is widely used to restore almost 27 thousand damaged residential objects with an isiented number of residents of 68 655 people.</text:p>
      <text:p text:style-name="P4">
<text:span text:style-name="T4">
 Read also: </text:span>
 <text:a xlink:type="simple" xlink:href="https://www.ukrinform.ua/rubric-vidbudova/3709199-evidnovlenna-v-uradi-poasnili-skilki-raziv-mozna-podavati-zaavki-na-remont.html" text:style-name="Internet_20_link" text:visited-style-name="Visited_20_Internet_20_Link">
<text:span text:style-name="T4">
 EFFECENT </text:span>
</text:a>
“At the same time, the Fund for the Elimination of the Consequences of Armed Aggression already has 62 million hryvnias. This means that in the case of receiving a large number of a application, the budget with the budget committee will be able to allocate additional funds to assist, ”she added.</text:p>
      <text:p text:style-name="P4">
As it was reported, since May 10 <text:a xlink:type="simple" xlink:href="https://www.ukrinform.ua/rubric-vidbudova/3707215-u-dii-zapustili-programu-derzavnoi-dopomogi-evidnovlenna.html" text:style-name="Internet_20_link" text:visited-style-name="Visited_20_Internet_20_Link">
</text:a>
aimed at restoring housing damaged as a result of Russian shelling.</text:p>
      <text:p text:style-name="P4">
News Source: <text:a xlink:type="simple" xlink:href="https://www.ukrinform.ua/rubric-vidbudova/3712778-budzetnij-komitet-vr-pogodiv-vidilenna-44-milarda-na-evidnovlenna.html" text:style-name="Internet_20_link" text:visited-style-name="Visited_20_Internet_20_Link">
https://www.ukrinform.ua/rubric-vidbudova/3712778-budzetnij-komitet-vr-pogodiv-vidilenna-44-milarda-na-evidnovlenna.html</text:a>
</text:p>
      <!--NEWS-->
      <text:h text:style-name="P10" text:outline-level="1">
<text:span text:style-name="T4">
The national team of Ukraine will perform at the Austrian stage of the Grand Prix series with judo</text:span>
</text:h>
      <text:p text:style-name="P4">
Authors: Ukrinform (Person)</text:p>
      <text:p text:style-name="P4">
Publisher: Укринформ (Organization)</text:p>
      <text:p text:style-name="P4">
Published Time: 2023-05-22T20:42:02+03:00</text:p>
      <text:p text:style-name="P4">
Modified Time: 2023-05-22T20:42:02+03:00</text:p>
      <text:p text:style-name="P4">
Description: In Linza (Austria), May 25-27 will take place in the International Grand Prix series (Grand Prix) with judo. - Ukrinform.</text:p>
      <text:p text:style-name="P4">
Images: ['<text:a xlink:type="simple" xlink:href="https://static.ukrinform.com/photos/2023_04/thumb_files/630_360_1682841566-236.jpg" text:style-name="Internet_20_link" text:visited-style-name="Visited_20_Internet_20_Link">
630_360_16828...</text:a>
']</text:p>
      <text:p text:style-name="P4">
Tags: ['Дзюдо', "Дар'я Білодід"]</text:p>
      <text:p text:style-name="P4">
Type: Article</text:p>
      <!--METADATA-->
      <text:p text:style-name="P4">
<draw:frame draw:style-name="fr1" draw:name="Image201" text:anchor-type="as-char" svg:width="6.9236in" svg:height="3.956343in" draw:z-index="0">
<draw:image xlink:href="../Images/yкринформ/2023-05-22T20-42-02-03-00/630_360_1682841566-236.jpg" xlink:type="simple" xlink:show="embed" xlink:actuate="onLoad" draw:mime-type="image/jpeg"/>
</draw:frame>
In Link(Austria)May 25-27 will be held in the International Grand Prix Series(Grand Prix)Insidy.</text:p>
      <text:p text:style-name="P4">
As the official informs <text:a xlink:type="simple" xlink:href="https://www.ijf.org/competition/2564" text:style-name="Internet_20_link" text:visited-style-name="Visited_20_Internet_20_Link">
</text:a>
International Federation of Judo(IJF), 478 athletes from 75 world countries will perform at the tournament, Ukrinform reports.</text:p>
      <text:p text:style-name="P4">
_Motive Ukraine will represent: _</text:p>
      <text:p text:style-name="P4">
Men are halmatov, Artem Lesiuk(Both - up to 60 kg), Bogdan Yadov, Nikita Goloborodko(Offends - 66 kg), Vladislav Kazimirov(73 kg).(Both - up to 81 kg), Artem Bourbur(90 kg), Antonsavitsky(100 kg)and Yevgeny Balevsky(More than 100 kg);</text:p>
      <text:p text:style-name="P4">
Women - Maria Buwyok(48 kg), Daria Bilodid(57 kg), Yulia Grebenozhko(63 kg), Elizabeth Litvinenko, Yulia Kurchenko(both are 90 kg), Ruslana Bulavina, Christina Goman(Both are over 78 kg).</text:p>
      <text:p text:style-name="P4">
<text:span text:style-name="T4">
Читайте також:</text:span>
 <text:a xlink:type="simple" xlink:href="https://www.ukrinform.ua/rubric-sports/3712306-olijnikkornijko-prinesla-ukraini-druge-zoloto-na-etapi-kubka-evropi-z-dzudo.html" text:style-name="Internet_20_link" text:visited-style-name="Visited_20_Internet_20_Link">
 <text:span text:style-name="T4">
дзюдо</text:span>
 </text:a>
The Linza tournament will be held without the participation of representatives of Russia and Belarus.</text:p>
      <text:p text:style-name="P4">
In the photo: Daria Bilodid(ukrainejudo.com).</text:p>
      <text:p text:style-name="P4">
News Source: <text:a xlink:type="simple" xlink:href="https://www.ukrinform.ua/rubric-sports/3712779-zbirna-ukraini-vistupit-na-avstrijskomu-etapi-serii-granpri-z-dzudo.html" text:style-name="Internet_20_link" text:visited-style-name="Visited_20_Internet_20_Link">
https://www.ukrinform.ua/rubric-sports/3712779-zbirna-ukraini-vistupit-na-avstrijskomu-etapi-serii-granpri-z-dzudo.html</text:a>
</text:p>
      <!--NEWS-->
      <text:h text:style-name="P10" text:outline-level="1">
<text:span text:style-name="T4">
Artillerymen destroyed a column of Russian equipment in Donetsk region</text:span>
</text:h>
      <text:p text:style-name="P4">
Authors: Ukrinform (Person)</text:p>
      <text:p text:style-name="P4">
Publisher: Укринформ (Organization)</text:p>
      <text:p text:style-name="P4">
Published Time: 2023-05-22T20:51:00+03:00</text:p>
      <text:p text:style-name="P4">
Modified Time: 2023-05-22T20:51:00+03:00</text:p>
      <text:p text:style-name="P4">
Description: In the Donetsk region, artillerymen destroyed a column of Russian military equipment, which numbered about 10 units. - Ukrinform.</text:p>
      <text:p text:style-name="P4">
Images: ['<text:a xlink:type="simple" xlink:href="https://static.ukrinform.com/photos/2022_09/thumb_files/630_360_1662870255-229.jpg" text:style-name="Internet_20_link" text:visited-style-name="Visited_20_Internet_20_Link">
630_360_16628...</text:a>
']</text:p>
      <text:p text:style-name="P4">
Tags: ['Донеччина', 'ЗСУ', 'Війна з Росією']</text:p>
      <text:p text:style-name="P4">
Type: Article</text:p>
      <!--METADATA-->
      <text:p text:style-name="P4">
<draw:frame draw:style-name="fr1" draw:name="Image202" text:anchor-type="as-char" svg:width="6.9236in" svg:height="3.956343in" draw:z-index="0">
<draw:image xlink:href="../Images/yкринформ/2023-05-22T20-51-00-03-00/630_360_1662870255-229.jpg" xlink:type="simple" xlink:show="embed" xlink:actuate="onLoad" draw:mime-type="image/jpeg"/>
</draw:frame>
In the Udantian region, artillerymen destroyed a column of Russian military equipment, which numbered about 10 units.</text:p>
      <text:p text:style-name="P4">
According to Ukrinform, the 28th separate mechanized brigade named after a knight's campaign reports in <text:a xlink:type="simple" xlink:href="https://www.facebook.com/watch/" text:style-name="Internet_20_link" text:visited-style-name="Visited_20_Internet_20_Link">
</text:a>
.</text:p>
      <text:p text:style-name="P4">
“The 28th OMB artillerymen destroyed the invaders. At least 10 pieces of technician now decorate the fields <text:a xlink:type="simple" xlink:href="https://www.ukrinform.ua/tag-doneccina" text:style-name="Internet_20_link" text:visited-style-name="Visited_20_Internet_20_Link">
</text:a>
”, -is in the message.</text:p>
      <text:p text:style-name="P4">
As reported by Ukrinform, the Defense Forces of Ukraine from February 24, 2022 to 22th 2023 <text:a xlink:type="simple" xlink:href="https://www.ukrinform.ua/rubric-ato/3712403-sili-oboroni-za-dobu-znisili-720-zagarbnikiv-i-litak.html" text:style-name="Internet_20_link" text:visited-style-name="Visited_20_Internet_20_Link">
</text:a>
About 203 thousand 880 Russian ash.</text:p>
      <text:p text:style-name="P4">
News Source: <text:a xlink:type="simple" xlink:href="https://www.ukrinform.ua/rubric-ato/3712611-artileristi-znisili-kolonu-rosijskoi-tehniki-na-doneccini.html" text:style-name="Internet_20_link" text:visited-style-name="Visited_20_Internet_20_Link">
https://www.ukrinform.ua/rubric-ato/3712611-artileristi-znisili-kolonu-rosijskoi-tehniki-na-doneccini.html</text:a>
</text:p>
      <!--NEWS-->
      <text:h text:style-name="P10" text:outline-level="1">
<text:span text:style-name="T4">
Borrel: One cannot put a sign of equality between the aggressor and his victim</text:span>
</text:h>
      <text:p text:style-name="P4">
Authors: Ukrinform (Person)</text:p>
      <text:p text:style-name="P4">
Publisher: Укринформ (Organization)</text:p>
      <text:p text:style-name="P4">
Published Time: 2023-05-22T20:52:00+03:00</text:p>
      <text:p text:style-name="P4">
Modified Time: 2023-05-22T20:52:00+03:00</text:p>
      <text:p text:style-name="P4">
Description: The high representative of the EU Josep Borrel emphasized that it is inadmissible to put on one level of the aggressor-Russia and Ukraine, which is the victim of this aggression, since this approach cannot bring just peace. - Ukrinform.</text:p>
      <text:p text:style-name="P4">
Images: ['<text:a xlink:type="simple" xlink:href="https://static.ukrinform.com/photos/2020_05/thumb_files/630_360_1590751797-126.jpg" text:style-name="Internet_20_link" text:visited-style-name="Visited_20_Internet_20_Link">
630_360_15907...</text:a>
']</text:p>
      <text:p text:style-name="P4">
Tags: ['Україна', 'Боррель', 'Війна з Росією']</text:p>
      <text:p text:style-name="P4">
Type: Article</text:p>
      <!--METADATA-->
      <text:p text:style-name="P4">
<draw:frame draw:style-name="fr1" draw:name="Image203" text:anchor-type="as-char" svg:width="6.9236in" svg:height="3.956343in" draw:z-index="0">
<draw:image xlink:href="../Images/yкринформ/2023-05-22T20-52-00-03-00/630_360_1590751797-126.jpg" xlink:type="simple" xlink:show="embed" xlink:actuate="onLoad" draw:mime-type="image/jpeg"/>
</draw:frame>
The high representative of the EU Josep Borrel emphasized that it is inadmissible to put on one-level aggressor-Russia and Ukraine, which is a victim of this aggression, as such an approach can bring just peace.</text:p>
      <text:p text:style-name="P4">
He stated this in Brussels during a press conference following the results of EU administrative administrations, Ukrinform correspondent reports.</text:p>
      <text:p text:style-name="P4">
"Anyone who is really interested in peace cannot put aggressor and victim to a single level. I conveyed this message to all leaders in the world, especially who say that they are very interested in peace but continue to put the signs between the aggressor and his victim. The approach cannot bring peace that will be fair and cannot ensure that the Ukrainian people respect for its rights, "Borrel stressed.</text:p>
      <text:p text:style-name="P4">
According to him, everyone wants to end the war.</text:p>
      <text:p text:style-name="P4">
"The only one who wants to continue this war is Putin. And no one wants peaceful than Ukraine. That is why we support the initiative of the President of Zelensky's Just a Just Peace," the EU High Representative said.</text:p>
      <text:p text:style-name="P4">
<text:span text:style-name="T4">
 Read also: </text:span>
 <text:a xlink:type="simple" xlink:href="https://www.ukrinform.ua/rubric-world/3712777-borrel-zaklikav-priskoriti-dostavku-vijskovoi-dopomogi-ukraini.html" text:style-name="Internet_20_link" text:visited-style-name="Visited_20_Internet_20_Link">
<text:span text:style-name="T4">
 Borrel </text:span>
</text:a>
As it was reported, today the Council of Ministers <text:a xlink:type="simple" xlink:href="https://www.ukrinform.ua/tag-evrosouz" text:style-name="Internet_20_link" text:visited-style-name="Visited_20_Internet_20_Link">
</text:a>
From foreign affairs, she considered the most important issues of EU foreign policy, including the continuation of military assistance to Ukraine. Tomorrow, the EU Radaminist will continue to discuss defense and security issues, and in the midst of the EU trade policy will be discussed.</text:p>
      <text:p text:style-name="P4">
<text:span text:style-name="T5">
Foto: ministerio de asuntos exteriores y de Cooperación</text:span>
</text:p>
      <text:p text:style-name="P4">
News Source: <text:a xlink:type="simple" xlink:href="https://www.ukrinform.ua/rubric-polytics/3712784-borrel-ne-mozna-staviti-znak-rivnosti-miz-agresorom-i-jogo-zertvou.html" text:style-name="Internet_20_link" text:visited-style-name="Visited_20_Internet_20_Link">
https://www.ukrinform.ua/rubric-polytics/3712784-borrel-ne-mozna-staviti-znak-rivnosti-miz-agresorom-i-jogo-zertvou.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22T20:58:00+03:00</text:p>
      <text:p text:style-name="P4">
Modified Time: 2023-05-22T20:58: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04" text:anchor-type="as-char" svg:width="6.9236in" svg:height="3.956343in" draw:z-index="0">
<draw:image xlink:href="../Images/yкринформ/2023-05-22T20-58-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Lithuania has become more likely to refuse to Russians and Belarusians in a residence permit</text:span>
</text:h>
      <text:p text:style-name="P4">
Authors: Ukrinform (Person)</text:p>
      <text:p text:style-name="P4">
Publisher: Укринформ (Organization)</text:p>
      <text:p text:style-name="P4">
Published Time: 2023-05-22T21:03:00+03:00</text:p>
      <text:p text:style-name="P4">
Modified Time: 2023-05-22T21:03:00+03:00</text:p>
      <text:p text:style-name="P4">
Description: This year, 309 Belarusians and 38 Russians have not received a residence permit in Lithuania due to the threat to the country's national security. - Ukrinform.</text:p>
      <text:p text:style-name="P4">
Images: ['<text:a xlink:type="simple" xlink:href="https://static.ukrinform.com/photos/2019_05/thumb_files/630_360_1557316245-702.jpg" text:style-name="Internet_20_link" text:visited-style-name="Visited_20_Internet_20_Link">
630_360_15573...</text:a>
']</text:p>
      <text:p text:style-name="P4">
Tags: ['Білорусь', 'Литва', 'Росія']</text:p>
      <text:p text:style-name="P4">
Type: Article</text:p>
      <!--METADATA-->
      <text:p text:style-name="P4">
<draw:frame draw:style-name="fr1" draw:name="Image205" text:anchor-type="as-char" svg:width="6.9236in" svg:height="3.949857in" draw:z-index="0">
<draw:image xlink:href="../Images/yкринформ/2023-05-22T21-03-00-03-00/630_360_1557316245-702.jpg" xlink:type="simple" xlink:show="embed" xlink:actuate="onLoad" draw:mime-type="image/jpeg"/>
</draw:frame>
This year 309 Belarus and 38 Russians did not receive a residence permit in Lithuania because of the country's national security.</text:p>
      <text:p text:style-name="P4">
According to Ukrinform, the head of the Lithuanian Migration Department of Lithuania Gudzinskaya reported this, which is quoted <text:a xlink:type="simple" xlink:href="http://www.delfi.lt/ru/news/live/iz-litvy-vysylayut-vse-bolshe-rossiyan-i-belorusov-ranshe-takaya-prichina-byla-redkoj.d" text:style-name="Internet_20_link" text:visited-style-name="Visited_20_Internet_20_Link">
</text:a>
.</text:p>
      <text:p text:style-name="P4">
"There were also those who were not given a residence permit for other reasons, but most of the foreigners did not receive it because of the threat of safety," - said.</text:p>
      <text:p text:style-name="P4">
It is noted that this number includes those Belarusians and Russians who will long live in Lithuania.</text:p>
      <text:p text:style-name="P4">
According to Gudzinskite, earlier this reason for the refusal was rare. Last year, the year of the war in Ukraine, in Lithuanian residence permit, 163 citizens of different countries were denied for various reasons(of them only 32 because of the threat of safety).</text:p>
      <text:p text:style-name="P4">
"Зростання значне, – сказала очільниця Департаменту. Саме через війну ДМпосилив контроль.</text:p>
      <text:p text:style-name="P4">
Зазначається, що зараз громадяни РФ та РБ заповнюють спеціальну анкету, в якійвони повинні розповісти про свою працю в минулому, про зв'язки зправоохоронними та силовими структурами, є питання про війну, про те, коговони підтримують у цій війні.</text:p>
      <text:p text:style-name="P4">
За словами голови департаменту, попри те, що позиція <text:a xlink:type="simple" xlink:href="https://www.ukrinform.ua/tag-litva" text:style-name="Internet_20_link" text:visited-style-name="Visited_20_Internet_20_Link">
</text:a>
About the war is unambiguous and well known, several dozen people in the questionnaire indicate that they support Moscow and its motifs.</text:p>
      <text:p text:style-name="P4">
"It should be borne in mind that there was no war before, there was no increased check. The situation has changed, the threat has increased, so the assessment of the threat has become emphasized," Gudzinskite said.</text:p>
      <text:p text:style-name="P4">
<text:span text:style-name="T4">
 Read also: </text:span>
 <text:a xlink:type="simple" xlink:href="https://www.ukrinform.ua/rubric-world/3712537-evrosouz-mae-dijti-zgodi-sodo-novih-sankcij-proti-bilorusi-mzs-litvi.html" text:style-name="Internet_20_link" text:visited-style-name="Visited_20_Internet_20_Link">
<text:span text:style-name="T4">
 Lithuania </text:span>
</text:a>
As reported by Ukrinform, the Lithuanian Parliament laid responsibility for the Communist Party of Lithuania and emphasized the connection with the criminal offenses committed by Russia in Ukraine.</text:p>
      <text:p text:style-name="P4">
News Source: <text:a xlink:type="simple" xlink:href="https://www.ukrinform.ua/rubric-world/3712580-litva-stala-castise-vidmovlati-rosianam-ta-bilorusam-u-posvidci-na-prozivanna.html" text:style-name="Internet_20_link" text:visited-style-name="Visited_20_Internet_20_Link">
https://www.ukrinform.ua/rubric-world/3712580-litva-stala-castise-vidmovlati-rosianam-ta-bilorusam-u-posvidci-na-prozivanna.html</text:a>
</text:p>
      <!--NEWS-->
      <text:h text:style-name="P10" text:outline-level="1">
<text:span text:style-name="T4">
The focus is bypassing sanctions: The Council of EU Ministers discussed 11 packages against</text:span>
</text:h>
      <text:p text:style-name="P4">
Authors: Ukrinform (Person)</text:p>
      <text:p text:style-name="P4">
Publisher: Укринформ (Organization)</text:p>
      <text:p text:style-name="P4">
Published Time: 2023-05-22T21:12:53+03:00</text:p>
      <text:p text:style-name="P4">
Modified Time: 2023-05-22T21:12:53+03:00</text:p>
      <text:p text:style-name="P4">
Description: The European Union is determined to ensure the effectiveness of economic sanctions against Russia and make it impossible to bypass with third countries, and these efforts will be at the heart of the 11th Package of Sanctions.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Антиросійські санкції', 'Євросоюз', 'Боррель']</text:p>
      <text:p text:style-name="P4">
Type: Article</text:p>
      <!--METADATA-->
      <text:p text:style-name="P4">
<draw:frame draw:style-name="fr1" draw:name="Image206" text:anchor-type="as-char" svg:width="6.9236in" svg:height="3.956343in" draw:z-index="0">
<draw:image xlink:href="../Images/yкринформ/2023-05-22T21-12-53-03-00/630_360_1667561515-584.jpg" xlink:type="simple" xlink:show="embed" xlink:actuate="onLoad" draw:mime-type="image/jpeg"/>
</draw:frame>
The European Union is determined to ensure the efficiency of economic sanctions against Russia and make it impossible to bypass with third countries, and Tsizilles will be at the heart of the 11th Package of Sanctions.</text:p>
      <text:p text:style-name="P4">
This was stated by the EU High Representative Josep Borrel at a press conference with the suspicions of the EU Council of Ministers on Foreign Affairs, correspondentation.</text:p>
      <text:p text:style-name="P4">
“We discussed the 11th Package of Sanctions. His focus will be on the missing sanctions, which occurs in certain places. We have to put this land, ”said <text:a xlink:type="simple" xlink:href="https://www.ukrinform.ua/tag-zozep-borrel" text:style-name="Internet_20_link" text:visited-style-name="Visited_20_Internet_20_Link">
</text:a>
.</text:p>
      <text:p text:style-name="P4">
According to him, the EU conducts the analysis of commodity flows after the introduction of sanctions against the Russian Federation, including indicators of EU exports to some countries that bordered.</text:p>
      <text:p text:style-name="P4">
“For example, we reduced our car exports in the Russian direction by 80 percent. At the same time, we increased the export of cars to some countries by almost 300 percent. Somewhat strange interest in European cars of Russian neighbors. And it is not a senseless idea to imagine that these cars were imported and then re -exported. If so, it will be bypassing the sanctions, ”the high representative of the EU said.</text:p>
      <text:p text:style-name="P4">
<text:span text:style-name="T4">
 Read also: </text:span>
 <text:a xlink:type="simple" xlink:href="https://www.ukrinform.ua/rubric-polytics/3712784-borrel-ne-mozna-staviti-znak-rivnosti-miz-agresorom-i-jogo-zertvou.html" text:style-name="Internet_20_link" text:visited-style-name="Visited_20_Internet_20_Link">
<text:span text:style-name="T4">
 Borrel </text:span>
</text:a>
Another example that he cited is the sharp increase in the demand for Russian Naiser India, which now accounts for 36 percent of Russian oil exports, the habitat of several times exports of products of Indian oil refining enterprises to the European Union.</text:p>
      <text:p text:style-name="P4">
“In the case of India, I clearly stated that it buys Russian oil, Jesicon, is normal. We do not blame the government of India at all. Osanctions are not extrusion. Our companies were obliged to execute decisions, but we cannot impose our will of India or Indian companies. If, thanks to our marginal limitation of prices for Russian Nafta, India can buy it cheaper - it is good, the Russians will get less monetary, ”Borrel said.</text:p>
      <text:p text:style-name="P4">
<text:span text:style-name="T4">
 Read also: </text:span>
 <text:a xlink:type="simple" xlink:href="https://www.ukrinform.ua/rubric-world/3712777-borrel-zaklikav-priskoriti-dostavku-vijskovoi-dopomogi-ukraini.html" text:style-name="Internet_20_link" text:visited-style-name="Visited_20_Internet_20_Link">
<text:span text:style-name="T4">
 Borrel </text:span>
</text:a>
</text:p>
      <text:p text:style-name="P4">
It was reported that the EU Ministerial Council of Foreign Affairs today considering the more important issues of EU foreign policy, including the continuation of military assistance to Ukraine. Tomorrow, the EU Council will continue to discuss the Defense and Security issues, and on Wednesday will discuss the EU trade policy on Wednesday.</text:p>
      <text:p text:style-name="P4">
News Source: <text:a xlink:type="simple" xlink:href="https://www.ukrinform.ua/rubric-world/3712788-u-centri-uvagi-obhid-sankcij-rada-ministriv-es-obgovorila-11-paket-proti-rosii.html" text:style-name="Internet_20_link" text:visited-style-name="Visited_20_Internet_20_Link">
https://www.ukrinform.ua/rubric-world/3712788-u-centri-uvagi-obhid-sankcij-rada-ministriv-es-obgovorila-11-paket-proti-rosii.html</text:a>
</text:p>
      <!--NEWS-->
      <text:h text:style-name="P10" text:outline-level="1">
<text:span text:style-name="T4">
Yastremskaya made his way to the second range of Rolan Harros in Paris</text:span>
</text:h>
      <text:p text:style-name="P4">
Authors: Ukrinform (Person)</text:p>
      <text:p text:style-name="P4">
Publisher: Укринформ (Organization)</text:p>
      <text:p text:style-name="P4">
Published Time: 2023-05-22T21:20:16+03:00</text:p>
      <text:p text:style-name="P4">
Modified Time: 2023-05-22T21:20:16+03:00</text:p>
      <text:p text:style-name="P4">
Description: Diana Yastremskaya reached the semi -finals of the Second Selection in the Grand Slam of the Open Tennis Championship (Rolan Harros) in the Grand Slam of the Grand Slam of the Open Slam of the Open Slam. - Ukrinform.</text:p>
      <text:p text:style-name="P4">
Images: ['<text:a xlink:type="simple" xlink:href="https://static.ukrinform.com/photos/2023_05/thumb_files/630_360_1684779582-161.jpg" text:style-name="Internet_20_link" text:visited-style-name="Visited_20_Internet_20_Link">
630_360_16847...</text:a>
']</text:p>
      <text:p text:style-name="P4">
Tags: ['Теніс', 'Даяна Ястремська']</text:p>
      <text:p text:style-name="P4">
Type: Article</text:p>
      <!--METADATA-->
      <text:p text:style-name="P4">
<draw:frame draw:style-name="fr1" draw:name="Image207" text:anchor-type="as-char" svg:width="6.9236in" svg:height="3.956343in" draw:z-index="0">
<draw:image xlink:href="../Images/yкринформ/2023-05-22T21-20-16-03-00/630_360_1684779582-161.jpg" xlink:type="simple" xlink:show="embed" xlink:actuate="onLoad" draw:mime-type="image/jpeg"/>
</draw:frame>
Dayanastremskaya reached the semifinals of the second in the season of the GrandSlam of the Open France Championship of Tennis(«Rolan Garros»).</text:p>
      <text:p text:style-name="P4">
У першому колі кваліфікації Ястремська за 1 годину 45 хвилин взяла гору надрумункою Александрою Каданцу-Ігнатик - 7:5, 6:3, передає Укрінформ.</text:p>
      <text:p text:style-name="P4">
За вихід у фінал відбору Ястремська зустрінеться з американкою Сакією Вікері,яка у свою чергу здобула вольову перемогу над іспанкою Марією Бассольс - 2:6,7:6 (7:1), 6: 0.</text:p>
      <text:p text:style-name="P4">
<text:span text:style-name="T4">
 Read also: </text:span>
 <text:a xlink:type="simple" xlink:href="https://www.ukrinform.ua/rubric-sports/3712485-kalinina-stala-sostou-ukrainkou-u-top25-odinocnogo-rejtingu-wta.html" text:style-name="Internet_20_link" text:visited-style-name="Visited_20_Internet_20_Link">
</text:a>
Rolan Harros in Paris will last until June 11.</text:p>
      <text:p text:style-name="P4">
Photo: btu.org.</text:p>
      <text:p text:style-name="P4">
News Source: <text:a xlink:type="simple" xlink:href="https://www.ukrinform.ua/rubric-sports/3712790-astremska-probilasa-do-drugogo-kola-kvalifikacii-rolan-garros-u-parizi.html" text:style-name="Internet_20_link" text:visited-style-name="Visited_20_Internet_20_Link">
https://www.ukrinform.ua/rubric-sports/3712790-astremska-probilasa-do-drugogo-kola-kvalifikacii-rolan-garros-u-parizi.html</text:a>
</text:p>
      <!--NEWS-->
      <text:h text:style-name="P10" text:outline-level="1">
<text:span text:style-name="T4">
Nigeria opened the largest refinery in Africa</text:span>
</text:h>
      <text:p text:style-name="P4">
Authors: Ukrinform (Person)</text:p>
      <text:p text:style-name="P4">
Publisher: Укринформ (Organization)</text:p>
      <text:p text:style-name="P4">
Published Time: 2023-05-22T21:24:00+03:00</text:p>
      <text:p text:style-name="P4">
Modified Time: 2023-05-22T21:24:00+03:00</text:p>
      <text:p text:style-name="P4">
Description: Nigeria has opened the largest Dangote oil refining plant in Africa, which should help overcome chronic fuel deficiency in the country. - Ukrinform.</text:p>
      <text:p text:style-name="P4">
Images: ['<text:a xlink:type="simple" xlink:href="https://static.ukrinform.com/photos/2023_05/thumb_files/630_360_1684779511-447.jpg" text:style-name="Internet_20_link" text:visited-style-name="Visited_20_Internet_20_Link">
630_360_16847...</text:a>
']</text:p>
      <text:p text:style-name="P4">
Tags: ['Африка', 'нафта', 'Нігерія']</text:p>
      <text:p text:style-name="P4">
Type: Article</text:p>
      <!--METADATA-->
      <text:p text:style-name="P4">
<draw:frame draw:style-name="fr1" draw:name="Image208" text:anchor-type="as-char" svg:width="6.9236in" svg:height="3.956343in" draw:z-index="0">
<draw:image xlink:href="../Images/yкринформ/2023-05-22T21-24-00-03-00/630_360_1684779511-447.jpg" xlink:type="simple" xlink:show="embed" xlink:actuate="onLoad" draw:mime-type="image/jpeg"/>
</draw:frame>
Nigerie has been opened by the largest Dangote oil refinery in Africa, which should help overcome chronic fuel deficiency in the country.</text:p>
      <text:p text:style-name="P4">
About it reports <text:a xlink:type="simple" xlink:href="https://www.bbc.com/news/world-africa-65671554" text:style-name="Internet_20_link" text:visited-style-name="Visited_20_Internet_20_Link">
</text:a>
, reports Ukrinform.</text:p>
      <text:p text:style-name="P4">
As noted, Nigeria is a large manufacturer <text:a xlink:type="simple" xlink:href="https://www.ukrinform.ua/tag-nafta" text:style-name="Internet_20_link" text:visited-style-name="Visited_20_Internet_20_Link">
</text:a>
, but most of it is exported, instead the country is forced to import purified fuel and often encounters fuel deficiency.</text:p>
      <text:p text:style-name="P4">
This problem should be solved by the refinery plant, which belongs to the richest humanity of Africa Aliko Dangote. The cost of the plant is $ 19 billion, its construction lasted for almost 7 years.</text:p>
      <text:p text:style-name="P4">
<text:span text:style-name="T4">
 Read also: </text:span>
 <text:a xlink:type="simple" xlink:href="https://www.ukrinform.ua/rubric-economy/3709834-borrel-zaklikav-es-obmeziti-import-indijskogo-palnogo-vigotovlenogo-iz-rosijskoi-nafti.html" text:style-name="Internet_20_link" text:visited-style-name="Visited_20_Internet_20_Link">
</text:a>
It is planned that the company will be able to produce about 650 thousand barrels of barrel products a day - this is more than enough to meet the needs of Ukraine. The complex also includes a power plant, a deep -water port and a fertilizer factory.</text:p>
      <text:p text:style-name="P4">
As reported by Ukrinform, the countries of North Africa have increased significantly imports and petroleum products from Russia.</text:p>
      <text:p text:style-name="P4">
<text:span text:style-name="T5">
Foto: nigeria presidency</text:span>
</text:p>
      <text:p text:style-name="P4">
News Source: <text:a xlink:type="simple" xlink:href="https://www.ukrinform.ua/rubric-economy/3712791-u-nigerii-vidkrili-najbilsij-v-africi-naftopererobnij-zavod.html" text:style-name="Internet_20_link" text:visited-style-name="Visited_20_Internet_20_Link">
https://www.ukrinform.ua/rubric-economy/3712791-u-nigerii-vidkrili-najbilsij-v-africi-naftopererobnij-zavod.html</text:a>
</text:p>
      <!--NEWS-->
      <text:h text:style-name="P10" text:outline-level="1">
<text:span text:style-name="T4">
In the occupied Sevastopol, explosions - media</text:span>
</text:h>
      <text:p text:style-name="P4">
Authors: Ukrinform (Person)</text:p>
      <text:p text:style-name="P4">
Publisher: Укринформ (Organization)</text:p>
      <text:p text:style-name="P4">
Published Time: 2023-05-22T21:33:00+03:00</text:p>
      <text:p text:style-name="P4">
Modified Time: 2023-05-22T21:33:00+03:00</text:p>
      <text:p text:style-name="P4">
Description: In the temporarily occupied Sevastopol, loud explosions were reported, local reports on the work of air defense of the Russian Federat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Криму', 'Севастополь', 'Вибух', 'Війна з Росією']</text:p>
      <text:p text:style-name="P4">
Type: Article</text:p>
      <!--METADATA-->
      <text:p text:style-name="P4">
<draw:frame draw:style-name="fr1" draw:name="Image209" text:anchor-type="as-char" svg:width="6.9236in" svg:height="3.956343in" draw:z-index="0">
<draw:image xlink:href="../Images/yкринформ/2023-05-22T21-33-00-03-00/630_360_1669987737-966.jpg" xlink:type="simple" xlink:show="embed" xlink:actuate="onLoad" draw:mime-type="image/jpeg"/>
</draw:frame>
Stonoply, the occupied Sevastopol had loud explosions, local reports on the work of air defense of the Russian Federation.</text:p>
      <text:p text:style-name="P4">
According to Ukrinform, this edition of "Crimea.Realia" reported in <text:a xlink:type="simple" xlink:href="https://t.me/krymrealii/22585" text:style-name="Internet_20_link" text:visited-style-name="Visited_20_Internet_20_Link">
</text:a>
.</text:p>
      <text:p text:style-name="P4">
Comments from Russian pseudo -man and military about <text:a xlink:type="simple" xlink:href="https://www.ukrinform.ua/tag-vibuh" text:style-name="Internet_20_link" text:visited-style-name="Visited_20_Internet_20_Link">
</text:a>
did not come.</text:p>
      <text:p text:style-name="P4">
<text:span text:style-name="T4">
 Read also: </text:span>
 <text:a xlink:type="simple" xlink:href="https://www.ukrinform.ua/rubric-regions/3712519-unoci-v-mariupoli-prolunali-sonajmense-dva-vibuhi-andrusenko.html" text:style-name="Internet_20_link" text:visited-style-name="Visited_20_Internet_20_Link">
<text:span text:style-name="T4">
 explosion </text:span>
</text:a>
As reported <text:a xlink:type="simple" xlink:href="https://www.ukrinform.ua/rubric-crimea/3711030-u-sevastopoli-prolunali-vibuhi-socmerezi.html" text:style-name="Internet_20_link" text:visited-style-name="Visited_20_Internet_20_Link">
</text:a>
, the previous explosion in Sevastopol was reported on May 18.</text:p>
      <text:p text:style-name="P4">
News Source: <text:a xlink:type="simple" xlink:href="https://www.ukrinform.ua/rubric-crimea/3712792-v-okupovanomu-sevastopoli-prolunali-vibuhi-zmi.html" text:style-name="Internet_20_link" text:visited-style-name="Visited_20_Internet_20_Link">
https://www.ukrinform.ua/rubric-crimea/3712792-v-okupovanomu-sevastopoli-prolunali-vibuhi-zmi.html</text:a>
</text:p>
      <!--NEWS-->
      <text:h text:style-name="P10" text:outline-level="1">
<text:span text:style-name="T4">
Shmigal said how much gas should be in the repositories at the beginning of the heating season</text:span>
</text:h>
      <text:p text:style-name="P4">
Authors: Ukrinform (Person)</text:p>
      <text:p text:style-name="P4">
Publisher: Укринформ (Organization)</text:p>
      <text:p text:style-name="P4">
Published Time: 2023-05-22T21:36:47+03:00</text:p>
      <text:p text:style-name="P4">
Modified Time: 2023-05-22T21:36:47+03:00</text:p>
      <text:p text:style-name="P4">
Description: At the beginning of the autumn and winter period, the gas supply in Ukrainian storage should be more than 14 billion cubic meters. - Ukrinform.</text:p>
      <text:p text:style-name="P4">
Images: ['<text:a xlink:type="simple" xlink:href="https://static.ukrinform.com/photos/2023_05/thumb_files/630_360_1684780551-929.png" text:style-name="Internet_20_link" text:visited-style-name="Visited_20_Internet_20_Link">
630_360_16847...</text:a>
']</text:p>
      <text:p text:style-name="P4">
Tags: ['Газ', 'Опалювальний сезон', 'Шмигаль']</text:p>
      <text:p text:style-name="P4">
Type: Article</text:p>
      <!--METADATA-->
      <text:p text:style-name="P4">
<draw:frame draw:style-name="fr1" draw:name="Image210" text:anchor-type="as-char" svg:width="6.9236in" svg:height="3.956343in" draw:z-index="0">
<draw:image xlink:href="../Images/yкринформ/2023-05-22T21-36-47-03-00/630_360_1684780551-929.png" xlink:type="simple" xlink:show="embed" xlink:actuate="onLoad" draw:mime-type="image/png"/>
</draw:frame>
At the beginning of the winter and winter, the supply of gas in Ukrainian storage should be more than 14 billion cubic meters.</text:p>
      <text:p text:style-name="P4">
The Prime Minister of Ukraine Denis Shmigal wrote about it in <text:a xlink:type="simple" xlink:href="https://t.me/Denys_Smyhal/5273" text:style-name="Internet_20_link" text:visited-style-name="Visited_20_Internet_20_Link">
</text:a>
According to the results of the meeting of the crisis energy headquarters, Ukrinform reports.</text:p>
      <text:p text:style-name="P4">
“The main topic is the start of preparation for the next heating season.(https://www.ukrinform.ua/tag-gaz)The storage facilities should be more than 14 million cubic meters. Our strategic goal is to minimize the import of gas in Ukraine by increasing our own gas production, ”Shmigal said.</text:p>
      <text:p text:style-name="P4">
According to him, at a meeting of the anti -crisis energy headquarters, the situation in electricity was also created. Schmigal noted that it was a Dano-order to increase the possibility of export-import of electricity with the EU.</text:p>
      <text:p text:style-name="P4">
"They agreed with all the energy enterprises present with the plan of recovery of the supplier season of 1710 MW of generating capacity," - said.</text:p>
      <text:p text:style-name="P4">
<text:span text:style-name="T4">
 Read also: </text:span>
 <text:a xlink:type="simple" xlink:href="https://www.ukrinform.ua/rubric-economy/3711462-ne-prosto-remontuemo-smigal-rozpoviv-pro-pidgotovku-do-novogo-opaluvalnogo-sezonu.html" text:style-name="Internet_20_link" text:visited-style-name="Visited_20_Internet_20_Link">
<text:span text:style-name="T4">
 Shmigal </text:span>
</text:a>
The Prime Minister has informed that the Ministry of Energy and the Ministry of Infrastructure was tasked with ensuring the protection of over-Russian drones and missiles of generating facilities and distribution systems.</text:p>
      <text:p text:style-name="P4">
The meeting also discussed the proposal for decentralization of the energy network, including the involvement of communities in the development of a dispersed generation, said Shmigal.</text:p>
      <text:p text:style-name="P4">
As reported by Ukrinform, <text:a xlink:type="simple" xlink:href="https://www.ukrinform.ua/rubric-economy/3709149-v-opaluvalnij-sezon-ukraina-zajde-zi-znacno-mensim-zapasom-micnosti-dtek.html" text:style-name="Internet_20_link" text:visited-style-name="Visited_20_Internet_20_Link">
</text:a>
He expressed the opinion that in the next heating season the Ukrainian power system would come with a much smaller margin of safety. It is necessary to accelerate the pace of repair work in order not to return to shutdown electricity.</text:p>
      <text:p text:style-name="P4">
<text:span text:style-name="T5">
Foto: Denis Shmigal, telegram</text:span>
</text:p>
      <text:p text:style-name="P4">
News Source: <text:a xlink:type="simple" xlink:href="https://www.ukrinform.ua/rubric-economy/3712793-smigal-skazav-skilki-gazu-mae-buti-u-shovisah-na-pocatok-opaluvalnogo-sezonu.html" text:style-name="Internet_20_link" text:visited-style-name="Visited_20_Internet_20_Link">
https://www.ukrinform.ua/rubric-economy/3712793-smigal-skazav-skilki-gazu-mae-buti-u-shovisah-na-pocatok-opaluvalnogo-sezonu.html</text:a>
</text:p>
      <!--NEWS-->
      <text:h text:style-name="P10" text:outline-level="1">
<text:span text:style-name="T4">
US will consider all ways to hold Russia accountable - State Department</text:span>
</text:h>
      <text:p text:style-name="P4">
Authors: Ukrinform (Person)</text:p>
      <text:p text:style-name="P4">
Publisher: Укринформ (Organization)</text:p>
      <text:p text:style-name="P4">
Published Time: 2023-05-22T21:42:00+03:00</text:p>
      <text:p text:style-name="P4">
Modified Time: 2023-05-22T21:42:00+03:00</text:p>
      <text:p text:style-name="P4">
Description: The US administration is set to consider all possible ways to support Ukraine and hold Russia accountable for its aggression. - Ukrinform.</text:p>
      <text:p text:style-name="P4">
Images: ['<text:a xlink:type="simple" xlink:href="https://static.ukrinform.com/photos/2018_02/thumb_files/630_360_1517552325-3537.jpg" text:style-name="Internet_20_link" text:visited-style-name="Visited_20_Internet_20_Link">
630_360_15175...</text:a>
', '<text:a xlink:type="simple" xlink:href="https://static.ukrinform.com/photos/2023_05/1684781237-329.jpg" text:style-name="Internet_20_link" text:visited-style-name="Visited_20_Internet_20_Link">
1684781237-32...</text:a>
']</text:p>
      <text:p text:style-name="P4">
Tags: ['США', 'Держдеп', 'Росія', 'Воєнні злочини', 'Війна з Росією']</text:p>
      <text:p text:style-name="P4">
Type: Article</text:p>
      <!--METADATA-->
      <text:p text:style-name="P4">
<draw:frame draw:style-name="fr1" draw:name="Image211" text:anchor-type="as-char" svg:width="6.9236in" svg:height="3.956343in" draw:z-index="0">
<draw:image xlink:href="../Images/yкринформ/2023-05-22T21-42-00-03-00/630_360_1517552325-3537.jpg" xlink:type="simple" xlink:show="embed" xlink:actuate="onLoad" draw:mime-type="image/jpeg"/>
</draw:frame>
The US administration is set to consider all possible ways to support Ukraine and hold Russia accountable for its aggression.</text:p>
      <text:p text:style-name="P4">
This was stated on Monday by US State Department spokesman Matthew Miller, Ukrinform reports.</text:p>
      <text:p text:style-name="P4">
<draw:frame draw:style-name="fr1" draw:name="Image212" text:anchor-type="as-char" svg:width="6.9236in" svg:height="4.615733in" draw:z-index="0">
<draw:image xlink:href="../Images/yкринформ/2023-05-22T21-42-00-03-00/1684781237-329.jpg" xlink:type="simple" xlink:show="embed" xlink:actuate="onLoad" draw:mime-type="image/jpeg"/>
</draw:frame>
“We will consider all the ways in which we will be able to attract the reference for its actions. The most important of which is the further support of our Ukrainian partners so that they can repel Russian troops who have been able to go to the country, ”the State Department representative said.</text:p>
      <text:p text:style-name="P4">
At the same time, he noted that the United States has not yet recognized Russia with a terrorism state because such a step would now have "counterproductive effects." In particular, this will deprive the humanitarian organizations the ability to help with the region.</text:p>
      <text:p text:style-name="P4">
"But I will say that we will continue to hold Russia accountable for a number of other steps," the US foreign policy said.</text:p>
      <text:p text:style-name="P4">
<text:span text:style-name="T4">
 Read also: </text:span>
 <text:a xlink:type="simple" xlink:href="https://www.ukrinform.ua/rubric-polytics/3712643-parlamentska-asamblea-nato-viznala-zlocini-rosii-proti-ukraini-genocidom.html" text:style-name="Internet_20_link" text:visited-style-name="Visited_20_Internet_20_Link">
</text:a>
He clarified that the supply of weapons and equipment to Ukraine, as well as the implementation of sanctions and export control measures.</text:p>
      <text:p text:style-name="P4">
As reported by Ukrinform, last week, US Secretary of State Anthony Blinkengen during the hearing in the Senate did not exclude the possibility of recognizing Russia <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polytics/3712794-ssa-rozgladatimut-usi-sposobi-pritagnenna-rosii-do-vidpovidalnosti-derzdep.html" text:style-name="Internet_20_link" text:visited-style-name="Visited_20_Internet_20_Link">
https://www.ukrinform.ua/rubric-polytics/3712794-ssa-rozgladatimut-usi-sposobi-pritagnenna-rosii-do-vidpovidalnosti-derzdep.html</text:a>
</text:p>
      <!--NEWS-->
      <text:h text:style-name="P10" text:outline-level="1">
<text:span text:style-name="T4">
The Armed Forces managed to move up to 400 meters under Bakhmut in a day</text:span>
</text:h>
      <text:p text:style-name="P4">
Authors: Ukrinform (Person)</text:p>
      <text:p text:style-name="P4">
Publisher: Укринформ (Organization)</text:p>
      <text:p text:style-name="P4">
Published Time: 2023-05-22T21:54:41+03:00</text:p>
      <text:p text:style-name="P4">
Modified Time: 2023-05-22T21:54:41+03:00</text:p>
      <text:p text:style-name="P4">
Description: The Armed Forces of Ukraine managed to move under Bakhmut in different sections of 200 to 400 meters a day. - Ukrinform.</text:p>
      <text:p text:style-name="P4">
Images: ['<text:a xlink:type="simple" xlink:href="https://static.ukrinform.com/photos/2023_05/thumb_files/630_360_1683216390-801.jpg" text:style-name="Internet_20_link" text:visited-style-name="Visited_20_Internet_20_Link">
630_360_16832...</text:a>
']</text:p>
      <text:p text:style-name="P4">
Tags: ['Бахмут', 'Війна з Росією', 'Єдині новини']</text:p>
      <text:p text:style-name="P4">
Type: Article</text:p>
      <!--METADATA-->
      <text:p text:style-name="P4">
<draw:frame draw:style-name="fr1" draw:name="Image213" text:anchor-type="as-char" svg:width="6.9236in" svg:height="3.956343in" draw:z-index="0">
<draw:image xlink:href="../Images/yкринформ/2023-05-22T21-54-41-03-00/630_360_1683216390-801.jpg" xlink:type="simple" xlink:show="embed" xlink:actuate="onLoad" draw:mime-type="image/jpeg"/>
</draw:frame>
The Armed Forces of Ukraine managed to move under Bakhmut in different sections from 200 to 400 meters a day.</text:p>
      <text:p text:style-name="P4">
This was reported by a spokesman for the eastern grouping of the Armed Forces of Ukraine Sergiy Cherevaty on the air of the Teleterna "One News", Ukrinform reports.</text:p>
      <text:p text:style-name="P4">
“The enemy is trying to capture Bakhmut. This is a priority for him, ”he said.</text:p>
      <text:p text:style-name="P4">
Cherevaty stated that Russian troops were trying to capture the southwestern Bakhmut, where Ukraine's defense forces keep a number of buildings of and formal structures.</text:p>
      <text:p text:style-name="P4">
<text:span text:style-name="T4">
 Read also: </text:span>
 <text:a xlink:type="simple" xlink:href="https://www.ukrinform.ua/rubric-ato/3712745-na-pati-napramkah-frontu-vidbulisa-25-zitknen-boi-za-bahmut-trivaut.html" text:style-name="Internet_20_link" text:visited-style-name="Visited_20_Internet_20_Link">
<text:span text:style-name="T4">
 Bakhmut </text:span>
</text:a>
“At the same time, on the flanks, our units are trying to press on the enemy and, as part of our defensive operation, to counter it. In particular, the grave managed to advance in different sections of 200 to 400 meters, ”the Odrechnik.</text:p>
      <text:p text:style-name="P4">
According to Ukrinform, Russian troops focus efforts on attempts to the borders of Donetsk and Luhansk regions. In the Bakhmut direction <text:a xlink:type="simple" xlink:href="https://www.ukrinform.ua/rubric-ato/3712556-vorog-ne-kontrolue-bahmut-povnistu-jdut-boi-malar.html" text:style-name="Internet_20_link" text:visited-style-name="Visited_20_Internet_20_Link">
</text:a>
.</text:p>
      <text:p text:style-name="P4">
<text:span text:style-name="T5">
Foto: General Staff of the Armed Forces</text:span>
</text:p>
      <text:p text:style-name="P4">
News Source: <text:a xlink:type="simple" xlink:href="https://www.ukrinform.ua/rubric-ato/3712795-zsu-za-dobu-vdalos-prosunutis-do-400-metriv-pid-bahmutom-cerevatij.html" text:style-name="Internet_20_link" text:visited-style-name="Visited_20_Internet_20_Link">
https://www.ukrinform.ua/rubric-ato/3712795-zsu-za-dobu-vdalos-prosunutis-do-400-metriv-pid-bahmutom-cerevatij.html</text:a>
</text:p>
      <!--NEWS-->
      <text:h text:style-name="P10" text:outline-level="1">
<text:span text:style-name="T4">
In Britain, a scandal around the Minister of Internal Affairs has erupted</text:span>
</text:h>
      <text:p text:style-name="P4">
Authors: Ukrinform (Person)</text:p>
      <text:p text:style-name="P4">
Publisher: Укринформ (Organization)</text:p>
      <text:p text:style-name="P4">
Published Time: 2023-05-22T21:58:00+03:00</text:p>
      <text:p text:style-name="P4">
Modified Time: 2023-05-22T21:58:00+03:00</text:p>
      <text:p text:style-name="P4">
Description: The UK Prime Minister Risha Sunak should consult with his ethics advisor to the Interior Minister Suella Broverman, who has been in a scandal because of last year's story with a fine for speeding. - Ukrinform.</text:p>
      <text:p text:style-name="P4">
Images: ['<text:a xlink:type="simple" xlink:href="https://static.ukrinform.com/photos/2023_05/thumb_files/630_360_1684775431-139.jpg" text:style-name="Internet_20_link" text:visited-style-name="Visited_20_Internet_20_Link">
630_360_16847...</text:a>
']</text:p>
      <text:p text:style-name="P4">
Tags: ['Британія', 'Скандал', 'Уряд']</text:p>
      <text:p text:style-name="P4">
Type: Article</text:p>
      <!--METADATA-->
      <text:p text:style-name="P4">
<draw:frame draw:style-name="fr1" draw:name="Image214" text:anchor-type="as-char" svg:width="6.9236in" svg:height="3.956343in" draw:z-index="0">
<draw:image xlink:href="../Images/yкринформ/2023-05-22T21-58-00-03-00/630_360_1684775431-139.jpg" xlink:type="simple" xlink:show="embed" xlink:actuate="onLoad" draw:mime-type="image/jpeg"/>
</draw:frame>
The UK Prime Minister, Richa Snak, should consult with his or her wedding adviser with the Interior Minister Suella Broverman, who has been scandal over the last year's story with a fine for speeding.</text:p>
      <text:p text:style-name="P4">
About it reports <text:a xlink:type="simple" xlink:href="https://t.me/khersonskaODA/6057" text:style-name="Internet_20_link" text:visited-style-name="Visited_20_Internet_20_Link">
</text:a>
, reports Ukrinform.</text:p>
      <text:p text:style-name="P4">
In 2022, the Minister of Internal Affairs was exposed to exceeding speed.</text:p>
      <text:p text:style-name="P4">
She then asked the State Service for the Organization of Individual Course, referring to the security of the group. But she was told that it was not a civil service.</text:p>
      <text:p text:style-name="P4">
The former high -ranking civil servant Philip Raycroft said that the actions of Brokerman were a "real mistake".</text:p>
      <text:p text:style-name="P4">
Labor leader Sir Keir Starmer said it looked as if there was "little inappropriate action."</text:p>
      <text:p text:style-name="P4">
The government deny that Broverman's actions have been violated by the Ministry of Code. However, Richa Snak's Premewriter appealed to his ethics consultant.</text:p>
      <text:p text:style-name="P4">
<text:span text:style-name="T4">
 Read also: </text:span>
 <text:a xlink:type="simple" xlink:href="https://www.ukrinform.ua/rubric-world/3707379-u-ssa-visunuli-oficijni-obvinuvacenna-skandalnomu-kongresmenu-santosu.html" text:style-name="Internet_20_link" text:visited-style-name="Visited_20_Internet_20_Link">
<text:span text:style-name="T4">
 scandal </text:span>
</text:a>
The Ministerial Code requires ministers to guarantee that there will be no conflict between their state duties and private interests.</text:p>
      <text:p text:style-name="P4">
At the same time <text:a xlink:type="simple" xlink:href="https://www.bloomberg.com/news/articles/2023-05-21/sunak-returns-from-g-7-to-cabinet-scandal-migration-disputes" text:style-name="Internet_20_link" text:visited-style-name="Visited_20_Internet_20_Link">
</text:a>
It reports that the scandal is unfolding at a time when the government is preparing for the publication of migration, which is expected to confirm the record to influx migrants last year.</text:p>
      <text:p text:style-name="P4">
Broverman, who controls the issue of immigration, last week was a critical speech on this, which was regarded as an attempt to position as a potential successor in Risha Snak.</text:p>
      <text:p text:style-name="P4">
News Source: <text:a xlink:type="simple" xlink:href="https://www.ukrinform.ua/rubric-world/3712763-u-britanii-rozgorivsa-skandal-navkolo-ministra-vnutrisnih-sprav.html" text:style-name="Internet_20_link" text:visited-style-name="Visited_20_Internet_20_Link">
https://www.ukrinform.ua/rubric-world/3712763-u-britanii-rozgorivsa-skandal-navkolo-ministra-vnutrisnih-sprav.html</text:a>
</text:p>
      <!--NEWS-->
      <text:h text:style-name="P10" text:outline-level="1">
<text:span text:style-name="T4">
Trudeau and Macron discussed the defensive needs and post -war reconstruction of Ukraine</text:span>
</text:h>
      <text:p text:style-name="P4">
Authors: Ukrinform (Person)</text:p>
      <text:p text:style-name="P4">
Publisher: Укринформ (Organization)</text:p>
      <text:p text:style-name="P4">
Published Time: 2023-05-22T22:04:00+03:00</text:p>
      <text:p text:style-name="P4">
Modified Time: 2023-05-22T22:04:00+03:00</text:p>
      <text:p text:style-name="P4">
Description: Canada Prime Minister Justin Trudeau and French President Emmanuel Macron emphasized the need for transatlantic unity during the conversation to meet Ukraine's defense needs and its post-war reconstruction. - Ukrinform.</text:p>
      <text:p text:style-name="P4">
Images: ['<text:a xlink:type="simple" xlink:href="https://static.ukrinform.com/photos/2017_07/thumb_files/630_360_1499480965-1104.jpg" text:style-name="Internet_20_link" text:visited-style-name="Visited_20_Internet_20_Link">
630_360_14994...</text:a>
']</text:p>
      <text:p text:style-name="P4">
Tags: ['Макрон', 'Трюдо', 'Україна', 'Війна з Росією']</text:p>
      <text:p text:style-name="P4">
Type: Article</text:p>
      <!--METADATA-->
      <text:p text:style-name="P4">
<draw:frame draw:style-name="fr1" draw:name="Image215" text:anchor-type="as-char" svg:width="6.9236in" svg:height="3.956343in" draw:z-index="0">
<draw:image xlink:href="../Images/yкринформ/2023-05-22T22-04-00-03-00/630_360_1499480965-1104.jpg" xlink:type="simple" xlink:show="embed" xlink:actuate="onLoad" draw:mime-type="image/jpeg"/>
</draw:frame>
Canada Prime Minister Justin Trudeau and French President Emmanuel Macron emphasized the need for transatlantic unity during the time to meet Ukraine and its post-war reconstruction.</text:p>
      <text:p text:style-name="P4">
This was reported in the office of the head of the Canadian government, reports correspondentation.</text:p>
      <text:p text:style-name="P4">
“The Prime Minister and the President emphasized the importance of further transparency unity in support of defense <text:a xlink:type="simple" xlink:href="https://www.ukrinform.ua/tag-ukraina" text:style-name="Internet_20_link" text:visited-style-name="Visited_20_Internet_20_Link">
</text:a>
and its long -term reconstruction needs, ”the Trudeau office noted.</text:p>
      <text:p text:style-name="P4">
According to him, the interlocutors pledged to hold Russia's reference for its brutal aggression and to support those who most acted with the consequences of Russian aggression.</text:p>
      <text:p text:style-name="P4">
<text:span text:style-name="T4">
 Read also: </text:span>
 <text:a xlink:type="simple" xlink:href="https://www.ukrinform.ua/rubric-polytics/3706974-kanada-ta-es-prodovzat-vijskovu-pidtrimku-ukraini-trudo.html" text:style-name="Internet_20_link" text:visited-style-name="Visited_20_Internet_20_Link">
<text:span text:style-name="T4">
 Trude </text:span>
</text:a>
During the conversation, the topic of combating misinformation at the GG7 level was also broken.</text:p>
      <text:p text:style-name="P4">
As it was reported, the summit of the Seven Group on May 21 ended in Japan, one of which was Russia's war against Ukraine.</text:p>
      <text:p text:style-name="P4">
News Source: <text:a xlink:type="simple" xlink:href="https://www.ukrinform.ua/rubric-polytics/3712797-trudo-i-makron-obgovorili-oboronni-potrebi-i-povoennu-vidbudovu-ukraini.html" text:style-name="Internet_20_link" text:visited-style-name="Visited_20_Internet_20_Link">
https://www.ukrinform.ua/rubric-polytics/3712797-trudo-i-makron-obgovorili-oboronni-potrebi-i-povoennu-vidbudovu-ukraini.html</text:a>
</text:p>
      <!--NEWS-->
      <text:h text:style-name="P10" text:outline-level="1">
<text:span text:style-name="T4">
State Department: Support of Ukraine F-16 is a priority for the United States</text:span>
</text:h>
      <text:p text:style-name="P4">
Authors: Ukrinform (Person)</text:p>
      <text:p text:style-name="P4">
Publisher: Укринформ (Organization)</text:p>
      <text:p text:style-name="P4">
Published Time: 2023-05-22T22:15:00+03:00</text:p>
      <text:p text:style-name="P4">
Modified Time: 2023-05-22T22:15:00+03:00</text:p>
      <text:p text:style-name="P4">
Description: The United States is considered a priority task to provide Ukraine with F-16 aircraft, and this will begin to be implemented in cooperation with allies and partners for the next months. - Ukrinform.</text:p>
      <text:p text:style-name="P4">
Images: ['<text:a xlink:type="simple" xlink:href="https://static.ukrinform.com/photos/2023_05/thumb_files/630_360_1684274785-884.jpg" text:style-name="Internet_20_link" text:visited-style-name="Visited_20_Internet_20_Link">
630_360_16842...</text:a>
', '<text:a xlink:type="simple" xlink:href="https://static.ukrinform.com/photos/2023_05/1684781236-953.jpg" text:style-name="Internet_20_link" text:visited-style-name="Visited_20_Internet_20_Link">
1684781236-95...</text:a>
']</text:p>
      <text:p text:style-name="P4">
Tags: ['США', 'Держдеп', 'Повітряні сили ЗСУ', 'Винищувач', 'Війна з Росією', 'F-16']</text:p>
      <text:p text:style-name="P4">
Type: Article</text:p>
      <!--METADATA-->
      <text:p text:style-name="P4">
<draw:frame draw:style-name="fr1" draw:name="Image216" text:anchor-type="as-char" svg:width="6.9236in" svg:height="3.953152in" draw:z-index="0">
<draw:image xlink:href="../Images/yкринформ/2023-05-22T22-15-00-03-00/630_360_1684274785-884.jpg" xlink:type="simple" xlink:show="embed" xlink:actuate="onLoad" draw:mime-type="image/jpeg"/>
</draw:frame>
The connection is considered a priority task to provide Ukraine with F-16 aircraft, and to be implemented in cooperation with allies and partners for the next months.</text:p>
      <text:p text:style-name="P4">
This was stated on Monday during a pressing at Washington by US spokesman Matthew Miller, Ukrinform correspondent reports.</text:p>
      <text:p text:style-name="P4">
<draw:frame draw:style-name="fr1" draw:name="Image217" text:anchor-type="as-char" svg:width="6.9236in" svg:height="4.615733in" draw:z-index="0">
<draw:image xlink:href="../Images/yкринформ/2023-05-22T22-15-00-03-00/1684781236-953.jpg" xlink:type="simple" xlink:show="embed" xlink:actuate="onLoad" draw:mime-type="image/jpeg"/>
</draw:frame>
“So, in relation to our loan for granting Ukraine F-16, President(Biden - ed.)He clearly stressed that we will start training in Ukrainian military pilot F-16. And we will work with our allies and partners of Ukraine <text:a xlink:type="simple" xlink:href="https://www.ukrinform.ua/tag-litak" text:style-name="Internet_20_link" text:visited-style-name="Visited_20_Internet_20_Link">
</text:a>
F -16, "Miller said.</text:p>
      <text:p text:style-name="P4">
He noted that he would not announce when and how it happens, or from which fighters will receive.</text:p>
      <text:p text:style-name="P4">
<text:span text:style-name="T4">
 Read also: </text:span>
 <text:a xlink:type="simple" xlink:href="https://www.ukrinform.ua/rubric-ato/3712539-ignat-pro-f16-dostatno-mati-zasobi-abi-vorozi-litaki-ne-nablizalisa-do-kordoniv-ukraini.html" text:style-name="Internet_20_link" text:visited-style-name="Visited_20_Internet_20_Link">
</text:a>
"But this is a priority for us, and we will start to introduce it to the nearby places," the US State Department spokesman said.</text:p>
      <text:p text:style-name="P4">
As reported by Ukrinform, a spokesman for the Armed Forces Command Yuri Ignatine week said that Ukraine can receive several dozen F-16 from international partners from international partners.</text:p>
      <text:p text:style-name="P4">
<text:span text:style-name="T5">
Foto: Ezra Acayan/Getty Images</text:span>
</text:p>
      <text:p text:style-name="P4">
News Source: <text:a xlink:type="simple" xlink:href="https://www.ukrinform.ua/rubric-ato/3712798-derzdep-zabezpecenna-ukraini-f16-e-prioritetom-dla-ssa.html" text:style-name="Internet_20_link" text:visited-style-name="Visited_20_Internet_20_Link">
https://www.ukrinform.ua/rubric-ato/3712798-derzdep-zabezpecenna-ukraini-f16-e-prioritetom-dla-ssa.html</text:a>
</text:p>
      <!--NEWS-->
      <text:h text:style-name="P10" text:outline-level="1">
<text:span text:style-name="T4">
Seven Ukrainian karatists will perform at European Games in Poland</text:span>
</text:h>
      <text:p text:style-name="P4">
Authors: Ukrinform (Person)</text:p>
      <text:p text:style-name="P4">
Publisher: Укринформ (Organization)</text:p>
      <text:p text:style-name="P4">
Published Time: 2023-05-22T22:21:09+03:00</text:p>
      <text:p text:style-name="P4">
Modified Time: 2023-05-22T22:21:09+03:00</text:p>
      <text:p text:style-name="P4">
Description: In Krakow (Poland), the III European Games will start on June 9. - Ukrinform.</text:p>
      <text:p text:style-name="P4">
Images: ['<text:a xlink:type="simple" xlink:href="https://static.ukrinform.com/photos/2023_05/thumb_files/630_360_1684782948-301.jpg" text:style-name="Internet_20_link" text:visited-style-name="Visited_20_Internet_20_Link">
630_360_16847...</text:a>
']</text:p>
      <text:p text:style-name="P4">
Tags: ['карате', 'Європейські ігри']</text:p>
      <text:p text:style-name="P4">
Type: Article</text:p>
      <!--METADATA-->
      <text:p text:style-name="P4">
<draw:frame draw:style-name="fr1" draw:name="Image218" text:anchor-type="as-char" svg:width="6.9236in" svg:height="3.956343in" draw:z-index="0">
<draw:image xlink:href="../Images/yкринформ/2023-05-22T22-21-09-03-00/630_360_1684782948-301.jpg" xlink:type="simple" xlink:show="embed" xlink:actuate="onLoad" draw:mime-type="image/jpeg"/>
</draw:frame>
In Krakow(Poland)On June 9, the III European Games will start.</text:p>
      <text:p text:style-name="P4">
The athletes play 253 medals in 30 sports, Ukrinform reports.</text:p>
      <text:p text:style-name="P4">
According to information <text:a xlink:type="simple" xlink:href="https://xsport.ua/ru/karate_s/news/na-evropeyskikh-igrakh-vystupyat-chetvero-ukrainskikh-karatistov_8799481/" text:style-name="Internet_20_link" text:visited-style-name="Visited_20_Internet_20_Link">
</text:a>
In particular, seven Ukrainian representatives will perform at karate competitions.</text:p>
      <text:p text:style-name="P4">
The national team of Ukraine included: Nikita Philips(Weight category up to 60 kg), Andrey Zalitny(75 kg), Valery Chobotar(84 kg). Catherine Curve(50 kg), Angelica Terluga(55 kg), Anita Seregin(61 kg)and Galina Melnyk(68 kg).</text:p>
      <text:p text:style-name="P4">
<text:span text:style-name="T4">
Читайте також:</text:span>
 <text:a xlink:type="simple" xlink:href="https://www.ukrinform.ua/rubric-sports/3712632-miznarodna-federacia-gimnastiki-prodovzila-vidstoronenna-rosian-i-bilorusiv.html" text:style-name="Internet_20_link" text:visited-style-name="Visited_20_Internet_20_Link">
 </text:a>
European Games 2023 will last until June 25.</text:p>
      <text:p text:style-name="P4">
In the photo: Angelika Terluga(NOC of Ukraine).</text:p>
      <text:p text:style-name="P4">
News Source: <text:a xlink:type="simple" xlink:href="https://www.ukrinform.ua/rubric-sports/3712799-sim-ukrainskih-karatistiv-vistuplat-na-evropejskih-igrah-u-polsi.html" text:style-name="Internet_20_link" text:visited-style-name="Visited_20_Internet_20_Link">
https://www.ukrinform.ua/rubric-sports/3712799-sim-ukrainskih-karatistiv-vistuplat-na-evropejskih-igrah-u-polsi.html</text:a>
</text:p>
      <!--NEWS-->
      <text:h text:style-name="P10" text:outline-level="1">
<text:span text:style-name="T4">
In Kiev, a charity screening of the film about the deportation of Crimean Tatars was held</text:span>
</text:h>
      <text:p text:style-name="P4">
Authors: Ukrinform (Person)</text:p>
      <text:p text:style-name="P4">
Publisher: Укринформ (Organization)</text:p>
      <text:p text:style-name="P4">
Published Time: 2023-05-22T22:28:00+03:00</text:p>
      <text:p text:style-name="P4">
Modified Time: 2023-05-22T22:28:00+03:00</text:p>
      <text:p text:style-name="P4">
Description: NGO "Crimean" organized a charity screening of the documentary "1944. Crimea. Deportation ”, the funds raised will be directed to support 251 separate teams of territorial defense of the Armed Forces. - Ukrinform.</text:p>
      <text:p text:style-name="P4">
Images: ['<text:a xlink:type="simple" xlink:href="https://static.ukrinform.com/photos/2021_08/thumb_files/630_360_1630171870-547.jpeg" text:style-name="Internet_20_link" text:visited-style-name="Visited_20_Internet_20_Link">
630_360_16301...</text:a>
']</text:p>
      <text:p text:style-name="P4">
Tags: ['Депортація', 'Кіно', 'Кримські татари', 'Благодійність']</text:p>
      <text:p text:style-name="P4">
Type: Article</text:p>
      <!--METADATA-->
      <text:p text:style-name="P4">
<draw:frame draw:style-name="fr1" draw:name="Image219" text:anchor-type="as-char" svg:width="6.9236in" svg:height="3.956343in" draw:z-index="0">
<draw:image xlink:href="../Images/yкринформ/2023-05-22T22-28-00-03-00/630_360_1630171870-547.jpeg" xlink:type="simple" xlink:show="embed" xlink:actuate="onLoad" draw:mime-type="image/jpeg"/>
</draw:frame>
NGO "Crimean" organized a charity screening of the documentary "1944. Crimea. Deportation ”, the funds raised will be directed to support 251 separate forensic defense of the Armed Forces.</text:p>
      <text:p text:style-name="P4">
This was reported by Ukrinform correspondent.</text:p>
      <text:p text:style-name="P4">
"It's not just stories about deportation. These people are witnesses of a crime that is so punished. Therefore, it is important to know these stories, it is important to document them. <text:a xlink:type="simple" xlink:href="https://www.ukrinform.ua/tag-kino" text:style-name="Internet_20_link" text:visited-style-name="Visited_20_Internet_20_Link">
</text:a>
She turned out to be very emotional, sensitive, she explains what deportation is and what she did with a person, " - said the screenwriter Mavilier Khalil.</text:p>
      <text:p text:style-name="P4">
According to her, the premiere of the tape took place in 2019, but it still degenerates festivals. The film won awards in Turkey, Greece, India.</text:p>
      <text:p text:style-name="P4">
“1944. Crimea. Deportation ”has three main lines: three elderly people recall how at five o'clock in the morning they were given 15 minutes for a meeting and taken out - whom to the Urals, whom in Uzbekistan. At that time, they were 10-12 years old.</text:p>
      <text:p text:style-name="P4">
The movie also contains animation elements. It was based on the paintings of one of the heroes of Sadykha Aji-Selyma, who through drawings documented the events during the deportation: as children of Russians threw stones on wagons in which transported Tatars, and shouted "traitors", as they had to lay down with friends. .</text:p>
      <text:p text:style-name="P4">
The historian Martin-Alexander is sour, he noted that the deportation of 1944 erased the memory of the Crimean Tatars all previous injuries and tragedies that had fallen on the dollyu people, including the Holodomor, which was also in Crimea in 1932-1933.</text:p>
      <text:p text:style-name="P4">
At the same time, the Crimean Analytist Yevgeny Yaroshenko emphasized that the most aptly writing the tragedy of the Crimean Tatar people is the term "surgun", which in translation "exile".</text:p>
      <text:p text:style-name="P4">
"As for me, a discourse could be started on a more correct terminological evaluation of these events," he said.</text:p>
      <text:p text:style-name="P4">
<text:span text:style-name="T4">
 Read also: </text:span>
 <text:a xlink:type="simple" xlink:href="https://www.ukrinform.ua/rubric-crimea/3710829-mzs-ukraini-zaklikae-svit-viznati-genocidom-deportaciu-krimskih-tatar-u-1944-roci.html" text:style-name="Internet_20_link" text:visited-style-name="Visited_20_Internet_20_Link">
<text:span text:style-name="T4">
 deportation </text:span>
 <text:span text:style-name="T4">
 Crimean </text:span>
 <text:span text:style-name="T4">
 Tatar </text:span>
</text:a>
During the display, everyone could add to the reserve batteries for the 251 -exposed territorial defense brigade of the Armed Forces, which includes the largest Crimean Tatars.</text:p>
      <text:p text:style-name="P4">
The film has versions of Crimean Tatar and Ukrainian. The first was voiced by actor director Akhtem Seitablaev, and the second - actor Andrey Saminin. The directors were Fatima Osman and Junus Pasha. The script was joined by Nazadzhararov and Zera Bekirov.<text:span text:style-name="T5">
Foto: Credo</text:span>
</text:p>
      <text:p text:style-name="P4">
News Source: <text:a xlink:type="simple" xlink:href="https://www.ukrinform.ua/rubric-crimea/3712802-u-kievi-proveli-blagodijnij-pokaz-filmu-pro-deportaciu-krimskih-tatar.html" text:style-name="Internet_20_link" text:visited-style-name="Visited_20_Internet_20_Link">
https://www.ukrinform.ua/rubric-crimea/3712802-u-kievi-proveli-blagodijnij-pokaz-filmu-pro-deportaciu-krimskih-tatar.html</text:a>
</text:p>
      <!--NEWS-->
      <text:h text:style-name="P10" text:outline-level="1">
<text:span text:style-name="T4">
Russia's decision to initiate a criminal case against the ISS is a disrespect for international law - the EU</text:span>
</text:h>
      <text:p text:style-name="P4">
Authors: Ukrinform (Person)</text:p>
      <text:p text:style-name="P4">
Publisher: Укринформ (Organization)</text:p>
      <text:p text:style-name="P4">
Published Time: 2023-05-22T22:35:00+03:00</text:p>
      <text:p text:style-name="P4">
Modified Time: 2023-05-22T22:35:00+03:00</text:p>
      <text:p text:style-name="P4">
Description: The EU strongly condemned the Russian decision to initiate a criminal case against the prosecutor and three judges of the International Criminal Court, which were involved in investigating crimes during the Russian aggressive war against Ukraine. - Ukrinform.</text:p>
      <text:p text:style-name="P4">
Images: ['<text:a xlink:type="simple" xlink:href="https://static.ukrinform.com/photos/2019_12/thumb_files/630_360_1576564425-641.jpg" text:style-name="Internet_20_link" text:visited-style-name="Visited_20_Internet_20_Link">
630_360_15765...</text:a>
']</text:p>
      <text:p text:style-name="P4">
Tags: ['Євросоюз', 'Міжнародний кримінальний суд', 'Війна з Росією']</text:p>
      <text:p text:style-name="P4">
Type: Article</text:p>
      <!--METADATA-->
      <text:p text:style-name="P4">
<draw:frame draw:style-name="fr1" draw:name="Image220" text:anchor-type="as-char" svg:width="6.9236in" svg:height="3.956343in" draw:z-index="0">
<draw:image xlink:href="../Images/yкринформ/2023-05-22T22-35-00-03-00/630_360_1576564425-641.jpg" xlink:type="simple" xlink:show="embed" xlink:actuate="onLoad" draw:mime-type="image/jpeg"/>
</draw:frame>
The European Union has condemned the Russian decision to initiate a criminal case against the prosecutor of three judges of the International Criminal Court, which were involved in the investigation of crimes during the Russian aggressive war against Ukraine.</text:p>
      <text:p text:style-name="P4">
According to Ukrinform, this is stated in the statement of the high representative of ESZHZEP BORREL, the full text of which was published on <text:a xlink:type="simple" xlink:href="https://www.eeas.europa.eu/eeas/russia-statement-high-representative-threats-against-international-criminal-court-0_en" text:style-name="Internet_20_link" text:visited-style-name="Visited_20_Internet_20_Link">
</text:a>
.</text:p>
      <text:p text:style-name="P4">
«Європейський союз засуджує кримінальне провадження, що було ініційовано <text:a xlink:type="simple" xlink:href="https://www.ukrinform.ua/tag-rosia" text:style-name="Internet_20_link" text:visited-style-name="Visited_20_Internet_20_Link">
</text:a>
the authorities against the prosecutor and the judicial criminal court. Any Russian actions against the MCC Tasprob's mandate intimidate those involved in the investigation of international crimes in Ukraine are politically motivated, unfounded, unjustified and unacceptable. They are a further testimony to the Kremlin's unanswered rules and international law, ”he said at home.</text:p>
      <text:p text:style-name="P4">
The EU has confirmed the full support of the ICS, which is an independent Tane -pre -warned judicial institution, which is trusted by more than 120 countries from all -regional region, and which provides responsibility for the most serious crimes.</text:p>
      <text:p text:style-name="P4">
“We firmly stand with the court, and we remain ready to protect his employees from any foreign interference in the course of justice that is taught to undermine the international criminal justice system. We make all the member countries to protect the principles and values set out in the Urian Statute and to remain united in the fight against impunity, ”Josep Borrel said.</text:p>
      <text:p text:style-name="P4">
<text:span text:style-name="T4">
 Read also: </text:span>
 <text:a xlink:type="simple" xlink:href="https://www.ukrinform.ua/rubric-world/3711994-u-mks-vidreaguvali-na-ogolosenna-moskvou-v-rozsuk-prokurora-sudu.html" text:style-name="Internet_20_link" text:visited-style-name="Visited_20_Internet_20_Link">
<text:span text:style-name="T4">
 MKS </text:span>
</text:a>
As already reported, yesterday <text:a xlink:type="simple" xlink:href="https://www.ukrinform.ua/rubric-world/3712256-order-na-arest-putina-slidkom-rf-zaocno-predaviv-zvinuvacenna-prokuroru-i-suddi-mks.html" text:style-name="Internet_20_link" text:visited-style-name="Visited_20_Internet_20_Link">
</text:a>
who issued a warrant for the arrest of President of RFVvolodimir Putin and the Russian Children's Ombudsman Maria Lviv-Belova.</text:p>
      <text:p text:style-name="P4">
News Source: <text:a xlink:type="simple" xlink:href="https://www.ukrinform.ua/rubric-world/3712804-risenna-rosii-porusiti-kriminalnu-spravu-proti-mks-e-nepovagou-do-miznarodnogo-prava-es.html" text:style-name="Internet_20_link" text:visited-style-name="Visited_20_Internet_20_Link">
https://www.ukrinform.ua/rubric-world/3712804-risenna-rosii-porusiti-kriminalnu-spravu-proti-mks-e-nepovagou-do-miznarodnogo-prava-es.html</text:a>
</text:p>
      <!--NEWS-->
      <text:h text:style-name="P10" text:outline-level="1">
<text:span text:style-name="T4">
US will not stop pressure on Russia to liberate its citizens - State Department</text:span>
</text:h>
      <text:p text:style-name="P4">
Authors: Ukrinform (Person)</text:p>
      <text:p text:style-name="P4">
Publisher: Укринформ (Organization)</text:p>
      <text:p text:style-name="P4">
Published Time: 2023-05-22T22:37:25+03:00</text:p>
      <text:p text:style-name="P4">
Modified Time: 2023-05-22T22:37:25+03:00</text:p>
      <text:p text:style-name="P4">
Description: Washington will continue to press on Moscow to liberate the illegally detained Kremlin authorities of USA Paul Wilan and Evan Gershkovich. - Ukrinform.</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708-745.jpg" text:style-name="Internet_20_link" text:visited-style-name="Visited_20_Internet_20_Link">
1684781708-74...</text:a>
']</text:p>
      <text:p text:style-name="P4">
Tags: ['США', 'Журналіст', 'Держдеп', 'Росія', 'The Wall Street Journal ']</text:p>
      <text:p text:style-name="P4">
Type: Article</text:p>
      <!--METADATA-->
      <text:p text:style-name="P4">
<draw:frame draw:style-name="fr1" draw:name="Image221" text:anchor-type="as-char" svg:width="6.9236in" svg:height="3.956343in" draw:z-index="0">
<draw:image xlink:href="../Images/yкринформ/2023-05-22T22-37-25-03-00/630_360_1521097272-9495.jpg" xlink:type="simple" xlink:show="embed" xlink:actuate="onLoad" draw:mime-type="image/jpeg"/>
</draw:frame>
Washington will be pressed on Moscow to liberate the illegally detained Kremlin power of US citizens Paul Wilan and Evan Gershkovich.</text:p>
      <text:p text:style-name="P4">
This statement was made on Monday by US State Department spokesman Matthew Miller, Ukrinform correspondent reports.</text:p>
      <text:p text:style-name="P4">
<draw:frame draw:style-name="fr1" draw:name="Image222" text:anchor-type="as-char" svg:width="6.9236in" svg:height="4.615733in" draw:z-index="0">
<draw:image xlink:href="../Images/yкринформ/2023-05-22T22-37-25-03-00/1684781708-745.jpg" xlink:type="simple" xlink:show="embed" xlink:actuate="onLoad" draw:mime-type="image/jpeg"/>
</draw:frame>
«State Secretary(Blinken - Ed.)continues to work on that other people in this building(US State Department - Ed.), other people in our government, continue to do it, ”Miller said in a comment on the efforts to liberate two citizens from Russia <text:a xlink:type="simple" xlink:href="https://www.ukrinform.ua/tag-ssa" text:style-name="Internet_20_link" text:visited-style-name="Visited_20_Internet_20_Link">
</text:a>
.</text:p>
      <text:p text:style-name="P4">
He stressed that last week the Russians refused Evan Gershkovich with a Venus Consent visit, violating the country's obligations in accordance with consular Convention.</text:p>
      <text:p text:style-name="P4">
“We will continue to press on them(On the Russian side - ed.)»,- the representative of the State Department of the USA.</text:p>
      <text:p text:style-name="P4">
<text:span text:style-name="T4">
 Read also: </text:span>
 <text:a xlink:type="simple" xlink:href="https://www.ukrinform.ua/rubric-world/3709921-u-rosii-zatrimali-kolisnogo-spivrobitnika-posolstva-ssa.html" text:style-name="Internet_20_link" text:visited-style-name="Visited_20_Internet_20_Link">
</text:a>
According to Ukrinform, the Russian authorities detained Paul Wilan in December 2018. He was accused of espionage and imprisoned for 16 years. The vylancarically denies the accusation.</text:p>
      <text:p text:style-name="P4">
Reporter WSJ <text:a xlink:type="simple" xlink:href="https://www.ukrinform.ua/rubric-world/3689361-u-rosii-za-spigunstvo-zatrimali-zurnalista-the-wall-street-journal.html" text:style-name="Internet_20_link" text:visited-style-name="Visited_20_Internet_20_Link">
</text:a>
In the Russian Federation on March 292023, during a journalistic business trip to Yekaterinburg. He became the first representative of the US media, <text:a xlink:type="simple" xlink:href="https://www.ukrinform.ua/rubric-world/3689560-sprava-pro-spigunstvo-sud-u-moskvi-zaarestuvav-zurnalista-wsj-gerskovica.html" text:style-name="Internet_20_link" text:visited-style-name="Visited_20_Internet_20_Link">
</text:a>
Russian authorities.</text:p>
      <text:p text:style-name="P4">
News Source: <text:a xlink:type="simple" xlink:href="https://www.ukrinform.ua/rubric-world/3712803-ssa-ne-pripinat-tisk-na-rosiu-dla-zvilnenna-svoih-gromadan-derzdep.html" text:style-name="Internet_20_link" text:visited-style-name="Visited_20_Internet_20_Link">
https://www.ukrinform.ua/rubric-world/3712803-ssa-ne-pripinat-tisk-na-rosiu-dla-zvilnenna-svoih-gromadan-derzdep.html</text:a>
</text:p>
      <!--NEWS-->
      <text:h text:style-name="P10" text:outline-level="1">
<text:span text:style-name="T4">
Ukraine and Morocco will hold negotiations on the simplification of trade and visa regime - the Foreign Ministry</text:span>
</text:h>
      <text:p text:style-name="P4">
Authors: Ukrinform (Person)</text:p>
      <text:p text:style-name="P4">
Publisher: Укринформ (Organization)</text:p>
      <text:p text:style-name="P4">
Published Time: 2023-05-22T22:53:00+03:00</text:p>
      <text:p text:style-name="P4">
Modified Time: 2023-05-22T22:53:00+03:00</text:p>
      <text:p text:style-name="P4">
Description: Ukraine and Morocco will hold negotiations to simplify trade in order to increase its volumes, identify promising directions of economic interaction and revive the direct contacts of business. - Ukrinform.</text:p>
      <text:p text:style-name="P4">
Images: ['<text:a xlink:type="simple" xlink:href="https://static.ukrinform.com/photos/2023_05/thumb_files/630_360_1684785093-714.jpeg" text:style-name="Internet_20_link" text:visited-style-name="Visited_20_Internet_20_Link">
630_360_16847...</text:a>
', '<text:a xlink:type="simple" xlink:href="https://static.ukrinform.com/photos/2023_05/1684785093-277.jpeg" text:style-name="Internet_20_link" text:visited-style-name="Visited_20_Internet_20_Link">
1684785093-27...</text:a>
', '<text:a xlink:type="simple" xlink:href="https://static.ukrinform.com/photos/2023_05/1684785093-914.jpeg" text:style-name="Internet_20_link" text:visited-style-name="Visited_20_Internet_20_Link">
1684785093-91...</text:a>
', '<text:a xlink:type="simple" xlink:href="https://static.ukrinform.com/photos/2023_05/1684785092-675.jpeg" text:style-name="Internet_20_link" text:visited-style-name="Visited_20_Internet_20_Link">
1684785092-67...</text:a>
', '<text:a xlink:type="simple" xlink:href="https://static.ukrinform.com/photos/2023_05/1684785092-606.jpeg" text:style-name="Internet_20_link" text:visited-style-name="Visited_20_Internet_20_Link">
1684785092-60...</text:a>
']</text:p>
      <text:p text:style-name="P4">
Tags: ['Марокко', 'Торгівля', 'Україна', 'Віза']</text:p>
      <text:p text:style-name="P4">
Type: Article</text:p>
      <!--METADATA-->
      <text:p text:style-name="P4">
<draw:frame draw:style-name="fr1" draw:name="Image223" text:anchor-type="as-char" svg:width="6.9236in" svg:height="3.956343in" draw:z-index="0">
<draw:image xlink:href="../Images/yкринформ/2023-05-22T22-53-00-03-00/630_360_1684785093-714.jpeg" xlink:type="simple" xlink:show="embed" xlink:actuate="onLoad" draw:mime-type="image/jpeg"/>
</draw:frame>
Ukrainian Morocco will hold negotiations to simplify trade in order to increase its supply, identify promising directions of economic interaction and revitalize business contacts.</text:p>
      <text:p text:style-name="P4">
The corresponding agreement was reached by Foreign Ministers of Ukraine Tamakoko Dmitry Kuleba and Nador Buryita, Ukrinform reports with reference to <text:a xlink:type="simple" xlink:href="https://mfa.gov.ua/news/dmitro-kuleba-ukrayina-ta-marokko-domovilisya-provesti-peregovori-pro-sproshchennya-torgivli-ta-vizovogo-rezhimu" text:style-name="Internet_20_link" text:visited-style-name="Visited_20_Internet_20_Link">
</text:a>
.</text:p>
      <text:p text:style-name="P4">
Diplomacy heads also agreed on negotiations to simplify the visa -momentous between Ukraine and Morocco.</text:p>
      <text:p text:style-name="P4">
<draw:frame draw:style-name="fr1" draw:name="Image224" text:anchor-type="as-char" svg:width="6.9236in" svg:height="4.60941in" draw:z-index="0">
<draw:image xlink:href="../Images/yкринформ/2023-05-22T22-53-00-03-00/1684785093-277.jpeg" xlink:type="simple" xlink:show="embed" xlink:actuate="onLoad" draw:mime-type="image/jpeg"/>
</draw:frame>
The meeting of the ministers took place within the second tour of the head of the Ukrainian Ministry of Internal Affairs of Africa.</text:p>
      <text:p text:style-name="P4">
<draw:frame draw:style-name="fr1" draw:name="Image225" text:anchor-type="as-char" svg:width="6.9236in" svg:height="4.60941in" draw:z-index="0">
<draw:image xlink:href="../Images/yкринформ/2023-05-22T22-53-00-03-00/1684785093-914.jpeg" xlink:type="simple" xlink:show="embed" xlink:actuate="onLoad" draw:mime-type="image/jpeg"/>
</draw:frame>
As Kuleba noted, Ukraine and <text:a xlink:type="simple" xlink:href="https://www.ukrinform.ua/tag-marokko" text:style-name="Internet_20_link" text:visited-style-name="Visited_20_Internet_20_Link">
</text:a>
Combines the long -standing history of friendship and mutual respect.</text:p>
      <text:p text:style-name="P4">
<draw:frame draw:style-name="fr1" draw:name="Image226" text:anchor-type="as-char" svg:width="6.9236in" svg:height="4.60941in" draw:z-index="0">
<draw:image xlink:href="../Images/yкринформ/2023-05-22T22-53-00-03-00/1684785092-675.jpeg" xlink:type="simple" xlink:show="embed" xlink:actuate="onLoad" draw:mime-type="image/jpeg"/>
</draw:frame>
“Morocco supports Ukraine's sovereignty and territorial integrity. The Marocan student community is one of the largest foreign communities in Ukraine. Ukrainian wheat is one of the traditional components of Moroccan. Today we have opened doors that lead to new opportunities for our states, businesses and citizens, ”he stressed.</text:p>
      <text:p text:style-name="P4">
<draw:frame draw:style-name="fr1" draw:name="Image227" text:anchor-type="as-char" svg:width="6.9236in" svg:height="4.60941in" draw:z-index="0">
<draw:image xlink:href="../Images/yкринформ/2023-05-22T22-53-00-03-00/1684785092-606.jpeg" xlink:type="simple" xlink:show="embed" xlink:actuate="onLoad" draw:mime-type="image/jpeg"/>
</draw:frame>
The Head of Ukrainian Diplomacy informed the Burit about the situation on the front of the tasus of the Defense Forces of Ukraine on the reflection of Russian attacks and the liberation of Ukrainian territories from the invaders.</text:p>
      <text:p text:style-name="P4">
Particular attention was paid to the formula of the President of Ukraine Volodymyrazellensky. The minister stressed that the war is instability, which is very acute in Africa.</text:p>
      <text:p text:style-name="P4">
Kuleba invited Morocco to join the embodiment of the Ukrainian peaceful formula. In words, it will be a real contribution to peace not only in Ukraine but also by the Naffryan continent.</text:p>
      <text:p text:style-name="P4">
Foreign Ministers discussed food safety in Africa, stated the need for further unimpeded work of the Black Sea grain, which plays an important role in the supply of food to global. In this context, the Moroccan side presented the possibility of Moroccoyak Gate to Africa.According to the results of the negotiations, the ministers signed a memorandum on cooperation with the Gennady Udovenko, and Moroccan Diplomatic Academy, the Gennady Udovenko.</text:p>
      <text:p text:style-name="P4">
During the Burita meeting, he confirmed Morocco's intention to restore the work of the Embassy Vykiyev.</text:p>
      <text:p text:style-name="P4">
<text:span text:style-name="T4">
 Read also: </text:span>
 <text:a xlink:type="simple" xlink:href="https://www.ukrinform.ua/rubric-polytics/3712782-mirotvorca-misia-afrikanskih-lideriv-kuleba-vkazav-na-vazlivu-detal.html" text:style-name="Internet_20_link" text:visited-style-name="Visited_20_Internet_20_Link">
<text:span text:style-name="T4">
 Cooleba </text:span>
</text:a>
Kuleba, for his part, invited a colleague to visit Ukraine. He also reported on the development of a unique course on Morocco on the topic of military diplomatite to fight fakes.</text:p>
      <text:p text:style-name="P4">
“From the time of my first tour, Africa of the Ministry of Foreign Affairs of Ukraine conducted trainings for more than 200 African diplomats from 16 countries. It was the first such attempt and a huge history of success. We have agreed on the development of a unique course for Morocco, we will share the experience of Ukrainian military diplomacy, strategic communications, the fight against fakes and propaganda, as well as public diplomacy. This will be our practical contribution to strengthen the stability of the African countries, ”the Minister said.</text:p>
      <text:p text:style-name="P4">
Within the working visit of Kuleba, he visited Mohammed V mausoleum, where he gave the founders-founders of the modern Moroccan state and the people of Morocco.</text:p>
      <text:p text:style-name="P4">
As reported by Ukrinform, the Foreign Minister began the second tour of Africa and first in the history of bilateral relations <text:a xlink:type="simple" xlink:href="https://www.ukrinform.ua/rubric-polytics/3712498-kuleba-pribuv-u-marokko.html" text:style-name="Internet_20_link" text:visited-style-name="Visited_20_Internet_20_Link">
</text:a>
.</text:p>
      <text:p text:style-name="P4">
<text:span text:style-name="T5">
Foto: mfa.gov.ua</text:span>
</text:p>
      <text:p text:style-name="P4">
News Source: <text:a xlink:type="simple" xlink:href="https://www.ukrinform.ua/rubric-polytics/3712806-ukraina-i-marokko-provedut-peregovori-pro-sprosenna-torgivli-ta-vizovogo-rezimu-mzs.html" text:style-name="Internet_20_link" text:visited-style-name="Visited_20_Internet_20_Link">
https://www.ukrinform.ua/rubric-polytics/3712806-ukraina-i-marokko-provedut-peregovori-pro-sprosenna-torgivli-ta-vizovogo-rezimu-mzs.html</text:a>
</text:p>
      <!--NEWS-->
      <text:h text:style-name="P10" text:outline-level="1">
<text:span text:style-name="T4">
States officially confirmed unsuccessful attempts by Wagner to ship weapons through small</text:span>
</text:h>
      <text:p text:style-name="P4">
Authors: Ukrinform (Person)</text:p>
      <text:p text:style-name="P4">
Publisher: Укринформ (Organization)</text:p>
      <text:p text:style-name="P4">
Published Time: 2023-05-22T22:57:00+03:00</text:p>
      <text:p text:style-name="P4">
Modified Time: 2023-05-22T22:57:00+03:00</text:p>
      <text:p text:style-name="P4">
Description: The US State Department has confirmed that the Russian PEC "Wagner" sought to implement a scheme of weapons crossing the small for its use in the war against Ukraine. - Ukrinform.</text:p>
      <text:p text:style-name="P4">
Images: ['<text:a xlink:type="simple" xlink:href="https://static.ukrinform.com/photos/2021_03/thumb_files/630_360_1615804184-969.jpg" text:style-name="Internet_20_link" text:visited-style-name="Visited_20_Internet_20_Link">
630_360_16158...</text:a>
']</text:p>
      <text:p text:style-name="P4">
Tags: ['Малі', 'США', 'Зброя', 'Держдеп', 'Російські військові', 'ПВК "Вагнера"', 'Війна з Росією']</text:p>
      <text:p text:style-name="P4">
Type: Article</text:p>
      <!--METADATA-->
      <text:p text:style-name="P4">
<draw:frame draw:style-name="fr1" draw:name="Image228" text:anchor-type="as-char" svg:width="6.9236in" svg:height="3.956343in" draw:z-index="0">
<draw:image xlink:href="../Images/yкринформ/2023-05-22T22-57-00-03-00/630_360_1615804184-969.jpg" xlink:type="simple" xlink:show="embed" xlink:actuate="onLoad" draw:mime-type="image/jpeg"/>
</draw:frame>
The US State Department has confirmed that the Russian PEC "Wagner" tried to sell the weapons crossing the weapons because of small for its use in the war of anti -Ukraine.</text:p>
      <text:p text:style-name="P4">
This was stated on Monday by the State Department spokesman Matthew Miller, reports Ukrinform's own correspondent.</text:p>
      <text:p text:style-name="P4">
“We believe that <text:a xlink:type="simple" xlink:href="https://www.ukrinform.ua/tag-pvk-vagnera" text:style-name="Internet_20_link" text:visited-style-name="Visited_20_Internet_20_Link">
</text:a>
He is trying to get his efforts to purchase military equipment for use in Ukraine, including through third countries where they have bases, ”the US Foreign Ministry said.</text:p>
      <text:p text:style-name="P4">
He confirmed that the State Department has information on attempts of Wagner PEC to cross the military goods through the Little, to assist the Russian Federation in the war against Ukraine.</text:p>
      <text:p text:style-name="P4">
“There are signs that Wagner has tried to buy military systems of in -law suppliers and send this weapon through small, using it as a third party. We have not seen any signs that these deliveries have been curved or executed, but we closely monitor the situation, ”the State Department representative said.</text:p>
      <text:p text:style-name="P4">
Miller recalled that the United States imposed sanctions against the whole list of organizations and persons on many continents involved, including in the Wagner scheme.</text:p>
      <text:p text:style-name="P4">
<text:span text:style-name="T4">
 Read also: </text:span>
 <text:a xlink:type="simple" xlink:href="https://www.ukrinform.ua/rubric-world/3707177-parlament-francii-zaklikav-es-viznati-pvk-vagner-teroristicnou-organizacieu.html" text:style-name="Internet_20_link" text:visited-style-name="Visited_20_Internet_20_Link">
<text:span text:style-name="T4">
 Wagner </text:span>
</text:a>
As reported by Ukrinform, last week the United States in coordination with G7 and other international partners <text:a xlink:type="simple" xlink:href="https://www.ukrinform.ua/rubric-world/3711568-urad-ssa-ogolosiv-pro-kompleksni-sankcii-proti-sotni-fizicnih-osib-ta-organizacij-v-rf.html" text:style-name="Internet_20_link" text:visited-style-name="Visited_20_Internet_20_Link">
</text:a>
and economic punishments against Russia. The United States has a list of restrictions of about 300 people and organizations from the Russian Federation and other countries that have exposed the Kremlin regime to bypass previously imposed sanctions of the United States, allies of partners.</text:p>
      <text:p text:style-name="P4">
News Source: <text:a xlink:type="simple" xlink:href="https://www.ukrinform.ua/rubric-ato/3712807-ssa-oficijno-pidtverdili-nevdali-sprobi-vagnera-perepraviti-zbrou-cerez-mali.html" text:style-name="Internet_20_link" text:visited-style-name="Visited_20_Internet_20_Link">
https://www.ukrinform.ua/rubric-ato/3712807-ssa-oficijno-pidtverdili-nevdali-sprobi-vagnera-perepraviti-zbrou-cerez-mali.html</text:a>
</text:p>
      <!--NEWS-->
      <text:h text:style-name="P10" text:outline-level="1">
<text:span text:style-name="T4">
The enemy in a day was firing 12 times the border of Sumy region - there is a wounded</text:span>
</text:h>
      <text:p text:style-name="P4">
Authors: Ukrinform (Person)</text:p>
      <text:p text:style-name="P4">
Publisher: Укринформ (Organization)</text:p>
      <text:p text:style-name="P4">
Published Time: 2023-05-22T23:05:00+03:00</text:p>
      <text:p text:style-name="P4">
Modified Time: 2023-05-22T23:05:00+03:00</text:p>
      <text:p text:style-name="P4">
Description: During the day, the Russian army fired at the border communities of Sumy region 12 times, causing 80 explosions, a peaceful resident of a hostile fire.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229" text:anchor-type="as-char" svg:width="6.9236in" svg:height="3.956343in" draw:z-index="0">
<draw:image xlink:href="../Images/yкринформ/2023-05-22T23-05-00-03-00/630_360_1640330796-210.jpeg" xlink:type="simple" xlink:show="embed" xlink:actuate="onLoad" draw:mime-type="image/jpeg"/>
</draw:frame>
During the day, the Russian army fired at the border communities of Sumy region 12 times, causing 80 explosions, a hostile fire was wounded by a peaceful resident.</text:p>
      <text:p text:style-name="P4">
According to Ukrinform, the Sumy Regional Military Administration reported in <text:a xlink:type="simple" xlink:href="https://t.me/Sumy_news_ODA/16340" text:style-name="Internet_20_link" text:visited-style-name="Visited_20_Internet_20_Link">
</text:a>
.</text:p>
      <text:p text:style-name="P4">
Yes, 13 explosions were heard in the territory of the Velikopysariv community - they were invaded on it from artillery.</text:p>
      <text:p text:style-name="P4">
Fragile injury as a result of <text:a xlink:type="simple" xlink:href="https://www.ukrinform.ua/tag-obstril" text:style-name="Internet_20_link" text:visited-style-name="Visited_20_Internet_20_Link">
</text:a>
Detail. The victim was taken to a medical institution. Damage also launched a private house, car, outbuilding and fence.</text:p>
      <text:p text:style-name="P4">
In the same community, the Russians struck a mortar - nine explosions were heard.</text:p>
      <text:p text:style-name="P4">
From mortars, the enemy also fired at the Belopilian community, resulting in 12 explosions. Its territory Russian troops were attacked from easel grantoratos(Ths)- 34 explosions were recorded.</text:p>
      <text:p text:style-name="P4">
The Novoslobid community suffered three rockets from the invaders.</text:p>
      <text:p text:style-name="P4">
<text:span text:style-name="T4">
 Read also: </text:span>
 <text:a xlink:type="simple" xlink:href="https://www.ukrinform.ua/rubric-ato/3712785-vijska-rf-za-den-dvici-obstrilali-nikopolskij-rajon.html" text:style-name="Internet_20_link" text:visited-style-name="Visited_20_Internet_20_Link">
<text:span text:style-name="T4">
 firing </text:span>
</text:a>
In the Miropil community, with the help of a drone, the enemy made a dumping device(Vog)- there was one explosion.</text:p>
      <text:p text:style-name="P4">
The young community was fired by the Russians from the artillery, resulting in luggage explosions.</text:p>
      <text:p text:style-name="P4">
As reported <text:a xlink:type="simple" xlink:href="https://www.ukrinform.ua/rubric-ato/3712365-vorog-za-den-obstrilav-sim-gromad-sumsini-poskodzeni-zitlovi-budinki.html" text:style-name="Internet_20_link" text:visited-style-name="Visited_20_Internet_20_Link">
</text:a>
, May 21, Russian troops fired at seven communities of Sumy region, damaging housing.</text:p>
      <text:p text:style-name="P4">
News Source: <text:a xlink:type="simple" xlink:href="https://www.ukrinform.ua/rubric-ato/3712809-vorog-za-dobu-12-raziv-obstrilav-prikordonna-sumsini-e-poranenij.html" text:style-name="Internet_20_link" text:visited-style-name="Visited_20_Internet_20_Link">
https://www.ukrinform.ua/rubric-ato/3712809-vorog-za-dobu-12-raziv-obstrilav-prikordonna-sumsini-e-poranenij.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22T23:09:00+03:00</text:p>
      <text:p text:style-name="P4">
Modified Time: 2023-05-22T23:09:00+03:00</text:p>
      <text:p text:style-name="P4">
Description: In Kiev and a number of regions of Ukraine have declared air alarm.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786168-935.png" text:style-name="Internet_20_link" text:visited-style-name="Visited_20_Internet_20_Link">
1684786168-93...</text:a>
']</text:p>
      <text:p text:style-name="P4">
Tags: ['Війна з Росією', 'Повітряна тривога']</text:p>
      <text:p text:style-name="P4">
Type: Article</text:p>
      <!--METADATA-->
      <text:p text:style-name="P4">
<draw:frame draw:style-name="fr1" draw:name="Image230" text:anchor-type="as-char" svg:width="6.9236in" svg:height="3.956343in" draw:z-index="0">
<draw:image xlink:href="../Images/yкринформ/2023-05-22T23-09-00-03-00/630_360_1645871571-868.jpg" xlink:type="simple" xlink:show="embed" xlink:actuate="onLoad" draw:mime-type="image/jpeg"/>
</draw:frame>
In Kiev, the tanzas of the regions of Ukraine declared air alarm.</text:p>
      <text:p text:style-name="P4">
This is evidenced by <text:a xlink:type="simple" xlink:href="https://map.ukrainealarm.com/" text:style-name="Internet_20_link" text:visited-style-name="Visited_20_Internet_20_Link">
</text:a>
Air anxiety, reports Ukrinform.</text:p>
      <text:p text:style-name="P4">
Currently, the alarm has been announced in Kyiv, Kyiv, Chernihiv, Poltava, Sumy, Kharkiv, Dnipropetrovsk, Donetsk, Zaporizhia, Lugansk, Odessa, Mykolaiv and Kherson regions.</text:p>
      <text:p text:style-name="P4">
<draw:frame draw:style-name="fr1" draw:name="Image231" text:anchor-type="as-char" svg:width="6.9236in" svg:height="3.89773in" draw:z-index="0">
<draw:image xlink:href="../Images/yкринформ/2023-05-22T23-09-00-03-00/1684786168-935.png" xlink:type="simple" xlink:show="embed" xlink:actuate="onLoad" draw:mime-type="image/png"/>
</draw:frame>
Monitoring TG channels report that <text:a xlink:type="simple" xlink:href="https://www.ukrinform.ua/tag-povitrana-trivoga" text:style-name="Internet_20_link" text:visited-style-name="Visited_20_Internet_20_Link">
</text:a>
declared because of the threat of an attack of enemy drones.</text:p>
      <text:p text:style-name="P4">
<text:span text:style-name="T4">
 Read also: </text:span>
 <text:a xlink:type="simple" xlink:href="https://www.ukrinform.ua/rubric-ato/3712534-pidgotovkou-ukrainskih-pilotiv-na-f16-zahid-posilae-signal-putinu-solc.html" text:style-name="Internet_20_link" text:visited-style-name="Visited_20_Internet_20_Link">
</text:a>
Earlier in an interview with Ukrinform, the Commander of the Joint Forces of the Armed Forces of Ukraine, Lieutenant General Sergey Naev reported that <text:a xlink:type="simple" xlink:href="https://www.ukrinform.ua/rubric-ato/3712570-mobilni-grupi-ppo-pracuut-na-riznih-napramkah-naev.html" text:style-name="Internet_20_link" text:visited-style-name="Visited_20_Internet_20_Link">
</text:a>
They carry combat duty not only near Kiev, but they perform tasks in other areas.</text:p>
      <text:p text:style-name="P4">
News Source: <text:a xlink:type="simple" xlink:href="https://www.ukrinform.ua/rubric-ato/3712810-ukrainou-siritsa-povitrana-trivoga.html" text:style-name="Internet_20_link" text:visited-style-name="Visited_20_Internet_20_Link">
https://www.ukrinform.ua/rubric-ato/3712810-ukrainou-siritsa-povitrana-trivoga.html</text:a>
</text:p>
      <!--NEWS-->
      <text:h text:style-name="P10" text:outline-level="1">
<text:span text:style-name="T4">
Bulgaria does not postpone the plans of nuclear power plans with Russian nuclear reactors</text:span>
</text:h>
      <text:p text:style-name="P4">
Authors: Ukrinform (Person)</text:p>
      <text:p text:style-name="P4">
Publisher: Укринформ (Organization)</text:p>
      <text:p text:style-name="P4">
Published Time: 2023-05-22T23:19:00+03:00</text:p>
      <text:p text:style-name="P4">
Modified Time: 2023-05-22T23:19:00+03:00</text:p>
      <text:p text:style-name="P4">
Description: Bulgaria does not delay the construction plans of the second nuclear power plant on the Danube shore with Russian nuclear reactors that it acquired from the aggressor country six years ago. - Ukrinform.</text:p>
      <text:p text:style-name="P4">
Images: ['<text:a xlink:type="simple" xlink:href="https://static.ukrinform.com/photos/2023_05/thumb_files/630_360_1684767335-815.jpg" text:style-name="Internet_20_link" text:visited-style-name="Visited_20_Internet_20_Link">
630_360_16847...</text:a>
']</text:p>
      <text:p text:style-name="P4">
Tags: ['АЕС', 'Болгарія', 'Росія', 'Атомна енергетика']</text:p>
      <text:p text:style-name="P4">
Type: Article</text:p>
      <!--METADATA-->
      <text:p text:style-name="P4">
<draw:frame draw:style-name="fr1" draw:name="Image232" text:anchor-type="as-char" svg:width="6.9236in" svg:height="3.956343in" draw:z-index="0">
<draw:image xlink:href="../Images/yкринформ/2023-05-22T23-19-00-03-00/630_360_1684767335-815.jpg" xlink:type="simple" xlink:show="embed" xlink:actuate="onLoad" draw:mime-type="image/jpeg"/>
</draw:frame>
Bulgarian lays the plans for the construction of a second nuclear power plant on the Danube bank by Russian nuclear reactors, which she purchased from the aggressor country six years ago.</text:p>
      <text:p text:style-name="P4">
As Ukrinform reports, it reports <text:a xlink:type="simple" xlink:href="https://www.euractiv.com/section/politics/news/bulgaria-banks-on-western-technology-to-use-its-russian-nuclear-reactors/" text:style-name="Internet_20_link" text:visited-style-name="Visited_20_Internet_20_Link">
</text:a>
.</text:p>
      <text:p text:style-name="P4">
The Bulgaria Government intends to instruct the French company "EDF" to analyze the dawnness of the completion of the construction project <text:a xlink:type="simple" xlink:href="https://www.ukrinform.ua/tag-aes" text:style-name="Internet_20_link" text:visited-style-name="Visited_20_Internet_20_Link">
</text:a>
In the city of Belene, which started 40 years ago and has been frozen several times by various governments.</text:p>
      <text:p text:style-name="P4">
Bulgaria ordered two Russian nuclear reactors for a project in Belen six years ago, but after the start of a full -scale invasion of Russia in Ukraine in Ukraine became impossible for Russian companies.</text:p>
      <text:p text:style-name="P4">
An alternative is the construction of two new American nuclear reactors at the Miscinin NPP in Kozloidi.</text:p>
      <text:p text:style-name="P4">
The Provisional Government, appointed by Bulgaria President Rumen Radev, wants the Parliament to decide whether to continue the nuclear project in Belen or to look for buying Russian equipment.</text:p>
      <text:p text:style-name="P4">
At the same time, the Bulgaria Ministry of Energy awaits proposals from EDF on the conditions and the cost of completing the project with Russian reactors without the participation of Russia.</text:p>
      <text:p text:style-name="P4">
<text:span text:style-name="T4">
 Read also: </text:span>
 <text:a xlink:type="simple" xlink:href="https://www.ukrinform.ua/rubric-world/3680258-tri-kraini-es-blokuut-sankcii-proti-rosijskogo-atomu-zmi.html" text:style-name="Internet_20_link" text:visited-style-name="Visited_20_Internet_20_Link">
</text:a>
The country also awaits proposals from the American company Westinghouse to bring new reactors to NPPs in Kozlodua.</text:p>
      <text:p text:style-name="P4">
On May 19, the Minister of Energy Rosses of Christ reported that state investments at the Bulgaria at the NPP was 1.25 billion euros.</text:p>
      <text:p text:style-name="P4">
"We have assets of 1.25 billion euros, for which we have a platum of millions a year, and Bulgaria has long been a time to make a decision on an important state asset," Christ said.</text:p>
      <text:p text:style-name="P4">
As reported <text:a xlink:type="simple" xlink:href="https://www.ukrinform.ua/rubric-economy/3681804-francia-planue-modernizuvati-ta-rozvivati-vlasnu-atomnu-energetiku.html" text:style-name="Internet_20_link" text:visited-style-name="Visited_20_Internet_20_Link">
</text:a>
, France plans to modernize and develop its own nuclear energy.</text:p>
      <text:p text:style-name="P4">
<text:span text:style-name="T5">
Foto: Shutterstock/Penka todorova vitkova</text:span>
</text:p>
      <text:p text:style-name="P4">
News Source: <text:a xlink:type="simple" xlink:href="https://www.ukrinform.ua/rubric-economy/3712703-bolgaria-ne-vidkladae-planiv-budivnictva-aes-z-rosijskimi-adernimi-reaktorami.html" text:style-name="Internet_20_link" text:visited-style-name="Visited_20_Internet_20_Link">
https://www.ukrinform.ua/rubric-economy/3712703-bolgaria-ne-vidkladae-planiv-budivnictva-aes-z-rosijskimi-adernimi-reaktorami.html</text:a>
</text:p>
      <!--NEWS-->
      <text:h text:style-name="P10" text:outline-level="1">
<text:span text:style-name="T4">
In Kiev and a number of areas - a loophole of air anxiety</text:span>
</text:h>
      <text:p text:style-name="P4">
Authors: Ukrinform (Person)</text:p>
      <text:p text:style-name="P4">
Publisher: Укринформ (Organization)</text:p>
      <text:p text:style-name="P4">
Published Time: 2023-05-22T23:25:00+03:00</text:p>
      <text:p text:style-name="P4">
Modified Time: 2023-05-22T23:25:00+03:00</text:p>
      <text:p text:style-name="P4">
Description: Air alarm was announced in Kiev and several regions. - Ukrinform.</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787022-823.png" text:style-name="Internet_20_link" text:visited-style-name="Visited_20_Internet_20_Link">
1684787022-82...</text:a>
']</text:p>
      <text:p text:style-name="P4">
Tags: ['Війна з Росією', 'Повітряна тривога']</text:p>
      <text:p text:style-name="P4">
Type: Article</text:p>
      <!--METADATA-->
      <text:p text:style-name="P4">
<draw:frame draw:style-name="fr1" draw:name="Image233" text:anchor-type="as-char" svg:width="6.9236in" svg:height="3.956343in" draw:z-index="0">
<draw:image xlink:href="../Images/yкринформ/2023-05-22T23-25-00-03-00/630_360_1677573461-244.jpg" xlink:type="simple" xlink:show="embed" xlink:actuate="onLoad" draw:mime-type="image/jpeg"/>
</draw:frame>
In Kiev, the regions of the oblasts were announced by air alarm.</text:p>
      <text:p text:style-name="P4">
This is evidenced by <text:a xlink:type="simple" xlink:href="https://map.ukrainealarm.com/" text:style-name="Internet_20_link" text:visited-style-name="Visited_20_Internet_20_Link">
</text:a>
Air anxiety, reports Ukrinform.</text:p>
      <text:p text:style-name="P4">
<draw:frame draw:style-name="fr1" draw:name="Image234" text:anchor-type="as-char" svg:width="6.9236in" svg:height="3.89773in" draw:z-index="0">
<draw:image xlink:href="../Images/yкринформ/2023-05-22T23-25-00-03-00/1684787022-823.png" xlink:type="simple" xlink:show="embed" xlink:actuate="onLoad" draw:mime-type="image/png"/>
</draw:frame>
Currently mode <text:a xlink:type="simple" xlink:href="https://www.ukrinform.ua/tag-povitrana-trivoga" text:style-name="Internet_20_link" text:visited-style-name="Visited_20_Internet_20_Link">
</text:a>
It is stored in Sumy, Zaporizhia, Donetsk and Luhansk regions, as well as the Crimea ARC.</text:p>
      <text:p text:style-name="P4">
<text:span text:style-name="T4">
 Read also: </text:span>
 <text:a xlink:type="simple" xlink:href="https://www.ukrinform.ua/rubric-ato/3712437-vorog-prodovzue-sprobi-visnaziti-nasu-ppo-gumenuk.html" text:style-name="Internet_20_link" text:visited-style-name="Visited_20_Internet_20_Link">
<text:span text:style-name="T4">
 air defense </text:span>
</text:a>
As reported by Ukrinform, the Air Force spokesman Yuri Ignat said <text:a xlink:type="simple" xlink:href="https://www.ukrinform.ua/rubric-ato/3712539-ignat-pro-f16-dostatno-mati-zasobi-abi-vorozi-litaki-ne-nablizalisa-do-kordoniv-ukraini.html" text:style-name="Internet_20_link" text:visited-style-name="Visited_20_Internet_20_Link">
</text:a>
that Ukrainian is sure to knock down the air goals over the territory of Russia, it is enough to have a native, which will reflect the desire of Russian aviation to approach the border of Ukraine.</text:p>
      <text:p text:style-name="P4">
News Source: <text:a xlink:type="simple" xlink:href="https://www.ukrinform.ua/rubric-ato/3712811-u-kievi-ta-nizci-oblastej-vidbij-povitranoi-trivogi.html" text:style-name="Internet_20_link" text:visited-style-name="Visited_20_Internet_20_Link">
https://www.ukrinform.ua/rubric-ato/3712811-u-kievi-ta-nizci-oblastej-vidbij-povitranoi-trivogi.html</text:a>
</text:p>
      <!--NEWS-->
      <text:h text:style-name="P10" text:outline-level="1">
<text:span text:style-name="T4">
The State Security Service warns about the spy activity of hackers against Ukraine and six countries</text:span>
</text:h>
      <text:p text:style-name="P4">
Authors: Ukrinform (Person)</text:p>
      <text:p text:style-name="P4">
Publisher: Укринформ (Organization)</text:p>
      <text:p text:style-name="P4">
Published Time: 2023-05-22T23:46:00+03:00</text:p>
      <text:p text:style-name="P4">
Modified Time: 2023-05-22T23:46:00+03:00</text:p>
      <text:p text:style-name="P4">
Description: The experts of the government response team to the computer emergencies of Ukraine Cert-UA have revealed the spy activity of hackers regarding the organizations of Ukraine, Kazakhstan, Kyrgyzstan, Mongolia, Israel, Iran and India. - Ukrinform.</text:p>
      <text:p text:style-name="P4">
Images: ['<text:a xlink:type="simple" xlink:href="https://static.ukrinform.com/photos/2022_01/thumb_files/630_360_1642582753-405.jpg" text:style-name="Internet_20_link" text:visited-style-name="Visited_20_Internet_20_Link">
630_360_16425...</text:a>
']</text:p>
      <text:p text:style-name="P4">
Tags: ['Кібератака', 'Україна', "Держспецзв'язку", 'Хакери']</text:p>
      <text:p text:style-name="P4">
Type: Article</text:p>
      <!--METADATA-->
      <text:p text:style-name="P4">
<draw:frame draw:style-name="fr1" draw:name="Image235" text:anchor-type="as-char" svg:width="6.9236in" svg:height="3.951463in" draw:z-index="0">
<draw:image xlink:href="../Images/yкринформ/2023-05-22T23-46-00-03-00/630_360_1642582753-405.jpg" xlink:type="simple" xlink:show="embed" xlink:actuate="onLoad" draw:mime-type="image/jpeg"/>
</draw:frame>
The specialist response team to the computer emergencies of Ukraine Cert-“have been spy activity of hackers regarding the organizations of Ukraine, Kazakhstan, Kyrgyzstan, Mongolia, Israel, Iran and India.</text:p>
      <text:p text:style-name="P4">
As Ukrinform reports, it reports <text:a xlink:type="simple" xlink:href="https://cip.gov.ua/ua/news/viyavlena-shpigunska-aktivnist-khakeriv-stosovno-organizacii-ukrayini-kazakhstanu-kirgizstanu-mongoliyi-izrayilyu-iranu-ta-indiyi-doslidzhennya-cert-ua" text:style-name="Internet_20_link" text:visited-style-name="Visited_20_Internet_20_Link">
</text:a>
.</text:p>
      <text:p text:style-name="P4">
“Specialists of the Government Response Team to Computer Emergencies of UkraineCert-UA, which operates in the State Secretariat of Communications, took measures to identify and response <text:a xlink:type="simple" xlink:href="https://www.ukrinform.ua/tag-kiberataka" text:style-name="Internet_20_link" text:visited-style-name="Visited_20_Internet_20_Link">
</text:a>
in the information and communication system of one of the state bodies of Ukraine, ”the message reads.</text:p>
      <text:p text:style-name="P4">
It is noted that on April 18 and 20, 2023 at the Embassy of the Tajikistan Embassy in Ukraine at the Embassy of the Embassy of Tajikistan in Ukraine(Probably compromised)Dangerous emails have been received. One of them contains a document with a macro, and the other is a reference to the same document. Document loading and macro activation are caused, in particular, to be introduced on the devices of spy programs.</text:p>
      <text:p text:style-name="P4">
"The additional study of infrastructure and related files allowed specialists to conclude that among the objects of interest to the criminal group, the organization of Mongolia, Kyrgyzstan, Kazakhstan, Israel, Iran, India," -added to the State Secret.</text:p>
      <text:p text:style-name="P4">
<text:span text:style-name="T4">
 Read also: </text:span>
 <text:a xlink:type="simple" xlink:href="https://www.ukrinform.ua/rubric-technology/3712173-rosijski-hakeri-zdijsnili-podvijnu-kiberataku-proti-ministerstva-i-zmi-ukraini-derzspeczvazku.html" text:style-name="Internet_20_link" text:visited-style-name="Visited_20_Internet_20_Link">
<text:span text:style-name="T4">
 hacker </text:span>
</text:a>
As it was reported, Russians are looking for new methods for obtaining concomitant access to information systems of organizations and citizens of Ukraine, in particular, with <text:a xlink:type="simple" xlink:href="https://www.ukrinform.ua/rubric-technology/3712715-rosiani-vikoristovuut-piratski-programi-dla-dostupu-do-pristroiv-ukrainciv.html" text:style-name="Internet_20_link" text:visited-style-name="Visited_20_Internet_20_Link">
</text:a>
 .</text:p>
      <text:p text:style-name="P4">
News Source: <text:a xlink:type="simple" xlink:href="https://www.ukrinform.ua/rubric-technology/3712711-derzspeczvazku-poperedzae-pro-spigunsku-aktivnist-hakeriv-sodo-ukraini-ta-sesti-krain.html" text:style-name="Internet_20_link" text:visited-style-name="Visited_20_Internet_20_Link">
https://www.ukrinform.ua/rubric-technology/3712711-derzspeczvazku-poperedzae-pro-spigunsku-aktivnist-hakeriv-sodo-ukraini-ta-sesti-krain.html</text:a>
</text:p>
      <!--NEWS-->
      <text:h text:style-name="P10" text:outline-level="1">
<text:span text:style-name="T4">
Series A: Juventus was fined with the removal of points</text:span>
</text:h>
      <text:p text:style-name="P4">
Authors: Ukrinform (Person)</text:p>
      <text:p text:style-name="P4">
Publisher: Укринформ (Organization)</text:p>
      <text:p text:style-name="P4">
Published Time: 2023-05-22T23:46:03+03:00</text:p>
      <text:p text:style-name="P4">
Modified Time: 2023-05-22T23:46:03+03:00</text:p>
      <text:p text:style-name="P4">
Description: After a new hearing in the case of financial fraud at the Juventus football club, the Federal Court of Appeal of Italy decided to fine the Turini by 10 points in the standings of the series A. - Ukrinform.</text:p>
      <text:p text:style-name="P4">
Images: ['<text:a xlink:type="simple" xlink:href="https://static.ukrinform.com/photos/2023_05/thumb_files/630_360_1684788316-960.jpg" text:style-name="Internet_20_link" text:visited-style-name="Visited_20_Internet_20_Link">
630_360_16847...</text:a>
']</text:p>
      <text:p text:style-name="P4">
Tags: None</text:p>
      <text:p text:style-name="P4">
Type: Article</text:p>
      <!--METADATA-->
      <text:p text:style-name="P4">
<draw:frame draw:style-name="fr1" draw:name="Image236" text:anchor-type="as-char" svg:width="6.9236in" svg:height="3.956343in" draw:z-index="0">
<draw:image xlink:href="../Images/yкринформ/2023-05-22T23-46-03-03-00/630_360_1684788316-960.jpg" xlink:type="simple" xlink:show="embed" xlink:actuate="onLoad" draw:mime-type="image/jpeg"/>
</draw:frame>
The afternoon hearing in the case of financial fraud at the Juventus football club, the Italian Federal Court of Appeal decided to fine the Turini on a 10 -point in the standings of Series A.</text:p>
      <text:p text:style-name="P4">
As reports <text:a xlink:type="simple" xlink:href="https://www.gazzetta.it/" text:style-name="Internet_20_link" text:visited-style-name="Visited_20_Internet_20_Link">
</text:a>
La Gazzeta Dellosport, after a new decision on a fine for Juventus in 10 points a change in the standings took place, Ukrinform reports.</text:p>
      <text:p text:style-name="P4">
From second place, Roman "Lazio" guaranteed a ticket to the UEFA Ligichampions ahead of time, and the Turin Club dropped to the 7th position, risks to leave without the European Cups next season.</text:p>
      <text:p text:style-name="P4">
<text:span text:style-name="T4">
 Read also: </text:span>
 <text:a xlink:type="simple" xlink:href="https://www.ukrinform.ua/rubric-sports/3712493-futbolnij-vidbirkovij-matc-evro2024-italia-ukraina-projde-v-milani.html" text:style-name="Internet_20_link" text:visited-style-name="Visited_20_Internet_20_Link">
<text:span text:style-name="T4">
 Football </text:span>
</text:a>
It should be noted that today Juventus lost Empoli at the exit(1:4).</text:p>
      <text:p text:style-name="P4">
Фото: Getty Images.</text:p>
      <text:p text:style-name="P4">
News Source: <text:a xlink:type="simple" xlink:href="https://www.ukrinform.ua/rubric-sports/3712814-seria-a-uventus-ostrafuvali-znattam-ocok.html" text:style-name="Internet_20_link" text:visited-style-name="Visited_20_Internet_20_Link">
https://www.ukrinform.ua/rubric-sports/3712814-seria-a-uventus-ostrafuvali-znattam-ocok.html</text:a>
</text:p>
      <!--NEWS-->
      <text:h text:style-name="P10" text:outline-level="1">
<text:span text:style-name="T4">
The fighters have successfully passed the test - Sergey Naev</text:span>
</text:h>
      <text:p text:style-name="P4">
Author: ['АРМІЯINFORM']</text:p>
      <text:p text:style-name="P4">
Time: 2023-05-22T28:00:00-04:00</text:p>
      <text:p text:style-name="P4">
Description: Commander of the Opniyan forces of the ZS Ukrainian, Lieutenant General Sergey Nah: “Veto, Ale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7242707_2094660757408010_125252544146958829_n.jpg" text:style-name="Internet_20_link" text:visited-style-name="Visited_20_Internet_20_Link">
347242707_2094660757408010_125252544146958829_n.jpg</text:a>
', '<text:a xlink:type="simple" xlink:href="https://armyinform.com.ua/wp-content/uploads/2023/05/347226407_6133319956791237_8102267455714839814_n-150x150.jpg" text:style-name="Internet_20_link" text:visited-style-name="Visited_20_Internet_20_Link">
347226407_6133319956791237_8102267455714839814_n-150x150.jpg</text:a>
', '<text:a xlink:type="simple" xlink:href="https://armyinform.com.ua/wp-content/uploads/2023/05/347599037_772542574331314_2214182127101257612_n-150x150.jpg" text:style-name="Internet_20_link" text:visited-style-name="Visited_20_Internet_20_Link">
347599037_772542574331314_2214182127101257612_n-150x150.jpg</text:a>
', '<text:a xlink:type="simple" xlink:href="https://armyinform.com.ua/wp-content/uploads/2023/05/347255267_266757885713293_5637832383264781179_n-150x150.jpg" text:style-name="Internet_20_link" text:visited-style-name="Visited_20_Internet_20_Link">
347255267_266757885713293_5637832383264781179_n-150x150.jpg</text:a>
']</text:p>
      <text:p text:style-name="P4">
Tags: ['STOPRUSSIA', 'АГРЕСІЯ РФ', 'ВІЙНА', 'ВІЙСЬКОВІ НАВЧАННЯ', 'ВТОРГНЕННЯ РФ', 'СЕРГІЙ НАЄВ']</text:p>
      <text:p text:style-name="P4">
Category: News</text:p>
      <!--METADATA-->
      <text:p text:style-name="P4">
<draw:frame draw:style-name="fr1" draw:name="Image237" text:anchor-type="as-char" svg:width="6.9236in" svg:height="5.1927in" draw:z-index="0">
<draw:image xlink:href="../Images/AРМІЯINFORM/2023-05-22T28-00-00-04-00/347242707_2094660757408010_125252544146958829_n.jpg" xlink:type="simple" xlink:show="embed" xlink:actuate="onLoad" draw:mime-type="image/jpeg"/>
</draw:frame>
Commander of the Joint Forces of the Armed Forces of Ukraine Lieutenant General Sergey Naev:</text:p>
      <text:p text:style-name="P4">
“Tired but happy. This is how our fighters feel after each stage of testing. Thank you all the soldiers and commanders!We keep the line!Let's do together ”!</text:p>
      <text:p text:style-name="P4">
<text:a xlink:type="simple" xlink:href="https://armyinform.com.ua/wp-content/uploads/2023/05/347226407_6133319956791237_8102267455714839814_n.jpg" text:style-name="Internet_20_link" text:visited-style-name="Visited_20_Internet_20_Link">
!(Images/AРМІЯINFORM/2023-05-22T28-00-00-04-00/347226407_6133319956791237_8102267455714839814_n-150x150.jpg)</text:a>
</text:p>
      <text:p text:style-name="P4">
<text:a xlink:type="simple" xlink:href="https://armyinform.com.ua/wp-content/uploads/2023/05/347599037_772542574331314_2214182127101257612_n.jpg" text:style-name="Internet_20_link" text:visited-style-name="Visited_20_Internet_20_Link">
<draw:frame draw:style-name="fr1" draw:name="Image238" text:anchor-type="as-char" svg:width="6.9236in" svg:height="6.9236in" draw:z-index="0">
<draw:image xlink:href="../Images/AРМІЯINFORM/2023-05-22T28-00-00-04-00/347599037_772542574331314_2214182127101257612_n-150x150.jpg" xlink:type="simple" xlink:show="embed" xlink:actuate="onLoad" draw:mime-type="image/jpeg"/>
</draw:frame>
</text:a>
</text:p>
      <text:p text:style-name="P4">
<text:a xlink:type="simple" xlink:href="https://armyinform.com.ua/wp-content/uploads/2023/05/347255267_266757885713293_5637832383264781179_n.jpg" text:style-name="Internet_20_link" text:visited-style-name="Visited_20_Internet_20_Link">
<draw:frame draw:style-name="fr1" draw:name="Image239" text:anchor-type="as-char" svg:width="6.9236in" svg:height="6.9236in" draw:z-index="0">
<draw:image xlink:href="../Images/AРМІЯINFORM/2023-05-22T28-00-00-04-00/347255267_266757885713293_5637832383264781179_n-150x150.jpg" xlink:type="simple" xlink:show="embed" xlink:actuate="onLoad" draw:mime-type="image/jpeg"/>
</draw:frame>
</text:a>
<text:span text:style-name="T4">
 Source: </text:span>
 <text:a xlink:type="simple" xlink:href="https://www.facebook.com/JointForcesCommandAFU/posts/pfbid0295SsdECHiEUNMPDrtsFNDk22stoKfg7Q94i7Nwxp5XnArQP9CuEb1UCH7xe8r9BYl" text:style-name="Internet_20_link" text:visited-style-name="Visited_20_Internet_20_Link">
_ <text:span text:style-name="T5">
 command of the United Forces of Ukraine</text:span>
</text:a>
</text:p>
      <text:p text:style-name="P4">
News Source: <text:a xlink:type="simple" xlink:href="https://armyinform.com.ua/2023/05/22/bijczi-uspishno-projshly-vyprobuvannya-sergij-nayev/" text:style-name="Internet_20_link" text:visited-style-name="Visited_20_Internet_20_Link">
https://armyinform.com.ua/2023/05/22/bijczi-uspishno-projshly-vyprobuvannya-sergij-nayev/</text:a>
</text:p>
      <!--NEWS-->
      <text:h text:style-name="P10" text:outline-level="1">
<text:span text:style-name="T4">
Ukraine and the world - against Russian aggression</text:span>
</text:h>
      <text:p text:style-name="P4">
Author: ['АРМІЯINFORM']</text:p>
      <text:p text:style-name="P4">
Time: 2023-05-22T29: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240" text:anchor-type="as-char" svg:width="6.9236in" svg:height="6.820353in" draw:z-index="0">
<draw:image xlink:href="../Images/AРМІЯINFORM/2023-05-22T29-00-00-04-00/golovna-37.jpg" xlink:type="simple" xlink:show="embed" xlink:actuate="onLoad" draw:mime-type="image/jpeg"/>
</draw:frame>
About it <text:a xlink:type="simple" xlink:href="https://www.facebook.com/SZRUkraine/posts/pfbid06jNWgh4AZ3fBmQTd7n5wfLMdw48hHQcBAvQxUzMiRWvb5aY5RCwM9YP7LrcZCB5gl" text:style-name="Internet_20_link" text:visited-style-name="Visited_20_Internet_20_Link">
reports</text:a>
Ukraine's external intelligence service on its official Facebook page.</text:p>
      <text:p text:style-name="P4">
"We confirm our adamant support for Ukraine as much as it will be necessary to achieve a comprehensive, just and long peace," G7 will come to the joint communique of G7. The summit also approved the planprotidia of the Russian energy blackmail.</text:p>
      <text:p text:style-name="P4">
Portugal has declared joining the "fighter coalition", within which Hortan helped with the training of Ukrainian pilots and mechanics.</text:p>
      <text:p text:style-name="P4">
“The United Kingdom will work with the United States, the Netherlands, Belgium Tadania to give Ukraine the combat aviation capacity she needs. We will pray together, ”said Prime Minister of the United Kingdom Richa Sunak.</text:p>
      <text:p text:style-name="P4">
V. O. Denmark's Defense Minister Troyels Lund Poulsen announced the discussion of the plans for his country's participation in the "fighter coalition" for Ukraine.</text:p>
      <text:p text:style-name="P4">
US Presidential Advisor, Jake Sullivan, confirmed that every other state of fourth generation F-16 fighters will be involved in the efforts of other states to teach Ukrainian pilots fighters(“Fighter Coalition”). Салліванпідтвердив, що у подальші місяці США і союзники обговорюватимуть, коли і вякій кількості Україна отримає сучасні винищувачі.</text:p>
      <text:p text:style-name="P4">
Помічниця міністра оборони США з питань стратегії, планів та можливостей МараКарлін повідомила, що Сполучені Штати і надалі заохочуватимуть союзників допосилення стримування росії у Чорноморському регіоні — це передбачає Стратегіянаціональної оборони Штатів.</text:p>
      <text:p text:style-name="P4">
Польський збройовий концерн Polska Grupa Zbrojeniowa (PGZ)Completes the negotiation by the LEOPARD 2 tanks manufacturers on the implementation of overhaul of the equipment transferred to Ukraine.</text:p>
      <text:p text:style-name="P4">
The owner of the Polish section of the Yamal gas pipeline Europol Gaz filed a claim of adult Gazprom for a total amount of about 6 billion zlotys($ 1.4illard).</text:p>
      <text:p text:style-name="P4">
Президент Євроради Шарль Мішель підтвердив, що ЄС зберігає солідарність зУкраїною у її боротьбі проти агресії рф та розробляє новий пакет фінансовоїдопомоги на період після 2023 року.</text:p>
      <text:p text:style-name="P4">
Президентка Молдови Мая Санду вважає, що росія не є стратегічним партнером дляїї країни з огляду на її дії, і що не знає, коли таке партнерство було.</text:p>
      <text:p text:style-name="P4">
News Source: <text:a xlink:type="simple" xlink:href="https://armyinform.com.ua/2023/05/22/ukrayina-i-svit-proty-rosijskoyi-agresiyi-14/" text:style-name="Internet_20_link" text:visited-style-name="Visited_20_Internet_20_Link">
https://armyinform.com.ua/2023/05/22/ukrayina-i-svit-proty-rosijskoyi-agresiyi-14/</text:a>
</text:p>
      <!--NEWS-->
      <text:h text:style-name="P10" text:outline-level="1">
<text:span text:style-name="T4">
We have to meet the needs of Irina Vereshchuk jointly</text:span>
</text:h>
      <text:p text:style-name="P4">
Author: ['АРМІЯINFORM']</text:p>
      <text:p text:style-name="P4">
Time: 2023-05-22T30:00:00-04:00</text:p>
      <text:p text:style-name="P4">
Description: About the PID Hour of the Zavidannya Coordinatial Headquarters Zwann, Ta Realizatsya is right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cb066413-f6d3-4a26-aa2c-84aa7a569a5f.jpeg" text:style-name="Internet_20_link" text:visited-style-name="Visited_20_Internet_20_Link">
cb066413-f6d3-4a26-aa2c-84aa7a569a5f.jpeg</text:a>
']</text:p>
      <text:p text:style-name="P4">
Tags: ['STOPRUSSIA', 'АГРЕСІЯ РФ', 'ВІЙНА', 'ВТОРГНЕННЯ РФ', 'ДОПОМОГА ВПО', 'ІРИНА ВЕРЕЩУК', 'МІНРЕІНТЕГРАЦІЇ']</text:p>
      <text:p text:style-name="P4">
Category: News</text:p>
      <!--METADATA-->
      <text:p text:style-name="P4">
<draw:frame draw:style-name="fr1" draw:name="Image241" text:anchor-type="as-char" svg:width="6.9236in" svg:height="4.984992in" draw:z-index="0">
<draw:image xlink:href="../Images/AРМІЯINFORM/2023-05-22T30-00-00-04-00/cb066413-f6d3-4a26-aa2c-84aa7a569a5f.jpeg" xlink:type="simple" xlink:show="embed" xlink:actuate="onLoad" draw:mime-type="image/jpeg"/>
</draw:frame>
About it during <text:a xlink:type="simple" xlink:href="https://minre.gov.ua/2023/05/21/iryna-vereshhuk-mayemo-spilno-zabezpechyty-potreby-vpo/" text:style-name="Internet_20_link" text:visited-style-name="Visited_20_Internet_20_Link">
meeting</text:a>
The coordination headquarters on the provision and realization of the rights and freedoms of IDPs was noted by Viceremier-Minister Vereshchuk.</text:p>
      <text:p text:style-name="P4">
During the meeting, they discussed the development of regional targeted programs to support internally displaced persons. Currently, several areas have already worked on this program.</text:p>
      <text:p text:style-name="P4">
They also discussed the state of development of a legal act, which to determine the member and the procedure for the functioning of the places of compact settlement.</text:p>
      <text:p text:style-name="P4">
They considered the possibility of providing additional assistance for vulnerable groups, evacuated from the territories where active fighting is conducted. International donors are currently developing the possibility of paying them with financial assistance.</text:p>
      <text:p text:style-name="P4">
“We need to provide everything necessary. In particular, to provide their free accommodation and social guarantees!”</text:p>
      <text:p text:style-name="P4">
News Source: <text:a xlink:type="simple" xlink:href="https://armyinform.com.ua/2023/05/22/mayemo-spilno-zabezpechyty-potreby-vpo-iryna-vereshhuk/" text:style-name="Internet_20_link" text:visited-style-name="Visited_20_Internet_20_Link">
https://armyinform.com.ua/2023/05/22/mayemo-spilno-zabezpechyty-potreby-vpo-iryna-vereshhuk/</text:a>
</text:p>
      <!--NEWS-->
      <text:h text:style-name="P10" text:outline-level="1">
<text:span text:style-name="T4">
The enemy implements complex operations with a combination of hacker attacks and fake news</text:span>
</text:h>
      <text:p text:style-name="P4">
Author: ['АРМІЯINFORM']</text:p>
      <text:p text:style-name="P4">
Time: 2023-05-22T31:00:00-04:00</text:p>
      <text:p text:style-name="P4">
Description: About Tse, the telegram is holding on. For the fertile of a greeting to the Esti, the war with Ukraine 2022, the war with Ukraine is the latest news today, the news war with Ukraine 2022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3/fishyng-rosijski-hakery.jpg" text:style-name="Internet_20_link" text:visited-style-name="Visited_20_Internet_20_Link">
fishyng-rosijski-hakery.jpg</text:a>
']</text:p>
      <text:p text:style-name="P4">
Tags: ['STOPRUSSIA', 'АГРЕСІЯ РФ', 'ВІЙНА', 'ВТОРГНЕННЯ РФ', 'ДЕРЖСПЕЦЗВ’ЯЗОК', 'ХАКЕРИ']</text:p>
      <text:p text:style-name="P4">
Category: News</text:p>
      <!--METADATA-->
      <text:p text:style-name="P4">
<draw:frame draw:style-name="fr1" draw:name="Image242" text:anchor-type="as-char" svg:width="6.9236in" svg:height="4.279411in" draw:z-index="0">
<draw:image xlink:href="../Images/AРМІЯINFORM/2023-05-22T31-00-00-04-00/fishyng-rosijski-hakery.jpg" xlink:type="simple" xlink:show="embed" xlink:actuate="onLoad" draw:mime-type="image/jpeg"/>
</draw:frame>
Illustrative photo. State Security</text:p>
      <text:p text:style-name="P4">
About it <text:a xlink:type="simple" xlink:href="https://t.me/dsszzi_official/5842" text:style-name="Internet_20_link" text:visited-style-name="Visited_20_Internet_20_Link">
reports</text:a>
The Telegram -specific communication.</text:p>
      <text:p text:style-name="P4">
To enhance the effect, Russia often uses cyber and information attack at the same time.</text:p>
      <text:p text:style-name="P4">
Thus, in April, Russian hackers carried out an unusual kieperoperation, which was made of double cyberattack and operations of information influence.</text:p>
      <text:p text:style-name="P4">
Initially, a cyberattack took place on one of the ministries of Ukraine, and then one of the Ukrainian media. The hackers broke the site of the publication and posted the news of the Ministry, with criticism of Cert-UA activities.</text:p>
      <text:p text:style-name="P4">
The enemy probably tried to cause Ukrainians to distrust the media and state bodies.</text:p>
      <text:p text:style-name="P4">
Recall that since the beginning of 2023, the government response team to the computer-intensive events of the Cert-UA, which operates with the State Secretariat, has operated more than 700 cyberincyders and cyberincards in manual regime. Government organizations are tamy to the authorities in the spotlight of hostile hackers.</text:p>
      <text:p text:style-name="P4">
News Source: <text:a xlink:type="simple" xlink:href="https://armyinform.com.ua/2023/05/22/vorog-realizovuye-skladni-operacziyi-z-poyednannyam-hakerskyh-atak-ta-fejkovyh-novyn/" text:style-name="Internet_20_link" text:visited-style-name="Visited_20_Internet_20_Link">
https://armyinform.com.ua/2023/05/22/vorog-realizovuye-skladni-operacziyi-z-poyednannyam-hakerskyh-atak-ta-fejkovyh-novyn/</text:a>
</text:p>
      <!--NEWS-->
      <text:h text:style-name="P10" text:outline-level="1">
<text:span text:style-name="T4">
From the sky to the ground: AFU paratroopers perform exciting parachute jumps</text:span>
</text:h>
      <text:p text:style-name="P4">
Author: ['АРМІЯINFORM']</text:p>
      <text:p text:style-name="P4">
Time: 2023-05-22T32:00:00-04:00</text:p>
      <text:p text:style-name="P4">
Description: About Tse Moldomlya at Telegram, the landing and gear of the Zbroychy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193bbed3-4d18-4419-9dd5-11bd55cd7414.jpg" text:style-name="Internet_20_link" text:visited-style-name="Visited_20_Internet_20_Link">
193bbed3-4d18-4419-9dd5-11bd55cd7414.jpg</text:a>
', '<text:a xlink:type="simple" xlink:href="https://armyinform.com.ua/wp-content/uploads/2023/05/7cad4d0d-95e9-49a0-8a28-9d4d875248fe-150x150.jpg" text:style-name="Internet_20_link" text:visited-style-name="Visited_20_Internet_20_Link">
7cad4d0d-95e9-49a0-8a28-9d4d875248fe-150x150.jpg</text:a>
', '<text:a xlink:type="simple" xlink:href="https://armyinform.com.ua/wp-content/uploads/2023/05/20e4fbdc-fd63-41a6-a861-04d6ed9c13dd-150x150.jpg" text:style-name="Internet_20_link" text:visited-style-name="Visited_20_Internet_20_Link">
20e4fbdc-fd63-41a6-a861-04d6ed9c13dd-150x150.jpg</text:a>
', '<text:a xlink:type="simple" xlink:href="https://armyinform.com.ua/wp-content/uploads/2023/05/b006a224-48d9-4717-8007-b04b812364b3-150x150.jpg" text:style-name="Internet_20_link" text:visited-style-name="Visited_20_Internet_20_Link">
b006a224-48d9-4717-8007-b04b812364b3-150x150.jpg</text:a>
', '<text:a xlink:type="simple" xlink:href="https://armyinform.com.ua/wp-content/uploads/2023/05/4b2d33d0-a366-403d-9412-61ef01ffbe56-150x150.jpg" text:style-name="Internet_20_link" text:visited-style-name="Visited_20_Internet_20_Link">
4b2d33d0-a366-403d-9412-61ef01ffbe56-150x150.jpg</text:a>
']</text:p>
      <text:p text:style-name="P4">
Tags: ['STOPRUSSIA', 'АГРЕСІЯ РФ', 'ВІЙНА', 'ВТОРГНЕННЯ РФ', 'ДШВ ЗСУ']</text:p>
      <text:p text:style-name="P4">
Category: News</text:p>
      <!--METADATA-->
      <text:p text:style-name="P4">
<draw:frame draw:style-name="fr1" draw:name="Image243" text:anchor-type="as-char" svg:width="6.9236in" svg:height="6.698583in" draw:z-index="0">
<draw:image xlink:href="../Images/AРМІЯINFORM/2023-05-22T32-00-00-04-00/193bbed3-4d18-4419-9dd5-11bd55cd7414.jpg" xlink:type="simple" xlink:show="embed" xlink:actuate="onLoad" draw:mime-type="image/jpeg"/>
</draw:frame>
About it <text:a xlink:type="simple" xlink:href="https://t.me/ua_dshv/1154" text:style-name="Internet_20_link" text:visited-style-name="Visited_20_Internet_20_Link">
reports</text:a>
In Telegram, the Armed Forces of Ukraine.</text:p>
      <text:p text:style-name="P4">
<text:a xlink:type="simple" xlink:href="https://armyinform.com.ua/wp-content/uploads/2023/05/7cad4d0d-95e9-49a0-8a28-9d4d875248fe.jpg" text:style-name="Internet_20_link" text:visited-style-name="Visited_20_Internet_20_Link">
!(Images/AРМІЯINFORM/2023-05-22T32-00-00-04-00/7cad4d0d-95e9-49a0-8a28-9d4d875248fe-150x150.jpg)</text:a>
</text:p>
      <text:p text:style-name="P4">
<text:a xlink:type="simple" xlink:href="https://armyinform.com.ua/wp-content/uploads/2023/05/20e4fbdc-fd63-41a6-a861-04d6ed9c13dd.jpg" text:style-name="Internet_20_link" text:visited-style-name="Visited_20_Internet_20_Link">
<draw:frame draw:style-name="fr1" draw:name="Image244" text:anchor-type="as-char" svg:width="6.9236in" svg:height="6.9236in" draw:z-index="0">
<draw:image xlink:href="../Images/AРМІЯINFORM/2023-05-22T32-00-00-04-00/20e4fbdc-fd63-41a6-a861-04d6ed9c13dd-150x150.jpg" xlink:type="simple" xlink:show="embed" xlink:actuate="onLoad" draw:mime-type="image/jpeg"/>
</draw:frame>
</text:a>
</text:p>
      <text:p text:style-name="P4">
<text:a xlink:type="simple" xlink:href="https://armyinform.com.ua/wp-content/uploads/2023/05/b006a224-48d9-4717-8007-b04b812364b3.jpg" text:style-name="Internet_20_link" text:visited-style-name="Visited_20_Internet_20_Link">
<draw:frame draw:style-name="fr1" draw:name="Image245" text:anchor-type="as-char" svg:width="6.9236in" svg:height="6.9236in" draw:z-index="0">
<draw:image xlink:href="../Images/AРМІЯINFORM/2023-05-22T32-00-00-04-00/b006a224-48d9-4717-8007-b04b812364b3-150x150.jpg" xlink:type="simple" xlink:show="embed" xlink:actuate="onLoad" draw:mime-type="image/jpeg"/>
</draw:frame>
</text:a>
</text:p>
      <text:p text:style-name="P4">
<text:a xlink:type="simple" xlink:href="https://armyinform.com.ua/wp-content/uploads/2023/05/4b2d33d0-a366-403d-9412-61ef01ffbe56.jpg" text:style-name="Internet_20_link" text:visited-style-name="Visited_20_Internet_20_Link">
<draw:frame draw:style-name="fr1" draw:name="Image246" text:anchor-type="as-char" svg:width="6.9236in" svg:height="6.9236in" draw:z-index="0">
<draw:image xlink:href="../Images/AРМІЯINFORM/2023-05-22T32-00-00-04-00/4b2d33d0-a366-403d-9412-61ef01ffbe56-150x150.jpg" xlink:type="simple" xlink:show="embed" xlink:actuate="onLoad" draw:mime-type="image/jpeg"/>
</draw:frame>
</text:a>
Soldiers of landing troops of the Armed Forces of Ukraine perform parachute jumps.</text:p>
      <text:p text:style-name="P4">
Together to victory!DShv - always the first!Glory to Ukraine!</text:p>
      <text:p text:style-name="P4">
News Source: <text:a xlink:type="simple" xlink:href="https://armyinform.com.ua/2023/05/22/z-neba-na-zemlyu-desantnyky-zsu-vykonuyut-zahoplyuyuchi-strybky-z-parashutom/" text:style-name="Internet_20_link" text:visited-style-name="Visited_20_Internet_20_Link">
https://armyinform.com.ua/2023/05/22/z-neba-na-zemlyu-desantnyky-zsu-vykonuyut-zahoplyuyuchi-strybky-z-parashutom/</text:a>
</text:p>
      <!--NEWS-->
      <text:h text:style-name="P10" text:outline-level="1">
<text:span text:style-name="T4">
SCO of Ukraine staged a real hunt for an opponent</text:span>
</text:h>
      <text:p text:style-name="P4">
Author: ['АРМІЯINFORM']</text:p>
      <text:p text:style-name="P4">
Time: 2023-05-22T33:00:00-04:00</text:p>
      <text:p text:style-name="P4">
Description: Proposal is blocked, Ale is deadly for the payroll. Tse - about Mar'anka,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ССО']</text:p>
      <text:p text:style-name="P4">
Category: News</text:p>
      <!--METADATA-->
      <text:p text:style-name="P4">
Completely destroyed but deadly to the occupiers. It's about Marinka, Donetsk.</text:p>
      <text:p text:style-name="P4">
There, SCO operators of Ukraine staged a real hunt for the enemy. It is he to hide in the ruins that were once the settlements of local residents.</text:p>
      <text:p text:style-name="P4">
But SCO soldiers are constantly watching the movement of the Russians, and finding them - they brought down apt kits with the help of drones.</text:p>
      <text:p text:style-name="P4">
<text:span text:style-name="T4">
 Source: </text:span>
 <text:a xlink:type="simple" xlink:href="https://www.facebook.com/usofcom/videos/6586612968050526" text:style-name="Internet_20_link" text:visited-style-name="Visited_20_Internet_20_Link">
_ <text:span text:style-name="T5">
 command the Special Operations Forces forces of Ukraine</text:span>
</text:a>
</text:p>
      <text:p text:style-name="P4">
News Source: <text:a xlink:type="simple" xlink:href="https://armyinform.com.ua/2023/05/22/sso-ukrayiny-vlashtuvaly-spravzhnye-polyuvannya-na-protyvnyka/" text:style-name="Internet_20_link" text:visited-style-name="Visited_20_Internet_20_Link">
https://armyinform.com.ua/2023/05/22/sso-ukrayiny-vlashtuvaly-spravzhnye-polyuvannya-na-protyvnyka/</text:a>
</text:p>
      <!--NEWS-->
      <text:h text:style-name="P10" text:outline-level="1">
<text:span text:style-name="T4">
Fake News: TG hostile tanals spread misinformation on the use of "New Mail" for transportation of military equipment</text:span>
</text:h>
      <text:p text:style-name="P4">
Author: ['АРМІЯINFORM']</text:p>
      <text:p text:style-name="P4">
Time: 2023-05-22T34: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8566598_579836647335718_865205568015242688_n-e1684661626645.jpg" text:style-name="Internet_20_link" text:visited-style-name="Visited_20_Internet_20_Link">
348566598_579836647335718_865205568015242688_n-e1684661626645.jpg</text:a>
']</text:p>
      <text:p text:style-name="P4">
Tags: ['STOPRUSSIA', 'АГРЕСІЯ РФ', 'ВІЙНА', 'ВТОРГНЕННЯ РФ', 'ЦЕНТР ПРОТИДІЇ ДЕЗІНФОРМАЦІЇ']</text:p>
      <text:p text:style-name="P4">
Category: News</text:p>
      <!--METADATA-->
      <text:p text:style-name="P4">
<draw:frame draw:style-name="fr1" draw:name="Image247" text:anchor-type="as-char" svg:width="6.9236in" svg:height="4.478704in" draw:z-index="0">
<draw:image xlink:href="../Images/AРМІЯINFORM/2023-05-22T34-00-00-04-00/348566598_579836647335718_865205568015242688_n-e1684661626645.jpg" xlink:type="simple" xlink:show="embed" xlink:actuate="onLoad" draw:mime-type="image/jpeg"/>
</draw:frame>
The Center for Combating Misinformation on its Facebook page <text:a xlink:type="simple" xlink:href="https://www.facebook.com/photo" text:style-name="Internet_20_link" text:visited-style-name="Visited_20_Internet_20_Link">
reported</text:a>
About fakes common with hostile propagandists.</text:p>
      <text:p text:style-name="P4">
TG hostile channels spread misinformation, allegedly carrying military equipment using civilian logistics companies, including "new mail".</text:p>
      <text:p text:style-name="P4">
<text:span text:style-name="T4">
Actually!</text:span>
</text:p>
      <text:p text:style-name="P4">
The video distributed by the media of the Russian Federation is an informational "throw" created by Zhrospropaganda itself. New mail fake banner was added to the photo editor, but it is noticeable even with the naked eye.</text:p>
      <text:p text:style-name="P4">
Similar fakes are created to justify the missile strokes of the Armed Forces of the Russian Federation on the civilian of Ukraine under the pretext of finding military equipment of the Armed Forces.</text:p>
      <text:p text:style-name="P4">
<text:span text:style-name="T4">
 Trust only sources of verified information!</text:span>
</text:p>
      <text:p text:style-name="P4">
News Source: <text:a xlink:type="simple" xlink:href="https://armyinform.com.ua/2023/05/22/fejkovi-novyny-vorozhi-tg-kanaly-poshyryuyut-dezinformacziyu-pro-vykorystannya-novoyi-poshty-dlya-perevezennya-vijskovoyi-tehniky/" text:style-name="Internet_20_link" text:visited-style-name="Visited_20_Internet_20_Link">
https://armyinform.com.ua/2023/05/22/fejkovi-novyny-vorozhi-tg-kanaly-poshyryuyut-dezinformacziyu-pro-vykorystannya-novoyi-poshty-dlya-perevezennya-vijskovoyi-tehniky/</text:a>
</text:p>
      <!--NEWS-->
      <text:h text:style-name="P10" text:outline-level="1">
<text:span text:style-name="T4">
The Center for Combating Misinformation Informs: The main fakes that have promoted the world media</text:span>
</text:h>
      <text:p text:style-name="P4">
Author: ['АРМІЯINFORM']</text:p>
      <text:p text:style-name="P4">
Time: 2023-05-22T35: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ejk-5.jpg" text:style-name="Internet_20_link" text:visited-style-name="Visited_20_Internet_20_Link">
fejk-5.jpg</text:a>
']</text:p>
      <text:p text:style-name="P4">
Tags: ['STOPRUSSIA', 'АГРЕСІЯ РФ', 'ВІЙНА', 'ВТОРГНЕННЯ РФ', 'ЦЕНТР ПРОТИДІЇ ДЕЗІНФОРМАЦІЇ']</text:p>
      <text:p text:style-name="P4">
Category: News</text:p>
      <!--METADATA-->
      <text:p text:style-name="P4">
<draw:frame draw:style-name="fr1" draw:name="Image248" text:anchor-type="as-char" svg:width="6.9236in" svg:height="4.713818in" draw:z-index="0">
<draw:image xlink:href="../Images/AРМІЯINFORM/2023-05-22T35-00-00-04-00/fejk-5.jpg" xlink:type="simple" xlink:show="embed" xlink:actuate="onLoad" draw:mime-type="image/jpeg"/>
</draw:frame>
The Center for Combating Misinformation on its Facebook page <text:a xlink:type="simple" xlink:href="https://www.facebook.com/protydiyadezinformatsiyi.cpd/posts/pfbid02z5RQMFfQfxzm2axq8aXLRKiRdsr9RS6Z38iqjCMNxZWgWFRQkFDuLs4iX8NCoEf1l" text:style-name="Internet_20_link" text:visited-style-name="Visited_20_Internet_20_Link">
reported</text:a>
About fakes common with hostile propagandists.</text:p>
      <ul>
        <li>
Transfer of Storm Shadow Storm Shadow missiles to Ukraine is a bad news because the West has argued Russia itself to reach Kiev. * The Ukrainian government and its supporters with NATO are afraid of independent experts because they can expose them. * A series of explosions at ammunition in the west of Ukraine has led to a significant increase in gamma radiation. * Poland, Hungary, Lithuania, Estonia, Czechoslovakia and Latvia induce Zelensky to resign. * NATO's strategic missile stroke in Ukraine broke his back to the Alliance Generals and eliminated any opportunities for the Ukrainian army to conduct offensive operations. * The United States turned Ukraine into a miserable nest of the scum. * The world does not support the US in the case with Ukraine.</li>
      </ul>
      <text:p text:style-name="P4">
News Source: <text:a xlink:type="simple" xlink:href="https://armyinform.com.ua/2023/05/22/czentr-protydiyi-dezinformacziyi-informuye-osnovni-fejky-shho-prosuvaly-svitovi-media/" text:style-name="Internet_20_link" text:visited-style-name="Visited_20_Internet_20_Link">
https://armyinform.com.ua/2023/05/22/czentr-protydiyi-dezinformacziyi-informuye-osnovni-fejky-shho-prosuvaly-svitovi-media/</text:a>
</text:p>
      <!--NEWS-->
      <text:h text:style-name="P10" text:outline-level="1">
<text:span text:style-name="T4">
Prisoners of Russian military were shown the movie "Absolute Evil" about the war crimes they committed in Ukraine</text:span>
</text:h>
      <text:p text:style-name="P4">
Author: ['АРМІЯINFORM']</text:p>
      <text:p text:style-name="P4">
Time: 2023-05-22T36:00:00-04:00</text:p>
      <text:p text:style-name="P4">
Description: About the sovereign of the Supreme for the sake of Ukrainian, the rights of the people of Dmitro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3578151_789054289403959_2944866762790458455_n.png" text:style-name="Internet_20_link" text:visited-style-name="Visited_20_Internet_20_Link">
343578151_789054289403959_2944866762790458455_n.png</text:a>
']</text:p>
      <text:p text:style-name="P4">
Tags: ['STOPRUSSIA', 'АГРЕСІЯ РФ', 'ВІЙНА', 'ВТОРГНЕННЯ РФ', 'РОСІЙСЬКІ ВІЙСЬКОВОПОЛОНЕНІ']</text:p>
      <text:p text:style-name="P4">
Category: News</text:p>
      <!--METADATA-->
      <text:p text:style-name="P4">
<draw:frame draw:style-name="fr1" draw:name="Image249" text:anchor-type="as-char" svg:width="6.9236in" svg:height="4.067615in" draw:z-index="0">
<draw:image xlink:href="../Images/AРМІЯINFORM/2023-05-22T36-00-00-04-00/343578151_789054289403959_2944866762790458455_n.png" xlink:type="simple" xlink:show="embed" xlink:actuate="onLoad" draw:mime-type="image/png"/>
</draw:frame>
About it the Commissioner of the Verkhovna Rada of Ukraine for Human Rights Dmitry Lubinets <text:a xlink:type="simple" xlink:href="https://t.me/dmytro_lubinetzs/2503" text:style-name="Internet_20_link" text:visited-style-name="Visited_20_Internet_20_Link">
wrote</text:a>
In his Telegram channel.</text:p>
      <text:p text:style-name="P4">
"What in the heads of these persons - it is unknown that in the eyes - look for yourself - said "I hope that after viewing, they realized who was the absolute gap in this world."</text:p>
      <text:p text:style-name="P4">
<text:span text:style-name="T4">
 Help: </text:span>
 "<text:a xlink:type="simple" xlink:href="https://www.youtube.com/watch" text:style-name="Internet_20_link" text:visited-style-name="Visited_20_Internet_20_Link">
absolute evil</text:a>
» - a documentary film journalist Andriy Tsaplienko about the war crimes of Russian Without notes and retouchi. Civilian executions. Execution of prisoners. Bombing of residential high -rise buildings. Brutal killings of children and adults. Hostage. The film refers to the names of those who have committed these crimes that the destruction of Ukrainians as an ethnic group is a Russian military strategy.</text:p>
      <text:p text:style-name="P4">
News Source: <text:a xlink:type="simple" xlink:href="https://armyinform.com.ua/2023/05/22/polonenym-rosijskym-vijskovym-pokazaly-film-absolyutne-zlo-pro-voyenni-zlochyny-shho-vony-chynyly-v-ukrayini/" text:style-name="Internet_20_link" text:visited-style-name="Visited_20_Internet_20_Link">
https://armyinform.com.ua/2023/05/22/polonenym-rosijskym-vijskovym-pokazaly-film-absolyutne-zlo-pro-voyenni-zlochyny-shho-vony-chynyly-v-ukrayini/</text:a>
</text:p>
      <!--NEWS-->
      <text:h text:style-name="P10" text:outline-level="1">
<text:span text:style-name="T4">
The Commander of the Land Forces awarded 30 Ombre soldiers for their heroism in Bakhmut's battles</text:span>
</text:h>
      <text:p text:style-name="P4">
Author: ['АРМІЯINFORM']</text:p>
      <text:p text:style-name="P4">
Time: 2023-05-22T37:00:00-04:00</text:p>
      <text:p text:style-name="P4">
Description: Commander of the Ground VIISK ZSU General Colonel Oleksandr Sirskaya Syrsky Nagorodiv vinniv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8216675_262499802975436_8861051287268540888_n.jpg" text:style-name="Internet_20_link" text:visited-style-name="Visited_20_Internet_20_Link">
348216675_262499802975436_8861051287268540888_n.jpg</text:a>
', '<text:a xlink:type="simple" xlink:href="https://armyinform.com.ua/wp-content/uploads/2023/05/347137934_959512255500101_6522407003607457652_n.jpg" text:style-name="Internet_20_link" text:visited-style-name="Visited_20_Internet_20_Link">
347137934_959512255500101_6522407003607457652_n.jpg</text:a>
']</text:p>
      <text:p text:style-name="P4">
Tags: ['STOPRUSSIA', 'АГРЕСІЯ РФ', 'ВІЙНА', 'ВТОРГНЕННЯ РФ', 'ОЛЕКСАНДР СИРСЬКИЙ']</text:p>
      <text:p text:style-name="P4">
Category: News</text:p>
      <!--METADATA-->
      <text:p text:style-name="P4">
<draw:frame draw:style-name="fr1" draw:name="Image250" text:anchor-type="as-char" svg:width="6.9236in" svg:height="5.400408in" draw:z-index="0">
<draw:image xlink:href="../Images/AРМІЯINFORM/2023-05-22T37-00-00-04-00/348216675_262499802975436_8861051287268540888_n.jpg" xlink:type="simple" xlink:show="embed" xlink:actuate="onLoad" draw:mime-type="image/jpeg"/>
</draw:frame>
The Commander of the Armed Forces of the Armed Forces, Colonel-General Alexander Sirsky, gave birth to warriors 30 OMBR, who showed courage and professionalism in the battles of Podbakhmut, honors "for personal courage" and "for tanning", as well as serving gifts and money.</text:p>
      <text:p text:style-name="P4">
<draw:frame draw:style-name="fr1" draw:name="Image251" text:anchor-type="as-char" svg:width="6.9236in" svg:height="4.736896in" draw:z-index="0">
<draw:image xlink:href="../Images/AРМІЯINFORM/2023-05-22T37-00-00-04-00/347137934_959512255500101_6522407003607457652_n.jpg" xlink:type="simple" xlink:show="embed" xlink:actuate="onLoad" draw:mime-type="image/jpeg"/>
</draw:frame>
- Using the principle of active defense, we resort to counter -offensives in some areas under Bakhmut. The enemy has more resources, but we are placing his plans. Together with the commanders of units and units, they discussed the necessary decisions to continue the defense operation. Distributed all possible scenarios of events. "</text:p>
      <text:p text:style-name="P4">
<text:span text:style-name="T4">
 Source: </text:span>
 <text:a xlink:type="simple" xlink:href="https://www.facebook.com/100064859553417/posts/pfbid02e21KLEUJkSCdxA3abKoB8niJGUZKvULgic6FELWBvSvphdsgRXypTB6oCdc91Btxl/" text:style-name="Internet_20_link" text:visited-style-name="Visited_20_Internet_20_Link">
<text:span text:style-name="T5">
30 Separate mechanized team. Prince Constantine Ostrozhsky</text:span>
</text:a>
</text:p>
      <text:p text:style-name="P4">
News Source: <text:a xlink:type="simple" xlink:href="https://armyinform.com.ua/2023/05/22/komanduvach-suhoputnyh-vijsk-nagorodyv-voyiniv-30-ombr-za-yihnij-geroyizm-u-boyah-pid-bahmutom/" text:style-name="Internet_20_link" text:visited-style-name="Visited_20_Internet_20_Link">
https://armyinform.com.ua/2023/05/22/komanduvach-suhoputnyh-vijsk-nagorodyv-voyiniv-30-ombr-za-yihnij-geroyizm-u-boyah-pid-bahmutom/</text:a>
</text:p>
      <!--NEWS-->
      <text:h text:style-name="P10" text:outline-level="1">
<text:span text:style-name="T4">
Meeting of Coordination Staff: Protection of the Rights of the Child in Martial Status</text:span>
</text:h>
      <text:p text:style-name="P4">
Author: ['АРМІЯINFORM']</text:p>
      <text:p text:style-name="P4">
Time: 2023-05-22T38:00:00-04:00</text:p>
      <text:p text:style-name="P4">
Description: About CED DOIMLAY MINRINTEGRATIGE. Vidbulo Zhidannya of the Coordinatial Headquarters of the Pole ... War with Ukraine 2022, War with Ukraine latest news today, News War with Ukraine 2022 The last today, will there be a war between Ukraine and Russia, and when, the war with Ukraine will or not, it will be, Will there be a war with Ukraine in the near future, they say, the war with Ukraine, Ukrainian news today, Ukrainian news in Ukrainian media in Russian</text:p>
      <text:p text:style-name="P4">
Images: ['<text:a xlink:type="simple" xlink:href="https://armyinform.com.ua/wp-content/uploads/2023/05/2815903.jpg" text:style-name="Internet_20_link" text:visited-style-name="Visited_20_Internet_20_Link">
2815903.jpg</text:a>
']</text:p>
      <text:p text:style-name="P4">
Tags: ['STOPRUSSIA', 'АГРЕСІЯ РФ', 'ВІЙНА', 'ВТОРГНЕННЯ РФ', 'ДІТИ ВІЙНИ', 'МІНРЕІНТЕГРАЦІЇ']</text:p>
      <text:p text:style-name="P4">
Category: News</text:p>
      <!--METADATA-->
      <text:p text:style-name="P4">
<draw:frame draw:style-name="fr1" draw:name="Image252" text:anchor-type="as-char" svg:width="6.9236in" svg:height="4.369813in" draw:z-index="0">
<draw:image xlink:href="../Images/AРМІЯINFORM/2023-05-22T38-00-00-04-00/2815903.jpg" xlink:type="simple" xlink:show="embed" xlink:actuate="onLoad" draw:mime-type="image/jpeg"/>
</draw:frame>
Illustration photo</text:p>
      <text:p text:style-name="P4">
About it <text:a xlink:type="simple" xlink:href="https://t.me/minre_ua/3380" text:style-name="Internet_20_link" text:visited-style-name="Visited_20_Internet_20_Link">
reports</text:a>
Ministry of Reintegration.</text:p>
      <text:p text:style-name="P4">
A meeting of the coordination headquarters on the protection of the rights of the child of the martial law took place.</text:p>
      <text:p text:style-name="P4">
The event was chaired by Viceremer-Minister Irina Vereshchuk. The return of evacuated status children-orphans of ideas deprived of parental care-was created to Ukraine.</text:p>
      <text:p text:style-name="P4">
The participants of the meeting emphasized that when they return children to follow in the family, not to institutions, especially if they are not equipped with boom. All actions of local administrations for the return of children should be only within the limits of the legislation and coordinated by the National Service Service.</text:p>
      <text:p text:style-name="P4">
Also at the meeting of the coordination staff discussed the introduction of the unified information-analytical system "Children" and the activities of international charity organizations that are taken care of by children.</text:p>
      <text:p text:style-name="P4">
News Source: <text:a xlink:type="simple" xlink:href="https://armyinform.com.ua/2023/05/22/zasidannya-koordynaczijnogo-shtabu-zahyst-prav-dytyny-v-umovah-voyennogo-stanu/" text:style-name="Internet_20_link" text:visited-style-name="Visited_20_Internet_20_Link">
https://armyinform.com.ua/2023/05/22/zasidannya-koordynaczijnogo-shtabu-zahyst-prav-dytyny-v-umovah-voyennogo-stanu/</text:a>
</text:p>
      <!--NEWS-->
      <text:h text:style-name="P10" text:outline-level="1">
<text:span text:style-name="T4">
Evacuation of Bakhmut's residents under the sight of Russian troops</text:span>
</text:h>
      <text:p text:style-name="P4">
Author: ['АРМІЯINFORM']</text:p>
      <text:p text:style-name="P4">
Time: 2023-05-22T39:00:00-04:00</text:p>
      <text:p text:style-name="P4">
Description: Evakuaciyina Grup Polizhi “Biliy Yangol” that Ukrainian Vіsyskovі PID Office Vognem ... War with Ukraine 2022, War with Ukraine Latest News today,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БІЛИЙ ЯНГОЛ', 'ВІЙНА', 'ВТОРГНЕННЯ РФ']</text:p>
      <text:p text:style-name="P4">
Category: News</text:p>
      <!--METADATA-->
      <text:p text:style-name="P4">
The evacuation group of the White Angel police and the Ukrainian military under the sight of Russian troops were evacuated from Bakhmut by ten people, including a child.</text:p>
      <text:p text:style-name="P4">
About it in <text:a xlink:type="simple" xlink:href="https://t.me/mvs_ukraine/25493" text:style-name="Internet_20_link" text:visited-style-name="Visited_20_Internet_20_Link">
telegram</text:a>
The Ministry of Internal Affairs reports.</text:p>
      <text:p text:style-name="P4">
“The rescue operation was difficult across the road among mines and under the fire. Currently, residents have been evacuated, including 14-year-old Alina and her parents are safe, ”the message reads.</text:p>
      <text:p text:style-name="P4">
News Source: <text:a xlink:type="simple" xlink:href="https://armyinform.com.ua/2023/05/22/evakuacziya-zhyteliv-bahmuta-pid-pryczilnym-vognem-rosijskyh-vijsk/" text:style-name="Internet_20_link" text:visited-style-name="Visited_20_Internet_20_Link">
https://armyinform.com.ua/2023/05/22/evakuacziya-zhyteliv-bahmuta-pid-pryczilnym-vognem-rosijskyh-vijsk/</text:a>
</text:p>
      <!--NEWS-->
      <text:h text:style-name="P10" text:outline-level="1">
<text:span text:style-name="T4">
It is better for Russian colonials to voluntarily leave Crimea to his de -occupation - Irina Vereshchuk</text:span>
</text:h>
      <text:p text:style-name="P4">
Author: ['АРМІЯINFORM']</text:p>
      <text:p text:style-name="P4">
Time: 2023-05-22T40:00:00-04:00</text:p>
      <text:p text:style-name="P4">
Description: About Tse Viceprem'r-Minigra Irina Vereshchuk, TELEGRAM VOIDOMEL: abou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c15c9d-krym.jpg" text:style-name="Internet_20_link" text:visited-style-name="Visited_20_Internet_20_Link">
3c15c9d-krym.jpg</text:a>
']</text:p>
      <text:p text:style-name="P4">
Tags: ['STOPRUSSIA', 'АГРЕСІЯ РФ', 'ВІЙНА', 'ВТОРГНЕННЯ РФ', 'КРИМ - ЦЕ УКРАЇНА']</text:p>
      <text:p text:style-name="P4">
Category: News</text:p>
      <!--METADATA-->
      <text:p text:style-name="P4">
<draw:frame draw:style-name="fr1" draw:name="Image253" text:anchor-type="as-char" svg:width="6.9236in" svg:height="3.903305in" draw:z-index="0">
<draw:image xlink:href="../Images/AРМІЯINFORM/2023-05-22T40-00-00-04-00/3c15c9d-krym.jpg" xlink:type="simple" xlink:show="embed" xlink:actuate="onLoad" draw:mime-type="image/jpeg"/>
</draw:frame>
Illustrative photo</text:p>
      <text:p text:style-name="P4">
About this Viceremier-Minister Irina Vereshchuk <text:a xlink:type="simple" xlink:href="https://t.me/minre_ua/3382" text:style-name="Internet_20_link" text:visited-style-name="Visited_20_Internet_20_Link">
reported</text:a>
In Telegram:</text:p>
      <text:p text:style-name="P4">
Irina Vereshchuk said this Viceremier-Minister Irina Vereshchuk. According to her, immediately after the release of the peninsula, the Ukrainian will power many tasks. Among the priority are the fate of the colonialists of the icoaborators.</text:p>
      <text:p text:style-name="P4">
The former are citizens of the Russian Federation, who found themselves in the Crimean -Ukrainian legislation.</text:p>
      <text:p text:style-name="P4">
“My first advice to the colonialists: leave the Crimea voluntarily as long as you can. Do not expect situations where you are asked to leave its greeting way, ”Viceremier summarized.</text:p>
      <text:p text:style-name="P4">
News Source: <text:a xlink:type="simple" xlink:href="https://armyinform.com.ua/2023/05/22/rosijskym-kolonizatoram-krashhe-dobrovilno-zalyshyty-krym-do-jogo-deokupacziyi-iryna-vereshhuk/" text:style-name="Internet_20_link" text:visited-style-name="Visited_20_Internet_20_Link">
https://armyinform.com.ua/2023/05/22/rosijskym-kolonizatoram-krashhe-dobrovilno-zalyshyty-krym-do-jogo-deokupacziyi-iryna-vereshhuk/</text:a>
</text:p>
      <!--NEWS-->
      <text:h text:style-name="P10" text:outline-level="1">
<text:span text:style-name="T4">
Soldiers are working out firing from a manual anti-tank grenade launcher RPG-7</text:span>
</text:h>
      <text:p text:style-name="P4">
Author: ['АРМІЯINFORM']</text:p>
      <text:p text:style-name="P4">
Time: 2023-05-22T41:00:00-04:00</text:p>
      <text:p text:style-name="P4">
Description: The operational command of “Pivnich” with his telegram channalan, she hounds ... war with Ukraine 2022, war with Ukraine latest news today, news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rpg-7.jpg" text:style-name="Internet_20_link" text:visited-style-name="Visited_20_Internet_20_Link">
rpg-7.jpg</text:a>
']</text:p>
      <text:p text:style-name="P4">
Tags: ['STOPRUSSIA', 'АГРЕСІЯ РФ', 'ВІЙНА', 'ВІЙСЬКОВІ НАВЧАННЯ', 'ВТОРГНЕННЯ РФ', 'ОК «ПІВНІЧ»', 'РПГ-7']</text:p>
      <text:p text:style-name="P4">
Category: News</text:p>
      <!--METADATA-->
      <text:p text:style-name="P4">
<draw:frame draw:style-name="fr1" draw:name="Image254" text:anchor-type="as-char" svg:width="6.9236in" svg:height="4.615733in" draw:z-index="0">
<draw:image xlink:href="../Images/AРМІЯINFORM/2023-05-22T41-00-00-04-00/rpg-7.jpg" xlink:type="simple" xlink:show="embed" xlink:actuate="onLoad" draw:mime-type="image/jpeg"/>
</draw:frame>
North Operational Command in its Telegram channel <text:a xlink:type="simple" xlink:href="https://t.me/ok_pivnich1/2718" text:style-name="Internet_20_link" text:visited-style-name="Visited_20_Internet_20_Link">
reports</text:a>
, that such exercises help with the servicemen feel the weight of the grenade launcher, to survive the first shot, to get used to its capacity.</text:p>
      <text:p text:style-name="P4">
It is important to psychologically prepare fighters who will be able to perform the fighting, be able to work with different types of weapons and be morally ready to complete situations.</text:p>
      <text:p text:style-name="P4">
News Source: <text:a xlink:type="simple" xlink:href="https://armyinform.com.ua/2023/05/22/vijskovosluzhbovczi-vidpraczovuyut-strilby-iz-ruchnogo-protytankovogo-granatometa-rpg-7/" text:style-name="Internet_20_link" text:visited-style-name="Visited_20_Internet_20_Link">
https://armyinform.com.ua/2023/05/22/vijskovosluzhbovczi-vidpraczovuyut-strilby-iz-ruchnogo-protytankovogo-granatometa-rpg-7/</text:a>
</text:p>
      <!--NEWS-->
      <text:h text:style-name="P10" text:outline-level="1">
<text:span text:style-name="T4">
Ukraine's defense forces continue to destroy Russian-occupying troops in Bakhmut.</text:span>
</text:h>
      <text:p text:style-name="P4">
Author: ['АРМІЯINFORM']</text:p>
      <text:p text:style-name="P4">
Time: 2023-05-22T42:00:00-04:00</text:p>
      <text:p text:style-name="P4">
Description: About the sovereign of the Podkordonna Service Servic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ІЙНА', 'ВТОРГНЕННЯ РФ', 'ВТРАТИ ВОРОГА', 'ДЕРЖПРИКОРДОНСЛУЖБА']</text:p>
      <text:p text:style-name="P4">
Category: News</text:p>
      <!--METADATA-->
      <text:p text:style-name="P4">
About it <text:a xlink:type="simple" xlink:href="https://dpsu.gov.ua/ua/news/%20VIDEO%20-U-Bahmuti-prikordonniki-z-minometiv-zirvali-ataku-zagarbnikiv/" text:style-name="Internet_20_link" text:visited-style-name="Visited_20_Internet_20_Link">
reports</text:a>
State Border Pedagogical University of Ukraine.</text:p>
      <text:p text:style-name="P4">
In Bakhmut, border guards from mortars disrupted the attacks of invaders.</text:p>
      <text:p text:style-name="P4">
Defense forces of Ukraine, including servicemen of the State Border Guard Service, continue to destroy Russian-occupying troops in Bakhmut.</text:p>
      <text:p text:style-name="P4">
In particular, the other day mortars and aero -intelligence officers of one of the border units were indulged by the invaders in Bakhmut.</text:p>
      <text:p text:style-name="P4">
Ukrainian defenders by surveillance from the air established the place of accumulation of the people of the aggressor country. The enemy forces planned to go on the offensive on this District.</text:p>
      <text:p text:style-name="P4">
Waiting for the accumulation in the ruins of a certain number of invaders, the guards of the borders were hearing the terrain from mortars.</text:p>
      <text:p text:style-name="P4">
As a result of the fire damage, the enemy lost at least one assault group, approximately 7 people were destroyed, 4 more were injured.</text:p>
      <text:p text:style-name="P4">
Having lost the living power, the enemy never started an attack in this direction.</text:p>
      <text:p text:style-name="P4">
News Source: <text:a xlink:type="simple" xlink:href="https://armyinform.com.ua/2023/05/22/syly-oborony-ukrayiny-prodovzhuyut-nyshhyty-rosijsko-okupaczijni-vijska-u-misti-forteczi-bahmut/" text:style-name="Internet_20_link" text:visited-style-name="Visited_20_Internet_20_Link">
https://armyinform.com.ua/2023/05/22/syly-oborony-ukrayiny-prodovzhuyut-nyshhyty-rosijsko-okupaczijni-vijska-u-misti-forteczi-bahmut/</text:a>
</text:p>
      <!--NEWS-->
      <text:h text:style-name="P10" text:outline-level="1">
<text:span text:style-name="T4">
Bakhmut's fighting is ongoing. The enemy unsuccessfully tried to restore the lost positions south of the settlement Ivanovo</text:span>
</text:h>
      <text:p text:style-name="P4">
Author: ['АРМІЯINFORM']</text:p>
      <text:p text:style-name="P4">
Time: 2023-05-22T43:00:00-04:00</text:p>
      <text:p text:style-name="P4">
Description: The enemy is a sinking of Zoedzhuvati basic Zuill at Kupkiyansky, Liman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sh-1-1.jpg" text:style-name="Internet_20_link" text:visited-style-name="Visited_20_Internet_20_Link">
gsh-1-1.jpg</text:a>
']</text:p>
      <text:p text:style-name="P4">
Tags: ['STOPRUSSIA', 'АГРЕСІЯ РФ', 'ВІЙНА', 'ВТОРГНЕННЯ РФ', 'ГЕНЕРАЛЬНИЙ ШТАБ ЗС УКРАЇНИ', 'РАНКОВЕ ЗВЕДЕННЯ', 'ХРОНІКА ОБОРОНИ', 'ХРОНІКА ОБОРОНИ УКРАЇНИ']</text:p>
      <text:p text:style-name="P4">
Category: News</text:p>
      <!--METADATA-->
      <text:p text:style-name="P4">
<draw:frame draw:style-name="fr1" draw:name="Image255" text:anchor-type="as-char" svg:width="6.9236in" svg:height="6.9236in" draw:z-index="0">
<draw:image xlink:href="../Images/AРМІЯINFORM/2023-05-22T43-00-00-04-00/gsh-1-1.jpg" xlink:type="simple" xlink:show="embed" xlink:actuate="onLoad" draw:mime-type="image/jpeg"/>
</draw:frame>
<text:span text:style-name="T4">
 🔥 Situation on Russian invasion </text:span>
</text:p>
      <text:p text:style-name="P4">
The enemy continues to focus on the main efforts on Kupyansk, Lyman, Bakhmut, Avdiiv and Mariinsky. There were 37 fighting collisions in these areas of the front. Bakhmut and Marinka's warriors.</text:p>
      <text:p text:style-name="P4">
About this <text:a xlink:type="simple" xlink:href="https://www.facebook.com/GeneralStaff.ua/posts/pfbid0HgsC6V8vR681X4GbB6xq7EytryP41HpYkwBL2tzdaBtHVyZ5HJzbRVxt2P3xmz83l" text:style-name="Internet_20_link" text:visited-style-name="Visited_20_Internet_20_Link">
it is referred</text:a>
in the morning summarizing the General Staff of the Armed Forces of Ukraine.</text:p>
      <text:p text:style-name="P4">
On <text:span text:style-name="T4">
 Volyn and Polissya directions </text:span>
 Operational situation without significant changes.</text:p>
      <text:p text:style-name="P4">
In the Siversky and Slobozhansky directions ** the enemy continues to retain the military in the border with Ukraine, in some sections of the state border there are hostile sabotage and intelligence groups. For the day, the invaders fired at mortars and artillery settlements of Pettymikolaivka of Chernihiv region; Progress, Studenok, Belokopitov, Vovkivka, Volfine, Zozillya and Mikhailivka of Sumy region, as well as Uda, Graniv, Zelene, Staritsa, Ogirtseve, Gatyshche, Pletenivka, Vovchansk, Nesterne and Budarki Naarkivshchyna.</text:p>
      <text:p text:style-name="P4">
In the <text:span text:style-name="T4">
 Kupyansk direction </text:span>
 the enemy does not stop attempting to improve tactical. During the day, unsuccessful offensive actions in the area of Masyutivka. Artillery and mortar shellings were suffered by Kamyanka, well, Krasne, first, Petro-Ivanivka, Fygolovka, Novomlinsk, Western, Monachynivka, Masyutivka, Tabaivka, Berestovo Kharkiv.</text:p>
      <text:p text:style-name="P4">
In the <text:span text:style-name="T4">
 Liman direction </text:span>
 during the last day the enemy conducted the offensive actions of Unapryamka Ivano-Darjivka, no success. He struck the Air Force.</text:p>
      <text:p text:style-name="P4">
On <text:span text:style-name="T4">
 Bakhmut direction </text:span>
 the enemy continues to take offensive actions. Bakhmut's fighting is ongoing. During the last day, the enemy unsuccessfully tried to identify the lost positions south of the settlement Ivanovske. In addition, the offensive actions in the direction of Grigorivka, had no success. He caused the Air Force of Bakhmut and Ivanovsky. Vasyukivka, Orikhovo-Vasylivka, Markovo, Ivanivske, Stupochka, White Gora, Toretsk and New York of Donetsk region were injured from enemy shelling.In the <text:span text:style-name="T4">
 Marinskaya direction </text:span>
 Defense units continue to reflect the attack by the attack in the Marinka area. Near it and in the Novomikhailivka area, it was Voegodaar. At the same time, hostile shelling was suffered by St. George, Vice -Valid of Novomikhailivka of Donetsk region.</text:p>
      <text:p text:style-name="P4">
In the <text:span text:style-name="T4">
 mining direction </text:span>
 the opponent of offensive actions was not carried out. At the same time, he used aviation for blows near Water, Vodrian, Blessed, Soldiers and Greater Novosilka. Water Tavugledar was made by the shelling of the settlements.</text:p>
      <text:p text:style-name="P4">
In the <text:span text:style-name="T4">
 Zaporizhzhya and Kherson directions </text:span>
 the enemy is defending. It is unprocessed to destroy the infrastructure of settlements, which is along with a line of collision. During the last day, he struck the Aviation Strokes of the Rev. and the Stepovo Zaporizhzhya region and Stanislav and Kizomis Nakherson region, as well as fired at the settlements of Uremivka, Burlatske, Novosilka, Zelena field, Novopoil of Donetsk region; Olgivske, Gulyaipole, Railway, Gulyaypil, Belogorye, Little Tokmachka, Mali Shcherbaki and Kamianske Zaporizhzhya Oblast and Kherson, Mikhailivka, Cossack, Burguna, Tyaginka, Youth Ikizomis in Kherson region.</text:p>
      <text:p text:style-name="P4">
News Source: <text:a xlink:type="simple" xlink:href="https://armyinform.com.ua/2023/05/22/boyi-za-misto-bahmut-tryvayut-protyvnyk-bezuspishno-namagavsya-vidnovyty-vtracheni-pozycziyi-pivdennishe-naselenogo-punktu-ivanivske/" text:style-name="Internet_20_link" text:visited-style-name="Visited_20_Internet_20_Link">
https://armyinform.com.ua/2023/05/22/boyi-za-misto-bahmut-tryvayut-protyvnyk-bezuspishno-namagavsya-vidnovyty-vtracheni-pozycziyi-pivdennishe-naselenogo-punktu-ivanivske/</text:a>
</text:p>
      <!--NEWS-->
      <text:h text:style-name="P10" text:outline-level="1">
<text:span text:style-name="T4">
At a session of the NATO Parliamentary Assembly in Luxembourg, they talked about Ukraine's support in its desire to join NATO</text:span>
</text:h>
      <text:p text:style-name="P4">
Author: ['АРМІЯINFORM']</text:p>
      <text:p text:style-name="P4">
Time: 2023-05-22T44:00:00-04:00</text:p>
      <text:p text:style-name="P4">
Description: About the Pershester Intercessor Golovy Supreme for the sake of Ukrainian Oleksandr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7244184_149026798150335_1055448340152785006_n.jpg" text:style-name="Internet_20_link" text:visited-style-name="Visited_20_Internet_20_Link">
347244184_149026798150335_1055448340152785006_n.jpg</text:a>
']</text:p>
      <text:p text:style-name="P4">
Tags: ['STOPRUSSIA', 'ВЕРХОВНА РАДА УКРАЇНИ', 'ВСТУП ДО НАТО', 'ВТОРГНЕННЯ РФ', 'ЛЮКСЕМБУРГ', 'ПАРЛАМЕНТСЬКА АСАМБЛЕЯ НАТО']</text:p>
      <text:p text:style-name="P4">
Category: News</text:p>
      <!--METADATA-->
      <text:p text:style-name="P4">
<draw:frame draw:style-name="fr1" draw:name="Image256" text:anchor-type="as-char" svg:width="6.9236in" svg:height="5.1927in" draw:z-index="0">
<draw:image xlink:href="../Images/AРМІЯINFORM/2023-05-22T44-00-00-04-00/347244184_149026798150335_1055448340152785006_n.jpg" xlink:type="simple" xlink:show="embed" xlink:actuate="onLoad" draw:mime-type="image/jpeg"/>
</draw:frame>
About this the first deputy chairman of the Verkhovna Rada of Ukraine Oleksandr Kornienko <text:a xlink:type="simple" xlink:href="https://www.facebook.com/verkhovna.rada.ukraine/posts/pfbid0tegLaPR6YUV2irzZTdh4HjU2p4V8pEYTFfyQpfcEAyuoCzPU9GJt7jqxWtt8tdmvl" text:style-name="Internet_20_link" text:visited-style-name="Visited_20_Internet_20_Link">
told</text:a>
in the publication on the official Parliament page on Facebook.</text:p>
      <text:p text:style-name="P4">
They thanked the United Kingdom for a new weapon that brings our victory closer to our warriors. This is a very important and real help for Ukraine.</text:p>
      <text:p text:style-name="P4">
They discussed the necessary support of Ukraine with representatives of Spain, in particular, inquiries for our accession to NATO.</text:p>
      <text:p text:style-name="P4">
They informed the European parliamentarians about the implementation of the seven promises that were made upon receipt of the candidate status and the Association Agreement. In addition, they discussed the results of Jean Monet's dialogue and further steps to strengthen the intelligence between the Verkhovna Rada of Ukraine and the European Parliament.</text:p>
      <text:p text:style-name="P4">
The Luxembourg delegation was talked about the experience of building a fair tastable diplomacy. As well as our vision of further steps in the direction of European and Euro -Atlantic integration - the opening of the negotiation stage of Ukraine's accession to the EU this year and specifics for our country to request membership in the organization of the North Atlantic Treaty.</text:p>
      <text:p text:style-name="P4">
Within the framework of the Dialogue with the Delegation of Finland, they emphasized our expectations of the seams of the summit in Vilnius - a clear algorithm of the movement, the invitation of Ukraine of Dalaju and security guarantees.</text:p>
      <text:p text:style-name="P4">
We are very grateful to international partners for their support and significant assistance in all their aspirations. We look forward to their continuation.</text:p>
      <text:p text:style-name="P4">
News Source: <text:a xlink:type="simple" xlink:href="https://armyinform.com.ua/2023/05/22/na-sesiyi-parlamentskoyi-asambleyi-nato-v-lyuksemburzi-govoryly-pro-pidtrymku-ukrayiny-v-yiyi-pragnenni-vstupyty-do-nato/" text:style-name="Internet_20_link" text:visited-style-name="Visited_20_Internet_20_Link">
https://armyinform.com.ua/2023/05/22/na-sesiyi-parlamentskoyi-asambleyi-nato-v-lyuksemburzi-govoryly-pro-pidtrymku-ukrayiny-v-yiyi-pragnenni-vstupyty-do-nato/</text:a>
</text:p>
      <!--NEWS-->
      <text:h text:style-name="P10" text:outline-level="1">
<text:span text:style-name="T4">
According to estuaries, Slavyansk and Konstantinovtsi the enemy beat the S-300 SCRS missiles</text:span>
</text:h>
      <text:p text:style-name="P4">
Author: ['АРМІЯINFORM']</text:p>
      <text:p text:style-name="P4">
Time: 2023-05-22T45:00:00-04:00</text:p>
      <text:p text:style-name="P4">
Description: Lent out the enemy, the opponent of the 6th missiles of the 52 Aviece, hit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sh-2-zrk-s-300.jpg" text:style-name="Internet_20_link" text:visited-style-name="Visited_20_Internet_20_Link">
gsh-2-zrk-s-300.jpg</text:a>
']</text:p>
      <text:p text:style-name="P4">
Tags: ['STOPRUSSIA', 'АГРЕСІЯ РФ', 'ВІЙНА', 'ВТОРГНЕННЯ РФ', 'РАКЕТНИЙ ОБСТРІЛ', 'С-300']</text:p>
      <text:p text:style-name="P4">
Category: News</text:p>
      <!--METADATA-->
      <text:p text:style-name="P4">
<draw:frame draw:style-name="fr1" draw:name="Image257" text:anchor-type="as-char" svg:width="6.9236in" svg:height="4.402256in" draw:z-index="0">
<draw:image xlink:href="../Images/AРМІЯINFORM/2023-05-22T45-00-00-04-00/gsh-2-zrk-s-300.jpg" xlink:type="simple" xlink:show="embed" xlink:actuate="onLoad" draw:mime-type="image/jpeg"/>
</draw:frame>
<text:span text:style-name="T4">
 🔥 Situation on Russian invasion </text:span>
</text:p>
      <text:p text:style-name="P4">
Over the past day, the enemy has struck 6 rocket and 52 aircraft strikes and made 65 shelling of rocket launchers. Private dwellings and other civilian infrastructure are destroyed.</text:p>
      <text:p text:style-name="P4">
About it in your morning summary <text:a xlink:type="simple" xlink:href="https://www.facebook.com/GeneralStaff.ua/posts/pfbid0HgsC6V8vR681X4GbB6xq7EytryP41HpYkwBL2tzdaBtHVyZ5HJzbRVxt2P3xmz83l" text:style-name="Internet_20_link" text:visited-style-name="Visited_20_Internet_20_Link">
reports</text:a>
General Staff of the Armed Forces of Ukraine.</text:p>
      <text:p text:style-name="P4">
For blows to Ukrainian cities Lyman, Slavyansk and Konstantinovka, the enemy used the S-300 SPRs, which are not high-precision weapons. This again emphasizes the Taktics of Terror by the Russian Federation.</text:p>
      <text:p text:style-name="P4">
The likelihood of rocket and aviation strikes throughout Ukraine is very high in Ukraine.</text:p>
      <text:p text:style-name="P4">
The General Staff of the Armed Forces also informed that the Russian invaders of this completed massive rocket and aviation strike. The information about it will be published after clarification.</text:p>
      <text:p text:style-name="P4">
News Source: <text:a xlink:type="simple" xlink:href="https://armyinform.com.ua/2023/05/22/po-lymanu-slovyansku-ta-kostyantynivczi-protyvnyk-byv-raketamy-zrk-s-300/" text:style-name="Internet_20_link" text:visited-style-name="Visited_20_Internet_20_Link">
https://armyinform.com.ua/2023/05/22/po-lymanu-slovyansku-ta-kostyantynivczi-protyvnyk-byv-raketamy-zrk-s-300/</text:a>
</text:p>
      <!--NEWS-->
      <text:h text:style-name="P10" text:outline-level="1">
<text:span text:style-name="T4">
Defense forces have struck 19 strokes in the areas of concentration of personnel and enemy equipment</text:span>
</text:h>
      <text:p text:style-name="P4">
Author: ['АРМІЯINFORM']</text:p>
      <text:p text:style-name="P4">
Time: 2023-05-22T46:00:00-04:00</text:p>
      <text:p text:style-name="P4">
Description: Avіaatsіya forces of defense for Past Dob took 14 stri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sh-3.png" text:style-name="Internet_20_link" text:visited-style-name="Visited_20_Internet_20_Link">
gsh-3.png</text:a>
']</text:p>
      <text:p text:style-name="P4">
Tags: ['STOPRUSSIA', 'АВІАЦІЯ ЗСУ', 'АГРЕСІЯ РФ', 'ВІЙНА', 'ВТОРГНЕННЯ РФ', 'ГЕНЕРАЛЬНИЙ ШТАБ ЗС УКРАЇНИ', 'РАКЕТНІ ВІЙСЬКА', 'РАНКОВЕ ЗВЕДЕННЯ', 'СИЛИ ОБОРОНИ', 'УКРАЇНСЬКА АРТИЛЕРІЯ', 'ХРОНІКА ОБОРОНИ']</text:p>
      <text:p text:style-name="P4">
Category: News</text:p>
      <!--METADATA-->
      <text:p text:style-name="P4">
<draw:frame draw:style-name="fr1" draw:name="Image258" text:anchor-type="as-char" svg:width="6.9236in" svg:height="3.606042in" draw:z-index="0">
<draw:image xlink:href="../Images/AРМІЯINFORM/2023-05-22T46-00-00-04-00/gsh-3.png" xlink:type="simple" xlink:show="embed" xlink:actuate="onLoad" draw:mime-type="image/png"/>
</draw:frame>
<text:span text:style-name="T4">
 🔥 Situation on Russian invasion </text:span>
</text:p>
      <text:p text:style-name="P4">
The aviation of defense forces over the past 24 hours has struck 14 beats in the areas of concentration of personal staff and military equipment of the enemy, as well as 7-on its anti-aircraft missile complexes.</text:p>
      <text:p text:style-name="P4">
About this <text:a xlink:type="simple" xlink:href="https://www.facebook.com/GeneralStaff.ua/posts/pfbid0HgsC6V8vR681X4GbB6xq7EytryP41HpYkwBL2tzdaBtHVyZ5HJzbRVxt2P3xmz83l" text:style-name="Internet_20_link" text:visited-style-name="Visited_20_Internet_20_Link">
it is referred</text:a>
in the morning summarizing the General Staff of the Armed Forces of Ukraine.</text:p>
      <text:p text:style-name="P4">
3 enemy reconnaissance UAVs of different types were destroyed, as well as 5 shock.</text:p>
      <text:p text:style-name="P4">
The departments of rocket troops and artillery struck 5 areas of the personal staff, 2 ammunition warehouses, 3 artillery units, 2 points of management, a radio-electronic fight, an anti-aircraft missile complex and another important goal of the enemy.</text:p>
      <text:p text:style-name="P4">
News Source: <text:a xlink:type="simple" xlink:href="https://armyinform.com.ua/2023/05/22/syly-oborony-zavdaly-19-udariv-po-rajonah-zoseredzhennya-osobovogo-skladu-ta-tehniky-protyvnyka/" text:style-name="Internet_20_link" text:visited-style-name="Visited_20_Internet_20_Link">
https://armyinform.com.ua/2023/05/22/syly-oborony-zavdaly-19-udariv-po-rajonah-zoseredzhennya-osobovogo-skladu-ta-tehniky-protyvnyka/</text:a>
</text:p>
      <!--NEWS-->
      <text:h text:style-name="P10" text:outline-level="1">
<text:span text:style-name="T4">
The replenishment from the prisoners decided not to cook not a month, but only 10 days</text:span>
</text:h>
      <text:p text:style-name="P4">
Author: ['АРМІЯINFORM']</text:p>
      <text:p text:style-name="P4">
Time: 2023-05-22T47:00:00-04:00</text:p>
      <text:p text:style-name="P4">
Description: At the same importance, the vigorous forces of the Suphi, Rosіyskov Kerivnitroy virichi was the Skorotiti ... War with Ukraine 2022, the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sh-3.jpg" text:style-name="Internet_20_link" text:visited-style-name="Visited_20_Internet_20_Link">
gsh-3.jpg</text:a>
']</text:p>
      <text:p text:style-name="P4">
Tags: ['STOPRUSSIA', 'АГРЕСІЯ РФ', 'ВІЙНА', 'ВТОРГНЕННЯ РФ', 'ГЕНЕРАЛЬНИЙ ШТАБ ЗС УКРАЇНИ', 'ЗАСУДЖЕНІ']</text:p>
      <text:p text:style-name="P4">
Category: News</text:p>
      <!--METADATA-->
      <text:p text:style-name="P4">
<draw:frame draw:style-name="fr1" draw:name="Image259" text:anchor-type="as-char" svg:width="6.9236in" svg:height="3.894525in" draw:z-index="0">
<draw:image xlink:href="../Images/AРМІЯINFORM/2023-05-22T47-00-00-04-00/gsh-3.jpg" xlink:type="simple" xlink:show="embed" xlink:actuate="onLoad" draw:mime-type="image/jpeg"/>
</draw:frame>
Photo: Getty Images</text:p>
      <text:p text:style-name="P4">
Against the background of significant loss of live force, the Russian military leadership decides to spray up to 10 days the term of preparation of personnel from the prisoners, whose base camp was deployed in the Starobilsky district of Luhansk region.</text:p>
      <text:p text:style-name="P4">
About it <text:a xlink:type="simple" xlink:href="https://www.facebook.com/GeneralStaff.ua/posts/pfbid0HgsC6V8vR681X4GbB6xq7EytryP41HpYkwBL2tzdaBtHVyZ5HJzbRVxt2P3xmz83l" text:style-name="Internet_20_link" text:visited-style-name="Visited_20_Internet_20_Link">
reported</text:a>
The General Staff of the Armed Forces of Ukraine on its official Facebook page in the morning summary.</text:p>
      <text:p text:style-name="P4">
Earlier, about 1000 people were brought to the said camp in the Russian territory. The preparation was then planned to carry out a two weeks.</text:p>
      <text:p text:style-name="P4">
News Source: <text:a xlink:type="simple" xlink:href="https://armyinform.com.ua/2023/05/22/popovnennya-iz-chysla-zasudzhenyh-rosiyany-vyrishyly-gotuvaty-ne-misyacz-a-lyshe-10-dniv/" text:style-name="Internet_20_link" text:visited-style-name="Visited_20_Internet_20_Link">
https://armyinform.com.ua/2023/05/22/popovnennya-iz-chysla-zasudzhenyh-rosiyany-vyrishyly-gotuvaty-ne-misyacz-a-lyshe-10-dniv/</text:a>
</text:p>
      <!--NEWS-->
      <text:h text:style-name="P10" text:outline-level="1">
<text:span text:style-name="T4">
Ukrainian defenders eliminated more than 700 invaders, landed the aircraft and destroyed 20 Artisystems</text:span>
</text:h>
      <text:p text:style-name="P4">
Author: ['АРМІЯINFORM']</text:p>
      <text:p text:style-name="P4">
Time: 2023-05-22T48:00:00-04:00</text:p>
      <text:p text:style-name="P4">
Description: Zagalni Boyov, take the enemy on 02/24/22 to 05.2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4007055c-8399-4fbc-ad6a-10feade3bb30-scaled.jpg" text:style-name="Internet_20_link" text:visited-style-name="Visited_20_Internet_20_Link">
4007055c-8399-4fbc-ad6a-10feade3bb30-scaled.jpg</text:a>
']</text:p>
      <text:p text:style-name="P4">
Tags: ['STOPRUSSIA', 'АГРЕСІЯ РФ', 'ВТОРГНЕННЯ РФ', 'ВТРАТИ ВОРОГА', 'ГШ ЗСУ']</text:p>
      <text:p text:style-name="P4">
Category: News</text:p>
      <!--METADATA-->
      <text:p text:style-name="P4">
<draw:frame draw:style-name="fr1" draw:name="Image260" text:anchor-type="as-char" svg:width="6.9236in" svg:height="6.975527in" draw:z-index="0">
<draw:image xlink:href="../Images/AРМІЯINFORM/2023-05-22T48-00-00-04-00/4007055c-8399-4fbc-ad6a-10feade3bb30-scaled.jpg" xlink:type="simple" xlink:show="embed" xlink:actuate="onLoad" draw:mime-type="image/jpeg"/>
</draw:frame>
The total fighting loss of the enemy from 24.02.22 to 22.05.23 will be orientated:</text:p>
      <text:p text:style-name="P4">
<text:span text:style-name="T4">
<text:span text:style-name="T5">
 Personnel - </text:span>
* 203880(+720)persons eliminated</text:span>
<text:span text:style-name="T5">
 tanks - </text:span>
<text:span text:style-name="T5">
 3785(+2)</text:span>
<text:span text:style-name="T4">
 combat armored vehicles - </text:span>
 7407(+9)<text:span text:style-name="T4">
<text:span text:style-name="T5">
 Artillery Systems - </text:span>
<text:span text:style-name="T5">
 3278(+20)</text:span>
 </text:span>
 RSZV - <text:span text:style-name="T4">
 565(+1)</text:span>
<text:span text:style-name="T5">
 air defense - </text:span>
<text:span text:style-name="T5">
 327(0)</text:span>
<text:span text:style-name="T4">
 aircraft - </text:span>
 309(+1)<text:span text:style-name="T4">
<text:span text:style-name="T5">
 helicopters - </text:span>
* 294(0)</text:span>
<text:span text:style-name="T5">
 UAV Operative Tactical Level-</text:span>
<text:span text:style-name="T5">
 2830(+8)</text:span>
<text:span text:style-name="T4">
 Winged missiles - </text:span>
 1011(0)<text:span text:style-name="T4">
<text:span text:style-name="T5">
 ships / boats - </text:span>
* 18(0)</text:span>
<text:span text:style-name="T5">
 Automobile equipment and tanks - </text:span>
<text:span text:style-name="T5">
 6129(+14)</text:span>
<text:span text:style-name="T4">
 Special Technique - </text:span>
 427(+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2.05.23.</text:p>
      <text:p text:style-name="P4">
News Source: <text:a xlink:type="simple" xlink:href="https://armyinform.com.ua/2023/05/22/ukrayinski-zahysnyky-likviduvaly-ponad-700-okupantiv-pryzemlyly-litak-i-znyshhyly-20-artsystem/" text:style-name="Internet_20_link" text:visited-style-name="Visited_20_Internet_20_Link">
https://armyinform.com.ua/2023/05/22/ukrayinski-zahysnyky-likviduvaly-ponad-700-okupantiv-pryzemlyly-litak-i-znyshhyly-20-artsystem/</text:a>
</text:p>
      <!--NEWS-->
      <text:h text:style-name="P10" text:outline-level="1">
<text:span text:style-name="T4">
Air defense forces destroyed four winged rockets and all 20 UAVs that the enemy directed at night to the Dnieper</text:span>
</text:h>
      <text:p text:style-name="P4">
Author: ['АРМІЯINFORM']</text:p>
      <text:p text:style-name="P4">
Time: 2023-05-22T49:00:00-04:00</text:p>
      <text:p text:style-name="P4">
Description: PID Hour of the Nice Attacks of the Russian Federation on DNIPROPROKENSKIKI RHISSID IS AND THE 20 Driven Drony Typ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ac10b75f77b68d55169cd416d9754442.jpg" text:style-name="Internet_20_link" text:visited-style-name="Visited_20_Internet_20_Link">
ac10b75f77b68d55169cd416d9754442.jpg</text:a>
']</text:p>
      <text:p text:style-name="P4">
Tags: ['АГРЕСІЯ РФ', 'ВІЙНА', 'ПОВІТРЯНІ СИЛИ ЗБРОЙНИХ СИЛ УКРАЇНИ', 'ХРОНІКА ОБОРОНИ']</text:p>
      <text:p text:style-name="P4">
Category: News</text:p>
      <!--METADATA-->
      <text:p text:style-name="P4">
<draw:frame draw:style-name="fr1" draw:name="Image261" text:anchor-type="as-char" svg:width="6.9236in" svg:height="5.1927in" draw:z-index="0">
<draw:image xlink:href="../Images/AРМІЯINFORM/2023-05-22T49-00-00-04-00/ac10b75f77b68d55169cd416d9754442.jpg" xlink:type="simple" xlink:show="embed" xlink:actuate="onLoad" draw:mime-type="image/jpeg"/>
</draw:frame>
During the night attack of the Russian Federation on the Dnieper, Ukrainian defenders destroyed 20 Shahd shockroots and four winged X-101/X-555 missiles.</text:p>
      <text:p text:style-name="P4">
About it <text:a xlink:type="simple" xlink:href="https://t.me/kpszsu/2529" text:style-name="Internet_20_link" text:visited-style-name="Visited_20_Internet_20_Link">
reports</text:a>
Armed Forces Command.</text:p>
      <text:p text:style-name="P4">
“On May 22, the invaders attacked the military and infrastructure object of the Eastern outpost of Ukraine - Dnipro. The attack was carried out by 16 rocket launchers and 20 shock drones Shahd-136/131, ”the shows reads.</text:p>
      <text:p text:style-name="P4">
<text:span text:style-name="T4">
 In general the enemy released: </text:span>
</text:p>
      <text:p text:style-name="P4">
<text:span text:style-name="T4">
<text:span text:style-name="T5">
 4 </text:span>
* Winged air base missiles X-101/X-555 from the Tu-95MC strategic bombers from the Caspian Sea; </text:span>
<text:span text:style-name="T5">
 5 </text:span>
<text:span text:style-name="T5">
 Winged X-22 rockets from long-range TU-22m3 bombers from different directions-Azov Sea and Kursk region; </text:span>
<text:span text:style-name="T4">
 2 </text:span>
 Iskander-M ballistic missiles from temporarily occupied Crimea; <text:span text:style-name="T4">
<text:span text:style-name="T5">
 5 </text:span>
* C-300 anti-aircraft managed missiles from the temporarily occupied territory of Zaporizhzhya region; </text:span>
<text:span text:style-name="T5">
 20 </text:span>
* Iranian shock drones ShahED-136/131 from southern and northern directions.</text:p>
      <text:p text:style-name="P4">
The air force added that at the end of the day on May 21, in the territorial waters of Ukraine in Kherson region, the defenders destroyed one Russian fighter <text:span text:style-name="T4">
 Su-35 </text:span>
. The circumstances of the Russian aircraft were refined.</text:p>
      <text:p text:style-name="P4">
News Source: <text:a xlink:type="simple" xlink:href="https://armyinform.com.ua/2023/05/22/syly-ppo-znyshhyly-chotyry-krylatyh-rakety-ta-usi-20-bpla-yaki-vorog-vnochi-spryamuvav-na-dnipro/" text:style-name="Internet_20_link" text:visited-style-name="Visited_20_Internet_20_Link">
https://armyinform.com.ua/2023/05/22/syly-ppo-znyshhyly-chotyry-krylatyh-rakety-ta-usi-20-bpla-yaki-vorog-vnochi-spryamuvav-na-dnipro/</text:a>
</text:p>
      <!--NEWS-->
      <text:h text:style-name="P10" text:outline-level="1">
<text:span text:style-name="T4">
The EU mission has prepared nearly 3,500 Ukrainian military</text:span>
</text:h>
      <text:p text:style-name="P4">
Author: ['АРМІЯINFORM']</text:p>
      <text:p text:style-name="P4">
Time: 2023-05-22T50:00:00-04:00</text:p>
      <text:p text:style-name="P4">
Description: Mixiy, the Union of Nadannya Vіskovo Dopomi of the Ukrainians ... War with Ukraine 2022, War with Ukraine Latest News today, News War with Ukraine 2022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8571233_204785675264677_5369849050056871517_n.jpg" text:style-name="Internet_20_link" text:visited-style-name="Visited_20_Internet_20_Link">
348571233_204785675264677_5369849050056871517_n.jpg</text:a>
', '<text:a xlink:type="simple" xlink:href="https://armyinform.com.ua/wp-content/uploads/2023/05/348569272_6145851378825352_1975598736135507770_n-150x150.jpg" text:style-name="Internet_20_link" text:visited-style-name="Visited_20_Internet_20_Link">
348569272_6145851378825352_1975598736135507770_n-150x150.jpg</text:a>
', '<text:a xlink:type="simple" xlink:href="https://armyinform.com.ua/wp-content/uploads/2023/05/348281351_972350837546070_4288364650635750425_n-150x150.jpg" text:style-name="Internet_20_link" text:visited-style-name="Visited_20_Internet_20_Link">
348281351_972350837546070_4288364650635750425_n-150x150.jpg</text:a>
']</text:p>
      <text:p text:style-name="P4">
Tags: ['ДОПОМОГА ПАРТНЕРІВ', 'МІСІЯ ЄС З НАДАННЯ ВІЙСЬКОВОЇ ДОПОМОГИ', 'НАВЧАННЯ ЗА КОРДОНОМ', 'НІМЕЧЧИНА', 'СВІТ ПІДТРИМУЄ УКРАЇНУ']</text:p>
      <text:p text:style-name="P4">
Category: News</text:p>
      <!--METADATA-->
      <text:p text:style-name="P4">
<draw:frame draw:style-name="fr1" draw:name="Image262" text:anchor-type="as-char" svg:width="6.9236in" svg:height="4.615733in" draw:z-index="0">
<draw:image xlink:href="../Images/AРМІЯINFORM/2023-05-22T50-00-00-04-00/348571233_204785675264677_5369849050056871517_n.jpg" xlink:type="simple" xlink:show="embed" xlink:actuate="onLoad" draw:mime-type="image/jpeg"/>
</draw:frame>
The Mission of the European Union to provide military assistance to Ukraine teaches Ukrainian military in Germany and Poland. In Germany alone, ten countries are working on the preparation of soldiers to fight Russia and plan up to 10,000 Ukrainian defenders by the end of the year.</text:p>
      <text:p text:style-name="P4">
About it <text:a xlink:type="simple" xlink:href="https://www.bundeswehr.de/de/aktuelles/meldungen/nachgefragt-gespraeche-zum-ukrainekrieg" text:style-name="Internet_20_link" text:visited-style-name="Visited_20_Internet_20_Link">
reports</text:a>
The press service of the Armed Forces of the Federal Republic of Germany.</text:p>
      <text:p text:style-name="P4">
Colonel Gaiko Dil, Chief of Staff of Special Training of the European Union Mission of Military Assistance to Ukraine, is consistent with the clogging of Ukrainian military in Germany on behalf of the European Union Mission for Military Aid to Ukraine.</text:p>
      <text:p text:style-name="P4">
"We offer a very wide range of learning with our partners," - said. The training varies from basic training for recruits for special training on the use of Western weapons and training of troops, during which the formation of more than 500 soldiers prepare for battle.</text:p>
      <text:p text:style-name="P4">
In addition, trainers, commanders and medical staff will study. "We have prepared nearly 3,500 Ukrainian military today," says ColonelGayko Dil.</text:p>
      <text:p text:style-name="P4">
<text:a xlink:type="simple" xlink:href="https://armyinform.com.ua/wp-content/uploads/2023/05/348569272_6145851378825352_1975598736135507770_n.jpg" text:style-name="Internet_20_link" text:visited-style-name="Visited_20_Internet_20_Link">
!(Images/AРМІЯINFORM/2023-05-22T50-00-00-04-00/348569272_6145851378825352_1975598736135507770_n-150x150.jpg)</text:a>
</text:p>
      <text:p text:style-name="P4">
<text:a xlink:type="simple" xlink:href="https://armyinform.com.ua/wp-content/uploads/2023/05/348281351_972350837546070_4288364650635750425_n.jpg" text:style-name="Internet_20_link" text:visited-style-name="Visited_20_Internet_20_Link">
<draw:frame draw:style-name="fr1" draw:name="Image263" text:anchor-type="as-char" svg:width="6.9236in" svg:height="6.9236in" draw:z-index="0">
<draw:image xlink:href="../Images/AРМІЯINFORM/2023-05-22T50-00-00-04-00/348281351_972350837546070_4288364650635750425_n-150x150.jpg" xlink:type="simple" xlink:show="embed" xlink:actuate="onLoad" draw:mime-type="image/jpeg"/>
</draw:frame>
</text:a>
Germany and its partners have enough opportunities to prepare nearly 10,000 Ukrainian military on German land by the end of the year. The study lasts from four to six weeks, in exceptional cases it can be up to three months.</text:p>
      <text:p text:style-name="P4">
"We are trying to offer the best in learning so that Ukrainians can fulfill their mission," says the Chief of Staff of the EU Mission Special Preparation Command for Military Assistance to Ukraine.</text:p>
      <text:p text:style-name="P4">
The focus in training is currently focusing on the preparation of tank crews for the main combat tank of Leopard 1 A5 - in cooperation with armed Siladania and on the preparation of infantrymen for actions in the battalion on the other hand.The main battle tank Leopard 1 A5 is the precursor of the model, which was used by the Bunda.</text:p>
      <text:p text:style-name="P4">
"The peculiarity of this learning is that these Leopard 1 A5 goes straight," he says. - They are provided to us for training. We train the crew of their original tank, which they will then bring to Ukraine. "</text:p>
      <text:p text:style-name="P4">
The armed forces of Denmark take over the training of commanders, gunners, and the armed forces of Germany - drivers.</text:p>
      <text:p text:style-name="P4">
News Source: <text:a xlink:type="simple" xlink:href="https://armyinform.com.ua/2023/05/22/misiya-yes-pidgotuvala-majzhe-3500-ukrayinskyh-vijskovyh/" text:style-name="Internet_20_link" text:visited-style-name="Visited_20_Internet_20_Link">
https://armyinform.com.ua/2023/05/22/misiya-yes-pidgotuvala-majzhe-3500-ukrayinskyh-vijskovyh/</text:a>
</text:p>
      <!--NEWS-->
      <text:h text:style-name="P10" text:outline-level="1">
<text:span text:style-name="T4">
During the day, rescuers went to eliminate the consequences of enemy shelling almost 100 times</text:span>
</text:h>
      <text:p text:style-name="P4">
Author: ['АРМІЯINFORM']</text:p>
      <text:p text:style-name="P4">
Time: 2023-05-22T51:00:00-04:00</text:p>
      <text:p text:style-name="P4">
Description: The last time, 21 injuries, the holding of the Service of Ukraine Zvazvichahi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64" text:anchor-type="as-char" svg:width="6.9236in" svg:height="4.592655in" draw:z-index="0">
<draw:image xlink:href="../Images/AРМІЯINFORM/2023-05-22T51-00-00-04-00/ac9232d099cb3d54f7d73ef2deca81a2_l.jpg" xlink:type="simple" xlink:show="embed" xlink:actuate="onLoad" draw:mime-type="image/jpeg"/>
</draw:frame>
Illustrative photo</text:p>
      <text:p text:style-name="P4">
During the last day, <text:span text:style-name="T4">
 May 21, </text:span>
 Divisions of the Civil Service of Ukraine of Uncertain Situations <text:span text:style-name="T4">
 74 departures </text:span>
 to eliminate the consequences of the occupants of settlements and infrastructure. 3 fires were eliminated. Psychological assistance was provided to 30 people.</text:p>
      <text:p text:style-name="P4">
This is stated in <text:a xlink:type="simple" xlink:href="https://dsns.gov.ua/uk/news/nadzvicaini-podiyi/operativna-informaciia-dsns-shhodo-naslidkiv-vedennia-boiovix-dii-rosiiskoiu-federacijeiu-164" text:style-name="Internet_20_link" text:visited-style-name="Visited_20_Internet_20_Link">
message</text:a>
SES of Ukraine.</text:p>
      <text:p text:style-name="P4">
Since the beginning of large -scale aggression of Russia, the units of the SES of Ukraine made 95 485 trips to eliminate the consequences of shelling, 14,646 fires have been liquidated, 4055 persons were rescued, 214 771 persons were provided with psychological assistance.</text:p>
      <text:p text:style-name="P4">
News Source: <text:a xlink:type="simple" xlink:href="https://armyinform.com.ua/2023/05/22/za-dobu-ryatuvalnyky-majzhe-100-raziv-vyyizhdzhaly-na-likvidacziyu-naslidkiv-vorozhyh-obstriliv-2/" text:style-name="Internet_20_link" text:visited-style-name="Visited_20_Internet_20_Link">
https://armyinform.com.ua/2023/05/22/za-dobu-ryatuvalnyky-majzhe-100-raziv-vyyizhdzhaly-na-likvidacziyu-naslidkiv-vorozhyh-obstriliv-2/</text:a>
</text:p>
      <!--NEWS-->
      <text:h text:style-name="P10" text:outline-level="1">
<text:span text:style-name="T4">
Griffin Shock 23-1: Large-scale NATO and US Country Training is taking place in Poland</text:span>
</text:h>
      <text:p text:style-name="P4">
Author: ['АРМІЯINFORM']</text:p>
      <text:p text:style-name="P4">
Time: 2023-05-22T52:00:00-04:00</text:p>
      <text:p text:style-name="P4">
Description: On the Pivnika Polshi, the MITSERNII VIISKOVIs was Griffin Shock 23-1.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griffinshock02.jpg" text:style-name="Internet_20_link" text:visited-style-name="Visited_20_Internet_20_Link">
griffinshock02.jpg</text:a>
', '<text:a xlink:type="simple" xlink:href="https://armyinform.com.ua/wp-content/uploads/2023/05/griffinshock08-150x150.jpg" text:style-name="Internet_20_link" text:visited-style-name="Visited_20_Internet_20_Link">
griffinshock08-150x150.jpg</text:a>
', '<text:a xlink:type="simple" xlink:href="https://armyinform.com.ua/wp-content/uploads/2023/05/griffinshock07-150x150.jpg" text:style-name="Internet_20_link" text:visited-style-name="Visited_20_Internet_20_Link">
griffinshock07-150x150.jpg</text:a>
', '<text:a xlink:type="simple" xlink:href="https://armyinform.com.ua/wp-content/uploads/2023/05/griffinshock05-1-150x150.jpg" text:style-name="Internet_20_link" text:visited-style-name="Visited_20_Internet_20_Link">
griffinshock05-1-150x150.jpg</text:a>
', '<text:a xlink:type="simple" xlink:href="https://armyinform.com.ua/wp-content/uploads/2023/05/griffinshock01-150x150.jpg" text:style-name="Internet_20_link" text:visited-style-name="Visited_20_Internet_20_Link">
griffinshock01-150x150.jpg</text:a>
']</text:p>
      <text:p text:style-name="P4">
Tags: ['GRIFFIN SHOCK 23-1', 'ВІЙСЬКОВІ НАВЧАННЯ', 'МАРІУШ БЛАЩАК', 'ПОЛЬЩА']</text:p>
      <text:p text:style-name="P4">
Category: News</text:p>
      <!--METADATA-->
      <text:p text:style-name="P4">
<draw:frame draw:style-name="fr1" draw:name="Image265" text:anchor-type="as-char" svg:width="6.9236in" svg:height="3.894525in" draw:z-index="0">
<draw:image xlink:href="../Images/AРМІЯINFORM/2023-05-22T52-00-00-04-00/griffinshock02.jpg" xlink:type="simple" xlink:show="embed" xlink:actuate="onLoad" draw:mime-type="image/jpeg"/>
</draw:frame>
In the northeast of Poland, GriffinShock International Military Exercises began 23-1.</text:p>
      <text:p text:style-name="P4">
About it <text:a xlink:type="simple" xlink:href="https://www.gov.pl/web/obrona-narodowa/griffin-shock-23-1---dowod-zaangazowania-sojuszniczego-na-rzecz-bezpieczenstwa-regionu" text:style-name="Internet_20_link" text:visited-style-name="Visited_20_Internet_20_Link">
reported</text:a>
The press service of the Polish defense department.</text:p>
      <text:p text:style-name="P4">
More than 3,000 military personnel from 5 NATO countries take part in the exercises.</text:p>
      <text:p text:style-name="P4">
Polish National Defense Minister Mariusz Blaschak, at a meeting with the military, has reported that Griffin Shock 23-1 was a clear signal for Russia about strong Polish-American cooperation.</text:p>
      <text:p text:style-name="P4">
<text:a xlink:type="simple" xlink:href="https://armyinform.com.ua/wp-content/uploads/2023/05/griffinshock08.jpg" text:style-name="Internet_20_link" text:visited-style-name="Visited_20_Internet_20_Link">
!(Images/AРМІЯINFORM/2023-05-22T52-00-00-04-00/griffinshock08-150x150.jpg)</text:a>
</text:p>
      <text:p text:style-name="P4">
<text:a xlink:type="simple" xlink:href="https://armyinform.com.ua/wp-content/uploads/2023/05/griffinshock07.jpg" text:style-name="Internet_20_link" text:visited-style-name="Visited_20_Internet_20_Link">
<draw:frame draw:style-name="fr1" draw:name="Image266" text:anchor-type="as-char" svg:width="6.9236in" svg:height="6.9236in" draw:z-index="0">
<draw:image xlink:href="../Images/AРМІЯINFORM/2023-05-22T52-00-00-04-00/griffinshock07-150x150.jpg" xlink:type="simple" xlink:show="embed" xlink:actuate="onLoad" draw:mime-type="image/jpeg"/>
</draw:frame>
</text:a>
“Together we create the power of allied troops. We send a powerful signal subject who has solved the war by attacking Ukraine. We send a very strong signal that the Allied troops are the only ones and cooperate perfectly with each other, ”the head of the Polish defense department said.</text:p>
      <text:p text:style-name="P4">
Soldiers from Croatia, Romania, Poland, the United Kingdom and the Swabs during the tactical and life exercises. These are joint training in the United States and to strengthen NATO allies.</text:p>
      <text:p text:style-name="P4">
“We are witnessing wonderful exercises with Polish troops, American NATO troops. For the first time in history, the commander of the northeast multinational disintegration was subordinated not only to the Polish units but also to the US Army unit, ”said Polish National Defense Minister Mariusz Blaschak.</text:p>
      <text:p text:style-name="P4">
<text:a xlink:type="simple" xlink:href="https://armyinform.com.ua/wp-content/uploads/2023/05/griffinshock05-1.jpg" text:style-name="Internet_20_link" text:visited-style-name="Visited_20_Internet_20_Link">
!(Images/AРМІЯINFORM/2023-05-22T52-00-00-04-00/griffinshock05-1-150x150.jpg)</text:a>
</text:p>
      <text:p text:style-name="P4">
<text:a xlink:type="simple" xlink:href="https://armyinform.com.ua/wp-content/uploads/2023/05/griffinshock01.jpg" text:style-name="Internet_20_link" text:visited-style-name="Visited_20_Internet_20_Link">
<draw:frame draw:style-name="fr1" draw:name="Image267" text:anchor-type="as-char" svg:width="6.9236in" svg:height="6.9236in" draw:z-index="0">
<draw:image xlink:href="../Images/AРМІЯINFORM/2023-05-22T52-00-00-04-00/griffinshock01-150x150.jpg" xlink:type="simple" xlink:show="embed" xlink:actuate="onLoad" draw:mime-type="image/jpeg"/>
</draw:frame>
</text:a>
</text:p>
      <text:p text:style-name="P4">
“You can also see launching settings <text:a xlink:type="simple" xlink:href="https://armyinform.com.ua/2022/06/25/chym-vidriznyayutsya-mlrs-ta-himars/" text:style-name="Internet_20_link" text:visited-style-name="Visited_20_Internet_20_Link">
HIMARS</text:a>
. Перші пускові установки вже в Польщі. Це є ознакою розбудови тісноїспівпраці між Об’єднаними силами. Польські HIMARS будуть саме тут, напівнічному сході нашої країни, а саме в 16-й механізованій дивізії, щобстримувати агресора», — наголосив міністр національної оборони Польщі.</text:p>
      <text:p text:style-name="P4">
News Source: <text:a xlink:type="simple" xlink:href="https://armyinform.com.ua/2023/05/22/griffin-shock-23-1-u-polshhi-vidbuvayutsya-masshtabni-navchannya-krayin-nato-ta-ssha/" text:style-name="Internet_20_link" text:visited-style-name="Visited_20_Internet_20_Link">
https://armyinform.com.ua/2023/05/22/griffin-shock-23-1-u-polshhi-vidbuvayutsya-masshtabni-navchannya-krayin-nato-ta-ssha/</text:a>
</text:p>
      <!--NEWS-->
      <text:h text:style-name="P10" text:outline-level="1">
<text:span text:style-name="T4">
The Zaporizhzhia NPP has switched to blackout mode: fuel supply in generators will be enough for 10 days</text:span>
</text:h>
      <text:p text:style-name="P4">
Author: ['АРМІЯINFORM']</text:p>
      <text:p text:style-name="P4">
Time: 2023-05-22T53:00:00-04:00</text:p>
      <text:p text:style-name="P4">
Description: Zaporizka Atomona Elektrostani Veskhgov went into the regime of the Vnaslikov, Vnaslikov mod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6151bca-002c-418f-ab3b-4d9f6832d6e6.jpg" text:style-name="Internet_20_link" text:visited-style-name="Visited_20_Internet_20_Link">
06151bca-002c-418f-ab3b-4d9f6832d6e6.jpg</text:a>
']</text:p>
      <text:p text:style-name="P4">
Tags: ['ВІЙНА', 'КРАЇНА-ТЕРОРИСТ РФ', 'НАЕК ЕНЕРГОАТОМ', 'ЯДЕРНА БЕЗПЕКА']</text:p>
      <text:p text:style-name="P4">
Category: News</text:p>
      <!--METADATA-->
      <text:p text:style-name="P4">
<draw:frame draw:style-name="fr1" draw:name="Image268" text:anchor-type="as-char" svg:width="6.9236in" svg:height="4.61393in" draw:z-index="0">
<draw:image xlink:href="../Images/AРМІЯINFORM/2023-05-22T53-00-00-04-00/06151bca-002c-418f-ab3b-4d9f6832d6e6.jpg" xlink:type="simple" xlink:show="embed" xlink:actuate="onLoad" draw:mime-type="image/jpeg"/>
</draw:frame>
The Zaporizhzhya Nuclear Power Plant once again went into the mode of full blackout, as a result of terrorist shelling by Russian troops. This is the seventh case from the beginning of occupation by Russian terrorists.</text:p>
      <text:p text:style-name="P4">
About it <text:a xlink:type="simple" xlink:href="https://t.me/energoatom_ua/13192" text:style-name="Internet_20_link" text:visited-style-name="Visited_20_Internet_20_Link">
reports</text:a>
SE "Energoatom".</text:p>
      <text:p text:style-name="P4">
"As a result of the meaningless terrorist shelling of the rashists on the night of May 22, O5: 26 the last high -voltage gear line of Dniprovska 750kv was switched on, the temporarily occupied Zaporizhzhia NPPs," the message was in the message.</text:p>
      <text:p text:style-name="P4">
Energoatom explained that after the loss of external power supply, the fuel will be ten days. In case of impossibility of renewal - there may be an accident of radiation consequences for the whole world.</text:p>
      <text:p text:style-name="P4">
"Further occupation of Russia, the domination of the illegitimate prepared Rashist leadership on it, which does not carry any responsibility of the nuclear and radiation safety of the object, constantly impairs the conditions of maintaining the position on the verge of nuclear and radiation accident," the statement said.</text:p>
      <text:p text:style-name="P4">
The enterprise emphasized that Russia's nuclear terrorism should stop immediately.</text:p>
      <text:p text:style-name="P4">
"Currently, the actions of the entire international community are urgently needed for the removal of terrorist groups from the territory of the Zaporizhzhya NPP, its transmission under full control of the competent legitimate operator - Ukrainian energy, and restoration of conditions for the conservation of nuclear, radiation and physical security of a nuclear object,"</text:p>
      <text:p text:style-name="P4">
News Source: <text:a xlink:type="simple" xlink:href="https://armyinform.com.ua/2023/05/22/zaporizka-aes-perejshla-v-rezhym-blekautu-zapasu-palyva-v-generatorah-vystachyt-na-10-dib/" text:style-name="Internet_20_link" text:visited-style-name="Visited_20_Internet_20_Link">
https://armyinform.com.ua/2023/05/22/zaporizka-aes-perejshla-v-rezhym-blekautu-zapasu-palyva-v-generatorah-vystachyt-na-10-dib/</text:a>
</text:p>
      <!--NEWS-->
      <text:h text:style-name="P10" text:outline-level="1">
<text:span text:style-name="T4">
In the Dnieper, the occupiers struck on the SES part, more than 20 pieces of equipment were destroyed</text:span>
</text:h>
      <text:p text:style-name="P4">
Author: ['АРМІЯINFORM']</text:p>
      <text:p text:style-name="P4">
Time: 2023-05-22T54:00:00-04:00</text:p>
      <text:p text:style-name="P4">
Description: The NICH at the 22th herbal of the PID Hour of the Nice Bun Rosіykikіkіniyinі Vіsyca has been pronounced ... The war with Ukraine 2022, the war with Ukraine Latest news today, the News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a1de6a7-ddbb-413d-a1cd-847ae233439b.jpg" text:style-name="Internet_20_link" text:visited-style-name="Visited_20_Internet_20_Link">
fa1de6a7-ddbb-413d-a1cd-847ae233439b.jpg</text:a>
']</text:p>
      <text:p text:style-name="P4">
Tags: ['ВОРОЖІ ОБСТРІЛИ', 'ДНІПРО', 'ДСНС УКРАЇНИ', 'ХАРКІВСЬКИЙ ТРИБУНАЛ']</text:p>
      <text:p text:style-name="P4">
Category: News</text:p>
      <!--METADATA-->
      <text:p text:style-name="P4">
<draw:frame draw:style-name="fr1" draw:name="Image269" text:anchor-type="as-char" svg:width="6.9236in" svg:height="4.615733in" draw:z-index="0">
<draw:image xlink:href="../Images/AРМІЯINFORM/2023-05-22T54-00-00-04-00/fa1de6a7-ddbb-413d-a1cd-847ae233439b.jpg" xlink:type="simple" xlink:show="embed" xlink:actuate="onLoad" draw:mime-type="image/jpeg"/>
</draw:frame>
On the night of May 22, during a night missile strike, the Russian Okupatiivka kissed the Dnipro fire and rescue unit. Another cynical cord for those who protect people from Russian aggression and eliminate its seeds.</text:p>
      <text:p text:style-name="P4">
About it <text:a xlink:type="simple" xlink:href="https://t.me/dsns_telegram/16959" text:style-name="Internet_20_link" text:visited-style-name="Visited_20_Internet_20_Link">
reports</text:a>
State Service of Ukraine from Emergency Situations.</text:p>
      <text:p text:style-name="P4">
«Dnipro. At night, the enemy fired at the emergency and rescue part. 3 buildings were destroyed, more than 20 pieces of equipment were destroyed. A single -rescuer was injured, ”said Sergey Kruk, the head of the State Service of Ukraine of excellent situations, and stressed that the destruction of the SES units is a grossing of norms of the Norms of the Geneva Convention.</text:p>
      <text:p text:style-name="P4">
News Source: <text:a xlink:type="simple" xlink:href="https://armyinform.com.ua/2023/05/22/u-dnipri-okupanty-zavdaly-udaru-po-chastyni-dsns-znyshheno-ponad-20-odynycz-tehniky/" text:style-name="Internet_20_link" text:visited-style-name="Visited_20_Internet_20_Link">
https://armyinform.com.ua/2023/05/22/u-dnipri-okupanty-zavdaly-udaru-po-chastyni-dsns-znyshheno-ponad-20-odynycz-tehniky/</text:a>
</text:p>
      <!--NEWS-->
      <text:h text:style-name="P10" text:outline-level="1">
<text:span text:style-name="T4">
During the day of the Pyrotechnics of the SES, more than 100 explosive items were disposed of</text:span>
</text:h>
      <text:p text:style-name="P4">
Author: ['АРМІЯINFORM']</text:p>
      <text:p text:style-name="P4">
Time: 2023-05-22T55:00:00-04:00</text:p>
      <text:p text:style-name="P4">
Description: Lent out, 21 injuries, pirotechnicly,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5/e82ac3fd-9857-4958-8cfb-62ef9dbc619c.jpg" text:style-name="Internet_20_link" text:visited-style-name="Visited_20_Internet_20_Link">
e82ac3fd-9857-4958-8cfb-62ef9dbc619c.jpg</text:a>
']</text:p>
      <text:p text:style-name="P4">
Tags: ['STOPRUSSIA', 'АГРЕСІЯ РФ', 'ВІЙНА', 'ВТОРГНЕННЯ РФ', 'ДСНС УКРАЇНИ', 'РОЗМІНУВАННЯ']</text:p>
      <text:p text:style-name="P4">
Category: News</text:p>
      <!--METADATA-->
      <text:p text:style-name="P4">
<draw:frame draw:style-name="fr1" draw:name="Image270" text:anchor-type="as-char" svg:width="6.9236in" svg:height="4.619339in" draw:z-index="0">
<draw:image xlink:href="../Images/AРМІЯINFORM/2023-05-22T55-00-00-04-00/nebezpechno-miny.jpg" xlink:type="simple" xlink:show="embed" xlink:actuate="onLoad" draw:mime-type="image/jpeg"/>
</draw:frame>
"Dangerously. Mines. " Illustrative photo</text:p>
      <text:p text:style-name="P4">
During the last day, <text:span text:style-name="T4">
 May 21 </text:span>
, pyrotechnic units of the State Service of Ukraine for Emergency Situations <text:span text:style-name="T4">
 56 times </text:span>
 were involved in the execution of demining.</text:p>
      <text:p text:style-name="P4">
About it _ <text:a xlink:type="simple" xlink:href="https://dsns.gov.ua/uk/news/nadzvicaini-podiyi/operativna-informaciia-shhodo-roboti-pirotexnicnix-pidrozdiliv-dsns-ukrayini-54" text:style-name="Internet_20_link" text:visited-style-name="Visited_20_Internet_20_Link">
reports</text:a>
_ SES of Ukraine.</text:p>
      <text:p text:style-name="P4">
Pyrotechnical units found, seized and disposed of <text:span text:style-name="T4">
 145 </text:span>
<text:span text:style-name="T4">
 explosive </text:span>
 <text:span text:style-name="T4">
 items. </text:span>
 examined(cleared)Territory of the area of the emphasis <text:span text:style-name="T4">
 8 hectares </text:span>
.</text:p>
      <text:p text:style-name="P4">
Most often pyrotechnic units worked: in Kharkiv region 18 273 times, Kyiv region - 7748, Donetsk region - 5339, Mykolaiv region - 4935, Kherson region - 4965, Chernihiv region - 4623, Sumy region - 2042, Cherkasy region - 1108.</text:p>
      <text:p text:style-name="P4">
Reference: 383 027 units and 2891 kg of explosive substances, including 2241 Iviation Bombs, have been dissociated since the beginning of a large -scale military invasion of the Russian Federation in the territory of Ukraine. About 86 179 hectares were surveyed.</text:p>
      <text:p text:style-name="P4">
A total of 174 thousand square meters remain. km of potentially dangerous territories, measuring 30% of the total area of the state.</text:p>
      <text:p text:style-name="P4">
<draw:frame draw:style-name="fr1" draw:name="Image271" text:anchor-type="as-char" svg:width="6.9236in" svg:height="8.6545in" draw:z-index="0">
<draw:image xlink:href="../Images/AРМІЯINFORM/2023-05-22T55-00-00-04-00/e82ac3fd-9857-4958-8cfb-62ef9dbc619c.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22/za-dobu-pirotehniky-dsns-zneshkodyly-ponad-100-vybuhonebezpechnyh-predmetiv-8/" text:style-name="Internet_20_link" text:visited-style-name="Visited_20_Internet_20_Link">
https://armyinform.com.ua/2023/05/22/za-dobu-pirotehniky-dsns-zneshkodyly-ponad-100-vybuhonebezpechnyh-predmetiv-8/</text:a>
</text:p>
      <!--NEWS-->
      <text:h text:style-name="P10" text:outline-level="1">
<text:span text:style-name="T4">
We do not have enough aircraft that are able to knock hostile ballistic missiles - Yuri Ignat</text:span>
</text:h>
      <text:p text:style-name="P4">
Author: ['Андрій Агєєв']</text:p>
      <text:p text:style-name="P4">
Time: 2023-05-22T56:00:00-04:00</text:p>
      <text:p text:style-name="P4">
Description: “Take, they could - they knew everything!We have a shortage of PPO, Yaki Zdatni Zbivati Vorozhі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7/2-86.jpg" text:style-name="Internet_20_link" text:visited-style-name="Visited_20_Internet_20_Link">
2-86.jpg</text:a>
']</text:p>
      <text:p text:style-name="P4">
Tags: ['ОБОРОНА УКРАЇНИ', 'ХРОНІКА ОБОРОНИ', 'ЮРІЙ ІГНАТ']</text:p>
      <text:p text:style-name="P4">
Category: News</text:p>
      <!--METADATA-->
      <text:p text:style-name="P4">
<draw:frame draw:style-name="fr1" draw:name="Image272" text:anchor-type="as-char" svg:width="6.9236in" svg:height="4.788823in" draw:z-index="0">
<draw:image xlink:href="../Images/AРМІЯINFORM/2023-05-22T56-00-00-04-00/2-86.jpg" xlink:type="simple" xlink:show="embed" xlink:actuate="onLoad" draw:mime-type="image/jpeg"/>
</draw:frame>
Yuri Ignat</text:p>
      <text:p text:style-name="P4">
“Everything we could - we destroyed everything!We do not have enough air defense means that are able to be hostile ballistic missiles, ” - speaking the last night missile attack in Ukraine, said Colonel Yuri Ignat, in the live broadcast of the" Uniform News "of the Armed Forces of Ukraine of the Armed Forces of Ukraine.</text:p>
      <text:p text:style-name="P4">
-The enemy launched the winged missiles from the Caspian Sea, from the various heads of the Azov Sea and the Kursk region, the Iskander-M ballistic missiles from the occupied Crimea, the anti-aircraft managed missiles C-300 from the occupied territory of the Zaporozhye region and 20 Iranian shock drones From the south of the northern directions. Forces and means of air defense of the air of the East and the South Air Command, four winged rockets-101/X-555 and 20 shock drones of the type of Shahd were destroyed,-said Yuri Ignat, and added that the Commander of the Air Force said. Lieutenant Mykola Oleshchuk, summarizing the work of air defense, stated: "Everything we could - we destroyed everything!".</text:p>
      <text:p text:style-name="P4">
The Air Force spokesman also emphasized that we still need more specific air defense systems, such as Patriot and Samp/T, which are capable of knocking down hostile ballistic rocks to enhance the air defense of large cities, all important critical infrastructure, the whole country is anti -fibical.</text:p>
      <ul>
        <li>
We have convinced about the possibilities of the Patriot system during the recent battles of the Kyiv region, when our combat calculations destroyed six "daggers" and about a dozen ballistic missiles, - Yuri Ignat said.</li>
      </ul>
      <text:p text:style-name="P4">
News Source: <text:a xlink:type="simple" xlink:href="https://armyinform.com.ua/2023/05/22/u-nas-nedostatno-zasobiv-ppo-yaki-zdatni-zbyvaty-vorozhi-balistychni-rakety-yurij-igna/" text:style-name="Internet_20_link" text:visited-style-name="Visited_20_Internet_20_Link">
https://armyinform.com.ua/2023/05/22/u-nas-nedostatno-zasobiv-ppo-yaki-zdatni-zbyvaty-vorozhi-balistychni-rakety-yurij-igna/</text:a>
</text:p>
      <!--NEWS-->
      <text:h text:style-name="P10" text:outline-level="1">
<text:span text:style-name="T4">
A traitor who corrected Russian blows in Mykolaiv region threatens lifelong</text:span>
</text:h>
      <text:p text:style-name="P4">
Author: ['АРМІЯINFORM']</text:p>
      <text:p text:style-name="P4">
Time: 2023-05-22T57:00:00-04:00</text:p>
      <text:p text:style-name="P4">
Description: On Mikolavshchin, the same Rosieki agent, by transferring to the to the payers of the location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1c3b6785e26c95d142a63f9be137c94-e1684740151944.jpeg" text:style-name="Internet_20_link" text:visited-style-name="Visited_20_Internet_20_Link">
31c3b6785e26c95d142a63f9be137c94-e1684740151944.jpeg</text:a>
']</text:p>
      <text:p text:style-name="P4">
Tags: ['STOPRUSSIA', 'АГРЕСІЯ РФ', 'ВТОРГНЕННЯ РФ', 'КОЛАБОРАНТ', 'СБУ']</text:p>
      <text:p text:style-name="P4">
Category: News</text:p>
      <!--METADATA-->
      <text:p text:style-name="P4">
<draw:frame draw:style-name="fr1" draw:name="Image273" text:anchor-type="as-char" svg:width="6.9236in" svg:height="4.066684in" draw:z-index="0">
<draw:image xlink:href="../Images/AРМІЯINFORM/2023-05-22T57-00-00-04-00/31c3b6785e26c95d142a63f9be137c94-e1684740151944.jpeg" xlink:type="simple" xlink:show="embed" xlink:actuate="onLoad" draw:mime-type="image/jpeg"/>
</draw:frame>
Another Russian agent has been detained in the Nikolaev area, which is transferred to the location of the defense forces. Thus, at the instructions of the aggressor, the person involved in the roads of the region and hiddenly recorded the locations of the personnel composition and equipment of Ukrainian defenders.</text:p>
      <text:p text:style-name="P4">
He also tried to identify warehouses with weapons and ammunition of the Armed Forces, in particular foreign production. In addition, the attacker conveyed to the occupiers information about the consequences of their air attacks using phosphorus ammunition, reactive systems of the hail and Iranian drones of Shahd.</text:p>
      <text:p text:style-name="P4">
The obtained reconnaissance invaders were used to prepare new repeated beats in the region, especially on Ochakov.</text:p>
      <text:p text:style-name="P4">
The SBU counterintelligence detained the Russian agent during the performance of a fever. He turned out to be a local resident who was involved in silent cooperation.</text:p>
      <text:p text:style-name="P4">
During the search, the attacker found a mobile phone that he used to communicate with the invaders.</text:p>
      <text:p text:style-name="P4">
Investigators of the Security Service reported the detainee of a suspicion of a state treason committed in the state of martial law. There is a pre -trial investigation to establish all the circumstances of the crime.</text:p>
      <text:p text:style-name="P4">
The attacker is threatened with life imprisonment.</text:p>
      <text:p text:style-name="P4">
<text:span text:style-name="T4">
 Source: </text:span>
 <text:a xlink:type="simple" xlink:href="https://ssu.gov.ua/novyny/sbu-zatrymala-zradnyka-yakyi-koryhuvav-udary-po-mykolaivshchyni-shakhedamy-ta-fosfornymy-snariadamy-rf" text:style-name="Internet_20_link" text:visited-style-name="Visited_20_Internet_20_Link">
<text:span text:style-name="T5">
SBU</text:span>
</text:a>
</text:p>
      <text:p text:style-name="P4">
News Source: <text:a xlink:type="simple" xlink:href="https://armyinform.com.ua/2023/05/22/zradnyku-yakyj-koryguvav-rosijski-udary-po-mykolayivshhyni-zagrozhuye-dovichne/" text:style-name="Internet_20_link" text:visited-style-name="Visited_20_Internet_20_Link">
https://armyinform.com.ua/2023/05/22/zradnyku-yakyj-koryguvav-rosijski-udary-po-mykolayivshhyni-zagrozhuye-dovichne/</text:a>
</text:p>
      <!--NEWS-->
      <text:h text:style-name="P10" text:outline-level="1">
<text:span text:style-name="T4">
F-16 will reflect the desire for Russian aviation to fly to our borders-Yuri Ignat</text:span>
</text:h>
      <text:p text:style-name="P4">
Author: ['Андрій Агєєв']</text:p>
      <text:p text:style-name="P4">
Time: 2023-05-22T58:00:00-04:00</text:p>
      <text:p text:style-name="P4">
Description: -The Supers did not declare about the Zbitty of the Vorozhoy Su-35 Uchora Blizo Opіnochі, mi lisha ... The war with Ukraine 2022, the war with Ukraine is the latest news today, the News War with Ukraine 2022 is the last for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fmsx1tcxoamfrmp-scaled.jpg" text:style-name="Internet_20_link" text:visited-style-name="Visited_20_Internet_20_Link">
fmsx1tcxoamfrmp-scaled.jpg</text:a>
']</text:p>
      <text:p text:style-name="P4">
Tags: ['F-16', 'СУ-35', 'ЮРІЙ ІГНАТ']</text:p>
      <text:p text:style-name="P4">
Category: News</text:p>
      <!--METADATA-->
      <text:p text:style-name="P4">
<draw:frame draw:style-name="fr1" draw:name="Image274" text:anchor-type="as-char" svg:width="6.9236in" svg:height="4.609964in" draw:z-index="0">
<draw:image xlink:href="../Images/AРМІЯINFORM/2023-05-22T58-00-00-04-00/fmsx1tcxoamfrmp-scaled.jpg" xlink:type="simple" xlink:show="embed" xlink:actuate="onLoad" draw:mime-type="image/jpeg"/>
</draw:frame>
-The air forces did not declare the beating of the enemy Su-35 at midnight, we only reported his "Porticacelide" in the territorial waters of Ukraine in Kherson region. Or maybe it was a "Bryansk ghost", which was a little more than a day ago, there was five Russian helicopters and helicopters there, - Colonel Yuri Ignat, a spokesman for air forces "United News, Air Force Air Force Air Force.</text:p>
      <text:p text:style-name="P4">
Speaking about the reservations of our Western partners on the use of the F-16 Russian Federation's F-16, when they appear in our sky, Yurignat, in particular, added that we do not have to knock goals over the territory of the occupier.</text:p>
      <text:p text:style-name="P4">
-It is unlikely that hostile aircraft would be approaching the launch area of managed aircraft, as if the couple or more F-16 was on duty, as they are actively doing now. It is not necessary for us to knock goals over the territory of the occupying country, they prevent our means that will reflect the desire of Russian aviation to fly over the borders,-the air force spokesman stated.</text:p>
      <text:p text:style-name="P4">
News Source: <text:a xlink:type="simple" xlink:href="https://armyinform.com.ua/2023/05/22/f-16-vidibyut-bazhannya-rosijskij-aviacziyi-pidlitaty-do-nashyh-kordoniv-yurij-ignat/" text:style-name="Internet_20_link" text:visited-style-name="Visited_20_Internet_20_Link">
https://armyinform.com.ua/2023/05/22/f-16-vidibyut-bazhannya-rosijskij-aviacziyi-pidlitaty-do-nashyh-kordoniv-yurij-ignat/</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5-22T5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21052023ua.jpg" text:style-name="Internet_20_link" text:visited-style-name="Visited_20_Internet_20_Link">
warcrime-21052023ua.jpg</text:a>
', '<text:a xlink:type="simple" xlink:href="https://armyinform.com.ua/wp-content/uploads/2023/05/warcrime-21052023en.jpg" text:style-name="Internet_20_link" text:visited-style-name="Visited_20_Internet_20_Link">
warcrime-21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75" text:anchor-type="as-char" svg:width="6.9236in" svg:height="4.448413in" draw:z-index="0">
<draw:image xlink:href="../Images/AРМІЯINFORM/2023-05-22T59-00-00-04-00/warcrime-21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22 </text:span>
 <text:span text:style-name="T4">
 May </text:span>
 registered:</text:p>
      <ul>
        <li>
88 517 Military Crimes, * 17 211 crimes against national security of Ukraine.</li>
      </ul>
      <text:p text:style-name="P4">
In addition, according to the official data of juvenile prosecutors, <text:span text:style-name="T4">
 1463 children have become </text:span>
 due to aggression of the Russian Federation, including:</text:p>
      <ul>
        <li>
482 - children were killed, * 981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76" text:anchor-type="as-char" svg:width="6.9236in" svg:height="4.448413in" draw:z-index="0">
<draw:image xlink:href="../Images/AРМІЯINFORM/2023-05-22T59-00-00-04-00/warcrime-21052023en.jpg" xlink:type="simple" xlink:show="embed" xlink:actuate="onLoad" draw:mime-type="image/jpeg"/>
</draw:frame>
</text:p>
      <text:p text:style-name="P4">
News Source: <text:a xlink:type="simple" xlink:href="https://armyinform.com.ua/2023/05/22/ofis-genprokurora-ukrayiny-zadokumentovano-ponad-17-tysyach-zlochyniv-proty-naczbezpeky-5/" text:style-name="Internet_20_link" text:visited-style-name="Visited_20_Internet_20_Link">
https://armyinform.com.ua/2023/05/22/ofis-genprokurora-ukrayiny-zadokumentovano-ponad-17-tysyach-zlochyniv-proty-naczbezpeky-5/</text:a>
</text:p>
      <!--NEWS-->
      <text:h text:style-name="P10" text:outline-level="1">
<text:span text:style-name="T4">
The US was powerfully responding to Russia's withdrawal from RSMD - Professor Andriy Haruk</text:span>
</text:h>
      <text:p text:style-name="P4">
Author: ['Олег Мащенко']</text:p>
      <text:p text:style-name="P4">
Time: 2023-05-22T60:00:00-04:00</text:p>
      <text:p text:style-name="P4">
Description: On the earnings of 2023 Rock, the Lockheed Martin concern, has been offered by the US Army Prototypov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foto1-mrc-typhon3.jpg" text:style-name="Internet_20_link" text:visited-style-name="Visited_20_Internet_20_Link">
foto1-mrc-typhon3.jpg</text:a>
', '<text:a xlink:type="simple" xlink:href="https://armyinform.com.ua/wp-content/uploads/2023/05/foto2-andrij-haruk.jpg" text:style-name="Internet_20_link" text:visited-style-name="Visited_20_Internet_20_Link">
foto2-andrij-haruk.jpg</text:a>
', '<text:a xlink:type="simple" xlink:href="https://armyinform.com.ua/wp-content/uploads/2023/05/foto3-mrc-typhon.jpg" text:style-name="Internet_20_link" text:visited-style-name="Visited_20_Internet_20_Link">
foto3-mrc-typhon.jpg</text:a>
', '<text:a xlink:type="simple" xlink:href="https://armyinform.com.ua/wp-content/uploads/2023/05/foto4-mrc-typhon2.jpeg" text:style-name="Internet_20_link" text:visited-style-name="Visited_20_Internet_20_Link">
foto4-mrc-typhon2.jpeg</text:a>
', '<text:a xlink:type="simple" xlink:href="https://armyinform.com.ua/wp-content/uploads/2023/05/foto5-mrc-typhon4.jpg" text:style-name="Internet_20_link" text:visited-style-name="Visited_20_Internet_20_Link">
foto5-mrc-typhon4.jpg</text:a>
']</text:p>
      <text:p text:style-name="P4">
Tags: ['ВТОРГНЕННЯ РФ', 'ОВТ', 'ОЗБРОЄННЯ']</text:p>
      <text:p text:style-name="P4">
Category: News</text:p>
      <!--METADATA-->
      <text:p text:style-name="P4">
<draw:frame draw:style-name="fr1" draw:name="Image277" text:anchor-type="as-char" svg:width="6.9236in" svg:height="4.415384in" draw:z-index="0">
<draw:image xlink:href="../Images/AРМІЯINFORM/2023-05-22T60-00-00-04-00/foto1-mrc-typhon3.jpg" xlink:type="simple" xlink:show="embed" xlink:actuate="onLoad" draw:mime-type="image/jpeg"/>
</draw:frame>
MRC Typhon Missile Set. Photo: US Army.</text:p>
      <text:p text:style-name="P4">
<text:span text:style-name="T4">
 At the beginning of 2023, the Lockheed Martin Concern officially handed over the US Army a prototype battery kit MRC Typhon. In this way, the lifted states took another step in the direction of deployment of missile system systems - those who were banned in 1987 by a medium and shorter -range pro -receptacle contract(Rcmd). З нього фактично вийшла росія(Having taken the winged rocket for the Iskander complex. - Ed.), respectively, and the US did not see the point in compliance with the provisions of this document. </text:span>
</text:p>
      <text:p text:style-name="P4">
<text:span text:style-name="T4">
 About the recent American rocket system of the Army Correspondent tells the investigator of weapons and military equipment, Doctor of Historical Sciences, Professional Academy of Land Forces named after Hetman Peter Sagaidachnya Andnyi Haruk. </text:span>
</text:p>
      <text:p text:style-name="P4">
<draw:frame draw:style-name="fr1" draw:name="Image278" text:anchor-type="as-char" svg:width="6.9236in" svg:height="4.630158in" draw:z-index="0">
<draw:image xlink:href="../Images/AРМІЯINFORM/2023-05-22T60-00-00-04-00/foto2-andrij-haruk.jpg" xlink:type="simple" xlink:show="embed" xlink:actuate="onLoad" draw:mime-type="image/jpeg"/>
</draw:frame>
Andriy Haruk. Photo from A. Haruk's personal archive</text:p>
      <text:p text:style-name="P4">
<text:span text:style-name="T4">
 - Andriy Ivanovich, what became the prehistory of the creation of this type of weapon? </text:span>
</text:p>
      <text:p text:style-name="P4">
-The RSMD contract prohibited the deployment of land base missiles with a range of 500-2500 km, but did not limit the same weapon of maritime base. The US, having destroyed the winged landscapes of the land base BGM-109G GLCM "Griffin", successfully developed a marine analogue-Tomahawk missiles. That is, for the deployment of non -name KR it was necessary to take only one step - to create an appropriate ground -free plant.</text:p>
      <text:p text:style-name="P4">
And the Americans went the easiest way: installed on the corresponding chassis of "half" the module of the ship's vertical start-up MK 41. In the shipbuilding, such a module contains eight rockets, and in terrestrial-only four. The predicted use(TPK)four types - MK 14 mod 2(For “tomatovs”), Mk 21 mod 3(For missiles SM-6 BLOCK I), MK 21MOD 4(For missiles SM-6 BLOCK IA)і Mk 29 mod 1(For SM-6 Block IB missiles). Стартвідбувається «гарячим» способом — з пуском двигуна ракети (start -up -wrapping)Inside TPK.</text:p>
      <text:p text:style-name="P4">
<text:span text:style-name="T4">
 - Are there any features in the layout and application of these installations and in the chowons specifically? </text:span>
Start from Typhon, unlike the griffin, is carried out vertically, and not dedicated. Another difference is the presence of only one BKP on the battery. Griffin in the Griffin, the battery consisted of four PU and two BCPs divided by the subsoil sections. Theoretically, this provided greater flexibility of use, but no significance.</text:p>
      <text:p text:style-name="P4">
<draw:frame draw:style-name="fr1" draw:name="Image279" text:anchor-type="as-char" svg:width="6.9236in" svg:height="5.123464in" draw:z-index="0">
<draw:image xlink:href="../Images/AРМІЯINFORM/2023-05-22T60-00-00-04-00/foto3-mrc-typhon.jpg" xlink:type="simple" xlink:show="embed" xlink:actuate="onLoad" draw:mime-type="image/jpeg"/>
</draw:frame>
The scheme of combat deployment and ammunition of Mrctyphon missile system. Infographics: US ARMY.</text:p>
      <text:p text:style-name="P4">
"Griffins" carried a constant combat duty in storage hangers(in Great Britain, Germany, Italy and Belgium)And in the case of anxiety, they had to make a starter from the base, immediately after leaving the hangars. They used only thermo -fusion warheads(W84 adjustable power - from 0.3 to 150 kW), the adity of the start reached 2500 km. But "typhoid" is not even seen as a carrier weapon.</text:p>
      <text:p text:style-name="P4">
*!</text:p>
      <text:p text:style-name="P4">
-MRC's abbreviation means MID-Range Capability-that is, "the ability of the average radius." Typhon should take a place between the promising missile systems ofPRSM and LRHW. The first one is ATCMS substitute, but twice as lighter, with a range of 500 km(And in the future - 650 and even 1000 km). Друга — це гіперзвуковаракета з дальністю пуску 2775 км.</text:p>
      <text:p text:style-name="P4">
Для «Тифона» дальність пуску окреслюється в 1000-1100 миль (Approximately 1,600-1800 km)ie he will compete with the OpFires system(range approximately 1000 miles). Загальна кількість «Тифонів», що буде придбана для армії, поки неоголошувалась. Вважається, що вона може сягнути 15 батарей (5 tribal dysons).</text:p>
      <text:p text:style-name="P4">
<draw:frame draw:style-name="fr1" draw:name="Image280" text:anchor-type="as-char" svg:width="6.9236in" svg:height="3.894525in" draw:z-index="0">
<draw:image xlink:href="../Images/AРМІЯINFORM/2023-05-22T60-00-00-04-00/foto4-mrc-typhon2.jpeg" xlink:type="simple" xlink:show="embed" xlink:actuate="onLoad" draw:mime-type="image/jpeg"/>
</draw:frame>
Scheme of combat deployment of the battery kit of the MMRC Typhon missile system. Figure: US Army.</text:p>
      <text:p text:style-name="P4">
<text:span text:style-name="T4">
 - Andriy Ivanovich, what can you tell about the missiles for this complex? </text:span>
With the second type of rockets is more difficult. The fact is that SM-6, it is RIM-174, is a cesuitous rocket, a representative of a very large family of "Standard" missiles. SM-6 Block Ia is currently relocated now(RIM-174A). Він використовуєкорпус і двигуни (Starting and marching)SM-2ER Block IV missiles(RIM-156A), Aleks a new guidance system at the final stage is an active radar, zanten, similar to the one used in the AIM-120C Amraam Air-Air Air missile.</text:p>
      <text:p text:style-name="P4">
US Navy officially do not serve SM-6 Block IA firing, and for SM-2rBlock IV outlines this parameter in a very wide range-100-200 nautical miles(185-370km). Для SM-6 Block IА «гуляє» цифра 460 км, але вона малоймовірна,враховуючи, що двигуни на цій ракеті аналогічні SM-2ER Block IV, а сама вонанавіть трохи важча (1497 kg instead of 1466). До того ж SM-6 Block IА шаленодорога — 14 млн доларів за одиницю (Only more expensive SM-3block IIA anti-fabal rocket-it costs more than 45 million!- <text:span text:style-name="T5">
avt.</text:span>
). Для порівняння: ракети«Томагавк» Block V за грудневим контрактом купуються десь по 1,54 млн заштуку. Тобто SM-6 Block IА — це зброя, яка не може бути масовою.</text:p>
      <text:p text:style-name="P4">
<draw:frame draw:style-name="fr1" draw:name="Image281" text:anchor-type="as-char" svg:width="6.9236in" svg:height="4.431104in" draw:z-index="0">
<draw:image xlink:href="../Images/AРМІЯINFORM/2023-05-22T60-00-00-04-00/foto5-mrc-typhon4.jpg" xlink:type="simple" xlink:show="embed" xlink:actuate="onLoad" draw:mime-type="image/jpeg"/>
</draw:frame>
The use of such rockets for land firing is theoretically possible, but practically - meaningless. Yes, they have a small lid time in view of supersonic speed, but the mass of the combat unit - only 63.5 kg. In short, the inclusion of SM-6 in Typhon's ammunition raises more questions than answers.</text:p>
      <text:p text:style-name="P4">
<text:span text:style-name="T4">
 - And are there any special requirements for the chassis on which the LRF complex is mounted? </text:span>
</text:p>
      <ul>
        <li>
I have already mentioned that "tomahavki" is purchased for the KMP. Marine infantry develops its correspondent "Typhone" - a complex with a simple name LRF(Long-Range Fire). По суті, це та ж сама половинка від Mk 41, змонтована нанапівпричепі. Ось тільки тягач — «морпіхівський», тривісний «Ошкош» MTVR Mk31.</li>
      </ul>
      <text:p text:style-name="P4">
Паралельно американська промисловість готуватиме серійне виробництво новоїтехніки, і після 2023 року Пентагону передадуть такі батареї. Будівництвокомплексів для п’яти дивізіонів займе ще кілька років, і після цього армія СШАотримає бажані можливості середньої дальності. Як бачимо, у США досить широкимфронтом ведуться роботи зі створення наземних ракетних комплексів середньоїдальності. Байден наздоганяє путіна!</text:p>
      <text:p text:style-name="P4">
<text:span text:style-name="T4">
<text:span text:style-name="T5">
Відео:</text:span>
</text:span>
 <text:span text:style-name="T5">
Нова ера для крилатої ракети «Томагавк».</text:span>
</text:p>
      <text:p text:style-name="P4">
News Source: <text:a xlink:type="simple" xlink:href="https://armyinform.com.ua/2023/05/22/ssha-potuzhno-vidpovily-na-vyhid-rosiyi-z-ugody-pro-rsmd-profesor-andrij-haruk/" text:style-name="Internet_20_link" text:visited-style-name="Visited_20_Internet_20_Link">
https://armyinform.com.ua/2023/05/22/ssha-potuzhno-vidpovily-na-vyhid-rosiyi-z-ugody-pro-rsmd-profesor-andrij-haruk/</text:a>
</text:p>
      <!--NEWS-->
      <text:h text:style-name="P10" text:outline-level="1">
<text:span text:style-name="T4">
138 settlements fired the enemy for the past day</text:span>
</text:h>
      <text:p text:style-name="P4">
Author: ['АРМІЯINFORM']</text:p>
      <text:p text:style-name="P4">
Time: 2023-05-22T61: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2aeb57c3-72a5-4935-a9fc-b9e33c5b8998.jpg" text:style-name="Internet_20_link" text:visited-style-name="Visited_20_Internet_20_Link">
2aeb57c3-72a5-4935-a9fc-b9e33c5b8998.jpg</text:a>
']</text:p>
      <text:p text:style-name="P4">
Tags: ['STOPRUSSIA', 'АГРЕСІЯ РФ', 'ВТОРГНЕННЯ РФ', 'ОБСТРІЛИ ІНФРАСТРУКТУРИ', 'ХАРКІВСЬКИЙ ТРИБУНАЛ']</text:p>
      <text:p text:style-name="P4">
Category: News</text:p>
      <!--METADATA-->
      <text:p text:style-name="P4">
<draw:frame draw:style-name="fr1" draw:name="Image282" text:anchor-type="as-char" svg:width="6.9236in" svg:height="4.509994in" draw:z-index="0">
<draw:image xlink:href="../Images/AРМІЯINFORM/2023-05-22T61-00-00-04-00/2aeb57c3-72a5-4935-a9fc-b9e33c5b8998.jpg" xlink:type="simple" xlink:show="embed" xlink:actuate="onLoad" draw:mime-type="image/jpeg"/>
</draw:frame>
During the last day, Russian troops fired at the territory of 9 regions of Ukraine.</text:p>
      <text:p text:style-name="P4">
About it <text:a xlink:type="simple" xlink:href="https://t.me/militarymediacenter/1998" text:style-name="Internet_20_link" text:visited-style-name="Visited_20_Internet_20_Link">
reports</text:a>
Military Mediacenter.</text:p>
      <text:p text:style-name="P4">
In general, of different types of weapons(mortars, tanks, artillery, RSZV, SCR, UAV, tactical and strategic aviation)138 inhabited fees and 161 infrastructure facilities were fired.</text:p>
      <text:p text:style-name="P4">
According to preliminary information, there are killed and injured among civilians. The number of victims is clarified.</text:p>
      <text:p text:style-name="P4">
News Source: <text:a xlink:type="simple" xlink:href="https://armyinform.com.ua/2023/05/22/138-naselenyh-punktiv-obstrilyav-vorog-za-mynulu-dobu/" text:style-name="Internet_20_link" text:visited-style-name="Visited_20_Internet_20_Link">
https://armyinform.com.ua/2023/05/22/138-naselenyh-punktiv-obstrilyav-vorog-za-mynulu-dobu/</text:a>
</text:p>
      <!--NEWS-->
      <text:h text:style-name="P10" text:outline-level="1">
<text:span text:style-name="T4">
Japan will hand over 100 military cars to Ukraine and 30,000 rations</text:span>
</text:h>
      <text:p text:style-name="P4">
Author: ['АРМІЯINFORM']</text:p>
      <text:p text:style-name="P4">
Time: 2023-05-22T62:00:00-04:00</text:p>
      <text:p text:style-name="P4">
Description: Anger Japanese Namir to transfer Ukrainian Blizko 100 vintage for Zbroin force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630_360_1568725858-695.jpg" text:style-name="Internet_20_link" text:visited-style-name="Visited_20_Internet_20_Link">
630_360_1568725858-695.jpg</text:a>
']</text:p>
      <text:p text:style-name="P4">
Tags: ['ДОПОМОГА ПАРТНЕРІВ', 'ПІДТРИМКА УКРАЇНИ', 'СВІТ ПІДТРИМУЄ УКРАЇНУ', 'ЯПОНІЯ']</text:p>
      <text:p text:style-name="P4">
Category: News</text:p>
      <!--METADATA-->
      <text:p text:style-name="P4">
<draw:frame draw:style-name="fr1" draw:name="Image283" text:anchor-type="as-char" svg:width="6.9236in" svg:height="3.956343in" draw:z-index="0">
<draw:image xlink:href="../Images/AРМІЯINFORM/2023-05-22T62-00-00-04-00/630_360_1568725858-695.jpg" xlink:type="simple" xlink:show="embed" xlink:actuate="onLoad" draw:mime-type="image/jpeg"/>
</draw:frame>
The Government of Japan intends to hand over about 100 military trucks for Ukraine and about 30,000 rations to Ukraine.</text:p>
      <text:p text:style-name="P4">
About it <text:a xlink:type="simple" xlink:href="https://www.mofa.go.jp/erp/c_see/ua/page4e_001424.html" text:style-name="Internet_20_link" text:visited-style-name="Visited_20_Internet_20_Link">
reports</text:a>
Ministry of Foreign Affairs of Japan.</text:p>
      <text:p text:style-name="P4">
It is noted that this assistance is provided in response to the request of the Ukrainian page.</text:p>
      <text:p text:style-name="P4">
Japan also plans to assist for $ 7.6 billion to restore Ukraine after the war. For the same purpose, a council was created for the preparation of promotion of economic reconstruction of Ukraine.</text:p>
      <text:p text:style-name="P4">
In addition, the Japanese Bank of International Cooperation(JBIC)Samurai's bonds worth about 93 billion yen, which will provide Poles to assist displaced persons from Ukraine.</text:p>
      <text:p text:style-name="P4">
As previously reported, Japan for the first time <text:a xlink:type="simple" xlink:href="https://armyinform.com.ua/2023/05/19/yaponiya-vpershe-pryjme-na-likuvannya-poranenyh-ukrayinskyh-vijskovyh/" text:style-name="Internet_20_link" text:visited-style-name="Visited_20_Internet_20_Link">
accepts</text:a>
for the treatment of wounded Ukrainian military.</text:p>
      <text:p text:style-name="P4">
News Source: <text:a xlink:type="simple" xlink:href="https://armyinform.com.ua/2023/05/22/yaponiya-peredast-ukrayini-100-vijskovyh-avtomobiliv-ta-30-tysyach-pajkiv/" text:style-name="Internet_20_link" text:visited-style-name="Visited_20_Internet_20_Link">
https://armyinform.com.ua/2023/05/22/yaponiya-peredast-ukrayini-100-vijskovyh-avtomobiliv-ta-30-tysyach-pajkiv/</text:a>
</text:p>
      <!--NEWS-->
      <text:h text:style-name="P10" text:outline-level="1">
<text:span text:style-name="T4">
In Bakhmut, the offensive potential of the enemy is significantly reduced, he is caused huge losses - Anna Malyar</text:span>
</text:h>
      <text:p text:style-name="P4">
Author: ['АРМІЯINFORM']</text:p>
      <text:p text:style-name="P4">
Time: 2023-05-22T63:00:00-04:00</text:p>
      <text:p text:style-name="P4">
Description: In the school day, the situation at the Bakhmutsky straightening of Sutto did not snake. Trivaya of the compan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zsu-1.jpg" text:style-name="Internet_20_link" text:visited-style-name="Visited_20_Internet_20_Link">
zsu-1.jpg</text:a>
']</text:p>
      <text:p text:style-name="P4">
Tags: ['АГРЕСІЯ РФ', 'БАХМУТ', 'ВТОРГНЕННЯ РФ', 'ГАННА МАЛЯР']</text:p>
      <text:p text:style-name="P4">
Category: News</text:p>
      <!--METADATA-->
      <text:p text:style-name="P4">
<draw:frame draw:style-name="fr1" draw:name="Image284" text:anchor-type="as-char" svg:width="6.9236in" svg:height="3.992609in" draw:z-index="0">
<draw:image xlink:href="../Images/AРМІЯINFORM/2023-05-22T63-00-00-04-00/zsu-1.jpg" xlink:type="simple" xlink:show="embed" xlink:actuate="onLoad" draw:mime-type="image/jpeg"/>
</draw:frame>
From yesterday, the situation in the Bakhmut direction has not changed significantly.The fighting is stored.</text:p>
      <text:p text:style-name="P4">
About it <text:a xlink:type="simple" xlink:href="https://t.me/annamaliar/779" text:style-name="Internet_20_link" text:visited-style-name="Visited_20_Internet_20_Link">
stated</text:a>
Deputy Minister of Defense of Ukraine Anna Malyar.</text:p>
      <text:p text:style-name="P4">
“Our troops in Bakhmut control certain objects and the private sector in the Airplane. The enemy cleanses in the areas of the city taken under control. Our fighters do not give the enemy the opportunity to fix there, ”Anna Malyar said.</text:p>
      <text:p text:style-name="P4">
According to her, the enemy charges additional forces and means.</text:p>
      <text:p text:style-name="P4">
“Bakhmut's defense performs his military tasks. The offensive potential of the enemy is reduced, the enemy has been caused by huge losses, we won the time for certain people, which we can tell later, ”the Deputy Ministers of Ukraine wrote.</text:p>
      <text:p text:style-name="P4">
News Source: <text:a xlink:type="simple" xlink:href="https://armyinform.com.ua/2023/05/22/u-bahmuti-nastupalnyj-potenczial-voroga-suttyevo-znyzhenyj-jomu-zavdani-velychezni-vtraty-ganna-malyar/" text:style-name="Internet_20_link" text:visited-style-name="Visited_20_Internet_20_Link">
https://armyinform.com.ua/2023/05/22/u-bahmuti-nastupalnyj-potenczial-voroga-suttyevo-znyzhenyj-jomu-zavdani-velychezni-vtraty-ganna-malyar/</text:a>
</text:p>
      <!--NEWS-->
      <text:h text:style-name="P10" text:outline-level="1">
<text:span text:style-name="T4">
The Russian war against Ukraine united NATO - Tony Lawrence</text:span>
</text:h>
      <text:p text:style-name="P4">
Author: ['Єгор Брайлян']</text:p>
      <text:p text:style-name="P4">
Time: 2023-05-22T64:00:00-04:00</text:p>
      <text:p text:style-name="P4">
Description: About Ts Kerivnik with signs of the defense of the half -tint strategist, scum spialbitnik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22_13-13-44.jpg" text:style-name="Internet_20_link" text:visited-style-name="Visited_20_Internet_20_Link">
photo_2023-05-22_13-13-44.jpg</text:a>
']</text:p>
      <text:p text:style-name="P4">
Tags: []</text:p>
      <text:p text:style-name="P4">
Category: News</text:p>
      <!--METADATA-->
      <text:p text:style-name="P4">
<draw:frame draw:style-name="fr1" draw:name="Image285" text:anchor-type="as-char" svg:width="6.9236in" svg:height="4.615733in" draw:z-index="0">
<draw:image xlink:href="../Images/AРМІЯINFORM/2023-05-22T64-00-00-04-00/photo_2023-05-22_13-13-44.jpg" xlink:type="simple" xlink:show="embed" xlink:actuate="onLoad" draw:mime-type="image/jpeg"/>
</draw:frame>
About this the head of the Defense Policy and Strategy Program, the Scientific Trade of the International Defense and Security Center(Tallinn)Tony Lawrence told in <text:a xlink:type="simple" xlink:href="https://armyinform.com.ua/2023/05/22/yednist-nato-sygnal-dlya-rosiyi-ne-vtruchatysya-v-bezpeku-inshyh-krayin-toni-lourens/" text:style-name="Internet_20_link" text:visited-style-name="Visited_20_Internet_20_Link">
exclusive interview</text:a>
Correspondentatuarmiainform during the Lennart Mary _ - Annual Security Forum that has been taking place in Estonia since 2007. The event is named in honor of a prominent Summer politician and diplomat, foreign minister(1990-1992)pioneer(1992-2001)Estonia. The conference organizers are the International Central Bank and Security and the European Foundation of Lennart Mary.__</text:p>
      <text:p text:style-name="P4">
Mr. Tony Lawrence noted that only the unification of the Alliance can be an effective solution to the "Russian problem" for Ukraine and all of Europe, in order not to disap in the aggression of the Russian Federation, but also to defeat it and to ensure a long peace in the world.</text:p>
      <ul>
        <li>
It is clear that Europe should be more united and cohesive in its security. In the previous 20 years, the North Atlantic Alliance had different views on how to deal with threats and how to identify them.</li>
      </ul>
      <text:p text:style-name="P4">
The Russian war against Ukraine actually united the Alliance. Strong Front with a coordination was created, which is a very important signal for Russia did not interfere with the security of other countries.</text:p>
      <text:p text:style-name="P4">
That is why, for example, the process of joining Sweden and Finland to NATO is important(_Finland became the 31st Alliance country on April 4-ed.). Йдеться простворення ще одного міцного блоку об’єднаних націй, — сказав Тоні Лоуренс.</text:p>
      <text:p text:style-name="P4">
News Source: <text:a xlink:type="simple" xlink:href="https://armyinform.com.ua/2023/05/22/rosijska-vijna-proty-ukrayiny-obyednala-nato-toni-lourens/" text:style-name="Internet_20_link" text:visited-style-name="Visited_20_Internet_20_Link">
https://armyinform.com.ua/2023/05/22/rosijska-vijna-proty-ukrayiny-obyednala-nato-toni-lourens/</text:a>
</text:p>
      <!--NEWS-->
      <text:h text:style-name="P10" text:outline-level="1">
<text:span text:style-name="T4">
On May 23, there will be a briefing on the demining of the territories conducted</text:span>
</text:h>
      <text:p text:style-name="P4">
Author: ['АРМІЯINFORM']</text:p>
      <text:p text:style-name="P4">
Time: 2023-05-22T65:00:00-04:00</text:p>
      <text:p text:style-name="P4">
Description: 23 Road about 10:00 at the Military Media Center, Briffy, the topic “Rosinwannia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military-media-center.jpg" text:style-name="Internet_20_link" text:visited-style-name="Visited_20_Internet_20_Link">
military-media-center.jpg</text:a>
']</text:p>
      <text:p text:style-name="P4">
Tags: ['БРИФІНГ', 'ДЕРЖСПЕЦТРАНССЛУЖБА', 'РОЗМІНУВАННЯ']</text:p>
      <text:p text:style-name="P4">
Category: News</text:p>
      <!--METADATA-->
      <text:p text:style-name="P4">
<draw:frame draw:style-name="fr1" draw:name="Image286" text:anchor-type="as-char" svg:width="6.9236in" svg:height="3.894525in" draw:z-index="0">
<draw:image xlink:href="../Images/AРМІЯINFORM/2023-05-22T65-00-00-04-00/military-media-center.jpg" xlink:type="simple" xlink:show="embed" xlink:actuate="onLoad" draw:mime-type="image/jpeg"/>
</draw:frame>
<text:span text:style-name="T4">
 May 23 at 10:00 </text:span>
 Militation Media Center will take a briefing and topic <text:span text:style-name="T4">
 "Demanding of territories by the units of the State Special Transportation Defense Service" </text:span>
 with the participation of the representative of the State Special Service of the Transport Transport Transport Transport of Ukraine.</text:p>
      <text:p text:style-name="P4">
The briefing will be discussed:</text:p>
      <ol>
        <li>
The progress of fulfillment of tasks for demining the territories by the units of the State Support Service; 2. Preparation of sappers taking into account the experience of current risks.</li>
      </ol>
      <text:p text:style-name="P4">
Accreditation of media representatives is obligatory and will continue to <text:span text:style-name="T4">
 18:00 on May 22. </text:span>
</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number of accreditation of the Armed Forces, contact phone.</text:p>
      <text:p text:style-name="P4">
News Source: <text:a xlink:type="simple" xlink:href="https://armyinform.com.ua/2023/05/22/23-travnya-vidbudetsya-bryfing-shhodo-rozminuvannya-terytorij-yake-provodyat-pidrozdily-derzhspecztranssluzhby/" text:style-name="Internet_20_link" text:visited-style-name="Visited_20_Internet_20_Link">
https://armyinform.com.ua/2023/05/22/23-travnya-vidbudetsya-bryfing-shhodo-rozminuvannya-terytorij-yake-provodyat-pidrozdily-derzhspecztranssluzhby/</text:a>
</text:p>
      <!--NEWS-->
      <text:h text:style-name="P10" text:outline-level="1">
<text:span text:style-name="T4">
Our troops in Bakhmut control certain objects and private sector in the Airplane - Anna Malyar</text:span>
</text:h>
      <text:p text:style-name="P4">
Author: ['Анастасія Богач']</text:p>
      <text:p text:style-name="P4">
Time: 2023-05-22T66:00:00-04:00</text:p>
      <text:p text:style-name="P4">
Description: About the PID Hour of the Television Marathon “єini News”, the intercessor of Minstra, the war with Ukraine 2022, the war with Ukraine is the latest news today, the news war with Ukraine 2022 The last to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17089427.jpg" text:style-name="Internet_20_link" text:visited-style-name="Visited_20_Internet_20_Link">
317089427.jpg</text:a>
']</text:p>
      <text:p text:style-name="P4">
Tags: ['ГАННА МАЛЯР']</text:p>
      <text:p text:style-name="P4">
Category: News</text:p>
      <!--METADATA-->
      <text:p text:style-name="P4">
<draw:frame draw:style-name="fr1" draw:name="Image287" text:anchor-type="as-char" svg:width="6.9236in" svg:height="4.615733in" draw:z-index="0">
<draw:image xlink:href="../Images/AРМІЯINFORM/2023-05-22T66-00-00-04-00/317089427.jpg" xlink:type="simple" xlink:show="embed" xlink:actuate="onLoad" draw:mime-type="image/jpeg"/>
</draw:frame>
About it during a television marathon <text:a xlink:type="simple" xlink:href="https://www.youtube.com/watch" text:style-name="Internet_20_link" text:visited-style-name="Visited_20_Internet_20_Link">
"Unin"</text:a>
Informed the Deputy Minister of Defense of Ukraine Anna Malyar.</text:p>
      <text:p text:style-name="P4">
According to her, the most fierce battles are now in Marinka, Avdiivka and the Nabakhmut direction. Most of the forces enemy pulls on the Bakhmut stream.</text:p>
      <text:p text:style-name="P4">
-Yesterday, our armed forces remained control of certain infrastructure and industrial sites and the private sector in the southwestern area-the District "Airway". Today we also have control of this part of the city. Fighting. The enemy during this night is still cleaning the territories he took in the city under control, - said Anna Malyar.</text:p>
      <text:p text:style-name="P4">
In addition, she said, the Russians have concerts in Bakhmut, sung to create a propaganda look that they managed to take control. However, this is not true.</text:p>
      <ul>
        <li>
Due to the fact that we were moving along the flanks and took the dominant heights there, our armed forces greatly complicated the enemy of staying in the city. And we, in fact, continue to move. Therefore, in some individual places of Bakhmut, which are controlled by the enemy, he is forced to go into defense. The offensive potential of the Russians is significantly reduced, so we won the time for certain actions, which can be told later, - said the Deputy Minister of Defense of Ukraine.</li>
      </ul>
      <text:p text:style-name="P4">
News Source: <text:a xlink:type="simple" xlink:href="https://armyinform.com.ua/2023/05/22/nashi-vijska-u-bahmuti-kontrolyuyut-pevni-obyekty-ta-pryvatnyj-sektor-u-rajoni-litak-ganna-malyar/" text:style-name="Internet_20_link" text:visited-style-name="Visited_20_Internet_20_Link">
https://armyinform.com.ua/2023/05/22/nashi-vijska-u-bahmuti-kontrolyuyut-pevni-obyekty-ta-pryvatnyj-sektor-u-rajoni-litak-ganna-malyar/</text:a>
</text:p>
      <!--NEWS-->
      <text:h text:style-name="P10" text:outline-level="1">
<text:span text:style-name="T4">
Volodymyr Zelenskyy: To return justice and guarantee freedom for Ukraine - our historical task</text:span>
</text:h>
      <text:p text:style-name="P4">
Author: ['АРМІЯINFORM']</text:p>
      <text:p text:style-name="P4">
Time: 2023-05-22T67:00:00-04:00</text:p>
      <text:p text:style-name="P4">
Description: President of Ukraine Volodymyr Zelensky is obedient, to turn fair for al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429368455406145974_y.jpg" text:style-name="Internet_20_link" text:visited-style-name="Visited_20_Internet_20_Link">
photo_5429368455406145974_y.jpg</text:a>
', '<text:a xlink:type="simple" xlink:href="https://armyinform.com.ua/wp-content/uploads/2023/05/photo_5429368455406145970_y-150x150.jpg" text:style-name="Internet_20_link" text:visited-style-name="Visited_20_Internet_20_Link">
photo_5429368455406145970_y-150x150.jpg</text:a>
', '<text:a xlink:type="simple" xlink:href="https://armyinform.com.ua/wp-content/uploads/2023/05/photo_5429368455406145973_y-150x150.jpg" text:style-name="Internet_20_link" text:visited-style-name="Visited_20_Internet_20_Link">
photo_5429368455406145973_y-150x150.jpg</text:a>
', '<text:a xlink:type="simple" xlink:href="https://armyinform.com.ua/wp-content/uploads/2023/05/photo_5429368455406145977_y-150x150.jpg" text:style-name="Internet_20_link" text:visited-style-name="Visited_20_Internet_20_Link">
photo_5429368455406145977_y-150x150.jpg</text:a>
', '<text:a xlink:type="simple" xlink:href="https://armyinform.com.ua/wp-content/uploads/2023/05/photo_5429368455406145975_y-150x150.jpg" text:style-name="Internet_20_link" text:visited-style-name="Visited_20_Internet_20_Link">
photo_5429368455406145975_y-150x150.jpg</text:a>
']</text:p>
      <text:p text:style-name="P4">
Tags: ['ВІЙНА', 'ВОЛОДИМИР ЗЕЛЕНСЬКИЙ', 'ВТОРГНЕННЯ РФ', 'ПРЕЗИДЕНТ УКРАЇНИ']</text:p>
      <text:p text:style-name="P4">
Category: News</text:p>
      <!--METADATA-->
      <text:p text:style-name="P4">
<draw:frame draw:style-name="fr1" draw:name="Image288" text:anchor-type="as-char" svg:width="6.9236in" svg:height="4.615733in" draw:z-index="0">
<draw:image xlink:href="../Images/AРМІЯINFORM/2023-05-22T67-00-00-04-00/photo_5429368455406145974_y.jpg" xlink:type="simple" xlink:show="embed" xlink:actuate="onLoad" draw:mime-type="image/jpeg"/>
</draw:frame>
President of Ukraine Volodymyr Zelensky emphasized that to return the justice to all our people, to guarantee freedom for the whole of our country without any outlines - this is our historical task.</text:p>
      <text:p text:style-name="P4">
The head of state [wrote] about it(https://t.me/V_Zelenskiy_official/6307)Utegram.</text:p>
      <text:p text:style-name="P4">
Volodymyr Zelensky said that it was the task of all who protect the state, all who chose Ukraine, and therefore will win.</text:p>
      <text:p text:style-name="P4">
<text:a xlink:type="simple" xlink:href="https://armyinform.com.ua/wp-content/uploads/2023/05/photo_5429368455406145970_y.jpg" text:style-name="Internet_20_link" text:visited-style-name="Visited_20_Internet_20_Link">
!(Images/AРМІЯINFORM/2023-05-22T67-00-00-04-00/photo_5429368455406145970_y-150x150.jpg)</text:a>
</text:p>
      <text:p text:style-name="P4">
<text:a xlink:type="simple" xlink:href="https://armyinform.com.ua/wp-content/uploads/2023/05/photo_5429368455406145973_y.jpg" text:style-name="Internet_20_link" text:visited-style-name="Visited_20_Internet_20_Link">
<draw:frame draw:style-name="fr1" draw:name="Image289" text:anchor-type="as-char" svg:width="6.9236in" svg:height="6.9236in" draw:z-index="0">
<draw:image xlink:href="../Images/AРМІЯINFORM/2023-05-22T67-00-00-04-00/photo_5429368455406145973_y-150x150.jpg" xlink:type="simple" xlink:show="embed" xlink:actuate="onLoad" draw:mime-type="image/jpeg"/>
</draw:frame>
</text:a>
</text:p>
      <text:p text:style-name="P4">
<text:a xlink:type="simple" xlink:href="https://armyinform.com.ua/wp-content/uploads/2023/05/photo_5429368455406145977_y.jpg" text:style-name="Internet_20_link" text:visited-style-name="Visited_20_Internet_20_Link">
<draw:frame draw:style-name="fr1" draw:name="Image290" text:anchor-type="as-char" svg:width="6.9236in" svg:height="6.9236in" draw:z-index="0">
<draw:image xlink:href="../Images/AРМІЯINFORM/2023-05-22T67-00-00-04-00/photo_5429368455406145977_y-150x150.jpg" xlink:type="simple" xlink:show="embed" xlink:actuate="onLoad" draw:mime-type="image/jpeg"/>
</draw:frame>
</text:a>
</text:p>
      <text:p text:style-name="P4">
<text:a xlink:type="simple" xlink:href="https://armyinform.com.ua/wp-content/uploads/2023/05/photo_5429368455406145975_y.jpg" text:style-name="Internet_20_link" text:visited-style-name="Visited_20_Internet_20_Link">
<draw:frame draw:style-name="fr1" draw:name="Image291" text:anchor-type="as-char" svg:width="6.9236in" svg:height="6.9236in" draw:z-index="0">
<draw:image xlink:href="../Images/AРМІЯINFORM/2023-05-22T67-00-00-04-00/photo_5429368455406145975_y-150x150.jpg" xlink:type="simple" xlink:show="embed" xlink:actuate="onLoad" draw:mime-type="image/jpeg"/>
</draw:frame>
</text:a>
</text:p>
      <text:p text:style-name="P4">
News Source: <text:a xlink:type="simple" xlink:href="https://armyinform.com.ua/2023/05/22/volodymyr-zelenskyj-povernuty-spravedlyvist-ta-garantuvaty-svobodu-dlya-ukrayiny-nashe-istorychne-zavdannya/" text:style-name="Internet_20_link" text:visited-style-name="Visited_20_Internet_20_Link">
https://armyinform.com.ua/2023/05/22/volodymyr-zelenskyj-povernuty-spravedlyvist-ta-garantuvaty-svobodu-dlya-ukrayiny-nashe-istorychne-zavdannya/</text:a>
</text:p>
      <!--NEWS-->
      <text:h text:style-name="P10" text:outline-level="1">
<text:span text:style-name="T4">
The enemy uses pirate programs to access citizens' devices - the State Secret ’ Land</text:span>
</text:h>
      <text:p text:style-name="P4">
Author: ['АРМІЯINFORM']</text:p>
      <text:p text:style-name="P4">
Time: 2023-05-22T68:00:00-04:00</text:p>
      <text:p text:style-name="P4">
Description: With a meta -dime, unanquonic access to the ilnformation systems of organizasy T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ite000303.png" text:style-name="Internet_20_link" text:visited-style-name="Visited_20_Internet_20_Link">
site000303.png</text:a>
']</text:p>
      <text:p text:style-name="P4">
Tags: ['STOPRUSSIA', 'АГРЕСІЯ РФ', 'ВІЙНА', 'ВТОРГНЕННЯ РФ', "ДЕРЖАВНА СЛУЖБА СПЕЦІАЛЬНОГО ЗВ'ЯЗКУ ТА ЗАХИСТУ ІНФОРМАЦІЇ УКРАЇНИ"]</text:p>
      <text:p text:style-name="P4">
Category: News</text:p>
      <!--METADATA-->
      <text:p text:style-name="P4">
<draw:frame draw:style-name="fr1" draw:name="Image292" text:anchor-type="as-char" svg:width="6.9236in" svg:height="5.204239in" draw:z-index="0">
<draw:image xlink:href="../Images/AРМІЯINFORM/2023-05-22T68-00-00-04-00/site000303.png" xlink:type="simple" xlink:show="embed" xlink:actuate="onLoad" draw:mime-type="image/png"/>
</draw:frame>
In order to obtain unauthorized access to information system organizations and citizens of Ukraine, Russian hackers are constantly looking for new methods. Factors of government response team to computer emergencies <text:a xlink:type="simple" xlink:href="https://cert.gov.ua/" text:style-name="Internet_20_link" text:visited-style-name="Visited_20_Internet_20_Link">
Cert-UA</text:a>
warn: the use of non -licensing becomes more dangerous(Pirate)Software. Such a pierge spreads even through Ukrainian tornts - the State Secretariat already <text:a xlink:type="simple" xlink:href="https://cip.gov.ua/ua/news/russian-hackers-spread-infected-software-through-torrents" text:style-name="Internet_20_link" text:visited-style-name="Visited_20_Internet_20_Link">
warned</text:a>
About it before.</text:p>
      <text:p text:style-name="P4">
“It is important to remember: even one“ broken ”program(Whether the program from the office pack, or the Saliss "Kosinka", etc.), installed on one of the computer organizations, can open the door to Russian hackers and special services of the Russian Federation of pre -formation about the Ukrainian organization, ” - said in <text:a xlink:type="simple" xlink:href="https://cip.gov.ua/ua/news/rosiyani-vikoristovuyut-piratski-programi-dlya-otrimannya-dostupu-do-pristroyiv-gromadyan" text:style-name="Internet_20_link" text:visited-style-name="Visited_20_Internet_20_Link">
message</text:a>
State Security Service and Information Protection of Ukraine.</text:p>
      <text:p text:style-name="P4">
The State Secretariat is predicted that the use of such a vector of cyberratak will continue to grow. The Ukrainian torrent trackers will appear more and more users who will distribute a dangerous pirate software.</text:p>
      <text:p text:style-name="P4">
In this case, the motivation of hackers can be different: from cyber -spinning of tadestructive actions - to the abduction of data of bank cards, and in the subsequent — costers; Or infection with warriors with subsequent redemption.</text:p>
      <text:p text:style-name="P4">
Recall that in early April in Cert-UA <text:a xlink:type="simple" xlink:href="https://cip.gov.ua/ua/news/piratski-programi-vidkriti-dlya-khakeriv-dveri-do-komp-yuternikh-sistem-pidpriyemstv-ta-organizacii" text:style-name="Internet_20_link" text:visited-style-name="Visited_20_Internet_20_Link">
reported</text:a>
About the cyber incident that occurred as a result of installing an unlicensed program.</text:p>
      <text:p text:style-name="P4">
News Source: <text:a xlink:type="simple" xlink:href="https://armyinform.com.ua/2023/05/22/vorog-vykorystovuye-piratski-programy-dlya-otrymannya-dostupu-do-prystroyiv-gromadyan-derzhspeczzvyazok/" text:style-name="Internet_20_link" text:visited-style-name="Visited_20_Internet_20_Link">
https://armyinform.com.ua/2023/05/22/vorog-vykorystovuye-piratski-programy-dlya-otrymannya-dostupu-do-prystroyiv-gromadyan-derzhspeczzvyazok/</text:a>
</text:p>
      <!--NEWS-->
      <text:h text:style-name="P10" text:outline-level="1">
<text:span text:style-name="T4">
In Kyiv region, the suspicion of Tiktok was reported by the blogger that denied the aggression of the Russian Federation</text:span>
</text:h>
      <text:p text:style-name="P4">
Author: ['АРМІЯINFORM']</text:p>
      <text:p text:style-name="P4">
Time: 2023-05-22T69:00:00-04:00</text:p>
      <text:p text:style-name="P4">
Description: For the process of the Kerivnitvva Kyivko -Migo -Oda prosecutors of Meshkantzu Kiwa is nake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7-38-e1684750496379.jpg" text:style-name="Internet_20_link" text:visited-style-name="Visited_20_Internet_20_Link">
7-38-e1684750496379.jpg</text:a>
']</text:p>
      <text:p text:style-name="P4">
Tags: ['STOPRUSSIA', 'АГРЕСІЯ РФ', 'ВТОРГНЕННЯ РФ']</text:p>
      <text:p text:style-name="P4">
Category: News</text:p>
      <!--METADATA-->
      <text:p text:style-name="P4">
<draw:frame draw:style-name="fr1" draw:name="Image293" text:anchor-type="as-char" svg:width="6.9236in" svg:height="6.642768in" draw:z-index="0">
<draw:image xlink:href="../Images/AРМІЯINFORM/2023-05-22T69-00-00-04-00/7-38-e1684750496379.jpg" xlink:type="simple" xlink:show="embed" xlink:actuate="onLoad" draw:mime-type="image/jpeg"/>
</draw:frame>
Under the procedural leadership of the Kyiv City Prosecutor's Office, the resident of Kyiv was reported to the suspicion of denying the armed aggression of the Russian Federation against Ukraine.</text:p>
      <text:p text:style-name="P4">
According to the investigation, after the start of a full -scale invasion of the Russian Federation in Ukraine, a sub -squeeze created a video with the denial of armed aggression of the Russian Federation with anti -Ukraine, which was subsequently posted in Tiktok.</text:p>
      <text:p text:style-name="P4">
In his video materials, the suspect tried to remove the liability of a filling war in Ukraine and accused the Satanic Mafia of the Satan.</text:p>
      <text:p text:style-name="P4">
The conclusions of the forensic linguistic examination confirmed that the statements of the released materials are propaganda and aimed at the name of the armed aggression of the Russian Federation against Ukraine.</text:p>
      <text:p text:style-name="P4">
The issue of election of a suspected preventive measure is currently being resolved.</text:p>
      <text:p text:style-name="P4">
The pre -trial investigation in criminal proceedings is carried out by the Security Service of Ukraine in Kyiv and Kyiv region.</text:p>
      <text:p text:style-name="P4">
<text:span text:style-name="T4">
 Source: </text:span>
 <text:a xlink:type="simple" xlink:href="https://www.gp.gov.ua/ua/posts/zaperecuvav-zbroinu-agresiyu-rf-ta-zvinuvacuvav-u-viini-sataninsku-mafiyu-tiktok-blogeru-povidomleno-pro-pidozru" text:style-name="Internet_20_link" text:visited-style-name="Visited_20_Internet_20_Link">
<text:span text:style-name="T5">
opice of the Prosecutor General of Ukraine</text:span>
</text:a>
</text:p>
      <text:p text:style-name="P4">
News Source: <text:a xlink:type="simple" xlink:href="https://armyinform.com.ua/2023/05/22/na-kyyivshhyny-povidomleno-pro-pidozru-tiktok-blogeru-shho-zaperechuvav-agresiyu-rf/" text:style-name="Internet_20_link" text:visited-style-name="Visited_20_Internet_20_Link">
https://armyinform.com.ua/2023/05/22/na-kyyivshhyny-povidomleno-pro-pidozru-tiktok-blogeru-shho-zaperechuvav-agresiyu-rf/</text:a>
</text:p>
      <!--NEWS-->
      <text:h text:style-name="P10" text:outline-level="1">
<text:span text:style-name="T4">
Work on attracting the resources of the European Union in the projections of demining in Ukraine is ongoing</text:span>
</text:h>
      <text:p text:style-name="P4">
Author: ['АРМІЯINFORM']</text:p>
      <text:p text:style-name="P4">
Time: 2023-05-22T70:00:00-04:00</text:p>
      <text:p text:style-name="P4">
Description: About the General Service Zv'yazkiv, the command of the command of the Piditrims of the Zbroysh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8493216_994382555037100_608758148425477919_n.jpg" text:style-name="Internet_20_link" text:visited-style-name="Visited_20_Internet_20_Link">
348493216_994382555037100_608758148425477919_n.jpg</text:a>
', '<text:a xlink:type="simple" xlink:href="https://armyinform.com.ua/wp-content/uploads/2023/05/348547380_956402135786603_1206802066915415259_n.jpg" text:style-name="Internet_20_link" text:visited-style-name="Visited_20_Internet_20_Link">
348547380_956402135786603_1206802066915415259_n.jpg</text:a>
', '<text:a xlink:type="simple" xlink:href="https://armyinform.com.ua/wp-content/uploads/2023/05/347637367_624374019334914_772244345199540418_n-1-150x150.jpg" text:style-name="Internet_20_link" text:visited-style-name="Visited_20_Internet_20_Link">
347637367_624374019334914_772244345199540418_n-1-150x150.jpg</text:a>
', '<text:a xlink:type="simple" xlink:href="https://armyinform.com.ua/wp-content/uploads/2023/05/347648834_661228619163793_6281342040913599218_n-150x150.jpg" text:style-name="Internet_20_link" text:visited-style-name="Visited_20_Internet_20_Link">
347648834_661228619163793_6281342040913599218_n-150x150.jpg</text:a>
', '<text:a xlink:type="simple" xlink:href="https://armyinform.com.ua/wp-content/uploads/2023/05/348215960_920420862345531_3658173103044254399_n-150x150.jpg" text:style-name="Internet_20_link" text:visited-style-name="Visited_20_Internet_20_Link">
348215960_920420862345531_3658173103044254399_n-150x150.jpg</text:a>
']</text:p>
      <text:p text:style-name="P4">
Tags: ['КОМАНДУВАННЯ СИЛ ЛОГІСТИКИ ЗС УКРАЇНИ']</text:p>
      <text:p text:style-name="P4">
Category: News</text:p>
      <!--METADATA-->
      <text:p text:style-name="P4">
<draw:frame draw:style-name="fr1" draw:name="Image294" text:anchor-type="as-char" svg:width="6.9236in" svg:height="4.619642in" draw:z-index="0">
<draw:image xlink:href="../Images/AРМІЯINFORM/2023-05-22T70-00-00-04-00/348493216_994382555037100_608758148425477919_n.jpg" xlink:type="simple" xlink:show="embed" xlink:actuate="onLoad" draw:mime-type="image/jpeg"/>
</draw:frame>
About it <text:a xlink:type="simple" xlink:href="https://www.facebook.com/KSP.ZSU" text:style-name="Internet_20_link" text:visited-style-name="Visited_20_Internet_20_Link">
reports</text:a>
Public Relations Service for Forces of Support of the Armed Forces of Ukraine.</text:p>
      <text:p text:style-name="P4">
It is noted that recently, the Armed Forces delegation, headed by the head of the Kennel Department of the Armed Forces of Ukraine, Colonel Petrobruzhina, participated in a meeting of the joint working group of the EU-SSS on the preparation of search dogs.</text:p>
      <text:p text:style-name="P4">
<draw:frame draw:style-name="fr1" draw:name="Image295" text:anchor-type="as-char" svg:width="6.9236in" svg:height="4.613779in" draw:z-index="0">
<draw:image xlink:href="../Images/AРМІЯINFORM/2023-05-22T70-00-00-04-00/348547380_956402135786603_1206802066915415259_n.jpg" xlink:type="simple" xlink:show="embed" xlink:actuate="onLoad" draw:mime-type="image/jpeg"/>
</draw:frame>
This project was created by the EU representation as part of the safety of the bridge of settlements of Ukraine from explosive objects by providing search engineers to Ukrainian authorities responsible for mine activities.</text:p>
      <text:p text:style-name="P4">
<text:a xlink:type="simple" xlink:href="https://armyinform.com.ua/wp-content/uploads/2023/05/347637367_624374019334914_772244345199540418_n-1.jpg" text:style-name="Internet_20_link" text:visited-style-name="Visited_20_Internet_20_Link">
!(Images/AРМІЯINFORM/2023-05-22T70-00-00-04-00/347637367_624374019334914_772244345199540418_n-1-150x150.jpg)</text:a>
</text:p>
      <text:p text:style-name="P4">
<text:a xlink:type="simple" xlink:href="https://armyinform.com.ua/wp-content/uploads/2023/05/347648834_661228619163793_6281342040913599218_n.jpg" text:style-name="Internet_20_link" text:visited-style-name="Visited_20_Internet_20_Link">
<draw:frame draw:style-name="fr1" draw:name="Image296" text:anchor-type="as-char" svg:width="6.9236in" svg:height="6.9236in" draw:z-index="0">
<draw:image xlink:href="../Images/AРМІЯINFORM/2023-05-22T70-00-00-04-00/347648834_661228619163793_6281342040913599218_n-150x150.jpg" xlink:type="simple" xlink:show="embed" xlink:actuate="onLoad" draw:mime-type="image/jpeg"/>
</draw:frame>
</text:a>
</text:p>
      <text:p text:style-name="P4">
<text:a xlink:type="simple" xlink:href="https://armyinform.com.ua/wp-content/uploads/2023/05/348215960_920420862345531_3658173103044254399_n.jpg" text:style-name="Internet_20_link" text:visited-style-name="Visited_20_Internet_20_Link">
<draw:frame draw:style-name="fr1" draw:name="Image297" text:anchor-type="as-char" svg:width="6.9236in" svg:height="6.9236in" draw:z-index="0">
<draw:image xlink:href="../Images/AРМІЯINFORM/2023-05-22T70-00-00-04-00/348215960_920420862345531_3658173103044254399_n-150x150.jpg" xlink:type="simple" xlink:show="embed" xlink:actuate="onLoad" draw:mime-type="image/jpeg"/>
</draw:frame>
</text:a>
Our friends and colleagues, international experts of the European Union and the United States took part in the event. A number of important issues have been discussed about certification processes and relevant search for search dogs of explosives and firearms. Also, international partners have developed with our cynologists aspects of further cooperation within the framework of the drafted project in the field of mine.By the way, in the framework of the project the first dozen service dogs are trained and transmitted by the Kingological units of the Armed Forces. Some of them have already started to fulfill the task. The four -legged assistants help our sappers to detect aimmertic iron that the Russian occupier left in itself.</text:p>
      <text:p text:style-name="P4">
News Source: <text:a xlink:type="simple" xlink:href="https://armyinform.com.ua/2023/05/22/robota-iz-zaluchennya-resursiv-yevropejskogo-soyuzu-do-proyektiv-rozminuvannya-v-ukrayini-tryvaye/" text:style-name="Internet_20_link" text:visited-style-name="Visited_20_Internet_20_Link">
https://armyinform.com.ua/2023/05/22/robota-iz-zaluchennya-resursiv-yevropejskogo-soyuzu-do-proyektiv-rozminuvannya-v-ukrayini-tryvaye/</text:a>
</text:p>
      <!--NEWS-->
      <text:h text:style-name="P10" text:outline-level="1">
<text:span text:style-name="T4">
Mayor General Cyril's address to Russian servicemen</text:span>
</text:h>
      <text:p text:style-name="P4">
Author: ['АРМІЯINFORM']</text:p>
      <text:p text:style-name="P4">
Time: 2023-05-22T71:00:00-04:00</text:p>
      <text:p text:style-name="P4">
Description: Head of the head management of the Rosvіki of the Ministry of Defense of Ukrainian Major General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ЗВЕРНЕННЯ ДО РОСІЙСЬКИХ ВІЙСЬКОВИХ', 'КИРИЛО БУДАНОВ']</text:p>
      <text:p text:style-name="P4">
Category: News</text:p>
      <!--METADATA-->
      <text:p text:style-name="P4">
Head of the Main Directorate of Intelligence of the Ministry of Defense of Ukraine Major General Kirill Budanov addressed Russian to the representatives of the army of the Russian Federation:</text:p>
      <text:p text:style-name="P4">
** _ "There will be a good thing. You have a selection - to get your life or save your life.</text:p>
      <text:p text:style-name="P4">
Major-General Kirill Budanov said that it is necessary to make a Russian military to survive.</text:p>
      <text:p text:style-name="P4">
_ <text:span text:style-name="T4">
 "Ukraine gives the Russian chances the chances are no sexual sacrifice in the abomination of the Kremlin arguments and will return the house to the living" </text:span>
 _, - it is said.</text:p>
      <text:p text:style-name="P4">
The GUR MOU called: _ <text:span text:style-name="T4">
 "Distribute this Vidoo, can be given to your information life with your nationwignees or nobles." </text:span>
 _ _</text:p>
      <text:p text:style-name="P4">
<text:a xlink:type="simple" xlink:href="https://t.me/spasisebyabot" text:style-name="Internet_20_link" text:visited-style-name="Visited_20_Internet_20_Link">
Chatbot "I want to live"</text:a>
<text:span text:style-name="T4">
 Source: </text:span>
 _ <text:a xlink:type="simple" xlink:href="https://t.me/DIUkraine/2336" text:style-name="Internet_20_link" text:visited-style-name="Visited_20_Internet_20_Link">
GUR MOU</text:a>
_</text:p>
      <text:p text:style-name="P4">
News Source: <text:a xlink:type="simple" xlink:href="https://armyinform.com.ua/2023/05/22/zvernennya-general-majora-kyryla-budanova-do-rosijskyh-vijskovosluzhbovcziv/" text:style-name="Internet_20_link" text:visited-style-name="Visited_20_Internet_20_Link">
https://armyinform.com.ua/2023/05/22/zvernennya-general-majora-kyryla-budanova-do-rosijskyh-vijskovosluzhbovcziv/</text:a>
</text:p>
      <!--NEWS-->
      <text:h text:style-name="P10" text:outline-level="1">
<text:span text:style-name="T4">
Absence of photo-, video with prisoners of war or official confirmation does not affect the exchange-coordination headquarters</text:span>
</text:h>
      <text:p text:style-name="P4">
Author: ['АРМІЯINFORM']</text:p>
      <text:p text:style-name="P4">
Time: 2023-05-22T72:00:00-04:00</text:p>
      <text:p text:style-name="P4">
Description: The Vidsutniy photo of the Obotziyny Piditziyny Pіd-Trinnnya is not є Pіdstava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630_360_1681138038-498.jpg" text:style-name="Internet_20_link" text:visited-style-name="Visited_20_Internet_20_Link">
630_360_1681138038-498.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98" text:anchor-type="as-char" svg:width="6.9236in" svg:height="3.956343in" draw:z-index="0">
<draw:image xlink:href="../Images/AРМІЯINFORM/2023-05-22T72-00-00-04-00/630_360_1681138038-498.jpg" xlink:type="simple" xlink:show="embed" xlink:actuate="onLoad" draw:mime-type="image/jpeg"/>
</draw:frame>
The absence of photo or video materials from captivity or official confirmation is not grounds to include a serviceman in exchange.</text:p>
      <text:p text:style-name="P4">
About this <text:a xlink:type="simple" xlink:href="https://t.me/Koord_shtab/1096" text:style-name="Internet_20_link" text:visited-style-name="Visited_20_Internet_20_Link">
the one was talking</text:a>
During a meeting with families of a separate airmobile brigade at the Coordination Headquarters.</text:p>
      <text:p text:style-name="P4">
“We are returning from captivity to all who are in the registry. If a new information or evidence of missing occurs, it may be a basis for changing its accounting category, ”the message reads.</text:p>
      <text:p text:style-name="P4">
The staff noted that the availability of additional information about the defender, evidence of enemy captivity or confirmation of captivity by the Ministry of Defense of the Russian Federation, are important, but have no direct influence.</text:p>
      <text:p text:style-name="P4">
With regard to communication with military units, the staff representative noted that a document that is obliged to provide families is a notification. Other except for those that have limited access, you can obtain corresponding requests through territorial centers of staffing and social support.</text:p>
      <text:p text:style-name="P4">
The issues of financial support and communication by the National Police of Ukraine were discussed separately at the meeting.</text:p>
      <text:p text:style-name="P4">
News Source: <text:a xlink:type="simple" xlink:href="https://armyinform.com.ua/2023/05/22/vidsutnist-foto-video-z-vijskovopolonenym-abo-oficzijnogo-pidtverdzhennya-ne-vplyvaye-na-obmin-koordynaczijnyj-shtab/" text:style-name="Internet_20_link" text:visited-style-name="Visited_20_Internet_20_Link">
https://armyinform.com.ua/2023/05/22/vidsutnist-foto-video-z-vijskovopolonenym-abo-oficzijnogo-pidtverdzhennya-ne-vplyvaye-na-obmin-koordynaczijnyj-shtab/</text:a>
</text:p>
      <!--NEWS-->
      <text:h text:style-name="P10" text:outline-level="1">
<text:span text:style-name="T4">
"Bakhmut, destroyed by Russian occupiers, is what the whole world looks at now" - a representative of GUR MOU</text:span>
</text:h>
      <text:p text:style-name="P4">
Author: ['Андрій Агєєв']</text:p>
      <text:p text:style-name="P4">
Time: 2023-05-22T73:00:00-04:00</text:p>
      <text:p text:style-name="P4">
Description: - Data Dati Termіni, if Rosіyska propaganda Nykrachny could vicorista nitudomalene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ahmut-3.jpg" text:style-name="Internet_20_link" text:visited-style-name="Visited_20_Internet_20_Link">
bahmut-3.jpg</text:a>
']</text:p>
      <text:p text:style-name="P4">
Tags: ['АНДРІЙ ЮСОВ']</text:p>
      <text:p text:style-name="P4">
Category: News</text:p>
      <!--METADATA-->
      <text:p text:style-name="P4">
<draw:frame draw:style-name="fr1" draw:name="Image299" text:anchor-type="as-char" svg:width="6.9236in" svg:height="3.894525in" draw:z-index="0">
<draw:image xlink:href="../Images/AРМІЯINFORM/2023-05-22T73-00-00-04-00/bahmut-3.jpg" xlink:type="simple" xlink:show="embed" xlink:actuate="onLoad" draw:mime-type="image/jpeg"/>
</draw:frame>
Illustrative photo</text:p>
      <ul>
        <li>
          <text:p text:style-name="P4">
All dates and terms when Russian propaganda could best use the Bakhmut taking reports have long been over. And the latter was 9th. It was then that with propaganda purposes, the collective Putin would have to present at least in the context of the achievements of the so -called and, in fact, the Great Language, and now not the winter offensive - commenting on the latest statements about the capture of Bakhmut. Department of Intelligence of the Ministry of Defense of Ukraine Isov.</text:p>
        </li>
        <li>
          <text:p text:style-name="P4">
In addition, it is important that the confrontation between Prigogin, Shogu Tagerasimov, and, of course, the very fact that this news is announced by Prigogine, it is clear that for the official structures of the Ministry of Defense of the Russian Federation are not good news. The only thing that can be "greeting" the racists is the destruction of most of the bricks. This is what the whole world is looking at now, that the next city, which has developed a pre -razrocom -scale invasion under the control of Ukraine, has flown, is now virtually destroyed. This is another example of military crimes and genocidal war against Ukraine. And, in fact, the picture of what carries with him "Russian measure", - said Andrei Yusov.</text:p>
        </li>
      </ul>
      <text:p text:style-name="P4">
Talking about the reserves that Russia plans to throw in Bakhmut, the representative of GUR MUUUKU stated that the occupiers are not betting on the quality of their preparation as the quantity.</text:p>
      <ul>
        <li>
The fact that they threw them under Bakhmut means that these units will not appear in another section of the front line. It is also the achievement of Ukrainian siloborovnes, defenders of the Bakhmut fortress. Which in difficult conditions, at a high cost, over 9 months are restraining the enemy and inflicting significant losses of living strength and technicians. The loss of Russians under Bakhmut is enormous and absolutely does not correspond to the goals, nor the obtained results, - stated Andrei Yusov.</li>
      </ul>
      <text:p text:style-name="P4">
News Source: <text:a xlink:type="simple" xlink:href="https://armyinform.com.ua/2023/05/22/zrujnovanyj-rosijskymy-okupantamy-bahmut-cze-te-na-shho-zaraz-dyvytsya-ves-svit-predstavnyk-gur-mou/" text:style-name="Internet_20_link" text:visited-style-name="Visited_20_Internet_20_Link">
https://armyinform.com.ua/2023/05/22/zrujnovanyj-rosijskymy-okupantamy-bahmut-cze-te-na-shho-zaraz-dyvytsya-ves-svit-predstavnyk-gur-mou/</text:a>
</text:p>
      <!--NEWS-->
      <text:h text:style-name="P10" text:outline-level="1">
<text:span text:style-name="T4">
The Defense Ministry has satisfied the need for summer supply. The reserve for the winter is formed</text:span>
</text:h>
      <text:p text:style-name="P4">
Author: ['АРМІЯINFORM']</text:p>
      <text:p text:style-name="P4">
Time: 2023-05-22T74:00:00-04:00</text:p>
      <text:p text:style-name="P4">
Description: Minobornoi Zdiysny, ildhidnі, Iza Viexkovo Service Litnoy ... War with Ukraine 2022, War with Ukraine Latest News today, News War with Ukraine 2022 Last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photo_5431343105275185796_y.jpg" text:style-name="Internet_20_link" text:visited-style-name="Visited_20_Internet_20_Link">
photo_5431343105275185796_y.jpg</text:a>
', '<text:a xlink:type="simple" xlink:href="https://armyinform.com.ua/wp-content/uploads/2023/05/photo_5431343105275185795_y-150x150.jpg" text:style-name="Internet_20_link" text:visited-style-name="Visited_20_Internet_20_Link">
photo_5431343105275185795_y-150x150.jpg</text:a>
', '<text:a xlink:type="simple" xlink:href="https://armyinform.com.ua/wp-content/uploads/2023/05/photo_5431343105275185797_y-150x150.jpg" text:style-name="Internet_20_link" text:visited-style-name="Visited_20_Internet_20_Link">
photo_5431343105275185797_y-150x150.jpg</text:a>
', '<text:a xlink:type="simple" xlink:href="https://armyinform.com.ua/wp-content/uploads/2023/05/photo_5431343105275185800_y-150x150.jpg" text:style-name="Internet_20_link" text:visited-style-name="Visited_20_Internet_20_Link">
photo_5431343105275185800_y-150x150.jpg</text:a>
']</text:p>
      <text:p text:style-name="P4">
Tags: ['ГАННА МАЛЯР', 'ЛІТНЯ ФОРМА']</text:p>
      <text:p text:style-name="P4">
Category: News</text:p>
      <!--METADATA-->
      <text:p text:style-name="P4">
<draw:frame draw:style-name="fr1" draw:name="Image300" text:anchor-type="as-char" svg:width="6.9236in" svg:height="3.850197in" draw:z-index="0">
<draw:image xlink:href="../Images/AРМІЯINFORM/2023-05-22T74-00-00-04-00/photo_5431343105275185796_y.jpg" xlink:type="simple" xlink:show="embed" xlink:actuate="onLoad" draw:mime-type="image/jpeg"/>
</draw:frame>
The Ministry of Defense takes all necessary measures to provide military servicemen.</text:p>
      <text:p text:style-name="P4">
About it <text:a xlink:type="simple" xlink:href="https://t.me/annamaliar/785" text:style-name="Internet_20_link" text:visited-style-name="Visited_20_Internet_20_Link">
reported</text:a>
Deputy Minister of Defense of Ukraine Anna Malyar.</text:p>
      <text:p text:style-name="P4">
“The process is planned, in accordance with the norms of provision of property property of the Armed Forces. For all objects of real property, term operation is established taking into account the conditions of hostilities, ”she said.</text:p>
      <text:p text:style-name="P4">
<text:a xlink:type="simple" xlink:href="https://armyinform.com.ua/wp-content/uploads/2023/05/photo_5431343105275185795_y.jpg" text:style-name="Internet_20_link" text:visited-style-name="Visited_20_Internet_20_Link">
!(Images/AРМІЯINFORM/2023-05-22T74-00-00-04-00/photo_5431343105275185795_y-150x150.jpg)</text:a>
</text:p>
      <text:p text:style-name="P4">
<text:a xlink:type="simple" xlink:href="https://armyinform.com.ua/wp-content/uploads/2023/05/photo_5431343105275185797_y.jpg" text:style-name="Internet_20_link" text:visited-style-name="Visited_20_Internet_20_Link">
<draw:frame draw:style-name="fr1" draw:name="Image301" text:anchor-type="as-char" svg:width="6.9236in" svg:height="6.9236in" draw:z-index="0">
<draw:image xlink:href="../Images/AРМІЯINFORM/2023-05-22T74-00-00-04-00/photo_5431343105275185797_y-150x150.jpg" xlink:type="simple" xlink:show="embed" xlink:actuate="onLoad" draw:mime-type="image/jpeg"/>
</draw:frame>
</text:a>
</text:p>
      <text:p text:style-name="P4">
<text:a xlink:type="simple" xlink:href="https://armyinform.com.ua/wp-content/uploads/2023/05/photo_5431343105275185800_y.jpg" text:style-name="Internet_20_link" text:visited-style-name="Visited_20_Internet_20_Link">
<draw:frame draw:style-name="fr1" draw:name="Image302" text:anchor-type="as-char" svg:width="6.9236in" svg:height="6.9236in" draw:z-index="0">
<draw:image xlink:href="../Images/AРМІЯINFORM/2023-05-22T74-00-00-04-00/photo_5431343105275185800_y-150x150.jpg" xlink:type="simple" xlink:show="embed" xlink:actuate="onLoad" draw:mime-type="image/jpeg"/>
</draw:frame>
</text:a>
As of now, according to Anna Malyar, the supply of summer clothing is to be admitted to the planned pace that satisfy the need.</text:p>
      <text:p text:style-name="P4">
"The purchased form in 2023 and the remnants of the previous periods is sufficient to ensure the required number of servicemen and the creation of reserves," said the Deputy Minister of Defense of Ukraine.</text:p>
      <text:p text:style-name="P4">
The Ministry of Defense also concludes new contracts for the purchase of a real minasm nomenclature.</text:p>
      <text:p text:style-name="P4">
News Source: <text:a xlink:type="simple" xlink:href="https://armyinform.com.ua/2023/05/22/minoborony-zadovolnyly-potrebu-shhodo-postachannya-litnoyi-formy-formuyetsya-rezerv-na-zymu/" text:style-name="Internet_20_link" text:visited-style-name="Visited_20_Internet_20_Link">
https://armyinform.com.ua/2023/05/22/minoborony-zadovolnyly-potrebu-shhodo-postachannya-litnoyi-formy-formuyetsya-rezerv-na-zymu/</text:a>
</text:p>
      <!--NEWS-->
      <text:h text:style-name="P10" text:outline-level="1">
<text:span text:style-name="T4">
The power supply of Zaporizhzhya NPPs has been restored</text:span>
</text:h>
      <text:p text:style-name="P4">
Author: ['АРМІЯINFORM']</text:p>
      <text:p text:style-name="P4">
Time: 2023-05-22T75:00:00-04:00</text:p>
      <text:p text:style-name="P4">
Description: "Ukrenergo" was the lines of the Elektro -prime, Yaku live Zaporizka Aes. Statio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zaes.jpg" text:style-name="Internet_20_link" text:visited-style-name="Visited_20_Internet_20_Link">
zaes.jpg</text:a>
']</text:p>
      <text:p text:style-name="P4">
Tags: ['STOPRUSSIA', 'АГРЕСІЯ РФ', 'ВТОРГНЕННЯ РФ', 'ЗАЕС']</text:p>
      <text:p text:style-name="P4">
Category: News</text:p>
      <!--METADATA-->
      <text:p text:style-name="P4">
<draw:frame draw:style-name="fr1" draw:name="Image303" text:anchor-type="as-char" svg:width="6.9236in" svg:height="3.894525in" draw:z-index="0">
<draw:image xlink:href="../Images/AРМІЯINFORM/2023-05-22T75-00-00-04-00/zaes.jpg" xlink:type="simple" xlink:show="embed" xlink:actuate="onLoad" draw:mime-type="image/jpeg"/>
</draw:frame>
Ukrenergo has restored the transmission line that feeds the Zaporizhzhya NPP. The station goes to power from the Ukrainian power system.</text:p>
      <text:p text:style-name="P4">
About it <text:a xlink:type="simple" xlink:href="https://t.me/Ukrenergo/2100" text:style-name="Internet_20_link" text:visited-style-name="Visited_20_Internet_20_Link">
reports</text:a>
The press service of Ukrenergo - operator of systems of transmission, management and operation of main electric grids.</text:p>
      <text:p text:style-name="P4">
“As a result of damage to the high-voltage line, the Zaporizhzhia Nuclear Power Plant has increased power from the grid and worked from diesel generators. This is already known since the temporary occupation of the Zaporizhzhya NPP, Russians create nuclear radiation danger in the NPP area. Ukrenergo has made every effort and the power of the nuclear power plant from the Ukrainian power system, ”the presentation reads.</text:p>
      <text:p text:style-name="P4">
We will remind, as a result of terrorist shelling by Russian invaders on the night of May 22, 2023, at 5:26 <text:a xlink:type="simple" xlink:href="https://armyinform.com.ua/2023/05/22/zaporizka-aes-perejshla-v-rezhym-blekautu-zapasu-palyva-v-generatorah-vystachyt-na-10-dib/" text:style-name="Internet_20_link" text:visited-style-name="Visited_20_Internet_20_Link">
switched off</text:a>
The last highway of Dniprovskaya 750kv, from which a temporarily occupied Zaporizhzhya NPP has been needed for their own.</text:p>
      <text:p text:style-name="P4">
News Source: <text:a xlink:type="simple" xlink:href="https://armyinform.com.ua/2023/05/22/vidnovleno-elektrozhyvlennya-zaporizkoyi-aes/" text:style-name="Internet_20_link" text:visited-style-name="Visited_20_Internet_20_Link">
https://armyinform.com.ua/2023/05/22/vidnovleno-elektrozhyvlennya-zaporizkoyi-aes/</text:a>
</text:p>
      <!--NEWS-->
      <text:h text:style-name="P10" text:outline-level="1">
<text:span text:style-name="T4">
From the helicopter, mortars and artillery, the army of the Russian Federation fired at Sumy and Chernihiv region</text:span>
</text:h>
      <text:p text:style-name="P4">
Author: ['АРМІЯINFORM']</text:p>
      <text:p text:style-name="P4">
Time: 2023-05-22T76:00:00-04:00</text:p>
      <text:p text:style-name="P4">
Description: Syogodnі, 22 herbal, at 13:00 Rosіyskі puptepatzіynі vіsyska 5 times built up ... War with Ukraine 2022, war with Ukraine Latest news today, News War with Ukraine 2022 Last for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obstrily-prykordonnya-1.jpg" text:style-name="Internet_20_link" text:visited-style-name="Visited_20_Internet_20_Link">
obstrily-prykordonnya-1.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304" text:anchor-type="as-char" svg:width="6.9236in" svg:height="4.50034in" draw:z-index="0">
<draw:image xlink:href="../Images/AРМІЯINFORM/2023-05-22T76-00-00-04-00/obstrily-prykordonnya-1.jpg" xlink:type="simple" xlink:show="embed" xlink:actuate="onLoad" draw:mime-type="image/jpeg"/>
</draw:frame>
Illustrative photo</text:p>
      <text:p text:style-name="P4">
Today, on May 22, as of 1:00 pm, Russian occupation troops 5 times were fired by the border areas of Chernihiv and Sumy regions.</text:p>
      <text:p text:style-name="P4">
About it <text:a xlink:type="simple" xlink:href="https://t.me/ok_pivnich1/2738" text:style-name="Internet_20_link" text:visited-style-name="Visited_20_Internet_20_Link">
reports</text:a>
Operational Command "North".</text:p>
      <text:p text:style-name="P4">
From 00:00 to 00:10 there were 2 parishes, probably from a mortar 120 mm, in a regional -populated point of Khodine.</text:p>
      <text:p text:style-name="P4">
From 05:40 to 05:50 there were 4 parishes, probably from a mortar 120 mm, in the district -populated point Katerynivka.</text:p>
      <text:p text:style-name="P4">
About 09:15 there were 1 arrival, probably rockets from the helicopter, in the district of Gorky.</text:p>
      <text:p text:style-name="P4">
From 09:05 to 11:20, 20 parishes were recorded, probably from the artillery, in the settlement of Timonovichi settlement.</text:p>
      <text:p text:style-name="P4">
From 12:00 to 12:05 3 parishes were recorded, probably from a mortar 120 mm, in the regional populic point Galaganivka.</text:p>
      <text:p text:style-name="P4">
There was no information about losses among the local population or damage to civilian infrastructure.</text:p>
      <text:p text:style-name="P4">
News Source: <text:a xlink:type="simple" xlink:href="https://armyinform.com.ua/2023/05/22/z-gelikopteru-minometiv-ta-artyleriyi-armiya-rf-obstrilyala-sumshhynu-i-chernigivshhynu/" text:style-name="Internet_20_link" text:visited-style-name="Visited_20_Internet_20_Link">
https://armyinform.com.ua/2023/05/22/z-gelikopteru-minometiv-ta-artyleriyi-armiya-rf-obstrilyala-sumshhynu-i-chernigivshhynu/</text:a>
</text:p>
      <!--NEWS-->
      <text:h text:style-name="P10" text:outline-level="1">
<text:span text:style-name="T4">
In Poland, a meeting of defense ministers of the Northern Group began: in focus - strengthening of Ukraine's defense capability</text:span>
</text:h>
      <text:p text:style-name="P4">
Author: ['АРМІЯINFORM']</text:p>
      <text:p text:style-name="P4">
Time: 2023-05-22T77:00:00-04:00</text:p>
      <text:p text:style-name="P4">
Description: At the Poland MISTI LEXONOVO PID Warsaw, Zustych Min) defending the forma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northerngroup01.jpg" text:style-name="Internet_20_link" text:visited-style-name="Visited_20_Internet_20_Link">
northerngroup01.jpg</text:a>
', '<text:a xlink:type="simple" xlink:href="https://armyinform.com.ua/wp-content/uploads/2023/05/northerngroup02.jpg" text:style-name="Internet_20_link" text:visited-style-name="Visited_20_Internet_20_Link">
northerngroup02.jpg</text:a>
']</text:p>
      <text:p text:style-name="P4">
Tags: ['ДОПОМОГА ПАРТНЕРІВ', 'МІНІСТРИ ОБОРОНИ', 'ОБОРОНОЗДАТНІСТЬ УКРАЇНИ', 'ПОЛЬЩА', 'СВІТ ПІДТРИМУЄ УКРАЇНУ']</text:p>
      <text:p text:style-name="P4">
Category: News</text:p>
      <!--METADATA-->
      <text:p text:style-name="P4">
<draw:frame draw:style-name="fr1" draw:name="Image305" text:anchor-type="as-char" svg:width="6.9236in" svg:height="3.894525in" draw:z-index="0">
<draw:image xlink:href="../Images/AРМІЯINFORM/2023-05-22T77-00-00-04-00/northerngroup01.jpg" xlink:type="simple" xlink:show="embed" xlink:actuate="onLoad" draw:mime-type="image/jpeg"/>
</draw:frame>
A meeting of ministers in the format of countries of the so -called Northern Group began in the Polish city of Legyonovo near Warsaw.</text:p>
      <text:p text:style-name="P4">
About it <text:a xlink:type="simple" xlink:href="https://twitter.com/MON_GOV_PL/status/1660580237892022273" text:style-name="Internet_20_link" text:visited-style-name="Visited_20_Internet_20_Link">
reports</text:a>
The press service of the Polish defense department.</text:p>
      <text:p text:style-name="P4">
On the agenda - the safety of the Eastern Flank of NATO and the strengthening of Ukraine's precocity.</text:p>
      <text:p text:style-name="P4">
"It will be about strengthening the mechanisms of restraint and defense capabilities of the daily offensive potential of Russia," the message stated.</text:p>
      <text:p text:style-name="P4">
They will also discuss the Agenda [NATO Summit(https://armyinform.com.ua/2022/11/09/nastupnyj-samit-nato-vidbudetsya-vlitku-2023-roku-v-lytvi/).</text:p>
      <text:p text:style-name="P4">
Зібрання проходить на чолі міністра національної оборони Польщі МаріушаБлащака.</text:p>
      <text:p text:style-name="P4">
<draw:frame draw:style-name="fr1" draw:name="Image306" text:anchor-type="as-char" svg:width="6.9236in" svg:height="3.894525in" draw:z-index="0">
<draw:image xlink:href="../Images/AРМІЯINFORM/2023-05-22T77-00-00-04-00/northerngroup02.jpg" xlink:type="simple" xlink:show="embed" xlink:actuate="onLoad" draw:mime-type="image/jpeg"/>
</draw:frame>
<text:span text:style-name="T4">
 The Northern Group </text:span>
 is a format for sharing thoughts on topics related to the state of the security environment in Europe and the development of political and military initiative in NATO and the EU. The forum consists of 12 northern European countries, which are NATO or EU: United Kingdom, the Netherlands, Germany, Poland, Denmark, Finland, Iceland, Norway and Sweden, Estonia, Lithuania and Latvia. Group was created on the initiative of the United Kingdom, which in November 2010 organized the first meeting of defense ministers.</text:p>
      <text:p text:style-name="P4">
News Source: <text:a xlink:type="simple" xlink:href="https://armyinform.com.ua/2023/05/22/u-polshhi-pochalasya-zustrich-ministriv-oborony-krayin-pivnichnoyi-grupy-u-fokusi-zmicznennya-oborony-ukrayiny/" text:style-name="Internet_20_link" text:visited-style-name="Visited_20_Internet_20_Link">
https://armyinform.com.ua/2023/05/22/u-polshhi-pochalasya-zustrich-ministriv-oborony-krayin-pivnichnoyi-grupy-u-fokusi-zmicznennya-oborony-ukrayiny/</text:a>
</text:p>
      <!--NEWS-->
      <text:h text:style-name="P10" text:outline-level="1">
<text:span text:style-name="T4">
The royal brigade was knocked down by the Russian Mi-24 helicopter</text:span>
</text:h>
      <text:p text:style-name="P4">
Author: ['АРМІЯINFORM']</text:p>
      <text:p text:style-name="P4">
Time: 2023-05-22T78:00:00-04:00</text:p>
      <text:p text:style-name="P4">
Description: Syogodnі, 22 herbal, vіsysovo service of the crowned mechanized brigades of the Imeni King Dani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8595591_1492681024597599_7065050270775790306_n.jpg" text:style-name="Internet_20_link" text:visited-style-name="Visited_20_Internet_20_Link">
348595591_1492681024597599_7065050270775790306_n.jpg</text:a>
']</text:p>
      <text:p text:style-name="P4">
Tags: ['АГРЕСІЯ РФ', 'ВТОРГНЕННЯ РФ', 'КОРОЛІВСЬКА БРИГАДА', 'МІ-24', 'ХРОНІКА ОБОРОНИ']</text:p>
      <text:p text:style-name="P4">
Category: News</text:p>
      <!--METADATA-->
      <text:p text:style-name="P4">
<draw:frame draw:style-name="fr1" draw:name="Image307" text:anchor-type="as-char" svg:width="6.9236in" svg:height="4.615733in" draw:z-index="0">
<draw:image xlink:href="../Images/AРМІЯINFORM/2023-05-22T78-00-00-04-00/348595591_1492681024597599_7065050270775790306_n.jpg" xlink:type="simple" xlink:show="embed" xlink:actuate="onLoad" draw:mime-type="image/jpeg"/>
</draw:frame>
Today, on May 22, the Danylo Separate Mechanized Brigade was landed by an enemy helicopter.</text:p>
      <text:p text:style-name="P4">
About it <text:a xlink:type="simple" xlink:href="https://www.facebook.com/UALandForces/posts/pfbid02kBfoTCsJzzfkNjjaPrePA9tbkEb8kxqaL5z7HzzX5d277rsAWMVcQnfSGmTBxdJFl" text:style-name="Internet_20_link" text:visited-style-name="Visited_20_Internet_20_Link">
reports</text:a>
The Public Relations Service of the Armed Forces Land Forces Command.</text:p>
      <text:p text:style-name="P4">
"The enemy helicopter HELLOPER Mi-24 was eliminated by the forces and means of the royal brigade," the message reads.</text:p>
      <text:p text:style-name="P4">
News Source: <text:a xlink:type="simple" xlink:href="https://armyinform.com.ua/2023/05/22/vijskovi-korolivskoyi-brygady-zbyly-rosijskyj-gelikopter-mi-24/" text:style-name="Internet_20_link" text:visited-style-name="Visited_20_Internet_20_Link">
https://armyinform.com.ua/2023/05/22/vijskovi-korolivskoyi-brygady-zbyly-rosijskyj-gelikopter-mi-24/</text:a>
</text:p>
      <!--NEWS-->
      <text:h text:style-name="P10" text:outline-level="1">
<text:span text:style-name="T4">
In the Black Sea, the carriers of Russian "calibers" were reduced</text:span>
</text:h>
      <text:p text:style-name="P4">
Author: ['АРМІЯINFORM']</text:p>
      <text:p text:style-name="P4">
Time: 2023-05-22T79:00:00-04:00</text:p>
      <text:p text:style-name="P4">
Description: The village of 22 ADSTENT AND BEAL MORNIS OF THE BOting Cherguvanni is known 6 pouring ship,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630_360_1447753045-4415-korabli-rf.jpg" text:style-name="Internet_20_link" text:visited-style-name="Visited_20_Internet_20_Link">
630_360_1447753045-4415-korabli-rf.jpg</text:a>
']</text:p>
      <text:p text:style-name="P4">
Tags: ['ВМС ЗС УКРАЇНИ']</text:p>
      <text:p text:style-name="P4">
Category: News</text:p>
      <!--METADATA-->
      <text:p text:style-name="P4">
<draw:frame draw:style-name="fr1" draw:name="Image308" text:anchor-type="as-char" svg:width="6.9236in" svg:height="3.956343in" draw:z-index="0">
<draw:image xlink:href="../Images/AРМІЯINFORM/2023-05-22T79-00-00-04-00/630_360_1447753045-4415-korabli-rf.jpg" xlink:type="simple" xlink:show="embed" xlink:actuate="onLoad" draw:mime-type="image/jpeg"/>
</draw:frame>
As of May 22, there are 6 elaborate ships in the Black Sea, of which - 1 carrier carriage missile "Caliber", a total volley of up to 8 rockets.</text:p>
      <text:p text:style-name="P4">
About it <text:a xlink:type="simple" xlink:href="https://t.me/ukrainian_navy/3163" text:style-name="Internet_20_link" text:visited-style-name="Visited_20_Internet_20_Link">
reports</text:a>
Command of the Navy of the Armed Forces of Ukraine.</text:p>
      <text:p text:style-name="P4">
In the Sea of Azov - 1 enemy ship; In the Mediterranean, there are up to 7 enemy ships at the combat mining, 1 of which are 1 carriage carriage missiles "Caliber", a total volley of up to 4 rockets.</text:p>
      <text:p text:style-name="P4">
During the day in the interests of the Russian Federation the passage of the Kerch-Yenikhal Strait made:</text:p>
      <ul>
        <li>
to the Azov Sea - 26 vessels, 11 of them continued the movement from the Bosphorus Strait; * To the Black Sea - 33 vessels, 15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22/u-chornomu-mori-pomenshalo-nosiyiv-rosijskyh-kalibriv/" text:style-name="Internet_20_link" text:visited-style-name="Visited_20_Internet_20_Link">
https://armyinform.com.ua/2023/05/22/u-chornomu-mori-pomenshalo-nosiyiv-rosijskyh-kalibriv/</text:a>
</text:p>
      <!--NEWS-->
      <text:h text:style-name="P10" text:outline-level="1">
<text:span text:style-name="T4">
Ukrainian pilots are already training on F-16 aircraft-the head of European diplomacy</text:span>
</text:h>
      <text:p text:style-name="P4">
Author: ['АРМІЯINFORM']</text:p>
      <text:p text:style-name="P4">
Time: 2023-05-22T80:00:00-04:00</text:p>
      <text:p text:style-name="P4">
Description: The trend of the Ukrainian Pilotiv on the Vinishchychi F-16 was already expected. About the work before ... the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9e66d4dc-cbc6-4808-b07b-0f48bb226bb0.jpg" text:style-name="Internet_20_link" text:visited-style-name="Visited_20_Internet_20_Link">
9e66d4dc-cbc6-4808-b07b-0f48bb226bb0.jpg</text:a>
']</text:p>
      <text:p text:style-name="P4">
Tags: ['F-16', 'ЖОЗЕП БОРРЕЛЬ', 'ТРЕНУВАННЯ ПІЛОТІВ']</text:p>
      <text:p text:style-name="P4">
Category: News</text:p>
      <!--METADATA-->
      <text:p text:style-name="P4">
<draw:frame draw:style-name="fr1" draw:name="Image309" text:anchor-type="as-char" svg:width="6.9236in" svg:height="3.894525in" draw:z-index="0">
<draw:image xlink:href="../Images/AРМІЯINFORM/2023-05-22T80-00-00-04-00/9e66d4dc-cbc6-4808-b07b-0f48bb226bb0.jpg" xlink:type="simple" xlink:show="embed" xlink:actuate="onLoad" draw:mime-type="image/jpeg"/>
</draw:frame>
Training of Ukrainian pilots on F-16 fighters has already begun.</text:p>
      <text:p text:style-name="P4">
About this before the meeting of the EU Foreign Ministers in Brussels <text:a xlink:type="simple" xlink:href="https://newsroom.consilium.europa.eu/events/20230522-foreign-affairs-council-may-2023/139927-arrival-and-doorstep-eu-hr-borrell-20230522" text:style-name="Internet_20_link" text:visited-style-name="Visited_20_Internet_20_Link">
reported</text:a>
High Representative of the European Union on Foreign Affairs and Security Policy of Josep Borrel.</text:p>
      <text:p text:style-name="P4">
"It(<text:span text:style-name="T5">
Trection of Ukrainian pilots</text:span>
 _ - ed ._)- good idea. It is good that it comes from the "Big Seven" and that they finally decided to prepare the soil for the provision of Ukraine with the fighter jets. I hope we will soon provide Ukraine with these types of weapons, ”he said.</text:p>
      <text:p text:style-name="P4">
We will remind, at the meeting of "Great Seven" in Japanese Hiroshima leaders <text:a xlink:type="simple" xlink:href="https://armyinform.com.ua/2023/05/19/lidery-velykoyi-simky-obgovoryat-postachannya-vynyshhuvachiv-f-16-dlya-ukrayiny/" text:style-name="Internet_20_link" text:visited-style-name="Visited_20_Internet_20_Link">
discussed</text:a>
Supplies of F-16 for Ukraine.</text:p>
      <text:p text:style-name="P4">
Air Force Command Colonel Yuri Ignat <text:a xlink:type="simple" xlink:href="https://armyinform.com.ua/2023/05/22/f-16-vidibyut-bazhannya-rosijskij-aviacziyi-pidlitaty-do-nashyh-kordoniv-yurij-ignat/" text:style-name="Internet_20_link" text:visited-style-name="Visited_20_Internet_20_Link">
reported</text:a>
that several dozen F-16 aircraft can be transferred to Ukraine to solve current deposits.</text:p>
      <text:p text:style-name="P4">
News Source: <text:a xlink:type="simple" xlink:href="https://armyinform.com.ua/2023/05/22/ukrayinski-piloty-vzhe-trenuyutsya-na-litakah-f-16-glava-yevropejskoyi-dyplomatiyi/" text:style-name="Internet_20_link" text:visited-style-name="Visited_20_Internet_20_Link">
https://armyinform.com.ua/2023/05/22/ukrayinski-piloty-vzhe-trenuyutsya-na-litakah-f-16-glava-yevropejskoyi-dyplomatiyi/</text:a>
</text:p>
      <!--NEWS-->
      <text:h text:style-name="P10" text:outline-level="1">
<text:span text:style-name="T4">
NATO Assembly unanimously recognized Russian crimes against Ukraine genocide</text:span>
</text:h>
      <text:p text:style-name="P4">
Author: ['АРМІЯINFORM']</text:p>
      <text:p text:style-name="P4">
Time: 2023-05-22T81:00:00-04:00</text:p>
      <text:p text:style-name="P4">
Description: The Parliament of the NATO asmbleya Parliament has been the same by the cries of Rosiysko federals oppresse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80335-1_large.jpg" text:style-name="Internet_20_link" text:visited-style-name="Visited_20_Internet_20_Link">
180335-1_large.jpg</text:a>
']</text:p>
      <text:p text:style-name="P4">
Tags: ['ГЕНОЦИД УКРАЇНЦІВ', 'ЄГОР ЧЕРНЄВ', 'ЗЛОЧИНИ РФ', 'САМІТ НАТО']</text:p>
      <text:p text:style-name="P4">
Category: News</text:p>
      <!--METADATA-->
      <text:p text:style-name="P4">
<draw:frame draw:style-name="fr1" draw:name="Image310" text:anchor-type="as-char" svg:width="6.9236in" svg:height="4.615733in" draw:z-index="0">
<draw:image xlink:href="../Images/AРМІЯINFORM/2023-05-22T81-00-00-04-00/180335-1_large.jpg" xlink:type="simple" xlink:show="embed" xlink:actuate="onLoad" draw:mime-type="image/jpeg"/>
</draw:frame>
The NATO Parliamentary Assembly unanimously recognized the crimes of the Russian Federation in contrast of Ukraine with genocide, and the terrorist regime in the Russian Federation - Rashism.</text:p>
      <text:p text:style-name="P4">
This was reported by the head of the Ukrainian delegation at NATO PA Yegor Chernev on <text:a xlink:type="simple" xlink:href="https://www.facebook.com/cherneve/posts/6383859644986097" text:style-name="Internet_20_link" text:visited-style-name="Visited_20_Internet_20_Link">
Facebook</text:a>
.</text:p>
      <text:p text:style-name="P4">
За його словами, на сесії Асамблеї в Люксембурзі українська делегація досяглаприйняття надзвичайно сильної декларації, яка буде мати далекосяжні політичнінаслідки. Крім того, ПА НАТО закликала уряди своїх країн відкрито оголосити насаміті у Вільнюсі про те, що Україна стане членом Альянсу і погодити наступніконкретні кроки для вступу України до НАТО.</text:p>
      <text:p text:style-name="P4">
«Це наша дипломатична перемога. Всі наші ключові побажання щодо фінальноготексту декларації враховані. Там є і підтримка міжнародного трибуналу, ідопомога Україні до перемоги і після неї, і засудження ідеології рашизму, івідновлення територіальної цілісності, і санкції, і репарації, і планМаршалла, і багато іншого», — зазначив Єгор Чернєв.</text:p>
      <text:p text:style-name="P4">
Він заявив, що цю декларацію допомагав готувати та просувати наш польськийдруг <text:a xlink:type="simple" xlink:href="https://www.facebook.com/szczerba.michal" text:style-name="Internet_20_link" text:visited-style-name="Visited_20_Internet_20_Link">
MichałSzczerba.</text:a>
“The foundation for the NATO summit in Vilnius is laid. Parliamentarians of the countries of the Alliance were expressed. Now the government is, ”the head of the Ukrainian delegation to NATO Jehor Chernev summarized.</text:p>
      <text:p text:style-name="P4">
News Source: <text:a xlink:type="simple" xlink:href="https://armyinform.com.ua/2023/05/22/asambleya-nato-odnostajno-vyznala-zlochyny-rf-proty-ukrayiny-genoczydom/" text:style-name="Internet_20_link" text:visited-style-name="Visited_20_Internet_20_Link">
https://armyinform.com.ua/2023/05/22/asambleya-nato-odnostajno-vyznala-zlochyny-rf-proty-ukrayiny-genoczydom/</text:a>
</text:p>
      <!--NEWS-->
      <text:h text:style-name="P10" text:outline-level="1">
<text:span text:style-name="T4">
The EU increases the capacity of military production to support Ukraine</text:span>
</text:h>
      <text:p text:style-name="P4">
Author: ['АРМІЯINFORM']</text:p>
      <text:p text:style-name="P4">
Time: 2023-05-22T82:00:00-04:00</text:p>
      <text:p text:style-name="P4">
Description: The Hovropysky Union I Piditrimvatima Ukrainian, having sprinkled Zhdl Tsyoy Vobronich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eapons-8.jpg" text:style-name="Internet_20_link" text:visited-style-name="Visited_20_Internet_20_Link">
weapons-8.jpg</text:a>
']</text:p>
      <text:p text:style-name="P4">
Tags: ['YES', 'РАДА МІНІСТРІВ ЗАКОРДОННИХ СПРАВ']</text:p>
      <text:p text:style-name="P4">
Category: News</text:p>
      <!--METADATA-->
      <text:p text:style-name="P4">
<draw:frame draw:style-name="fr1" draw:name="Image311" text:anchor-type="as-char" svg:width="6.9236in" svg:height="3.894525in" draw:z-index="0">
<draw:image xlink:href="../Images/AРМІЯINFORM/2023-05-22T82-00-00-04-00/weapons-8.jpg" xlink:type="simple" xlink:show="embed" xlink:actuate="onLoad" draw:mime-type="image/jpeg"/>
</draw:frame>
The European Union will continue to support Ukraine, intensifying this production capacity of the European military industry.</text:p>
      <text:p text:style-name="P4">
About this before the meeting of the EU Foreign Ministers in Brussels <text:a xlink:type="simple" xlink:href="https://newsroom.consilium.europa.eu/permalink/245327" text:style-name="Internet_20_link" text:visited-style-name="Visited_20_Internet_20_Link">
stated</text:a>
French Foreign Affairs Catherine Colonna.</text:p>
      <text:p text:style-name="P4">
“I mean the third component of a military assistance package that can increase European production facilities. That is, to strengthen the consciousness that it is able to supply ammunition to Ukraine as it is. And this should be done quickly, ”the head of French diplomacy emphasized.</text:p>
      <text:p text:style-name="P4">
She added that France was ready with other European partners to take part in the preparation of Ukrainian pilots. It will take several months. In addition, official Paris helps Kiev to meet the needs of poverty, armored vehicles, tanks and their maintenance.</text:p>
      <text:p text:style-name="P4">
“We make our promises. All that France has decided to supply, it will be in a timely manner in favor of Ukraine, ”Katrin Kolonsna said.</text:p>
      <text:p text:style-name="P4">
We will remind, during an official visit on May 14, 2023 the head of Ukraine of Zelensky's Volodymyr to Paris together with French President Emmanuelmakron <text:a xlink:type="simple" xlink:href="https://armyinform.com.ua/2023/05/15/emmanyuel-makron-ukrayinky-ta-ukrayinczi-mozhete-rozrahovuvaty-na-pidtrymku-franczuzkoyi-nacziyi/" text:style-name="Internet_20_link" text:visited-style-name="Visited_20_Internet_20_Link">
was discussed</text:a>
Ukraine's operational needs for Russian aggression. At the same time, the French leader emphasized that France will provide Ukrainian political, financial, humanitarian and military support.</text:p>
      <text:p text:style-name="P4">
News Source: <text:a xlink:type="simple" xlink:href="https://armyinform.com.ua/2023/05/22/yes-zbilshuye-potuzhnosti-vijskovogo-vyrobnycztva-dlya-pidtrymky-ukrayiny/" text:style-name="Internet_20_link" text:visited-style-name="Visited_20_Internet_20_Link">
https://armyinform.com.ua/2023/05/22/yes-zbilshuye-potuzhnosti-vijskovogo-vyrobnycztva-dlya-pidtrymky-ukrayiny/</text:a>
</text:p>
      <!--NEWS-->
      <text:h text:style-name="P10" text:outline-level="1">
<text:span text:style-name="T4">
The Foreign Ministry has named three key tasks in working with Africa countries</text:span>
</text:h>
      <text:p text:style-name="P4">
Author: ['АРМІЯINFORM']</text:p>
      <text:p text:style-name="P4">
Time: 2023-05-22T83:00:00-04:00</text:p>
      <text:p text:style-name="P4">
Description: The main of the law enforcement officers of the Ukrainian Kuleba, having rushed a friend to the Tour of the Country of Africa 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30_360_1683309948-158.png" text:style-name="Internet_20_link" text:visited-style-name="Visited_20_Internet_20_Link">
630_360_1683309948-158.png</text:a>
', '<text:a xlink:type="simple" xlink:href="https://armyinform.com.ua/wp-content/uploads/2023/05/1684744435-493-e1684752211504.png" text:style-name="Internet_20_link" text:visited-style-name="Visited_20_Internet_20_Link">
1684744435-493-e1684752211504.png</text:a>
']</text:p>
      <text:p text:style-name="P4">
Tags: ['ДМИТРО КУЛЕБА', 'КРАЇНИ АФРИКИ', 'МАРОККО', 'МЗС', 'УКРАЇНА-АФРИКА', 'ФОРМУЛА МИРУ']</text:p>
      <text:p text:style-name="P4">
Category: News</text:p>
      <!--METADATA-->
      <text:p text:style-name="P4">
<draw:frame draw:style-name="fr1" draw:name="Image312" text:anchor-type="as-char" svg:width="6.9236in" svg:height="3.956343in" draw:z-index="0">
<draw:image xlink:href="../Images/AРМІЯINFORM/2023-05-22T83-00-00-04-00/630_360_1683309948-158.png" xlink:type="simple" xlink:show="embed" xlink:actuate="onLoad" draw:mime-type="image/png"/>
</draw:frame>
Foreign Minister of Ukraine Dmytro Kuleba launched the second tour of the Africa countries and the first in the history of bilateral relations visit to Morocco.</text:p>
      <text:p text:style-name="P4">
The head of Ukrainian diplomacy <text:a xlink:type="simple" xlink:href="https://www.instagram.com/p/CsiRwwFNDJc/" text:style-name="Internet_20_link" text:visited-style-name="Visited_20_Internet_20_Link">
reported</text:a>
In <text:a xlink:type="simple" xlink:href="https://www.instagram.com/p/CsiRwwFNDJc/" text:style-name="Internet_20_link" text:visited-style-name="Visited_20_Internet_20_Link">
Instagram</text:a>
.</text:p>
      <text:p text:style-name="P4">
«Марокко. На початку другого турне країнами Африки марокканські партнеризапросили відвідати прекрасну мечеть Хасана ІІ в Касабланці — найбільшу діючумечеть в Африці. Це справжній витвір мистецтва, над яким впродовж семи роківпрацювали понад 10 тисяч марокканських художників та ремісників.</text:p>
      <text:p text:style-name="P4">
А головне — двері цієї мечеті вилиті з українського титану. Такого ж міцного,як українські воїни, які нині боронять нашу Україну від ворога», — написавДмитро Кулеба.</text:p>
      <text:p text:style-name="P4">
Він зазначив, що це перший візит міністра закордонних справ України до Мароккоз часу встановлення двосторонніх відносин.</text:p>
      <text:p text:style-name="P4">
<draw:frame draw:style-name="fr1" draw:name="Image313" text:anchor-type="as-char" svg:width="6.9236in" svg:height="5.867661in" draw:z-index="0">
<draw:image xlink:href="../Images/AРМІЯINFORM/2023-05-22T83-00-00-04-00/1684744435-493-e1684752211504.png" xlink:type="simple" xlink:show="embed" xlink:actuate="onLoad" draw:mime-type="image/png"/>
</draw:frame>
“In October 2022 it was the first in the history of Turne African countries. Then the Senegal, Cot-D'Ivar, Gana and Kenya were visited.</text:p>
      <text:p text:style-name="P4">
It was the beginning of the Renaissance in relations between Ukraine and Africa. A complex process that we are constantly moving forward.</text:p>
      <text:p text:style-name="P4">
The first tour was history, the second is the system. In the autumn, geography has been visiting the countries of Sub -Sub -Akhar Africa, and now - states in all parts of the continent - from north to south. Logistics is cruel here, but the work of the erobot, ”the Foreign Minister wrote.</text:p>
      <text:p text:style-name="P4">
The head of Ukrainian diplomacy also noted that there are important negotiations in African leaders and business, separating three key tasks for Ukraine.</text:p>
      <text:p text:style-name="P4">
<text:span text:style-name="T4">
 "</text:span>
 <text:span text:style-name="T4">
 three key tasks: </text:span>
</text:p>
      <text:p text:style-name="P4">
<text:span text:style-name="T4">
 The first </text:span>
: to attract as many African countries as possible in the embodiment of Vladimir Zelensky's formula.</text:p>
      <text:p text:style-name="P4">
<text:span text:style-name="T4">
 Second: </text:span>
 enlist support for uninterrupted exports within the Black Sea Sern Initiative and the Grain Presidential Program.</text:p>
      <text:p text:style-name="P4">
<text:span text:style-name="T4">
 Third: </text:span>
 Create new opportunities for Ukrainian business.</text:p>
      <text:p text:style-name="P4">
The African continent may seem something far for Ukrainians. In fact, Africa is heterogeneous, she lives with a modern life. We, diplomats, come to the Rafrican countries to open the door. Other state bodies, citizens and business will be followed by new opportunities, ”Dmytro Kuleba wrote.“We will work on this during the week. Keep track of the news, ”the Foreign Ministry announced.</text:p>
      <text:p text:style-name="P4">
News Source: <text:a xlink:type="simple" xlink:href="https://armyinform.com.ua/2023/05/22/u-mzs-nazvaly-try-klyuchovi-zavdannya-v-roboti-z-krayinamy-afryky/" text:style-name="Internet_20_link" text:visited-style-name="Visited_20_Internet_20_Link">
https://armyinform.com.ua/2023/05/22/u-mzs-nazvaly-try-klyuchovi-zavdannya-v-roboti-z-krayinamy-afryky/</text:a>
</text:p>
      <!--NEWS-->
      <text:h text:style-name="P10" text:outline-level="1">
<text:span text:style-name="T4">
More than 300 athletes participated in fencing competitions at the CSC of the Armed Forces</text:span>
</text:h>
      <text:p text:style-name="P4">
Author: ['АРМІЯINFORM']</text:p>
      <text:p text:style-name="P4">
Time: 2023-05-22T84:00:00-04:00</text:p>
      <text:p text:style-name="P4">
Description: At the BAS of the Central Sports Club of the ZSU, the ETAP “LIGI MIROKO” - the All -Ukrainian ... War with Ukraine 2022, the war with Ukrain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250347_226480843424329_92871125563591758_n.jpg" text:style-name="Internet_20_link" text:visited-style-name="Visited_20_Internet_20_Link">
347250347_226480843424329_92871125563591758_n.jpg</text:a>
', '<text:a xlink:type="simple" xlink:href="https://armyinform.com.ua/wp-content/uploads/2023/05/347243978_593832162844901_1120574334866398271_n.jpg" text:style-name="Internet_20_link" text:visited-style-name="Visited_20_Internet_20_Link">
347243978_593832162844901_1120574334866398271_n.jpg</text:a>
']</text:p>
      <text:p text:style-name="P4">
Tags: ['ВСЕУКРАЇНСЬКІ ЗМАГАННЯ', 'ФЕХТУВАННЯ', 'ЦСК ЗСУ']</text:p>
      <text:p text:style-name="P4">
Category: News</text:p>
      <!--METADATA-->
      <text:p text:style-name="P4">
<draw:frame draw:style-name="fr1" draw:name="Image314" text:anchor-type="as-char" svg:width="6.9236in" svg:height="4.84652in" draw:z-index="0">
<draw:image xlink:href="../Images/AРМІЯINFORM/2023-05-22T84-00-00-04-00/347250347_226480843424329_92871125563591758_n.jpg" xlink:type="simple" xlink:show="embed" xlink:actuate="onLoad" draw:mime-type="image/jpeg"/>
</draw:frame>
On the basis of the Central Sports Club of the Armed Forces the stage "League of Mironyuk" - All -Ukrainian fencing competitions among children 2008. And less "Kiev".</text:p>
      <text:p text:style-name="P4">
About it <text:a xlink:type="simple" xlink:href="https://www.facebook.com/plugins/post.php" text:style-name="Internet_20_link" text:visited-style-name="Visited_20_Internet_20_Link">
reports</text:a>
CSC of the Armed Forces of Ufeysbook.</text:p>
      <text:p text:style-name="P4">
<draw:frame draw:style-name="fr1" draw:name="Image315" text:anchor-type="as-char" svg:width="6.9236in" svg:height="3.915097in" draw:z-index="0">
<draw:image xlink:href="../Images/AРМІЯINFORM/2023-05-22T84-00-00-04-00/347243978_593832162844901_1120574334866398271_n.jpg" xlink:type="simple" xlink:show="embed" xlink:actuate="onLoad" draw:mime-type="image/jpeg"/>
</draw:frame>
It is noted that more than 300 athletes from different bies of Ukraine took part in the competition.</text:p>
      <text:p text:style-name="P4">
During the week, they competed in all types of weapons - sword, saber and rapier.</text:p>
      <text:p text:style-name="P4">
Earlier, the Armyinform reported that representatives of the Armed Forces as part of the women's national team for fencing <text:a xlink:type="simple" xlink:href="https://armyinform.com.ua/2023/05/15/predstavnyczi-zsu-v-skladi-zhinochoyi-zbirnoyi-ukrayiny-z-fehtuvannya-vygraly-kubok-svitu/" text:style-name="Internet_20_link" text:visited-style-name="Visited_20_Internet_20_Link">
won</text:a>
Cup of World.</text:p>
      <text:p text:style-name="P4">
News Source: <text:a xlink:type="simple" xlink:href="https://armyinform.com.ua/2023/05/22/ponad-300-sportsmeniv-vzyaly-uchast-u-zmagannyah-z-fehtuvannya-na-bazi-czsk-zsu/" text:style-name="Internet_20_link" text:visited-style-name="Visited_20_Internet_20_Link">
https://armyinform.com.ua/2023/05/22/ponad-300-sportsmeniv-vzyaly-uchast-u-zmagannyah-z-fehtuvannya-na-bazi-czsk-zsu/</text:a>
</text:p>
      <!--NEWS-->
      <text:h text:style-name="P10" text:outline-level="1">
<text:span text:style-name="T4">
Ukraine needs to build cooperation with Northern Europe to strengthen security in the region - Tony Lawrence</text:span>
</text:h>
      <text:p text:style-name="P4">
Author: ['Єгор Брайлян']</text:p>
      <text:p text:style-name="P4">
Time: 2023-05-22T85:00:00-04:00</text:p>
      <text:p text:style-name="P4">
Description: About Ts Kerivnik with signs of the defense of the half -tint strategist, scum spialbitnik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5-3-1-e1684750294455.jpg" text:style-name="Internet_20_link" text:visited-style-name="Visited_20_Internet_20_Link">
5-3-1-e1684750294455.jpg</text:a>
']</text:p>
      <text:p text:style-name="P4">
Tags: ['JEF', 'ЛЕННАРТ МЕРІ', 'ОБ’ЄДНАНІ ЕКСПЕДИЦІЙНІ СИЛИ', 'ТАЛЛІН', 'ТОНІ ЛОУРЕНС']</text:p>
      <text:p text:style-name="P4">
Category: News</text:p>
      <!--METADATA-->
      <text:p text:style-name="P4">
<draw:frame draw:style-name="fr1" draw:name="Image316" text:anchor-type="as-char" svg:width="6.9236in" svg:height="7.642087in" draw:z-index="0">
<draw:image xlink:href="../Images/AРМІЯINFORM/2023-05-22T85-00-00-04-00/5-3-1-e1684750294455.jpg" xlink:type="simple" xlink:show="embed" xlink:actuate="onLoad" draw:mime-type="image/jpeg"/>
</draw:frame>
About this the head of the Defense Policy and Strategy Program, the Scientific Trade of the International Defense and Security Center(Tallinn)<text:span text:style-name="T4">
 Tony Lawrence </text:span>
 told in an exclusive interview with the Armyinform correspondent during Lennart Mary _ - Annual Security Forum, which has been taking place in Weston since 2007._</text:p>
      <text:p text:style-name="P4">
Mr Tony Lawrence noted that the United Kingdom plays a leading role(JEF)Due to the coordination of defense forces of the no means of Europe and the Baltic States. This format is important for strengthening regional security.</text:p>
      <text:p text:style-name="P4">
-I believe that it is important for the people of Northern Europe to protect themselves. Cid states have a common format to respond quickly, perhaps faster than the dit of the current conditions. So it can maintain some safety.</text:p>
      <text:p text:style-name="P4">
<text:span text:style-name="T5">
Development. The combined expeditionary forces are multinational armed forces created in 2015. He is headed by the United Kingdom, and they are composed of Estonia, Latvia, Lithuania, Finland, Sweden, Denmark, the Netherlands, Norway, Iceland.</text:span>
</text:p>
      <text:p text:style-name="P4">
JEF has a mostly marine orientation. At the same time, there is a lot to do between Ukraine and the northern European countries. And it is necessary to build a work in the future.</text:p>
      <text:p text:style-name="P4">
One of the advantages of JEF is a very flexible format. Therefore, the most united expeditionments have concentrated in the United Kingdom, but countries can join them as they are. Such flexibility can certainly include the Ukrainian element for joint interests.</text:p>
      <text:p text:style-name="P4">
JEF is not only a military formation, but also a political forum for discussing regional issues.</text:p>
      <text:p text:style-name="P4">
News Source: <text:a xlink:type="simple" xlink:href="https://armyinform.com.ua/2023/05/22/ukrayini-potribno-rozbudovuvaty-spivpraczyu-z-krayinamy-pivnichnoyi-yevropy-dlya-zmicznennya-bezpeky-v-regioni-toni-lourens/" text:style-name="Internet_20_link" text:visited-style-name="Visited_20_Internet_20_Link">
https://armyinform.com.ua/2023/05/22/ukrayini-potribno-rozbudovuvaty-spivpraczyu-z-krayinamy-pivnichnoyi-yevropy-dlya-zmicznennya-bezpeky-v-regioni-toni-lourens/</text:a>
</text:p>
      <!--NEWS-->
      <text:h text:style-name="P10" text:outline-level="1">
<text:span text:style-name="T4">
Ukrainian defenders per day have destroyed more than 20 missiles of various types launched by Russian Federation in Ukraine</text:span>
</text:h>
      <text:p text:style-name="P4">
Author: ['АРМІЯINFORM']</text:p>
      <text:p text:style-name="P4">
Time: 2023-05-22T86:00:00-04:00</text:p>
      <text:p text:style-name="P4">
Description: About the General Headquarters of the ZS Ukrainian. “Triva Chotirist P'atyth -third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317" text:anchor-type="as-char" svg:width="6.9236in" svg:height="3.893007in" draw:z-index="0">
<draw:image xlink:href="../Images/AРМІЯINFORM/2023-05-22T86-00-00-04-00/raketnyj-udar.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xKy2dS43VHq8ZQTCVLVuSACkkFBWbgV1yifkRuhDJYZdTqiqDMKFHFnwFAiqrWgRl" text:style-name="Internet_20_link" text:visited-style-name="Visited_20_Internet_20_Link">
reports</text:a>
The General Staff of the Armed Forces of Ukraine.</text:p>
      <text:p text:style-name="P4">
“Four hundred and fifty -three days of large -scale armed aggression of the Russian Federation are ongoing.</text:p>
      <text:p text:style-name="P4">
The Russian aggressor does not give up its intentions to occupy Ukraine. The enemy cynically continues to use terror tactics.</text:p>
      <text:p text:style-name="P4">
This era, the Russian Federation of Zavdafla, another massive missile tauvation strike on the objects of civil and critical infrastructure of Ukraine.</text:p>
      <text:p text:style-name="P4">
In total, during the day, the enemy struck 21 rocket strokes, in the cities of Dnipro, Zaporozhye and settlements of Kharkiv region with the use</text:p>
      <text:p text:style-name="P4">
4 winged air base missiles X-101/X-555(Destroyed by our defenses), 5 winged X-22 missiles, 2 Iskander-M ballistic missiles and</text:p>
      <text:p text:style-name="P4">
5 anti-aircraft managed missiles C-300 and 4 others(Type is set).</text:p>
      <text:p text:style-name="P4">
Крім того, ворог завдав 42 авіаційних ударів, зокрема, застосувавши іранськіударні БПЛА „Shahed“. За уточненою інформацією 21 із 21 було знищено нашимизахисниками. Також окупанти здійснили близько 50 обстрілів з реактивних системзалпового вогню по позиціях наших військ та населених пунктах. Нажаль, єпораненні серед мирного населення, пошкоджено житлові багатоквартирні будинки,приватні будинки, дитячий садочок та інша цивільна інфраструктура.</text:p>
      <text:p text:style-name="P4">
Ймовірність завдання ракетних та авіаційних ударів по всій території України інадалі залишається дуже високою», — йдеться в повідомленні.</text:p>
      <text:p text:style-name="P4">
News Source: <text:a xlink:type="simple" xlink:href="https://armyinform.com.ua/2023/05/22/ukrayinski-zahysnyky-za-dobu-znyshhyly-ponad-20-raket-riznogo-typu-zapushhenyh-rf-po-ukrayini/" text:style-name="Internet_20_link" text:visited-style-name="Visited_20_Internet_20_Link">
https://armyinform.com.ua/2023/05/22/ukrayinski-zahysnyky-za-dobu-znyshhyly-ponad-20-raket-riznogo-typu-zapushhenyh-rf-po-ukrayini/</text:a>
</text:p>
      <!--NEWS-->
      <text:h text:style-name="P10" text:outline-level="1">
<text:span text:style-name="T4">
We add content for Ukraine from the NATO summit in Vilnius - Volodymyr Zelenskyy</text:span>
</text:h>
      <text:p text:style-name="P4">
Author: ['АРМІЯINFORM']</text:p>
      <text:p text:style-name="P4">
Time: 2023-05-22T87:00:00-04:00</text:p>
      <text:p text:style-name="P4">
Description: https://youtu.be/raacfamr5kg healthy, Shanovna Ukrainian!Mi on the other time ... The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_ I wish health, dear Ukrainians!_ </text:span>
</text:p>
      <text:p text:style-name="P4">
We have already started cooking this and in the coming weeks. We expect new meetings and intervals, as long as it is to visit us, to our country. There will be more weapons for our soldiers.</text:p>
      <text:p text:style-name="P4">
We add content to Ukraine weekly from the summit in Vilnius. We do our best to make the summit for us exactly the one that works. Let's see, but that is less, we are working on it.</text:p>
      <text:p text:style-name="P4">
By the way, today there is an important declaration from the NATO Parliamentary Assembly. Things are named by their names - a clear recognition of the genocide of Russia's crimes against our state, a clear condemnation of Rashist ideology. This is the right basis for other international organizations.</text:p>
      <text:p text:style-name="P4">
We are preparing for several intermediate security measures in the neighboring countries-those that support us most. There will be new appeals for the sake of understanding the world of Ukraine, for the sake of strengthening our connections with partners.</text:p>
      <text:p text:style-name="P4">
And such intense foreign policy, various non -standard formats, maximum useful attention of the world to Ukraine, to our defense - we will be all. Each time there are more results for Ukraine - air defense, artillery, armored vehicles, shells, training - all this is a must.</text:p>
      <text:p text:style-name="P4">
I want to thank all our soldiers today who protect the sky. About the evening until this morning, 25 "Shahmed" was shot down. 25 out of 25.Development. And every such confusion is the saved lives of people, it is an infrastructure. Thank you!</text:p>
      <text:p text:style-name="P4">
Some of the terrorists' missiles have also managed, but unfortunately, not all. Unfortunately, drilling. Dnipro and Kharkiv, Odesa and Lviv, Kyiv and Zaporizhzhia - all our cities of the Igromades should receive a full air shield. We are very active in the P for a Nadtsim together with our partners.</text:p>
      <text:p text:style-name="P4">
Today it is worth noting the units of the Khortytsa Osv - the most persistent taine, the most effective. 3rd and 5th separate assault brigades, 80-then landing brigade, 93rd separate mechanized brigade "Kholodnoyar", 214th separate special purpose battalion ... Thank you, warriors!Tsebakhmut direction, it is the extraordinary power of our people.</text:p>
      <text:p text:style-name="P4">
Glory to all our soldiers who destroy the enemy!</text:p>
      <text:p text:style-name="P4">
Glory to all who protect our cities from terrorists!</text:p>
      <text:p text:style-name="P4">
Glory to all who make our victory closer every day!</text:p>
      <text:p text:style-name="P4">
Thank you all in the world who supports us!Thank you!</text:p>
      <text:p text:style-name="P4">
<text:span text:style-name="T4">
<text:span text:style-name="T5">
Glory to Ukraine!</text:span>
</text:span>
</text:p>
      <text:p text:style-name="P4">
News Source: <text:a xlink:type="simple" xlink:href="https://armyinform.com.ua/2023/05/22/shhotyzhnya-dodayemo-zmistu-dlya-ukrayiny-vid-samitu-nato-u-vilnyusi-volodymyr-zelenskyj/" text:style-name="Internet_20_link" text:visited-style-name="Visited_20_Internet_20_Link">
https://armyinform.com.ua/2023/05/22/shhotyzhnya-dodayemo-zmistu-dlya-ukrayiny-vid-samitu-nato-u-vilnyusi-volodymyr-zelenskyj/</text:a>
</text:p>
      <!--NEWS-->
      <text:h text:style-name="P10" text:outline-level="1">
<text:span text:style-name="T4">
Fierce battles for Bakhmut and Marinka - the Armed Forces of the Armed Forces continue</text:span>
</text:h>
      <text:p text:style-name="P4">
Author: ['АРМІЯINFORM']</text:p>
      <text:p text:style-name="P4">
Time: 2023-05-22T88: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ОРГНЕННЯ РФ', 'ГШ ЗСУ']</text:p>
      <text:p text:style-name="P4">
Category: News</text:p>
      <!--METADATA-->
      <text:p text:style-name="P4">
<draw:frame draw:style-name="fr1" draw:name="Image318" text:anchor-type="as-char" svg:width="6.9236in" svg:height="4.615733in" draw:z-index="0">
<draw:image xlink:href="../Images/AРМІЯINFORM/2023-05-22T88-00-00-04-00/artyler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xKy2dS43VHq8ZQTCVLVuSACkkFBWbgV1yifkRuhDJYZdTqiqDMKFHFnwFAiqrWgRl" text:style-name="Internet_20_link" text:visited-style-name="Visited_20_Internet_20_Link">
reports</text:a>
The General Staff of the Armed Forces of Ukraine.</text:p>
      <text:p text:style-name="P4">
“The enemy continues to focus on the main efforts on Kupyansk, Lyman, Bakhmut, Avdiiv and Mariinsky.</text:p>
      <text:p text:style-name="P4">
In total, there were 25 combat clashes during the day at these areas of churchfront, Bakhmut and Marinka remain at the epicenter of hostilities.</text:p>
      <text:p text:style-name="P4">
<text:span text:style-name="T4">
 In the Volyn and Polissya directions </text:span>
 Operational situation without significant changes, the signs of formation of offensive groups of the enemy were not detected.</text:p>
      <text:p text:style-name="P4">
<text:span text:style-name="T4">
 In the Siversky and Slobozhansky directions </text:span>
 the enemy continues to retain a military presence in border areas with Ukraine. During the pre -emptive mortar and artillery shelling of the settlements of Timonovichi, Halaganivka and Zarichchy of Chernihiv region; Walking, slides, booths, Katerynivka, Timofeevka, Oleksandrivka of Sumy region, as well as Morozovadolin, Shevchenko, Kozacha Lopan, Goptivka, Lukyanka, Green, Old Taritsa, Hatyshche, Pletenivka, Vovchansk, Varvarka, Nesterne, Budarki.</text:p>
      <text:p text:style-name="P4">
<text:span text:style-name="T4">
 In the Kupyansk direction, the enemy </text:span>
 during the day was struck by the area , Berestoveloharkiv region and Stelmakhivka of Luhansk region.</text:p>
      <text:p text:style-name="P4">
<text:span text:style-name="T4">
 In the Liman direction </text:span>
 the enemy struck aviation blows in the area of the inhabited blogorovka in the Luhansk region and Verkhnyamyansk in Donetsk region. The artillery shelling was, in particular, Nevisko and Bigorivka of the Luhansk region and Tornsky, disputed and Vesele Donetsk region.</text:p>
      <text:p text:style-name="P4">
In the Bakhmut direction, the enemy continues to take offensive actions. Fighting for the citybhmut continue. The invaders caused air strikes near Bakhmut and Ivanovsky. Vasyukivka, Orikhovo-Vasylivka, Markovo, Grigorivka, Bakhmut, Ivanivske, Stupochka, White Gora, Toretsk, North, South and New York of the Donetsk region were injured.<text:span text:style-name="T4">
 In the Mariinsky direction </text:span>
 Defense units reflected numerous attacks in the area of Marinka. In addition, the enemy shelling was suffered by the villagers of Donetsk region.</text:p>
      <text:p text:style-name="P4">
<text:span text:style-name="T4">
 In the mineral direction </text:span>
 the opponent of offensive actions was not carried out. In the same time, aviation blows in the areas of Valwar, Prechistivka and Golden Niva. Present the Artobplas of Calledar settlements, Novoukrainka and Prechistivka.</text:p>
      <text:p text:style-name="P4">
<text:span text:style-name="T4">
 In the Zaporizhzhya and Kherson directions </text:span>
 the enemy continues the Valioron actions. At the same time, it does not stop destroying the infrastructure of inhabited pens, which along with the line of combat collision. During this era, strokes in the areas of Small Tokmachka and Novodanylivka Zaporizhzhya region. Fired at the settlements of Uremivka, Novopol Donetsk region; Olgivske, Gulyaipole, Belogorya, Mala Tokmachka, Novodanilovka, Novoandriivka, Mali Shcherbaki of Zaporizhzhya region and the city of Zaporizhzhia; Gavrilovka, Berislav, Vesele, Cossack, Burgunka, Antonivka, Giant Cherson.</text:p>
      <text:p text:style-name="P4">
News Source: <text:a xlink:type="simple" xlink:href="https://armyinform.com.ua/2023/05/22/tryvayut-zapekli-boyi-za-bahmut-ta-maryinku-gsh-zsu/" text:style-name="Internet_20_link" text:visited-style-name="Visited_20_Internet_20_Link">
https://armyinform.com.ua/2023/05/22/tryvayut-zapekli-boyi-za-bahmut-ta-maryinku-gsh-zsu/</text:a>
</text:p>
      <!--NEWS-->
      <text:h text:style-name="P10" text:outline-level="1">
<text:span text:style-name="T4">
Aviation of Defense Forces per day struck 8 beats on the occupiers</text:span>
</text:h>
      <text:p text:style-name="P4">
Author: ['АРМІЯINFORM']</text:p>
      <text:p text:style-name="P4">
Time: 2023-05-22T89: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ХРОНІКА ОБОРОНИ']</text:p>
      <text:p text:style-name="P4">
Category: News</text:p>
      <!--METADATA-->
      <text:p text:style-name="P4">
<draw:frame draw:style-name="fr1" draw:name="Image319" text:anchor-type="as-char" svg:width="6.9236in" svg:height="3.894525in" draw:z-index="0">
<draw:image xlink:href="../Images/AРМІЯINFORM/2023-05-22T89-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xKy2dS43VHq8ZQTCVLVuSACkkFBWbgV1yifkRuhDJYZdTqiqDMKFHFnwFAiqrWgRl" text:style-name="Internet_20_link" text:visited-style-name="Visited_20_Internet_20_Link">
reports</text:a>
The General Staff of the Armed Forces of Ukraine.</text:p>
      <text:p text:style-name="P4">
«Aviation of defense forces per day made 8 strokes in the areas of concentration of personal staff and military equipment of the enemy, as well as 2-on anti-aircraft missile complexes.</text:p>
      <text:p text:style-name="P4">
Our defenders during the day destroyed the Russian shock helicopter-24 and enemy reconnaissance UAVs, ”the message reads.</text:p>
      <text:p text:style-name="P4">
News Source: <text:a xlink:type="simple" xlink:href="https://armyinform.com.ua/2023/05/22/aviacziya-syl-oborony-za-dobu-zavdala-8-udariv-po-rajonah-zoseredzhennya-osobovogo-skladu-ta-tehniky-rosiyan/" text:style-name="Internet_20_link" text:visited-style-name="Visited_20_Internet_20_Link">
https://armyinform.com.ua/2023/05/22/aviacziya-syl-oborony-za-dobu-zavdala-8-udariv-po-rajonah-zoseredzhennya-osobovogo-skladu-ta-tehniky-rosiyan/</text:a>
</text:p>
      <!--NEWS-->
      <text:h text:style-name="P10" text:outline-level="1">
<text:span text:style-name="T4">
Kyiv(22:03). Red Alert: aerial threat. Sirens sounding. Take cover now!</text:span>
</text:h>
      <text:p text:style-name="P4">
Authors: liveuamap (Language: en)</text:p>
      <text:p text:style-name="P4">
Time: 2023-05-22T8:04:00</text:p>
      <text:p text:style-name="P4">
Location: Kyiv (Latitude:50.44404 Longtitude:30.53096)</text:p>
      <text:p text:style-name="P4">
Videos: []</text:p>
      <text:p text:style-name="P4">
Images: []</text:p>
      <text:p text:style-name="P4">
Tags: ["Europe", "Central and Eastern Europe"]</text:p>
      <text:p text:style-name="P4">
Id: 22564712</text:p>
      <!--METADATA-->
      <text:p text:style-name="P4">
Kyiv(22:03). Red Alert: aerial threat. Sirens sounding. Take cover now!</text:p>
      <text:p text:style-name="P4">
News Collection Link: <text:a xlink:type="simple" xlink:href="https://liveuamap.com/en/2023/22-may-kyiv2203-red-alert-aerial-threat-sireng" text:style-name="Internet_20_link" text:visited-style-name="Visited_20_Internet_20_Link">
https://liveuamap.com/en/2023/22-may-kyiv2203-red-alert-aerial-threat-sireng</text:a>
</text:p>
      <text:p text:style-name="P4">
News Source: <text:a xlink:type="simple" xlink:href="https://t.me/air_alert_ua/46305" text:style-name="Internet_20_link" text:visited-style-name="Visited_20_Internet_20_Link">
https://t.me/air_alert_ua/46305</text:a>
</text:p>
      <!--NEWS-->
      <text:h text:style-name="P10" text:outline-level="1">
<text:span text:style-name="T4">
The missile troops and artillery of the Armed Forces destroyed three ammunition</text:span>
</text:h>
      <text:p text:style-name="P4">
Author: ['АРМІЯINFORM']</text:p>
      <text:p text:style-name="P4">
Time: 2023-05-22T90:00:00-04:00</text:p>
      <text:p text:style-name="P4">
Description: About the General Headquarters of the ZS Ukrainian.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text:p>
      <text:p text:style-name="P4">
Category: News</text:p>
      <!--METADATA-->
      <text:p text:style-name="P4">
<draw:frame draw:style-name="fr1" draw:name="Image320" text:anchor-type="as-char" svg:width="6.9236in" svg:height="4.622144in" draw:z-index="0">
<draw:image xlink:href="../ConvertedIMGs/AРМІЯINFORM/2023-05-22T90-00-00-04-00/323438263_687407886219153_7819518616379973794_n.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xKy2dS43VHq8ZQTCVLVuSACkkFBWbgV1yifkRuhDJYZdTqiqDMKFHFnwFAiqrWgRl" text:style-name="Internet_20_link" text:visited-style-name="Visited_20_Internet_20_Link">
reports</text:a>
The General Staff of the Armed Forces of Ukraine.</text:p>
      <text:p text:style-name="P4">
"Units of missile troops and artillery struck 3 areas of concentration and military equipment, 3 ammunition depots, 11 artillery facilities and an enemy radar station," the statement reads.</text:p>
      <text:p text:style-name="P4">
News Source: <text:a xlink:type="simple" xlink:href="https://armyinform.com.ua/2023/05/22/raketni-vijska-ta-artyleriya-zsu-znyshhyla-try-sklady-boyeprypasiv-rosiyan/" text:style-name="Internet_20_link" text:visited-style-name="Visited_20_Internet_20_Link">
https://armyinform.com.ua/2023/05/22/raketni-vijska-ta-artyleriya-zsu-znyshhyla-try-sklady-boyeprypasiv-rosiyan/</text:a>
</text:p>
      <!--NEWS-->
      <text:h text:style-name="P10" text:outline-level="1">
<text:span text:style-name="T4">
The enemy tries to capture the southwestern Bakhmut, our defense forces counterattack on flanks-Sergey Cherevaty</text:span>
</text:h>
      <text:p text:style-name="P4">
Author: ['Андрій Агєєв']</text:p>
      <text:p text:style-name="P4">
Time: 2023-05-22T91:00:00-04:00</text:p>
      <text:p text:style-name="P4">
Description: Bakhmut is flooded by the pri - Rosieki pay -in -law. Vorog Vorog Tisnuti I ... War with Ukraine 2022, War with Ukraine Latest news today, News War with Ukraine 2022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СЕРГІЙ ЧЕРЕВАТИЙ']</text:p>
      <text:p text:style-name="P4">
Category: News</text:p>
      <!--METADATA-->
      <text:p text:style-name="P4">
<draw:frame draw:style-name="fr1" draw:name="Image321" text:anchor-type="as-char" svg:width="6.9236in" svg:height="4.611226in" draw:z-index="0">
<draw:image xlink:href="../Images/AРМІЯINFORM/2023-05-22T91-00-00-04-00/cherevatyj.jpg" xlink:type="simple" xlink:show="embed" xlink:actuate="onLoad" draw:mime-type="image/jpeg"/>
</draw:frame>
Bakhmut remains the priority goal of Russian invaders. The enemy continues to seize and tries to capture the southwestern part of the city, where our warriors hold a number of buildings and other fortifications, said Colonel Sergei Cherevuti, a spokesman for the armed forces of Ukraine in the Letting Telvaraphone of the Uniform News.</text:p>
      <ul>
        <li>
On the flanks, our units are trying to press on the enemy and, where possible, to consolidate it. During this day, in different sections of Bakhmut segments, the defense forces of Ukraine sold the occupier to a depth of 200 to 400 meters, - said Sergey Cherevaty.</li>
      </ul>
      <text:p text:style-name="P4">
With regard to the stated exit from Bakhmut Prigogine and his admired criminal -military grouping, Sergei Cherevaty suffered doubt whether their Moscow curators will be given at all. After all, there are no capable units in Russia, which are ready to go to Bakhmut today and immediately bring to intense offensive fighting.</text:p>
      <text:p text:style-name="P4">
With regard to the situation in the Liman-Kupyansk direction, the spokesman of the Eastern Group suggested that the armed formations of the occupiers are concentrated there mainly the names of artillery.</text:p>
      <ul>
        <li>
During the day, the enemy 552 times from the barrel and reactive artillery fired at the Mirnin populic points near the front line and the position of our defense forces on Tampryamka, made 16 aviation raids, 6 combat clashes took place. Ourios destroyed 54 occupiers, 84 were wounded, one was captured. Also destroyed4 BMP, 1 BMD, 1 howy and 2 field warehouses with ammunition, - said Sergius Cherevaty.</li>
      </ul>
      <text:p text:style-name="P4">
News Source: <text:a xlink:type="simple" xlink:href="https://armyinform.com.ua/2023/05/22/vorog-namagayetsya-zahopyty-pivdenno-zahidnu-chastynu-bahmuta-nashi-syly-oborony-kontratakuyut-okupanta-na-flangah-sergij-cherevatyj/" text:style-name="Internet_20_link" text:visited-style-name="Visited_20_Internet_20_Link">
https://armyinform.com.ua/2023/05/22/vorog-namagayetsya-zahopyty-pivdenno-zahidnu-chastynu-bahmuta-nashi-syly-oborony-kontratakuyut-okupanta-na-flangah-sergij-cherevatyj/</text:a>
</text:p>
      <!--NEWS-->
      <text:h text:style-name="P10" text:outline-level="1">
<text:span text:style-name="T4">
About the results of G7: the whole civilized world will continue to support Ukraine</text:span>
</text:h>
      <text:p text:style-name="P4">
Author: ['Анатолій Бальчос']</text:p>
      <text:p text:style-name="P4">
Time: 2023-05-22T92:00:00-04:00</text:p>
      <text:p text:style-name="P4">
Description: Syogodni in Kiwi representer of the President of Ukraine by the Verkhovniy Radi Ukrainian, a member of the comet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01-bryfing-f.venislavskogo-golovna.jpg" text:style-name="Internet_20_link" text:visited-style-name="Visited_20_Internet_20_Link">
01-bryfing-f.venislavskogo-golovna.jpg</text:a>
', '<text:a xlink:type="simple" xlink:href="https://armyinform.com.ua/wp-content/uploads/2023/05/02-f.venislavskogo-portret.jpg" text:style-name="Internet_20_link" text:visited-style-name="Visited_20_Internet_20_Link">
02-f.venislavskogo-portret.jpg</text:a>
']</text:p>
      <text:p text:style-name="P4">
Tags: ['G7', 'ЗАСІДАННЯ КРАЇН G7', 'СВІТ ПІДТРИМУЄ УКРАЇНУ', 'ФЕДІР ВЕНІСЛАВСЬКИЙ']</text:p>
      <text:p text:style-name="P4">
Category: News</text:p>
      <!--METADATA-->
      <text:p text:style-name="P4">
<draw:frame draw:style-name="fr1" draw:name="Image322" text:anchor-type="as-char" svg:width="6.9236in" svg:height="4.615733in" draw:z-index="0">
<draw:image xlink:href="../Images/AРМІЯINFORM/2023-05-22T92-00-00-04-00/01-bryfing-f.venislavskogo-golovna.jpg" xlink:type="simple" xlink:show="embed" xlink:actuate="onLoad" draw:mime-type="image/jpeg"/>
</draw:frame>
<text:span text:style-name="T4">
 Today in Kiev a representative of the President of Ukraine in the Verkhovna Rada of Ukraine, a member </text:span>
 <text:span text:style-name="T4">
 </text:span>
 Committee of the Verkhovna Rada on National Security, Defense and Intelligence Fedirvenislavsky conducted <text:a xlink:type="simple" xlink:href="https://www.youtube.com/watch" text:style-name="Internet_20_link" text:visited-style-name="Visited_20_Internet_20_Link">
briefing</text:a>
The reserves of the international meeting of the leading countries of the world <text:span text:style-name="T4">
** G7, in which the representative this time was Ukraine. </text:span>
</text:p>
      <text:p text:style-name="P4">
In his opinion, the meeting in Japan became without exaggeration by a historical event. The G7 summit of the G7 summit took place, which was preceded by the large -scale official meetings of President Vladimir Zelensky at the Asian continent and in the so -called Arab world.</text:p>
      <text:p text:style-name="P4">
Assessing the results of communication of the Ukrainian delegation with the members of the international organization of the Great Seven countries, Fedor Venislavsky named the main acquisition of such meetings in Hiroshima called a joint decision on providing Ukraine aircraft-16 with the relevant preliminary training of Ukrainian military pilots. The supervision of a member of the Verkhovna Rada Committee on National Security, Defense and Intelligence, Taxation of G7 countries is a clear testimony that the Ukrainian state has to join the most powerful, developed countries in the world.</text:p>
      <text:p text:style-name="P4">
<draw:frame draw:style-name="fr1" draw:name="Image323" text:anchor-type="as-char" svg:width="6.9236in" svg:height="4.615733in" draw:z-index="0">
<draw:image xlink:href="../Images/AРМІЯINFORM/2023-05-22T92-00-00-04-00/02-f.venislavskogo-portret.jpg" xlink:type="simple" xlink:show="embed" xlink:actuate="onLoad" draw:mime-type="image/jpeg"/>
</draw:frame>
- The training of Ukrainian pilots on these fighters is the long -lasting - the de -time of the months, and repeats the track that we watched in the case of a "tank coalition" when military specialists were initially studied, and then the equipment was transmitted. I am convinced that this year Ukraine will receive not only flyers!- said Fedor Venislavsky. -In addition to the F-16, the armed forces of Ukraine will be transferred to the rockets of high radius, the air defense system and, of course, what the Ukrainian pre-resident, military leadership, was repeatedly insisted on. These are ammunition and artillery systems of large range and more. Together, all this indicates that the generalized world, in particular, the most powerful economies of the world support the taboda to support Ukraine in the future, - said Fedor Venislavsky.Answering questions about the plans of Ukraine's participation in the NATO summit, which is planned for July this year in Vilnius, Fedor Venislavsky noted that the Ukrainian state for full membership in the Alliance is no longer necessarily to receive a MAP(NATO Membership Action Plan).</text:p>
      <text:p text:style-name="P4">
— Україна, її Збройні Сили вже виконали переважну більшість тих вимог, якізазвичай висуваються країнам-кандидатам. Після деокупації територій таостаточної перемоги над російським агресором Україна розраховує на швидкупроцедуру прийняття в родину НАТО, — заявив Федір Веніславський.</text:p>
      <text:p text:style-name="P4">
<text:span text:style-name="T5">
Ілюстративне фото в відкритих джерел</text:span>
</text:p>
      <text:p text:style-name="P4">
News Source: <text:a xlink:type="simple" xlink:href="https://armyinform.com.ua/2023/05/22/pro-pidsumky-g7-uves-czyvilizovanyj-svit-i-nadali-pidtrymuvatyme-ukrayinu/" text:style-name="Internet_20_link" text:visited-style-name="Visited_20_Internet_20_Link">
https://armyinform.com.ua/2023/05/22/pro-pidsumky-g7-uves-czyvilizovanyj-svit-i-nadali-pidtrymuvatyme-ukrayinu/</text:a>
</text:p>
      <!--NEWS-->
      <text:h text:style-name="P10" text:outline-level="1">
<text:span text:style-name="T4">
Dmitry Kuleba's visit to Africa is another step of Ukraine to the implementation of the "peace formula" of Zelensky</text:span>
</text:h>
      <text:p text:style-name="P4">
Author: ['АРМІЯINFORM']</text:p>
      <text:p text:style-name="P4">
Time: 2023-05-22T93:00:00-04:00</text:p>
      <text:p text:style-name="P4">
Description: The main of the law enforcement officers of the Ukrainian Kuleba, having rushed a friend to the Tour of the Country of Africa 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dyplomatychnyj-2023-rik-dlya-ukrayiny.jpg" text:style-name="Internet_20_link" text:visited-style-name="Visited_20_Internet_20_Link">
dyplomatychnyj-2023-rik-dlya-ukrayiny.jpg</text:a>
']</text:p>
      <text:p text:style-name="P4">
Tags: ['ДМИТРО КУЛЕБА']</text:p>
      <text:p text:style-name="P4">
Category: News</text:p>
      <!--METADATA-->
      <text:p text:style-name="P4">
<draw:frame draw:style-name="fr1" draw:name="Image324" text:anchor-type="as-char" svg:width="6.9236in" svg:height="4.615733in" draw:z-index="0">
<draw:image xlink:href="../Images/AРМІЯINFORM/2023-05-22T93-00-00-04-00/dyplomatychnyj-2023-rik-dlya-ukrayiny.jpg" xlink:type="simple" xlink:show="embed" xlink:actuate="onLoad" draw:mime-type="image/jpeg"/>
</draw:frame>
Foreign Minister of Ukraine Dmytro Kuleba launched the second tour of the Africa countries and the first in the history of bilateral relations visit to Morocco. About this Head of Ukrainian Diplomacy <text:a xlink:type="simple" xlink:href="https://www.instagram.com/p/CsiRwwFNDJc/" text:style-name="Internet_20_link" text:visited-style-name="Visited_20_Internet_20_Link">
reported</text:a>
Winstagram.</text:p>
      <text:p text:style-name="P4">
The head of Ukrainian diplomacy noted that visiting the countries of Africa is important and for the embodiment of the "formula of peace" of Vladimir Zelensky. "</text:p>
      <ul>
        <li>
We need to attract as many African countries as possible in the embodiment of the "peace formula" of Vladimir Zelensky ... The African continent can seem to be far away. In fact, Africa is heterogeneous, it lives with a modern life. We, diplomats, come to African countries to open the door. Other government agencies, citizens and business will be followed by us.</li>
      </ul>
      <text:p text:style-name="P4">
He reported that this was the first visit of the Minister of Foreign Affairs of Ukraine Domarokko since the establishment of bilateral relations. - In October 2022 it was the first in the history of Turne African countries. Then the Senegal, Cot-Diawar, Gana and Kenya were deployed. It was the beginning of the Renaissance between Ukraine and Africa. A complex process that we are constantly moving. The first tour was history, the second is the system. In the autumn, geography has been visiting the countries of Sub -Sub -Akhar Africa, and now - states in all parts of the continent - from north to south. Logistics is cruel here, but the work of the EBost, - the Foreign Minister wrote.</text:p>
      <text:p text:style-name="P4">
News Source: <text:a xlink:type="simple" xlink:href="https://armyinform.com.ua/2023/05/22/vizyt-dmytra-kuleby-do-afryky-shhe-odyn-krok-ukrayiny-do-vtilennya-formuly-myru-zelenskogo/" text:style-name="Internet_20_link" text:visited-style-name="Visited_20_Internet_20_Link">
https://armyinform.com.ua/2023/05/22/vizyt-dmytra-kuleby-do-afryky-shhe-odyn-krok-ukrayiny-do-vtilennya-formuly-myru-zelenskogo/</text:a>
</text:p>
      <!--NEWS-->
      <text:h text:style-name="P10" text:outline-level="1">
<text:span text:style-name="T4">
The cruelty of sexual crimes of the Russian Federation in Ukraine is a huge challenge for our society - Anna Malyar</text:span>
</text:h>
      <text:p text:style-name="P4">
Author: ['АРМІЯINFORM']</text:p>
      <text:p text:style-name="P4">
Time: 2023-05-22T94:00:00-04:00</text:p>
      <text:p text:style-name="P4">
Description: About Tse, the defender of the defense of the defense of Ganna Malel wrote with Telegram. - Kyogodnі with Kiwi ... War with Ukraine 2022, war with Ukraine latest news today, news war with Ukraine 2022 The last for today, will there be a war between Ukraine and Russia, and when, the war with Ukraine in 2022 will be or not,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photo_5431343105275186369_y.jpg" text:style-name="Internet_20_link" text:visited-style-name="Visited_20_Internet_20_Link">
photo_5431343105275186369_y.jpg</text:a>
', '<text:a xlink:type="simple" xlink:href="https://armyinform.com.ua/wp-content/uploads/2023/05/photo_5431343105275186371_y-150x150.jpg" text:style-name="Internet_20_link" text:visited-style-name="Visited_20_Internet_20_Link">
photo_5431343105275186371_y-150x150.jpg</text:a>
', '<text:a xlink:type="simple" xlink:href="https://armyinform.com.ua/wp-content/uploads/2023/05/photo_5431343105275186370_y-150x150.jpg" text:style-name="Internet_20_link" text:visited-style-name="Visited_20_Internet_20_Link">
photo_5431343105275186370_y-150x150.jpg</text:a>
']</text:p>
      <text:p text:style-name="P4">
Tags: []</text:p>
      <text:p text:style-name="P4">
Category: News</text:p>
      <!--METADATA-->
      <text:p text:style-name="P4">
<draw:frame draw:style-name="fr1" draw:name="Image325" text:anchor-type="as-char" svg:width="6.9236in" svg:height="5.987832in" draw:z-index="0">
<draw:image xlink:href="../Images/AРМІЯINFORM/2023-05-22T94-00-00-04-00/photo_5431343105275186369_y.jpg" xlink:type="simple" xlink:show="embed" xlink:actuate="onLoad" draw:mime-type="image/jpeg"/>
</draw:frame>
About this Deputy Minister of Defense Anna Malyar <text:a xlink:type="simple" xlink:href="https://t.me/annamaliar/789" text:style-name="Internet_20_link" text:visited-style-name="Visited_20_Internet_20_Link">
wrote</text:a>
in telegrams.</text:p>
      <ul>
        <li>
Today, an important event was held in Kiev <text:a xlink:type="simple" xlink:href="tg://search_hashtag" text:style-name="Internet_20_link" text:visited-style-name="Visited_20_Internet_20_Link">
#u4j</text:a>
: Respect. Support. Justice - respect. Justice is devoted to documenting, investigating the such mucolor on sexual violence committed by the Russian Federation to our citizens. The mass and cruelty of such crimes is a great challenge to Ukrainian society.</li>
      </ul>
      <text:p text:style-name="P4">
<text:a xlink:type="simple" xlink:href="https://armyinform.com.ua/wp-content/uploads/2023/05/photo_5431343105275186371_y.jpg" text:style-name="Internet_20_link" text:visited-style-name="Visited_20_Internet_20_Link">
!(Images/AРМІЯINFORM/2023-05-22T94-00-00-04-00/photo_5431343105275186371_y-150x150.jpg)</text:a>
</text:p>
      <text:p text:style-name="P4">
<text:a xlink:type="simple" xlink:href="https://armyinform.com.ua/wp-content/uploads/2023/05/photo_5431343105275186370_y.jpg" text:style-name="Internet_20_link" text:visited-style-name="Visited_20_Internet_20_Link">
<draw:frame draw:style-name="fr1" draw:name="Image326" text:anchor-type="as-char" svg:width="6.9236in" svg:height="6.9236in" draw:z-index="0">
<draw:image xlink:href="../Images/AРМІЯINFORM/2023-05-22T94-00-00-04-00/photo_5431343105275186370_y-150x150.jpg" xlink:type="simple" xlink:show="embed" xlink:actuate="onLoad" draw:mime-type="image/jpeg"/>
</draw:frame>
</text:a>
Most people who have survived sexual violence by the invaders are told about this. Sexual violence remains a "hidden crime" that lends a deep injury that destroys the fate of people, families and whole communities. It is not easy to violence on sexual grounds, it is a conscious policy of hostile state directed to intimidation, demoralization, humiliation of the dignity of our civilian population. The GPU and the Prosecutor General Andriy Kostin have made this topics wide professional and public discussion. It is for this type of crime that it is important. After all, on our common position and attitude to victimsual violence, depends on whether they turn to the law enforcement agencies of those who are still hesitant or ashamed. We all have to protect them together for punishment not only of performers, but also those who form a chubin policy, ”Anna Malyar wrote.</text:p>
      <text:p text:style-name="P4">
News Source: <text:a xlink:type="simple" xlink:href="https://armyinform.com.ua/2023/05/22/seksualni-zlochyny-pid-chas-vijny-ye-systemnoyu-politykoyu-rosiyi-ganna-malyar/" text:style-name="Internet_20_link" text:visited-style-name="Visited_20_Internet_20_Link">
https://armyinform.com.ua/2023/05/22/seksualni-zlochyny-pid-chas-vijny-ye-systemnoyu-politykoyu-rosiyi-ganna-malyar/</text:a>
</text:p>
      <!--NEWS-->
      <text:h text:style-name="P10" text:outline-level="1">
<text:span text:style-name="T4">
On May 25-26, the 15th Annual Kyiv Security Forum will be held</text:span>
</text:h>
      <text:p text:style-name="P4">
Author: ['Єгор Брайлян']</text:p>
      <text:p text:style-name="P4">
Time: 2023-05-22T95:00:00-04:00</text:p>
      <text:p text:style-name="P4">
Description: The central timy forum is in the Popularity membership of Ukraine in the pivnis -Atlant allianc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kbf_anonc.jpg" text:style-name="Internet_20_link" text:visited-style-name="Visited_20_Internet_20_Link">
kbf_anonc.jpg</text:a>
']</text:p>
      <text:p text:style-name="P4">
Tags: ['КИЇВСЬКИЙ БЕЗПЕКОВИЙ ФОРУМ']</text:p>
      <text:p text:style-name="P4">
Category: News</text:p>
      <!--METADATA-->
      <text:p text:style-name="P4">
<draw:frame draw:style-name="fr1" draw:name="Image327" text:anchor-type="as-char" svg:width="6.9236in" svg:height="3.63489in" draw:z-index="0">
<draw:image xlink:href="../Images/AРМІЯINFORM/2023-05-22T95-00-00-04-00/kbf_anonc.jpg" xlink:type="simple" xlink:show="embed" xlink:actuate="onLoad" draw:mime-type="image/jpeg"/>
</draw:frame>
The central theme of the forum will be the acquisition of membership of Ukraine in the North Atlantic Alias. Event slogan - "Fighting for Nato. For ours and your freedom. "</text:p>
      <text:p text:style-name="P4">
The forum will be attended by well -known international figures, worldwide experts in international relations and security issues, diplomats, journalists and public activists.</text:p>
      <text:p text:style-name="P4">
The participants of the Forum and All Ukraine will be addressed by US 43rd President George Bush Jr., Prime Minister of Great Britain in 2019-2022 Boris Johnson, Australian Prime Minister in 2013-2015 Anthony Abbott, Deputy State Secretary of the United States Political Issues Victoria Nutland, US Secretary of State in 2005–2009, Rice Condoliza, Assistant Secretariat in Public Diplomacy of Baib Brazhe, President of Parliamentary Assembly, Jeel Garrio-Millee, American philosopher, professor of Stanford.</text:p>
      <text:p text:style-name="P4">
Among the participants of the forum are the Nobel Peace Prize Laureate in 2022 in the year Oleksandra Matviychuk, Secretary of the National Security and Defense Council of Ukraine Oleksiy Danilov, Head of the Coordinating Council OSCE, Ambassador Michaelarpenter, Commander of the US Central Command in 2008–2010 General General Petreus, US Ambassador to Russia in 2011–2014 Michael McFol.</text:p>
      <text:p text:style-name="P4">
The Kyiv Security Forum was founded by the Arseniy Yatsenyuk Foundation for Open Ukraine in 2007. The CBF is the main platform of Ukraine for discussing the problem of war and peace, national and world security.</text:p>
      <text:p text:style-name="P4">
The partners of the Forum are the Atlantic Council, the NATO Information and Documentation Center, the National Democratic Institute, the Ukrainian Women's Congress, the Ebert Faricha, the Euro -Atlantic Course.</text:p>
      <text:p text:style-name="P4">
A live broadcast will start on May 25 at 14:00 on <text:a xlink:type="simple" xlink:href="https://www.youtube.com/channel/UCEBAPyQINZeF1XDNaIhhJsg" text:style-name="Internet_20_link" text:visited-style-name="Visited_20_Internet_20_Link">
resources</text:a>
KBF.</text:p>
      <text:p text:style-name="P4">
Armyinform will also be among the information partners of the forum. The discussions will be monitored during the online broadcast and on our <text:a xlink:type="simple" xlink:href="https://www.youtube.com/@ArmyInform" text:style-name="Internet_20_link" text:visited-style-name="Visited_20_Internet_20_Link">
YouTub channel</text:a>
.</text:p>
      <text:p text:style-name="P4">
News Source: <text:a xlink:type="simple" xlink:href="https://armyinform.com.ua/2023/05/22/25-26-travnya-vidbudetsya-15-j-shhorichnyj-kyyivskyj-bezpekovyj-forum/" text:style-name="Internet_20_link" text:visited-style-name="Visited_20_Internet_20_Link">
https://armyinform.com.ua/2023/05/22/25-26-travnya-vidbudetsya-15-j-shhorichnyj-kyyivskyj-bezpekovyj-forum/</text:a>
</text:p>
      <!--NEWS-->
      <text:h text:style-name="P10" text:outline-level="1">
<text:span text:style-name="T4">
The Commander of the Joint Forces of the Armed Forces signed a memorandum on the implementation of the Psychological Rehabilitation Program of the Military</text:span>
</text:h>
      <text:p text:style-name="P4">
Author: ['АРМІЯINFORM']</text:p>
      <text:p text:style-name="P4">
Time: 2023-05-22T96:00:00-04:00</text:p>
      <text:p text:style-name="P4">
Description: Commander of the Obnanniy Forces of the ZK Ukrainian, Lieutenant General Sergii Nav Pideptus, “Memorandu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8588075_786188496214618_6831847218146149759_n.jpg" text:style-name="Internet_20_link" text:visited-style-name="Visited_20_Internet_20_Link">
348588075_786188496214618_6831847218146149759_n.jpg</text:a>
', '<text:a xlink:type="simple" xlink:href="https://armyinform.com.ua/wp-content/uploads/2023/05/347241607_635973001740303_1262649732273458137_n-150x150.jpg" text:style-name="Internet_20_link" text:visited-style-name="Visited_20_Internet_20_Link">
347241607_635973001740303_1262649732273458137_n-150x150.jpg</text:a>
', '<text:a xlink:type="simple" xlink:href="https://armyinform.com.ua/wp-content/uploads/2023/05/347228410_1285113282379839_715635472999584151_n-150x150.jpg" text:style-name="Internet_20_link" text:visited-style-name="Visited_20_Internet_20_Link">
347228410_1285113282379839_715635472999584151_n-150x150.jpg</text:a>
', '<text:a xlink:type="simple" xlink:href="https://armyinform.com.ua/wp-content/uploads/2023/05/347398211_6719616718082769_2302976597799176246_n-150x150.jpg" text:style-name="Internet_20_link" text:visited-style-name="Visited_20_Internet_20_Link">
347398211_6719616718082769_2302976597799176246_n-150x150.jpg</text:a>
']</text:p>
      <text:p text:style-name="P4">
Tags: ['КОМАНДУВАННЯ ОБ’ЄДНАНИХ СИЛ ЗС УКРАЇНИ', 'НАЦІОНАЛЬНИЙ МУЗЕЙ НАРОДНОЇ АРХІТЕКТУРИ ТА ПОБУТУ УКРАЇНИ', 'ПСИХОЛОГІЧНА РЕАБІЛІТАЦІЯ', 'СЕРГІЙ НАЄВ']</text:p>
      <text:p text:style-name="P4">
Category: News</text:p>
      <!--METADATA-->
      <text:p text:style-name="P4">
<draw:frame draw:style-name="fr1" draw:name="Image328" text:anchor-type="as-char" svg:width="6.9236in" svg:height="4.621503in" draw:z-index="0">
<draw:image xlink:href="../Images/AРМІЯINFORM/2023-05-22T96-00-00-04-00/348588075_786188496214618_6831847218146149759_n.jpg" xlink:type="simple" xlink:show="embed" xlink:actuate="onLoad" draw:mime-type="image/jpeg"/>
</draw:frame>
Commander of the United States of the Armed Forces of Ukraine Lieutenant General Sergey Naev signed a Memorandum on Cooperation between the Command and the National Museum of International Architecture and Life of Ukraine on the implementation of the Program of Psychological Rehabilitation of Servicemen and their families.</text:p>
      <text:p text:style-name="P4">
-We are doing our best to ensure that the Ukrainian military always feels supported by indifferent and good people,-said Lieutenant General Sergeyev.</text:p>
      <text:p text:style-name="P4">
<text:a xlink:type="simple" xlink:href="https://armyinform.com.ua/wp-content/uploads/2023/05/347241607_635973001740303_1262649732273458137_n.jpg" text:style-name="Internet_20_link" text:visited-style-name="Visited_20_Internet_20_Link">
!(Images/AРМІЯINFORM/2023-05-22T96-00-00-04-00/347241607_635973001740303_1262649732273458137_n-150x150.jpg)</text:a>
</text:p>
      <text:p text:style-name="P4">
<text:a xlink:type="simple" xlink:href="https://armyinform.com.ua/wp-content/uploads/2023/05/347228410_1285113282379839_715635472999584151_n.jpg" text:style-name="Internet_20_link" text:visited-style-name="Visited_20_Internet_20_Link">
<draw:frame draw:style-name="fr1" draw:name="Image329" text:anchor-type="as-char" svg:width="6.9236in" svg:height="6.9236in" draw:z-index="0">
<draw:image xlink:href="../Images/AРМІЯINFORM/2023-05-22T96-00-00-04-00/347228410_1285113282379839_715635472999584151_n-150x150.jpg" xlink:type="simple" xlink:show="embed" xlink:actuate="onLoad" draw:mime-type="image/jpeg"/>
</draw:frame>
</text:a>
</text:p>
      <text:p text:style-name="P4">
<text:a xlink:type="simple" xlink:href="https://armyinform.com.ua/wp-content/uploads/2023/05/347398211_6719616718082769_2302976597799176246_n.jpg" text:style-name="Internet_20_link" text:visited-style-name="Visited_20_Internet_20_Link">
<draw:frame draw:style-name="fr1" draw:name="Image330" text:anchor-type="as-char" svg:width="6.9236in" svg:height="6.9236in" draw:z-index="0">
<draw:image xlink:href="../Images/AРМІЯINFORM/2023-05-22T96-00-00-04-00/347398211_6719616718082769_2302976597799176246_n-150x150.jpg" xlink:type="simple" xlink:show="embed" xlink:actuate="onLoad" draw:mime-type="image/jpeg"/>
</draw:frame>
</text:a>
The document envisages joint activities aimed at implementing the psychological rehabilitation program for military, combatants and persons who have been aware of Russian armed aggression, as well as members of their families.</text:p>
      <text:p text:style-name="P4">
According to the above initiative, the territory of the National Museum of People's Architecture and Life of Ukraine will be declared a zone of psychological rehabilitation, which will allow servicemen to relax emotionally, to feel Ukrainian and cultural identity.</text:p>
      <text:p text:style-name="P4">
The participants of the program will be involved in a wide range of museum events: interactive programs, lectures, workshops, quests and excursions.</text:p>
      <text:p text:style-name="P4">
News Source: <text:a xlink:type="simple" xlink:href="https://armyinform.com.ua/2023/05/22/komanduvach-obyednanyh-syl-zsu-pidpysav-memorandum-shhodo-realizacziyi-programy-psyhologichnoyi-reabilitacziyi-vijskovyh/" text:style-name="Internet_20_link" text:visited-style-name="Visited_20_Internet_20_Link">
https://armyinform.com.ua/2023/05/22/komanduvach-obyednanyh-syl-zsu-pidpysav-memorandum-shhodo-realizacziyi-programy-psyhologichnoyi-reabilitacziyi-vijskovyh/</text:a>
</text:p>
      <!--NEWS-->
      <text:h text:style-name="P10" text:outline-level="1">
<text:span text:style-name="T4">
In Britain, Ukrainian military is working out fire during defensive and offensive actions</text:span>
</text:h>
      <text:p text:style-name="P4">
Author: ['АРМІЯINFORM']</text:p>
      <text:p text:style-name="P4">
Time: 2023-05-22T97:00:00-04:00</text:p>
      <text:p text:style-name="P4">
Description: The native of the Norwegian, in the framework of the Bagatonatziyonnaya Operations ... War with Ukraine 2022, the war with Ukraine, the latest news today, the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8623908_3272399829724128_318739533279149688_n.jpg" text:style-name="Internet_20_link" text:visited-style-name="Visited_20_Internet_20_Link">
348623908_3272399829724128_318739533279149688_n.jpg</text:a>
', '<text:a xlink:type="simple" xlink:href="https://armyinform.com.ua/wp-content/uploads/2023/05/348552758_1170662483602021_6726873052936498747_n-150x150.jpg" text:style-name="Internet_20_link" text:visited-style-name="Visited_20_Internet_20_Link">
348552758_1170662483602021_6726873052936498747_n-150x150.jpg</text:a>
', '<text:a xlink:type="simple" xlink:href="https://armyinform.com.ua/wp-content/uploads/2023/05/348714322_576978624573318_3514559600016380196_n-150x150.jpg" text:style-name="Internet_20_link" text:visited-style-name="Visited_20_Internet_20_Link">
348714322_576978624573318_3514559600016380196_n-150x150.jpg</text:a>
', '<text:a xlink:type="simple" xlink:href="https://armyinform.com.ua/wp-content/uploads/2023/05/348706211_956655098790214_8393838425044210115_n-150x150.jpg" text:style-name="Internet_20_link" text:visited-style-name="Visited_20_Internet_20_Link">
348706211_956655098790214_8393838425044210115_n-150x150.jpg</text:a>
', '<text:a xlink:type="simple" xlink:href="https://armyinform.com.ua/wp-content/uploads/2023/05/348558040_266529032565100_4220193247742412649_n-150x150.jpg" text:style-name="Internet_20_link" text:visited-style-name="Visited_20_Internet_20_Link">
348558040_266529032565100_4220193247742412649_n-150x150.jpg</text:a>
', '<text:a xlink:type="simple" xlink:href="https://armyinform.com.ua/wp-content/uploads/2023/05/348474664_2054391248226170_441415345465345654_n-150x150.jpg" text:style-name="Internet_20_link" text:visited-style-name="Visited_20_Internet_20_Link">
348474664_2054391248226170_441415345465345654_n-150x150.jpg</text:a>
', '<text:a xlink:type="simple" xlink:href="https://armyinform.com.ua/wp-content/uploads/2023/05/348639524_3555966737958236_1764349418200415156_n-150x150.jpg" text:style-name="Internet_20_link" text:visited-style-name="Visited_20_Internet_20_Link">
348639524_3555966737958236_1764349418200415156_n-150x150.jpg</text:a>
']</text:p>
      <text:p text:style-name="P4">
Tags: ['ВЕЛИКА БРИТАНІЯ', 'ДОПОМОГА ПАРТНЕРІВ', 'ЗС НОРВЕГІЇ', 'НАВЧАННЯ', 'НОРВЕГІЯ']</text:p>
      <text:p text:style-name="P4">
Category: News</text:p>
      <!--METADATA-->
      <text:p text:style-name="P4">
<draw:frame draw:style-name="fr1" draw:name="Image331" text:anchor-type="as-char" svg:width="6.9236in" svg:height="3.894525in" draw:z-index="0">
<draw:image xlink:href="../Images/AРМІЯINFORM/2023-05-22T97-00-00-04-00/348623908_3272399829724128_318739533279149688_n.jpg" xlink:type="simple" xlink:show="embed" xlink:actuate="onLoad" draw:mime-type="image/jpeg"/>
</draw:frame>
Instructors of the National Guard of Norway within the framework of the multinational educational operation "Interflex" from the basic general training of the personal composition of the Armed Forces of Ukraine under the guidance of the United Kingdom of Stravelica Britain and Northern Ireland are worked out with Ukrainian warrior in the fire of the landslides. .</text:p>
      <text:p text:style-name="P4">
This is stated in <text:a xlink:type="simple" xlink:href="https://www.facebook.com/GeneralStaff.ua/posts/pfbid0ij9CdZbusbJzaDD7DG5hyy3yCMjuNokBHpmXMykkcAG558CxGoiKBnam1ysdDXGDl" text:style-name="Internet_20_link" text:visited-style-name="Visited_20_Internet_20_Link">
message</text:a>
The General Staff of the Armed Forces of Ukraine.</text:p>
      <text:p text:style-name="P4">
The General Staff emphasizes that this training makes it possible to improve the acquired fighters to improve the personal security and security of the unit during various scenarios of actions of the Armed Forces of Ukraine so that servicemen can skillfully use the necessary tactical knowledge to protect Ukraine. Under the expert guidance of the Ministry of Armed Forces of the Kingdom of Norway, the recruits of the Armed Forces of Ukraine were more prepared for combat conditions.</text:p>
      <text:p text:style-name="P4">
<text:a xlink:type="simple" xlink:href="https://armyinform.com.ua/wp-content/uploads/2023/05/348552758_1170662483602021_6726873052936498747_n.jpg" text:style-name="Internet_20_link" text:visited-style-name="Visited_20_Internet_20_Link">
!(Images/AРМІЯINFORM/2023-05-22T97-00-00-04-00/348552758_1170662483602021_6726873052936498747_n-150x150.jpg)</text:a>
</text:p>
      <text:p text:style-name="P4">
<text:a xlink:type="simple" xlink:href="https://armyinform.com.ua/wp-content/uploads/2023/05/348714322_576978624573318_3514559600016380196_n.jpg" text:style-name="Internet_20_link" text:visited-style-name="Visited_20_Internet_20_Link">
<draw:frame draw:style-name="fr1" draw:name="Image332" text:anchor-type="as-char" svg:width="6.9236in" svg:height="6.9236in" draw:z-index="0">
<draw:image xlink:href="../Images/AРМІЯINFORM/2023-05-22T97-00-00-04-00/348714322_576978624573318_3514559600016380196_n-150x150.jpg" xlink:type="simple" xlink:show="embed" xlink:actuate="onLoad" draw:mime-type="image/jpeg"/>
</draw:frame>
</text:a>
</text:p>
      <text:p text:style-name="P4">
<text:a xlink:type="simple" xlink:href="https://armyinform.com.ua/wp-content/uploads/2023/05/348706211_956655098790214_8393838425044210115_n.jpg" text:style-name="Internet_20_link" text:visited-style-name="Visited_20_Internet_20_Link">
<draw:frame draw:style-name="fr1" draw:name="Image333" text:anchor-type="as-char" svg:width="6.9236in" svg:height="6.9236in" draw:z-index="0">
<draw:image xlink:href="../Images/AРМІЯINFORM/2023-05-22T97-00-00-04-00/348706211_956655098790214_8393838425044210115_n-150x150.jpg" xlink:type="simple" xlink:show="embed" xlink:actuate="onLoad" draw:mime-type="image/jpeg"/>
</draw:frame>
</text:a>
</text:p>
      <text:p text:style-name="P4">
<text:a xlink:type="simple" xlink:href="https://armyinform.com.ua/wp-content/uploads/2023/05/348558040_266529032565100_4220193247742412649_n.jpg" text:style-name="Internet_20_link" text:visited-style-name="Visited_20_Internet_20_Link">
<draw:frame draw:style-name="fr1" draw:name="Image334" text:anchor-type="as-char" svg:width="6.9236in" svg:height="6.9236in" draw:z-index="0">
<draw:image xlink:href="../Images/AРМІЯINFORM/2023-05-22T97-00-00-04-00/348558040_266529032565100_4220193247742412649_n-150x150.jpg" xlink:type="simple" xlink:show="embed" xlink:actuate="onLoad" draw:mime-type="image/jpeg"/>
</draw:frame>
</text:a>
</text:p>
      <text:p text:style-name="P4">
<text:a xlink:type="simple" xlink:href="https://armyinform.com.ua/wp-content/uploads/2023/05/348474664_2054391248226170_441415345465345654_n.jpg" text:style-name="Internet_20_link" text:visited-style-name="Visited_20_Internet_20_Link">
<draw:frame draw:style-name="fr1" draw:name="Image335" text:anchor-type="as-char" svg:width="6.9236in" svg:height="6.9236in" draw:z-index="0">
<draw:image xlink:href="../Images/AРМІЯINFORM/2023-05-22T97-00-00-04-00/348474664_2054391248226170_441415345465345654_n-150x150.jpg" xlink:type="simple" xlink:show="embed" xlink:actuate="onLoad" draw:mime-type="image/jpeg"/>
</draw:frame>
</text:a>
</text:p>
      <text:p text:style-name="P4">
<text:a xlink:type="simple" xlink:href="https://armyinform.com.ua/wp-content/uploads/2023/05/348639524_3555966737958236_1764349418200415156_n.jpg" text:style-name="Internet_20_link" text:visited-style-name="Visited_20_Internet_20_Link">
<draw:frame draw:style-name="fr1" draw:name="Image336" text:anchor-type="as-char" svg:width="6.9236in" svg:height="6.9236in" draw:z-index="0">
<draw:image xlink:href="../Images/AРМІЯINFORM/2023-05-22T97-00-00-04-00/348639524_3555966737958236_1764349418200415156_n-150x150.jpg" xlink:type="simple" xlink:show="embed" xlink:actuate="onLoad" draw:mime-type="image/jpeg"/>
</draw:frame>
</text:a>
</text:p>
      <text:p text:style-name="P4">
This is invaluable, since the people of Ukraine continue to fight for their right to live a man -made, independent and democratic state, ”the General Headquarters said.</text:p>
      <text:p text:style-name="P4">
Having arrived in the United Kingdom in 2022, the contingent servicemen of the Armed Forces of the Kingdom of Norway participates in the program of preparation of Ukrainian recruits under the leadership of the United Kingdom together with the partner countries.</text:p>
      <text:p text:style-name="P4">
News Source: <text:a xlink:type="simple" xlink:href="https://armyinform.com.ua/2023/05/22/u-brytaniyi-ukrayinski-vijskovi-vidpraczovuyut-vedennya-vognyu-pid-chas-oboronnyh-ta-nastupalnyh-dij/" text:style-name="Internet_20_link" text:visited-style-name="Visited_20_Internet_20_Link">
https://armyinform.com.ua/2023/05/22/u-brytaniyi-ukrayinski-vijskovi-vidpraczovuyut-vedennya-vognyu-pid-chas-oboronnyh-ta-nastupalnyh-dij/</text:a>
</text:p>
      <!--NEWS-->
      <text:h text:style-name="P10" text:outline-level="1">
<text:span text:style-name="T4">
Sanctions against the Russian Federation as of May 22 - the SPR of Ukraine</text:span>
</text:h>
      <text:p text:style-name="P4">
Author: ['АРМІЯINFORM']</text:p>
      <text:p text:style-name="P4">
Time: 2023-05-22T98: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antyrosijski-sankcziyi.jpg" text:style-name="Internet_20_link" text:visited-style-name="Visited_20_Internet_20_Link">
antyrosijski-sankcziyi.jpg</text:a>
']</text:p>
      <text:p text:style-name="P4">
Tags: ['АНТИРОСІЙСЬКІ САНКЦІЇ', 'СЛУЖБА ЗОВНІШНЬОЇ РОЗВІДКИ УКРАЇНИ']</text:p>
      <text:p text:style-name="P4">
Category: News</text:p>
      <!--METADATA-->
      <text:p text:style-name="P4">
<draw:frame draw:style-name="fr1" draw:name="Image337" text:anchor-type="as-char" svg:width="6.9236in" svg:height="3.894525in" draw:z-index="0">
<draw:image xlink:href="../Images/AРМІЯINFORM/2023-05-22T98-00-00-04-00/antyrosijski-sankcziyi.jpg" xlink:type="simple" xlink:show="embed" xlink:actuate="onLoad" draw:mime-type="image/jpeg"/>
</draw:frame>
Foreign Intelligence Service of Ukraine <text:a xlink:type="simple" xlink:href="https://szru.gov.ua/news-media/publications/220523-ukraina-i-svit--proty-rosiiskoi-ahresii-sanktsii-v-dii" text:style-name="Internet_20_link" text:visited-style-name="Visited_20_Internet_20_Link">
reports</text:a>
About sanctions against the Russian Federation as of May 22.</text:p>
      <text:p text:style-name="P4">
The United States has allocated a new $ 375 million help package. The package includes: Himars ammunition, 155mm and 105-mm artillery shells, missiles with Tow Zptic Tracking, Javelin and AT-4 anti-tank complexes, ammunition systems with laser systems, bridges, bridges, bridges. Armored sanitary machinery, trucks and trailers for transportation of heavy equipment, thermal imagers, spare parts and other field equipment.</text:p>
      <text:p text:style-name="P4">
“Together with our partners from the Seven Group, we once again emphasized the flexibility(Ukraine), the principle laid down in the UN Charter, ”said President Joe Biden.</text:p>
      <text:p text:style-name="P4">
The pilots of the Armed Forces of Ukraine will begin the fourth-generation assignment aircraft, including on US fighters FL-16, "to support Ukraine to protect itself to protect sebecracy than before," US President Joe Biden said.</text:p>
      <text:p text:style-name="P4">
The Seven Group countries seek as soon as possible to bring a "just and strong peace of Ukraine", Japan Prime Minister Fumio Kisida said.</text:p>
      <text:p text:style-name="P4">
"Ukraine must not only win the war, but also reach a just and arid peace," the Prime Minister of the United Kingdom said.</text:p>
      <text:p text:style-name="P4">
Canadian Prime Minister Justin Trudeau reported that the country will continue training in Ukrainian military and can join the pilots for F-16.</text:p>
      <text:p text:style-name="P4">
Following the results of its stay in Japan, Italy Prime Minister, Georgianlon, said: “Ukraine knows that it can count on comprehensive support of it. In these two days we have conveyed our position. " Meloni also reported that Italy could join international efforts to prepare Ukrainian fighters on modern F-16 fighters.</text:p>
      <text:p text:style-name="P4">
German Chancellor Olaf Scholtz stated that potential programs for training Ukrainian pilots on F-16 fighter jets are a signal for Russia so that it does not rely on success in its invasion of Ukraine, even in the case of conflict.</text:p>
      <text:p text:style-name="P4">
The German concern "Rheinmetall" plans to start production of Fuchs armored personnel carriers at a joint venture with Ukroboronprom."…. In an eleventh package of sanctions we have more than 90 companies around the world, we have clear evidence that they violate sanctions, that is, supplying sanctions directly to Russia from the European Union bypass der Liaen.</text:p>
      <text:p text:style-name="P4">
Moldova President Maya Sandu supports the country's gradual exit from the CIS, explaining that Russia, which is de facto, despises Chisinau's interests there.</text:p>
      <h5>
        <text:span text:style-name="T4">
 RF </text:span>
      </h5>
      <text:p text:style-name="P4">
During January-April Suberbank, he reduced 186 branches in Russia(For the last months, the Bank constantly eliminates 40-60 offices a month, and in September 20122 - 527 branches at once).</text:p>
      <text:p text:style-name="P4">
російська авіакомпанія «ютейр» протягом року зупинить 30 % свого вертолітногопарку через неможливість замінити агрегати, що вийшли з ладу, та закупитипотрібні комплектувальні. Найбільша проблема виникла із ремонтом двигунівіноземного виробництва.</text:p>
      <text:p text:style-name="P4">
Внесок найбільших російських операторів зв’язку у ввп рф знизився вдвічі — дотридцятирічного мінімуму.</text:p>
      <text:p text:style-name="P4">
Розпочати широке впровадження технології стільникового зв’язку 5G росіязбирається після 2030 року, водночас заявивши, що мережі будуть «проєктуватисядля потреб держуправління, оборони, безпеки та правопорядку». 2023 рокузбираються започаткувати пілотний проєкт, розраховують підключити 100 тис.абонентів (For comparison: 249 operators in 97 countries of the world already use 5G and the number of subscribers has exceeded 1 billion).</text:p>
      <text:p text:style-name="P4">
росіянам усе більше не вистачає грошей на купівлю автомобілів: кількістьвзятих автокредитів зросла в 3,7 раза, до 68,9 тис., а в грошах — учетверо, до90,4 млрд руб. Водночас рекордною стала кількість прострочених понад 90 днівкредитів — 16,7 %, до 68,3 млрд руб.</text:p>
      <text:p text:style-name="P4">
За даними останнього опитування, через російську кризу 44 % росіян шукаютьдодаткову роботу, 22 % опитаних уже підробляють.</text:p>
      <text:p text:style-name="P4">
36 % студентів заявили, що через російську агресію проти України в нихпревалюють тривога та страх, 20 % — обурені та розчаровані діями рф,«гордість» за росію відчувають лише 12–14 % опитаних. 44 % назвали нинішнюситуацію на рф як «кризисну», 32 % — «занепад». Третина студентів виявилибажання емігрувати, у вищій школі економіки такі настрої у 58 % студентів.Найменше студентів турбує «участь у житті росії та підтримка держави» — 10 %,лише 19 % заявили про «повагу до країни, її історії та традиційних цінностей».Опитування проводилось у понад 500 російських вишах.</text:p>
      <text:p text:style-name="P4">
Putin has approved "the strasticity of a devote -ezoasicity for a pierodia by 2030, where he determined that the Internet" negatively affects the quality of the environment, which develops the child's personality. " Within six months, the Government of the Russian Federation has to determine how to restrict children access to the Internet to protect against "external destructive information and psychological action" and "external ideological and value expansion".</text:p>
      <text:p text:style-name="P4">
By the end of the year, the Ministry of Development of the Russian Federation will change the standards in the field of construction of wooden rises, allowing to build houses to 12 floors. Among the first planned sites are hotel complexes in Moscow, Moscow and Irkutskaya region, Karelia and the Russian part of the Caucasus. In February, Putin is assigned to use low -rise wooden facilities for the displacement of Russians from emergency housing.</text:p>
      <text:p text:style-name="P4">
The local capital of Transbaikal is reading in the garbage and faeces of the locals. These districts live without sewage: they either go into their buckets at home, apologize pour everything into the yard, or go into crowded wooden toilets.</text:p>
      <text:p text:style-name="P4">
The Russian authorities continue to forbid trucks to ride on the Crimean bridge.</text:p>
      <text:p text:style-name="P4">
The Latvian Citizenship and Migration Department and the court refused to provide a support from a Russian citizen, who claimed that the Russian authorities wanted to send him to fight him in Ukraine.</text:p>
      <text:p text:style-name="P4">
US Secretary of State Anthony Blinken stated that Washington had been condemned by the maintenance of more than 1,500 prisoners in Belarus and called for their "immediate camp". In his speech on the eve of Solidarity Day with Political in Belarus, Blinken stressed that many lawsuits went behind closed doors, being "protected from public control of responsibility." Families, friends, political prisoners and other people "live daily with the idea that their loved ones suffer from prison."</text:p>
      <text:p text:style-name="P4">
Representatives of Poland, Lithuania, Latvia, Estonia and other European countries also spoke in support of political prisoners in Belarus.</text:p>
      <text:p text:style-name="P4">
The term of dismissal of the Belarusian NPP from the payment of land tax, taxes of Naeruhovity, for profit, transfer to the budget of part of the profit, as well as the State Target Budget Fund of National Development was extended from 20141 until 2042. Tax benefits for the nuclear power plant are tied to credit commitments. For the construction of Belees Minsk raising a $ 10 billion.</text:p>
      <text:p text:style-name="P4">
News Source: <text:a xlink:type="simple" xlink:href="https://armyinform.com.ua/2023/05/22/sankcziyi-proty-rosijskoyi-federacziyi-stanom-na-22-travnya-szr-ukrayiny/" text:style-name="Internet_20_link" text:visited-style-name="Visited_20_Internet_20_Link">
https://armyinform.com.ua/2023/05/22/sankcziyi-proty-rosijskoyi-federacziyi-stanom-na-22-travnya-szr-ukrayiny/</text:a>
</text:p>
      <!--NEWS-->
      <text:h text:style-name="P10" text:outline-level="1">
<text:span text:style-name="T4">
Short. War. Day 453. Videoodigest</text:span>
</text:h>
      <text:p text:style-name="P4">
Author: ['АРМІЯINFORM']</text:p>
      <text:p text:style-name="P4">
Time: 2023-05-22T99:00:00-04:00</text:p>
      <text:p text:style-name="P4">
Description: &amp; nbsp; &amp; nbsp;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ВТОРГНЕННЯ РФ', 'ГЕНЕРАЛЬНИЙ ШТАБ ЗС УКРАЇНИ']</text:p>
      <text:p text:style-name="P4">
Category: News</text:p>
      <!--METADATA-->
      <text:p text:style-name="P4">
News Source: <text:a xlink:type="simple" xlink:href="https://armyinform.com.ua/2023/05/22/korotko-vijna-den-453-videodajdzhest/" text:style-name="Internet_20_link" text:visited-style-name="Visited_20_Internet_20_Link">
https://armyinform.com.ua/2023/05/22/korotko-vijna-den-453-videodajdzhest/</text:a>
</text:p>
      <!--NEWS-->
      <text:h text:style-name="P10" text:outline-level="1">
<text:span text:style-name="T4">
Ukraine's ability to knock down "daggers" causes a psychological blow to Russia - Estonian military</text:span>
</text:h>
      <text:p text:style-name="P4">
Authors: Ukrinform (Person)</text:p>
      <text:p text:style-name="P4">
Publisher: Укринформ (Organization)</text:p>
      <text:p text:style-name="P4">
Published Time: 2023-05-23T-31:58:00+03:00</text:p>
      <text:p text:style-name="P4">
Modified Time: 2023-05-23T00:58:00+03:00</text:p>
      <text:p text:style-name="P4">
Description: The ability of Ukrainian troops to reflect Russian hypersonic ballistic missiles "dagger" causes a psychological blow to Russia and will force Moscow to adjust its plans. - Ukrinform.</text:p>
      <text:p text:style-name="P4">
Images: ['<text:a xlink:type="simple" xlink:href="https://static.ukrinform.com/photos/2022_03/thumb_files/630_360_1647805913-592.jpg" text:style-name="Internet_20_link" text:visited-style-name="Visited_20_Internet_20_Link">
630_360_16478...</text:a>
', '<text:a xlink:type="simple" xlink:href="https://static.ukrinform.com/photos/2023_05/1684792548-455.jpg" text:style-name="Internet_20_link" text:visited-style-name="Visited_20_Internet_20_Link">
1684792548-45...</text:a>
']</text:p>
      <text:p text:style-name="P4">
Tags: ['Естонія', 'НАТО', 'Ракета', 'Росія', 'Повітряні сили ЗСУ', 'Війна з Росією', 'ППО']</text:p>
      <text:p text:style-name="P4">
Type: Article</text:p>
      <!--METADATA-->
      <text:p text:style-name="P4">
<draw:frame draw:style-name="fr1" draw:name="Image338" text:anchor-type="as-char" svg:width="6.9236in" svg:height="3.956343in" draw:z-index="0">
<draw:image xlink:href="../Images/yкринформ/2023-05-23T-31-58-00-03-00/630_360_1647805913-592.jpg" xlink:type="simple" xlink:show="embed" xlink:actuate="onLoad" draw:mime-type="image/jpeg"/>
</draw:frame>
The ability of Ukrainian troops to reflect Russian hypersonic ballistic missiles "dagger" causes a psychological blow to Russia, and will force Moscow to adjust the plans.</text:p>
      <text:p text:style-name="P4">
This was stated(https://rus.err.ee/1608984598/polkovnik-vendla-poterja-kinzhalov-nanesla-psihologicheskij-udar-rossii), reports Ukrinform.</text:p>
      <text:p text:style-name="P4">
<draw:frame draw:style-name="fr1" draw:name="Image339" text:anchor-type="as-char" svg:width="6.9236in" svg:height="4.32725in" draw:z-index="0">
<draw:image xlink:href="../Images/yкринформ/2023-05-23T-31-58-00-03-00/1684792548-455.jpg" xlink:type="simple" xlink:show="embed" xlink:actuate="onLoad" draw:mime-type="image/jpeg"/>
</draw:frame>
<text:span text:style-name="T5">
Foto: err</text:span>
</text:p>
      <text:p text:style-name="P4">
"First of all, knocked down missiles" dagger "is proof that the Ukrainian side is currently the opportunity to protect itself and its important objects from hypersonic rocket," said Colonel Wendla.</text:p>
      <text:p text:style-name="P4">
<text:span text:style-name="T4">
 Read also: </text:span>
 <text:a xlink:type="simple" xlink:href="https://www.ukrinform.ua/rubric-other_news/3710322-zdatnist-ukrainskoi-ppo-zbivati-kindzali-stala-dla-rosii-nespodivankou-britanska-rozvidka.html" text:style-name="Internet_20_link" text:visited-style-name="Visited_20_Internet_20_Link">
<text:span text:style-name="T4">
 dagger </text:span>
</text:a>
On Tuesday, Ukraine announced that it managed to knock down six Russian hypersonic ballistic missiles "daggers", which Moscow had early affirming that air defense systems that exist in the world would not cope with them. The "dagger", shot down by the American Patriot air defense system, was first reported on May 6.</text:p>
      <text:p text:style-name="P4">
"As already mentioned in public sources, one of the greatest effects of this for Russia is psychological. According to the myth of this weapon, which was represented as a manual and unrestrained, a serious blow. They are of high value because the Ukrainian side has shown that this can be done, "Wandla explained.</text:p>
      <text:p text:style-name="P4">
According to him, it is now expected that Russia will be very careful of studying the history of usage and developing these missiles. "There are conversations about repression about scientists who were engaged in the development of" daggers ". Most likely, there is a search for guilty or tsaps-disabilities to justify the failure, and this demonstrates the frustration of the Russian side in connection with this. At the same time such actions(Repression against scientists)- order.)Probably will affect the ability to develop such weapons systems, "the colonel said.</text:p>
      <text:p text:style-name="P4">
<text:span text:style-name="T4">
 Read also: </text:span>
 <text:a xlink:type="simple" xlink:href="https://www.ukrinform.ua/rubric-polytics/3710540-parlament-estonii-uhvaliv-zaavu-na-pidtrimku-clenstva-ukraini-v-nato.html" text:style-name="Internet_20_link" text:visited-style-name="Visited_20_Internet_20_Link">
</text:a>
However, according to it, the destruction of "daggers" will not lead to a significant reduction of Russia's capacity to deliver tactical nuclear weapons.He stressed that the "daggers" shot in Ukraine show that the efforts of Western countries to strengthen air defense are meaningful and should be dedicated.</text:p>
      <text:p text:style-name="P4">
"NATO countries use the same or similar systems that are currently effective against hypersonic missiles in Ukraine. Thus, NATO countries are confirmed(Efficiency - Ed.)The development of echeloric air defense and its importance, "said Wendla.</text:p>
      <text:p text:style-name="P4">
According to him, the same applies to <text:a xlink:type="simple" xlink:href="https://www.ukrinform.ua/tag-estonia" text:style-name="Internet_20_link" text:visited-style-name="Visited_20_Internet_20_Link">
</text:a>
. "Estonia is a member of NATO. In general, it also confirms that NATO's Air Air Defense is also effective against the Russian" Miracle West, "Wendla said.</text:p>
      <text:p text:style-name="P4">
<text:span text:style-name="T4">
 Read also: </text:span>
 <text:a xlink:type="simple" xlink:href="https://www.ukrinform.ua/rubric-polytics/3706267-formuetsa-koalicia-krain-dla-pidtrimki-evroatlanticnoi-integracii-ukraini-kornienko.html" text:style-name="Internet_20_link" text:visited-style-name="Visited_20_Internet_20_Link">
</text:a>
As reported by Ukrinform, <text:a xlink:type="simple" xlink:href="https://www.ukrinform.ua/rubric-world/3712280-estonia-ta-latvia-obrali-irist-dla-svoei-ppo-serednoi-dalnosti.html" text:style-name="Internet_20_link" text:visited-style-name="Visited_20_Internet_20_Link">
</text:a>
For its medium-range air defense system, the IRIS-T system of German production. The countries signed a protocol on the intentions of jointly purchasing a medium range at the NATO summit in Madrid in June 2022.</text:p>
      <text:p text:style-name="P4">
News Source: <text:a xlink:type="simple" xlink:href="https://www.ukrinform.ua/rubric-ato/3712820-zdatnist-ukraini-zbivati-kindzali-zavdae-rosii-psihologicnogo-udaru-genstab-estonii.html" text:style-name="Internet_20_link" text:visited-style-name="Visited_20_Internet_20_Link">
https://www.ukrinform.ua/rubric-ato/3712820-zdatnist-ukraini-zbivati-kindzali-zavdae-rosii-psihologicnogo-udaru-genstab-estonii.html</text:a>
</text:p>
      <!--NEWS-->
      <text:h text:style-name="P10" text:outline-level="1">
<text:span text:style-name="T4">
Ukraine can get a security guarantee agreement in July this year - WSJ</text:span>
</text:h>
      <text:p text:style-name="P4">
Authors: Ukrinform (Person)</text:p>
      <text:p text:style-name="P4">
Publisher: Укринформ (Organization)</text:p>
      <text:p text:style-name="P4">
Published Time: 2023-05-23T-33:40:00+03:00</text:p>
      <text:p text:style-name="P4">
Modified Time: 2023-05-23T00:40:00+03:00</text:p>
      <text:p text:style-name="P4">
Description: Member States of the North Atlantic Alliance consider signing a security agreement for Ukraine as an example of the Israeli model in July this year, following the results of NATO Summit in Vilnius. - Ukrinform.</text:p>
      <text:p text:style-name="P4">
Images: ['<text:a xlink:type="simple" xlink:href="https://static.ukrinform.com/photos/2017_12/thumb_files/630_360_1513595168-1855.jpg" text:style-name="Internet_20_link" text:visited-style-name="Visited_20_Internet_20_Link">
630_360_15135...</text:a>
']</text:p>
      <text:p text:style-name="P4">
Tags: ['Дуда', 'Польща', 'Саміт НАТО', 'Україна', 'Безпека', 'Війна з Росією', 'The Wall Street Journal ']</text:p>
      <text:p text:style-name="P4">
Type: Article</text:p>
      <!--METADATA-->
      <text:p text:style-name="P4">
<draw:frame draw:style-name="fr1" draw:name="Image340" text:anchor-type="as-char" svg:width="6.9236in" svg:height="3.953152in" draw:z-index="0">
<draw:image xlink:href="../Images/yкринформ/2023-05-23T-33-40-00-03-00/630_360_1513595168-1855.jpg" xlink:type="simple" xlink:show="embed" xlink:actuate="onLoad" draw:mime-type="image/jpeg"/>
</draw:frame>
Member States of the North Atlantic Alliance consider the possibility of signing the Security Regulations for Ukraine, as an example of the Israeli model in July, as a result of NATO summit in Vilnius.</text:p>
      <text:p text:style-name="P4">
He told about it in an interview <text:a xlink:type="simple" xlink:href="https://www.wsj.com/articles/to-aid-ukraine-in-fight-against-russia-allies-look-to-security-model-like-israels-8a05f0e5" text:style-name="Internet_20_link" text:visited-style-name="Visited_20_Internet_20_Link">
</text:a>
President of the Republic of Poland Andrzej Duda, reports Ukrinform.</text:p>
      <text:p text:style-name="P4">
“Biden, who visited Poland in February, discussed the concept of the Israeli model. It is now gaining popularity among Western allies as part of the NATO Day Summit, which will take place in July in Vilnius, ”the Polish leader noted in this connection.</text:p>
      <text:p text:style-name="P4">
Safety Agreement is expected to be based on proposals, known as the Treaty of Yakivka <text:a xlink:type="simple" xlink:href="https://www.ukrinform.ua/tag-nacbezpeka" text:style-name="Internet_20_link" text:visited-style-name="Visited_20_Internet_20_Link">
</text:a>
, will be signed as a result of the NATO summit. According to Duda, the agreement will determine the priority of the transfer of weapons and advanced technologies to Ukraine.</text:p>
      <text:p text:style-name="P4">
At the same time, according to Western officials who are familiar with the negotiations, this agreement will be related to the process of promoting Ukraine to future NATO membership, but will not allow de facto to involve the organization of the North Atlantic Treaty with Russia with Russia.</text:p>
      <text:p text:style-name="P4">
<text:span text:style-name="T4">
 Read also: </text:span>
 <text:a xlink:type="simple" xlink:href="https://www.ukrinform.ua/rubric-world/3711057-nato-na-samiti-u-vilnusi-zatverdit-velikij-plan-reaguvanna-na-vipadok-ataki-rosii-zmi.html" text:style-name="Internet_20_link" text:visited-style-name="Visited_20_Internet_20_Link">
<text:span text:style-name="T4">
 NATO </text:span>
</text:a>
"Discussions are ongoing right now," Duda said.</text:p>
      <text:p text:style-name="P4">
As reported by Ukrinform, President of Ukraine Volodymyr Zelensky, before the Summitg7, which took place last week in Japan, called on the Seven Group countries to decide on security guarantees for Ukraine to meet NATO leaders.</text:p>
      <text:p text:style-name="P4">
News Source: <text:a xlink:type="simple" xlink:href="https://www.ukrinform.ua/rubric-polytics/3712818-ukraina-moze-otrimati-ugodu-pro-garantii-bezpeki-v-lipni-cogo-roku-wsj.html" text:style-name="Internet_20_link" text:visited-style-name="Visited_20_Internet_20_Link">
https://www.ukrinform.ua/rubric-polytics/3712818-ukraina-moze-otrimati-ugodu-pro-garantii-bezpeki-v-lipni-cogo-roku-wsj.html</text:a>
</text:p>
      <!--NEWS-->
      <text:h text:style-name="P10" text:outline-level="1">
<text:span text:style-name="T4">
In the center of Belgorod there was an explosion</text:span>
</text:h>
      <text:p text:style-name="P4">
Authors: Ukrinform (Person)</text:p>
      <text:p text:style-name="P4">
Publisher: Укринформ (Organization)</text:p>
      <text:p text:style-name="P4">
Published Time: 2023-05-23T-35:15:00+03:00</text:p>
      <text:p text:style-name="P4">
Modified Time: 2023-05-23T00:15:00+03:00</text:p>
      <text:p text:style-name="P4">
Description: In the center of Belgorod there was an explosion - pre -near the FSB building. - Ukrinform.</text:p>
      <text:p text:style-name="P4">
Images: ['<text:a xlink:type="simple" xlink:href="https://static.ukrinform.com/photos/2023_05/thumb_files/630_360_1684790100-121.jpeg" text:style-name="Internet_20_link" text:visited-style-name="Visited_20_Internet_20_Link">
630_360_16847...</text:a>
']</text:p>
      <text:p text:style-name="P4">
Tags: ['фсб рф', 'Вибух', 'Росія', 'Бєлгород']</text:p>
      <text:p text:style-name="P4">
Type: Article</text:p>
      <!--METADATA-->
      <text:p text:style-name="P4">
<draw:frame draw:style-name="fr1" draw:name="Image341" text:anchor-type="as-char" svg:width="6.9236in" svg:height="3.956343in" draw:z-index="0">
<draw:image xlink:href="../Images/yкринформ/2023-05-23T-35-15-00-03-00/630_360_1684790100-121.jpeg" xlink:type="simple" xlink:show="embed" xlink:actuate="onLoad" draw:mime-type="image/jpeg"/>
</draw:frame>
Centreribelgorod had an explosion - pre -near the FSB building.</text:p>
      <text:p text:style-name="P4">
This was reported by local <text:a xlink:type="simple" xlink:href="https://t.me/belgorod_informant/3699" text:style-name="Internet_20_link" text:visited-style-name="Visited_20_Internet_20_Link">
</text:a>
, reports Ukrinform.</text:p>
      <text:p text:style-name="P4">
"<text:a xlink:type="simple" xlink:href="https://www.ukrinform.ua/tag-vibuh" text:style-name="Internet_20_link" text:visited-style-name="Visited_20_Internet_20_Link">
</text:a>
. What we are specifying, pre -work of air defense, possible departments, " - the message reads.</text:p>
      <text:p text:style-name="P4">
<text:span text:style-name="T4">
 Read also: </text:span>
 <text:a xlink:type="simple" xlink:href="https://www.ukrinform.ua/rubric-world/3712744-situacia-u-belgorodskij-oblasti-e-vnutrisnim-konfliktom-gur.html" text:style-name="Internet_20_link" text:visited-style-name="Visited_20_Internet_20_Link">
<text:span text:style-name="T4">
 Belgorod </text:span>
</text:a>
As reported by Ukrinform, Riano Governor of Belgorod region(RF)Vyacheslav Gladkov stated that in the region <text:a xlink:type="simple" xlink:href="https://www.ukrinform.ua/rubric-world/3712730-u-belgorodskij-oblasti-ogolosili-rezim-kontrteroristicnoi-operacii.html" text:style-name="Internet_20_link" text:visited-style-name="Visited_20_Internet_20_Link">
</text:a>
counter -terrorist operation.</text:p>
      <text:p text:style-name="P4">
News Source: <text:a xlink:type="simple" xlink:href="https://www.ukrinform.ua/rubric-world/3712817-u-centri-belgoroda-stavsa-vibuh.html" text:style-name="Internet_20_link" text:visited-style-name="Visited_20_Internet_20_Link">
https://www.ukrinform.ua/rubric-world/3712817-u-centri-belgoroda-stavsa-vibuh.html</text:a>
</text:p>
      <!--NEWS-->
      <text:h text:style-name="P10" text:outline-level="1">
<text:span text:style-name="T4">
Russia's statement of sanctions against Poland is a propaganda game - Moravtsky</text:span>
</text:h>
      <text:p text:style-name="P4">
Authors: Ukrinform (Person)</text:p>
      <text:p text:style-name="P4">
Publisher: Укринформ (Organization)</text:p>
      <text:p text:style-name="P4">
Published Time: 2023-05-23T-37:04:00+03:00</text:p>
      <text:p text:style-name="P4">
Modified Time: 2023-05-23T00:04:00+03:00</text:p>
      <text:p text:style-name="P4">
Description: The statement of the head of the State Duma Vyacheslav Volodin about the need to impose sanctions on Poland is a "propaganda game" aimed at distracting attention from its own crimes, in particular against Ukraine. - Ukrinform.</text:p>
      <text:p text:style-name="P4">
Images: ['<text:a xlink:type="simple" xlink:href="https://static.ukrinform.com/photos/2022_10/thumb_files/630_360_1665060299-269.jpg" text:style-name="Internet_20_link" text:visited-style-name="Visited_20_Internet_20_Link">
630_360_16650...</text:a>
']</text:p>
      <text:p text:style-name="P4">
Tags: ['Польща', 'Росія', 'Репарації', 'Моравецький', 'СРСР']</text:p>
      <text:p text:style-name="P4">
Type: Article</text:p>
      <!--METADATA-->
      <text:p text:style-name="P4">
<draw:frame draw:style-name="fr1" draw:name="Image342" text:anchor-type="as-char" svg:width="6.9236in" svg:height="3.956343in" draw:z-index="0">
<draw:image xlink:href="../Images/yкринформ/2023-05-23T-37-04-00-03-00/630_360_1665060299-269.jpg" xlink:type="simple" xlink:show="embed" xlink:actuate="onLoad" draw:mime-type="image/jpeg"/>
</draw:frame>
The statement of the State Duma of the Russian Federation Vyacheslav Volodin about the need to impose Russian cogies on Poland is a "propaganda game" aimed at attracting attention from their own crimes, in particular against Ukraine.</text:p>
      <text:p text:style-name="P4">
This was stated on Monday in Gdyna in northern Poland during a briefing for the disgraceful Minister of the RP Mateusz Moravtsky, Ukrinform correspondent reports.</text:p>
      <text:p text:style-name="P4">
According to him, Russia is responsible for causing enormous losses to Ukraine, Russia today, and earlier the USSR, is also responsible for the destruction of a significant part of infrastructure in Poland. Therefore, he called Moscow's actions "Typoradian, and today in Russian, propaganda play."</text:p>
      <text:p text:style-name="P4">
<text:span text:style-name="T4">
 Read also: </text:span>
 <text:a xlink:type="simple" xlink:href="https://www.ukrinform.ua/rubric-ato/3695588-porazka-ukraini-oznacatime-kinec-zolotogo-viku-zahodu-moraveckij.html" text:style-name="Internet_20_link" text:visited-style-name="Visited_20_Internet_20_Link">
<text:span text:style-name="T4">
 Moravetsky </text:span>
</text:a>
He added that Russian propaganda has been skillfully distracted by the crimes.</text:p>
      <text:p text:style-name="P4">
“First of all, they try to apply such a strategy to caress everyone around. This is exactly what I perceive that today is trying to represent Russian, ”Moravetsky emphasized.</text:p>
      <text:p text:style-name="P4">
He added that <text:a xlink:type="simple" xlink:href="https://www.ukrinform.ua/tag-rosia" text:style-name="Internet_20_link" text:visited-style-name="Visited_20_Internet_20_Link">
</text:a>
“It will definitely have to pay huge reparations in Ukraine as well as others(countries - ed.), warned war crimes and huge economic losses. ”</text:p>
      <text:p text:style-name="P4">
<text:span text:style-name="T4">
 Read also: </text:span>
 <text:a xlink:type="simple" xlink:href="https://www.ukrinform.ua/rubric-world/3703819-moraveckij-vidreaguvav-na-pogrozi-polskomu-poslu-v-moskvi.html" text:style-name="Internet_20_link" text:visited-style-name="Visited_20_Internet_20_Link">
<text:span text:style-name="T4">
 Moravetsky </text:span>
</text:a>
It is known that the head of the State Duma of Russia Vyacheslav Volodin wrote in a telegram that a "betrayed historical memory". According to him, "removing monuments to the Soviet soldiers, closing Russian schools and stealing Russian property, Poland behaves in a ham." Therefore, Russia must demand from Poland “the return of territories received after the Second World War, compensation for the loss of losses(over $ 750 billion)It caused it during and after the war. ” In addition, he said, Russia should prohibit passage through its territory.</text:p>
      <text:p text:style-name="P4">
News Source: <text:a xlink:type="simple" xlink:href="https://www.ukrinform.ua/rubric-world/3712638-zaava-rosii-pro-sankcii-proti-polsi-e-propagandistskou-grou-moraveckij.html" text:style-name="Internet_20_link" text:visited-style-name="Visited_20_Internet_20_Link">
https://www.ukrinform.ua/rubric-world/3712638-zaava-rosii-pro-sankcii-proti-polsi-e-propagandistskou-grou-moraveckij.html</text:a>
</text:p>
      <!--NEWS-->
      <text:h text:style-name="P10" text:outline-level="1">
<text:span text:style-name="T4">
Russia's statement of sanctions against Poland is a propaganda game - Moravtsky</text:span>
</text:h>
      <text:p text:style-name="P4">
Authors: Ukrinform (Person)</text:p>
      <text:p text:style-name="P4">
Publisher: Укринформ (Organization)</text:p>
      <text:p text:style-name="P4">
Published Time: 2023-05-23T00:04:00+03:00</text:p>
      <text:p text:style-name="P4">
Modified Time: 2023-05-23T00:04:00+03:00</text:p>
      <text:p text:style-name="P4">
Description: The statement of the head of the State Duma Vyacheslav Volodin about the need to impose sanctions on Poland is a "propaganda game" aimed at distracting attention from its own crimes, in particular against Ukraine. - Ukrinform.</text:p>
      <text:p text:style-name="P4">
Images: ['<text:a xlink:type="simple" xlink:href="https://static.ukrinform.com/photos/2022_10/thumb_files/630_360_1665060299-269.jpg" text:style-name="Internet_20_link" text:visited-style-name="Visited_20_Internet_20_Link">
630_360_16650...</text:a>
']</text:p>
      <text:p text:style-name="P4">
Tags: ['Польща', 'Росія', 'Репарації', 'Моравецький', 'СРСР']</text:p>
      <text:p text:style-name="P4">
Type: Article</text:p>
      <!--METADATA-->
      <text:p text:style-name="P4">
<draw:frame draw:style-name="fr1" draw:name="Image343" text:anchor-type="as-char" svg:width="6.9236in" svg:height="3.956343in" draw:z-index="0">
<draw:image xlink:href="../Images/yкринформ/2023-05-23T00-04-00-03-00/630_360_1665060299-269.jpg" xlink:type="simple" xlink:show="embed" xlink:actuate="onLoad" draw:mime-type="image/jpeg"/>
</draw:frame>
The statement of the State Duma of the Russian Federation Vyacheslav Volodin about the need to impose Russian cogies on Poland is a "propaganda game" aimed at attracting attention from their own crimes, in particular against Ukraine.</text:p>
      <text:p text:style-name="P4">
This was stated on Monday in Gdyna in northern Poland during a briefing for the disgraceful Minister of the RP Mateusz Moravtsky, Ukrinform correspondent reports.</text:p>
      <text:p text:style-name="P4">
According to him, Russia is responsible for causing enormous losses to Ukraine, Russia today, and earlier the USSR, is also responsible for the destruction of a significant part of infrastructure in Poland. Therefore, he called Moscow's actions "Typoradian, and today in Russian, propaganda play."</text:p>
      <text:p text:style-name="P4">
<text:span text:style-name="T4">
 Read also: </text:span>
 <text:a xlink:type="simple" xlink:href="https://www.ukrinform.ua/rubric-ato/3695588-porazka-ukraini-oznacatime-kinec-zolotogo-viku-zahodu-moraveckij.html" text:style-name="Internet_20_link" text:visited-style-name="Visited_20_Internet_20_Link">
<text:span text:style-name="T4">
 Moravetsky </text:span>
</text:a>
He added that Russian propaganda has been skillfully distracted by the crimes.</text:p>
      <text:p text:style-name="P4">
“First of all, they try to apply such a strategy to caress everyone around. This is exactly what I perceive that today is trying to represent Russian, ”Moravetsky emphasized.</text:p>
      <text:p text:style-name="P4">
He added that <text:a xlink:type="simple" xlink:href="https://www.ukrinform.ua/tag-rosia" text:style-name="Internet_20_link" text:visited-style-name="Visited_20_Internet_20_Link">
</text:a>
“It will definitely have to pay huge reparations in Ukraine as well as others(countries - ed.), warned war crimes and huge economic losses. ”</text:p>
      <text:p text:style-name="P4">
<text:span text:style-name="T4">
 Read also: </text:span>
 <text:a xlink:type="simple" xlink:href="https://www.ukrinform.ua/rubric-world/3703819-moraveckij-vidreaguvav-na-pogrozi-polskomu-poslu-v-moskvi.html" text:style-name="Internet_20_link" text:visited-style-name="Visited_20_Internet_20_Link">
<text:span text:style-name="T4">
 Moravetsky </text:span>
</text:a>
It is known that the head of the State Duma of Russia Vyacheslav Volodin wrote in a telegram that a "betrayed historical memory". According to him, "removing monuments to the Soviet soldiers, closing Russian schools and stealing Russian property, Poland behaves in a ham." Therefore, Russia must demand from Poland “the return of territories received after the Second World War, compensation for the loss of losses(over $ 750 billion)It caused it during and after the war. ” In addition, he said, Russia should prohibit passage through its territory.</text:p>
      <text:p text:style-name="P4">
News Source: <text:a xlink:type="simple" xlink:href="https://www.ukrinform.ua/rubric-world/3712638-zaava-rosii-pro-sankcii-proti-polsi-e-propagandistskou-grou-moraveckij.html" text:style-name="Internet_20_link" text:visited-style-name="Visited_20_Internet_20_Link">
https://www.ukrinform.ua/rubric-world/3712638-zaava-rosii-pro-sankcii-proti-polsi-e-propagandistskou-grou-moraveckij.html</text:a>
</text:p>
      <!--NEWS-->
      <text:h text:style-name="P10" text:outline-level="1">
<text:span text:style-name="T4">
In the center of Belgorod there was an explosion</text:span>
</text:h>
      <text:p text:style-name="P4">
Authors: Ukrinform (Person)</text:p>
      <text:p text:style-name="P4">
Publisher: Укринформ (Organization)</text:p>
      <text:p text:style-name="P4">
Published Time: 2023-05-23T00:15:00+03:00</text:p>
      <text:p text:style-name="P4">
Modified Time: 2023-05-23T00:15:00+03:00</text:p>
      <text:p text:style-name="P4">
Description: In the center of Belgorod there was an explosion - pre -near the FSB building. - Ukrinform.</text:p>
      <text:p text:style-name="P4">
Images: ['<text:a xlink:type="simple" xlink:href="https://static.ukrinform.com/photos/2023_05/thumb_files/630_360_1684790100-121.jpeg" text:style-name="Internet_20_link" text:visited-style-name="Visited_20_Internet_20_Link">
630_360_16847...</text:a>
']</text:p>
      <text:p text:style-name="P4">
Tags: ['фсб рф', 'Вибух', 'Росія', 'Бєлгород']</text:p>
      <text:p text:style-name="P4">
Type: Article</text:p>
      <!--METADATA-->
      <text:p text:style-name="P4">
<draw:frame draw:style-name="fr1" draw:name="Image344" text:anchor-type="as-char" svg:width="6.9236in" svg:height="3.956343in" draw:z-index="0">
<draw:image xlink:href="../Images/yкринформ/2023-05-23T00-15-00-03-00/630_360_1684790100-121.jpeg" xlink:type="simple" xlink:show="embed" xlink:actuate="onLoad" draw:mime-type="image/jpeg"/>
</draw:frame>
Centreribelgorod had an explosion - pre -near the FSB building.</text:p>
      <text:p text:style-name="P4">
This was reported by local <text:a xlink:type="simple" xlink:href="https://t.me/belgorod_informant/3699" text:style-name="Internet_20_link" text:visited-style-name="Visited_20_Internet_20_Link">
</text:a>
, reports Ukrinform.</text:p>
      <text:p text:style-name="P4">
"<text:a xlink:type="simple" xlink:href="https://www.ukrinform.ua/tag-vibuh" text:style-name="Internet_20_link" text:visited-style-name="Visited_20_Internet_20_Link">
</text:a>
. What we are specifying, pre -work of air defense, possible departments, " - the message reads.</text:p>
      <text:p text:style-name="P4">
<text:span text:style-name="T4">
 Read also: </text:span>
 <text:a xlink:type="simple" xlink:href="https://www.ukrinform.ua/rubric-world/3712744-situacia-u-belgorodskij-oblasti-e-vnutrisnim-konfliktom-gur.html" text:style-name="Internet_20_link" text:visited-style-name="Visited_20_Internet_20_Link">
<text:span text:style-name="T4">
 Belgorod </text:span>
</text:a>
As reported by Ukrinform, Riano Governor of Belgorod region(RF)Vyacheslav Gladkov stated that in the region <text:a xlink:type="simple" xlink:href="https://www.ukrinform.ua/rubric-world/3712730-u-belgorodskij-oblasti-ogolosili-rezim-kontrteroristicnoi-operacii.html" text:style-name="Internet_20_link" text:visited-style-name="Visited_20_Internet_20_Link">
</text:a>
counter -terrorist operation.</text:p>
      <text:p text:style-name="P4">
News Source: <text:a xlink:type="simple" xlink:href="https://www.ukrinform.ua/rubric-world/3712817-u-centri-belgoroda-stavsa-vibuh.html" text:style-name="Internet_20_link" text:visited-style-name="Visited_20_Internet_20_Link">
https://www.ukrinform.ua/rubric-world/3712817-u-centri-belgoroda-stavsa-vibuh.html</text:a>
</text:p>
      <!--NEWS-->
      <text:h text:style-name="P10" text:outline-level="1">
<text:span text:style-name="T4">
Ukraine can get a security guarantee agreement in July this year - WSJ</text:span>
</text:h>
      <text:p text:style-name="P4">
Authors: Ukrinform (Person)</text:p>
      <text:p text:style-name="P4">
Publisher: Укринформ (Organization)</text:p>
      <text:p text:style-name="P4">
Published Time: 2023-05-23T00:40:00+03:00</text:p>
      <text:p text:style-name="P4">
Modified Time: 2023-05-23T00:40:00+03:00</text:p>
      <text:p text:style-name="P4">
Description: Member States of the North Atlantic Alliance consider signing a security agreement for Ukraine as an example of the Israeli model in July this year, following the results of NATO Summit in Vilnius. - Ukrinform.</text:p>
      <text:p text:style-name="P4">
Images: ['<text:a xlink:type="simple" xlink:href="https://static.ukrinform.com/photos/2017_12/thumb_files/630_360_1513595168-1855.jpg" text:style-name="Internet_20_link" text:visited-style-name="Visited_20_Internet_20_Link">
630_360_15135...</text:a>
']</text:p>
      <text:p text:style-name="P4">
Tags: ['Дуда', 'Польща', 'Саміт НАТО', 'Україна', 'Безпека', 'Війна з Росією', 'The Wall Street Journal ']</text:p>
      <text:p text:style-name="P4">
Type: Article</text:p>
      <!--METADATA-->
      <text:p text:style-name="P4">
<draw:frame draw:style-name="fr1" draw:name="Image345" text:anchor-type="as-char" svg:width="6.9236in" svg:height="3.953152in" draw:z-index="0">
<draw:image xlink:href="../Images/yкринформ/2023-05-23T00-40-00-03-00/630_360_1513595168-1855.jpg" xlink:type="simple" xlink:show="embed" xlink:actuate="onLoad" draw:mime-type="image/jpeg"/>
</draw:frame>
Member States of the North Atlantic Alliance consider the possibility of signing the Security Regulations for Ukraine, as an example of the Israeli model in July, as a result of NATO summit in Vilnius.</text:p>
      <text:p text:style-name="P4">
He told about it in an interview <text:a xlink:type="simple" xlink:href="https://www.wsj.com/articles/to-aid-ukraine-in-fight-against-russia-allies-look-to-security-model-like-israels-8a05f0e5" text:style-name="Internet_20_link" text:visited-style-name="Visited_20_Internet_20_Link">
</text:a>
President of the Republic of Poland Andrzej Duda, reports Ukrinform.</text:p>
      <text:p text:style-name="P4">
“Biden, who visited Poland in February, discussed the concept of the Israeli model. It is now gaining popularity among Western allies as part of the NATO Day Summit, which will take place in July in Vilnius, ”the Polish leader noted in this connection.</text:p>
      <text:p text:style-name="P4">
Safety Agreement is expected to be based on proposals, known as the Treaty of Yakivka <text:a xlink:type="simple" xlink:href="https://www.ukrinform.ua/tag-nacbezpeka" text:style-name="Internet_20_link" text:visited-style-name="Visited_20_Internet_20_Link">
</text:a>
, will be signed as a result of the NATO summit. According to Duda, the agreement will determine the priority of the transfer of weapons and advanced technologies to Ukraine.</text:p>
      <text:p text:style-name="P4">
At the same time, according to Western officials who are familiar with the negotiations, this agreement will be related to the process of promoting Ukraine to future NATO membership, but will not allow de facto to involve the organization of the North Atlantic Treaty with Russia with Russia.</text:p>
      <text:p text:style-name="P4">
<text:span text:style-name="T4">
 Read also: </text:span>
 <text:a xlink:type="simple" xlink:href="https://www.ukrinform.ua/rubric-world/3711057-nato-na-samiti-u-vilnusi-zatverdit-velikij-plan-reaguvanna-na-vipadok-ataki-rosii-zmi.html" text:style-name="Internet_20_link" text:visited-style-name="Visited_20_Internet_20_Link">
<text:span text:style-name="T4">
 NATO </text:span>
</text:a>
"Discussions are ongoing right now," Duda said.</text:p>
      <text:p text:style-name="P4">
As reported by Ukrinform, President of Ukraine Volodymyr Zelensky, before the Summitg7, which took place last week in Japan, called on the Seven Group countries to decide on security guarantees for Ukraine to meet NATO leaders.</text:p>
      <text:p text:style-name="P4">
News Source: <text:a xlink:type="simple" xlink:href="https://www.ukrinform.ua/rubric-polytics/3712818-ukraina-moze-otrimati-ugodu-pro-garantii-bezpeki-v-lipni-cogo-roku-wsj.html" text:style-name="Internet_20_link" text:visited-style-name="Visited_20_Internet_20_Link">
https://www.ukrinform.ua/rubric-polytics/3712818-ukraina-moze-otrimati-ugodu-pro-garantii-bezpeki-v-lipni-cogo-roku-wsj.html</text:a>
</text:p>
      <!--NEWS-->
      <text:h text:style-name="P10" text:outline-level="1">
<text:span text:style-name="T4">
Ukraine's ability to knock down "daggers" causes a psychological blow to Russia - Estonian military</text:span>
</text:h>
      <text:p text:style-name="P4">
Authors: Ukrinform (Person)</text:p>
      <text:p text:style-name="P4">
Publisher: Укринформ (Organization)</text:p>
      <text:p text:style-name="P4">
Published Time: 2023-05-23T00:58:00+03:00</text:p>
      <text:p text:style-name="P4">
Modified Time: 2023-05-23T00:58:00+03:00</text:p>
      <text:p text:style-name="P4">
Description: The ability of Ukrainian troops to reflect Russian hypersonic ballistic missiles "dagger" causes a psychological blow to Russia and will force Moscow to adjust its plans. - Ukrinform.</text:p>
      <text:p text:style-name="P4">
Images: ['<text:a xlink:type="simple" xlink:href="https://static.ukrinform.com/photos/2022_03/thumb_files/630_360_1647805913-592.jpg" text:style-name="Internet_20_link" text:visited-style-name="Visited_20_Internet_20_Link">
630_360_16478...</text:a>
', '<text:a xlink:type="simple" xlink:href="https://static.ukrinform.com/photos/2023_05/1684792548-455.jpg" text:style-name="Internet_20_link" text:visited-style-name="Visited_20_Internet_20_Link">
1684792548-45...</text:a>
']</text:p>
      <text:p text:style-name="P4">
Tags: ['Естонія', 'НАТО', 'Ракета', 'Росія', 'Повітряні сили ЗСУ', 'Війна з Росією', 'ППО']</text:p>
      <text:p text:style-name="P4">
Type: Article</text:p>
      <!--METADATA-->
      <text:p text:style-name="P4">
<draw:frame draw:style-name="fr1" draw:name="Image346" text:anchor-type="as-char" svg:width="6.9236in" svg:height="3.956343in" draw:z-index="0">
<draw:image xlink:href="../Images/yкринформ/2023-05-23T00-58-00-03-00/630_360_1647805913-592.jpg" xlink:type="simple" xlink:show="embed" xlink:actuate="onLoad" draw:mime-type="image/jpeg"/>
</draw:frame>
The ability of Ukrainian troops to reflect Russian hypersonic ballistic missiles "dagger" causes a psychological blow to Russia, and will force Moscow to adjust the plans.</text:p>
      <text:p text:style-name="P4">
This was stated(https://rus.err.ee/1608984598/polkovnik-vendla-poterja-kinzhalov-nanesla-psihologicheskij-udar-rossii), reports Ukrinform.</text:p>
      <text:p text:style-name="P4">
<draw:frame draw:style-name="fr1" draw:name="Image347" text:anchor-type="as-char" svg:width="6.9236in" svg:height="4.32725in" draw:z-index="0">
<draw:image xlink:href="../Images/yкринформ/2023-05-23T00-58-00-03-00/1684792548-455.jpg" xlink:type="simple" xlink:show="embed" xlink:actuate="onLoad" draw:mime-type="image/jpeg"/>
</draw:frame>
<text:span text:style-name="T5">
Foto: err</text:span>
</text:p>
      <text:p text:style-name="P4">
"First of all, knocked down missiles" dagger "is proof that the Ukrainian side is currently the opportunity to protect itself and its important objects from hypersonic rocket," said Colonel Wendla.</text:p>
      <text:p text:style-name="P4">
<text:span text:style-name="T4">
 Read also: </text:span>
 <text:a xlink:type="simple" xlink:href="https://www.ukrinform.ua/rubric-other_news/3710322-zdatnist-ukrainskoi-ppo-zbivati-kindzali-stala-dla-rosii-nespodivankou-britanska-rozvidka.html" text:style-name="Internet_20_link" text:visited-style-name="Visited_20_Internet_20_Link">
<text:span text:style-name="T4">
 dagger </text:span>
</text:a>
On Tuesday, Ukraine announced that it managed to knock down six Russian hypersonic ballistic missiles "daggers", which Moscow had early affirming that air defense systems that exist in the world would not cope with them. The "dagger", shot down by the American Patriot air defense system, was first reported on May 6.</text:p>
      <text:p text:style-name="P4">
"As already mentioned in public sources, one of the greatest effects of this for Russia is psychological. According to the myth of this weapon, which was represented as a manual and unrestrained, a serious blow. They are of high value because the Ukrainian side has shown that this can be done, "Wandla explained.</text:p>
      <text:p text:style-name="P4">
According to him, it is now expected that Russia will be very careful of studying the history of usage and developing these missiles. "There are conversations about repression about scientists who were engaged in the development of" daggers ". Most likely, there is a search for guilty or tsaps-disabilities to justify the failure, and this demonstrates the frustration of the Russian side in connection with this. At the same time such actions(Repression against scientists)- order.)Probably will affect the ability to develop such weapons systems, "the colonel said.</text:p>
      <text:p text:style-name="P4">
<text:span text:style-name="T4">
 Read also: </text:span>
 <text:a xlink:type="simple" xlink:href="https://www.ukrinform.ua/rubric-polytics/3710540-parlament-estonii-uhvaliv-zaavu-na-pidtrimku-clenstva-ukraini-v-nato.html" text:style-name="Internet_20_link" text:visited-style-name="Visited_20_Internet_20_Link">
</text:a>
However, according to it, the destruction of "daggers" will not lead to a significant reduction of Russia's capacity to deliver tactical nuclear weapons.He stressed that the "daggers" shot in Ukraine show that the efforts of Western countries to strengthen air defense are meaningful and should be dedicated.</text:p>
      <text:p text:style-name="P4">
"NATO countries use the same or similar systems that are currently effective against hypersonic missiles in Ukraine. Thus, NATO countries are confirmed(Efficiency - Ed.)The development of echeloric air defense and its importance, "said Wendla.</text:p>
      <text:p text:style-name="P4">
According to him, the same applies to <text:a xlink:type="simple" xlink:href="https://www.ukrinform.ua/tag-estonia" text:style-name="Internet_20_link" text:visited-style-name="Visited_20_Internet_20_Link">
</text:a>
. "Estonia is a member of NATO. In general, it also confirms that NATO's Air Air Defense is also effective against the Russian" Miracle West, "Wendla said.</text:p>
      <text:p text:style-name="P4">
<text:span text:style-name="T4">
 Read also: </text:span>
 <text:a xlink:type="simple" xlink:href="https://www.ukrinform.ua/rubric-polytics/3706267-formuetsa-koalicia-krain-dla-pidtrimki-evroatlanticnoi-integracii-ukraini-kornienko.html" text:style-name="Internet_20_link" text:visited-style-name="Visited_20_Internet_20_Link">
</text:a>
As reported by Ukrinform, <text:a xlink:type="simple" xlink:href="https://www.ukrinform.ua/rubric-world/3712280-estonia-ta-latvia-obrali-irist-dla-svoei-ppo-serednoi-dalnosti.html" text:style-name="Internet_20_link" text:visited-style-name="Visited_20_Internet_20_Link">
</text:a>
For its medium-range air defense system, the IRIS-T system of German production. The countries signed a protocol on the intentions of jointly purchasing a medium range at the NATO summit in Madrid in June 2022.</text:p>
      <text:p text:style-name="P4">
News Source: <text:a xlink:type="simple" xlink:href="https://www.ukrinform.ua/rubric-ato/3712820-zdatnist-ukraini-zbivati-kindzali-zavdae-rosii-psihologicnogo-udaru-genstab-estonii.html" text:style-name="Internet_20_link" text:visited-style-name="Visited_20_Internet_20_Link">
https://www.ukrinform.ua/rubric-ato/3712820-zdatnist-ukraini-zbivati-kindzali-zavdae-rosii-psihologicnogo-udaru-genstab-estonii.html</text:a>
</text:p>
      <!--NEWS-->
      <text:h text:style-name="P10" text:outline-level="1">
<text:span text:style-name="T4">
Over the last month, the searchmen have been able to find 50 bodies of missing Ukrainians - Oleg Kotenko</text:span>
</text:h>
      <text:p text:style-name="P4">
Author: ['АРМІЯINFORM']</text:p>
      <text:p text:style-name="P4">
Time: 2023-05-23T98:00:00-04:00</text:p>
      <text:p text:style-name="P4">
Description: Lesha for the remaining Mysyak -Mosyokov Groups of the Relassed Zwan Osіb, Blagic Heslich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429218002701764490_y.jpg" text:style-name="Internet_20_link" text:visited-style-name="Visited_20_Internet_20_Link">
photo_5429218002701764490_y.jpg</text:a>
', '<text:a xlink:type="simple" xlink:href="https://armyinform.com.ua/wp-content/uploads/2023/05/photo_5429218002701764495_y-150x150.jpg" text:style-name="Internet_20_link" text:visited-style-name="Visited_20_Internet_20_Link">
photo_5429218002701764495_y-150x150.jpg</text:a>
', '<text:a xlink:type="simple" xlink:href="https://armyinform.com.ua/wp-content/uploads/2023/05/photo_5429218002701764494_y-150x150.jpg" text:style-name="Internet_20_link" text:visited-style-name="Visited_20_Internet_20_Link">
photo_5429218002701764494_y-150x150.jpg</text:a>
', '<text:a xlink:type="simple" xlink:href="https://armyinform.com.ua/wp-content/uploads/2023/05/photo_5429218002701764493_y-150x150.jpg" text:style-name="Internet_20_link" text:visited-style-name="Visited_20_Internet_20_Link">
photo_5429218002701764493_y-150x150.jpg</text:a>
']</text:p>
      <text:p text:style-name="P4">
Tags: ['ОЛЕГ КОТЕНКО', 'УПОВНОВАЖЕНИЙ ЗІ ЗНИКЛИХ БЕЗВІСТИ']</text:p>
      <text:p text:style-name="P4">
Category: News</text:p>
      <!--METADATA-->
      <text:p text:style-name="P4">
<draw:frame draw:style-name="fr1" draw:name="Image348" text:anchor-type="as-char" svg:width="6.9236in" svg:height="3.799866in" draw:z-index="0">
<draw:image xlink:href="../Images/AРМІЯINFORM/2023-05-23T98-00-00-04-00/photo_5429218002701764490_y.jpg" xlink:type="simple" xlink:show="embed" xlink:actuate="onLoad" draw:mime-type="image/jpeg"/>
</draw:frame>
Only in the last month, the search groups of the Commissioner for Persons, missing in special circumstances, was able to find 50 bodies of missing non -hearing of Ukrainians.</text:p>
      <text:p text:style-name="P4">
Oleg Kotenko <text:a xlink:type="simple" xlink:href="https://t.me/Oleg_Kotenko_Patriot/144" text:style-name="Internet_20_link" text:visited-style-name="Visited_20_Internet_20_Link">
reported</text:a>
In Telegram.</text:p>
      <text:p text:style-name="P4">
He also published the photos provided by the search groups in Donetsk, Luhansk and Kharkiv regions Alexei Yukov.</text:p>
      <text:p text:style-name="P4">
<text:a xlink:type="simple" xlink:href="https://armyinform.com.ua/wp-content/uploads/2023/05/photo_5429218002701764495_y.jpg" text:style-name="Internet_20_link" text:visited-style-name="Visited_20_Internet_20_Link">
!(Images/AРМІЯINFORM/2023-05-23T98-00-00-04-00/photo_5429218002701764495_y-150x150.jpg)</text:a>
</text:p>
      <text:p text:style-name="P4">
<text:a xlink:type="simple" xlink:href="https://armyinform.com.ua/wp-content/uploads/2023/05/photo_5429218002701764494_y.jpg" text:style-name="Internet_20_link" text:visited-style-name="Visited_20_Internet_20_Link">
<draw:frame draw:style-name="fr1" draw:name="Image349" text:anchor-type="as-char" svg:width="6.9236in" svg:height="6.9236in" draw:z-index="0">
<draw:image xlink:href="../Images/AРМІЯINFORM/2023-05-23T98-00-00-04-00/photo_5429218002701764494_y-150x150.jpg" xlink:type="simple" xlink:show="embed" xlink:actuate="onLoad" draw:mime-type="image/jpeg"/>
</draw:frame>
</text:a>
</text:p>
      <text:p text:style-name="P4">
<text:a xlink:type="simple" xlink:href="https://armyinform.com.ua/wp-content/uploads/2023/05/photo_5429218002701764493_y.jpg" text:style-name="Internet_20_link" text:visited-style-name="Visited_20_Internet_20_Link">
<draw:frame draw:style-name="fr1" draw:name="Image350" text:anchor-type="as-char" svg:width="6.9236in" svg:height="6.9236in" draw:z-index="0">
<draw:image xlink:href="../Images/AРМІЯINFORM/2023-05-23T98-00-00-04-00/photo_5429218002701764493_y-150x150.jpg" xlink:type="simple" xlink:show="embed" xlink:actuate="onLoad" draw:mime-type="image/jpeg"/>
</draw:frame>
</text:a>
“The personnel were made in the liberated territories during the development of locations. Only in the last month, the searchmen have managed to raise the five -year bodies, ”the Commissioner said.</text:p>
      <text:p text:style-name="P4">
Kotenko called on everyone who knows about the probable burial places, report the hotlines of the Commissioner on the weekday: 0 800 339 247, in the output sending a message to Weiber and Telegram by number:(095)896-04-21.</text:p>
      <text:p text:style-name="P4">
News Source: <text:a xlink:type="simple" xlink:href="https://armyinform.com.ua/2023/05/23/za-ostannij-misyacz-poshukovczyam-vdalosya-znajty-50-til-znyklyh-bezvisty-ukrayincziv-oleg-kotenko/" text:style-name="Internet_20_link" text:visited-style-name="Visited_20_Internet_20_Link">
https://armyinform.com.ua/2023/05/23/za-ostannij-misyacz-poshukovczyam-vdalosya-znajty-50-til-znyklyh-bezvisty-ukrayincziv-oleg-kotenko/</text:a>
</text:p>
      <!--NEWS-->
      <text:h text:style-name="P10" text:outline-level="1">
<text:span text:style-name="T4">
总理讨论了国际货币基金组织在乌克兰与欧洲基金局长恢复乌克兰的作用。</text:span>
</text:h>
      <text:p text:style-name="P4">
Author: ['АРМІЯINFORM']</text:p>
      <text:p text:style-name="P4">
Time: 2023-05-23T99:00:00-04:00</text:p>
      <text:p text:style-name="P4">
Description: Prem-Minstryst乌克兰丹尼斯·施米加尔·塞米加尔·罗兹莫夫（Denis Schmigal Profiv Rozmov）与є弗罗皮斯基的董事...与乌克兰2022年的战争，与乌克兰的最新新闻，今天与乌克兰2022年与乌克兰2022年进行战争，乌克兰和俄罗斯之间的战争将会发生，乌克兰和俄罗斯之间的战争将是一场战争他们说，与乌克兰的战争将在2022年与乌克兰战争，他们说，在不久的将来，乌克兰与乌克兰的战争，今天的乌克兰新闻，乌克兰的新闻，乌克兰媒体在俄罗斯的乌克兰新闻</text:p>
      <text:p text:style-name="P4">
Images: ['<text:a xlink:type="simple" xlink:href="https://armyinform.com.ua/wp-content/uploads/2023/05/thumb_203964_820_360_0_0_auto.jpg" text:style-name="Internet_20_link" text:visited-style-name="Visited_20_Internet_20_Link">
thumb_203964_820_360_0_0_auto.jpg</text:a>
', '<text:a xlink:type="simple" xlink:href="https://armyinform.com.ua/wp-content/uploads/2023/05/thumb_203963_820_360_0_0_auto-150x150.jpg" text:style-name="Internet_20_link" text:visited-style-name="Visited_20_Internet_20_Link">
thumb_203963_820_360_0_0_auto-150x150.jpg</text:a>
', '<text:a xlink:type="simple" xlink:href="https://armyinform.com.ua/wp-content/uploads/2023/05/thumb_203962_820_360_0_0_auto-150x150.jpg" text:style-name="Internet_20_link" text:visited-style-name="Visited_20_Internet_20_Link">
thumb_203962_820_360_0_0_auto-150x150.jpg</text:a>
']</text:p>
      <text:p text:style-name="P4">
Tags: ['ДЕНИС ШМИГАЛЬ', 'МВФ', 'ПРЕМ’ЄР-МІНІСТР УКРАЇНИ']</text:p>
      <text:p text:style-name="P4">
Category: News</text:p>
      <!--METADATA-->
      <text:p text:style-name="P4">
<draw:frame draw:style-name="fr1" draw:name="Image351" text:anchor-type="as-char" svg:width="6.9236in" svg:height="4.610104in" draw:z-index="0">
<draw:image xlink:href="../Images/AРМІЯINFORM/2023-05-23T99-00-00-04-00/thumb_203964_820_360_0_0_auto.jpg" xlink:type="simple" xlink:show="embed" xlink:actuate="onLoad" draw:mime-type="image/jpeg"/>
</draw:frame>
乌克兰丹尼斯·施米格尔总理</text:p>
      <text:p text:style-name="P4">
乌克兰丹尼斯·施米加尔(Denis Shmigal)总理与欧洲国际货币基金组织阿尔弗雷德·卡默(Alfred Cammer)主任进行了对话。(eff)，从5月23日在维也纳开始<text:a xlink:type="simple" xlink:href="https://www.kmu.gov.ua/news/premier-ministr-obhovoryv-rol-mvf-u-vidnovlenni-ukrainy-z-dyrektorom-ievropeiskoho-departamentu-fondu" text:style-name="Internet_20_link" text:visited-style-name="Visited_20_Internet_20_Link">
报告</text:a>
政府门户。</text:p>
      <text:p text:style-name="P4">
丹尼斯·施米加尔(Denis Shmigal)和阿尔弗雷德·卡默(Alfred Cammer)除其他外，讨论了乌克兰国际货币基金组织(IMF)的协助以及基金在恢复中的作用。</text:p>
      <text:p text:style-name="P4">
“我们正在创建国际薪酬机制，俄罗斯资产已针对乌克兰的重建。 我们正在朝这个方向计算国际货币基金组织，以及进一步的帮助，以巩固来自世界各地的合作伙伴的财政支持，”总理指出。</text:p>
      <text:p text:style-name="P4">
参考：扩展信用计划(eff)截至2023年3月底，批准了156亿美元的总量，并设计了4年。它是该计划期间的1,150亿美元的大型G7支持包的一部分。</text:p>
      <text:p text:style-name="P4">
<text:a xlink:type="simple" xlink:href="https://armyinform.com.ua/wp-content/uploads/2023/05/thumb_203963_820_360_0_0_auto.jpg" text:style-name="Internet_20_link" text:visited-style-name="Visited_20_Internet_20_Link">
!(Images/AРМІЯINFORM/2023-05-23T99-00-00-04-00/thumb_203963_820_360_0_0_auto-150x150.jpg)</text:a>
</text:p>
      <text:p text:style-name="P4">
<text:a xlink:type="simple" xlink:href="https://armyinform.com.ua/wp-content/uploads/2023/05/thumb_203962_820_360_0_0_auto.jpg" text:style-name="Internet_20_link" text:visited-style-name="Visited_20_Internet_20_Link">
<draw:frame draw:style-name="fr1" draw:name="Image352" text:anchor-type="as-char" svg:width="6.9236in" svg:height="6.9236in" draw:z-index="0">
<draw:image xlink:href="../Images/AРМІЯINFORM/2023-05-23T99-00-00-04-00/thumb_203962_820_360_0_0_auto-150x150.jpg" xlink:type="simple" xlink:show="embed" xlink:actuate="onLoad" draw:mime-type="image/jpeg"/>
</draw:frame>
</text:a>
</text:p>
      <text:p text:style-name="P4">
News Source: <text:a xlink:type="simple" xlink:href="https://armyinform.com.ua/2023/05/23/premyer-ministr-obgovoryv-rol-mvf-u-vidnovlenni-ukrayiny-z-dyrektorom-yevropejskogo-departamentu-fondu/" text:style-name="Internet_20_link" text:visited-style-name="Visited_20_Internet_20_Link">
https://armyinform.com.ua/2023/05/23/premyer-ministr-obgovoryv-rol-mvf-u-vidnovlenni-ukrayiny-z-dyrektorom-yevropejskogo-departamentu-fond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